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61mm"/>
    </style:style>
    <style:style style:name="co2" style:family="table-column">
      <style:table-column-properties fo:break-before="auto" style:column-width="13.42mm"/>
    </style:style>
    <style:style style:name="co3" style:family="table-column">
      <style:table-column-properties fo:break-before="auto" style:column-width="16.14mm"/>
    </style:style>
    <style:style style:name="co4" style:family="table-column">
      <style:table-column-properties fo:break-before="auto" style:column-width="107.39mm"/>
    </style:style>
    <style:style style:name="co5" style:family="table-column">
      <style:table-column-properties fo:break-before="auto" style:column-width="24.32mm"/>
    </style:style>
    <style:style style:name="co6" style:family="table-column">
      <style:table-column-properties fo:break-before="auto" style:column-width="31.13mm"/>
    </style:style>
    <style:style style:name="co7" style:family="table-column">
      <style:table-column-properties fo:break-before="auto" style:column-width="39.02mm"/>
    </style:style>
    <style:style style:name="co8" style:family="table-column">
      <style:table-column-properties fo:break-before="auto" style:column-width="34.11mm"/>
    </style:style>
    <style:style style:name="co9" style:family="table-column">
      <style:table-column-properties fo:break-before="auto" style:column-width="18.2mm"/>
    </style:style>
    <style:style style:name="co10" style:family="table-column">
      <style:table-column-properties fo:break-before="auto" style:column-width="67.08mm"/>
    </style:style>
    <style:style style:name="co11" style:family="table-column">
      <style:table-column-properties fo:break-before="auto" style:column-width="72.51mm"/>
    </style:style>
    <style:style style:name="co12" style:family="table-column">
      <style:table-column-properties fo:break-before="auto" style:column-width="25.68mm"/>
    </style:style>
    <style:style style:name="co13" style:family="table-column">
      <style:table-column-properties fo:break-before="auto" style:column-width="31.4mm"/>
    </style:style>
    <style:style style:name="co14" style:family="table-column">
      <style:table-column-properties fo:break-before="auto" style:column-width="22.14mm"/>
    </style:style>
    <style:style style:name="co15" style:family="table-column">
      <style:table-column-properties fo:break-before="auto" style:column-width="15.33mm"/>
    </style:style>
    <style:style style:name="co16" style:family="table-column">
      <style:table-column-properties fo:break-before="auto" style:column-width="53.46mm"/>
    </style:style>
    <style:style style:name="co17" style:family="table-column">
      <style:table-column-properties fo:break-before="auto" style:column-width="45.28mm"/>
    </style:style>
    <style:style style:name="co18" style:family="table-column">
      <style:table-column-properties fo:break-before="auto" style:column-width="16.42mm"/>
    </style:style>
    <style:style style:name="co19" style:family="table-column">
      <style:table-column-properties fo:break-before="auto" style:column-width="21.59mm"/>
    </style:style>
    <style:style style:name="co20" style:family="table-column">
      <style:table-column-properties fo:break-before="auto" style:column-width="24.04mm"/>
    </style:style>
    <style:style style:name="co21" style:family="table-column">
      <style:table-column-properties fo:break-before="auto" style:column-width="22.95mm"/>
    </style:style>
    <style:style style:name="co22" style:family="table-column">
      <style:table-column-properties fo:break-before="auto" style:column-width="55.37mm"/>
    </style:style>
    <style:style style:name="co23" style:family="table-column">
      <style:table-column-properties fo:break-before="auto" style:column-width="39.56mm"/>
    </style:style>
    <style:style style:name="co24" style:family="table-column">
      <style:table-column-properties fo:break-before="auto" style:column-width="32.21mm"/>
    </style:style>
    <style:style style:name="co25" style:family="table-column">
      <style:table-column-properties fo:break-before="auto" style:column-width="35.49mm"/>
    </style:style>
    <style:style style:name="co26" style:family="table-column">
      <style:table-column-properties fo:break-before="auto" style:column-width="12.88mm"/>
    </style:style>
    <style:style style:name="co27" style:family="table-column">
      <style:table-column-properties fo:break-before="auto" style:column-width="28.95mm"/>
    </style:style>
    <style:style style:name="co28" style:family="table-column">
      <style:table-column-properties fo:break-before="auto" style:column-width="294.01mm"/>
    </style:style>
    <style:style style:name="co29" style:family="table-column">
      <style:table-column-properties fo:break-before="auto" style:column-width="27.85mm"/>
    </style:style>
    <style:style style:name="co30" style:family="table-column">
      <style:table-column-properties fo:break-before="auto" style:column-width="65.99mm"/>
    </style:style>
    <style:style style:name="co31" style:family="table-column">
      <style:table-column-properties fo:break-before="auto" style:column-width="25.4mm"/>
    </style:style>
    <style:style style:name="co32" style:family="table-column">
      <style:table-column-properties fo:break-before="auto" style:column-width="43.92mm"/>
    </style:style>
    <style:style style:name="co33" style:family="table-column">
      <style:table-column-properties fo:break-before="auto" style:column-width="19.14mm"/>
    </style:style>
    <style:style style:name="co34" style:family="table-column">
      <style:table-column-properties fo:break-before="auto" style:column-width="50.18mm"/>
    </style:style>
    <style:style style:name="co35" style:family="table-column">
      <style:table-column-properties fo:break-before="auto" style:column-width="39.3mm"/>
    </style:style>
    <style:style style:name="co3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43.96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28.17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ta_extref" style:family="table">
      <style:table-properties table:display="false"/>
    </style:style>
  </office:automatic-styles>
  <office:body>
    <office:spreadsheet>
      <table:calculation-settings table:automatic-find-labels="false"/>
      <table:table table:name="Primer_tovara"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5"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5" table:default-cell-style-name="Default"/>
        <table:table-column table:style-name="co33" table:default-cell-style-name="Default"/>
        <table:table-column table:style-name="co12" table:default-cell-style-name="Default"/>
        <table:table-column table:style-name="co20" table:default-cell-style-name="Default"/>
        <table:table-column table:style-name="co18" table:default-cell-style-name="Default"/>
        <table:table-column table:style-name="co29" table:default-cell-style-name="Default"/>
        <table:table-column table:style-name="co34" table:default-cell-style-name="Default"/>
        <table:table-column table:style-name="co35" table:default-cell-style-name="Default"/>
        <table:table-column table:style-name="co7" table:default-cell-style-name="Default"/>
        <table:table-row table:style-name="ro1">
          <table:table-cell office:value-type="string" calcext:value-type="string">
            <text:p>ID</text:p>
          </table:table-cell>
          <table:table-cell office:value-type="string" calcext:value-type="string">
            <text:p>Тип</text:p>
          </table:table-cell>
          <table:table-cell office:value-type="string" calcext:value-type="string">
            <text:p>Артикул</text:p>
          </table:table-cell>
          <table:table-cell office:value-type="string" calcext:value-type="string">
            <text:p>Имя</text:p>
          </table:table-cell>
          <table:table-cell office:value-type="string" calcext:value-type="string">
            <text:p>Опубликован</text:p>
          </table:table-cell>
          <table:table-cell office:value-type="string" calcext:value-type="string">
            <text:p>рекомендуемый?</text:p>
          </table:table-cell>
          <table:table-cell office:value-type="string" calcext:value-type="string">
            <text:p>Видимость в каталоге</text:p>
          </table:table-cell>
          <table:table-cell office:value-type="string" calcext:value-type="string">
            <text:p>Короткое описание</text:p>
          </table:table-cell>
          <table:table-cell office:value-type="string" calcext:value-type="string">
            <text:p>Описание</text:p>
          </table:table-cell>
          <table:table-cell office:value-type="string" calcext:value-type="string">
            <text:p>Дата начала действия продажной цены</text:p>
          </table:table-cell>
          <table:table-cell office:value-type="string" calcext:value-type="string">
            <text:p>Дата окончания действия продажной цены</text:p>
          </table:table-cell>
          <table:table-cell office:value-type="string" calcext:value-type="string">
            <text:p>Статус налога</text:p>
          </table:table-cell>
          <table:table-cell office:value-type="string" calcext:value-type="string">
            <text:p>Налоговый класс</text:p>
          </table:table-cell>
          <table:table-cell office:value-type="string" calcext:value-type="string">
            <text:p>В наличии?</text:p>
          </table:table-cell>
          <table:table-cell office:value-type="string" calcext:value-type="string">
            <text:p>Запасы</text:p>
          </table:table-cell>
          <table:table-cell office:value-type="string" calcext:value-type="string">
            <text:p>Задержанный заказ возможен?</text:p>
          </table:table-cell>
          <table:table-cell office:value-type="string" calcext:value-type="string">
            <text:p>Продано индивидуально?</text:p>
          </table:table-cell>
          <table:table-cell office:value-type="string" calcext:value-type="string">
            <text:p>Вес (kg)</text:p>
          </table:table-cell>
          <table:table-cell office:value-type="string" calcext:value-type="string">
            <text:p>Длина (cm)</text:p>
          </table:table-cell>
          <table:table-cell office:value-type="string" calcext:value-type="string">
            <text:p>Ширина (cm)</text:p>
          </table:table-cell>
          <table:table-cell office:value-type="string" calcext:value-type="string">
            <text:p>Высота (cm)</text:p>
          </table:table-cell>
          <table:table-cell office:value-type="string" calcext:value-type="string">
            <text:p>Разрешить отзывы от клиентов?</text:p>
          </table:table-cell>
          <table:table-cell office:value-type="string" calcext:value-type="string">
            <text:p>Примечание к покупке</text:p>
          </table:table-cell>
          <table:table-cell office:value-type="string" calcext:value-type="string">
            <text:p>Цена распродажи</text:p>
          </table:table-cell>
          <table:table-cell office:value-type="string" calcext:value-type="string">
            <text:p>Базовая цена</text:p>
          </table:table-cell>
          <table:table-cell office:value-type="string" calcext:value-type="string">
            <text:p>Категории</text:p>
          </table:table-cell>
          <table:table-cell office:value-type="string" calcext:value-type="string">
            <text:p>Метки</text:p>
          </table:table-cell>
          <table:table-cell office:value-type="string" calcext:value-type="string">
            <text:p>Класс доставки</text:p>
          </table:table-cell>
          <table:table-cell office:value-type="string" calcext:value-type="string">
            <text:p>Изображения</text:p>
          </table:table-cell>
          <table:table-cell office:value-type="string" calcext:value-type="string">
            <text:p>Лимит загрузок</text:p>
          </table:table-cell>
          <table:table-cell office:value-type="string" calcext:value-type="string">
            <text:p>Число дней до просроченной загрузки</text:p>
          </table:table-cell>
          <table:table-cell office:value-type="string" calcext:value-type="string">
            <text:p>Родительский</text:p>
          </table:table-cell>
          <table:table-cell office:value-type="string" calcext:value-type="string">
            <text:p>Сгруппированные товары</text:p>
          </table:table-cell>
          <table:table-cell office:value-type="string" calcext:value-type="string">
            <text:p>Апсейл</text:p>
          </table:table-cell>
          <table:table-cell office:value-type="string" calcext:value-type="string">
            <text:p>Кросселы</text:p>
          </table:table-cell>
          <table:table-cell office:value-type="string" calcext:value-type="string">
            <text:p>Внешний URL</text:p>
          </table:table-cell>
          <table:table-cell office:value-type="string" calcext:value-type="string">
            <text:p>Текст кнопки</text:p>
          </table:table-cell>
          <table:table-cell office:value-type="string" calcext:value-type="string">
            <text:p>Позиция</text:p>
          </table:table-cell>
          <table:table-cell office:value-type="string" calcext:value-type="string">
            <text:p>Имя атрибута 1</text:p>
          </table:table-cell>
          <table:table-cell office:value-type="string" calcext:value-type="string">
            <text:p>Значение(-я) аттрибута(-ов) 1</text:p>
          </table:table-cell>
          <table:table-cell office:value-type="string" calcext:value-type="string">
            <text:p>Видимость атрибута 1</text:p>
          </table:table-cell>
          <table:table-cell office:value-type="string" calcext:value-type="string">
            <text:p>Глобальный атрибут 1</text:p>
          </table:table-cell>
        </table:table-row>
        <table:table-row table:style-name="ro1">
          <table:table-cell/>
          <table:table-cell office:value-type="string" calcext:value-type="string">
            <text:p>simple</text:p>
          </table:table-cell>
          <table:table-cell table:formula="of:=['file:///home/andrey/www/home.ru/parse/valta/file_initial.ods'#$file.A1]" office:value-type="float" office:value="90236" calcext:value-type="float">
            <text:p>90236</text:p>
          </table:table-cell>
          <table:table-cell table:formula="of:=['file:///home/andrey/www/home.ru/parse/valta/file_initial.ods'#$file.B1]" office:value-type="string" office:string-value="Hunter cветящийся шнурок на шею LED Yukon 20-70 см голубой" calcext:value-type="string">
            <text:p>Hunter cветящийся шнурок на шею LED Yukon 20-70 см голубой</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visible</text:p>
          </table:table-cell>
          <table:table-cell/>
          <table:table-cell table:formula="of:=['file:///home/andrey/www/home.ru/parse/valta/file_initial.ods'#$file.E1]" office:value-type="string" office:string-value="Hunter cветящийся шнурок на шею LED  20-70 см диаметр 1 см голубо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 calcext:value-type="string">
            <text:p>Hunter cветящийся шнурок на шею LED <text:s/>20-70 см диаметр 1 см голубо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number-columns-repeated="2"/>
          <table:table-cell office:value-type="string" calcext:value-type="string">
            <text:p>taxable</text:p>
          </table:table-cell>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4"/>
          <table:table-cell office:value-type="float" office:value="0" calcext:value-type="float">
            <text:p>0</text:p>
          </table:table-cell>
          <table:table-cell table:number-columns-repeated="2"/>
          <table:table-cell table:formula="of:=['file:///home/andrey/www/home.ru/parse/valta/file_initial.ods'#$file.D1]" office:value-type="string" office:string-value="974.00" calcext:value-type="string">
            <text:p>974.00</text:p>
          </table:table-cell>
          <table:table-cell table:formula="of:=['file:///home/andrey/www/home.ru/parse/valta/file_initial.ods'#$file.C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 office:value-type="string" office:string-value="http://tin29.ru/wp-content/uploads/2018/hunter/0a694969-0b8a-11e5-80c7-00155d298300.jpg, http://tin29.ru/wp-content/uploads/2018/hunter/0a694969-0b8a-11e5-80c7-00155d298300_2.jpg, http://tin29.ru/wp-content/uploads/2018/hunter/0a694969-0b8a-11e5-80c7-00155d298300_3.jpg, http://tin29.ru/wp-content/uploads/2018/hunter/0a694969-0b8a-11e5-80c7-00155d298300_4.jpg, http://tin29.ru/wp-content/uploads/2018/hunter/0a694969-0b8a-11e5-80c7-00155d298300_5.jpg, http://tin29.ru/wp-content/uploads/2018/hunter/0a694969-0b8a-11e5-80c7-00155d298300_6.jpg, http://tin29.ru/wp-content/uploads/2018/hunter/0a694969-0b8a-11e5-80c7-00155d298300_7.jpg" calcext:value-type="string">
            <text:p>http://tin29.ru/wp-content/uploads/2018/hunter/0a694969-0b8a-11e5-80c7-00155d298300.jpg, http://tin29.ru/wp-content/uploads/2018/hunter/0a694969-0b8a-11e5-80c7-00155d298300_2.jpg, http://tin29.ru/wp-content/uploads/2018/hunter/0a694969-0b8a-11e5-80c7-00155d298300_3.jpg, http://tin29.ru/wp-content/uploads/2018/hunter/0a694969-0b8a-11e5-80c7-00155d298300_4.jpg, http://tin29.ru/wp-content/uploads/2018/hunter/0a694969-0b8a-11e5-80c7-00155d298300_5.jpg, http://tin29.ru/wp-content/uploads/2018/hunter/0a694969-0b8a-11e5-80c7-00155d298300_6.jpg, http://tin29.ru/wp-content/uploads/2018/hunter/0a694969-0b8a-11e5-80c7-00155d298300_7.jpg</text:p>
          </table:table-cell>
          <table:table-cell table:number-columns-repeated="8"/>
          <table:table-cell office:value-type="float" office:value="1" calcext:value-type="float">
            <text:p>1</text:p>
          </table:table-cell>
          <table:table-cell office:value-type="string" calcext:value-type="string">
            <text:p>Производитель</text:p>
          </table:table-cell>
          <table:table-cell office:value-type="string" calcext:value-type="string">
            <text:p>Hunter</text:p>
          </table:table-cell>
          <table:table-cell table:number-columns-repeated="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 office:value-type="float" office:value="92354" calcext:value-type="float">
            <text:p>92354</text:p>
          </table:table-cell>
          <table:table-cell table:formula="of:=['file:///home/andrey/www/home.ru/parse/valta/file_initial.ods'#$file.B2]" office:value-type="string" office:string-value="Hunter cветящийся шнурок на шею LED Yukon 20-70 см лайм" calcext:value-type="string">
            <text:p>Hunter cветящийся шнурок на шею LED Yukon 20-70 см лай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 office:value-type="string" office:string-value="Hunter cветящийся шнурок на шею LED  20-70 см диаметр 1 см лайм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 calcext:value-type="string">
            <text:p>Hunter cветящийся шнурок на шею LED <text:s/>20-70 см диаметр 1 см лайм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 office:value-type="string" office:string-value="974.00" calcext:value-type="string">
            <text:p>974.00</text:p>
          </table:table-cell>
          <table:table-cell table:formula="of:=['file:///home/andrey/www/home.ru/parse/valta/file_initial.ods'#$file.C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 office:value-type="string" office:string-value="http://tin29.ru/wp-content/uploads/2018/hunter/5340b956-0b8a-11e5-80c7-00155d298300.jpg, http://tin29.ru/wp-content/uploads/2018/hunter/5340b956-0b8a-11e5-80c7-00155d298300_2.jpg, http://tin29.ru/wp-content/uploads/2018/hunter/5340b956-0b8a-11e5-80c7-00155d298300_3.jpg, http://tin29.ru/wp-content/uploads/2018/hunter/5340b956-0b8a-11e5-80c7-00155d298300_4.jpg, http://tin29.ru/wp-content/uploads/2018/hunter/5340b956-0b8a-11e5-80c7-00155d298300_5.jpg, http://tin29.ru/wp-content/uploads/2018/hunter/5340b956-0b8a-11e5-80c7-00155d298300_6.jpg, http://tin29.ru/wp-content/uploads/2018/hunter/5340b956-0b8a-11e5-80c7-00155d298300_7.jpg, http://tin29.ru/wp-content/uploads/2018/hunter/5340b956-0b8a-11e5-80c7-00155d298300_8.jpg" calcext:value-type="string">
            <text:p>http://tin29.ru/wp-content/uploads/2018/hunter/5340b956-0b8a-11e5-80c7-00155d298300.jpg, http://tin29.ru/wp-content/uploads/2018/hunter/5340b956-0b8a-11e5-80c7-00155d298300_2.jpg, http://tin29.ru/wp-content/uploads/2018/hunter/5340b956-0b8a-11e5-80c7-00155d298300_3.jpg, http://tin29.ru/wp-content/uploads/2018/hunter/5340b956-0b8a-11e5-80c7-00155d298300_4.jpg, http://tin29.ru/wp-content/uploads/2018/hunter/5340b956-0b8a-11e5-80c7-00155d298300_5.jpg, http://tin29.ru/wp-content/uploads/2018/hunter/5340b956-0b8a-11e5-80c7-00155d298300_6.jpg, http://tin29.ru/wp-content/uploads/2018/hunter/5340b956-0b8a-11e5-80c7-00155d298300_7.jpg, http://tin29.ru/wp-content/uploads/2018/hunter/5340b956-0b8a-11e5-80c7-00155d298300_8.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 office:value-type="float" office:value="92353" calcext:value-type="float">
            <text:p>92353</text:p>
          </table:table-cell>
          <table:table-cell table:formula="of:=['file:///home/andrey/www/home.ru/parse/valta/file_initial.ods'#$file.B3]" office:value-type="string" office:string-value="Hunter cветящийся шнурок на шею LED Yukon 20-70 см оранжевый" calcext:value-type="string">
            <text:p>Hunter cветящийся шнурок на шею LED Yukon 20-70 см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 office:value-type="string" office:string-value="Hunter cветящийся шнурок на шею LED  20-70 см диаметр 1 см оранжевы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 calcext:value-type="string">
            <text:p>Hunter cветящийся шнурок на шею LED <text:s/>20-70 см диаметр 1 см оранжевы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 office:value-type="string" office:string-value="974.00" calcext:value-type="string">
            <text:p>974.00</text:p>
          </table:table-cell>
          <table:table-cell table:formula="of:=['file:///home/andrey/www/home.ru/parse/valta/file_initial.ods'#$file.C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 office:value-type="string" office:string-value="http://tin29.ru/wp-content/uploads/2018/hunter/2e5c7acf-0b8a-11e5-80c7-00155d298300.jpg, http://tin29.ru/wp-content/uploads/2018/hunter/2e5c7acf-0b8a-11e5-80c7-00155d298300_2.jpg, http://tin29.ru/wp-content/uploads/2018/hunter/2e5c7acf-0b8a-11e5-80c7-00155d298300_3.jpg, http://tin29.ru/wp-content/uploads/2018/hunter/2e5c7acf-0b8a-11e5-80c7-00155d298300_4.jpg, http://tin29.ru/wp-content/uploads/2018/hunter/2e5c7acf-0b8a-11e5-80c7-00155d298300_5.jpg, http://tin29.ru/wp-content/uploads/2018/hunter/2e5c7acf-0b8a-11e5-80c7-00155d298300_6.jpg, http://tin29.ru/wp-content/uploads/2018/hunter/2e5c7acf-0b8a-11e5-80c7-00155d298300_7.jpg, http://tin29.ru/wp-content/uploads/2018/hunter/2e5c7acf-0b8a-11e5-80c7-00155d298300_8.jpg" calcext:value-type="string">
            <text:p>http://tin29.ru/wp-content/uploads/2018/hunter/2e5c7acf-0b8a-11e5-80c7-00155d298300.jpg, http://tin29.ru/wp-content/uploads/2018/hunter/2e5c7acf-0b8a-11e5-80c7-00155d298300_2.jpg, http://tin29.ru/wp-content/uploads/2018/hunter/2e5c7acf-0b8a-11e5-80c7-00155d298300_3.jpg, http://tin29.ru/wp-content/uploads/2018/hunter/2e5c7acf-0b8a-11e5-80c7-00155d298300_4.jpg, http://tin29.ru/wp-content/uploads/2018/hunter/2e5c7acf-0b8a-11e5-80c7-00155d298300_5.jpg, http://tin29.ru/wp-content/uploads/2018/hunter/2e5c7acf-0b8a-11e5-80c7-00155d298300_6.jpg, http://tin29.ru/wp-content/uploads/2018/hunter/2e5c7acf-0b8a-11e5-80c7-00155d298300_7.jpg, http://tin29.ru/wp-content/uploads/2018/hunter/2e5c7acf-0b8a-11e5-80c7-00155d298300_8.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4]" office:value-type="float" office:value="90235" calcext:value-type="float">
            <text:p>90235</text:p>
          </table:table-cell>
          <table:table-cell table:formula="of:=['file:///home/andrey/www/home.ru/parse/valta/file_initial.ods'#$file.B4]" office:value-type="string" office:string-value="Hunter cветящийся шнурок на шею LED Yukon 20-70 см розовый" calcext:value-type="string">
            <text:p>Hunter cветящийся шнурок на шею LED Yukon 20-70 см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 office:value-type="string" office:string-value="Hunter cветящийся шнурок на шею LED  20-70 см диаметр 1 см розовый &lt;br&gt;&lt;br&gt;  &#10;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 calcext:value-type="string">
            <text:p>Hunter cветящийся шнурок на шею LED  20-70 см диаметр 1 см розовый &lt;br&gt;&lt;br&gt;  </text:p>
            <text:p>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 office:value-type="string" office:string-value="974.00" calcext:value-type="string">
            <text:p>974.00</text:p>
          </table:table-cell>
          <table:table-cell table:formula="of:=['file:///home/andrey/www/home.ru/parse/valta/file_initial.ods'#$file.C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 office:value-type="string" office:string-value="http://tin29.ru/wp-content/uploads/2018/hunter/15621fb2-0b88-11e5-80c7-00155d298300.jpg, http://tin29.ru/wp-content/uploads/2018/hunter/15621fb2-0b88-11e5-80c7-00155d298300_2.jpg, http://tin29.ru/wp-content/uploads/2018/hunter/15621fb2-0b88-11e5-80c7-00155d298300_3.jpg, http://tin29.ru/wp-content/uploads/2018/hunter/15621fb2-0b88-11e5-80c7-00155d298300_4.jpg, http://tin29.ru/wp-content/uploads/2018/hunter/15621fb2-0b88-11e5-80c7-00155d298300_5.jpg, http://tin29.ru/wp-content/uploads/2018/hunter/15621fb2-0b88-11e5-80c7-00155d298300_6.jpg, http://tin29.ru/wp-content/uploads/2018/hunter/15621fb2-0b88-11e5-80c7-00155d298300_7.jpg" calcext:value-type="string">
            <text:p>http://tin29.ru/wp-content/uploads/2018/hunter/15621fb2-0b88-11e5-80c7-00155d298300.jpg, http://tin29.ru/wp-content/uploads/2018/hunter/15621fb2-0b88-11e5-80c7-00155d298300_2.jpg, http://tin29.ru/wp-content/uploads/2018/hunter/15621fb2-0b88-11e5-80c7-00155d298300_3.jpg, http://tin29.ru/wp-content/uploads/2018/hunter/15621fb2-0b88-11e5-80c7-00155d298300_4.jpg, http://tin29.ru/wp-content/uploads/2018/hunter/15621fb2-0b88-11e5-80c7-00155d298300_5.jpg, http://tin29.ru/wp-content/uploads/2018/hunter/15621fb2-0b88-11e5-80c7-00155d298300_6.jpg, http://tin29.ru/wp-content/uploads/2018/hunter/15621fb2-0b88-11e5-80c7-00155d298300_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valta/file_initial.ods'#$file.A5]" office:value-type="float" office:value="93108" calcext:value-type="float">
            <text:p>93108</text:p>
          </table:table-cell>
          <table:table-cell table:formula="of:=['file:///home/andrey/www/home.ru/parse/valta/file_initial.ods'#$file.B5]" office:value-type="string" office:string-value="Hunter LED Ошейник Manoa Glow L (55-60)/2,5 желтый" calcext:value-type="string">
            <text:p>Hunter LED Ошейник Manoa Glow L (55-60)/2,5 жел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10;Обхват шеи 55-60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text:p>
            <text:p>Обхват шеи 55-6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 office:value-type="string" office:string-value="1964.00" calcext:value-type="string">
            <text:p>1964.00</text:p>
          </table:table-cell>
          <table:table-cell table:formula="of:=['file:///home/andrey/www/home.ru/parse/valta/file_initial.ods'#$file.C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 office:value-type="string" office:string-value="http://tin29.ru/wp-content/uploads/2018/hunter/0a04b1d2-afe4-11e7-812a-005056bf23ce.jpg, http://tin29.ru/wp-content/uploads/2018/hunter/0a04b1d2-afe4-11e7-812a-005056bf23ce_2.jpg, http://tin29.ru/wp-content/uploads/2018/hunter/0a04b1d2-afe4-11e7-812a-005056bf23ce_3.jpg, http://tin29.ru/wp-content/uploads/2018/hunter/0a04b1d2-afe4-11e7-812a-005056bf23ce_4.jpg, http://tin29.ru/wp-content/uploads/2018/hunter/0a04b1d2-afe4-11e7-812a-005056bf23ce_5.jpg" calcext:value-type="string">
            <text:p>http://tin29.ru/wp-content/uploads/2018/hunter/0a04b1d2-afe4-11e7-812a-005056bf23ce.jpg, http://tin29.ru/wp-content/uploads/2018/hunter/0a04b1d2-afe4-11e7-812a-005056bf23ce_2.jpg, http://tin29.ru/wp-content/uploads/2018/hunter/0a04b1d2-afe4-11e7-812a-005056bf23ce_3.jpg, http://tin29.ru/wp-content/uploads/2018/hunter/0a04b1d2-afe4-11e7-812a-005056bf23ce_4.jpg, http://tin29.ru/wp-content/uploads/2018/hunter/0a04b1d2-afe4-11e7-812a-005056bf23ce_5.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valta/file_initial.ods'#$file.A6]" office:value-type="float" office:value="93104" calcext:value-type="float">
            <text:p>93104</text:p>
          </table:table-cell>
          <table:table-cell table:formula="of:=['file:///home/andrey/www/home.ru/parse/valta/file_initial.ods'#$file.B6]" office:value-type="string" office:string-value="Hunter LED Ошейник Manoa Glow L (55-60)/2,5 оранжевый" calcext:value-type="string">
            <text:p>Hunter LED Ошейник Manoa Glow L (55-60)/2,5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10;Обхват шеи 55-60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text:p>
            <text:p>Обхват шеи 55-6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 office:value-type="string" office:string-value="1964.00" calcext:value-type="string">
            <text:p>1964.00</text:p>
          </table:table-cell>
          <table:table-cell table:formula="of:=['file:///home/andrey/www/home.ru/parse/valta/file_initial.ods'#$file.C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6]" office:value-type="string" office:string-value="http://tin29.ru/wp-content/uploads/2018/hunter/ae2db1fb-afe4-11e7-812a-005056bf23ce.jpg, http://tin29.ru/wp-content/uploads/2018/hunter/ae2db1fb-afe4-11e7-812a-005056bf23ce_2.jpg, http://tin29.ru/wp-content/uploads/2018/hunter/ae2db1fb-afe4-11e7-812a-005056bf23ce_3.jpg, http://tin29.ru/wp-content/uploads/2018/hunter/ae2db1fb-afe4-11e7-812a-005056bf23ce_4.jpg, http://tin29.ru/wp-content/uploads/2018/hunter/ae2db1fb-afe4-11e7-812a-005056bf23ce_5.jpg" calcext:value-type="string">
            <text:p>http://tin29.ru/wp-content/uploads/2018/hunter/ae2db1fb-afe4-11e7-812a-005056bf23ce.jpg, http://tin29.ru/wp-content/uploads/2018/hunter/ae2db1fb-afe4-11e7-812a-005056bf23ce_2.jpg, http://tin29.ru/wp-content/uploads/2018/hunter/ae2db1fb-afe4-11e7-812a-005056bf23ce_3.jpg, http://tin29.ru/wp-content/uploads/2018/hunter/ae2db1fb-afe4-11e7-812a-005056bf23ce_4.jpg, http://tin29.ru/wp-content/uploads/2018/hunter/ae2db1fb-afe4-11e7-812a-005056bf23ce_5.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7]" office:value-type="float" office:value="93107" calcext:value-type="float">
            <text:p>93107</text:p>
          </table:table-cell>
          <table:table-cell table:formula="of:=['file:///home/andrey/www/home.ru/parse/valta/file_initial.ods'#$file.B7]" office:value-type="string" office:string-value="Hunter LED Ошейник Manoa Glow M (50-55)/2,5 желтый" calcext:value-type="string">
            <text:p>Hunter LED Ошейник Manoa Glow M (50-55)/2,5 жел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50 - 55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50 - 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 office:value-type="string" office:string-value="1891.00" calcext:value-type="string">
            <text:p>1891.00</text:p>
          </table:table-cell>
          <table:table-cell table:formula="of:=['file:///home/andrey/www/home.ru/parse/valta/file_initial.ods'#$file.C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7]" office:value-type="string" office:string-value="http://tin29.ru/wp-content/uploads/2018/hunter/d77ff634-afe3-11e7-812a-005056bf23ce.jpg, http://tin29.ru/wp-content/uploads/2018/hunter/d77ff634-afe3-11e7-812a-005056bf23ce_2.jpg, http://tin29.ru/wp-content/uploads/2018/hunter/d77ff634-afe3-11e7-812a-005056bf23ce_3.jpg, http://tin29.ru/wp-content/uploads/2018/hunter/d77ff634-afe3-11e7-812a-005056bf23ce_4.jpg, http://tin29.ru/wp-content/uploads/2018/hunter/d77ff634-afe3-11e7-812a-005056bf23ce_5.jpg" calcext:value-type="string">
            <text:p>http://tin29.ru/wp-content/uploads/2018/hunter/d77ff634-afe3-11e7-812a-005056bf23ce.jpg, http://tin29.ru/wp-content/uploads/2018/hunter/d77ff634-afe3-11e7-812a-005056bf23ce_2.jpg, http://tin29.ru/wp-content/uploads/2018/hunter/d77ff634-afe3-11e7-812a-005056bf23ce_3.jpg, http://tin29.ru/wp-content/uploads/2018/hunter/d77ff634-afe3-11e7-812a-005056bf23ce_4.jpg, http://tin29.ru/wp-content/uploads/2018/hunter/d77ff634-afe3-11e7-812a-005056bf23ce_5.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valta/file_initial.ods'#$file.A8]" office:value-type="float" office:value="93103" calcext:value-type="float">
            <text:p>93103</text:p>
          </table:table-cell>
          <table:table-cell table:formula="of:=['file:///home/andrey/www/home.ru/parse/valta/file_initial.ods'#$file.B8]" office:value-type="string" office:string-value="Hunter LED Ошейник Manoa Glow M (50-55)/2,5 оранжевый" calcext:value-type="string">
            <text:p>Hunter LED Ошейник Manoa Glow M (50-55)/2,5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10;Обхват шеи 50 - 55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text:p>
            <text:p>Обхват шеи 50 - 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 office:value-type="string" office:string-value="1891.00" calcext:value-type="string">
            <text:p>1891.00</text:p>
          </table:table-cell>
          <table:table-cell table:formula="of:=['file:///home/andrey/www/home.ru/parse/valta/file_initial.ods'#$file.C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8]" office:value-type="string" office:string-value="http://tin29.ru/wp-content/uploads/2018/hunter/7f67a10e-afe4-11e7-812a-005056bf23ce.jpg, http://tin29.ru/wp-content/uploads/2018/hunter/7f67a10e-afe4-11e7-812a-005056bf23ce_2.jpg, http://tin29.ru/wp-content/uploads/2018/hunter/7f67a10e-afe4-11e7-812a-005056bf23ce_3.jpg, http://tin29.ru/wp-content/uploads/2018/hunter/7f67a10e-afe4-11e7-812a-005056bf23ce_4.jpg" calcext:value-type="string">
            <text:p>http://tin29.ru/wp-content/uploads/2018/hunter/7f67a10e-afe4-11e7-812a-005056bf23ce.jpg, http://tin29.ru/wp-content/uploads/2018/hunter/7f67a10e-afe4-11e7-812a-005056bf23ce_2.jpg, http://tin29.ru/wp-content/uploads/2018/hunter/7f67a10e-afe4-11e7-812a-005056bf23ce_3.jpg, http://tin29.ru/wp-content/uploads/2018/hunter/7f67a10e-afe4-11e7-812a-005056bf23ce_4.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9]" office:value-type="float" office:value="93106" calcext:value-type="float">
            <text:p>93106</text:p>
          </table:table-cell>
          <table:table-cell table:formula="of:=['file:///home/andrey/www/home.ru/parse/valta/file_initial.ods'#$file.B9]" office:value-type="string" office:string-value="Hunter LED Ошейник Manoa Glow S (45-50)/2,5 желтый" calcext:value-type="string">
            <text:p>Hunter LED Ошейник Manoa Glow S (45-50)/2,5 жел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 office:value-type="string" office:string-value="1818.00" calcext:value-type="string">
            <text:p>1818.00</text:p>
          </table:table-cell>
          <table:table-cell table:formula="of:=['file:///home/andrey/www/home.ru/parse/valta/file_initial.ods'#$file.C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9]" office:value-type="string" office:string-value="http://tin29.ru/wp-content/uploads/2018/hunter/9c26ff97-afe3-11e7-812a-005056bf23ce.jpg, http://tin29.ru/wp-content/uploads/2018/hunter/9c26ff97-afe3-11e7-812a-005056bf23ce_2.jpg, http://tin29.ru/wp-content/uploads/2018/hunter/9c26ff97-afe3-11e7-812a-005056bf23ce_3.jpg, http://tin29.ru/wp-content/uploads/2018/hunter/9c26ff97-afe3-11e7-812a-005056bf23ce_4.jpg, http://tin29.ru/wp-content/uploads/2018/hunter/9c26ff97-afe3-11e7-812a-005056bf23ce_5.jpg" calcext:value-type="string">
            <text:p>http://tin29.ru/wp-content/uploads/2018/hunter/9c26ff97-afe3-11e7-812a-005056bf23ce.jpg, http://tin29.ru/wp-content/uploads/2018/hunter/9c26ff97-afe3-11e7-812a-005056bf23ce_2.jpg, http://tin29.ru/wp-content/uploads/2018/hunter/9c26ff97-afe3-11e7-812a-005056bf23ce_3.jpg, http://tin29.ru/wp-content/uploads/2018/hunter/9c26ff97-afe3-11e7-812a-005056bf23ce_4.jpg, http://tin29.ru/wp-content/uploads/2018/hunter/9c26ff97-afe3-11e7-812a-005056bf23ce_5.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10]" office:value-type="float" office:value="93102" calcext:value-type="float">
            <text:p>93102</text:p>
          </table:table-cell>
          <table:table-cell table:formula="of:=['file:///home/andrey/www/home.ru/parse/valta/file_initial.ods'#$file.B10]" office:value-type="string" office:string-value="Hunter LED Ошейник Manoa Glow S (45-50)/2,5 оранжевый" calcext:value-type="string">
            <text:p>Hunter LED Ошейник Manoa Glow S (45-50)/2,5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 office:value-type="string" office:string-value="Ошейник LED светодиодный. &lt;br&gt;&#10;Зарядка через USB. &lt;br&gt;&#10;Дополнительные отражающие полосы улучшают видимость при выключении светодиодов. &lt;br&gt;&#10;3 режима работы: быстрое мигание, медленное мигание и постоянный свет. &lt;br&gt;&#10;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 office:value-type="string" office:string-value="1818.00" calcext:value-type="string">
            <text:p>1818.00</text:p>
          </table:table-cell>
          <table:table-cell table:formula="of:=['file:///home/andrey/www/home.ru/parse/valta/file_initial.ods'#$file.C1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0]" office:value-type="string" office:string-value="http://tin29.ru/wp-content/uploads/2018/hunter/48d732c7-afe4-11e7-812a-005056bf23ce.jpg, http://tin29.ru/wp-content/uploads/2018/hunter/48d732c7-afe4-11e7-812a-005056bf23ce_2.jpg, http://tin29.ru/wp-content/uploads/2018/hunter/48d732c7-afe4-11e7-812a-005056bf23ce_3.jpg, http://tin29.ru/wp-content/uploads/2018/hunter/48d732c7-afe4-11e7-812a-005056bf23ce_4.jpg" calcext:value-type="string">
            <text:p>http://tin29.ru/wp-content/uploads/2018/hunter/48d732c7-afe4-11e7-812a-005056bf23ce.jpg, http://tin29.ru/wp-content/uploads/2018/hunter/48d732c7-afe4-11e7-812a-005056bf23ce_2.jpg, http://tin29.ru/wp-content/uploads/2018/hunter/48d732c7-afe4-11e7-812a-005056bf23ce_3.jpg, http://tin29.ru/wp-content/uploads/2018/hunter/48d732c7-afe4-11e7-812a-005056bf23ce_4.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1]" office:value-type="float" office:value="91372" calcext:value-type="float">
            <text:p>91372</text:p>
          </table:table-cell>
          <table:table-cell table:formula="of:=['file:///home/andrey/www/home.ru/parse/valta/file_initial.ods'#$file.B11]" office:value-type="string" office:string-value="Hunter Smart адресник-капсула большой" calcext:value-type="string">
            <text:p>Hunter Smart адресник-капсула больш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 office:value-type="string" office:string-value="Hunter Smart адресник-капсула большой.  &lt;br&gt;&lt;br&gt;&#10;Адресник-капсула – полезная и необходимая каждому владельцу собаки вещь, особенно если питомец неожиданно потерялся…   &lt;br&gt;&#10;В капсулу кладется записка с координатами владельца – адресом, телефоном, электронной почтой. &#10;Пристегивается к ошейнику." calcext:value-type="string">
            <text:p>Hunter Smart адресник-капсула большой.  &lt;br&gt;&lt;br&gt;</text:p>
            <text:p>Адресник-капсула – полезная и необходимая каждому владельцу собаки вещь, особенно если питомец неожиданно потерялся…   &lt;br&gt;</text:p>
            <text:p>В капсулу кладется записка с координатами владельца – адресом, телефоном, электронной почтой. </text:p>
            <text:p>Пристегивается к ошейнику.</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 office:value-type="string" office:string-value="296.00" calcext:value-type="string">
            <text:p>296.00</text:p>
          </table:table-cell>
          <table:table-cell table:formula="of:=['file:///home/andrey/www/home.ru/parse/valta/file_initial.ods'#$file.C11]" office:value-type="string" office:string-value="Категория: Адресник" calcext:value-type="string">
            <text:p>Категория: Адресник</text:p>
          </table:table-cell>
          <table:table-cell table:number-columns-repeated="2"/>
          <table:table-cell table:formula="of:=['file:///home/andrey/www/home.ru/parse/valta/file_initial.ods'#$file.F11]" office:value-type="string" office:string-value="http://tin29.ru/wp-content/uploads/2018/hunter/9d222416-3594-11e0-4488-001517e97967.jpg" calcext:value-type="string">
            <text:p>http://tin29.ru/wp-content/uploads/2018/hunter/9d22241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2]" office:value-type="float" office:value="91371" calcext:value-type="float">
            <text:p>91371</text:p>
          </table:table-cell>
          <table:table-cell table:formula="of:=['file:///home/andrey/www/home.ru/parse/valta/file_initial.ods'#$file.B12]" office:value-type="string" office:string-value="Hunter Smart адресник-капсула малый" calcext:value-type="string">
            <text:p>Hunter Smart адресник-капсула мал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 office:value-type="string" office:string-value="Hunter Smart адресник-капсула малый. &lt;br&gt;&lt;br&gt;&#10;Адресник-капсула – полезная и необходимая каждому владельцу собаки вещь, особенно если питомец неожиданно потерялся…   &lt;br&gt;&#10;В капсулу кладется записка с координатами владельца – адресом, телефоном, электронной почтой. &#10;Пристегивается к ошейнику." calcext:value-type="string">
            <text:p>Hunter Smart адресник-капсула малый. &lt;br&gt;&lt;br&gt;</text:p>
            <text:p>Адресник-капсула – полезная и необходимая каждому владельцу собаки вещь, особенно если питомец неожиданно потерялся…   &lt;br&gt;</text:p>
            <text:p>В капсулу кладется записка с координатами владельца – адресом, телефоном, электронной почтой. </text:p>
            <text:p>Пристегивается к ошейнику.</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 office:value-type="string" office:string-value="244.00" calcext:value-type="string">
            <text:p>244.00</text:p>
          </table:table-cell>
          <table:table-cell table:formula="of:=['file:///home/andrey/www/home.ru/parse/valta/file_initial.ods'#$file.C12]" office:value-type="string" office:string-value="Категория: Адресник" calcext:value-type="string">
            <text:p>Категория: Адресник</text:p>
          </table:table-cell>
          <table:table-cell table:number-columns-repeated="2"/>
          <table:table-cell table:formula="of:=['file:///home/andrey/www/home.ru/parse/valta/file_initial.ods'#$file.F12]" office:value-type="string" office:string-value="http://tin29.ru/wp-content/uploads/2018/hunter/9d2223e5-3594-11e0-4488-001517e97967.jpg" calcext:value-type="string">
            <text:p>http://tin29.ru/wp-content/uploads/2018/hunter/9d2223e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3]" office:value-type="float" office:value="98619" calcext:value-type="float">
            <text:p>98619</text:p>
          </table:table-cell>
          <table:table-cell table:formula="of:=['file:///home/andrey/www/home.ru/parse/valta/file_initial.ods'#$file.B13]" office:value-type="string" office:string-value="Hunter Smart игрушка для собак Squeezy Dog 25 см латекс" calcext:value-type="string">
            <text:p>Hunter Smart игрушка для собак Squeezy Dog 25 см латекс</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 office:value-type="string" office:string-value="Игрушка для собак от Hunter Smart (Хантер Смарт) Squeezy Dog – отличная забава для Вашего питомца, особенно если он мелкой или средней породы. Она сделана из прочного и, что особенно важно, безопасного латекса, оснащена пищалкой. " calcext:value-type="string">
            <text:p>Игрушка для собак от Hunter Smart (Хантер Смарт) Squeezy Dog – отличная забава для Вашего питомца, особенно если он мелкой или средней породы. Она сделана из прочного и, что особенно важно, безопасного латекса, оснащена пищалкой.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 office:value-type="string" office:string-value="672.00" calcext:value-type="string">
            <text:p>672.00</text:p>
          </table:table-cell>
          <table:table-cell table:formula="of:=['file:///home/andrey/www/home.ru/parse/valta/file_initial.ods'#$file.C13]" office:value-type="string" office:string-value="Категория: Игрушка-животное" calcext:value-type="string">
            <text:p>Категория: Игрушка-животное</text:p>
          </table:table-cell>
          <table:table-cell table:number-columns-repeated="2"/>
          <table:table-cell table:formula="of:=['file:///home/andrey/www/home.ru/parse/valta/file_initial.ods'#$file.F13]" office:value-type="string" office:string-value="http://tin29.ru/wp-content/uploads/2018/hunter/d1b44aa6-3594-11e0-4488-001517e97967.jpg" calcext:value-type="string">
            <text:p>http://tin29.ru/wp-content/uploads/2018/hunter/d1b44aa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 office:value-type="float" office:value="91827" calcext:value-type="float">
            <text:p>91827</text:p>
          </table:table-cell>
          <table:table-cell table:formula="of:=['file:///home/andrey/www/home.ru/parse/valta/file_initial.ods'#$file.B14]" office:value-type="string" office:string-value="Hunter Smart игрушка для собак «Свинка Руди» 10 см латекс" calcext:value-type="string">
            <text:p>Hunter Smart игрушка для собак «Свинка Руди» 10 см латекс</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 office:value-type="string" office:string-value="Ищете для своей собаки привлекательную, яркую игрушку? Тогда игрушка от Hunter Smart (Хантер Смарт) «Свинка Руди» – то, что Вам нужно! Она специально предназначена для собак мелких пород и послужит им отличной забавой на все времена! Оранжевая «Свинка Ру" calcext:value-type="string">
            <text:p>Ищете для своей собаки привлекательную, яркую игрушку? Тогда игрушка от Hunter Smart (Хантер Смарт) «Свинка Руди» – то, что Вам нужно! Она специально предназначена для собак мелких пород и послужит им отличной забавой на все времена! Оранжевая «Свинка Ру</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 office:value-type="string" office:string-value="332.00" calcext:value-type="string">
            <text:p>332.00</text:p>
          </table:table-cell>
          <table:table-cell table:formula="of:=['file:///home/andrey/www/home.ru/parse/valta/file_initial.ods'#$file.C14]" office:value-type="string" office:string-value="Категория: Игрушка-животное" calcext:value-type="string">
            <text:p>Категория: Игрушка-животное</text:p>
          </table:table-cell>
          <table:table-cell table:number-columns-repeated="2"/>
          <table:table-cell table:formula="of:=['file:///home/andrey/www/home.ru/parse/valta/file_initial.ods'#$file.F14]" office:value-type="string" office:string-value="http://tin29.ru/wp-content/uploads/2018/hunter/301e46ae-3cfd-11e0-1287-001517e97967.jpg" calcext:value-type="string">
            <text:p>http://tin29.ru/wp-content/uploads/2018/hunter/301e46ae-3cfd-11e0-1287-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 office:value-type="float" office:value="91828" calcext:value-type="float">
            <text:p>91828</text:p>
          </table:table-cell>
          <table:table-cell table:formula="of:=['file:///home/andrey/www/home.ru/parse/valta/file_initial.ods'#$file.B15]" office:value-type="string" office:string-value="Hunter Smart игрушка для собак «Свинка Сэм» 10 см латекс" calcext:value-type="string">
            <text:p>Hunter Smart игрушка для собак «Свинка Сэм» 10 см латекс</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 office:value-type="string" office:string-value="Игрушка для собак «Свинка Сэм» от Hunter Smart (Хантер Смарт) – отличный подарок Вашему питомцу, если он одной из мелких пород. Забавная свинка (ее размер – 10 см) сделана из латекса – прочного и безопасного материала, который традиционно используется при" calcext:value-type="string">
            <text:p>Игрушка для собак «Свинка Сэм» от Hunter Smart (Хантер Смарт) – отличный подарок Вашему питомцу, если он одной из мелких пород. Забавная свинка (ее размер – 10 см) сделана из латекса – прочного и безопасного материала, который традиционно используется пр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 office:value-type="string" office:string-value="316.00" calcext:value-type="string">
            <text:p>316.00</text:p>
          </table:table-cell>
          <table:table-cell table:formula="of:=['file:///home/andrey/www/home.ru/parse/valta/file_initial.ods'#$file.C15]" office:value-type="string" office:string-value="Категория: Игрушка-животное" calcext:value-type="string">
            <text:p>Категория: Игрушка-животное</text:p>
          </table:table-cell>
          <table:table-cell table:number-columns-repeated="2"/>
          <table:table-cell table:formula="of:=['file:///home/andrey/www/home.ru/parse/valta/file_initial.ods'#$file.F15]" office:value-type="string" office:string-value="http://tin29.ru/wp-content/uploads/2018/hunter/aeceb833-3594-11e0-4488-001517e97967.jpg" calcext:value-type="string">
            <text:p>http://tin29.ru/wp-content/uploads/2018/hunter/aeceb833-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 office:value-type="float" office:value="91899" calcext:value-type="float">
            <text:p>91899</text:p>
          </table:table-cell>
          <table:table-cell table:formula="of:=['file:///home/andrey/www/home.ru/parse/valta/file_initial.ods'#$file.B16]" office:value-type="string" office:string-value="Hunter Smart игрушка для собак «Свинка Тиффи» 10 см латекс" calcext:value-type="string">
            <text:p>Hunter Smart игрушка для собак «Свинка Тиффи» 10 см латекс</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 office:value-type="string" office:string-value="Яркая игрушка от Hunter Smart (Хантер Смарт) «Свинка Тиффи» будет прекрасным подарком Вашей собаке, особенно если она одной из мелких пород. «Свинка Тиффи» (ее размер 10 см) сделана из латекса – прочного и безопасного материала, часто использующегося в из" calcext:value-type="string">
            <text:p>Яркая игрушка от Hunter Smart (Хантер Смарт) «Свинка Тиффи» будет прекрасным подарком Вашей собаке, особенно если она одной из мелких пород. «Свинка Тиффи» (ее размер 10 см) сделана из латекса – прочного и безопасного материала, часто использующегося в из</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 office:value-type="string" office:string-value="316.00" calcext:value-type="string">
            <text:p>316.00</text:p>
          </table:table-cell>
          <table:table-cell table:formula="of:=['file:///home/andrey/www/home.ru/parse/valta/file_initial.ods'#$file.C16]" office:value-type="string" office:string-value="Категория: Игрушка-животное" calcext:value-type="string">
            <text:p>Категория: Игрушка-животное</text:p>
          </table:table-cell>
          <table:table-cell table:number-columns-repeated="2"/>
          <table:table-cell table:formula="of:=['file:///home/andrey/www/home.ru/parse/valta/file_initial.ods'#$file.F16]" office:value-type="string" office:string-value="http://tin29.ru/wp-content/uploads/2018/hunter/b1269b2c-3594-11e0-4488-001517e97967.jpg" calcext:value-type="string">
            <text:p>http://tin29.ru/wp-content/uploads/2018/hunter/b1269b2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 office:value-type="float" office:value="92020" calcext:value-type="float">
            <text:p>92020</text:p>
          </table:table-cell>
          <table:table-cell table:formula="of:=['file:///home/andrey/www/home.ru/parse/valta/file_initial.ods'#$file.B17]" office:value-type="string" office:string-value="Hunter Smart игрушка для собак «Свинка» маленькая 10 см латекс" calcext:value-type="string">
            <text:p>Hunter Smart игрушка для собак «Свинка» маленькая 10 см латекс</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 office:value-type="string" office:string-value="Отлично подойдет четвероногим мелких пород. Сделана она из латекса – прочного и безопасного материала, из которого традиционно изготавливают аксессуары для собак." calcext:value-type="string">
            <text:p>Отлично подойдет четвероногим мелких пород. Сделана она из латекса – прочного и безопасного материала, из которого традиционно изготавливают аксессуары для собак.</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 office:value-type="string" office:string-value="314.00" calcext:value-type="string">
            <text:p>314.00</text:p>
          </table:table-cell>
          <table:table-cell table:formula="of:=['file:///home/andrey/www/home.ru/parse/valta/file_initial.ods'#$file.C17]" office:value-type="string" office:string-value="Категория: Игрушка-животное" calcext:value-type="string">
            <text:p>Категория: Игрушка-животное</text:p>
          </table:table-cell>
          <table:table-cell table:number-columns-repeated="2"/>
          <table:table-cell table:formula="of:=['file:///home/andrey/www/home.ru/parse/valta/file_initial.ods'#$file.F17]" office:value-type="string" office:string-value="http://tin29.ru/wp-content/uploads/2018/hunter/4950f5ea-7173-11e0-d388-001517e97967.jpg" calcext:value-type="string">
            <text:p>http://tin29.ru/wp-content/uploads/2018/hunter/4950f5ea-7173-11e0-d3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8]" office:value-type="float" office:value="92445" calcext:value-type="float">
            <text:p>92445</text:p>
          </table:table-cell>
          <table:table-cell table:formula="of:=['file:///home/andrey/www/home.ru/parse/valta/file_initial.ods'#$file.B18]" office:value-type="string" office:string-value="Hunter Smart когтерез маленький для кошек и собак мелких пород" calcext:value-type="string">
            <text:p>Hunter Smart когтерез маленький для кошек и собак мелких пород</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 office:value-type="string" office:string-value="Когтерез для собак мелких пород и кошек фирмы Hunter Smart существенно облегчит жизнь владельцам, которым не придется специально посещать груминг-салон, чтобы подстричь своим подопечным когти." calcext:value-type="string">
            <text:p>Когтерез для собак мелких пород и кошек фирмы Hunter Smart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 office:value-type="string" office:string-value="465.00" calcext:value-type="string">
            <text:p>465.00</text:p>
          </table:table-cell>
          <table:table-cell table:formula="of:=['file:///home/andrey/www/home.ru/parse/valta/file_initial.ods'#$file.C18]" office:value-type="string" office:string-value="Категория: Когтерезы" calcext:value-type="string">
            <text:p>Категория: Когтерезы</text:p>
          </table:table-cell>
          <table:table-cell table:number-columns-repeated="2"/>
          <table:table-cell table:formula="of:=['file:///home/andrey/www/home.ru/parse/valta/file_initial.ods'#$file.F18]" office:value-type="string" office:string-value="http://tin29.ru/wp-content/uploads/2018/hunter/26e3c670-5077-11e4-87a4-001517e97967.jpg" calcext:value-type="string">
            <text:p>http://tin29.ru/wp-content/uploads/2018/hunter/26e3c670-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9]" office:value-type="float" office:value="92462" calcext:value-type="float">
            <text:p>92462</text:p>
          </table:table-cell>
          <table:table-cell table:formula="of:=['file:///home/andrey/www/home.ru/parse/valta/file_initial.ods'#$file.B19]" office:value-type="string" office:string-value="Hunter Smart когтерез-гильотина желтый/серый" calcext:value-type="string">
            <text:p>Hunter Smart когтерез-гильотина желтый/сер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 office:value-type="string" office:string-value="Когтерез для собак средних и крупны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 calcext:value-type="string">
            <text:p>Когтерез для собак средних и крупны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 office:value-type="string" office:string-value="753.00" calcext:value-type="string">
            <text:p>753.00</text:p>
          </table:table-cell>
          <table:table-cell table:formula="of:=['file:///home/andrey/www/home.ru/parse/valta/file_initial.ods'#$file.C19]" office:value-type="string" office:string-value="Категория: Когтерезы" calcext:value-type="string">
            <text:p>Категория: Когтерезы</text:p>
          </table:table-cell>
          <table:table-cell table:number-columns-repeated="2"/>
          <table:table-cell table:formula="of:=['file:///home/andrey/www/home.ru/parse/valta/file_initial.ods'#$file.F19]" office:value-type="string" office:string-value="http://tin29.ru/wp-content/uploads/2018/hunter/8472b329-507b-11e4-87a4-001517e97967.jpg" calcext:value-type="string">
            <text:p>http://tin29.ru/wp-content/uploads/2018/hunter/8472b329-507b-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0]" office:value-type="float" office:value="92461" calcext:value-type="float">
            <text:p>92461</text:p>
          </table:table-cell>
          <table:table-cell table:formula="of:=['file:///home/andrey/www/home.ru/parse/valta/file_initial.ods'#$file.B20]" office:value-type="string" office:string-value="Hunter Smart когтерез-кусачки желтый/серый" calcext:value-type="string">
            <text:p>Hunter Smart когтерез-кусачки желтый/сер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 office:value-type="string" office:string-value="Когтерез для собак средни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 calcext:value-type="string">
            <text:p>Когтерез для собак средни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 office:value-type="string" office:string-value="822.00" calcext:value-type="string">
            <text:p>822.00</text:p>
          </table:table-cell>
          <table:table-cell table:formula="of:=['file:///home/andrey/www/home.ru/parse/valta/file_initial.ods'#$file.C20]" office:value-type="string" office:string-value="Категория: Когтерезы" calcext:value-type="string">
            <text:p>Категория: Когтерезы</text:p>
          </table:table-cell>
          <table:table-cell table:number-columns-repeated="2"/>
          <table:table-cell table:formula="of:=['file:///home/andrey/www/home.ru/parse/valta/file_initial.ods'#$file.F20]" office:value-type="string" office:string-value="http://tin29.ru/wp-content/uploads/2018/hunter/6c4cdd4c-507b-11e4-87a4-001517e97967.jpg" calcext:value-type="string">
            <text:p>http://tin29.ru/wp-content/uploads/2018/hunter/6c4cdd4c-507b-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6">
          <table:table-cell/>
          <table:table-cell office:value-type="string" calcext:value-type="string">
            <text:p>simple</text:p>
          </table:table-cell>
          <table:table-cell table:formula="of:=['file:///home/andrey/www/home.ru/parse/valta/file_initial.ods'#$file.A21]" office:value-type="float" office:value="91344" calcext:value-type="float">
            <text:p>91344</text:p>
          </table:table-cell>
          <table:table-cell table:formula="of:=['file:///home/andrey/www/home.ru/parse/valta/file_initial.ods'#$file.B21]" office:value-type="string" office:string-value="Hunter Smart миска из нержавеющей стали на штативе 2х1,8 л высота штатива 45 см" calcext:value-type="string">
            <text:p>Hunter Smart миска из нержавеющей стали на штативе 2х1,8 л высота штатива 45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 office:value-type="string" office:string-value="Hunter миски из нержавеющей стали на штативе 2х1,8 л для собак. Высота штатива 45 см.&lt;br&gt;&lt;br&gt; &#10;Высота миски 7 см, диаметр - 21,5 см.&#10;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10;- Подставки для еды, поднятые над полом, помогают содержать в чистоте место для кормления.&lt;br&gt;&#10;- Сухой и влажный корм для собак и кошек не разбрасывается по полу.&lt;br&gt;&#10;- Высокая подставка не дает слишком резвым щенкам играть с миской, наполненной водой.&lt;br&gt;&#10;-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10;- Остатки пищи и влага, которые собираются под миской, стоящей на полу, - прекрасная питательная среда для грибков и бактерий. &lt;br&gt;&#10;-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10;-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10;- Подставки для еды сильно облегчают жизнь пожилым и больным животным с проблемами суставов и позвоночника. &lt;br&gt;&quot;" calcext:value-type="string">
            <text:p>Hunter миски из нержавеющей стали на штативе 2х1,8 л для собак. Высота штатива 45 см.&lt;br&gt;&lt;br&gt; </text:p>
            <text:p>Высота миски 7 см, диаметр - 21,5 см.</text:p>
            <text:p>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text:p>
            <text:p>- Подставки для еды, поднятые над полом, помогают содержать в чистоте место для кормления.&lt;br&gt;</text:p>
            <text:p>- Сухой и влажный корм для собак и кошек не разбрасывается по полу.&lt;br&gt;</text:p>
            <text:p>- Высокая подставка не дает слишком резвым щенкам играть с миской, наполненной водой.&lt;br&gt;</text:p>
            <text:p>-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text:p>
            <text:p>- Остатки пищи и влага, которые собираются под миской, стоящей на полу, - прекрасная питательная среда для грибков и бактерий. &lt;br&gt;</text:p>
            <text:p>-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text:p>
            <text:p>-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text:p>
            <text:p>- Подставки для еды сильно облегчают жизнь пожилым и больным животным с проблемами суставов и позвоночника. &lt;br&gt;"</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 office:value-type="string" office:string-value="2891.00" calcext:value-type="string">
            <text:p>2891.00</text:p>
          </table:table-cell>
          <table:table-cell table:formula="of:=['file:///home/andrey/www/home.ru/parse/valta/file_initial.ods'#$file.C21]" office:value-type="string" office:string-value="Категория: Миска" calcext:value-type="string">
            <text:p>Категория: Миска</text:p>
          </table:table-cell>
          <table:table-cell table:number-columns-repeated="2"/>
          <table:table-cell table:formula="of:=['file:///home/andrey/www/home.ru/parse/valta/file_initial.ods'#$file.F21]" office:value-type="string" office:string-value="http://tin29.ru/wp-content/uploads/2018/hunter/9a850f7a-3594-11e0-4488-001517e97967.jpg" calcext:value-type="string">
            <text:p>http://tin29.ru/wp-content/uploads/2018/hunter/9a850f7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6">
          <table:table-cell/>
          <table:table-cell office:value-type="string" calcext:value-type="string">
            <text:p>simple</text:p>
          </table:table-cell>
          <table:table-cell table:formula="of:=['file:///home/andrey/www/home.ru/parse/valta/file_initial.ods'#$file.A22]" office:value-type="float" office:value="91345" calcext:value-type="float">
            <text:p>91345</text:p>
          </table:table-cell>
          <table:table-cell table:formula="of:=['file:///home/andrey/www/home.ru/parse/valta/file_initial.ods'#$file.B22]" office:value-type="string" office:string-value="Hunter Smart миска из нержавеющей стали на штативе 2х2,7 л высота штатива 45 см" calcext:value-type="string">
            <text:p>Hunter Smart миска из нержавеющей стали на штативе 2х2,7 л высота штатива 45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 office:value-type="string" office:string-value="Hunter миски из нержавеющей стали на штативе 2х2,7 л для собак. Высота штатива 45 см.&lt;br&gt;&lt;br&gt; &#10;Высота миски 8 см, диаметр - 24,5 см.&lt;br&gt;&#10;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10;- Подставки для еды, поднятые над полом, помогают содержать в чистоте место для кормления.&lt;br&gt;&#10;- Сухой и влажный корм для собак и кошек не разбрасывается по полу.&lt;br&gt;&#10;- Высокая подставка не дает слишком резвым щенкам играть с миской, наполненной водой.&lt;br&gt;&#10;-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10;- Остатки пищи и влага, которые собираются под миской, стоящей на полу, - прекрасная питательная среда для грибков и бактерий. &lt;br&gt;&#10;-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10;-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10;- Подставки для еды сильно облегчают жизнь пожилым и больным животным с проблемами суставов и позвоночника. &lt;br&gt;&quot;" calcext:value-type="string">
            <text:p>Hunter миски из нержавеющей стали на штативе 2х2,7 л для собак. Высота штатива 45 см.&lt;br&gt;&lt;br&gt; </text:p>
            <text:p>Высота миски 8 см, диаметр - 24,5 см.&lt;br&gt;</text:p>
            <text:p>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text:p>
            <text:p>- Подставки для еды, поднятые над полом, помогают содержать в чистоте место для кормления.&lt;br&gt;</text:p>
            <text:p>- Сухой и влажный корм для собак и кошек не разбрасывается по полу.&lt;br&gt;</text:p>
            <text:p>- Высокая подставка не дает слишком резвым щенкам играть с миской, наполненной водой.&lt;br&gt;</text:p>
            <text:p>-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text:p>
            <text:p>- Остатки пищи и влага, которые собираются под миской, стоящей на полу, - прекрасная питательная среда для грибков и бактерий. &lt;br&gt;</text:p>
            <text:p>-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text:p>
            <text:p>-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text:p>
            <text:p>- Подставки для еды сильно облегчают жизнь пожилым и больным животным с проблемами суставов и позвоночника. &lt;br&gt;"</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 office:value-type="string" office:string-value="3075.00" calcext:value-type="string">
            <text:p>3075.00</text:p>
          </table:table-cell>
          <table:table-cell table:formula="of:=['file:///home/andrey/www/home.ru/parse/valta/file_initial.ods'#$file.C22]" office:value-type="string" office:string-value="Категория: Миска" calcext:value-type="string">
            <text:p>Категория: Миска</text:p>
          </table:table-cell>
          <table:table-cell table:number-columns-repeated="2"/>
          <table:table-cell table:formula="of:=['file:///home/andrey/www/home.ru/parse/valta/file_initial.ods'#$file.F22]" office:value-type="string" office:string-value="http://tin29.ru/wp-content/uploads/2018/hunter/9a850fa2-3594-11e0-4488-001517e97967.jpg" calcext:value-type="string">
            <text:p>http://tin29.ru/wp-content/uploads/2018/hunter/9a850fa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3]" office:value-type="float" office:value="92216" calcext:value-type="float">
            <text:p>92216</text:p>
          </table:table-cell>
          <table:table-cell table:formula="of:=['file:///home/andrey/www/home.ru/parse/valta/file_initial.ods'#$file.B23]" office:value-type="string" office:string-value="Hunter Smart ошейник для кошек Cotton Stripes хлопок голубой" calcext:value-type="string">
            <text:p>Hunter Smart ошейник для кошек Cotton Stripes хлопок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 office:value-type="string" office:string-value="Ошейник для кошек снабжен специальной безопасной застежкой safety click. Ошейник расстегнется при натяжении более 5 кг. Это нужно для того, чтобы Ваш питомец не удушился, если зацепится ошейником на какое-либо препятствие. Ошейник снабжен адресником и колокольчиком." calcext:value-type="string">
            <text:p>Ошейник для кошек снабжен специальной безопасной застежкой safety click. Ошейник расстегнется при натяжении более 5 кг. Это нужно для того, чтобы Ваш питомец не удушился, если зацепится ошейником на какое-либо препятствие. Ошейник снабжен адресником и колокольчико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 office:value-type="string" office:string-value="361.00" calcext:value-type="string">
            <text:p>361.00</text:p>
          </table:table-cell>
          <table:table-cell table:formula="of:=['file:///home/andrey/www/home.ru/parse/valta/file_initial.ods'#$file.C2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 office:value-type="string" office:string-value="http://tin29.ru/wp-content/uploads/2018/hunter/a9be362f-944a-11e6-810e-00155d290810.jpg" calcext:value-type="string">
            <text:p>http://tin29.ru/wp-content/uploads/2018/hunter/a9be362f-944a-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4]" office:value-type="float" office:value="92213" calcext:value-type="float">
            <text:p>92213</text:p>
          </table:table-cell>
          <table:table-cell table:formula="of:=['file:///home/andrey/www/home.ru/parse/valta/file_initial.ods'#$file.B24]" office:value-type="string" office:string-value="Hunter Smart ошейник для кошек Glossy Dots красный в горошек" calcext:value-type="string">
            <text:p>Hunter Smart ошейник для кошек Glossy Dots красный в горошек</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 office:value-type="string" office:string-value="Hunter Smart ошейник для кошек Glossy Dots красный в горошек.&#10;&lt;br&gt;&lt;br&gt;&#10;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10;Хромированная фурнитура является залогом долгого использования ошейника." calcext:value-type="string">
            <text:p>Hunter Smart ошейник для кошек Glossy Dots красный в горошек.</text:p>
            <text:p>&lt;br&gt;&lt;br&gt;</text:p>
            <text:p>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 office:value-type="string" office:string-value="347.00" calcext:value-type="string">
            <text:p>347.00</text:p>
          </table:table-cell>
          <table:table-cell table:formula="of:=['file:///home/andrey/www/home.ru/parse/valta/file_initial.ods'#$file.C2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 office:value-type="string" office:string-value="http://tin29.ru/wp-content/uploads/2018/hunter/42422073-e60f-11e1-98fe-001517e97967.jpg" calcext:value-type="string">
            <text:p>http://tin29.ru/wp-content/uploads/2018/hunter/42422073-e60f-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5]" office:value-type="float" office:value="92214" calcext:value-type="float">
            <text:p>92214</text:p>
          </table:table-cell>
          <table:table-cell table:formula="of:=['file:///home/andrey/www/home.ru/parse/valta/file_initial.ods'#$file.B25]" office:value-type="string" office:string-value="Hunter Smart ошейник для кошек Glossy Dots черный в горошек" calcext:value-type="string">
            <text:p>Hunter Smart ошейник для кошек Glossy Dots черный в горошек</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 office:value-type="string" office:string-value="Hunter Smart ошейник для кошек Glossy Dots черный  в горошек.&#10;&lt;br&gt;&lt;br&gt;&#10;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10;Хромированная фурнитура является залогом долгого использования ошейника." calcext:value-type="string">
            <text:p>Hunter Smart ошейник для кошек Glossy Dots черный  в горошек.</text:p>
            <text:p>&lt;br&gt;&lt;br&gt;</text:p>
            <text:p>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 office:value-type="string" office:string-value="347.00" calcext:value-type="string">
            <text:p>347.00</text:p>
          </table:table-cell>
          <table:table-cell table:formula="of:=['file:///home/andrey/www/home.ru/parse/valta/file_initial.ods'#$file.C2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 office:value-type="string" office:string-value="http://tin29.ru/wp-content/uploads/2018/hunter/42422075-e60f-11e1-98fe-001517e97967.jpg" calcext:value-type="string">
            <text:p>http://tin29.ru/wp-content/uploads/2018/hunter/42422075-e60f-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6]" office:value-type="float" office:value="31033" calcext:value-type="float">
            <text:p>31033</text:p>
          </table:table-cell>
          <table:table-cell table:formula="of:=['file:///home/andrey/www/home.ru/parse/valta/file_initial.ods'#$file.B26]" office:value-type="string" office:string-value="Hunter Smart ошейник для кошек Neon нейлон зеленый" calcext:value-type="string">
            <text:p>Hunter Smart ошейник для кошек Neon нейлон зеле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 office:value-type="string" office:string-value="Hunter Smart ошейник для кошек Neon нейлон зеленый.&lt;br&gt;&lt;br&gt;&#10;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10;Хромированная фурнитура является залогом долгого использования ошейника." calcext:value-type="string">
            <text:p>Hunter Smart ошейник для кошек Neon нейлон зелен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 office:value-type="string" office:string-value="388.00" calcext:value-type="string">
            <text:p>388.00</text:p>
          </table:table-cell>
          <table:table-cell table:formula="of:=['file:///home/andrey/www/home.ru/parse/valta/file_initial.ods'#$file.C2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6]" office:value-type="string" office:string-value="http://tin29.ru/wp-content/uploads/2018/hunter/3deaeca9-3594-11e0-4488-001517e97967.jpg" calcext:value-type="string">
            <text:p>http://tin29.ru/wp-content/uploads/2018/hunter/3deaeca9-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7]" office:value-type="float" office:value="31032" calcext:value-type="float">
            <text:p>31032</text:p>
          </table:table-cell>
          <table:table-cell table:formula="of:=['file:///home/andrey/www/home.ru/parse/valta/file_initial.ods'#$file.B27]" office:value-type="string" office:string-value="Hunter Smart ошейник для кошек Neon нейлон оранжевый" calcext:value-type="string">
            <text:p>Hunter Smart ошейник для кошек Neon нейлон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 office:value-type="string" office:string-value="Hunter Smart ошейник для кошек Neon нейлон оранжевый.&lt;br&gt;&lt;br&gt;&#10;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10;Хромированная фурнитура является залогом долгого использования ошейника." calcext:value-type="string">
            <text:p>Hunter Smart ошейник для кошек Neon нейлон оранжев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 office:value-type="string" office:string-value="388.00" calcext:value-type="string">
            <text:p>388.00</text:p>
          </table:table-cell>
          <table:table-cell table:formula="of:=['file:///home/andrey/www/home.ru/parse/valta/file_initial.ods'#$file.C2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7]" office:value-type="string" office:string-value="http://tin29.ru/wp-content/uploads/2018/hunter/3deaec8b-3594-11e0-4488-001517e97967.jpg" calcext:value-type="string">
            <text:p>http://tin29.ru/wp-content/uploads/2018/hunter/3deaec8b-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8]" office:value-type="float" office:value="31031" calcext:value-type="float">
            <text:p>31031</text:p>
          </table:table-cell>
          <table:table-cell table:formula="of:=['file:///home/andrey/www/home.ru/parse/valta/file_initial.ods'#$file.B28]" office:value-type="string" office:string-value="Hunter Smart ошейник для кошек Neon нейлон розовый" calcext:value-type="string">
            <text:p>Hunter Smart ошейник для кошек Neon нейлон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 office:value-type="string" office:string-value="Hunter Smart ошейник для кошек Neon нейлон розовый.&lt;br&gt;&lt;br&gt;&#10;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10;Хромированная фурнитура является залогом долгого использования ошейника." calcext:value-type="string">
            <text:p>Hunter Smart ошейник для кошек Neon нейлон розов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 office:value-type="string" office:string-value="388.00" calcext:value-type="string">
            <text:p>388.00</text:p>
          </table:table-cell>
          <table:table-cell table:formula="of:=['file:///home/andrey/www/home.ru/parse/valta/file_initial.ods'#$file.C2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8]" office:value-type="string" office:string-value="http://tin29.ru/wp-content/uploads/2018/hunter/3deaec6c-3594-11e0-4488-001517e97967.jpg" calcext:value-type="string">
            <text:p>http://tin29.ru/wp-content/uploads/2018/hunter/3deaec6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valta/file_initial.ods'#$file.A29]" office:value-type="float" office:value="70233" calcext:value-type="float">
            <text:p>70233</text:p>
          </table:table-cell>
          <table:table-cell table:formula="of:=['file:///home/andrey/www/home.ru/parse/valta/file_initial.ods'#$file.B29]" office:value-type="string" office:string-value="Hunter Smart ошейник для кошек со стразами Modern Luxus кожзам бирюзовый" calcext:value-type="string">
            <text:p>Hunter Smart ошейник для кошек со стразами Modern Luxus кожзам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 office:value-type="string" office:string-value="Hunter Smart ошейник для кошек со стразами Modern Luxus кожзам бирюзовый&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бирюзов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 office:value-type="string" office:string-value="727.00" calcext:value-type="string">
            <text:p>727.00</text:p>
          </table:table-cell>
          <table:table-cell table:formula="of:=['file:///home/andrey/www/home.ru/parse/valta/file_initial.ods'#$file.C2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9]" office:value-type="string" office:string-value="http://tin29.ru/wp-content/uploads/2018/hunter/92fee0c8-3594-11e0-4488-001517e97967.jpg" calcext:value-type="string">
            <text:p>http://tin29.ru/wp-content/uploads/2018/hunter/92fee0c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valta/file_initial.ods'#$file.A30]" office:value-type="float" office:value="70263" calcext:value-type="float">
            <text:p>70263</text:p>
          </table:table-cell>
          <table:table-cell table:formula="of:=['file:///home/andrey/www/home.ru/parse/valta/file_initial.ods'#$file.B30]" office:value-type="string" office:string-value="Hunter Smart ошейник для кошек со стразами Modern Luxus кожзам золотистый" calcext:value-type="string">
            <text:p>Hunter Smart ошейник для кошек со стразами Modern Luxus кожзам золотис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 office:value-type="string" office:string-value="Hunter Smart ошейник для кошек со стразами Modern Luxus кожзам золотистый. &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золотист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 office:value-type="string" office:string-value="727.00" calcext:value-type="string">
            <text:p>727.00</text:p>
          </table:table-cell>
          <table:table-cell table:formula="of:=['file:///home/andrey/www/home.ru/parse/valta/file_initial.ods'#$file.C3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0]" office:value-type="string" office:string-value="http://tin29.ru/wp-content/uploads/2018/hunter/95a27fa6-3594-11e0-4488-001517e97967.jpg" calcext:value-type="string">
            <text:p>http://tin29.ru/wp-content/uploads/2018/hunter/95a27fa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valta/file_initial.ods'#$file.A31]" office:value-type="float" office:value="70241" calcext:value-type="float">
            <text:p>70241</text:p>
          </table:table-cell>
          <table:table-cell table:formula="of:=['file:///home/andrey/www/home.ru/parse/valta/file_initial.ods'#$file.B31]" office:value-type="string" office:string-value="Hunter Smart ошейник для кошек со стразами Modern Luxus кожзам красный" calcext:value-type="string">
            <text:p>Hunter Smart ошейник для кошек со стразами Modern Luxus кожзам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 office:value-type="string" office:string-value="Hunter Smart ошейник для кошек со стразами Modern Luxus кожзам красный&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 - Светоотражающий элемент поможет найти любимца даже в темноте. &lt;br&gt;&#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красн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Светоотражающий элемент поможет найти любимца даже в темноте.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 office:value-type="string" office:string-value="727.00" calcext:value-type="string">
            <text:p>727.00</text:p>
          </table:table-cell>
          <table:table-cell table:formula="of:=['file:///home/andrey/www/home.ru/parse/valta/file_initial.ods'#$file.C3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1]" office:value-type="string" office:string-value="http://tin29.ru/wp-content/uploads/2018/hunter/95a27f88-3594-11e0-4488-001517e97967.jpg" calcext:value-type="string">
            <text:p>http://tin29.ru/wp-content/uploads/2018/hunter/95a27f8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valta/file_initial.ods'#$file.A32]" office:value-type="float" office:value="70232" calcext:value-type="float">
            <text:p>70232</text:p>
          </table:table-cell>
          <table:table-cell table:formula="of:=['file:///home/andrey/www/home.ru/parse/valta/file_initial.ods'#$file.B32]" office:value-type="string" office:string-value="Hunter Smart ошейник для кошек со стразами Modern Luxus кожзам розовый" calcext:value-type="string">
            <text:p>Hunter Smart ошейник для кошек со стразами Modern Luxus кожзам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 office:value-type="string" office:string-value="Hunter Smart ошейник для кошек со стразами Modern Luxus кожзам розовый. &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розов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 office:value-type="string" office:string-value="727.00" calcext:value-type="string">
            <text:p>727.00</text:p>
          </table:table-cell>
          <table:table-cell table:formula="of:=['file:///home/andrey/www/home.ru/parse/valta/file_initial.ods'#$file.C3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2]" office:value-type="string" office:string-value="http://tin29.ru/wp-content/uploads/2018/hunter/92fee0a0-3594-11e0-4488-001517e97967.jpg" calcext:value-type="string">
            <text:p>http://tin29.ru/wp-content/uploads/2018/hunter/92fee0a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valta/file_initial.ods'#$file.A33]" office:value-type="float" office:value="70236" calcext:value-type="float">
            <text:p>70236</text:p>
          </table:table-cell>
          <table:table-cell table:formula="of:=['file:///home/andrey/www/home.ru/parse/valta/file_initial.ods'#$file.B33]" office:value-type="string" office:string-value="Hunter Smart ошейник для кошек со стразами Modern Luxus кожзам светло-розовый" calcext:value-type="string">
            <text:p>Hunter Smart ошейник для кошек со стразами Modern Luxus кожзам светло-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3]" office:value-type="string" office:string-value="Hunter Smart ошейник для кошек со стразами Modern Luxus кожзам светло-розовый. &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светло-розов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3]" office:value-type="string" office:string-value="727.00" calcext:value-type="string">
            <text:p>727.00</text:p>
          </table:table-cell>
          <table:table-cell table:formula="of:=['file:///home/andrey/www/home.ru/parse/valta/file_initial.ods'#$file.C3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3]" office:value-type="string" office:string-value="http://tin29.ru/wp-content/uploads/2018/hunter/92fee0e6-3594-11e0-4488-001517e97967.jpg" calcext:value-type="string">
            <text:p>http://tin29.ru/wp-content/uploads/2018/hunter/92fee0e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valta/file_initial.ods'#$file.A34]" office:value-type="float" office:value="70264" calcext:value-type="float">
            <text:p>70264</text:p>
          </table:table-cell>
          <table:table-cell table:formula="of:=['file:///home/andrey/www/home.ru/parse/valta/file_initial.ods'#$file.B34]" office:value-type="string" office:string-value="Hunter Smart ошейник для кошек со стразами Modern Luxus кожзам серебристый" calcext:value-type="string">
            <text:p>Hunter Smart ошейник для кошек со стразами Modern Luxus кожзам серебрис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4]" office:value-type="string" office:string-value="Hunter Smart ошейник для кошек со стразами Modern Luxus кожзам серебристый.&lt;br&gt;&lt;br&gt;&#10;Ошейник из искусственной кожи, украшенный стразами.  &lt;br&gt;&#10; - Безопасная застежка (если на прогулке кошка зацепится за что-то, то ошейник расстегнется, что не приведет к удушению животного). &lt;br&gt;&#10; - Светоотражающий элемент поможет найти любимца даже в темноте. &lt;br&gt;&#10; - Хромированная фурнитура является залогом долгого использования ошейника. &lt;br&gt;&#10; - Пластиковый бегунок поможет отрегулировать и зафиксировать ошейник по размеру. &lt;br&gt;&#10;- Адресная табличка и небольшой колокольчик, позвякивание которого обязательно оповестит владельца о местонахождении питомца." calcext:value-type="string">
            <text:p>Hunter Smart ошейник для кошек со стразами Modern Luxus кожзам серебрист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Светоотражающий элемент поможет найти любимца даже в темноте.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4]" office:value-type="string" office:string-value="727.00" calcext:value-type="string">
            <text:p>727.00</text:p>
          </table:table-cell>
          <table:table-cell table:formula="of:=['file:///home/andrey/www/home.ru/parse/valta/file_initial.ods'#$file.C3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4]" office:value-type="string" office:string-value="http://tin29.ru/wp-content/uploads/2018/hunter/95a27fc5-3594-11e0-4488-001517e97967.jpg" calcext:value-type="string">
            <text:p>http://tin29.ru/wp-content/uploads/2018/hunter/95a27fc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5]" office:value-type="float" office:value="92162" calcext:value-type="float">
            <text:p>92162</text:p>
          </table:table-cell>
          <table:table-cell table:formula="of:=['file:///home/andrey/www/home.ru/parse/valta/file_initial.ods'#$file.B35]" office:value-type="string" office:string-value="Hunter Smart ошейник для собак Ecco L (41-63 см) нейлон бирюзовый" calcext:value-type="string">
            <text:p>Hunter Smart ошейник для собак Ecco L (41-63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5]" office:value-type="string" office:string-value="Hunter Smart ошейник для собак Ecco L (41-63 см) нейлон бирюзовый.&lt;br&gt;&lt;br&gt; &#10;Получайте удовольствие! Погрузитесь в мир цвета и дизайна!&lt;br&gt; Нейлоновый ошейник для собак средних и крупных пород  отличное приобретение для Вашего питомца! &lt;br&gt;&lt;br&gt; Ошейник подойдет для собак с обхватом шеи – 30-45 см, его ширина – 25 мм. Изделие очень стильное и по-настоящему притягивающее взгляд: ошейник сделан из качественного нейлона бирюзового цвета. &lt;br&gt;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Hunter Smart ошейник для собак Ecco L (41-63 см) нейлон бирюзовый.&lt;br&gt;&lt;br&gt; </text:p>
            <text:p>Получайте удовольствие! Погрузитесь в мир цвета и дизайна!&lt;br&gt; Нейлоновый ошейник для собак средних и крупных пород  отличное приобретение для Вашего питомца! &lt;br&gt;&lt;br&gt; Ошейник подойдет для собак с обхватом шеи – 30-45 см, его ширина – 25 мм. Изделие очень стильное и по-настоящему притягивающее взгляд: ошейник сделан из качественного нейлона бирюзового цвета. &lt;br&gt;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5]" office:value-type="string" office:string-value="439.00" calcext:value-type="string">
            <text:p>439.00</text:p>
          </table:table-cell>
          <table:table-cell table:formula="of:=['file:///home/andrey/www/home.ru/parse/valta/file_initial.ods'#$file.C3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5]" office:value-type="string" office:string-value="http://tin29.ru/wp-content/uploads/2018/hunter/ae3abcfe-e608-11e1-98fe-001517e97967.jpg" calcext:value-type="string">
            <text:p>http://tin29.ru/wp-content/uploads/2018/hunter/ae3abcfe-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6]" office:value-type="float" office:value="91636" calcext:value-type="float">
            <text:p>91636</text:p>
          </table:table-cell>
          <table:table-cell table:formula="of:=['file:///home/andrey/www/home.ru/parse/valta/file_initial.ods'#$file.B36]" office:value-type="string" office:string-value="Hunter Smart ошейник для собак Ecco L (41-65 см) нейлон красный" calcext:value-type="string">
            <text:p>Hunter Smart ошейник для собак Ecco L (41-65 см)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6]" office:value-type="string" office:string-value="Hunter Smart ошейник для собак Ecco L (41-65 см) нейлон красный.&lt;br&gt;&lt;br&gt; &#10;Озадачены поиском ошейника для собаки? Тогда обратите внимание на модель Ecco Sport L для четвероногих средних и крупных пород (обхват шеи – 40-63 см, ширина – 25 мм). &lt;br&gt;Изделие смотрится очень стильно, так как ошейник сделан из качественного нейлона красного цвета с хромированной фурнитурой. У него имеется удобная пластиковая застежка, а также пластиковый бегунок, с помощью которого легко и просто отрегулировать ошейник до нужного размера и закрепить его на шее собаки." calcext:value-type="string">
            <text:p>Hunter Smart ошейник для собак Ecco L (41-65 см) нейлон красный.&lt;br&gt;&lt;br&gt; </text:p>
            <text:p>Озадачены поиском ошейника для собаки? Тогда обратите внимание на модель Ecco Sport L для четвероногих средних и крупных пород (обхват шеи – 40-63 см, ширина – 25 мм). &lt;br&gt;Изделие смотрится очень стильно, так как ошейник сделан из качественного нейлона красного цвета с хромированной фурнитурой. У него имеется удобная пластиковая застежка, а также пластиковый бегунок, с помощью которого легко и просто отрегулировать ошейник до нужного размера и закрепить его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6]" office:value-type="string" office:string-value="419.00" calcext:value-type="string">
            <text:p>419.00</text:p>
          </table:table-cell>
          <table:table-cell table:formula="of:=['file:///home/andrey/www/home.ru/parse/valta/file_initial.ods'#$file.C3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6]" office:value-type="string" office:string-value="http://tin29.ru/wp-content/uploads/2018/hunter/ecdfc7a6-3594-11e0-4488-001517e97967.jpg" calcext:value-type="string">
            <text:p>http://tin29.ru/wp-content/uploads/2018/hunter/ecdfc7a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7]" office:value-type="float" office:value="91639" calcext:value-type="float">
            <text:p>91639</text:p>
          </table:table-cell>
          <table:table-cell table:formula="of:=['file:///home/andrey/www/home.ru/parse/valta/file_initial.ods'#$file.B37]" office:value-type="string" office:string-value="Hunter Smart ошейник для собак Ecco L (41-65 см) нейлон черный" calcext:value-type="string">
            <text:p>Hunter Smart ошейник для собак Ecco L (41-65 см)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7]" office:value-type="string" office:string-value="Hunter Smart ошейник для собак Ecco L (41-65 см) нейлон черный.&lt;br&gt;&lt;br&gt; &#10;Ошейник из нейлона Ecco L – отличное приобретение для Вашей собаки, особенно если она средней или крупной породы. &lt;br&gt; Ошейник сделан из стильного черного нейлона, который прослужит очень долго. Кроме того, в его оформлении задействована хромированная фурнитура. &lt;br&gt; Размеры изделия следующие: обхват шеи – 40-63 см, ширина – 25 мм.&lt;br&gt;  У ошейника имеется удобная пластиковая застежка и пластиковый бегунок, который поможет без труда отрегулировать изделие до нужного размера и так же просто зафиксировать его на шее собаки." calcext:value-type="string">
            <text:p>Hunter Smart ошейник для собак Ecco L (41-65 см) нейлон черный.&lt;br&gt;&lt;br&gt; </text:p>
            <text:p>Ошейник из нейлона Ecco L – отличное приобретение для Вашей собаки, особенно если она средней или крупной породы. &lt;br&gt; Ошейник сделан из стильного черного нейлона, который прослужит очень долго. Кроме того, в его оформлении задействована хромированная фурнитура. &lt;br&gt; Размеры изделия следующие: обхват шеи – 40-63 см, ширина – 25 мм.&lt;br&gt;  У ошейника имеется удобная пластиковая застежка и пластиковый бегунок, который поможет без труда отрегулировать изделие до нужного размера и так же просто зафиксировать его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7]" office:value-type="string" office:string-value="419.00" calcext:value-type="string">
            <text:p>419.00</text:p>
          </table:table-cell>
          <table:table-cell table:formula="of:=['file:///home/andrey/www/home.ru/parse/valta/file_initial.ods'#$file.C3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7]" office:value-type="string" office:string-value="http://tin29.ru/wp-content/uploads/2018/hunter/a9a817b8-3594-11e0-4488-001517e97967.jpg" calcext:value-type="string">
            <text:p>http://tin29.ru/wp-content/uploads/2018/hunter/a9a817b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8]" office:value-type="float" office:value="91630" calcext:value-type="float">
            <text:p>91630</text:p>
          </table:table-cell>
          <table:table-cell table:formula="of:=['file:///home/andrey/www/home.ru/parse/valta/file_initial.ods'#$file.B38]" office:value-type="string" office:string-value="Hunter Smart ошейник для собак Ecco M (35-53 см) нейлон красный" calcext:value-type="string">
            <text:p>Hunter Smart ошейник для собак Ecco M (35-53 см)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8]" office:value-type="string" office:string-value="Решили приобрести новый ошейник для собаки? Тогда обратите внимание на модель ошейника Ecco Sport M (35-53 см) от Hunter Smart (Хантер Смарт)! Изделие рассчитано на собак средних пород и имеет следующие размерные характеристики: обхват шеи – 35-53 см, ширина – 20 мм. Ошейник сделан из качественного нейлона красного цвета, в его оформлении задействована хромированная фурнитура. У этой модели очень удобная пластиковая застежка, а также пластиковый бегунок, который помогает без труда отрегулировать ошейник до нужного размера и зафиксировать его на шее питомца." calcext:value-type="string">
            <text:p>Решили приобрести новый ошейник для собаки? Тогда обратите внимание на модель ошейника Ecco Sport M (35-53 см) от Hunter Smart (Хантер Смарт)! Изделие рассчитано на собак средних пород и имеет следующие размерные характеристики: обхват шеи – 35-53 см, ширина – 20 мм. Ошейник сделан из качественного нейлона красного цвета, в его оформлении задействована хромированная фурнитура. У этой модели очень удобная пластиковая застежка, а также пластиковый бегунок, который помогает без труда отрегулировать ошейник до нужного размера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8]" office:value-type="string" office:string-value="316.00" calcext:value-type="string">
            <text:p>316.00</text:p>
          </table:table-cell>
          <table:table-cell table:formula="of:=['file:///home/andrey/www/home.ru/parse/valta/file_initial.ods'#$file.C3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8]" office:value-type="string" office:string-value="http://tin29.ru/wp-content/uploads/2018/hunter/ecdfc760-3594-11e0-4488-001517e97967.jpg" calcext:value-type="string">
            <text:p>http://tin29.ru/wp-content/uploads/2018/hunter/ecdfc76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9]" office:value-type="float" office:value="91633" calcext:value-type="float">
            <text:p>91633</text:p>
          </table:table-cell>
          <table:table-cell table:formula="of:=['file:///home/andrey/www/home.ru/parse/valta/file_initial.ods'#$file.B39]" office:value-type="string" office:string-value="Hunter Smart ошейник для собак Ecco M (35-53 см) нейлон черный" calcext:value-type="string">
            <text:p>Hunter Smart ошейник для собак Ecco M (35-53 см)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9]" office:value-type="string" office:string-value="Модель ошейника Ecco M (35-53 см) от Hunter Smart (Хантер Смарт) – отличное приобретение для Вашей собаки! Он подойдет четвероногим средних пород (обхват шеи – 35-53 см, ширина – 20 мм). Изделие выполнено из стильного черного нейлона и украшено хромированной фурнитурой. У ошейника очень удобная пластиковая застежка. А кроме того – пластиковый бегунок, с помощью которого можно без труда подогнать изделие до нужного размера и зафиксировать на шее собаки." calcext:value-type="string">
            <text:p>Модель ошейника Ecco M (35-53 см) от Hunter Smart (Хантер Смарт) – отличное приобретение для Вашей собаки! Он подойдет четвероногим средних пород (обхват шеи – 35-53 см, ширина – 20 мм). Изделие выполнено из стильного черного нейлона и украшено хромированной фурнитурой. У ошейника очень удобная пластиковая застежка. А кроме того – пластиковый бегунок, с помощью которого можно без труда подогнать изделие до нужного размера и зафиксировать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9]" office:value-type="string" office:string-value="316.00" calcext:value-type="string">
            <text:p>316.00</text:p>
          </table:table-cell>
          <table:table-cell table:formula="of:=['file:///home/andrey/www/home.ru/parse/valta/file_initial.ods'#$file.C3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39]" office:value-type="string" office:string-value="http://tin29.ru/wp-content/uploads/2018/hunter/a9a81768-3594-11e0-4488-001517e97967.jpg" calcext:value-type="string">
            <text:p>http://tin29.ru/wp-content/uploads/2018/hunter/a9a8176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0]" office:value-type="float" office:value="92152" calcext:value-type="float">
            <text:p>92152</text:p>
          </table:table-cell>
          <table:table-cell table:formula="of:=['file:///home/andrey/www/home.ru/parse/valta/file_initial.ods'#$file.B40]" office:value-type="string" office:string-value="Hunter Smart ошейник для собак Ecco S (30-45 см) нейлон бирюзовый" calcext:value-type="string">
            <text:p>Hunter Smart ошейник для собак Ecco S (30-45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0]" office:value-type="string" office:string-value="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0]" office:value-type="string" office:string-value="275.00" calcext:value-type="string">
            <text:p>275.00</text:p>
          </table:table-cell>
          <table:table-cell table:formula="of:=['file:///home/andrey/www/home.ru/parse/valta/file_initial.ods'#$file.C4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0]" office:value-type="string" office:string-value="http://tin29.ru/wp-content/uploads/2018/hunter/ae3abcf8-e608-11e1-98fe-001517e97967.jpg" calcext:value-type="string">
            <text:p>http://tin29.ru/wp-content/uploads/2018/hunter/ae3abcf8-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1]" office:value-type="float" office:value="91624" calcext:value-type="float">
            <text:p>91624</text:p>
          </table:table-cell>
          <table:table-cell table:formula="of:=['file:///home/andrey/www/home.ru/parse/valta/file_initial.ods'#$file.B41]" office:value-type="string" office:string-value="Hunter Smart ошейник для собак Ecco S (30-45 см) нейлон красный" calcext:value-type="string">
            <text:p>Hunter Smart ошейник для собак Ecco S (30-45 см)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1]" office:value-type="string" office:string-value="Подбираете ошейник для собаки? Тогда остановите свой выбор на симпатичной модели Ecco S (30-45 см) от Hunter Smart (Хантер Смарт)!» Этот ошейник подойдет собакам мелких и средних пород (обхват шеи – 30-45 см, ширина –15 мм) и наверняка покажется Вам довольно стильной вещицей. Ошейник сделан из крас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 calcext:value-type="string">
            <text:p>Подбираете ошейник для собаки? Тогда остановите свой выбор на симпатичной модели Ecco S (30-45 см) от Hunter Smart (Хантер Смарт)!» Этот ошейник подойдет собакам мелких и средних пород (обхват шеи – 30-45 см, ширина –15 мм) и наверняка покажется Вам довольно стильной вещицей. Ошейник сделан из крас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1]" office:value-type="string" office:string-value="275.00" calcext:value-type="string">
            <text:p>275.00</text:p>
          </table:table-cell>
          <table:table-cell table:formula="of:=['file:///home/andrey/www/home.ru/parse/valta/file_initial.ods'#$file.C4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1]" office:value-type="string" office:string-value="http://tin29.ru/wp-content/uploads/2018/hunter/a9a81718-3594-11e0-4488-001517e97967.jpg" calcext:value-type="string">
            <text:p>http://tin29.ru/wp-content/uploads/2018/hunter/a9a8171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2]" office:value-type="float" office:value="91627" calcext:value-type="float">
            <text:p>91627</text:p>
          </table:table-cell>
          <table:table-cell table:formula="of:=['file:///home/andrey/www/home.ru/parse/valta/file_initial.ods'#$file.B42]" office:value-type="string" office:string-value="Hunter Smart ошейник для собак Ecco S (30-45 см) нейлон черный" calcext:value-type="string">
            <text:p>Hunter Smart ошейник для собак Ecco S (30-45 см)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2]" office:value-type="string" office:string-value="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2]" office:value-type="string" office:string-value="275.00" calcext:value-type="string">
            <text:p>275.00</text:p>
          </table:table-cell>
          <table:table-cell table:formula="of:=['file:///home/andrey/www/home.ru/parse/valta/file_initial.ods'#$file.C4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2]" office:value-type="string" office:string-value="http://tin29.ru/wp-content/uploads/2018/hunter/e6af6d35-f6a0-11e7-812a-005056bf23ce.jpg" calcext:value-type="string">
            <text:p>http://tin29.ru/wp-content/uploads/2018/hunter/e6af6d35-f6a0-11e7-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3]" office:value-type="float" office:value="92151" calcext:value-type="float">
            <text:p>92151</text:p>
          </table:table-cell>
          <table:table-cell table:formula="of:=['file:///home/andrey/www/home.ru/parse/valta/file_initial.ods'#$file.B43]" office:value-type="string" office:string-value="Hunter Smart ошейник для собак Ecco XS (22-34 см) нейлон бирюзовый" calcext:value-type="string">
            <text:p>Hunter Smart ошейник для собак Ecco XS (22-34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3]" office:value-type="string" office:string-value="Получайте удовольствие! Погрузитесь в мир цвета и дизайна. Нейлоновый ошейник для собак мелких и средних пород Ecco ХS от Hunter (Хантер) – отличное приобретение для Вашего питомца! Он подойдет для собак с обхватом шеи – 22-34 см, его ширина – 1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Получайте удовольствие! Погрузитесь в мир цвета и дизайна. Нейлоновый ошейник для собак мелких и средних пород Ecco ХS от Hunter (Хантер) – отличное приобретение для Вашего питомца! Он подойдет для собак с обхватом шеи – 22-34 см, его ширина – 1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3]" office:value-type="string" office:string-value="211.00" calcext:value-type="string">
            <text:p>211.00</text:p>
          </table:table-cell>
          <table:table-cell table:formula="of:=['file:///home/andrey/www/home.ru/parse/valta/file_initial.ods'#$file.C4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3]" office:value-type="string" office:string-value="http://tin29.ru/wp-content/uploads/2018/hunter/ae3abcf6-e608-11e1-98fe-001517e97967.jpg" calcext:value-type="string">
            <text:p>http://tin29.ru/wp-content/uploads/2018/hunter/ae3abcf6-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4]" office:value-type="float" office:value="91618" calcext:value-type="float">
            <text:p>91618</text:p>
          </table:table-cell>
          <table:table-cell table:formula="of:=['file:///home/andrey/www/home.ru/parse/valta/file_initial.ods'#$file.B44]" office:value-type="string" office:string-value="Hunter Smart ошейник для собак Ecco XS (22-34 см) нейлон красный" calcext:value-type="string">
            <text:p>Hunter Smart ошейник для собак Ecco XS (22-34 см)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4]" office:value-type="string" office:string-value="Заняты поиском ошейника для собаки? Тогда обратите внимание на модель ошейника Ecco XS (22-34 см) от Hunter Smart (Хантер Смарт)! Этот ошейник предназначен для собак мелких и средних пород и имеет следующие размеры: обхват шеи – 22-35 см, ширина – 10 мм. Изделие смотрится очень стильно – ошейник сделан из нейлона красного цвета, прочного материала для каждодневного использования. В оформлении ошейника задействована хромированная фурнитура хорошего качества. Кроме того, у этой модели ошейника имеется удобная пластиковая застежка и пластиковый бегунок, который позволяет легко и быстро подогнать изделие по размеру и зафиксировать его на шее собаки." calcext:value-type="string">
            <text:p>Заняты поиском ошейника для собаки? Тогда обратите внимание на модель ошейника Ecco XS (22-34 см) от Hunter Smart (Хантер Смарт)! Этот ошейник предназначен для собак мелких и средних пород и имеет следующие размеры: обхват шеи – 22-35 см, ширина – 10 мм. Изделие смотрится очень стильно – ошейник сделан из нейлона красного цвета, прочного материала для каждодневного использования. В оформлении ошейника задействована хромированная фурнитура хорошего качества. Кроме того, у этой модели ошейника имеется удобная пластиковая застежка и пластиковый бегунок, который позволяет легко и быстро подогнать изделие по размеру и зафиксировать его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4]" office:value-type="string" office:string-value="211.00" calcext:value-type="string">
            <text:p>211.00</text:p>
          </table:table-cell>
          <table:table-cell table:formula="of:=['file:///home/andrey/www/home.ru/parse/valta/file_initial.ods'#$file.C4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4]" office:value-type="string" office:string-value="http://tin29.ru/wp-content/uploads/2018/hunter/a74fdeec-3594-11e0-4488-001517e97967.jpg" calcext:value-type="string">
            <text:p>http://tin29.ru/wp-content/uploads/2018/hunter/a74fdee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5]" office:value-type="float" office:value="91621" calcext:value-type="float">
            <text:p>91621</text:p>
          </table:table-cell>
          <table:table-cell table:formula="of:=['file:///home/andrey/www/home.ru/parse/valta/file_initial.ods'#$file.B45]" office:value-type="string" office:string-value="Hunter Smart ошейник для собак Ecco XS (22-34 см) нейлон черный" calcext:value-type="string">
            <text:p>Hunter Smart ошейник для собак Ecco XS (22-34 см)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5]" office:value-type="string" office:string-value="Подбираете ошейник для собаки? Тогда остановите свой выбор на симпатичной модели Ecco от Hunter Smart (Хантер Смарт)!» Этот ошейник подойдет собакам мелких  пород. Ошейник сделан из высококачествен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 calcext:value-type="string">
            <text:p>Подбираете ошейник для собаки? Тогда остановите свой выбор на симпатичной модели Ecco от Hunter Smart (Хантер Смарт)!» Этот ошейник подойдет собакам мелких <text:s/>пород. Ошейник сделан из высококачествен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5]" office:value-type="string" office:string-value="211.00" calcext:value-type="string">
            <text:p>211.00</text:p>
          </table:table-cell>
          <table:table-cell table:formula="of:=['file:///home/andrey/www/home.ru/parse/valta/file_initial.ods'#$file.C4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5]" office:value-type="string" office:string-value="http://tin29.ru/wp-content/uploads/2018/hunter/9315cf31-f69f-11e7-812a-005056bf23ce.jpg" calcext:value-type="string">
            <text:p>http://tin29.ru/wp-content/uploads/2018/hunter/9315cf31-f69f-11e7-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6]" office:value-type="float" office:value="92161" calcext:value-type="float">
            <text:p>92161</text:p>
          </table:table-cell>
          <table:table-cell table:formula="of:=['file:///home/andrey/www/home.ru/parse/valta/file_initial.ods'#$file.B46]" office:value-type="string" office:string-value="Hunter Smart ошейник для собак Ecco М (35-53 см) нейлон бирюзовый" calcext:value-type="string">
            <text:p>Hunter Smart ошейник для собак Ecco М (35-53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6]" office:value-type="string" office:string-value="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6]" office:value-type="string" office:string-value="321.00" calcext:value-type="string">
            <text:p>321.00</text:p>
          </table:table-cell>
          <table:table-cell table:formula="of:=['file:///home/andrey/www/home.ru/parse/valta/file_initial.ods'#$file.C4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6]" office:value-type="string" office:string-value="http://tin29.ru/wp-content/uploads/2018/hunter/ae3abcfc-e608-11e1-98fe-001517e97967.jpg" calcext:value-type="string">
            <text:p>http://tin29.ru/wp-content/uploads/2018/hunter/ae3abcfc-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7]" office:value-type="float" office:value="92157" calcext:value-type="float">
            <text:p>92157</text:p>
          </table:table-cell>
          <table:table-cell table:formula="of:=['file:///home/andrey/www/home.ru/parse/valta/file_initial.ods'#$file.B47]" office:value-type="string" office:string-value="Hunter Smart ошейник для собак Ecco М (35-53 см) нейлон лиловый" calcext:value-type="string">
            <text:p>Hunter Smart ошейник для собак Ecco М (35-53 см) нейлон лил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7]" office:value-type="string" office:string-value="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лил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 calcext: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лил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7]" office:value-type="string" office:string-value="321.00" calcext:value-type="string">
            <text:p>321.00</text:p>
          </table:table-cell>
          <table:table-cell table:formula="of:=['file:///home/andrey/www/home.ru/parse/valta/file_initial.ods'#$file.C4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7]" office:value-type="string" office:string-value="http://tin29.ru/wp-content/uploads/2018/hunter/ae3abcfa-e608-11e1-98fe-001517e97967.jpg" calcext:value-type="string">
            <text:p>http://tin29.ru/wp-content/uploads/2018/hunter/ae3abcfa-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8]" office:value-type="float" office:value="98012" calcext:value-type="float">
            <text:p>98012</text:p>
          </table:table-cell>
          <table:table-cell table:formula="of:=['file:///home/andrey/www/home.ru/parse/valta/file_initial.ods'#$file.B48]" office:value-type="string" office:string-value="Hunter Smart ошейник для собак Modern Art 27 (20-23,5 см) кожзам ярко-розовый" calcext:value-type="string">
            <text:p>Hunter Smart ошейник для собак Modern Art 27 (20-23,5 см) кожзам ярко-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8]" office:value-type="string" office:string-value="Подбираете ошейник для собаки? Тогда обратите внимание на модель двойного подвернутого ошейника Modern Art 27 (20-23,5 см) от Hunter Smart (Хантер Смарт)! Он сделан из кожзама ярко-розового цвета, в оформлении имеет хромированную фурнитуру и рассчитан на собак мелких пород (размерные характеристики изделия такие: обхват шеи – 20-23,5 см, ширина – 1,4 см). Использование такого ошейника будет очень комфортным и не доставит никаких хлопот при носке. А благодаря стильному внешнему виду изделие очень гармонично будет смотреться на Вашей собаке." calcext:value-type="string">
            <text:p>Подбираете ошейник для собаки? Тогда обратите внимание на модель двойного подвернутого ошейника Modern Art 27 (20-23,5 см) от Hunter Smart (Хантер Смарт)! Он сделан из кожзама ярко-розового цвета, в оформлении имеет хромированную фурнитуру и рассчитан на собак мелких пород (размерные характеристики изделия такие: обхват шеи – 20-23,5 см, ширина – 1,4 см). Использование такого ошейника будет очень комфортным и не доставит никаких хлопот при носке. А благодаря стильному внешнему виду изделие очень гармонично будет смотреться на Вашей собаке.</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8]" office:value-type="string" office:string-value="465.00" calcext:value-type="string">
            <text:p>465.00</text:p>
          </table:table-cell>
          <table:table-cell table:formula="of:=['file:///home/andrey/www/home.ru/parse/valta/file_initial.ods'#$file.C4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8]" office:value-type="string" office:string-value="http://tin29.ru/wp-content/uploads/2018/hunter/cbe8b314-3594-11e0-4488-001517e97967.jpg" calcext:value-type="string">
            <text:p>http://tin29.ru/wp-content/uploads/2018/hunter/cbe8b31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49]" office:value-type="float" office:value="98013" calcext:value-type="float">
            <text:p>98013</text:p>
          </table:table-cell>
          <table:table-cell table:formula="of:=['file:///home/andrey/www/home.ru/parse/valta/file_initial.ods'#$file.B49]" office:value-type="string" office:string-value="Hunter Smart ошейник для собак Modern Art 32 (24-28,5 см) ярко-розовый кожзам" calcext:value-type="string">
            <text:p>Hunter Smart ошейник для собак Modern Art 32 (24-28,5 см) ярко-розовый кожза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49]" office:value-type="string" office:string-value="Ошейник для собак Modern Art 32 (24-28,5 см) от Hunter Smart (Хантер Смарт) – отличное приобретение для Вашего питомца одной из мелких пород. В нем собака будет смотреться очень стильно, а главное, наверняка «оценит» преимущества комфортной носки, которой славятся ошейники этого производителя. Этот двойной подвернутый ошейник Modern Art рассчитан на собак мелких пород и имеет следующие размерные характеристики: обхват шеи – 24-29 см, ширина – 1,4 см. Он сделан из кожзама ярко-розового цвета, в оформлении присутствует хромированная фурнитура." calcext:value-type="string">
            <text:p>Ошейник для собак Modern Art 32 (24-28,5 см) от Hunter Smart (Хантер Смарт) – отличное приобретение для Вашего питомца одной из мелких пород. В нем собака будет смотреться очень стильно, а главное, наверняка «оценит» преимущества комфортной носки, которой славятся ошейники этого производителя. Этот двойной подвернутый ошейник Modern Art рассчитан на собак мелких пород и имеет следующие размерные характеристики: обхват шеи – 24-29 см, ширина – 1,4 см. Он сделан из кожзама ярко-розового цвета, в оформлении присутствует хромированная фурнитур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49]" office:value-type="string" office:string-value="482.00" calcext:value-type="string">
            <text:p>482.00</text:p>
          </table:table-cell>
          <table:table-cell table:formula="of:=['file:///home/andrey/www/home.ru/parse/valta/file_initial.ods'#$file.C4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49]" office:value-type="string" office:string-value="http://tin29.ru/wp-content/uploads/2018/hunter/cbe8b333-3594-11e0-4488-001517e97967.jpg" calcext:value-type="string">
            <text:p>http://tin29.ru/wp-content/uploads/2018/hunter/cbe8b333-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0]" office:value-type="float" office:value="98024" calcext:value-type="float">
            <text:p>98024</text:p>
          </table:table-cell>
          <table:table-cell table:formula="of:=['file:///home/andrey/www/home.ru/parse/valta/file_initial.ods'#$file.B50]" office:value-type="string" office:string-value="Hunter Smart ошейник для собак Modern Art Luxus 27/11 (20-23,5 см) кожзам 1 ряд страз ярко-розовый" calcext:value-type="string">
            <text:p>Hunter Smart ошейник для собак Modern Art Luxus 27/11 (20-23,5 см) кожзам 1 ряд страз ярко-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0]" office:value-type="string" office:string-value="Ошейник для собак Modern Art Luxus 27/11 (20-23,5 см) от Hunter Smart (Хантер Смарт) – прекрасный подарок для Вашей собаки, особенно если питомец одной из мелких пород. Размерные характеристики изделия следующие: обхват шеи – 20-23,5 см, ширина – 1,4 см. Этот ошейник двойной подвернутый, сделан из качественного кожзама ярко-розового цвета, который прослужит очень долго и не вызовет проблем при носке. В его оформлении используется хромированная фурнитура и – самое главное – стразы Swarovski, которые придают изделию очень стильный вид." calcext:value-type="string">
            <text:p>Ошейник для собак Modern Art Luxus 27/11 (20-23,5 см) от Hunter Smart (Хантер Смарт) – прекрасный подарок для Вашей собаки, особенно если питомец одной из мелких пород. Размерные характеристики изделия следующие: обхват шеи – 20-23,5 см, ширина – 1,4 см. Этот ошейник двойной подвернутый, сделан из качественного кожзама ярко-розового цвета, который прослужит очень долго и не вызовет проблем при носке. В его оформлении используется хромированная фурнитура и – самое главное – стразы Swarovski, которые придают изделию очень стильный вид.</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0]" office:value-type="string" office:string-value="1175.00" calcext:value-type="string">
            <text:p>1175.00</text:p>
          </table:table-cell>
          <table:table-cell table:formula="of:=['file:///home/andrey/www/home.ru/parse/valta/file_initial.ods'#$file.C5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0]" office:value-type="string" office:string-value="http://tin29.ru/wp-content/uploads/2018/hunter/cbe8b35a-3594-11e0-4488-001517e97967.jpg" calcext:value-type="string">
            <text:p>http://tin29.ru/wp-content/uploads/2018/hunter/cbe8b35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1]" office:value-type="float" office:value="98025" calcext:value-type="float">
            <text:p>98025</text:p>
          </table:table-cell>
          <table:table-cell table:formula="of:=['file:///home/andrey/www/home.ru/parse/valta/file_initial.ods'#$file.B51]" office:value-type="string" office:string-value="Hunter Smart ошейник для собак Modern Art Luxus 32/11 (24-28,5 см) кожзам 1 ряд страз ярко-розовый" calcext:value-type="string">
            <text:p>Hunter Smart ошейник для собак Modern Art Luxus 32/11 (24-28,5 см) кожзам 1 ряд страз ярко-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1]" office:value-type="string" office:string-value="Ошейник для собак мелких пород Hunter Smart (Хантер смарт) серии Modern Art Luxus (Модерн Арт Луксус) ярко-розового цвета с белой подложкой обязательно понравится вашей маленькой моднице или моднику. Он искусно выполнен из высококачественной лаковой Smart-кожи, имеет хромированную фурнитуру и украшен стразами Swarovski (Сваровски), что делает его прекрасным аксессуаром, в нем ваш любимец не останется незамеченным где бы вы не находились. Ошейник подходит для собачек с обхватом шеи 24- 29 см и имеет ширину 1,4 см." calcext:value-type="string">
            <text:p>Ошейник для собак мелких пород Hunter Smart (Хантер смарт) серии Modern Art Luxus (Модерн Арт Луксус) ярко-розового цвета с белой подложкой обязательно понравится вашей маленькой моднице или моднику. Он искусно выполнен из высококачественной лаковой Smart-кожи, имеет хромированную фурнитуру и украшен стразами Swarovski (Сваровски), что делает его прекрасным аксессуаром, в нем ваш любимец не останется незамеченным где бы вы не находились. Ошейник подходит для собачек с обхватом шеи 24-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1]" office:value-type="string" office:string-value="1306.00" calcext:value-type="string">
            <text:p>1306.00</text:p>
          </table:table-cell>
          <table:table-cell table:formula="of:=['file:///home/andrey/www/home.ru/parse/valta/file_initial.ods'#$file.C5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1]" office:value-type="string" office:string-value="http://tin29.ru/wp-content/uploads/2018/hunter/cbe8b378-3594-11e0-4488-001517e97967.jpg" calcext:value-type="string">
            <text:p>http://tin29.ru/wp-content/uploads/2018/hunter/cbe8b37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52]" office:value-type="float" office:value="92316" calcext:value-type="float">
            <text:p>92316</text:p>
          </table:table-cell>
          <table:table-cell table:formula="of:=['file:///home/andrey/www/home.ru/parse/valta/file_initial.ods'#$file.B52]" office:value-type="string" office:string-value="Hunter Smart ошейник для собак Modern Art Neon 32 (24-28,5 см) заменитель кожи неоновый розовый/желтый" calcext:value-type="string">
            <text:p>Hunter Smart ошейник для собак Modern Art Neon 32 (24-28,5 см) заменитель кожи неоновый розовый/желт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2]" office:value-type="string" office:string-value="Ошейник для собак мелких пород. Двуслойный с подвернутыми краями. Выполнен из яркого лакового заменителя кожи. Ошейник не боится влаги и не трескается на морозе. А яркие неоновые цвета сделают Вашего питомца центром внимания. &lt;br&gt;&#10;Обхват шеи 24-28,5 см, ширина 11 мм.&#10;" calcext:value-type="string">
            <text:p>Ошейник для собак мелких пород. Двуслойный с подвернутыми краями. Выполнен из яркого лакового заменителя кожи. Ошейник не боится влаги и не трескается на морозе. А яркие неоновые цвета сделают Вашего питомца центром внимания. &lt;br&gt;</text:p>
            <text:p>Обхват шеи 24-28,5 см, ширина 11 м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2]" office:value-type="string" office:string-value="629.00" calcext:value-type="string">
            <text:p>629.00</text:p>
          </table:table-cell>
          <table:table-cell table:formula="of:=['file:///home/andrey/www/home.ru/parse/valta/file_initial.ods'#$file.C5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2]" office:value-type="string" office:string-value="http://tin29.ru/wp-content/uploads/2018/hunter/5630162c-71ae-11e5-80d6-00155d298300.jpg, http://tin29.ru/wp-content/uploads/2018/hunter/5630162c-71ae-11e5-80d6-00155d298300_2.jpg" calcext:value-type="string">
            <text:p>http://tin29.ru/wp-content/uploads/2018/hunter/5630162c-71ae-11e5-80d6-00155d298300.jpg, http://tin29.ru/wp-content/uploads/2018/hunter/5630162c-71ae-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3]" office:value-type="float" office:value="91393" calcext:value-type="float">
            <text:p>91393</text:p>
          </table:table-cell>
          <table:table-cell table:formula="of:=['file:///home/andrey/www/home.ru/parse/valta/file_initial.ods'#$file.B53]" office:value-type="string" office:string-value="Hunter Smart ошейник для собак Modern Kroko Luxus 32/11 (24-28,5 см) кожзам лаковый 1 ряд страз черный" calcext:value-type="string">
            <text:p>Hunter Smart ошейник для собак Modern Kroko Luxus 32/11 (24-28,5 см) кожзам лаковый 1 ряд страз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3]" office:value-type="string" office:string-value="Черный лаковый ошейник для собак мелких пород Hunter Smart (Хантер смарт) серии Modern Kroko Luxus 32/11 (Модерн Кроко Люксус 27/11) идеально подойдет для тех, кто ценит красоту и комфорт. Он выполнен из высококачественной лаковой Smart-кожи с имитацией кожи крокодила, имеет хромированную фурнитуру и украшен стразами Swarovski (Сваровски), которые внесут яркости в любой образ. Ошейник подходит для собачек с обхватом шеи 24 - 29 см и имеет ширину 1,4 см." calcext:value-type="string">
            <text:p>Черный лаковый ошейник для собак мелких пород Hunter Smart (Хантер смарт) серии Modern Kroko Luxus 32/11 (Модерн Кроко Люксус 27/11) идеально подойдет для тех, кто ценит красоту и комфорт. Он выполнен из высококачественной лаковой Smart-кожи с имитацией кожи крокодила, имеет хромированную фурнитуру и украшен стразами Swarovski (Сваровски), которые внесут яркости в любой образ. Ошейник подходит для собачек с обхватом шеи 24 -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3]" office:value-type="string" office:string-value="1426.00" calcext:value-type="string">
            <text:p>1426.00</text:p>
          </table:table-cell>
          <table:table-cell table:formula="of:=['file:///home/andrey/www/home.ru/parse/valta/file_initial.ods'#$file.C5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3]" office:value-type="string" office:string-value="http://tin29.ru/wp-content/uploads/2018/hunter/9f82cb52-3594-11e0-4488-001517e97967.jpg" calcext:value-type="string">
            <text:p>http://tin29.ru/wp-content/uploads/2018/hunter/9f82cb5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4]" office:value-type="float" office:value="91399" calcext:value-type="float">
            <text:p>91399</text:p>
          </table:table-cell>
          <table:table-cell table:formula="of:=['file:///home/andrey/www/home.ru/parse/valta/file_initial.ods'#$file.B54]" office:value-type="string" office:string-value="Hunter Smart ошейник для собак Modern Kroko Luxus 37/13 (28- 33,5 см) кожзам лаковый 1 ряд страз красный" calcext:value-type="string">
            <text:p>Hunter Smart ошейник для собак Modern Kroko Luxus 37/13 (28- 33,5 см) кожзам лаковый 1 ряд страз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4]" office:value-type="string" office:string-value="Двойной подвернутый шейник для собак средних пород Hunter Smart (Хантер смарт) серии Modern Kroko Luxus 37/13 (Модерн Кроко Люксус 37/13) красного цвета с черной подложкой выполнен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8 - 34 см и имеет ширину 1,6 см." calcext:value-type="string">
            <text:p>Двойной подвернутый шейник для собак средних пород Hunter Smart (Хантер смарт) серии Modern Kroko Luxus 37/13 (Модерн Кроко Люксус 37/13) красного цвета с черной подложкой выполнен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8 - 34 см и имеет ширину 1,6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4]" office:value-type="string" office:string-value="1635.00" calcext:value-type="string">
            <text:p>1635.00</text:p>
          </table:table-cell>
          <table:table-cell table:formula="of:=['file:///home/andrey/www/home.ru/parse/valta/file_initial.ods'#$file.C5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4]" office:value-type="string" office:string-value="http://tin29.ru/wp-content/uploads/2018/hunter/a1f74215-3594-11e0-4488-001517e97967.jpg" calcext:value-type="string">
            <text:p>http://tin29.ru/wp-content/uploads/2018/hunter/a1f7421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5]" office:value-type="float" office:value="97858" calcext:value-type="float">
            <text:p>97858</text:p>
          </table:table-cell>
          <table:table-cell table:formula="of:=['file:///home/andrey/www/home.ru/parse/valta/file_initial.ods'#$file.B55]" office:value-type="string" office:string-value="Hunter Smart ошейник для собак Modern Luxus 27/11 (20-23,5 см) кожзам 1 ряд страз розовый" calcext:value-type="string">
            <text:p>Hunter Smart ошейник для собак Modern Luxus 27/11 (20-23,5 см) кожзам 1 ряд страз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5]" office:value-type="string" office:string-value="Хотите, чтобы ваш любимец выделялся из толпы? Подарите ему двуслойный ошейник для миниатюрных собак Hunter Smart (Хантер смарт) серии Modern Luxus 27/11 (Модерн Люксус 27/11) с подвернутыми краями, розового цвета с белой подложкой. Он выполнен из высококачественной лаковой Smart-кожи, оснащен хромированной фурнитурой и украшен стразами Swarovski (Сваровски), которые обязательно привлекут внимание к вашему любимцу. Ошейник подходит для собак с обхватом шеи 20 - 23,5 см и имеет ширину 1,4 см." calcext:value-type="string">
            <text:p>Хотите, чтобы ваш любимец выделялся из толпы? Подарите ему двуслойный ошейник для миниатюрных собак Hunter Smart (Хантер смарт) серии Modern Luxus 27/11 (Модерн Люксус 27/11) с подвернутыми краями, розового цвета с белой подложкой. Он выполнен из высококачественной лаковой Smart-кожи, оснащен хромированной фурнитурой и украшен стразами Swarovski (Сваровски), которые обязательно привлекут внимание к вашему любимцу. Ошейник подходит для собак с обхватом шеи 20 - 23,5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5]" office:value-type="string" office:string-value="1234.00" calcext:value-type="string">
            <text:p>1234.00</text:p>
          </table:table-cell>
          <table:table-cell table:formula="of:=['file:///home/andrey/www/home.ru/parse/valta/file_initial.ods'#$file.C5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5]" office:value-type="string" office:string-value="http://tin29.ru/wp-content/uploads/2018/hunter/c0934718-3594-11e0-4488-001517e97967.jpg" calcext:value-type="string">
            <text:p>http://tin29.ru/wp-content/uploads/2018/hunter/c093471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6]" office:value-type="float" office:value="97859" calcext:value-type="float">
            <text:p>97859</text:p>
          </table:table-cell>
          <table:table-cell table:formula="of:=['file:///home/andrey/www/home.ru/parse/valta/file_initial.ods'#$file.B56]" office:value-type="string" office:string-value="Hunter Smart ошейник для собак Modern Luxus 32/11 (24-28,5 см) кожзам 1 ряд страз розовый" calcext:value-type="string">
            <text:p>Hunter Smart ошейник для собак Modern Luxus 32/11 (24-28,5 см) кожзам 1 ряд страз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6]" office:value-type="string" office:string-value="Удивительно красивый, прочный и надежный двуслойный ошейник для миниатюрных собак Hunter Smart (Хантер смарт) серии Modern Luxus 32/11 (Модерн Люксус 32/11). Подвернутые края, розовый цвет с белой подложкой выгодно подчеркнут красоту и стать вашего любимца. Он выполнен из высококачественной лаковой Smart-кожи, оснащен хромированной фурнитурой и украшен стразами Swarovski (Сваровски), что делает еще более его броским. В нем ваш любимец всегда будет привлекать к себе всеобщее внимание. Ошейник подходит для собак с обхватом шеи 24 - 29 см и имеет ширину 1,4 см." calcext:value-type="string">
            <text:p>Удивительно красивый, прочный и надежный двуслойный ошейник для миниатюрных собак Hunter Smart (Хантер смарт) серии Modern Luxus 32/11 (Модерн Люксус 32/11). Подвернутые края, розовый цвет с белой подложкой выгодно подчеркнут красоту и стать вашего любимца. Он выполнен из высококачественной лаковой Smart-кожи, оснащен хромированной фурнитурой и украшен стразами Swarovski (Сваровски), что делает еще более его броским. В нем ваш любимец всегда будет привлекать к себе всеобщее внимание. Ошейник подходит для собак с обхватом шеи 24 -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6]" office:value-type="string" office:string-value="1243.00" calcext:value-type="string">
            <text:p>1243.00</text:p>
          </table:table-cell>
          <table:table-cell table:formula="of:=['file:///home/andrey/www/home.ru/parse/valta/file_initial.ods'#$file.C5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6]" office:value-type="string" office:string-value="http://tin29.ru/wp-content/uploads/2018/hunter/c0934740-3594-11e0-4488-001517e97967.jpg" calcext:value-type="string">
            <text:p>http://tin29.ru/wp-content/uploads/2018/hunter/c093474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7]" office:value-type="float" office:value="97698" calcext:value-type="float">
            <text:p>97698</text:p>
          </table:table-cell>
          <table:table-cell table:formula="of:=['file:///home/andrey/www/home.ru/parse/valta/file_initial.ods'#$file.B57]" office:value-type="string" office:string-value="Hunter Smart ошейник для собак Modern Аrt 27/11 (20-23,5 см) кожзам красный/черный" calcext:value-type="string">
            <text:p>Hunter Smart ошейник для собак Modern Аrt 27/11 (20-23,5 см) кожзам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7]" office:value-type="string" office:string-value="Удобный и симпатичный двуслойный ошейник для миниатюрных собак Hunter Smart (Хантер смарт) серии Modern Аrt 27/11 (Модерн Арт 27/11) с подвернутыми краями, красного цвета с черной подложкой из высококачественной лаковой Smart-кожи. Он оснащен прочной хромированной фурнитурой, которая прослужит вам очень долго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0 - 23,5 см и имеет ширину 1,4 см." calcext:value-type="string">
            <text:p>Удобный и симпатичный двуслойный ошейник для миниатюрных собак Hunter Smart (Хантер смарт) серии Modern Аrt 27/11 (Модерн Арт 27/11) с подвернутыми краями, красного цвета с черной подложкой из высококачественной лаковой Smart-кожи. Он оснащен прочной хромированной фурнитурой, которая прослужит вам очень долго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0 - 23,5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7]" office:value-type="string" office:string-value="465.00" calcext:value-type="string">
            <text:p>465.00</text:p>
          </table:table-cell>
          <table:table-cell table:formula="of:=['file:///home/andrey/www/home.ru/parse/valta/file_initial.ods'#$file.C5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7]" office:value-type="string" office:string-value="http://tin29.ru/wp-content/uploads/2018/hunter/b8816b5e-3594-11e0-4488-001517e97967.jpg" calcext:value-type="string">
            <text:p>http://tin29.ru/wp-content/uploads/2018/hunter/b8816b5e-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8]" office:value-type="float" office:value="97699" calcext:value-type="float">
            <text:p>97699</text:p>
          </table:table-cell>
          <table:table-cell table:formula="of:=['file:///home/andrey/www/home.ru/parse/valta/file_initial.ods'#$file.B58]" office:value-type="string" office:string-value="Hunter Smart ошейник для собак Modern Аrt 32/11 (24-28,5 см) кожзам красный/черный" calcext:value-type="string">
            <text:p>Hunter Smart ошейник для собак Modern Аrt 32/11 (24-28,5 см) кожзам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8]" office:value-type="string" office:string-value="Двуслойный ошейник для миниатюрных собак Hunter Smart (Хантер смарт) серии Modern Аrt 32/11 (Модерн Арт 32/11) с подвернутыми краями, красного цвета с черной подложкой, выполнен из высококачественной лаковой Smart-кожи, оснащен хромированной фурнитурой,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4 - 29 см и имеет ширину 1,4 см." calcext:value-type="string">
            <text:p>Двуслойный ошейник для миниатюрных собак Hunter Smart (Хантер смарт) серии Modern Аrt 32/11 (Модерн Арт 32/11) с подвернутыми краями, красного цвета с черной подложкой, выполнен из высококачественной лаковой Smart-кожи, оснащен хромированной фурнитурой,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4 -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8]" office:value-type="string" office:string-value="506.00" calcext:value-type="string">
            <text:p>506.00</text:p>
          </table:table-cell>
          <table:table-cell table:formula="of:=['file:///home/andrey/www/home.ru/parse/valta/file_initial.ods'#$file.C5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8]" office:value-type="string" office:string-value="http://tin29.ru/wp-content/uploads/2018/hunter/b8816b86-3594-11e0-4488-001517e97967.jpg" calcext:value-type="string">
            <text:p>http://tin29.ru/wp-content/uploads/2018/hunter/b8816b8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59]" office:value-type="float" office:value="91120" calcext:value-type="float">
            <text:p>91120</text:p>
          </table:table-cell>
          <table:table-cell table:formula="of:=['file:///home/andrey/www/home.ru/parse/valta/file_initial.ods'#$file.B59]" office:value-type="string" office:string-value="Hunter Smart ошейник для собак с банданой Ecco Sport Nicki 27 (19-24 см) красный" calcext:value-type="string">
            <text:p>Hunter Smart ошейник для собак с банданой Ecco Sport Nicki 27 (19-24 см)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59]" office:value-type="string" office:string-value="Ошейник из натуральной кожи с банданой из ткани в красную клетку для миниатюрных собак Hunter Smart (Хантер смарт) серии Ecco Sport Nicki 27 (Екко Спорт Никки 27), оснащен хромированной фурнитурой. В нем ваш любимец выделится из любой толпы и привлечет всеобщее внимание! Ошейник подходит для собак с обхватом шеи 19 - 24 см и имеет ширину 1 см." calcext:value-type="string">
            <text:p>Ошейник из натуральной кожи с банданой из ткани в красную клетку для миниатюрных собак Hunter Smart (Хантер смарт) серии Ecco Sport Nicki 27 (Екко Спорт Никки 27), оснащен хромированной фурнитурой. В нем ваш любимец выделится из любой толпы и привлечет всеобщее внимание! Ошейник подходит для собак с обхватом шеи 19 - 24 см и имеет ширину 1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59]" office:value-type="string" office:string-value="465.00" calcext:value-type="string">
            <text:p>465.00</text:p>
          </table:table-cell>
          <table:table-cell table:formula="of:=['file:///home/andrey/www/home.ru/parse/valta/file_initial.ods'#$file.C5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59]" office:value-type="string" office:string-value="http://tin29.ru/wp-content/uploads/2018/hunter/afff0d34-77c4-11e0-0f93-001517e97967.jpg" calcext:value-type="string">
            <text:p>http://tin29.ru/wp-content/uploads/2018/hunter/afff0d34-77c4-11e0-0f93-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0]" office:value-type="float" office:value="91122" calcext:value-type="float">
            <text:p>91122</text:p>
          </table:table-cell>
          <table:table-cell table:formula="of:=['file:///home/andrey/www/home.ru/parse/valta/file_initial.ods'#$file.B60]" office:value-type="string" office:string-value="Hunter Smart ошейник для собак с банданой Ecco Sport Nicki 37 (28-33 см) красный" calcext:value-type="string">
            <text:p>Hunter Smart ошейник для собак с банданой Ecco Sport Nicki 37 (28-33 см)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0]" office:value-type="string" office:string-value="Hunter Smart ошейник для собак с банданой Ecco Sport Nicki 37 (28-33 см) красный&lt;br&gt;&lt;br&gt; Ошейник оснащен хромированной фурнитурой, которая прослужит вам очень долго. С таким аксессуаром ваш любимец всегда будет выделяться из толпы!" calcext:value-type="string">
            <text:p>Hunter Smart ошейник для собак с банданой Ecco Sport Nicki 37 (28-33 см) красный&lt;br&gt;&lt;br&gt; Ошейник оснащен хромированной фурнитурой, которая прослужит вам очень долго. С таким аксессуаром ваш любимец всегда будет выделяться из толпы!</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0]" office:value-type="string" office:string-value="568.00" calcext:value-type="string">
            <text:p>568.00</text:p>
          </table:table-cell>
          <table:table-cell table:formula="of:=['file:///home/andrey/www/home.ru/parse/valta/file_initial.ods'#$file.C6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60]" office:value-type="string" office:string-value="http://tin29.ru/wp-content/uploads/2018/hunter/4eddbed9-5060-11e4-87a4-001517e97967.jpg" calcext:value-type="string">
            <text:p>http://tin29.ru/wp-content/uploads/2018/hunter/4eddbed9-5060-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1]" office:value-type="float" office:value="92187" calcext:value-type="float">
            <text:p>92187</text:p>
          </table:table-cell>
          <table:table-cell table:formula="of:=['file:///home/andrey/www/home.ru/parse/valta/file_initial.ods'#$file.B61]" office:value-type="string" office:string-value="Hunter Smart поводок для собак Ecco 10/110 нейлон бирюзовый" calcext:value-type="string">
            <text:p>Hunter Smart поводок для собак Ecco 10/11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1]" office:value-type="string" office:string-value="Поводок для собак Hunter Ecco Sport 1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0 мм. Цвет: бирюза." calcext:value-type="string">
            <text:p>Поводок для собак Hunter Ecco Sport 1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0 мм. Цвет: бирюз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1]" office:value-type="string" office:string-value="216.00" calcext:value-type="string">
            <text:p>216.00</text:p>
          </table:table-cell>
          <table:table-cell table:formula="of:=['file:///home/andrey/www/home.ru/parse/valta/file_initial.ods'#$file.C61]"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1]" office:value-type="string" office:string-value="http://tin29.ru/wp-content/uploads/2018/hunter/4242206d-e60f-11e1-98fe-001517e97967.jpg" calcext:value-type="string">
            <text:p>http://tin29.ru/wp-content/uploads/2018/hunter/4242206d-e60f-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2]" office:value-type="float" office:value="91084" calcext:value-type="float">
            <text:p>91084</text:p>
          </table:table-cell>
          <table:table-cell table:formula="of:=['file:///home/andrey/www/home.ru/parse/valta/file_initial.ods'#$file.B62]" office:value-type="string" office:string-value="Hunter Smart поводок для собак Ecco 10/110 нейлон красный" calcext:value-type="string">
            <text:p>Hunter Smart поводок для собак Ecco 10/110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2]" office:value-type="string" office:string-value="Нейлоновый красный поводок Hunter Smart (Хантер смарт) серии Eco 10/110 (Эко 10/110), предназначен для собак среднего размера. Его яркая расцветка будет радовать вас в любую погоду, а удобная застежка не доставит дискомфорта любимцу. Поводок имеет ширину 10 мм и длину 110 см." calcext:value-type="string">
            <text:p>Нейлоновый красный поводок Hunter Smart (Хантер смарт) серии Eco 10/110 (Эко 10/110), предназначен для собак среднего размера. Его яркая расцветка будет радовать вас в любую погоду, а удобная застежка не доставит дискомфорта любимцу. Поводок имеет ширину 10 мм и длину 1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2]" office:value-type="string" office:string-value="216.00" calcext:value-type="string">
            <text:p>216.00</text:p>
          </table:table-cell>
          <table:table-cell table:formula="of:=['file:///home/andrey/www/home.ru/parse/valta/file_initial.ods'#$file.C62]"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2]" office:value-type="string" office:string-value="http://tin29.ru/wp-content/uploads/2018/hunter/981afa25-3594-11e0-4488-001517e97967.jpg" calcext:value-type="string">
            <text:p>http://tin29.ru/wp-content/uploads/2018/hunter/981afa2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3]" office:value-type="float" office:value="92188" calcext:value-type="float">
            <text:p>92188</text:p>
          </table:table-cell>
          <table:table-cell table:formula="of:=['file:///home/andrey/www/home.ru/parse/valta/file_initial.ods'#$file.B63]" office:value-type="string" office:string-value="Hunter Smart поводок для собак Ecco 15/110 нейлон бирюзовый" calcext:value-type="string">
            <text:p>Hunter Smart поводок для собак Ecco 15/11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3]" office:value-type="string" office:string-value="Поводок для собак Hunter Ecco Sport 15/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5 мм. Цвет: бирюза." calcext:value-type="string">
            <text:p>Поводок для собак Hunter Ecco Sport 15/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5 мм. Цвет: бирюз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3]" office:value-type="string" office:string-value="278.00" calcext:value-type="string">
            <text:p>278.00</text:p>
          </table:table-cell>
          <table:table-cell table:formula="of:=['file:///home/andrey/www/home.ru/parse/valta/file_initial.ods'#$file.C63]"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3]" office:value-type="string" office:string-value="http://tin29.ru/wp-content/uploads/2018/hunter/4242206f-e60f-11e1-98fe-001517e97967.jpg" calcext:value-type="string">
            <text:p>http://tin29.ru/wp-content/uploads/2018/hunter/4242206f-e60f-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4]" office:value-type="float" office:value="91096" calcext:value-type="float">
            <text:p>91096</text:p>
          </table:table-cell>
          <table:table-cell table:formula="of:=['file:///home/andrey/www/home.ru/parse/valta/file_initial.ods'#$file.B64]" office:value-type="string" office:string-value="Hunter Smart поводок для собак Ecco 20/100 нейлон красный" calcext:value-type="string">
            <text:p>Hunter Smart поводок для собак Ecco 20/100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4]" office:value-type="string" office:string-value="Яркий нейлоновый поводок Hunter Smart (Хантер смарт) серии Eco 20/100 (Эко 20/100), красного цвета, очень удобный и яркий, он будет радовать вас и вашего любимца долгое время. Ошейник имеет ширину 20 мм и длину 100 см." calcext:value-type="string">
            <text:p>Яркий нейлоновый поводок Hunter Smart (Хантер смарт) серии Eco 20/100 (Эко 20/100), красного цвета, очень удобный и яркий, он будет радовать вас и вашего любимца долгое время. Ошейник имеет ширину 20 мм и длину 10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4]" office:value-type="string" office:string-value="339.00" calcext:value-type="string">
            <text:p>339.00</text:p>
          </table:table-cell>
          <table:table-cell table:formula="of:=['file:///home/andrey/www/home.ru/parse/valta/file_initial.ods'#$file.C64]"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4]" office:value-type="string" office:string-value="http://tin29.ru/wp-content/uploads/2018/hunter/981afa93-3594-11e0-4488-001517e97967.jpg" calcext:value-type="string">
            <text:p>http://tin29.ru/wp-content/uploads/2018/hunter/981afa93-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5]" office:value-type="float" office:value="91099" calcext:value-type="float">
            <text:p>91099</text:p>
          </table:table-cell>
          <table:table-cell table:formula="of:=['file:///home/andrey/www/home.ru/parse/valta/file_initial.ods'#$file.B65]" office:value-type="string" office:string-value="Hunter Smart поводок для собак Ecco 20/100 нейлон черный" calcext:value-type="string">
            <text:p>Hunter Smart поводок для собак Ecco 20/100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5]" office:value-type="string" office:string-value="Нейлоновый поводок Hunter Smart (Хантер смарт) серии Eco 20/100 (Эко 20/100), черного цвета удобен и практичен. Порадует как своего владельца, так и его хозяина. Поводок имеет ширину 20 мм и длину 110 см." calcext:value-type="string">
            <text:p>Нейлоновый поводок Hunter Smart (Хантер смарт) серии Eco 20/100 (Эко 20/100), черного цвета удобен и практичен. Порадует как своего владельца, так и его хозяина. Поводок имеет ширину 20 мм и длину 1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5]" office:value-type="string" office:string-value="339.00" calcext:value-type="string">
            <text:p>339.00</text:p>
          </table:table-cell>
          <table:table-cell table:formula="of:=['file:///home/andrey/www/home.ru/parse/valta/file_initial.ods'#$file.C65]"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5]" office:value-type="string" office:string-value="http://tin29.ru/wp-content/uploads/2018/hunter/981afad9-3594-11e0-4488-001517e97967.jpg" calcext:value-type="string">
            <text:p>http://tin29.ru/wp-content/uploads/2018/hunter/981afad9-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6]" office:value-type="float" office:value="92189" calcext:value-type="float">
            <text:p>92189</text:p>
          </table:table-cell>
          <table:table-cell table:formula="of:=['file:///home/andrey/www/home.ru/parse/valta/file_initial.ods'#$file.B66]" office:value-type="string" office:string-value="Hunter Smart поводок для собак Ecco 20/110 нейлон бирюзовый" calcext:value-type="string">
            <text:p>Hunter Smart поводок для собак Ecco 20/11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6]" office:value-type="string" office:string-value="Поводок для собак Hunter Ecco Sport 2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20 мм. Цвет: бирюза." calcext:value-type="string">
            <text:p>Поводок для собак Hunter Ecco Sport 2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20 мм. Цвет: бирюз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6]" office:value-type="string" office:string-value="339.00" calcext:value-type="string">
            <text:p>339.00</text:p>
          </table:table-cell>
          <table:table-cell table:formula="of:=['file:///home/andrey/www/home.ru/parse/valta/file_initial.ods'#$file.C66]"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66]" office:value-type="string" office:string-value="http://tin29.ru/wp-content/uploads/2018/hunter/42422071-e60f-11e1-98fe-001517e97967.jpg" calcext:value-type="string">
            <text:p>http://tin29.ru/wp-content/uploads/2018/hunter/42422071-e60f-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7]" office:value-type="float" office:value="91114" calcext:value-type="float">
            <text:p>91114</text:p>
          </table:table-cell>
          <table:table-cell table:formula="of:=['file:///home/andrey/www/home.ru/parse/valta/file_initial.ods'#$file.B67]" office:value-type="string" office:string-value="Hunter Smart поводок-перестежка Ecco 20/200 нейлон красный" calcext:value-type="string">
            <text:p>Hunter Smart поводок-перестежка Ecco 20/200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7]" office:value-type="string" office:string-value="Нейлоновый поводок-перестежка Hunter Smart (Хантер смарт) серии Eco 20/200 (Эко 20/200), красного цвета - полезный и яркий аксессуар. Насыщенный цвет и удобная застежка порадуют вас и вашего любимца. Поводок имеет 2 карабина и 3 кольца, что позволяет варьировать его длину для вашего удобства. Ширина поводка 20 мм, максимальная длина 180 см." calcext:value-type="string">
            <text:p>Нейлоновый поводок-перестежка Hunter Smart (Хантер смарт) серии Eco 20/200 (Эко 20/200), красного цвета - полезный и яркий аксессуар. Насыщенный цвет и удобная застежка порадуют вас и вашего любимца. Поводок имеет 2 карабина и 3 кольца, что позволяет варьировать его длину для вашего удобства. Ширина поводка 20 мм, максимальная длина 18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7]" office:value-type="string" office:string-value="594.00" calcext:value-type="string">
            <text:p>594.00</text:p>
          </table:table-cell>
          <table:table-cell table:formula="of:=['file:///home/andrey/www/home.ru/parse/valta/file_initial.ods'#$file.C67]"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67]" office:value-type="string" office:string-value="http://tin29.ru/wp-content/uploads/2018/hunter/ea85e18e-3594-11e0-4488-001517e97967.jpg" calcext:value-type="string">
            <text:p>http://tin29.ru/wp-content/uploads/2018/hunter/ea85e18e-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8]" office:value-type="float" office:value="91117" calcext:value-type="float">
            <text:p>91117</text:p>
          </table:table-cell>
          <table:table-cell table:formula="of:=['file:///home/andrey/www/home.ru/parse/valta/file_initial.ods'#$file.B68]" office:value-type="string" office:string-value="Hunter Smart поводок-перестежка Ecco 20/200 нейлон черный" calcext:value-type="string">
            <text:p>Hunter Smart поводок-перестежка Ecco 20/200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8]" office:value-type="string" office:string-value="Нейлоновый поводок-перестежка Hunter Smart (Хантер смарт) серии Eco 20/200 (Эко 20/200), черного цвета удобен и практичен. Надежная застежка порадует вас и вашего любимца. Поводок имеет 2 карабина и 3 кольца, что позволяет изменять его длину для вашего удобства. Ширина поводка 20 мм, максимальная длина 180 см." calcext:value-type="string">
            <text:p>Нейлоновый поводок-перестежка Hunter Smart (Хантер смарт) серии Eco 20/200 (Эко 20/200), черного цвета удобен и практичен. Надежная застежка порадует вас и вашего любимца. Поводок имеет 2 карабина и 3 кольца, что позволяет изменять его длину для вашего удобства. Ширина поводка 20 мм, максимальная длина 18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8]" office:value-type="string" office:string-value="594.00" calcext:value-type="string">
            <text:p>594.00</text:p>
          </table:table-cell>
          <table:table-cell table:formula="of:=['file:///home/andrey/www/home.ru/parse/valta/file_initial.ods'#$file.C68]"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68]" office:value-type="string" office:string-value="http://tin29.ru/wp-content/uploads/2018/hunter/ea85e1b6-3594-11e0-4488-001517e97967.jpg" calcext:value-type="string">
            <text:p>http://tin29.ru/wp-content/uploads/2018/hunter/ea85e1b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69]" office:value-type="float" office:value="91108" calcext:value-type="float">
            <text:p>91108</text:p>
          </table:table-cell>
          <table:table-cell table:formula="of:=['file:///home/andrey/www/home.ru/parse/valta/file_initial.ods'#$file.B69]" office:value-type="string" office:string-value="Hunter Smart поводок-перестежка Ecco15/200 нейлон красный" calcext:value-type="string">
            <text:p>Hunter Smart поводок-перестежка Ecco15/200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69]" office:value-type="string" office:string-value="Нейлоновый поводок-перестежка Hunter Smart (Хантер смарт) серии Eco 15/200 (Эко 15/200), красного цвета - выбор практичных хозяев, которые любят своего питомца. Поводок имеет 2 карабина и 3 кольца, что позволяет менять его длину для вашего удобства. Ширина поводка 15 мм, максимальная длина 180 см." calcext:value-type="string">
            <text:p>Нейлоновый поводок-перестежка Hunter Smart (Хантер смарт) серии Eco 15/200 (Эко 15/200), красного цвета - выбор практичных хозяев, которые любят своего питомца. Поводок имеет 2 карабина и 3 кольца, что позволяет менять его длину для вашего удобства. Ширина поводка 15 мм, максимальная длина 18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69]" office:value-type="string" office:string-value="514.00" calcext:value-type="string">
            <text:p>514.00</text:p>
          </table:table-cell>
          <table:table-cell table:formula="of:=['file:///home/andrey/www/home.ru/parse/valta/file_initial.ods'#$file.C69]"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69]" office:value-type="string" office:string-value="http://tin29.ru/wp-content/uploads/2018/hunter/ea85e148-3594-11e0-4488-001517e97967.jpg" calcext:value-type="string">
            <text:p>http://tin29.ru/wp-content/uploads/2018/hunter/ea85e14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0]" office:value-type="float" office:value="92444" calcext:value-type="float">
            <text:p>92444</text:p>
          </table:table-cell>
          <table:table-cell table:formula="of:=['file:///home/andrey/www/home.ru/parse/valta/file_initial.ods'#$file.B70]" office:value-type="string" office:string-value="Hunter Smart расческа для собак с короткой шерстью, вращающиеся зубчики" calcext:value-type="string">
            <text:p>Hunter Smart расческа для собак с короткой шерстью, вращающиеся зубчики</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0]" office:value-type="string" office:string-value="Расческа для собак и кошек с короткой шерстью. &lt;br&gt;Закругленные вращающиеся зубчики легко удалят отмершую шерсть и грязь и приведут в порядок вашего любимца. &lt;br&gt;Расческа выполнена из пластика и нержавеющей стали, что делает ее прочной и долговечной. Для собак и кошек с короткой шерстью." calcext:value-type="string">
            <text:p>Расческа для собак и кошек с короткой шерстью. &lt;br&gt;Закругленные вращающиеся зубчики легко удалят отмершую шерсть и грязь и приведут в порядок вашего любимца. &lt;br&gt;Расческа выполнена из пластика и нержавеющей стали, что делает ее прочной и долговечной. Для собак и кошек с короткой шерстью.</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0]" office:value-type="string" office:string-value="591.00" calcext:value-type="string">
            <text:p>591.00</text:p>
          </table:table-cell>
          <table:table-cell table:formula="of:=['file:///home/andrey/www/home.ru/parse/valta/file_initial.ods'#$file.C70]"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0]" office:value-type="string" office:string-value="http://tin29.ru/wp-content/uploads/2018/hunter/fe06ff14-43e7-11e4-87a4-001517e97967.jpg" calcext:value-type="string">
            <text:p>http://tin29.ru/wp-content/uploads/2018/hunter/fe06ff14-43e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1]" office:value-type="float" office:value="92443" calcext:value-type="float">
            <text:p>92443</text:p>
          </table:table-cell>
          <table:table-cell table:formula="of:=['file:///home/andrey/www/home.ru/parse/valta/file_initial.ods'#$file.B71]" office:value-type="string" office:string-value="Hunter Smart расческа от блох" calcext:value-type="string">
            <text:p>Hunter Smart расческа от блох</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1]" office:value-type="string" office:string-value="Расческа для собак и кошек от компании Hunter  (Хантер) выполнена из пластика и нержавеющей стали, что делает ее прочной и долговечной." calcext:value-type="string">
            <text:p>Расческа для собак и кошек от компании Hunter <text:s/>(Хантер) выполнена из пластика и нержавеющей стали, что делает ее прочной и долговечн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1]" office:value-type="string" office:string-value="624.00" calcext:value-type="string">
            <text:p>624.00</text:p>
          </table:table-cell>
          <table:table-cell table:formula="of:=['file:///home/andrey/www/home.ru/parse/valta/file_initial.ods'#$file.C71]"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1]" office:value-type="string" office:string-value="http://tin29.ru/wp-content/uploads/2018/hunter/042dd591-5077-11e4-87a4-001517e97967.jpg" calcext:value-type="string">
            <text:p>http://tin29.ru/wp-content/uploads/2018/hunter/042dd591-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2]" office:value-type="float" office:value="92451" calcext:value-type="float">
            <text:p>92451</text:p>
          </table:table-cell>
          <table:table-cell table:formula="of:=['file:///home/andrey/www/home.ru/parse/valta/file_initial.ods'#$file.B72]" office:value-type="string" office:string-value="Hunter Smart расческа очень частая" calcext:value-type="string">
            <text:p>Hunter Smart расческа очень част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2]" office:value-type="string" office:string-value="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2]" office:value-type="string" office:string-value="416.00" calcext:value-type="string">
            <text:p>416.00</text:p>
          </table:table-cell>
          <table:table-cell table:formula="of:=['file:///home/andrey/www/home.ru/parse/valta/file_initial.ods'#$file.C72]"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2]" office:value-type="string" office:string-value="http://tin29.ru/wp-content/uploads/2018/hunter/c7c76895-5077-11e4-87a4-001517e97967.jpg" calcext:value-type="string">
            <text:p>http://tin29.ru/wp-content/uploads/2018/hunter/c7c76895-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3]" office:value-type="float" office:value="92448" calcext:value-type="float">
            <text:p>92448</text:p>
          </table:table-cell>
          <table:table-cell table:formula="of:=['file:///home/andrey/www/home.ru/parse/valta/file_initial.ods'#$file.B73]" office:value-type="string" office:string-value="Hunter Smart расческа с вращающимися зубчиками большая" calcext:value-type="string">
            <text:p>Hunter Smart расческа с вращающимися зубчиками больш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3]" office:value-type="string" office:string-value="Хотите, чтобы шерсть вашего питомца выглядела блестящей и здоровой? Обратите внимание на расческу для собак с густой шерстью от Hunter Smart (Хантер Смарт). &lt;br&gt;&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3]" office:value-type="string" office:string-value="763.00" calcext:value-type="string">
            <text:p>763.00</text:p>
          </table:table-cell>
          <table:table-cell table:formula="of:=['file:///home/andrey/www/home.ru/parse/valta/file_initial.ods'#$file.C73]"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3]" office:value-type="string" office:string-value="http://tin29.ru/wp-content/uploads/2018/hunter/6406be1a-5077-11e4-87a4-001517e97967.jpg" calcext:value-type="string">
            <text:p>http://tin29.ru/wp-content/uploads/2018/hunter/6406be1a-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4]" office:value-type="float" office:value="92447" calcext:value-type="float">
            <text:p>92447</text:p>
          </table:table-cell>
          <table:table-cell table:formula="of:=['file:///home/andrey/www/home.ru/parse/valta/file_initial.ods'#$file.B74]" office:value-type="string" office:string-value="Hunter Smart расческа с вращающимися зубчиками средняя" calcext:value-type="string">
            <text:p>Hunter Smart расческа с вращающимися зубчиками средня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4]" office:value-type="string" office:string-value="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lt;br&gt; Расческа выполнена из пластика и нержавеющей стали, что делает ее прочной и долговечной."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lt;br&gt; Расческа выполнена из пластика и нержавеющей стали, что делает ее прочной и долговечн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4]" office:value-type="string" office:string-value="694.00" calcext:value-type="string">
            <text:p>694.00</text:p>
          </table:table-cell>
          <table:table-cell table:formula="of:=['file:///home/andrey/www/home.ru/parse/valta/file_initial.ods'#$file.C74]"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4]" office:value-type="string" office:string-value="http://tin29.ru/wp-content/uploads/2018/hunter/4b489061-5077-11e4-87a4-001517e97967.jpg" calcext:value-type="string">
            <text:p>http://tin29.ru/wp-content/uploads/2018/hunter/4b489061-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5]" office:value-type="float" office:value="92441" calcext:value-type="float">
            <text:p>92441</text:p>
          </table:table-cell>
          <table:table-cell table:formula="of:=['file:///home/andrey/www/home.ru/parse/valta/file_initial.ods'#$file.B75]" office:value-type="string" office:string-value="Hunter Smart расческа-грабли с вращающимися зубчиками" calcext:value-type="string">
            <text:p>Hunter Smart расческа-грабли с вращающимися зубчиками</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5]" office:value-type="string" office:string-value="Расческа-грабли с вращающимися зубчиками для собак. Идельно подходит для собак с густым подшерстком." calcext:value-type="string">
            <text:p>Расческа-грабли с вращающимися зубчиками для собак. Идельно подходит для собак с густым подшерстко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5]" office:value-type="string" office:string-value="609.00" calcext:value-type="string">
            <text:p>609.00</text:p>
          </table:table-cell>
          <table:table-cell table:formula="of:=['file:///home/andrey/www/home.ru/parse/valta/file_initial.ods'#$file.C75]" office:value-type="string" office:string-value="Категория: Расческа" calcext:value-type="string">
            <text:p>Категория: Расческа</text:p>
          </table:table-cell>
          <table:table-cell table:number-columns-repeated="2"/>
          <table:table-cell table:formula="of:=['file:///home/andrey/www/home.ru/parse/valta/file_initial.ods'#$file.F75]" office:value-type="string" office:string-value="http://tin29.ru/wp-content/uploads/2018/hunter/c956d1cc-5076-11e4-87a4-001517e97967.jpg" calcext:value-type="string">
            <text:p>http://tin29.ru/wp-content/uploads/2018/hunter/c956d1cc-5076-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6]" office:value-type="float" office:value="97949" calcext:value-type="float">
            <text:p>97949</text:p>
          </table:table-cell>
          <table:table-cell table:formula="of:=['file:///home/andrey/www/home.ru/parse/valta/file_initial.ods'#$file.B76]" office:value-type="string" office:string-value="Hunter Smart резиновая грумерская щетка красная" calcext:value-type="string">
            <text:p>Hunter Smart резиновая грумерская щетка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6]" office:value-type="string" office:string-value="Hunter Smart резиновая грумерская щетка красная.&lt;br&gt;&lt;br&gt;Резиновая щетка для собак и кошек удаляет отмершую шерсть, мягко массажируя кожу вашего питомца, способствуя росту новой здоровой шерсти. &lt;br&gt;&lt;br&gt;Эргономическая форма и дизайн щетки порадуют самого требовательного владельца. &lt;br&gt;Щетка выполнена из резины и оснащена удобным ремешком, который будет надежно сидеть на руке." calcext:value-type="string">
            <text:p>Hunter Smart резиновая грумерская щетка красная.&lt;br&gt;&lt;br&gt;Резиновая щетка для собак и кошек удаляет отмершую шерсть, мягко массажируя кожу вашего питомца, способствуя росту новой здоровой шерсти. &lt;br&gt;&lt;br&gt;Эргономическая форма и дизайн щетки порадуют самого требовательного владельца. &lt;br&gt;Щетка выполнена из резины и оснащена удобным ремешком, который будет надежно сидеть на руке.</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6]" office:value-type="string" office:string-value="560.00" calcext:value-type="string">
            <text:p>560.00</text:p>
          </table:table-cell>
          <table:table-cell table:formula="of:=['file:///home/andrey/www/home.ru/parse/valta/file_initial.ods'#$file.C76]" office:value-type="string" office:string-value="Категория: Щетка" calcext:value-type="string">
            <text:p>Категория: Щетка</text:p>
          </table:table-cell>
          <table:table-cell table:number-columns-repeated="2"/>
          <table:table-cell table:formula="of:=['file:///home/andrey/www/home.ru/parse/valta/file_initial.ods'#$file.F76]" office:value-type="string" office:string-value="http://tin29.ru/wp-content/uploads/2018/hunter/c5f91611-3594-11e0-4488-001517e97967.jpg" calcext:value-type="string">
            <text:p>http://tin29.ru/wp-content/uploads/2018/hunter/c5f91611-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7]" office:value-type="float" office:value="97983" calcext:value-type="float">
            <text:p>97983</text:p>
          </table:table-cell>
          <table:table-cell table:formula="of:=['file:///home/andrey/www/home.ru/parse/valta/file_initial.ods'#$file.B77]" office:value-type="string" office:string-value="Hunter Smart резиновая перчатка для вычесывания шерсти оранжевая" calcext:value-type="string">
            <text:p>Hunter Smart резиновая перчатка для вычесывания шерсти оранже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7]" office:value-type="string" office:string-value="Удаляет отмершую шерсть, мягко массируя кожу вашего питомца, способствует росту новой здоровой шерсти. Эргономическая форма и дизайн щетки порадуют самого требовательного хозяина. Щетка выполнена из резины и имеет двустороннюю поверхность, что позволяет работать в ней как правой, так и левой рукой." calcext:value-type="string">
            <text:p>Удаляет отмершую шерсть, мягко массируя кожу вашего питомца, способствует росту новой здоровой шерсти. Эргономическая форма и дизайн щетки порадуют самого требовательного хозяина. Щетка выполнена из резины и имеет двустороннюю поверхность, что позволяет работать в ней как правой, так и левой рук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7]" office:value-type="string" office:string-value="712.00" calcext:value-type="string">
            <text:p>712.00</text:p>
          </table:table-cell>
          <table:table-cell table:formula="of:=['file:///home/andrey/www/home.ru/parse/valta/file_initial.ods'#$file.C77]" office:value-type="string" office:string-value="Категория: Щетка" calcext:value-type="string">
            <text:p>Категория: Щетка</text:p>
          </table:table-cell>
          <table:table-cell table:number-columns-repeated="2"/>
          <table:table-cell table:formula="of:=['file:///home/andrey/www/home.ru/parse/valta/file_initial.ods'#$file.F77]" office:value-type="string" office:string-value="http://tin29.ru/wp-content/uploads/2018/hunter/c8eb18be-3594-11e0-4488-001517e97967.jpg" calcext:value-type="string">
            <text:p>http://tin29.ru/wp-content/uploads/2018/hunter/c8eb18be-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8]" office:value-type="float" office:value="91081" calcext:value-type="float">
            <text:p>91081</text:p>
          </table:table-cell>
          <table:table-cell table:formula="of:=['file:///home/andrey/www/home.ru/parse/valta/file_initial.ods'#$file.B78]" office:value-type="string" office:string-value="Hunter Smart сворка Ecco M (40-65/2 см) нейлон черная" calcext:value-type="string">
            <text:p>Hunter Smart сворка Ecco M (40-65/2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8]" office:value-type="string" office:string-value="Сворка (спарка) Huter Smart ECO М (Хантер Смарт Эко М) для собак средних и крупны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40-63 см, регулируется благодаря пластиковому бегунку, ширина 2 см. Сворка необходима владельцам нескольких собак во время путешествий, выставок, а также для выгула собак в людных, оживленных местах." calcext:value-type="string">
            <text:p>Сворка (спарка) Huter Smart ECO М (Хантер Смарт Эко М) для собак средних и крупны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40-63 см, регулируется благодаря пластиковому бегунку, ширина 2 см. Сворка необходима владельцам нескольких собак во время путешествий, выставок, а также для выгула собак в людных, оживленных местах.</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8]" office:value-type="string" office:string-value="660.00" calcext:value-type="string">
            <text:p>660.00</text:p>
          </table:table-cell>
          <table:table-cell table:formula="of:=['file:///home/andrey/www/home.ru/parse/valta/file_initial.ods'#$file.C78]" office:value-type="string" office:string-value="Категория: Сворка" calcext:value-type="string">
            <text:p>Категория: Сворка</text:p>
          </table:table-cell>
          <table:table-cell table:number-columns-repeated="2"/>
          <table:table-cell table:formula="of:=['file:///home/andrey/www/home.ru/parse/valta/file_initial.ods'#$file.F78]" office:value-type="string" office:string-value="http://tin29.ru/wp-content/uploads/2018/hunter/981af9fd-3594-11e0-4488-001517e97967.jpg" calcext:value-type="string">
            <text:p>http://tin29.ru/wp-content/uploads/2018/hunter/981af9fd-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79]" office:value-type="float" office:value="91075" calcext:value-type="float">
            <text:p>91075</text:p>
          </table:table-cell>
          <table:table-cell table:formula="of:=['file:///home/andrey/www/home.ru/parse/valta/file_initial.ods'#$file.B79]" office:value-type="string" office:string-value="Hunter Smart сворка Ecco S (30-50/1 см) нейлон черная" calcext:value-type="string">
            <text:p>Hunter Smart сворка Ecco S (30-50/1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79]" office:value-type="string" office:string-value="Сворка (спарка) Hunter Smart ECO S (Хантер Смарт Эко С) для собак мелки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28 - 44 см, регулируется благодаря пластиковому бегунку, ширина 1 см. Сворка необходима владельцам нескольких собак во время путешествий, выставок, а также для выгула собак в людных, оживленных местах." calcext:value-type="string">
            <text:p>Сворка (спарка) Hunter Smart ECO S (Хантер Смарт Эко С) для собак мелки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28 - 44 см, регулируется благодаря пластиковому бегунку, ширина 1 см. Сворка необходима владельцам нескольких собак во время путешествий, выставок, а также для выгула собак в людных, оживленных местах.</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79]" office:value-type="string" office:string-value="344.00" calcext:value-type="string">
            <text:p>344.00</text:p>
          </table:table-cell>
          <table:table-cell table:formula="of:=['file:///home/andrey/www/home.ru/parse/valta/file_initial.ods'#$file.C79]" office:value-type="string" office:string-value="Категория: Сворка" calcext:value-type="string">
            <text:p>Категория: Сворка</text:p>
          </table:table-cell>
          <table:table-cell table:number-columns-repeated="2"/>
          <table:table-cell table:formula="of:=['file:///home/andrey/www/home.ru/parse/valta/file_initial.ods'#$file.F79]" office:value-type="string" office:string-value="http://tin29.ru/wp-content/uploads/2018/hunter/981af9d5-3594-11e0-4488-001517e97967.jpg" calcext:value-type="string">
            <text:p>http://tin29.ru/wp-content/uploads/2018/hunter/981af9d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0]" office:value-type="float" office:value="92454" calcext:value-type="float">
            <text:p>92454</text:p>
          </table:table-cell>
          <table:table-cell table:formula="of:=['file:///home/andrey/www/home.ru/parse/valta/file_initial.ods'#$file.B80]" office:value-type="string" office:string-value="Hunter Smart сликер большой желтый/серый" calcext:value-type="string">
            <text:p>Hunter Smart сликер большой желтый/сер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0]" office:value-type="string" office:string-value="Сликер Hunter Smart  -  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 calcext:value-type="string">
            <text:p>Сликер Hunter Smart <text:s/>- <text:s/>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0]" office:value-type="string" office:string-value="694.00" calcext:value-type="string">
            <text:p>694.00</text:p>
          </table:table-cell>
          <table:table-cell table:formula="of:=['file:///home/andrey/www/home.ru/parse/valta/file_initial.ods'#$file.C80]" office:value-type="string" office:string-value="Категория: Сликеры" calcext:value-type="string">
            <text:p>Категория: Сликеры</text:p>
          </table:table-cell>
          <table:table-cell table:number-columns-repeated="2"/>
          <table:table-cell table:formula="of:=['file:///home/andrey/www/home.ru/parse/valta/file_initial.ods'#$file.F80]" office:value-type="string" office:string-value="http://tin29.ru/wp-content/uploads/2018/hunter/50aa639e-507b-11e4-87a4-001517e97967.jpg" calcext:value-type="string">
            <text:p>http://tin29.ru/wp-content/uploads/2018/hunter/50aa639e-507b-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1]" office:value-type="float" office:value="92452" calcext:value-type="float">
            <text:p>92452</text:p>
          </table:table-cell>
          <table:table-cell table:formula="of:=['file:///home/andrey/www/home.ru/parse/valta/file_initial.ods'#$file.B81]" office:value-type="string" office:string-value="Hunter Smart сликер маленький желтый/серый" calcext:value-type="string">
            <text:p>Hunter Smart сликер маленький желтый/сер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1]" office:value-type="string" office:string-value="Сликер Hunter Smart (Хантер Смарт) малый - инструмент для ухода за шерстью кошек и собак мелких пород с мягкой или густой длинной шерстью. &lt;br&gt;Упругие зубчики из нержавеющей стали мягко скользят, не травмируя кожу и не электризуя шерсть, удаляя отмерший подшерсток.&lt;br&gt; Удобная пластиковая ручка не выскользнет из рук." calcext:value-type="string">
            <text:p>Сликер Hunter Smart (Хантер Смарт) малый - инструмент для ухода за шерстью кошек и собак мелких пород с мягкой или густой длинной шерстью. &lt;br&gt;Упругие зубчики из нержавеющей стали мягко скользят, не травмируя кожу и не электризуя шерсть, удаляя отмерший подшерсток.&lt;br&gt; Удобная пластиковая ручка не выскользнет из рук.</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1]" office:value-type="string" office:string-value="555.00" calcext:value-type="string">
            <text:p>555.00</text:p>
          </table:table-cell>
          <table:table-cell table:formula="of:=['file:///home/andrey/www/home.ru/parse/valta/file_initial.ods'#$file.C81]" office:value-type="string" office:string-value="Категория: Сликеры" calcext:value-type="string">
            <text:p>Категория: Сликеры</text:p>
          </table:table-cell>
          <table:table-cell table:number-columns-repeated="2"/>
          <table:table-cell table:formula="of:=['file:///home/andrey/www/home.ru/parse/valta/file_initial.ods'#$file.F81]" office:value-type="string" office:string-value="http://tin29.ru/wp-content/uploads/2018/hunter/e7de1567-5077-11e4-87a4-001517e97967.jpg" calcext:value-type="string">
            <text:p>http://tin29.ru/wp-content/uploads/2018/hunter/e7de1567-5077-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2]" office:value-type="float" office:value="92453" calcext:value-type="float">
            <text:p>92453</text:p>
          </table:table-cell>
          <table:table-cell table:formula="of:=['file:///home/andrey/www/home.ru/parse/valta/file_initial.ods'#$file.B82]" office:value-type="string" office:string-value="Hunter Smart сликер средний желтый/серый" calcext:value-type="string">
            <text:p>Hunter Smart сликер средний желтый/сер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2]" office:value-type="string" office:string-value="Сликер Hunter Smart  -  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 calcext:value-type="string">
            <text:p>Сликер Hunter Smart <text:s/>- <text:s/>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2]" office:value-type="string" office:string-value="624.00" calcext:value-type="string">
            <text:p>624.00</text:p>
          </table:table-cell>
          <table:table-cell table:formula="of:=['file:///home/andrey/www/home.ru/parse/valta/file_initial.ods'#$file.C82]" office:value-type="string" office:string-value="Категория: Сликеры" calcext:value-type="string">
            <text:p>Категория: Сликеры</text:p>
          </table:table-cell>
          <table:table-cell table:number-columns-repeated="2"/>
          <table:table-cell table:formula="of:=['file:///home/andrey/www/home.ru/parse/valta/file_initial.ods'#$file.F82]" office:value-type="string" office:string-value="http://tin29.ru/wp-content/uploads/2018/hunter/3c03935e-507b-11e4-87a4-001517e97967.jpg" calcext:value-type="string">
            <text:p>http://tin29.ru/wp-content/uploads/2018/hunter/3c03935e-507b-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83]" office:value-type="float" office:value="91387" calcext:value-type="float">
            <text:p>91387</text:p>
          </table:table-cell>
          <table:table-cell table:formula="of:=['file:///home/andrey/www/home.ru/parse/valta/file_initial.ods'#$file.B83]" office:value-type="string" office:string-value="Hunter Smart шлейка для кошек и собак Retro Flower нейлон розовая" calcext:value-type="string">
            <text:p>Hunter Smart шлейка для кошек и собак Retro Flower нейлон розо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3]" office:value-type="string" office:string-value="Hunter Smart шлейка для кошек и собак Retro Flower нейлон розовая.  &lt;br&gt;&lt;br&gt;&#10;Нейлоновая шлейка для кошек и собак с поводком 1,2 метра.  &lt;br&gt;&#10;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10;Шлейка подходит животным с обхватом шеи 22-33 см, обхватом груди 22-46 см.&lt;br&gt;&#10;Цвет - розовый с орнаментом." calcext:value-type="string">
            <text:p>Hunter Smart шлейка для кошек и собак Retro Flower нейлон розов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озовый с орнаменто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3]" office:value-type="string" office:string-value="818.00" calcext:value-type="string">
            <text:p>818.00</text:p>
          </table:table-cell>
          <table:table-cell table:formula="of:=['file:///home/andrey/www/home.ru/parse/valta/file_initial.ods'#$file.C83]" office:value-type="string" office:string-value="Категория: Шлейки" calcext:value-type="string">
            <text:p>Категория: Шлейки</text:p>
          </table:table-cell>
          <table:table-cell table:number-columns-repeated="2"/>
          <table:table-cell table:formula="of:=['file:///home/andrey/www/home.ru/parse/valta/file_initial.ods'#$file.F83]" office:value-type="string" office:string-value="http://tin29.ru/wp-content/uploads/2018/hunter/9f82cabd-3594-11e0-4488-001517e97967.jpg" calcext:value-type="string">
            <text:p>http://tin29.ru/wp-content/uploads/2018/hunter/9f82cabd-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84]" office:value-type="float" office:value="91379" calcext:value-type="float">
            <text:p>91379</text:p>
          </table:table-cell>
          <table:table-cell table:formula="of:=['file:///home/andrey/www/home.ru/parse/valta/file_initial.ods'#$file.B84]" office:value-type="string" office:string-value="Hunter Smart шлейка для кошек и собак Seventies нейлон оранжевая" calcext:value-type="string">
            <text:p>Hunter Smart шлейка для кошек и собак Seventies нейлон оранже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4]" office:value-type="string" office:string-value="Hunter Smart шлейка для кошек и собак Seventies нейлон оранжевая.  &lt;br&gt;&lt;br&gt;&#10;Нейлоновая шлейка для кошек и собак с поводком 1,2 метра.  &lt;br&gt;&#10;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10;Шлейка подходит животным с обхватом шеи 22-33 см, обхватом груди 22-46 см.&lt;br&gt;&#10;Цвет - оранжевый с орнаментом." calcext:value-type="string">
            <text:p>Hunter Smart шлейка для кошек и собак Seventies нейлон оранжев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оранжевый с орнаменто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4]" office:value-type="string" office:string-value="671.00" calcext:value-type="string">
            <text:p>671.00</text:p>
          </table:table-cell>
          <table:table-cell table:formula="of:=['file:///home/andrey/www/home.ru/parse/valta/file_initial.ods'#$file.C84]" office:value-type="string" office:string-value="Категория: Шлейки" calcext:value-type="string">
            <text:p>Категория: Шлейки</text:p>
          </table:table-cell>
          <table:table-cell table:number-columns-repeated="2"/>
          <table:table-cell table:formula="of:=['file:///home/andrey/www/home.ru/parse/valta/file_initial.ods'#$file.F84]" office:value-type="string" office:string-value="http://tin29.ru/wp-content/uploads/2018/hunter/9d2224e8-3594-11e0-4488-001517e97967.jpg" calcext:value-type="string">
            <text:p>http://tin29.ru/wp-content/uploads/2018/hunter/9d2224e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85]" office:value-type="float" office:value="91380" calcext:value-type="float">
            <text:p>91380</text:p>
          </table:table-cell>
          <table:table-cell table:formula="of:=['file:///home/andrey/www/home.ru/parse/valta/file_initial.ods'#$file.B85]" office:value-type="string" office:string-value="Hunter Smart шлейка для кошек и собак Seventies нейлон розовый" calcext:value-type="string">
            <text:p>Hunter Smart шлейка для кошек и собак Seventies нейлон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5]" office:value-type="string" office:string-value="Hunter Smart шлейка для кошек и собак Seventies нейлон розовый.  &lt;br&gt;&lt;br&gt;&#10;Нейлоновая шлейка для кошек и собак с поводком 1,2 метра.  &lt;br&gt;&#10;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10;Шлейка подходит животным с обхватом шеи 22-33 см, обхватом груди 22-46 см.&lt;br&gt;&#10;Цвет - розовый с орнаментом." calcext:value-type="string">
            <text:p>Hunter Smart шлейка для кошек и собак Seventies нейлон розовый.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озовый с орнаменто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5]" office:value-type="string" office:string-value="671.00" calcext:value-type="string">
            <text:p>671.00</text:p>
          </table:table-cell>
          <table:table-cell table:formula="of:=['file:///home/andrey/www/home.ru/parse/valta/file_initial.ods'#$file.C85]" office:value-type="string" office:string-value="Категория: Шлейки" calcext:value-type="string">
            <text:p>Категория: Шлейки</text:p>
          </table:table-cell>
          <table:table-cell table:number-columns-repeated="2"/>
          <table:table-cell table:formula="of:=['file:///home/andrey/www/home.ru/parse/valta/file_initial.ods'#$file.F85]" office:value-type="string" office:string-value="http://tin29.ru/wp-content/uploads/2018/hunter/9f82c9e0-3594-11e0-4488-001517e97967.jpg" calcext:value-type="string">
            <text:p>http://tin29.ru/wp-content/uploads/2018/hunter/9f82c9e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86]" office:value-type="float" office:value="91382" calcext:value-type="float">
            <text:p>91382</text:p>
          </table:table-cell>
          <table:table-cell table:formula="of:=['file:///home/andrey/www/home.ru/parse/valta/file_initial.ods'#$file.B86]" office:value-type="string" office:string-value="Hunter Smart шлейка для кошек и собак Stripes нейлон разноцветная" calcext:value-type="string">
            <text:p>Hunter Smart шлейка для кошек и собак Stripes нейлон разноцвет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6]" office:value-type="string" office:string-value="Hunter Smart шлейка для кошек и собак Stripes нейлон разноцветная.   &lt;br&gt;&lt;br&gt;&#10;Нейлоновая шлейка для кошек и собак с поводком 1,2 метра.  &lt;br&gt;&#10;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10;Шлейка подходит животным с обхватом шеи 22-33 см, обхватом груди 22-46 см.&lt;br&gt;&#10;Цвет - разноцветная." calcext:value-type="string">
            <text:p>Hunter Smart шлейка для кошек и собак Stripes нейлон разноцветн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азноцветная.</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6]" office:value-type="string" office:string-value="876.00" calcext:value-type="string">
            <text:p>876.00</text:p>
          </table:table-cell>
          <table:table-cell table:formula="of:=['file:///home/andrey/www/home.ru/parse/valta/file_initial.ods'#$file.C86]" office:value-type="string" office:string-value="Категория: Шлейки" calcext:value-type="string">
            <text:p>Категория: Шлейки</text:p>
          </table:table-cell>
          <table:table-cell table:number-columns-repeated="2"/>
          <table:table-cell table:formula="of:=['file:///home/andrey/www/home.ru/parse/valta/file_initial.ods'#$file.F86]" office:value-type="string" office:string-value="http://tin29.ru/wp-content/uploads/2018/hunter/9f82ca27-3594-11e0-4488-001517e97967.jpg" calcext:value-type="string">
            <text:p>http://tin29.ru/wp-content/uploads/2018/hunter/9f82ca27-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7]" office:value-type="float" office:value="91042" calcext:value-type="float">
            <text:p>91042</text:p>
          </table:table-cell>
          <table:table-cell table:formula="of:=['file:///home/andrey/www/home.ru/parse/valta/file_initial.ods'#$file.B87]" office:value-type="string" office:string-value="Hunter Smart шлейка для собак Ecco Sport L (54-87/59-100 см) нейлон красная" calcext:value-type="string">
            <text:p>Hunter Smart шлейка для собак Ecco Sport L (54-87/59-100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7]" office:value-type="string" office:string-value="Hunter Smart шлейка для собак Ecco Sport L (54-87/59-100 см) нейлон красная Нейлоновая шлейка для собак мелких и средних пород Hunter Smart (Хантер Смарт) серии ECO L (Эко) красного цвета очень удобна так как регулируется в широких пределах. В шлейке ваш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 calcext:value-type="string">
            <text:p>Hunter Smart шлейка для собак Ecco Sport L (54-87/59-100 см) нейлон красная Нейлоновая шлейка для собак мелких и средних пород Hunter Smart (Хантер Смарт) серии ECO L (Эко) красного цвета очень удобна так как регулируется в широких пределах. В шлейке ваш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7]" office:value-type="string" office:string-value="907.00" calcext:value-type="string">
            <text:p>907.00</text:p>
          </table:table-cell>
          <table:table-cell table:formula="of:=['file:///home/andrey/www/home.ru/parse/valta/file_initial.ods'#$file.C87]" office:value-type="string" office:string-value="Категория: Шлейки" calcext:value-type="string">
            <text:p>Категория: Шлейки</text:p>
          </table:table-cell>
          <table:table-cell table:number-columns-repeated="2"/>
          <table:table-cell table:formula="of:=['file:///home/andrey/www/home.ru/parse/valta/file_initial.ods'#$file.F87]" office:value-type="string" office:string-value="http://tin29.ru/wp-content/uploads/2018/hunter/a532e2a4-505f-11e4-87a4-001517e97967.jpg" calcext:value-type="string">
            <text:p>http://tin29.ru/wp-content/uploads/2018/hunter/a532e2a4-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8]" office:value-type="float" office:value="91045" calcext:value-type="float">
            <text:p>91045</text:p>
          </table:table-cell>
          <table:table-cell table:formula="of:=['file:///home/andrey/www/home.ru/parse/valta/file_initial.ods'#$file.B88]" office:value-type="string" office:string-value="Hunter Smart шлейка для собак Ecco Sport L (54-87/59-100 см) нейлон черная" calcext:value-type="string">
            <text:p>Hunter Smart шлейка для собак Ecco Sport L (54-87/59-100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8]" office:value-type="string" office:string-value="Нейлоновая шлейка для собак мелких и средних пород Hunter Smart (Хантер Смарт) серии ECO L (Эко) чер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 calcext:value-type="string">
            <text:p>Нейлоновая шлейка для собак мелких и средних пород Hunter Smart (Хантер Смарт) серии ECO L (Эко) чер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8]" office:value-type="string" office:string-value="907.00" calcext:value-type="string">
            <text:p>907.00</text:p>
          </table:table-cell>
          <table:table-cell table:formula="of:=['file:///home/andrey/www/home.ru/parse/valta/file_initial.ods'#$file.C88]" office:value-type="string" office:string-value="Категория: Шлейки" calcext:value-type="string">
            <text:p>Категория: Шлейки</text:p>
          </table:table-cell>
          <table:table-cell table:number-columns-repeated="2"/>
          <table:table-cell table:formula="of:=['file:///home/andrey/www/home.ru/parse/valta/file_initial.ods'#$file.F88]" office:value-type="string" office:string-value="http://tin29.ru/wp-content/uploads/2018/hunter/95a280d2-3594-11e0-4488-001517e97967.jpg" calcext:value-type="string">
            <text:p>http://tin29.ru/wp-content/uploads/2018/hunter/95a280d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89]" office:value-type="float" office:value="92168" calcext:value-type="float">
            <text:p>92168</text:p>
          </table:table-cell>
          <table:table-cell table:formula="of:=['file:///home/andrey/www/home.ru/parse/valta/file_initial.ods'#$file.B89]" office:value-type="string" office:string-value="Hunter Smart шлейка для собак Ecco Sport S (30-45/33-54 см) нейлон бирюзовый" calcext:value-type="string">
            <text:p>Hunter Smart шлейка для собак Ecco Sport S (30-45/33-54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89]" office:value-type="string" office:string-value="Удобная и практичная шлейка для собак оснащена хромированной фурнитурой и прочными пластиковыми бегунками позволяющими регулировать размер шлейки в широком диапазоне. Обхват шеи 30-45 см, обхват груди 33-54 см. Высококачественный нейлон от hunter  не покрывается зацепками в процессе носки, как это происходит с аналогами конкурентов." calcext:value-type="string">
            <text:p>Удобная и практичная шлейка для собак оснащена хромированной фурнитурой и прочными пластиковыми бегунками позволяющими регулировать размер шлейки в широком диапазоне. Обхват шеи 30-45 см, обхват груди 33-54 см. Высококачественный нейлон от hunter <text:s/>не покрывается зацепками в процессе носки, как это происходит с аналогами конкурентов.</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89]" office:value-type="string" office:string-value="447.00" calcext:value-type="string">
            <text:p>447.00</text:p>
          </table:table-cell>
          <table:table-cell table:formula="of:=['file:///home/andrey/www/home.ru/parse/valta/file_initial.ods'#$file.C89]" office:value-type="string" office:string-value="Категория: Шлейки" calcext:value-type="string">
            <text:p>Категория: Шлейки</text:p>
          </table:table-cell>
          <table:table-cell table:number-columns-repeated="2"/>
          <table:table-cell table:formula="of:=['file:///home/andrey/www/home.ru/parse/valta/file_initial.ods'#$file.F89]" office:value-type="string" office:string-value="http://tin29.ru/wp-content/uploads/2018/hunter/ae3abd02-e608-11e1-98fe-001517e97967.jpg" calcext:value-type="string">
            <text:p>http://tin29.ru/wp-content/uploads/2018/hunter/ae3abd02-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0]" office:value-type="float" office:value="91030" calcext:value-type="float">
            <text:p>91030</text:p>
          </table:table-cell>
          <table:table-cell table:formula="of:=['file:///home/andrey/www/home.ru/parse/valta/file_initial.ods'#$file.B90]" office:value-type="string" office:string-value="Hunter Smart шлейка для собак Ecco Sport S (30-45/33-54 см) нейлон красная" calcext:value-type="string">
            <text:p>Hunter Smart шлейка для собак Ecco Sport S (30-45/33-54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0]" office:value-type="string" office:string-value="Нейлоновая шлейка для собак мелких и средних пород Hunter Smart (Хантер Смарт) серии ECO S (Эко) крас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30-46 см, обхватом груди 38-52 см. Ширина шлиц - 1,0 см." calcext:value-type="string">
            <text:p>Нейлоновая шлейка для собак мелких и средних пород Hunter Smart (Хантер Смарт) серии ECO S (Эко) крас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30-46 см, обхватом груди 38-52 см. Ширина шлиц - 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0]" office:value-type="string" office:string-value="447.00" calcext:value-type="string">
            <text:p>447.00</text:p>
          </table:table-cell>
          <table:table-cell table:formula="of:=['file:///home/andrey/www/home.ru/parse/valta/file_initial.ods'#$file.C90]" office:value-type="string" office:string-value="Категория: Шлейки" calcext:value-type="string">
            <text:p>Категория: Шлейки</text:p>
          </table:table-cell>
          <table:table-cell table:number-columns-repeated="2"/>
          <table:table-cell table:formula="of:=['file:///home/andrey/www/home.ru/parse/valta/file_initial.ods'#$file.F90]" office:value-type="string" office:string-value="http://tin29.ru/wp-content/uploads/2018/hunter/95a28082-3594-11e0-4488-001517e97967.jpg" calcext:value-type="string">
            <text:p>http://tin29.ru/wp-content/uploads/2018/hunter/95a2808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1]" office:value-type="float" office:value="91024" calcext:value-type="float">
            <text:p>91024</text:p>
          </table:table-cell>
          <table:table-cell table:formula="of:=['file:///home/andrey/www/home.ru/parse/valta/file_initial.ods'#$file.B91]" office:value-type="string" office:string-value="Hunter Smart шлейка для собак Ecco Sport XS (23-35/25-41 см) нейлон красная" calcext:value-type="string">
            <text:p>Hunter Smart шлейка для собак Ecco Sport XS (23-35/25-41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1]" office:value-type="string" office:string-value="Hunter Smart шлейка для собак Ecco Sport XS (23-35/25-41 см) нейлон красная&lt;br&gt;&lt;br&gt;Нейлоновая шлейка для собак мелких и средних пород Hunter Smart (Хантер Смарт) серии ECO ХS (Эко) красного цвета очень удобна при небольших размерах питомца. &lt;br&gt;В шлейке ваш маленьк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lt;br&gt;Шлейка подходит животным с обхватом шеи 23-35 см, обхватом груди 25-41 см. Ширина шлиц - 1,0 см." calcext:value-type="string">
            <text:p>Hunter Smart шлейка для собак Ecco Sport XS (23-35/25-41 см) нейлон красная&lt;br&gt;&lt;br&gt;Нейлоновая шлейка для собак мелких и средних пород Hunter Smart (Хантер Смарт) серии ECO ХS (Эко) красного цвета очень удобна при небольших размерах питомца. &lt;br&gt;В шлейке ваш маленьк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lt;br&gt;Шлейка подходит животным с обхватом шеи 23-35 см, обхватом груди 25-41 см. Ширина шлиц - 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1]" office:value-type="string" office:string-value="316.00" calcext:value-type="string">
            <text:p>316.00</text:p>
          </table:table-cell>
          <table:table-cell table:formula="of:=['file:///home/andrey/www/home.ru/parse/valta/file_initial.ods'#$file.C91]" office:value-type="string" office:string-value="Категория: Шлейки" calcext:value-type="string">
            <text:p>Категория: Шлейки</text:p>
          </table:table-cell>
          <table:table-cell table:number-columns-repeated="2"/>
          <table:table-cell table:formula="of:=['file:///home/andrey/www/home.ru/parse/valta/file_initial.ods'#$file.F91]" office:value-type="string" office:string-value="http://tin29.ru/wp-content/uploads/2018/hunter/73c00cb0-505f-11e4-87a4-001517e97967.jpg" calcext:value-type="string">
            <text:p>http://tin29.ru/wp-content/uploads/2018/hunter/73c00cb0-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2]" office:value-type="float" office:value="92163" calcext:value-type="float">
            <text:p>92163</text:p>
          </table:table-cell>
          <table:table-cell table:formula="of:=['file:///home/andrey/www/home.ru/parse/valta/file_initial.ods'#$file.B92]" office:value-type="string" office:string-value="Hunter Smart шлейка для собак Ecco Sport XS (23-35/25-41 см) нейлон лиловый" calcext:value-type="string">
            <text:p>Hunter Smart шлейка для собак Ecco Sport XS (23-35/25-41 см) нейлон лил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2]" office:value-type="string" office:string-value="Шлейка для собак Ecco Sport ХS (Экко Спорт). Оснащена хромированной фурнитурой и прочными пластиковыми застежками. Обхват шеи 23-35 см, обхват груди 25-41 см. Пластиковые бегунки на шлицах позволяют регулировать и фиксировать размер шлейки." calcext:value-type="string">
            <text:p>Шлейка для собак Ecco Sport ХS (Экко Спорт). Оснащена хромированной фурнитурой и прочными пластиковыми застежками. Обхват шеи 23-35 см, обхват груди 25-41 см. Пластиковые бегунки на шлицах позволяют регулировать и фиксировать размер шлей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2]" office:value-type="string" office:string-value="316.00" calcext:value-type="string">
            <text:p>316.00</text:p>
          </table:table-cell>
          <table:table-cell table:formula="of:=['file:///home/andrey/www/home.ru/parse/valta/file_initial.ods'#$file.C92]" office:value-type="string" office:string-value="Категория: Шлейки" calcext:value-type="string">
            <text:p>Категория: Шлейки</text:p>
          </table:table-cell>
          <table:table-cell table:number-columns-repeated="2"/>
          <table:table-cell table:formula="of:=['file:///home/andrey/www/home.ru/parse/valta/file_initial.ods'#$file.F92]" office:value-type="string" office:string-value="http://tin29.ru/wp-content/uploads/2018/hunter/ae3abd00-e608-11e1-98fe-001517e97967.jpg" calcext:value-type="string">
            <text:p>http://tin29.ru/wp-content/uploads/2018/hunter/ae3abd00-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3]" office:value-type="float" office:value="91036" calcext:value-type="float">
            <text:p>91036</text:p>
          </table:table-cell>
          <table:table-cell table:formula="of:=['file:///home/andrey/www/home.ru/parse/valta/file_initial.ods'#$file.B93]" office:value-type="string" office:string-value="Hunter Smart шлейка для собак Ecco Sport М (42-65/45-76 см) нейлон красная" calcext:value-type="string">
            <text:p>Hunter Smart шлейка для собак Ecco Sport М (42-65/45-76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3]" office:value-type="string" office:string-value="Hunter Smart шлейка для собак Ecco Sport М (42-65/45-76 см) нейлон красная Нейлоновая шлейка для собак средних и крупных пород Hunter Smart (Хантер Смарт) серии ECO М (Эко) красного цвета очень удобна так как регулируется в широких пределах.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42-65 см, обхватом груди 45-76 см. Ширина шлиц - 2,0 см." calcext:value-type="string">
            <text:p>Hunter Smart шлейка для собак Ecco Sport М (42-65/45-76 см) нейлон красная Нейлоновая шлейка для собак средних и крупных пород Hunter Smart (Хантер Смарт) серии ECO М (Эко) красного цвета очень удобна так как регулируется в широких пределах.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42-65 см, обхватом груди 45-76 см. Ширина шлиц - 2,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3]" office:value-type="string" office:string-value="578.00" calcext:value-type="string">
            <text:p>578.00</text:p>
          </table:table-cell>
          <table:table-cell table:formula="of:=['file:///home/andrey/www/home.ru/parse/valta/file_initial.ods'#$file.C93]" office:value-type="string" office:string-value="Категория: Шлейки" calcext:value-type="string">
            <text:p>Категория: Шлейки</text:p>
          </table:table-cell>
          <table:table-cell table:number-columns-repeated="2"/>
          <table:table-cell table:formula="of:=['file:///home/andrey/www/home.ru/parse/valta/file_initial.ods'#$file.F93]" office:value-type="string" office:string-value="http://tin29.ru/wp-content/uploads/2018/hunter/8c98698c-505f-11e4-87a4-001517e97967.jpg" calcext:value-type="string">
            <text:p>http://tin29.ru/wp-content/uploads/2018/hunter/8c98698c-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4]" office:value-type="float" office:value="91066" calcext:value-type="float">
            <text:p>91066</text:p>
          </table:table-cell>
          <table:table-cell table:formula="of:=['file:///home/andrey/www/home.ru/parse/valta/file_initial.ods'#$file.B94]" office:value-type="string" office:string-value="Hunter Smart шлейка для собак Ecco Квик L (52-74/55-79 см) нейлон красная" calcext:value-type="string">
            <text:p>Hunter Smart шлейка для собак Ecco Квик L (52-74/55-79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4]" office:value-type="string" office:string-value="Hunter Smart шлейка для собак Ecco Квик L (52-74/55-79 см) нейлон красная Нейлоновая шлейка для собак крупных пород Hunter Smart (Хантер Смарт) серии ECO Quick М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52-74 см, обхватом груди 55-79 см. Ширина шлиц - 2,5 см." calcext:value-type="string">
            <text:p>Hunter Smart шлейка для собак Ecco Квик L (52-74/55-79 см) нейлон красная Нейлоновая шлейка для собак крупных пород Hunter Smart (Хантер Смарт) серии ECO Quick М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52-74 см, обхватом груди 55-79 см. Ширина шлиц -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4]" office:value-type="string" office:string-value="1180.00" calcext:value-type="string">
            <text:p>1180.00</text:p>
          </table:table-cell>
          <table:table-cell table:formula="of:=['file:///home/andrey/www/home.ru/parse/valta/file_initial.ods'#$file.C94]" office:value-type="string" office:string-value="Категория: Шлейки" calcext:value-type="string">
            <text:p>Категория: Шлейки</text:p>
          </table:table-cell>
          <table:table-cell table:number-columns-repeated="2"/>
          <table:table-cell table:formula="of:=['file:///home/andrey/www/home.ru/parse/valta/file_initial.ods'#$file.F94]" office:value-type="string" office:string-value="http://tin29.ru/wp-content/uploads/2018/hunter/1a7cf061-5060-11e4-87a4-001517e97967.jpg" calcext:value-type="string">
            <text:p>http://tin29.ru/wp-content/uploads/2018/hunter/1a7cf061-5060-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95]" office:value-type="float" office:value="91069" calcext:value-type="float">
            <text:p>91069</text:p>
          </table:table-cell>
          <table:table-cell table:formula="of:=['file:///home/andrey/www/home.ru/parse/valta/file_initial.ods'#$file.B95]" office:value-type="string" office:string-value="Hunter Smart шлейка для собак Ecco Квик L (52-74/55-79 см) нейлон черная" calcext:value-type="string">
            <text:p>Hunter Smart шлейка для собак Ecco Квик L (52-74/55-79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5]" office:value-type="string" office:string-value="Hunter Smart шлейка для собак Ecco Квик L (52-74/55-79 см) нейлон черная&lt;br&gt;&lt;br&gt; &#10;В шлейке ваш четвероногий друг на прогулке будет чувствовать себя комфортно, так как ничего не будет мешать ему при движении. &lt;br&gt;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lt;br&gt; Шлейка снабжена одной пластиковой застежкой, что позволит очень быстро одеть её на собаку. &lt;br&gt; Подходит животным с обхватом шеи 52-74 см, обхватом груди 55-79 см. Ширина шлиц - 2,5 см." calcext:value-type="string">
            <text:p>Hunter Smart шлейка для собак Ecco Квик L (52-74/55-79 см) нейлон черная&lt;br&gt;&lt;br&gt; </text:p>
            <text:p>В шлейке ваш четвероногий друг на прогулке будет чувствовать себя комфортно, так как ничего не будет мешать ему при движении. &lt;br&gt;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lt;br&gt; Шлейка снабжена одной пластиковой застежкой, что позволит очень быстро одеть её на собаку. &lt;br&gt; Подходит животным с обхватом шеи 52-74 см, обхватом груди 55-79 см. Ширина шлиц -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5]" office:value-type="string" office:string-value="1180.00" calcext:value-type="string">
            <text:p>1180.00</text:p>
          </table:table-cell>
          <table:table-cell table:formula="of:=['file:///home/andrey/www/home.ru/parse/valta/file_initial.ods'#$file.C95]" office:value-type="string" office:string-value="Категория: Шлейки" calcext:value-type="string">
            <text:p>Категория: Шлейки</text:p>
          </table:table-cell>
          <table:table-cell table:number-columns-repeated="2"/>
          <table:table-cell table:formula="of:=['file:///home/andrey/www/home.ru/parse/valta/file_initial.ods'#$file.F95]" office:value-type="string" office:string-value="http://tin29.ru/wp-content/uploads/2018/hunter/31427a60-5060-11e4-87a4-001517e97967.jpg" calcext:value-type="string">
            <text:p>http://tin29.ru/wp-content/uploads/2018/hunter/31427a60-5060-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6]" office:value-type="float" office:value="91060" calcext:value-type="float">
            <text:p>91060</text:p>
          </table:table-cell>
          <table:table-cell table:formula="of:=['file:///home/andrey/www/home.ru/parse/valta/file_initial.ods'#$file.B96]" office:value-type="string" office:string-value="Hunter Smart шлейка для собак Ecco Квик M (46-65/48-70 см) нейлон красная" calcext:value-type="string">
            <text:p>Hunter Smart шлейка для собак Ecco Квик M (46-65/48-70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6]" office:value-type="string" office:string-value="Hunter Smart шлейка для собак Ecco Квик M (46-65/48-70 см) нейлон красная&lt;br&gt;&lt;br&gt;Нейлоновая шлейка для собак средних и крупных пород Hunter Smart (Хантер Смарт) серии ECO Quick М (Эко Квик) красного цвета. &lt;br&gt;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46-65 см, обхватом груди 48-70 см. Ширина шлиц - 2,0 см." calcext:value-type="string">
            <text:p>Hunter Smart шлейка для собак Ecco Квик M (46-65/48-70 см) нейлон красная&lt;br&gt;&lt;br&gt;Нейлоновая шлейка для собак средних и крупных пород Hunter Smart (Хантер Смарт) серии ECO Quick М (Эко Квик) красного цвета. &lt;br&gt;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46-65 см, обхватом груди 48-70 см. Ширина шлиц - 2,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6]" office:value-type="string" office:string-value="971.00" calcext:value-type="string">
            <text:p>971.00</text:p>
          </table:table-cell>
          <table:table-cell table:formula="of:=['file:///home/andrey/www/home.ru/parse/valta/file_initial.ods'#$file.C96]" office:value-type="string" office:string-value="Категория: Шлейки" calcext:value-type="string">
            <text:p>Категория: Шлейки</text:p>
          </table:table-cell>
          <table:table-cell table:number-columns-repeated="2"/>
          <table:table-cell table:formula="of:=['file:///home/andrey/www/home.ru/parse/valta/file_initial.ods'#$file.F96]" office:value-type="string" office:string-value="http://tin29.ru/wp-content/uploads/2018/hunter/fea3b70d-505f-11e4-87a4-001517e97967.jpg" calcext:value-type="string">
            <text:p>http://tin29.ru/wp-content/uploads/2018/hunter/fea3b70d-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7]" office:value-type="float" office:value="91063" calcext:value-type="float">
            <text:p>91063</text:p>
          </table:table-cell>
          <table:table-cell table:formula="of:=['file:///home/andrey/www/home.ru/parse/valta/file_initial.ods'#$file.B97]" office:value-type="string" office:string-value="Hunter Smart шлейка для собак Ecco Квик M (46-65/48-70 см) нейлон черная" calcext:value-type="string">
            <text:p>Hunter Smart шлейка для собак Ecco Квик M (46-65/48-70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7]" office:value-type="string" office:string-value="Нейлоновая шлейка для собак средних и крупных пород Hunter Smart (Хантер Смарт) серии ECO Quick М (Эко Квик) чер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42-46 см, обхватом груди 44-68 см. Ширина шлиц - 2,0 см." calcext:value-type="string">
            <text:p>Нейлоновая шлейка для собак средних и крупных пород Hunter Smart (Хантер Смарт) серии ECO Quick М (Эко Квик) чер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42-46 см, обхватом груди 44-68 см. Ширина шлиц - 2,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7]" office:value-type="string" office:string-value="971.00" calcext:value-type="string">
            <text:p>971.00</text:p>
          </table:table-cell>
          <table:table-cell table:formula="of:=['file:///home/andrey/www/home.ru/parse/valta/file_initial.ods'#$file.C97]" office:value-type="string" office:string-value="Категория: Шлейки" calcext:value-type="string">
            <text:p>Категория: Шлейки</text:p>
          </table:table-cell>
          <table:table-cell table:number-columns-repeated="2"/>
          <table:table-cell table:formula="of:=['file:///home/andrey/www/home.ru/parse/valta/file_initial.ods'#$file.F97]" office:value-type="string" office:string-value="http://tin29.ru/wp-content/uploads/2018/hunter/981af984-3594-11e0-4488-001517e97967.jpg" calcext:value-type="string">
            <text:p>http://tin29.ru/wp-content/uploads/2018/hunter/981af98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8]" office:value-type="float" office:value="91054" calcext:value-type="float">
            <text:p>91054</text:p>
          </table:table-cell>
          <table:table-cell table:formula="of:=['file:///home/andrey/www/home.ru/parse/valta/file_initial.ods'#$file.B98]" office:value-type="string" office:string-value="Hunter Smart шлейка для собак Ecco Квик S (33-45/35-49 см) нейлон красная" calcext:value-type="string">
            <text:p>Hunter Smart шлейка для собак Ecco Квик S (33-45/35-49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8]" office:value-type="string" office:string-value="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Обхват шеи 33-45 см, обхват груди 35-49 см. &lt;br&gt; Пластиковые бегунки на шлицах позволяют регулировать и фиксировать размер шлейки." calcext: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text:s/>Обхват шеи 33-45 см, обхват груди 35-49 см. &lt;br&gt; Пластиковые бегунки на шлицах позволяют регулировать и фиксировать размер шлей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8]" office:value-type="string" office:string-value="799.00" calcext:value-type="string">
            <text:p>799.00</text:p>
          </table:table-cell>
          <table:table-cell table:formula="of:=['file:///home/andrey/www/home.ru/parse/valta/file_initial.ods'#$file.C98]" office:value-type="string" office:string-value="Категория: Шлейки" calcext:value-type="string">
            <text:p>Категория: Шлейки</text:p>
          </table:table-cell>
          <table:table-cell table:number-columns-repeated="2"/>
          <table:table-cell table:formula="of:=['file:///home/andrey/www/home.ru/parse/valta/file_initial.ods'#$file.F98]" office:value-type="string" office:string-value="http://tin29.ru/wp-content/uploads/2018/hunter/dea7395e-505f-11e4-87a4-001517e97967.jpg" calcext:value-type="string">
            <text:p>http://tin29.ru/wp-content/uploads/2018/hunter/dea7395e-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99]" office:value-type="float" office:value="92172" calcext:value-type="float">
            <text:p>92172</text:p>
          </table:table-cell>
          <table:table-cell table:formula="of:=['file:///home/andrey/www/home.ru/parse/valta/file_initial.ods'#$file.B99]" office:value-type="string" office:string-value="Hunter Smart шлейка для собак Ecco Квик S (33-45/35-49 см) нейлон лиловый" calcext:value-type="string">
            <text:p>Hunter Smart шлейка для собак Ecco Квик S (33-45/35-49 см) нейлон лил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99]" office:value-type="string" office:string-value="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Обхват шеи 33-45 см, обхват груди 35-49 см. &lt;br&gt; Пластиковые бегунки на шлицах позволяют регулировать и фиксировать размер шлейки." calcext: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text:s/>Обхват шеи 33-45 см, обхват груди 35-49 см. &lt;br&gt; Пластиковые бегунки на шлицах позволяют регулировать и фиксировать размер шлей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99]" office:value-type="string" office:string-value="799.00" calcext:value-type="string">
            <text:p>799.00</text:p>
          </table:table-cell>
          <table:table-cell table:formula="of:=['file:///home/andrey/www/home.ru/parse/valta/file_initial.ods'#$file.C99]" office:value-type="string" office:string-value="Категория: Шлейки" calcext:value-type="string">
            <text:p>Категория: Шлейки</text:p>
          </table:table-cell>
          <table:table-cell table:number-columns-repeated="2"/>
          <table:table-cell table:formula="of:=['file:///home/andrey/www/home.ru/parse/valta/file_initial.ods'#$file.F99]" office:value-type="string" office:string-value="http://tin29.ru/wp-content/uploads/2018/hunter/ae3abd04-e608-11e1-98fe-001517e97967.jpg" calcext:value-type="string">
            <text:p>http://tin29.ru/wp-content/uploads/2018/hunter/ae3abd04-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0]" office:value-type="float" office:value="91057" calcext:value-type="float">
            <text:p>91057</text:p>
          </table:table-cell>
          <table:table-cell table:formula="of:=['file:///home/andrey/www/home.ru/parse/valta/file_initial.ods'#$file.B100]" office:value-type="string" office:string-value="Hunter Smart шлейка для собак Ecco Квик S (33-45/35-49 см) нейлон черная" calcext:value-type="string">
            <text:p>Hunter Smart шлейка для собак Ecco Квик S (33-45/35-49 см) нейлон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0]" office:value-type="string" office:string-value="Hunter Smart шлейка для собак Ecco Квик S (33-45/35-49 см) нейлон красная  Шлейка для собак оснащена хромированной фурнитурой и прочными пластиковыми застежками.   Обхват шеи 33-45 см, обхват груди 35-49 см.  Пластиковые бегунки на шлицах позволяют регулировать и фиксировать размер шлейки." calcext:value-type="string">
            <text:p>Hunter Smart шлейка для собак Ecco Квик S (33-45/35-49 см) нейлон красная <text:s/>Шлейка для собак оснащена хромированной фурнитурой и прочными пластиковыми застежками. <text:s text:c="2"/>Обхват шеи 33-45 см, обхват груди 35-49 см. <text:s/>Пластиковые бегунки на шлицах позволяют регулировать и фиксировать размер шлей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0]" office:value-type="string" office:string-value="799.00" calcext:value-type="string">
            <text:p>799.00</text:p>
          </table:table-cell>
          <table:table-cell table:formula="of:=['file:///home/andrey/www/home.ru/parse/valta/file_initial.ods'#$file.C100]" office:value-type="string" office:string-value="Категория: Шлейки" calcext:value-type="string">
            <text:p>Категория: Шлейки</text:p>
          </table:table-cell>
          <table:table-cell table:number-columns-repeated="2"/>
          <table:table-cell table:formula="of:=['file:///home/andrey/www/home.ru/parse/valta/file_initial.ods'#$file.F100]" office:value-type="string" office:string-value="http://tin29.ru/wp-content/uploads/2018/hunter/6f44e9da-afe3-11e7-812a-005056bf23ce.jpg" calcext:value-type="string">
            <text:p>http://tin29.ru/wp-content/uploads/2018/hunter/6f44e9da-afe3-11e7-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1]" office:value-type="float" office:value="91048" calcext:value-type="float">
            <text:p>91048</text:p>
          </table:table-cell>
          <table:table-cell table:formula="of:=['file:///home/andrey/www/home.ru/parse/valta/file_initial.ods'#$file.B101]" office:value-type="string" office:string-value="Hunter Smart шлейка для собак Ecco Квик XS (26-35/26-35 см) нейлон красная" calcext:value-type="string">
            <text:p>Hunter Smart шлейка для собак Ecco Квик XS (26-35/26-35 см) нейлон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1]" office:value-type="string" office:string-value="Нейлоновая шлейка для собак мелких пород Hunter Smart (Хантер Смарт) серии ECO Quick ХS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16-26 см, обхватом груди 17-28 см. Ширина шлиц - 1,0 см." calcext:value-type="string">
            <text:p>Нейлоновая шлейка для собак мелких пород Hunter Smart (Хантер Смарт) серии ECO Quick ХS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16-26 см, обхватом груди 17-28 см. Ширина шлиц - 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1]" office:value-type="string" office:string-value="591.00" calcext:value-type="string">
            <text:p>591.00</text:p>
          </table:table-cell>
          <table:table-cell table:formula="of:=['file:///home/andrey/www/home.ru/parse/valta/file_initial.ods'#$file.C101]" office:value-type="string" office:string-value="Категория: Шлейки" calcext:value-type="string">
            <text:p>Категория: Шлейки</text:p>
          </table:table-cell>
          <table:table-cell table:number-columns-repeated="2"/>
          <table:table-cell table:formula="of:=['file:///home/andrey/www/home.ru/parse/valta/file_initial.ods'#$file.F101]" office:value-type="string" office:string-value="http://tin29.ru/wp-content/uploads/2018/hunter/95a280fa-3594-11e0-4488-001517e97967.jpg" calcext:value-type="string">
            <text:p>http://tin29.ru/wp-content/uploads/2018/hunter/95a280f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2]" office:value-type="float" office:value="92175" calcext:value-type="float">
            <text:p>92175</text:p>
          </table:table-cell>
          <table:table-cell table:formula="of:=['file:///home/andrey/www/home.ru/parse/valta/file_initial.ods'#$file.B102]" office:value-type="string" office:string-value="Hunter Smart шлейка для собак Ecco Квик ХS (26-35/26-35 см) нейлон бирюзовый" calcext:value-type="string">
            <text:p>Hunter Smart шлейка для собак Ecco Квик ХS (26-35/26-35 см)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2]" office:value-type="string" office:string-value="Шлейка для кошек и собак Ecco Quick ХS (Экко Квик), с поводком 1,2 м. Оснащена хромированной фурнитурой и прочными пластиковыми застежками. Обхват шеи 22-33 см, обхват груди 22-46 см. Коричневая с орнаментом. Пластиковые бегунки на шлицах позволяют регулировать и фиксировать размер шлейки." calcext:value-type="string">
            <text:p>Шлейка для кошек и собак Ecco Quick ХS (Экко Квик), с поводком 1,2 м. Оснащена хромированной фурнитурой и прочными пластиковыми застежками. Обхват шеи 22-33 см, обхват груди 22-46 см. Коричневая с орнаментом. Пластиковые бегунки на шлицах позволяют регулировать и фиксировать размер шлейк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2]" office:value-type="string" office:string-value="591.00" calcext:value-type="string">
            <text:p>591.00</text:p>
          </table:table-cell>
          <table:table-cell table:formula="of:=['file:///home/andrey/www/home.ru/parse/valta/file_initial.ods'#$file.C102]" office:value-type="string" office:string-value="Категория: Шлейки" calcext:value-type="string">
            <text:p>Категория: Шлейки</text:p>
          </table:table-cell>
          <table:table-cell table:number-columns-repeated="2"/>
          <table:table-cell table:formula="of:=['file:///home/andrey/www/home.ru/parse/valta/file_initial.ods'#$file.F102]" office:value-type="string" office:string-value="http://tin29.ru/wp-content/uploads/2018/hunter/ae3abd06-e608-11e1-98fe-001517e97967.jpg" calcext:value-type="string">
            <text:p>http://tin29.ru/wp-content/uploads/2018/hunter/ae3abd06-e608-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3]" office:value-type="float" office:value="92171" calcext:value-type="float">
            <text:p>92171</text:p>
          </table:table-cell>
          <table:table-cell table:formula="of:=['file:///home/andrey/www/home.ru/parse/valta/file_initial.ods'#$file.B103]" office:value-type="string" office:string-value="Hunter Smart шлейка для собак Ecco Квик ХS (26-35/26-35 см) нейлон лиловая" calcext:value-type="string">
            <text:p>Hunter Smart шлейка для собак Ecco Квик ХS (26-35/26-35 см) нейлон лило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3]" office:value-type="string" office:string-value="Hunter Smart шлейка для собак Ecco Квик ХS (26-35/26-35 см) нейлон лиловая&lt;br&gt;&lt;br&gt;Нейлоновая шлейка для собак мелких пород Hunter Smart (Хантер Смарт) серии ECO Quick ХS (Эко Квик) лилового цвета. 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16-26 см, обхватом груди 17-28 см. Ширина шлиц - 1,0 см." calcext:value-type="string">
            <text:p>Hunter Smart шлейка для собак Ecco Квик ХS (26-35/26-35 см) нейлон лиловая&lt;br&gt;&lt;br&gt;Нейлоновая шлейка для собак мелких пород Hunter Smart (Хантер Смарт) серии ECO Quick ХS (Эко Квик) лилового цвета. 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16-26 см, обхватом груди 17-28 см. Ширина шлиц - 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3]" office:value-type="string" office:string-value="591.00" calcext:value-type="string">
            <text:p>591.00</text:p>
          </table:table-cell>
          <table:table-cell table:formula="of:=['file:///home/andrey/www/home.ru/parse/valta/file_initial.ods'#$file.C103]" office:value-type="string" office:string-value="Категория: Шлейки" calcext:value-type="string">
            <text:p>Категория: Шлейки</text:p>
          </table:table-cell>
          <table:table-cell table:number-columns-repeated="2"/>
          <table:table-cell table:formula="of:=['file:///home/andrey/www/home.ru/parse/valta/file_initial.ods'#$file.F103]" office:value-type="string" office:string-value="http://tin29.ru/wp-content/uploads/2018/hunter/eeeafe15-5060-11e4-87a4-001517e97967.jpg" calcext:value-type="string">
            <text:p>http://tin29.ru/wp-content/uploads/2018/hunter/eeeafe15-5060-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4]" office:value-type="float" office:value="91049" calcext:value-type="float">
            <text:p>91049</text:p>
          </table:table-cell>
          <table:table-cell table:formula="of:=['file:///home/andrey/www/home.ru/parse/valta/file_initial.ods'#$file.B104]" office:value-type="string" office:string-value="Hunter Smart шлейка для собак Ecco Квик ХS (26-35/26-35 см) нейлон синяя" calcext:value-type="string">
            <text:p>Hunter Smart шлейка для собак Ecco Квик ХS (26-35/26-35 см) нейлон синя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4]" office:value-type="string" office:string-value="Нейлоновая шлейка для собак мелких пород Hunter Smart (Хантер Смарт) серии ECO Quick ХS (Эко Квик) сине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26-35 см, обхватом груди 26-35 см. Ширина шлиц - 1,0 см." calcext:value-type="string">
            <text:p>Нейлоновая шлейка для собак мелких пород Hunter Smart (Хантер Смарт) серии ECO Quick ХS (Эко Квик) сине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26-35 см, обхватом груди 26-35 см. Ширина шлиц - 1,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4]" office:value-type="string" office:string-value="591.00" calcext:value-type="string">
            <text:p>591.00</text:p>
          </table:table-cell>
          <table:table-cell table:formula="of:=['file:///home/andrey/www/home.ru/parse/valta/file_initial.ods'#$file.C104]" office:value-type="string" office:string-value="Категория: Шлейки" calcext:value-type="string">
            <text:p>Категория: Шлейки</text:p>
          </table:table-cell>
          <table:table-cell table:number-columns-repeated="2"/>
          <table:table-cell table:formula="of:=['file:///home/andrey/www/home.ru/parse/valta/file_initial.ods'#$file.F104]" office:value-type="string" office:string-value="http://tin29.ru/wp-content/uploads/2018/hunter/c39f7922-505f-11e4-87a4-001517e97967.jpg" calcext:value-type="string">
            <text:p>http://tin29.ru/wp-content/uploads/2018/hunter/c39f7922-505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5]" office:value-type="float" office:value="99635" calcext:value-type="float">
            <text:p>99635</text:p>
          </table:table-cell>
          <table:table-cell table:formula="of:=['file:///home/andrey/www/home.ru/parse/valta/file_initial.ods'#$file.B105]" office:value-type="string" office:string-value="Hunter Smart шлейка для собак Modern Art R&amp;S Luxus 35/11 (25/27-33 см) кожзам розовый" calcext:value-type="string">
            <text:p>Hunter Smart шлейка для собак Modern Art R&amp;S Luxus 35/11 (25/27-33 см) кожзам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5]" office:value-type="string" office:string-value="Шлейка для миниатюрных собачек Hunter Smart (Хантер смарт) серии Modern Аrt R&amp;amp;S Luxus 35/11 (Модерн Арт Люксус 3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25 см, груди 27 - 33 см." calcext:value-type="string">
            <text:p>Шлейка для миниатюрных собачек Hunter Smart (Хантер смарт) серии Modern Аrt R&amp;amp;S Luxus 35/11 (Модерн Арт Люксус 3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25 см, груди 27 - 33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5]" office:value-type="string" office:string-value="1274.00" calcext:value-type="string">
            <text:p>1274.00</text:p>
          </table:table-cell>
          <table:table-cell table:formula="of:=['file:///home/andrey/www/home.ru/parse/valta/file_initial.ods'#$file.C105]" office:value-type="string" office:string-value="Категория: Шлейки" calcext:value-type="string">
            <text:p>Категория: Шлейки</text:p>
          </table:table-cell>
          <table:table-cell table:number-columns-repeated="2"/>
          <table:table-cell table:formula="of:=['file:///home/andrey/www/home.ru/parse/valta/file_initial.ods'#$file.F105]" office:value-type="string" office:string-value="http://tin29.ru/wp-content/uploads/2018/hunter/e05dd7e8-3594-11e0-4488-001517e97967.jpg" calcext:value-type="string">
            <text:p>http://tin29.ru/wp-content/uploads/2018/hunter/e05dd7e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6]" office:value-type="float" office:value="99637" calcext:value-type="float">
            <text:p>99637</text:p>
          </table:table-cell>
          <table:table-cell table:formula="of:=['file:///home/andrey/www/home.ru/parse/valta/file_initial.ods'#$file.B106]" office:value-type="string" office:string-value="Hunter Smart шлейка для собак Modern Art R&amp;S Luxus 45/11 (30/37-43 см) кожзам розовый" calcext:value-type="string">
            <text:p>Hunter Smart шлейка для собак Modern Art R&amp;S Luxus 45/11 (30/37-43 см) кожзам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6]" office:value-type="string" office:string-value="Шлейка для миниатюрных собачек Hunter Smart (Хантер смарт) серии Modern Аrt R&amp;amp;S Luxus 45/11 (Модерн Арт Люксус 4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30 см, груди 37-43 см." calcext:value-type="string">
            <text:p>Шлейка для миниатюрных собачек Hunter Smart (Хантер смарт) серии Modern Аrt R&amp;amp;S Luxus 45/11 (Модерн Арт Люксус 4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30 см, груди 37-43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6]" office:value-type="string" office:string-value="1686.00" calcext:value-type="string">
            <text:p>1686.00</text:p>
          </table:table-cell>
          <table:table-cell table:formula="of:=['file:///home/andrey/www/home.ru/parse/valta/file_initial.ods'#$file.C106]" office:value-type="string" office:string-value="Категория: Шлейки" calcext:value-type="string">
            <text:p>Категория: Шлейки</text:p>
          </table:table-cell>
          <table:table-cell table:number-columns-repeated="2"/>
          <table:table-cell table:formula="of:=['file:///home/andrey/www/home.ru/parse/valta/file_initial.ods'#$file.F106]" office:value-type="string" office:string-value="http://tin29.ru/wp-content/uploads/2018/hunter/e05dd811-3594-11e0-4488-001517e97967.jpg" calcext:value-type="string">
            <text:p>http://tin29.ru/wp-content/uploads/2018/hunter/e05dd811-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07]" office:value-type="float" office:value="92424" calcext:value-type="float">
            <text:p>92424</text:p>
          </table:table-cell>
          <table:table-cell table:formula="of:=['file:///home/andrey/www/home.ru/parse/valta/file_initial.ods'#$file.B107]" office:value-type="string" office:string-value="Hunter гамак в авто для собак универсальный эконом 140х145 см" calcext:value-type="string">
            <text:p>Hunter гамак в авто для собак универсальный эконом 140х145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7]" office:value-type="string" office:string-value="Гамак для перевозки собаки в автомобиле практичная вещь, которая позволит сохранить салон вашей машины в чистоте и защитит обивку и пластик от повреждений когтями.&lt;br&gt;&lt;br&gt;Гамак с застежкой молнией (для крепления шлейки питомца в ремню безопасности).&lt;br&gt;&#10;Размер 140 х 145 см.&lt;br&gt;&#10;100% полиэстер" calcext:value-type="string">
            <text:p>Гамак для перевозки собаки в автомобиле практичная вещь, которая позволит сохранить салон вашей машины в чистоте и защитит обивку и пластик от повреждений когтями.&lt;br&gt;&lt;br&gt;Гамак с застежкой молнией (для крепления шлейки питомца в ремню безопасности).&lt;br&gt;</text:p>
            <text:p>Размер 140 х 145 см.&lt;br&gt;</text:p>
            <text:p>100% полиэстер</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7]" office:value-type="string" office:string-value="1951.00" calcext:value-type="string">
            <text:p>1951.00</text:p>
          </table:table-cell>
          <table:table-cell table:formula="of:=['file:///home/andrey/www/home.ru/parse/valta/file_initial.ods'#$file.C107]" office:value-type="string" office:string-value="Категория: Подстилка в машину" calcext:value-type="string">
            <text:p>Категория: Подстилка в машину</text:p>
          </table:table-cell>
          <table:table-cell table:number-columns-repeated="2"/>
          <table:table-cell table:formula="of:=['file:///home/andrey/www/home.ru/parse/valta/file_initial.ods'#$file.F107]" office:value-type="string" office:string-value="http://tin29.ru/wp-content/uploads/2018/hunter/cefb89b3-fb7a-11e3-8d48-001517e97967.jpg, http://tin29.ru/wp-content/uploads/2018/hunter/cefb89b3-fb7a-11e3-8d48-001517e97967_2.jpg, http://tin29.ru/wp-content/uploads/2018/hunter/cefb89b3-fb7a-11e3-8d48-001517e97967_3.jpg" calcext:value-type="string">
            <text:p>http://tin29.ru/wp-content/uploads/2018/hunter/cefb89b3-fb7a-11e3-8d48-001517e97967.jpg, http://tin29.ru/wp-content/uploads/2018/hunter/cefb89b3-fb7a-11e3-8d48-001517e97967_2.jpg, http://tin29.ru/wp-content/uploads/2018/hunter/cefb89b3-fb7a-11e3-8d48-001517e97967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08]" office:value-type="float" office:value="92329" calcext:value-type="float">
            <text:p>92329</text:p>
          </table:table-cell>
          <table:table-cell table:formula="of:=['file:///home/andrey/www/home.ru/parse/valta/file_initial.ods'#$file.B108]" office:value-type="string" office:string-value="Hunter кликер новый с браслетом на руку" calcext:value-type="string">
            <text:p>Hunter кликер новый с браслетом на руку</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8]" office:value-type="string" office:string-value="Кликер для дрессировки собак от Нunter при нажатии кнопки издает щелкающий звук. Кликер используется для привлечения внимания питомца при дрессировке или на прогулке, а так же может быть использован во время проведения показа животного на ринге. Кликер -это компактный брелок с кнопкой, издающей щелчки. Щелчок для собаки означает, что она верно выполнила команду и заменяет такие слова, как &quot;хорошо&quot;, &quot;умница&quot;, &quot;молодец&quot; и т.п. Использование кликера - это простой и быстрый способ показать собаке свое одобрение, поскольку для собаки более естественно реагировать на звуки, чем на слова." calcext:value-type="string">
            <text:p>Кликер для дрессировки собак от Нunter при нажатии кнопки издает щелкающий звук. Кликер используется для привлечения внимания питомца при дрессировке или на прогулке, а так же может быть использован во время проведения показа животного на ринге. Кликер -это компактный брелок с кнопкой, издающей щелчки. Щелчок для собаки означает, что она верно выполнила команду и заменяет такие слова, как "хорошо", "умница", "молодец" и т.п. Использование кликера - это простой и быстрый способ показать собаке свое одобрение, поскольку для собаки более естественно реагировать на звуки, чем на слов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8]" office:value-type="string" office:string-value="321.00" calcext:value-type="string">
            <text:p>321.00</text:p>
          </table:table-cell>
          <table:table-cell table:formula="of:=['file:///home/andrey/www/home.ru/parse/valta/file_initial.ods'#$file.C108]" office:value-type="string" office:string-value="Категория: Аппортировка" calcext:value-type="string">
            <text:p>Категория: Аппортировка</text:p>
          </table:table-cell>
          <table:table-cell table:number-columns-repeated="2"/>
          <table:table-cell table:formula="of:=['file:///home/andrey/www/home.ru/parse/valta/file_initial.ods'#$file.F108]" office:value-type="string" office:string-value="http://tin29.ru/wp-content/uploads/2018/hunter/938c2ddb-fb7a-11e3-8d48-001517e97967.jpg" calcext:value-type="string">
            <text:p>http://tin29.ru/wp-content/uploads/2018/hunter/938c2ddb-fb7a-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09]" office:value-type="float" office:value="61410" calcext:value-type="float">
            <text:p>61410</text:p>
          </table:table-cell>
          <table:table-cell table:formula="of:=['file:///home/andrey/www/home.ru/parse/valta/file_initial.ods'#$file.B109]" office:value-type="string" office:string-value="Hunter коврик под миски силиконовый 48х30 см прозрачный" calcext:value-type="string">
            <text:p>Hunter коврик под миски силиконовый 48х30 см прозрач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09]" office:value-type="string" office:string-value="Силиконовый коврик с принтом Hunter.&lt;br&gt;&#10;Высокий бортик предотвращает проливание воды и разбрасывание корма." calcext:value-type="string">
            <text:p>Силиконовый коврик с принтом Hunter.&lt;br&gt;</text:p>
            <text:p>Высокий бортик предотвращает проливание воды и разбрасывание корм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09]" office:value-type="string" office:string-value="1035.00" calcext:value-type="string">
            <text:p>1035.00</text:p>
          </table:table-cell>
          <table:table-cell table:formula="of:=['file:///home/andrey/www/home.ru/parse/valta/file_initial.ods'#$file.C109]" office:value-type="string" office:string-value="Категория: коврик под миску" calcext:value-type="string">
            <text:p>Категория: коврик под миску</text:p>
          </table:table-cell>
          <table:table-cell table:number-columns-repeated="2"/>
          <table:table-cell table:formula="of:=['file:///home/andrey/www/home.ru/parse/valta/file_initial.ods'#$file.F109]" office:value-type="string" office:string-value="http://tin29.ru/wp-content/uploads/2018/hunter/144d2b03-1f75-11e7-8116-00155d290810.jpg" calcext:value-type="string">
            <text:p>http://tin29.ru/wp-content/uploads/2018/hunter/144d2b03-1f75-11e7-8116-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10]" office:value-type="float" office:value="64474" calcext:value-type="float">
            <text:p>64474</text:p>
          </table:table-cell>
          <table:table-cell table:formula="of:=['file:///home/andrey/www/home.ru/parse/valta/file_initial.ods'#$file.B110]" office:value-type="string" office:string-value="Hunter коврик под миски силиконовый Binz 48х30 см синий" calcext:value-type="string">
            <text:p>Hunter коврик под миски силиконовый Binz 48х30 см 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0]" office:value-type="string" office:string-value="Силиконовый коврик с принтом Hunter.&lt;br&gt;&#10;Высокий бортик предотвращает проливание воды и разбрасывание корма." calcext:value-type="string">
            <text:p>Силиконовый коврик с принтом Hunter.&lt;br&gt;</text:p>
            <text:p>Высокий бортик предотвращает проливание воды и разбрасывание корм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0]" office:value-type="string" office:string-value="1457.00" calcext:value-type="string">
            <text:p>1457.00</text:p>
          </table:table-cell>
          <table:table-cell table:formula="of:=['file:///home/andrey/www/home.ru/parse/valta/file_initial.ods'#$file.C110]" office:value-type="string" office:string-value="Категория: коврик под миску" calcext:value-type="string">
            <text:p>Категория: коврик под миску</text:p>
          </table:table-cell>
          <table:table-cell table:number-columns-repeated="2"/>
          <table:table-cell table:formula="of:=['file:///home/andrey/www/home.ru/parse/valta/file_initial.ods'#$file.F110]" office:value-type="string" office:string-value="http://tin29.ru/wp-content/uploads/2018/hunter/aeaec070-1f5b-11e7-8116-00155d290810.jpg, http://tin29.ru/wp-content/uploads/2018/hunter/aeaec070-1f5b-11e7-8116-00155d290810_2.jpg, http://tin29.ru/wp-content/uploads/2018/hunter/aeaec070-1f5b-11e7-8116-00155d290810_3.jpg" calcext:value-type="string">
            <text:p>http://tin29.ru/wp-content/uploads/2018/hunter/aeaec070-1f5b-11e7-8116-00155d290810.jpg, http://tin29.ru/wp-content/uploads/2018/hunter/aeaec070-1f5b-11e7-8116-00155d290810_2.jpg, http://tin29.ru/wp-content/uploads/2018/hunter/aeaec070-1f5b-11e7-8116-00155d29081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11]" office:value-type="float" office:value="63033" calcext:value-type="float">
            <text:p>63033</text:p>
          </table:table-cell>
          <table:table-cell table:formula="of:=['file:///home/andrey/www/home.ru/parse/valta/file_initial.ods'#$file.B111]" office:value-type="string" office:string-value="Hunter коврик под миски силиконовый Ricarda M. 48x30 см черный" calcext:value-type="string">
            <text:p>Hunter коврик под миски силиконовый Ricarda M. 48x30 см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1]" office:value-type="string" office:string-value="Стильная коллекция аксессуаров для собак и кошек от известного дизайнера Рикарда Мануэла Хофманн включает в себя: удобные спальные места, миски и коврики под миски. &lt;br&gt; &#10;Элегантность благородного черного и золота, высокое качество материалов.&lt;br&gt; &#10;&#10;Силиконовый коврик под миски с высоким бортиком, который предотвращает проливание воды и разбрасывание корма." calcext:value-type="string">
            <text:p>Стильная коллекция аксессуаров для собак и кошек от известного дизайнера Рикарда Мануэла Хофманн включает в себя: удобные спальные места, миски и коврики под миски. &lt;br&gt; </text:p>
            <text:p>Элегантность благородного черного и золота, высокое качество материалов.&lt;br&gt; </text:p>
            <text:p/>
            <text:p>Силиконовый коврик под миски с высоким бортиком, который предотвращает проливание воды и разбрасывание корм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1]" office:value-type="string" office:string-value="1630.00" calcext:value-type="string">
            <text:p>1630.00</text:p>
          </table:table-cell>
          <table:table-cell table:formula="of:=['file:///home/andrey/www/home.ru/parse/valta/file_initial.ods'#$file.C111]" office:value-type="string" office:string-value="Категория: коврик под миску" calcext:value-type="string">
            <text:p>Категория: коврик под миску</text:p>
          </table:table-cell>
          <table:table-cell table:number-columns-repeated="2"/>
          <table:table-cell table:formula="of:=['file:///home/andrey/www/home.ru/parse/valta/file_initial.ods'#$file.F111]" office:value-type="string" office:string-value="http://tin29.ru/wp-content/uploads/2018/hunter/083d2f24-1700-11e8-812a-005056bf23ce.jpg, http://tin29.ru/wp-content/uploads/2018/hunter/083d2f24-1700-11e8-812a-005056bf23ce_2.jpg" calcext:value-type="string">
            <text:p>http://tin29.ru/wp-content/uploads/2018/hunter/083d2f24-1700-11e8-812a-005056bf23ce.jpg, http://tin29.ru/wp-content/uploads/2018/hunter/083d2f24-1700-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12]" office:value-type="float" office:value="65589" calcext:value-type="float">
            <text:p>65589</text:p>
          </table:table-cell>
          <table:table-cell table:formula="of:=['file:///home/andrey/www/home.ru/parse/valta/file_initial.ods'#$file.B112]" office:value-type="string" office:string-value="Hunter когтерез-кусачки большой" calcext:value-type="string">
            <text:p>Hunter когтерез-кусачки больш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2]" office:value-type="string" office:string-value="Когтерез-кусачки предназначен для крепких и твердых когтей и обеспечивает более ровный срез, чем когтерез-ножницы. &#10;Имеет короткие лезвия, хотя бы одно из которых искривлено.&#10;Подносится снизу или сбоку перпендикулярно когтю, устанавливается строго по линии среза, после чего ручки когтереза резко сжимаются." calcext:value-type="string">
            <text:p>Когтерез-кусачки предназначен для крепких и твердых когтей и обеспечивает более ровный срез, чем когтерез-ножницы. </text:p>
            <text:p>Имеет короткие лезвия, хотя бы одно из которых искривлено.</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2]" office:value-type="string" office:string-value="1042.00" calcext:value-type="string">
            <text:p>1042.00</text:p>
          </table:table-cell>
          <table:table-cell table:formula="of:=['file:///home/andrey/www/home.ru/parse/valta/file_initial.ods'#$file.C112]" office:value-type="string" office:string-value="Категория: когтерез" calcext:value-type="string">
            <text:p>Категория: когтерез</text:p>
          </table:table-cell>
          <table:table-cell table:number-columns-repeated="2"/>
          <table:table-cell table:formula="of:=['file:///home/andrey/www/home.ru/parse/valta/file_initial.ods'#$file.F112]" office:value-type="string" office:string-value="http://tin29.ru/wp-content/uploads/2018/hunter/no_photo_big.png" calcext:value-type="string">
            <text:p>http://tin29.ru/wp-content/uploads/2018/hunter/no_photo_big.pn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13]" office:value-type="float" office:value="65585" calcext:value-type="float">
            <text:p>65585</text:p>
          </table:table-cell>
          <table:table-cell table:formula="of:=['file:///home/andrey/www/home.ru/parse/valta/file_initial.ods'#$file.B113]" office:value-type="string" office:string-value="Hunter когтерез-ножницы большой" calcext:value-type="string">
            <text:p>Hunter когтерез-ножницы больш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3]" office:value-type="string" office:string-value="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10;Подносится снизу или сбоку перпендикулярно когтю, устанавливается строго по линии среза, после чего ручки когтереза резко сжимаются."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3]" office:value-type="string" office:string-value="967.00" calcext:value-type="string">
            <text:p>967.00</text:p>
          </table:table-cell>
          <table:table-cell table:formula="of:=['file:///home/andrey/www/home.ru/parse/valta/file_initial.ods'#$file.C113]" office:value-type="string" office:string-value="Категория: когтерез" calcext:value-type="string">
            <text:p>Категория: когтерез</text:p>
          </table:table-cell>
          <table:table-cell table:number-columns-repeated="2"/>
          <table:table-cell table:formula="of:=['file:///home/andrey/www/home.ru/parse/valta/file_initial.ods'#$file.F113]" office:value-type="string" office:string-value="http://tin29.ru/wp-content/uploads/2018/hunter/94eaba60-6344-11e8-812f-005056bf23ce.jpg" calcext:value-type="string">
            <text:p>http://tin29.ru/wp-content/uploads/2018/hunter/94eaba60-6344-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14]" office:value-type="float" office:value="65586" calcext:value-type="float">
            <text:p>65586</text:p>
          </table:table-cell>
          <table:table-cell table:formula="of:=['file:///home/andrey/www/home.ru/parse/valta/file_initial.ods'#$file.B114]" office:value-type="string" office:string-value="Hunter когтерез-ножницы для мелких животных" calcext:value-type="string">
            <text:p>Hunter когтерез-ножницы для мелких животных</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4]" office:value-type="string" office:string-value="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10;Подносится снизу или сбоку перпендикулярно когтю, устанавливается строго по линии среза, после чего ручки когтереза резко сжимаются."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4]" office:value-type="string" office:string-value="819.00" calcext:value-type="string">
            <text:p>819.00</text:p>
          </table:table-cell>
          <table:table-cell table:formula="of:=['file:///home/andrey/www/home.ru/parse/valta/file_initial.ods'#$file.C114]" office:value-type="string" office:string-value="Категория: когтерез" calcext:value-type="string">
            <text:p>Категория: когтерез</text:p>
          </table:table-cell>
          <table:table-cell table:number-columns-repeated="2"/>
          <table:table-cell table:formula="of:=['file:///home/andrey/www/home.ru/parse/valta/file_initial.ods'#$file.F114]" office:value-type="string" office:string-value="http://tin29.ru/wp-content/uploads/2018/hunter/9e5fb2a0-6344-11e8-812f-005056bf23ce.jpg" calcext:value-type="string">
            <text:p>http://tin29.ru/wp-content/uploads/2018/hunter/9e5fb2a0-6344-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15]" office:value-type="float" office:value="65588" calcext:value-type="float">
            <text:p>65588</text:p>
          </table:table-cell>
          <table:table-cell table:formula="of:=['file:///home/andrey/www/home.ru/parse/valta/file_initial.ods'#$file.B115]" office:value-type="string" office:string-value="Hunter когтерез-ножницы средний" calcext:value-type="string">
            <text:p>Hunter когтерез-ножницы сред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5]" office:value-type="string" office:string-value="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10;Подносится снизу или сбоку перпендикулярно когтю, устанавливается строго по линии среза, после чего ручки когтереза резко сжимаются."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5]" office:value-type="string" office:string-value="967.00" calcext:value-type="string">
            <text:p>967.00</text:p>
          </table:table-cell>
          <table:table-cell table:formula="of:=['file:///home/andrey/www/home.ru/parse/valta/file_initial.ods'#$file.C115]" office:value-type="string" office:string-value="Категория: когтерез" calcext:value-type="string">
            <text:p>Категория: когтерез</text:p>
          </table:table-cell>
          <table:table-cell table:number-columns-repeated="2"/>
          <table:table-cell table:formula="of:=['file:///home/andrey/www/home.ru/parse/valta/file_initial.ods'#$file.F115]" office:value-type="string" office:string-value="http://tin29.ru/wp-content/uploads/2018/hunter/ab4cf3fd-6344-11e8-812f-005056bf23ce.jpg" calcext:value-type="string">
            <text:p>http://tin29.ru/wp-content/uploads/2018/hunter/ab4cf3fd-6344-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valta/file_initial.ods'#$file.A116]" office:value-type="float" office:value="64518" calcext:value-type="float">
            <text:p>64518</text:p>
          </table:table-cell>
          <table:table-cell table:formula="of:=['file:///home/andrey/www/home.ru/parse/valta/file_initial.ods'#$file.B116]" office:value-type="string" office:string-value="Hunter лежанка для собак Binz M 120х80 см" calcext:value-type="string">
            <text:p>Hunter лежанка для собак Binz M 120х80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6]" office:value-type="string" office:string-value="C финишными покрытиями SILVERPLUS® и BIONIC FINISH® C6 HUNTER устанавливает самые высокие стандарты в секторе функциональных аксессуаров для собак. Высокие технологии успешно применяются именно там, где свежесть и гигиена играют особенно важную роль. SILVERPLUS® предотвращает размножение бактерий, создающих неприятный запах, поэтому для обеспечения эффективной защиты от бактерий достаточно температуры стирки 30-40 ° C. Вода, маслянистые жидкости и грязь просто стекают благодаря отделке BIONIC FINISH® C6, что значительно облегчает уход за изделиями.&lt;br&gt;&#10;- машинная стирка при 30 ° C&lt;br&gt;&#10;- антибактериальное покрытие SILVERPLUS® и BIONIC FINISH® C6&lt;br&gt;&#10;- хлопок &lt;br&gt; &#10;- наполнитель: полиэстер. &lt;br&gt;&#10;" calcext:value-type="string">
            <text:p>C финишными покрытиями SILVERPLUS® и BIONIC FINISH® C6 HUNTER устанавливает самые высокие стандарты в секторе функциональных аксессуаров для собак. Высокие технологии успешно применяются именно там, где свежесть и гигиена играют особенно важную роль. SILVERPLUS® предотвращает размножение бактерий, создающих неприятный запах, поэтому для обеспечения эффективной защиты от бактерий достаточно температуры стирки 30-40 ° C. Вода, маслянистые жидкости и грязь просто стекают благодаря отделке BIONIC FINISH® C6, что значительно облегчает уход за изделиями.&lt;br&gt;</text:p>
            <text:p>- машинная стирка при 30 ° C&lt;br&gt;</text:p>
            <text:p>- антибактериальное покрытие SILVERPLUS® и BIONIC FINISH® C6&lt;br&gt;</text:p>
            <text:p>- хлопок &lt;br&gt; </text:p>
            <text:p>- наполнитель: полиэстер. &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6]" office:value-type="string" office:string-value="3531.00" calcext:value-type="string">
            <text:p>3531.00</text:p>
          </table:table-cell>
          <table:table-cell table:formula="of:=['file:///home/andrey/www/home.ru/parse/valta/file_initial.ods'#$file.C116]" office:value-type="string" office:string-value="Категория: Лежанки с бортом" calcext:value-type="string">
            <text:p>Категория: Лежанки с бортом</text:p>
          </table:table-cell>
          <table:table-cell table:number-columns-repeated="2"/>
          <table:table-cell table:formula="of:=['file:///home/andrey/www/home.ru/parse/valta/file_initial.ods'#$file.F116]" office:value-type="string" office:string-value="http://tin29.ru/wp-content/uploads/2018/hunter/662436b0-1f5c-11e7-8116-00155d290810.jpg, http://tin29.ru/wp-content/uploads/2018/hunter/662436b0-1f5c-11e7-8116-00155d290810_2.jpg" calcext:value-type="string">
            <text:p>http://tin29.ru/wp-content/uploads/2018/hunter/662436b0-1f5c-11e7-8116-00155d290810.jpg, http://tin29.ru/wp-content/uploads/2018/hunter/662436b0-1f5c-11e7-8116-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17]" office:value-type="float" office:value="64471" calcext:value-type="float">
            <text:p>64471</text:p>
          </table:table-cell>
          <table:table-cell table:formula="of:=['file:///home/andrey/www/home.ru/parse/valta/file_initial.ods'#$file.B117]" office:value-type="string" office:string-value="Hunter миска для собак меламиновая Binz 160 мл" calcext:value-type="string">
            <text:p>Hunter миска для собак меламиновая Binz 16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7]" office:value-type="string" office:string-value="Hunter миска для собак меламиновая Binz 16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Binz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7]" office:value-type="string" office:string-value="1004.00" calcext:value-type="string">
            <text:p>1004.00</text:p>
          </table:table-cell>
          <table:table-cell table:formula="of:=['file:///home/andrey/www/home.ru/parse/valta/file_initial.ods'#$file.C117]" office:value-type="string" office:string-value="Категория: Миска" calcext:value-type="string">
            <text:p>Категория: Миска</text:p>
          </table:table-cell>
          <table:table-cell table:number-columns-repeated="2"/>
          <table:table-cell table:formula="of:=['file:///home/andrey/www/home.ru/parse/valta/file_initial.ods'#$file.F117]" office:value-type="string" office:string-value="http://tin29.ru/wp-content/uploads/2018/hunter/6e0be833-1f5b-11e7-8116-00155d290810.jpg, http://tin29.ru/wp-content/uploads/2018/hunter/6e0be833-1f5b-11e7-8116-00155d290810_2.jpg, http://tin29.ru/wp-content/uploads/2018/hunter/6e0be833-1f5b-11e7-8116-00155d290810_3.jpg, http://tin29.ru/wp-content/uploads/2018/hunter/6e0be833-1f5b-11e7-8116-00155d290810_4.jpg" calcext:value-type="string">
            <text:p>http://tin29.ru/wp-content/uploads/2018/hunter/6e0be833-1f5b-11e7-8116-00155d290810.jpg, http://tin29.ru/wp-content/uploads/2018/hunter/6e0be833-1f5b-11e7-8116-00155d290810_2.jpg, http://tin29.ru/wp-content/uploads/2018/hunter/6e0be833-1f5b-11e7-8116-00155d290810_3.jpg, http://tin29.ru/wp-content/uploads/2018/hunter/6e0be833-1f5b-11e7-8116-00155d290810_4.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18]" office:value-type="float" office:value="64472" calcext:value-type="float">
            <text:p>64472</text:p>
          </table:table-cell>
          <table:table-cell table:formula="of:=['file:///home/andrey/www/home.ru/parse/valta/file_initial.ods'#$file.B118]" office:value-type="string" office:string-value="Hunter миска для собак меламиновая Binz 350 мл" calcext:value-type="string">
            <text:p>Hunter миска для собак меламиновая Binz 35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8]" office:value-type="string" office:string-value="Hunter миска для собак меламиновая Binz 35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Binz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8]" office:value-type="string" office:string-value="1327.00" calcext:value-type="string">
            <text:p>1327.00</text:p>
          </table:table-cell>
          <table:table-cell table:formula="of:=['file:///home/andrey/www/home.ru/parse/valta/file_initial.ods'#$file.C118]" office:value-type="string" office:string-value="Категория: Миска" calcext:value-type="string">
            <text:p>Категория: Миска</text:p>
          </table:table-cell>
          <table:table-cell table:number-columns-repeated="2"/>
          <table:table-cell table:formula="of:=['file:///home/andrey/www/home.ru/parse/valta/file_initial.ods'#$file.F118]" office:value-type="string" office:string-value="http://tin29.ru/wp-content/uploads/2018/hunter/23d71f1a-1701-11e8-812a-005056bf23ce.jpg, http://tin29.ru/wp-content/uploads/2018/hunter/23d71f1a-1701-11e8-812a-005056bf23ce_2.jpg" calcext:value-type="string">
            <text:p>http://tin29.ru/wp-content/uploads/2018/hunter/23d71f1a-1701-11e8-812a-005056bf23ce.jpg, http://tin29.ru/wp-content/uploads/2018/hunter/23d71f1a-1701-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19]" office:value-type="float" office:value="64473" calcext:value-type="float">
            <text:p>64473</text:p>
          </table:table-cell>
          <table:table-cell table:formula="of:=['file:///home/andrey/www/home.ru/parse/valta/file_initial.ods'#$file.B119]" office:value-type="string" office:string-value="Hunter миска для собак меламиновая Binz 700 мл" calcext:value-type="string">
            <text:p>Hunter миска для собак меламиновая Binz 70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19]" office:value-type="string" office:string-value="Hunter миска для собак меламиновая Binz 70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Binz 70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19]" office:value-type="string" office:string-value="1573.00" calcext:value-type="string">
            <text:p>1573.00</text:p>
          </table:table-cell>
          <table:table-cell table:formula="of:=['file:///home/andrey/www/home.ru/parse/valta/file_initial.ods'#$file.C119]" office:value-type="string" office:string-value="Категория: Миска" calcext:value-type="string">
            <text:p>Категория: Миска</text:p>
          </table:table-cell>
          <table:table-cell table:number-columns-repeated="2"/>
          <table:table-cell table:formula="of:=['file:///home/andrey/www/home.ru/parse/valta/file_initial.ods'#$file.F119]" office:value-type="string" office:string-value="http://tin29.ru/wp-content/uploads/2018/hunter/80c8bedc-1701-11e8-812a-005056bf23ce.jpg, http://tin29.ru/wp-content/uploads/2018/hunter/80c8bedc-1701-11e8-812a-005056bf23ce_2.jpg" calcext:value-type="string">
            <text:p>http://tin29.ru/wp-content/uploads/2018/hunter/80c8bedc-1701-11e8-812a-005056bf23ce.jpg, http://tin29.ru/wp-content/uploads/2018/hunter/80c8bedc-1701-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0]" office:value-type="float" office:value="65140" calcext:value-type="float">
            <text:p>65140</text:p>
          </table:table-cell>
          <table:table-cell table:formula="of:=['file:///home/andrey/www/home.ru/parse/valta/file_initial.ods'#$file.B120]" office:value-type="string" office:string-value="Hunter миска для собак меламиновая Mogami 160 мл" calcext:value-type="string">
            <text:p>Hunter миска для собак меламиновая Mogami 16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0]" office:value-type="string" office:string-value="Hunter миска для собак меламиновая Mogami 16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Mogami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0]" office:value-type="string" office:string-value="1051.00" calcext:value-type="string">
            <text:p>1051.00</text:p>
          </table:table-cell>
          <table:table-cell table:formula="of:=['file:///home/andrey/www/home.ru/parse/valta/file_initial.ods'#$file.C120]" office:value-type="string" office:string-value="Категория: Миска" calcext:value-type="string">
            <text:p>Категория: Миска</text:p>
          </table:table-cell>
          <table:table-cell table:number-columns-repeated="2"/>
          <table:table-cell table:formula="of:=['file:///home/andrey/www/home.ru/parse/valta/file_initial.ods'#$file.F120]" office:value-type="string" office:string-value="http://tin29.ru/wp-content/uploads/2018/hunter/8b8a9727-1702-11e8-812a-005056bf23ce.jpg, http://tin29.ru/wp-content/uploads/2018/hunter/8b8a9727-1702-11e8-812a-005056bf23ce_2.jpg" calcext:value-type="string">
            <text:p>http://tin29.ru/wp-content/uploads/2018/hunter/8b8a9727-1702-11e8-812a-005056bf23ce.jpg, http://tin29.ru/wp-content/uploads/2018/hunter/8b8a9727-1702-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1]" office:value-type="float" office:value="65141" calcext:value-type="float">
            <text:p>65141</text:p>
          </table:table-cell>
          <table:table-cell table:formula="of:=['file:///home/andrey/www/home.ru/parse/valta/file_initial.ods'#$file.B121]" office:value-type="string" office:string-value="Hunter миска для собак меламиновая Mogami 350 мл" calcext:value-type="string">
            <text:p>Hunter миска для собак меламиновая Mogami 35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1]" office:value-type="string" office:string-value="Hunter миска для собак меламиновая Mogami 35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Mogami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1]" office:value-type="string" office:string-value="1327.00" calcext:value-type="string">
            <text:p>1327.00</text:p>
          </table:table-cell>
          <table:table-cell table:formula="of:=['file:///home/andrey/www/home.ru/parse/valta/file_initial.ods'#$file.C121]" office:value-type="string" office:string-value="Категория: Миска" calcext:value-type="string">
            <text:p>Категория: Миска</text:p>
          </table:table-cell>
          <table:table-cell table:number-columns-repeated="2"/>
          <table:table-cell table:formula="of:=['file:///home/andrey/www/home.ru/parse/valta/file_initial.ods'#$file.F121]" office:value-type="string" office:string-value="http://tin29.ru/wp-content/uploads/2018/hunter/7b97bea0-1704-11e8-812a-005056bf23ce.jpg, http://tin29.ru/wp-content/uploads/2018/hunter/7b97bea0-1704-11e8-812a-005056bf23ce_2.jpg" calcext:value-type="string">
            <text:p>http://tin29.ru/wp-content/uploads/2018/hunter/7b97bea0-1704-11e8-812a-005056bf23ce.jpg, http://tin29.ru/wp-content/uploads/2018/hunter/7b97bea0-1704-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2]" office:value-type="float" office:value="64648" calcext:value-type="float">
            <text:p>64648</text:p>
          </table:table-cell>
          <table:table-cell table:formula="of:=['file:///home/andrey/www/home.ru/parse/valta/file_initial.ods'#$file.B122]" office:value-type="string" office:string-value="Hunter миска для собак меламиновая Niblum 160 мл" calcext:value-type="string">
            <text:p>Hunter миска для собак меламиновая Niblum 16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2]" office:value-type="string" office:string-value="Hunter миска для собак меламиновая Niblum 16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Niblum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2]" office:value-type="string" office:string-value="1051.00" calcext:value-type="string">
            <text:p>1051.00</text:p>
          </table:table-cell>
          <table:table-cell table:formula="of:=['file:///home/andrey/www/home.ru/parse/valta/file_initial.ods'#$file.C122]" office:value-type="string" office:string-value="Категория: Миска" calcext:value-type="string">
            <text:p>Категория: Миска</text:p>
          </table:table-cell>
          <table:table-cell table:number-columns-repeated="2"/>
          <table:table-cell table:formula="of:=['file:///home/andrey/www/home.ru/parse/valta/file_initial.ods'#$file.F122]" office:value-type="string" office:string-value="http://tin29.ru/wp-content/uploads/2018/hunter/bf0207cf-1701-11e8-812a-005056bf23ce.jpg" calcext:value-type="string">
            <text:p>http://tin29.ru/wp-content/uploads/2018/hunter/bf0207cf-1701-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3]" office:value-type="float" office:value="64649" calcext:value-type="float">
            <text:p>64649</text:p>
          </table:table-cell>
          <table:table-cell table:formula="of:=['file:///home/andrey/www/home.ru/parse/valta/file_initial.ods'#$file.B123]" office:value-type="string" office:string-value="Hunter миска для собак меламиновая Niblum 350 мл" calcext:value-type="string">
            <text:p>Hunter миска для собак меламиновая Niblum 35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3]" office:value-type="string" office:string-value="Hunter миска для собак меламиновая Niblum 35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Niblum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3]" office:value-type="string" office:string-value="1327.00" calcext:value-type="string">
            <text:p>1327.00</text:p>
          </table:table-cell>
          <table:table-cell table:formula="of:=['file:///home/andrey/www/home.ru/parse/valta/file_initial.ods'#$file.C123]" office:value-type="string" office:string-value="Категория: Миска" calcext:value-type="string">
            <text:p>Категория: Миска</text:p>
          </table:table-cell>
          <table:table-cell table:number-columns-repeated="2"/>
          <table:table-cell table:formula="of:=['file:///home/andrey/www/home.ru/parse/valta/file_initial.ods'#$file.F123]" office:value-type="string" office:string-value="http://tin29.ru/wp-content/uploads/2018/hunter/2672f138-1702-11e8-812a-005056bf23ce.jpg" calcext:value-type="string">
            <text:p>http://tin29.ru/wp-content/uploads/2018/hunter/2672f138-1702-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4]" office:value-type="float" office:value="63034" calcext:value-type="float">
            <text:p>63034</text:p>
          </table:table-cell>
          <table:table-cell table:formula="of:=['file:///home/andrey/www/home.ru/parse/valta/file_initial.ods'#$file.B124]" office:value-type="string" office:string-value="Hunter миска для собак меламиновая Ricarda M. 160 мл" calcext:value-type="string">
            <text:p>Hunter миска для собак меламиновая Ricarda M. 16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4]" office:value-type="string" office:string-value="Hunter миска для собак меламиновая Ricarda M. 16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Ricarda M.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4]" office:value-type="string" office:string-value="1262.00" calcext:value-type="string">
            <text:p>1262.00</text:p>
          </table:table-cell>
          <table:table-cell table:formula="of:=['file:///home/andrey/www/home.ru/parse/valta/file_initial.ods'#$file.C124]" office:value-type="string" office:string-value="Категория: Миска" calcext:value-type="string">
            <text:p>Категория: Миска</text:p>
          </table:table-cell>
          <table:table-cell table:number-columns-repeated="2"/>
          <table:table-cell table:formula="of:=['file:///home/andrey/www/home.ru/parse/valta/file_initial.ods'#$file.F124]" office:value-type="string" office:string-value="http://tin29.ru/wp-content/uploads/2018/hunter/4f44b217-1700-11e8-812a-005056bf23ce.jpg, http://tin29.ru/wp-content/uploads/2018/hunter/4f44b217-1700-11e8-812a-005056bf23ce_2.jpg" calcext:value-type="string">
            <text:p>http://tin29.ru/wp-content/uploads/2018/hunter/4f44b217-1700-11e8-812a-005056bf23ce.jpg, http://tin29.ru/wp-content/uploads/2018/hunter/4f44b217-1700-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25]" office:value-type="float" office:value="63035" calcext:value-type="float">
            <text:p>63035</text:p>
          </table:table-cell>
          <table:table-cell table:formula="of:=['file:///home/andrey/www/home.ru/parse/valta/file_initial.ods'#$file.B125]" office:value-type="string" office:string-value="Hunter миска для собак меламиновая Ricarda M. 350 мл" calcext:value-type="string">
            <text:p>Hunter миска для собак меламиновая Ricarda M. 350 мл</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5]" office:value-type="string" office:string-value="Hunter миска для собак меламиновая Ricarda M. 350 мл.&lt;br&gt;&lt;br&gt;&#10;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10;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 calcext:value-type="string">
            <text:p>Hunter миска для собак меламиновая Ricarda M.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5]" office:value-type="string" office:string-value="1570.00" calcext:value-type="string">
            <text:p>1570.00</text:p>
          </table:table-cell>
          <table:table-cell table:formula="of:=['file:///home/andrey/www/home.ru/parse/valta/file_initial.ods'#$file.C125]" office:value-type="string" office:string-value="Категория: Миска" calcext:value-type="string">
            <text:p>Категория: Миска</text:p>
          </table:table-cell>
          <table:table-cell table:number-columns-repeated="2"/>
          <table:table-cell table:formula="of:=['file:///home/andrey/www/home.ru/parse/valta/file_initial.ods'#$file.F125]" office:value-type="string" office:string-value="http://tin29.ru/wp-content/uploads/2018/hunter/926f99dd-1700-11e8-812a-005056bf23ce.jpg, http://tin29.ru/wp-content/uploads/2018/hunter/926f99dd-1700-11e8-812a-005056bf23ce_2.jpg" calcext:value-type="string">
            <text:p>http://tin29.ru/wp-content/uploads/2018/hunter/926f99dd-1700-11e8-812a-005056bf23ce.jpg, http://tin29.ru/wp-content/uploads/2018/hunter/926f99dd-1700-11e8-812a-005056bf23ce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26]" office:value-type="float" office:value="41711" calcext:value-type="float">
            <text:p>41711</text:p>
          </table:table-cell>
          <table:table-cell table:formula="of:=['file:///home/andrey/www/home.ru/parse/valta/file_initial.ods'#$file.B126]" office:value-type="string" office:string-value="Hunter миска из нержавеющей стали 0,35 л диаметр 11 см" calcext:value-type="string">
            <text:p>Hunter миска из нержавеющей стали 0,35 л диаметр 11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6]" office:value-type="string" office:string-value="Миски Hunter для воды или корма из нержавеющей стали имеют ряд преимуществ по сравнению с мисками конкурентов.&#10;Во-первых, миски имеют толстое тяжелое дно, которое способствует устойчивости миски.&#10;Во-вторых, на дне миски имеется прорезиненное кольцо, препятствующее скольжению миски по полу. &#10;В-третьих, миска выполнена из нержавеющей стали и поэтому прослужит вам и вашему любимцу долгие годы." calcext:value-type="string">
            <text:p>Миски Hunter для воды или корма из нержавеющей стали имеют ряд преимуществ по сравнению с мисками конкурентов.</text:p>
            <text:p>Во-первых, миски имеют толстое тяжелое дно, которое способствует устойчивости миски.</text:p>
            <text:p>Во-вторых, на дне миски имеется прорезиненное кольцо, препятствующее скольжению миски по полу. </text:p>
            <text:p>В-третьих, миска выполнена из нержавеющей стали и поэтому прослужит вам и вашему любимцу долгие годы.</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6]" office:value-type="string" office:string-value="455.00" calcext:value-type="string">
            <text:p>455.00</text:p>
          </table:table-cell>
          <table:table-cell table:formula="of:=['file:///home/andrey/www/home.ru/parse/valta/file_initial.ods'#$file.C126]" office:value-type="string" office:string-value="Категория: Миска" calcext:value-type="string">
            <text:p>Категория: Миска</text:p>
          </table:table-cell>
          <table:table-cell table:number-columns-repeated="2"/>
          <table:table-cell table:formula="of:=['file:///home/andrey/www/home.ru/parse/valta/file_initial.ods'#$file.F126]" office:value-type="string" office:string-value="http://tin29.ru/wp-content/uploads/2018/hunter/4ee59c7e-3594-11e0-4488-001517e97967.jpg" calcext:value-type="string">
            <text:p>http://tin29.ru/wp-content/uploads/2018/hunter/4ee59c7e-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27]" office:value-type="float" office:value="41712" calcext:value-type="float">
            <text:p>41712</text:p>
          </table:table-cell>
          <table:table-cell table:formula="of:=['file:///home/andrey/www/home.ru/parse/valta/file_initial.ods'#$file.B127]" office:value-type="string" office:string-value="Hunter миска из нержавеющей стали 0,55 л диаметр 13 см" calcext:value-type="string">
            <text:p>Hunter миска из нержавеющей стали 0,55 л диаметр 13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7]" office:value-type="string" office:string-value="Hunter миска из нержавеющей стали 0,35 л диаметр 11 см" calcext:value-type="string">
            <text:p>Hunter миска из нержавеющей стали 0,35 л диаметр 11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7]" office:value-type="string" office:string-value="527.00" calcext:value-type="string">
            <text:p>527.00</text:p>
          </table:table-cell>
          <table:table-cell table:formula="of:=['file:///home/andrey/www/home.ru/parse/valta/file_initial.ods'#$file.C127]" office:value-type="string" office:string-value="Категория: Миска" calcext:value-type="string">
            <text:p>Категория: Миска</text:p>
          </table:table-cell>
          <table:table-cell table:number-columns-repeated="2"/>
          <table:table-cell table:formula="of:=['file:///home/andrey/www/home.ru/parse/valta/file_initial.ods'#$file.F127]" office:value-type="string" office:string-value="http://tin29.ru/wp-content/uploads/2018/hunter/4ee59ca6-3594-11e0-4488-001517e97967.jpg" calcext:value-type="string">
            <text:p>http://tin29.ru/wp-content/uploads/2018/hunter/4ee59ca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28]" office:value-type="float" office:value="41713" calcext:value-type="float">
            <text:p>41713</text:p>
          </table:table-cell>
          <table:table-cell table:formula="of:=['file:///home/andrey/www/home.ru/parse/valta/file_initial.ods'#$file.B128]" office:value-type="string" office:string-value="Hunter миска из нержавеющей стали 1,1 л диаметр 17 см" calcext:value-type="string">
            <text:p>Hunter миска из нержавеющей стали 1,1 л диаметр 17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8]" office:value-type="string" office:string-value="Миска для воды или корма из нержавеющей стали объемом 1100 мл диаметром 17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 calcext:value-type="string">
            <text:p>Миска для воды или корма из нержавеющей стали объемом 1100 мл диаметром 17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8]" office:value-type="string" office:string-value="735.00" calcext:value-type="string">
            <text:p>735.00</text:p>
          </table:table-cell>
          <table:table-cell table:formula="of:=['file:///home/andrey/www/home.ru/parse/valta/file_initial.ods'#$file.C128]" office:value-type="string" office:string-value="Категория: Миска" calcext:value-type="string">
            <text:p>Категория: Миска</text:p>
          </table:table-cell>
          <table:table-cell table:number-columns-repeated="2"/>
          <table:table-cell table:formula="of:=['file:///home/andrey/www/home.ru/parse/valta/file_initial.ods'#$file.F128]" office:value-type="string" office:string-value="http://tin29.ru/wp-content/uploads/2018/hunter/5143d79d-3594-11e0-4488-001517e97967.jpg" calcext:value-type="string">
            <text:p>http://tin29.ru/wp-content/uploads/2018/hunter/5143d79d-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29]" office:value-type="float" office:value="41714" calcext:value-type="float">
            <text:p>41714</text:p>
          </table:table-cell>
          <table:table-cell table:formula="of:=['file:///home/andrey/www/home.ru/parse/valta/file_initial.ods'#$file.B129]" office:value-type="string" office:string-value="Hunter миска из нержавеющей стали 1,9 л диаметр 20 см" calcext:value-type="string">
            <text:p>Hunter миска из нержавеющей стали 1,9 л диаметр 20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29]" office:value-type="string" office:string-value="Миска для воды или корма из нержавеющей стали объемом 1900 мл диаметром 20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 calcext:value-type="string">
            <text:p>Миска для воды или корма из нержавеющей стали объемом 1900 мл диаметром 20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29]" office:value-type="string" office:string-value="948.00" calcext:value-type="string">
            <text:p>948.00</text:p>
          </table:table-cell>
          <table:table-cell table:formula="of:=['file:///home/andrey/www/home.ru/parse/valta/file_initial.ods'#$file.C129]" office:value-type="string" office:string-value="Категория: Миска" calcext:value-type="string">
            <text:p>Категория: Миска</text:p>
          </table:table-cell>
          <table:table-cell table:number-columns-repeated="2"/>
          <table:table-cell table:formula="of:=['file:///home/andrey/www/home.ru/parse/valta/file_initial.ods'#$file.F129]" office:value-type="string" office:string-value="http://tin29.ru/wp-content/uploads/2018/hunter/5143d7c5-3594-11e0-4488-001517e97967.jpg" calcext:value-type="string">
            <text:p>http://tin29.ru/wp-content/uploads/2018/hunter/5143d7c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30]" office:value-type="float" office:value="46589" calcext:value-type="float">
            <text:p>46589</text:p>
          </table:table-cell>
          <table:table-cell table:formula="of:=['file:///home/andrey/www/home.ru/parse/valta/file_initial.ods'#$file.B130]" office:value-type="string" office:string-value="Hunter миска из нержавеющей стали 190 мл диаметр 11 см" calcext:value-type="string">
            <text:p>Hunter миска из нержавеющей стали 190 мл диаметр 11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0]" office:value-type="string" office:string-value="Миска для воды или корма из нержавеющей стали объемом 190 мл диаметром 11 см от Нunter. Дно миски снабжено прорезиненным кольцом, которое препятствует скольжению и способствует устойчивости миски. Эта миска прослужит вам долгие годы и доставит еще большую радость от любимых блюд вашему питомцу." calcext:value-type="string">
            <text:p>Миска для воды или корма из нержавеющей стали объемом 190 мл диаметром 11 см от Нunter. Дно миски снабжено прорезиненным кольцом, которое препятствует скольжению и способствует устойчивости миски. Эта миска прослужит вам долгие годы и доставит еще большую радость от любимых блюд вашему питомцу.</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0]" office:value-type="string" office:string-value="383.00" calcext:value-type="string">
            <text:p>383.00</text:p>
          </table:table-cell>
          <table:table-cell table:formula="of:=['file:///home/andrey/www/home.ru/parse/valta/file_initial.ods'#$file.C130]" office:value-type="string" office:string-value="Категория: Миска" calcext:value-type="string">
            <text:p>Категория: Миска</text:p>
          </table:table-cell>
          <table:table-cell table:number-columns-repeated="2"/>
          <table:table-cell table:formula="of:=['file:///home/andrey/www/home.ru/parse/valta/file_initial.ods'#$file.F130]" office:value-type="string" office:string-value="http://tin29.ru/wp-content/uploads/2018/hunter/88f8ea6a-3594-11e0-4488-001517e97967.jpg" calcext:value-type="string">
            <text:p>http://tin29.ru/wp-content/uploads/2018/hunter/88f8ea6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31]" office:value-type="float" office:value="41715" calcext:value-type="float">
            <text:p>41715</text:p>
          </table:table-cell>
          <table:table-cell table:formula="of:=['file:///home/andrey/www/home.ru/parse/valta/file_initial.ods'#$file.B131]" office:value-type="string" office:string-value="Hunter миска из нержавеющей стали 2,7 л диаметр 24 см" calcext:value-type="string">
            <text:p>Hunter миска из нержавеющей стали 2,7 л диаметр 24 с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1]" office:value-type="string" office:string-value="Миска для воды или корма из нержавеющей стали объемом 2700 мл диаметром 24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 calcext:value-type="string">
            <text:p>Миска для воды или корма из нержавеющей стали объемом 2700 мл диаметром 24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1]" office:value-type="string" office:string-value="1159.00" calcext:value-type="string">
            <text:p>1159.00</text:p>
          </table:table-cell>
          <table:table-cell table:formula="of:=['file:///home/andrey/www/home.ru/parse/valta/file_initial.ods'#$file.C131]" office:value-type="string" office:string-value="Категория: Миска" calcext:value-type="string">
            <text:p>Категория: Миска</text:p>
          </table:table-cell>
          <table:table-cell table:number-columns-repeated="2"/>
          <table:table-cell table:formula="of:=['file:///home/andrey/www/home.ru/parse/valta/file_initial.ods'#$file.F131]" office:value-type="string" office:string-value="http://tin29.ru/wp-content/uploads/2018/hunter/5143d7ed-3594-11e0-4488-001517e97967.jpg" calcext:value-type="string">
            <text:p>http://tin29.ru/wp-content/uploads/2018/hunter/5143d7ed-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32]" office:value-type="float" office:value="92493" calcext:value-type="float">
            <text:p>92493</text:p>
          </table:table-cell>
          <table:table-cell table:formula="of:=['file:///home/andrey/www/home.ru/parse/valta/file_initial.ods'#$file.B132]" office:value-type="string" office:string-value="Hunter намордник для собак пластиковый размер 1 (4,5-6,5 см)/20 см, макс. 42 см, такса, цвергшнауцер" calcext:value-type="string">
            <text:p>Hunter намордник для собак пластиковый размер 1 (4,5-6,5 см)/20 см, макс. 42 см, такса, цвергшнауцер</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2]" office:value-type="string" office:string-value="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10;Длина морды 4,5-6,5 см."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text:p>
            <text:p>Длина морды 4,5-6,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2]" office:value-type="string" office:string-value="629.00" calcext:value-type="string">
            <text:p>629.00</text:p>
          </table:table-cell>
          <table:table-cell table:formula="of:=['file:///home/andrey/www/home.ru/parse/valta/file_initial.ods'#$file.C132]"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2]" office:value-type="string" office:string-value="http://tin29.ru/wp-content/uploads/2018/hunter/53f537a9-529e-11e4-87a4-001517e97967.jpg" calcext:value-type="string">
            <text:p>http://tin29.ru/wp-content/uploads/2018/hunter/53f537a9-529e-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33]" office:value-type="float" office:value="92494" calcext:value-type="float">
            <text:p>92494</text:p>
          </table:table-cell>
          <table:table-cell table:formula="of:=['file:///home/andrey/www/home.ru/parse/valta/file_initial.ods'#$file.B133]" office:value-type="string" office:string-value="Hunter намордник для собак пластиковый размер 2 (5-6 см)/22 см, макс. 45 см, кокер спаниель" calcext:value-type="string">
            <text:p>Hunter намордник для собак пластиковый размер 2 (5-6 см)/22 см, макс. 45 см, кокер спаниель</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3]" office:value-type="string" office:string-value="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lt;br&gt;&#10;Длина морды 5-6 см.&lt;br&gt;&#10;Окружность головы 22 см" calcext: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lt;br&gt;</text:p>
            <text:p>Длина морды 5-6 см.&lt;br&gt;</text:p>
            <text:p>Окружность головы 2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3]" office:value-type="string" office:string-value="696.00" calcext:value-type="string">
            <text:p>696.00</text:p>
          </table:table-cell>
          <table:table-cell table:formula="of:=['file:///home/andrey/www/home.ru/parse/valta/file_initial.ods'#$file.C133]"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3]" office:value-type="string" office:string-value="http://tin29.ru/wp-content/uploads/2018/hunter/d7be46b5-529e-11e4-87a4-001517e97967.jpg" calcext:value-type="string">
            <text:p>http://tin29.ru/wp-content/uploads/2018/hunter/d7be46b5-529e-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4]" office:value-type="float" office:value="92495" calcext:value-type="float">
            <text:p>92495</text:p>
          </table:table-cell>
          <table:table-cell table:formula="of:=['file:///home/andrey/www/home.ru/parse/valta/file_initial.ods'#$file.B134]" office:value-type="string" office:string-value="Hunter намордник для собак пластиковый размер 3 (5-7 см)/24 см, макс. 47 см, колли" calcext:value-type="string">
            <text:p>Hunter намордник для собак пластиковый размер 3 (5-7 см)/24 см, макс. 47 см, колли</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4]" office:value-type="string" office:string-value="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lt;br&gt;&#10;Сделано в Италии.&lt;br&gt;&#10;Длина морды 5-7 см.&lt;br&gt;&#10;Окружность головы 24 см"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lt;br&gt;</text:p>
            <text:p>Сделано в Италии.&lt;br&gt;</text:p>
            <text:p>Длина морды 5-7 см.&lt;br&gt;</text:p>
            <text:p>Окружность головы 2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4]" office:value-type="string" office:string-value="768.00" calcext:value-type="string">
            <text:p>768.00</text:p>
          </table:table-cell>
          <table:table-cell table:formula="of:=['file:///home/andrey/www/home.ru/parse/valta/file_initial.ods'#$file.C134]"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4]" office:value-type="string" office:string-value="http://tin29.ru/wp-content/uploads/2018/hunter/f3573ae5-529e-11e4-87a4-001517e97967.jpg" calcext:value-type="string">
            <text:p>http://tin29.ru/wp-content/uploads/2018/hunter/f3573ae5-529e-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5]" office:value-type="float" office:value="92496" calcext:value-type="float">
            <text:p>92496</text:p>
          </table:table-cell>
          <table:table-cell table:formula="of:=['file:///home/andrey/www/home.ru/parse/valta/file_initial.ods'#$file.B135]" office:value-type="string" office:string-value="Hunter намордник для собак пластиковый размер 4 (5-7 см)/26 см, макс. 50 см, далматин, хаски" calcext:value-type="string">
            <text:p>Hunter намордник для собак пластиковый размер 4 (5-7 см)/26 см, макс. 50 см, далматин, хаски</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5]" office:value-type="string" office:string-value="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10;Сделано в Италии.&lt;br&gt;&#10;Длина морды 5-7 см.&lt;br&gt;&#10;Окружность головы 26 см"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text:p>
            <text:p>Сделано в Италии.&lt;br&gt;</text:p>
            <text:p>Длина морды 5-7 см.&lt;br&gt;</text:p>
            <text:p>Окружность головы 26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5]" office:value-type="string" office:string-value="843.00" calcext:value-type="string">
            <text:p>843.00</text:p>
          </table:table-cell>
          <table:table-cell table:formula="of:=['file:///home/andrey/www/home.ru/parse/valta/file_initial.ods'#$file.C135]"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5]" office:value-type="string" office:string-value="http://tin29.ru/wp-content/uploads/2018/hunter/120b3aab-529f-11e4-87a4-001517e97967.jpg" calcext:value-type="string">
            <text:p>http://tin29.ru/wp-content/uploads/2018/hunter/120b3aab-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6]" office:value-type="float" office:value="92497" calcext:value-type="float">
            <text:p>92497</text:p>
          </table:table-cell>
          <table:table-cell table:formula="of:=['file:///home/andrey/www/home.ru/parse/valta/file_initial.ods'#$file.B136]" office:value-type="string" office:string-value="Hunter намордник для собак пластиковый размер 5 (6-8 см)/30 см, макс. 55 см, голден ретривер" calcext:value-type="string">
            <text:p>Hunter намордник для собак пластиковый размер 5 (6-8 см)/30 см, макс. 55 см, голден ретривер</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6]" office:value-type="string" office:string-value="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Не трескается, не лопается на морозе. &lt;br&gt;&#10;Сделано в Италии.&lt;br&gt;&#10;Длина морды 6 -8 см.&lt;br&gt;&#10;Окружность головы 30 см" calcext: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Не трескается, не лопается на морозе. &lt;br&gt;</text:p>
            <text:p>Сделано в Италии.&lt;br&gt;</text:p>
            <text:p>Длина морды 6 -8 см.&lt;br&gt;</text:p>
            <text:p>Окружность головы 3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6]" office:value-type="string" office:string-value="917.00" calcext:value-type="string">
            <text:p>917.00</text:p>
          </table:table-cell>
          <table:table-cell table:formula="of:=['file:///home/andrey/www/home.ru/parse/valta/file_initial.ods'#$file.C136]"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6]" office:value-type="string" office:string-value="http://tin29.ru/wp-content/uploads/2018/hunter/29e9a70b-529f-11e4-87a4-001517e97967.jpg" calcext:value-type="string">
            <text:p>http://tin29.ru/wp-content/uploads/2018/hunter/29e9a70b-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7]" office:value-type="float" office:value="92498" calcext:value-type="float">
            <text:p>92498</text:p>
          </table:table-cell>
          <table:table-cell table:formula="of:=['file:///home/andrey/www/home.ru/parse/valta/file_initial.ods'#$file.B137]" office:value-type="string" office:string-value="Hunter намордник для собак пластиковый размер 6 (6,5-10 см)/31 см, макс. 60 см, лабрадор" calcext:value-type="string">
            <text:p>Hunter намордник для собак пластиковый размер 6 (6,5-10 см)/31 см, макс. 60 см, лабрадор</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7]" office:value-type="string" office:string-value="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lt;br&gt;Благодаря своей форме позволяет собаке, лаять, принимать корм. &lt;br&gt;Не трескается, не лопается на морозе.&lt;br&gt;&lt;br&gt;&#10;Сделано в Италии.&lt;br&gt;&#10;Длина морды 6,5 - 10 см.&lt;br&gt;&#10;Окружность головы 31 см" calcext: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lt;br&gt;Благодаря своей форме позволяет собаке, лаять, принимать корм. &lt;br&gt;Не трескается, не лопается на морозе.&lt;br&gt;&lt;br&gt;</text:p>
            <text:p>Сделано в Италии.&lt;br&gt;</text:p>
            <text:p>Длина морды 6,5 - 10 см.&lt;br&gt;</text:p>
            <text:p>Окружность головы 31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7]" office:value-type="string" office:string-value="989.00" calcext:value-type="string">
            <text:p>989.00</text:p>
          </table:table-cell>
          <table:table-cell table:formula="of:=['file:///home/andrey/www/home.ru/parse/valta/file_initial.ods'#$file.C137]"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7]" office:value-type="string" office:string-value="http://tin29.ru/wp-content/uploads/2018/hunter/494b6b47-529f-11e4-87a4-001517e97967.jpg" calcext:value-type="string">
            <text:p>http://tin29.ru/wp-content/uploads/2018/hunter/494b6b47-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8]" office:value-type="float" office:value="92499" calcext:value-type="float">
            <text:p>92499</text:p>
          </table:table-cell>
          <table:table-cell table:formula="of:=['file:///home/andrey/www/home.ru/parse/valta/file_initial.ods'#$file.B138]" office:value-type="string" office:string-value="Hunter намордник для собак пластиковый размер 7 (7-10 см)/32 см, макс. 65 см, американский стаффордширский терьер" calcext:value-type="string">
            <text:p>Hunter намордник для собак пластиковый размер 7 (7-10 см)/32 см, макс. 65 см, американский стаффордширский терьер</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8]" office:value-type="string" office:string-value="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lt;br&gt;&#10;Сделано в Италии.&lt;br&gt;&#10;Длина морды 7 -10 см.&lt;br&gt;&#10;Окружность головы 32 см" calcext: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lt;br&gt;</text:p>
            <text:p>Сделано в Италии.&lt;br&gt;</text:p>
            <text:p>Длина морды 7 -10 см.&lt;br&gt;</text:p>
            <text:p>Окружность головы 3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8]" office:value-type="string" office:string-value="1100.00" calcext:value-type="string">
            <text:p>1100.00</text:p>
          </table:table-cell>
          <table:table-cell table:formula="of:=['file:///home/andrey/www/home.ru/parse/valta/file_initial.ods'#$file.C138]"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8]" office:value-type="string" office:string-value="http://tin29.ru/wp-content/uploads/2018/hunter/603e2f6b-529f-11e4-87a4-001517e97967.jpg" calcext:value-type="string">
            <text:p>http://tin29.ru/wp-content/uploads/2018/hunter/603e2f6b-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39]" office:value-type="float" office:value="92500" calcext:value-type="float">
            <text:p>92500</text:p>
          </table:table-cell>
          <table:table-cell table:formula="of:=['file:///home/andrey/www/home.ru/parse/valta/file_initial.ods'#$file.B139]" office:value-type="string" office:string-value="Hunter намордник для собак пластиковый размер 8 (8-11 см)/35 см, макс. 70 см, немецкая овчарка" calcext:value-type="string">
            <text:p>Hunter намордник для собак пластиковый размер 8 (8-11 см)/35 см, макс. 70 см, немецкая овчарка</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39]" office:value-type="string" office:string-value="Намордник пластиковый для собак. &lt;br&gt;&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lt;br&gt; Не трескается, не лопается на морозе. &lt;br&gt;&lt;br&gt;&#10;Сделано в Италии.&lt;br&gt;&#10;Длина морды 8 - 11 см.&lt;br&gt;&#10;Окружность головы 35 см" calcext:value-type="string">
            <text:p>Намордник пластиковый для собак. &lt;br&gt;&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lt;br&gt; Не трескается, не лопается на морозе. &lt;br&gt;&lt;br&gt;</text:p>
            <text:p>Сделано в Италии.&lt;br&gt;</text:p>
            <text:p>Длина морды 8 - 11 см.&lt;br&gt;</text:p>
            <text:p>Окружность головы 3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39]" office:value-type="string" office:string-value="1174.00" calcext:value-type="string">
            <text:p>1174.00</text:p>
          </table:table-cell>
          <table:table-cell table:formula="of:=['file:///home/andrey/www/home.ru/parse/valta/file_initial.ods'#$file.C139]"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39]" office:value-type="string" office:string-value="http://tin29.ru/wp-content/uploads/2018/hunter/782fa6cd-529f-11e4-87a4-001517e97967.jpg" calcext:value-type="string">
            <text:p>http://tin29.ru/wp-content/uploads/2018/hunter/782fa6cd-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40]" office:value-type="float" office:value="92501" calcext:value-type="float">
            <text:p>92501</text:p>
          </table:table-cell>
          <table:table-cell table:formula="of:=['file:///home/andrey/www/home.ru/parse/valta/file_initial.ods'#$file.B140]" office:value-type="string" office:string-value="Hunter намордник для собак пластиковый размер 9 (8-12 см)/38 см, макс. 75 см, ротвейлер" calcext:value-type="string">
            <text:p>Hunter намордник для собак пластиковый размер 9 (8-12 см)/38 см, макс. 75 см, ротвейлер</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0]" office:value-type="string" office:string-value="Намордник пластиковый для собак.&lt;br&gt;&lt;br&gt;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lt;br&gt;Не трескается, не лопается на морозе. &lt;br&gt;&#10;Сделано в Италии.&lt;br&gt;&#10;Длина морды 8 - 12 см.&lt;br&gt;&#10;Окружность головы 38 см" calcext:value-type="string">
            <text:p>Намордник пластиковый для собак.&lt;br&gt;&lt;br&gt;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lt;br&gt;Не трескается, не лопается на морозе. &lt;br&gt;</text:p>
            <text:p>Сделано в Италии.&lt;br&gt;</text:p>
            <text:p>Длина морды 8 - 12 см.&lt;br&gt;</text:p>
            <text:p>Окружность головы 38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0]" office:value-type="string" office:string-value="1246.00" calcext:value-type="string">
            <text:p>1246.00</text:p>
          </table:table-cell>
          <table:table-cell table:formula="of:=['file:///home/andrey/www/home.ru/parse/valta/file_initial.ods'#$file.C140]" office:value-type="string" office:string-value="Категория: Намордник" calcext:value-type="string">
            <text:p>Категория: Намордник</text:p>
          </table:table-cell>
          <table:table-cell table:number-columns-repeated="2"/>
          <table:table-cell table:formula="of:=['file:///home/andrey/www/home.ru/parse/valta/file_initial.ods'#$file.F140]" office:value-type="string" office:string-value="http://tin29.ru/wp-content/uploads/2018/hunter/903b4d51-529f-11e4-87a4-001517e97967.jpg" calcext:value-type="string">
            <text:p>http://tin29.ru/wp-content/uploads/2018/hunter/903b4d51-529f-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141]" office:value-type="float" office:value="62127" calcext:value-type="float">
            <text:p>62127</text:p>
          </table:table-cell>
          <table:table-cell table:formula="of:=['file:///home/andrey/www/home.ru/parse/valta/file_initial.ods'#$file.B141]" office:value-type="string" office:string-value="Hunter одеяло для щенков Madison, обезьянка 100x65 см флис коричневый" calcext:value-type="string">
            <text:p>Hunter одеяло для щенков Madison, обезьянка 100x65 см флис 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1]" office:value-type="string" office:string-value="Стильное и невероятно мягкое одеяло для собак и кошек. Выполнено из флиса с ворсом. Складывается в забавную обезьянку. Хороший подарок на новый год, ведь предстоящий 2016 год по восточному календарю - год Обезьяны. &lt;br&gt;&#10;Размер: 100 x 65 см&lt;br&gt;&#10;Машинная стирка при 30 С &#10;&#10;" calcext:value-type="string">
            <text:p>Стильное и невероятно мягкое одеяло для собак и кошек. Выполнено из флиса с ворсом. Складывается в забавную обезьянку. Хороший подарок на новый год, ведь предстоящий 2016 год по восточному календарю - год Обезьяны. &lt;br&gt;</text:p>
            <text:p>Размер: 100 x 65 см&lt;br&gt;</text:p>
            <text:p>Машинная стирка при 30 С </text:p>
            <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1]" office:value-type="string" office:string-value="2226.00" calcext:value-type="string">
            <text:p>2226.00</text:p>
          </table:table-cell>
          <table:table-cell table:formula="of:=['file:///home/andrey/www/home.ru/parse/valta/file_initial.ods'#$file.C14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1]" office:value-type="string" office:string-value="http://tin29.ru/wp-content/uploads/2018/hunter/3e17fc00-71ac-11e5-80d6-00155d298300.jpg, http://tin29.ru/wp-content/uploads/2018/hunter/3e17fc00-71ac-11e5-80d6-00155d298300_2.jpg" calcext:value-type="string">
            <text:p>http://tin29.ru/wp-content/uploads/2018/hunter/3e17fc00-71ac-11e5-80d6-00155d298300.jpg, http://tin29.ru/wp-content/uploads/2018/hunter/3e17fc00-71ac-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2]" office:value-type="float" office:value="47628" calcext:value-type="float">
            <text:p>47628</text:p>
          </table:table-cell>
          <table:table-cell table:formula="of:=['file:///home/andrey/www/home.ru/parse/valta/file_initial.ods'#$file.B142]" office:value-type="string" office:string-value="Hunter ошейник для собак ALU-Strong Baroque L (45-65 см) нейлон с металлической застежкой синий с рисунком" calcext:value-type="string">
            <text:p>Hunter ошейник для собак ALU-Strong Baroque L (45-65 см) нейлон с металлической застежкой синий с рисунко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2]" office:value-type="string" office:string-value="Прочный нейлоновый ошейник Hunter (Хантер) Baroque ALU-Strong L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quot;TREUR FREUND&quot; обозначает Настоящий друг! Ошейник подходит для собак с обхватом шеи 45-65 см, ширина ошейника - 25 мм." calcext:value-type="string">
            <text:p>Прочный нейлоновый ошейник Hunter (Хантер) Baroque ALU-Strong L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2]" office:value-type="string" office:string-value="1236.00" calcext:value-type="string">
            <text:p>1236.00</text:p>
          </table:table-cell>
          <table:table-cell table:formula="of:=['file:///home/andrey/www/home.ru/parse/valta/file_initial.ods'#$file.C14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2]" office:value-type="string" office:string-value="http://tin29.ru/wp-content/uploads/2018/hunter/fe63af6c-b815-11e0-bed0-003048cfeba6.jpg" calcext:value-type="string">
            <text:p>http://tin29.ru/wp-content/uploads/2018/hunter/fe63af6c-b815-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3]" office:value-type="float" office:value="47627" calcext:value-type="float">
            <text:p>47627</text:p>
          </table:table-cell>
          <table:table-cell table:formula="of:=['file:///home/andrey/www/home.ru/parse/valta/file_initial.ods'#$file.B143]" office:value-type="string" office:string-value="Hunter ошейник для собак ALU-Strong Baroque M (40-55 см) нейлон с металлической застежкой синий с рисунком" calcext:value-type="string">
            <text:p>Hunter ошейник для собак ALU-Strong Baroque M (40-55 см) нейлон с металлической застежкой синий с рисунко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3]" office:value-type="string" office:string-value="Прочный нейлоновый ошейник Hunter (Хантер)Baroque ALU-Strong М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quot;TREUR FREUND&quot; обозначает Настоящий друг! Ошейник подходит для собак с обхватом шеи 40-55 см, ширина ошейника - 20 мм." calcext:value-type="string">
            <text:p>Прочный нейлоновый ошейник Hunter (Хантер)Baroque ALU-Strong М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3]" office:value-type="string" office:string-value="1092.00" calcext:value-type="string">
            <text:p>1092.00</text:p>
          </table:table-cell>
          <table:table-cell table:formula="of:=['file:///home/andrey/www/home.ru/parse/valta/file_initial.ods'#$file.C14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3]" office:value-type="string" office:string-value="http://tin29.ru/wp-content/uploads/2018/hunter/fe63af6f-b815-11e0-bed0-003048cfeba6.jpg, http://tin29.ru/wp-content/uploads/2018/hunter/fe63af6f-b815-11e0-bed0-003048cfeba6_2.jpg" calcext:value-type="string">
            <text:p>http://tin29.ru/wp-content/uploads/2018/hunter/fe63af6f-b815-11e0-bed0-003048cfeba6.jpg, http://tin29.ru/wp-content/uploads/2018/hunter/fe63af6f-b815-11e0-bed0-003048cfeba6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4]" office:value-type="float" office:value="47626" calcext:value-type="float">
            <text:p>47626</text:p>
          </table:table-cell>
          <table:table-cell table:formula="of:=['file:///home/andrey/www/home.ru/parse/valta/file_initial.ods'#$file.B144]" office:value-type="string" office:string-value="Hunter ошейник для собак ALU-Strong Baroque S (30-45 см) нейлон с металлической застежкой синий с рисунком" calcext:value-type="string">
            <text:p>Hunter ошейник для собак ALU-Strong Baroque S (30-45 см) нейлон с металлической застежкой синий с рисунко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4]" office:value-type="string" office:string-value="Прочный нейлоновый ошейник Hunter (Хантер) Baroque ALU-Strong S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quot;TREUR FREUND&quot; обозначает Настоящий друг! Ошейник подходит для собак с обхватом шеи 30-45 см, ширина ошейника - 15 мм." calcext:value-type="string">
            <text:p>Прочный нейлоновый ошейник Hunter (Хантер) Baroque ALU-Strong S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4]" office:value-type="string" office:string-value="1021.00" calcext:value-type="string">
            <text:p>1021.00</text:p>
          </table:table-cell>
          <table:table-cell table:formula="of:=['file:///home/andrey/www/home.ru/parse/valta/file_initial.ods'#$file.C14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4]" office:value-type="string" office:string-value="http://tin29.ru/wp-content/uploads/2018/hunter/fe63af72-b815-11e0-bed0-003048cfeba6.jpg" calcext:value-type="string">
            <text:p>http://tin29.ru/wp-content/uploads/2018/hunter/fe63af72-b815-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5]" office:value-type="float" office:value="47879" calcext:value-type="float">
            <text:p>47879</text:p>
          </table:table-cell>
          <table:table-cell table:formula="of:=['file:///home/andrey/www/home.ru/parse/valta/file_initial.ods'#$file.B145]" office:value-type="string" office:string-value="Hunter ошейник для собак ALU-Strong L (45-65 см) нейлон с металлической застежкой бирюзовый" calcext:value-type="string">
            <text:p>Hunter ошейник для собак ALU-Strong L (45-65 см) нейлон с металлической застежкой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5]" office:value-type="string" office:string-value="Прочный нейлоновый ошейник Hunter (Хантер) ALU-Strong L (АЛУ Стронг) для собак крупных пород насыщенного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Hunter (Хантер) ALU-Strong L (АЛУ Стронг) для собак крупных пород насыщенного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5]" office:value-type="string" office:string-value="1167.00" calcext:value-type="string">
            <text:p>1167.00</text:p>
          </table:table-cell>
          <table:table-cell table:formula="of:=['file:///home/andrey/www/home.ru/parse/valta/file_initial.ods'#$file.C14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5]" office:value-type="string" office:string-value="http://tin29.ru/wp-content/uploads/2018/hunter/51f4179f-26f7-11e1-818c-003048cfeba7.jpg" calcext:value-type="string">
            <text:p>http://tin29.ru/wp-content/uploads/2018/hunter/51f4179f-26f7-11e1-818c-003048cfeba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6]" office:value-type="float" office:value="43953" calcext:value-type="float">
            <text:p>43953</text:p>
          </table:table-cell>
          <table:table-cell table:formula="of:=['file:///home/andrey/www/home.ru/parse/valta/file_initial.ods'#$file.B146]" office:value-type="string" office:string-value="Hunter ошейник для собак ALU-Strong L (45-65 см) нейлон с металлической застежкой бордо" calcext:value-type="string">
            <text:p>Hunter ошейник для собак ALU-Strong L (45-65 см) нейлон с металлической застежкой бордо</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6]" office:value-type="string" office:string-value="Прочный нейлоновый ошейник Hunter (Хантер) ALU-Strong L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Hunter (Хантер) ALU-Strong L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6]" office:value-type="string" office:string-value="1167.00" calcext:value-type="string">
            <text:p>1167.00</text:p>
          </table:table-cell>
          <table:table-cell table:formula="of:=['file:///home/andrey/www/home.ru/parse/valta/file_initial.ods'#$file.C14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6]" office:value-type="string" office:string-value="http://tin29.ru/wp-content/uploads/2018/hunter/712e1090-3594-11e0-4488-001517e97967.jpg" calcext:value-type="string">
            <text:p>http://tin29.ru/wp-content/uploads/2018/hunter/712e109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7]" office:value-type="float" office:value="43516" calcext:value-type="float">
            <text:p>43516</text:p>
          </table:table-cell>
          <table:table-cell table:formula="of:=['file:///home/andrey/www/home.ru/parse/valta/file_initial.ods'#$file.B147]" office:value-type="string" office:string-value="Hunter ошейник для собак ALU-Strong L (45-65 см) нейлон с металлической застежкой красный" calcext:value-type="string">
            <text:p>Hunter ошейник для собак ALU-Strong L (45-65 см) нейлон с металлической застежкой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7]" office:value-type="string" office:string-value="Прочный нейлоновый ошейник для собак крупны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для собак крупны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7]" office:value-type="string" office:string-value="1167.00" calcext:value-type="string">
            <text:p>1167.00</text:p>
          </table:table-cell>
          <table:table-cell table:formula="of:=['file:///home/andrey/www/home.ru/parse/valta/file_initial.ods'#$file.C14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7]" office:value-type="string" office:string-value="http://tin29.ru/wp-content/uploads/2018/hunter/672fa429-3594-11e0-4488-001517e97967.jpg" calcext:value-type="string">
            <text:p>http://tin29.ru/wp-content/uploads/2018/hunter/672fa429-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8]" office:value-type="float" office:value="43968" calcext:value-type="float">
            <text:p>43968</text:p>
          </table:table-cell>
          <table:table-cell table:formula="of:=['file:///home/andrey/www/home.ru/parse/valta/file_initial.ods'#$file.B148]" office:value-type="string" office:string-value="Hunter ошейник для собак ALU-Strong L (45-65 см) нейлон с металлической застежкой оранжевый" calcext:value-type="string">
            <text:p>Hunter ошейник для собак ALU-Strong L (45-65 см) нейлон с металлической застежкой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8]" office:value-type="string" office:string-value="Прочный нейлоновый ошейник Hunter (Хантер) ALU-Strong L (АЛУ Стронг) для собак крупных пород оранжев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Hunter (Хантер) ALU-Strong L (АЛУ Стронг) для собак крупных пород оранжев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8]" office:value-type="string" office:string-value="1167.00" calcext:value-type="string">
            <text:p>1167.00</text:p>
          </table:table-cell>
          <table:table-cell table:formula="of:=['file:///home/andrey/www/home.ru/parse/valta/file_initial.ods'#$file.C14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8]" office:value-type="string" office:string-value="http://tin29.ru/wp-content/uploads/2018/hunter/712e11e4-3594-11e0-4488-001517e97967.jpg" calcext:value-type="string">
            <text:p>http://tin29.ru/wp-content/uploads/2018/hunter/712e11e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49]" office:value-type="float" office:value="43959" calcext:value-type="float">
            <text:p>43959</text:p>
          </table:table-cell>
          <table:table-cell table:formula="of:=['file:///home/andrey/www/home.ru/parse/valta/file_initial.ods'#$file.B149]" office:value-type="string" office:string-value="Hunter ошейник для собак ALU-Strong L (45-65 см) нейлон с металлической застежкой темно-синий" calcext:value-type="string">
            <text:p>Hunter ошейник для собак ALU-Strong L (45-65 см) нейлон с металлической застежкой темно-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49]" office:value-type="string" office:string-value="Прочный нейлоновый ошейник Hunter (Хантер) ALU-Strong L (АЛУ Стронг) для собак крупных пород темно-сине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Hunter (Хантер) ALU-Strong L (АЛУ Стронг) для собак крупных пород темно-сине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49]" office:value-type="string" office:string-value="1167.00" calcext:value-type="string">
            <text:p>1167.00</text:p>
          </table:table-cell>
          <table:table-cell table:formula="of:=['file:///home/andrey/www/home.ru/parse/valta/file_initial.ods'#$file.C14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49]" office:value-type="string" office:string-value="http://tin29.ru/wp-content/uploads/2018/hunter/712e113b-3594-11e0-4488-001517e97967.jpg" calcext:value-type="string">
            <text:p>http://tin29.ru/wp-content/uploads/2018/hunter/712e113b-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0]" office:value-type="float" office:value="43510" calcext:value-type="float">
            <text:p>43510</text:p>
          </table:table-cell>
          <table:table-cell table:formula="of:=['file:///home/andrey/www/home.ru/parse/valta/file_initial.ods'#$file.B150]" office:value-type="string" office:string-value="Hunter ошейник для собак ALU-Strong L (45-65 см) нейлон с металлической застежкой черный" calcext:value-type="string">
            <text:p>Hunter ошейник для собак ALU-Strong L (45-65 см) нейлон с металлической застежкой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0]" office:value-type="string" office:string-value="Прочный нейлоновый ошейник Hunter (Хантер)ALU-Strong L (АЛУ Стронг) для собак крупны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 calcext:value-type="string">
            <text:p>Прочный нейлоновый ошейник Hunter (Хантер)ALU-Strong L (АЛУ Стронг) для собак крупны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0]" office:value-type="string" office:string-value="1167.00" calcext:value-type="string">
            <text:p>1167.00</text:p>
          </table:table-cell>
          <table:table-cell table:formula="of:=['file:///home/andrey/www/home.ru/parse/valta/file_initial.ods'#$file.C15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0]" office:value-type="string" office:string-value="http://tin29.ru/wp-content/uploads/2018/hunter/64b5346a-3594-11e0-4488-001517e97967.jpg" calcext:value-type="string">
            <text:p>http://tin29.ru/wp-content/uploads/2018/hunter/64b5346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1]" office:value-type="float" office:value="47878" calcext:value-type="float">
            <text:p>47878</text:p>
          </table:table-cell>
          <table:table-cell table:formula="of:=['file:///home/andrey/www/home.ru/parse/valta/file_initial.ods'#$file.B151]" office:value-type="string" office:string-value="Hunter ошейник для собак ALU-Strong M (40-55 см) нейлон с металлической застежкой бирюзовый" calcext:value-type="string">
            <text:p>Hunter ошейник для собак ALU-Strong M (40-55 см) нейлон с металлической застежкой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1]" office:value-type="string" office:string-value="Прочный нейлоновый ошейник Hunter (Хантер) ALU-Strong М (АЛУ Стронг) для собак средних пород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средних пород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1]" office:value-type="string" office:string-value="1020.00" calcext:value-type="string">
            <text:p>1020.00</text:p>
          </table:table-cell>
          <table:table-cell table:formula="of:=['file:///home/andrey/www/home.ru/parse/valta/file_initial.ods'#$file.C15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1]" office:value-type="string" office:string-value="http://tin29.ru/wp-content/uploads/2018/hunter/51f4179d-26f7-11e1-818c-003048cfeba7.jpg" calcext:value-type="string">
            <text:p>http://tin29.ru/wp-content/uploads/2018/hunter/51f4179d-26f7-11e1-818c-003048cfeba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2]" office:value-type="float" office:value="43952" calcext:value-type="float">
            <text:p>43952</text:p>
          </table:table-cell>
          <table:table-cell table:formula="of:=['file:///home/andrey/www/home.ru/parse/valta/file_initial.ods'#$file.B152]" office:value-type="string" office:string-value="Hunter ошейник для собак ALU-Strong M (40-55 см) нейлон с металлической застежкой бордовый" calcext:value-type="string">
            <text:p>Hunter ошейник для собак ALU-Strong M (40-55 см) нейлон с металлической застежкой борд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2]" office:value-type="string" office:string-value="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2]" office:value-type="string" office:string-value="1020.00" calcext:value-type="string">
            <text:p>1020.00</text:p>
          </table:table-cell>
          <table:table-cell table:formula="of:=['file:///home/andrey/www/home.ru/parse/valta/file_initial.ods'#$file.C15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2]" office:value-type="string" office:string-value="http://tin29.ru/wp-content/uploads/2018/hunter/6ebe8934-3594-11e0-4488-001517e97967.jpg" calcext:value-type="string">
            <text:p>http://tin29.ru/wp-content/uploads/2018/hunter/6ebe893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3]" office:value-type="float" office:value="43515" calcext:value-type="float">
            <text:p>43515</text:p>
          </table:table-cell>
          <table:table-cell table:formula="of:=['file:///home/andrey/www/home.ru/parse/valta/file_initial.ods'#$file.B153]" office:value-type="string" office:string-value="Hunter ошейник для собак ALU-Strong M (40-55 см) нейлон с металлической застежкой красный" calcext:value-type="string">
            <text:p>Hunter ошейник для собак ALU-Strong M (40-55 см) нейлон с металлической застежкой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3]" office:value-type="string" office:string-value="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3]" office:value-type="string" office:string-value="1020.00" calcext:value-type="string">
            <text:p>1020.00</text:p>
          </table:table-cell>
          <table:table-cell table:formula="of:=['file:///home/andrey/www/home.ru/parse/valta/file_initial.ods'#$file.C15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3]" office:value-type="string" office:string-value="http://tin29.ru/wp-content/uploads/2018/hunter/672fa40a-3594-11e0-4488-001517e97967.jpg" calcext:value-type="string">
            <text:p>http://tin29.ru/wp-content/uploads/2018/hunter/672fa40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4]" office:value-type="float" office:value="43967" calcext:value-type="float">
            <text:p>43967</text:p>
          </table:table-cell>
          <table:table-cell table:formula="of:=['file:///home/andrey/www/home.ru/parse/valta/file_initial.ods'#$file.B154]" office:value-type="string" office:string-value="Hunter ошейник для собак ALU-Strong M (40-55 см) нейлон с металлической застежкой оранжевый" calcext:value-type="string">
            <text:p>Hunter ошейник для собак ALU-Strong M (40-55 см) нейлон с металлической застежкой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4]" office:value-type="string" office:string-value="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4]" office:value-type="string" office:string-value="1020.00" calcext:value-type="string">
            <text:p>1020.00</text:p>
          </table:table-cell>
          <table:table-cell table:formula="of:=['file:///home/andrey/www/home.ru/parse/valta/file_initial.ods'#$file.C15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4]" office:value-type="string" office:string-value="http://tin29.ru/wp-content/uploads/2018/hunter/712e11c6-3594-11e0-4488-001517e97967.jpg" calcext:value-type="string">
            <text:p>http://tin29.ru/wp-content/uploads/2018/hunter/712e11c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5]" office:value-type="float" office:value="43958" calcext:value-type="float">
            <text:p>43958</text:p>
          </table:table-cell>
          <table:table-cell table:formula="of:=['file:///home/andrey/www/home.ru/parse/valta/file_initial.ods'#$file.B155]" office:value-type="string" office:string-value="Hunter ошейник для собак ALU-Strong M (40-55 см) нейлон с металлической застежкой темно-синий" calcext:value-type="string">
            <text:p>Hunter ошейник для собак ALU-Strong M (40-55 см) нейлон с металлической застежкой темно-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5]" office:value-type="string" office:string-value="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5]" office:value-type="string" office:string-value="1020.00" calcext:value-type="string">
            <text:p>1020.00</text:p>
          </table:table-cell>
          <table:table-cell table:formula="of:=['file:///home/andrey/www/home.ru/parse/valta/file_initial.ods'#$file.C15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5]" office:value-type="string" office:string-value="http://tin29.ru/wp-content/uploads/2018/hunter/712e111d-3594-11e0-4488-001517e97967.jpg" calcext:value-type="string">
            <text:p>http://tin29.ru/wp-content/uploads/2018/hunter/712e111d-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6]" office:value-type="float" office:value="43509" calcext:value-type="float">
            <text:p>43509</text:p>
          </table:table-cell>
          <table:table-cell table:formula="of:=['file:///home/andrey/www/home.ru/parse/valta/file_initial.ods'#$file.B156]" office:value-type="string" office:string-value="Hunter ошейник для собак ALU-Strong M (40-55 см) нейлон с металлической застежкой черный" calcext:value-type="string">
            <text:p>Hunter ошейник для собак ALU-Strong M (40-55 см) нейлон с металлической застежкой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6]" office:value-type="string" office:string-value="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6]" office:value-type="string" office:string-value="1020.00" calcext:value-type="string">
            <text:p>1020.00</text:p>
          </table:table-cell>
          <table:table-cell table:formula="of:=['file:///home/andrey/www/home.ru/parse/valta/file_initial.ods'#$file.C15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6]" office:value-type="string" office:string-value="http://tin29.ru/wp-content/uploads/2018/hunter/64b53443-3594-11e0-4488-001517e97967.jpg" calcext:value-type="string">
            <text:p>http://tin29.ru/wp-content/uploads/2018/hunter/64b53443-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7]" office:value-type="float" office:value="47645" calcext:value-type="float">
            <text:p>47645</text:p>
          </table:table-cell>
          <table:table-cell table:formula="of:=['file:///home/andrey/www/home.ru/parse/valta/file_initial.ods'#$file.B157]" office:value-type="string" office:string-value="Hunter ошейник для собак ALU-Strong Paisley M (40-55 см) нейлон с металлической застежкой мотив «индийские огурцы»" calcext:value-type="string">
            <text:p>Hunter ошейник для собак ALU-Strong Paisley M (40-55 см) нейлон с металлической застежкой мотив «индийские огурцы»</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7]" office:value-type="string" office:string-value="Ошейник нейлоновый для собак средних и крупных пород Paisley ALU-Strong M (Пэйслей Алу Стронг) оснащен надежной металлической застежкой и хромированной фурнитурой. Модный рисунок &quot;пейсли&quot; или &quot;индийские огурцы&quot;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 - 55 см, ширина - 2,0 см. " calcext:value-type="string">
            <text:p>Ошейник нейлоновый для собак средних и крупных пород Paisley ALU-Strong M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 - 55 см, ширина - 2,0 см.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7]" office:value-type="string" office:string-value="1146.00" calcext:value-type="string">
            <text:p>1146.00</text:p>
          </table:table-cell>
          <table:table-cell table:formula="of:=['file:///home/andrey/www/home.ru/parse/valta/file_initial.ods'#$file.C15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7]" office:value-type="string" office:string-value="http://tin29.ru/wp-content/uploads/2018/hunter/1bd5b7a5-b818-11e0-bed0-003048cfeba6.jpg" calcext:value-type="string">
            <text:p>http://tin29.ru/wp-content/uploads/2018/hunter/1bd5b7a5-b818-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8]" office:value-type="float" office:value="47644" calcext:value-type="float">
            <text:p>47644</text:p>
          </table:table-cell>
          <table:table-cell table:formula="of:=['file:///home/andrey/www/home.ru/parse/valta/file_initial.ods'#$file.B158]" office:value-type="string" office:string-value="Hunter ошейник для собак ALU-Strong Paisley S (30-45 см) нейлон с металлической застежкой мотив «индийские огурцы»" calcext:value-type="string">
            <text:p>Hunter ошейник для собак ALU-Strong Paisley S (30-45 см) нейлон с металлической застежкой мотив «индийские огурцы»</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8]" office:value-type="string" office:string-value="Ошейник нейлоновый для собак средних и крупных пород Paisley ALU-Strong S (Пэйслей Алу Стронг) оснащен надежной металлической застежкой и хромированной фурнитурой. Модный рисунок &quot;пейсли&quot; или &quot;индийские огурцы&quot;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 - 45 см, ширина - 1,5 см. " calcext:value-type="string">
            <text:p>Ошейник нейлоновый для собак средних и крупных пород Paisley ALU-Strong S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 - 45 см, ширина - 1,5 см.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8]" office:value-type="string" office:string-value="1072.00" calcext:value-type="string">
            <text:p>1072.00</text:p>
          </table:table-cell>
          <table:table-cell table:formula="of:=['file:///home/andrey/www/home.ru/parse/valta/file_initial.ods'#$file.C15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8]" office:value-type="string" office:string-value="http://tin29.ru/wp-content/uploads/2018/hunter/1bd5b7a8-b818-11e0-bed0-003048cfeba6.jpg" calcext:value-type="string">
            <text:p>http://tin29.ru/wp-content/uploads/2018/hunter/1bd5b7a8-b818-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59]" office:value-type="float" office:value="47877" calcext:value-type="float">
            <text:p>47877</text:p>
          </table:table-cell>
          <table:table-cell table:formula="of:=['file:///home/andrey/www/home.ru/parse/valta/file_initial.ods'#$file.B159]" office:value-type="string" office:string-value="Hunter ошейник для собак ALU-Strong S (30-45 см) нейлон с металлической застежкой бирюзовый" calcext:value-type="string">
            <text:p>Hunter ошейник для собак ALU-Strong S (30-45 см) нейлон с металлической застежкой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59]" office:value-type="string" office:string-value="Прочный нейлоновый ошейник Hunter (Хантер) ALU-Strong S (АЛУ Стронг) для собак средних пород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 calcext:value-type="string">
            <text:p>Прочный нейлоновый ошейник Hunter (Хантер) ALU-Strong S (АЛУ Стронг) для собак средних пород <text:s/>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59]" office:value-type="string" office:string-value="946.00" calcext:value-type="string">
            <text:p>946.00</text:p>
          </table:table-cell>
          <table:table-cell table:formula="of:=['file:///home/andrey/www/home.ru/parse/valta/file_initial.ods'#$file.C15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59]" office:value-type="string" office:string-value="http://tin29.ru/wp-content/uploads/2018/hunter/51f417a1-26f7-11e1-818c-003048cfeba7.jpg" calcext:value-type="string">
            <text:p>http://tin29.ru/wp-content/uploads/2018/hunter/51f417a1-26f7-11e1-818c-003048cfeba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0]" office:value-type="float" office:value="43966" calcext:value-type="float">
            <text:p>43966</text:p>
          </table:table-cell>
          <table:table-cell table:formula="of:=['file:///home/andrey/www/home.ru/parse/valta/file_initial.ods'#$file.B160]" office:value-type="string" office:string-value="Hunter ошейник для собак ALU-Strong S (30-45 см) нейлон с металлической застежкой оранжевый" calcext:value-type="string">
            <text:p>Hunter ошейник для собак ALU-Strong S (30-45 см) нейлон с металлической застежкой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0]" office:value-type="string" office:string-value="Прочный нейлоновый ошейник Hunter (Хантер) ALU-Strong S (АЛУ Стронг) для собак средних пород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 calcext:value-type="string">
            <text:p>Прочный нейлоновый ошейник Hunter (Хантер) ALU-Strong S (АЛУ Стронг) для собак средних пород <text:s/>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0]" office:value-type="string" office:string-value="946.00" calcext:value-type="string">
            <text:p>946.00</text:p>
          </table:table-cell>
          <table:table-cell table:formula="of:=['file:///home/andrey/www/home.ru/parse/valta/file_initial.ods'#$file.C16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0]" office:value-type="string" office:string-value="http://tin29.ru/wp-content/uploads/2018/hunter/712e119f-3594-11e0-4488-001517e97967.jpg" calcext:value-type="string">
            <text:p>http://tin29.ru/wp-content/uploads/2018/hunter/712e119f-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1]" office:value-type="float" office:value="46679" calcext:value-type="float">
            <text:p>46679</text:p>
          </table:table-cell>
          <table:table-cell table:formula="of:=['file:///home/andrey/www/home.ru/parse/valta/file_initial.ods'#$file.B161]" office:value-type="string" office:string-value="Hunter ошейник для собак ALU-Strong S (30-45 см) нейлон с металлической застежкой фиолетовый" calcext:value-type="string">
            <text:p>Hunter ошейник для собак ALU-Strong S (30-45 см) нейлон с металлической застежкой фиолет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1]" office:value-type="string" office:string-value="Прочный нейлоновый ошейник Hunter (Хантер) ALU-Strong S (АЛУ Стронг) для собак средних пород фиолет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 calcext:value-type="string">
            <text:p>Прочный нейлоновый ошейник Hunter (Хантер) ALU-Strong S (АЛУ Стронг) для собак средних пород фиолет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1]" office:value-type="string" office:string-value="946.00" calcext:value-type="string">
            <text:p>946.00</text:p>
          </table:table-cell>
          <table:table-cell table:formula="of:=['file:///home/andrey/www/home.ru/parse/valta/file_initial.ods'#$file.C16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1]" office:value-type="string" office:string-value="http://tin29.ru/wp-content/uploads/2018/hunter/8bcc6e10-3594-11e0-4488-001517e97967.jpg" calcext:value-type="string">
            <text:p>http://tin29.ru/wp-content/uploads/2018/hunter/8bcc6e1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2]" office:value-type="float" office:value="43508" calcext:value-type="float">
            <text:p>43508</text:p>
          </table:table-cell>
          <table:table-cell table:formula="of:=['file:///home/andrey/www/home.ru/parse/valta/file_initial.ods'#$file.B162]" office:value-type="string" office:string-value="Hunter ошейник для собак ALU-Strong S (30-45 см) нейлон с металлической застежкой черный" calcext:value-type="string">
            <text:p>Hunter ошейник для собак ALU-Strong S (30-45 см) нейлон с металлической застежкой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2]" office:value-type="string" office:string-value="Прочный нейлоновый ошейник Hunter (Хантер) ALU-Strong S (АЛУ Стронг) для собак средни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 calcext:value-type="string">
            <text:p>Прочный нейлоновый ошейник Hunter (Хантер) ALU-Strong S (АЛУ Стронг) для собак средни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2]" office:value-type="string" office:string-value="946.00" calcext:value-type="string">
            <text:p>946.00</text:p>
          </table:table-cell>
          <table:table-cell table:formula="of:=['file:///home/andrey/www/home.ru/parse/valta/file_initial.ods'#$file.C16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2]" office:value-type="string" office:string-value="http://tin29.ru/wp-content/uploads/2018/hunter/64b5341b-3594-11e0-4488-001517e97967.jpg" calcext:value-type="string">
            <text:p>http://tin29.ru/wp-content/uploads/2018/hunter/64b5341b-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3]" office:value-type="float" office:value="43514" calcext:value-type="float">
            <text:p>43514</text:p>
          </table:table-cell>
          <table:table-cell table:formula="of:=['file:///home/andrey/www/home.ru/parse/valta/file_initial.ods'#$file.B163]" office:value-type="string" office:string-value="Hunter ошейник для собак ALU-Strong S (30-45 см) нейлонс металлической застежкой красный" calcext:value-type="string">
            <text:p>Hunter ошейник для собак ALU-Strong S (30-45 см) нейлонс металлической застежкой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3]" office:value-type="string" office:string-value="Прочный нейлоновый ошейник Hunter (Хантер) ALU-Strong S (АЛУ Стронг) для собак средни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 calcext:value-type="string">
            <text:p>Прочный нейлоновый ошейник Hunter (Хантер) ALU-Strong S (АЛУ Стронг) для собак средни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3]" office:value-type="string" office:string-value="946.00" calcext:value-type="string">
            <text:p>946.00</text:p>
          </table:table-cell>
          <table:table-cell table:formula="of:=['file:///home/andrey/www/home.ru/parse/valta/file_initial.ods'#$file.C16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3]" office:value-type="string" office:string-value="http://tin29.ru/wp-content/uploads/2018/hunter/672fa3ec-3594-11e0-4488-001517e97967.jpg" calcext:value-type="string">
            <text:p>http://tin29.ru/wp-content/uploads/2018/hunter/672fa3e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4]" office:value-type="float" office:value="47637" calcext:value-type="float">
            <text:p>47637</text:p>
          </table:table-cell>
          <table:table-cell table:formula="of:=['file:///home/andrey/www/home.ru/parse/valta/file_initial.ods'#$file.B164]" office:value-type="string" office:string-value="Hunter ошейник для собак ALU-Strong Zigzag L (45-65 cм) нейлон с металлической застежкой мотив «зигзаг»" calcext:value-type="string">
            <text:p>Hunter ошейник для собак ALU-Strong Zigzag L (45-65 cм) нейлон с металлической застежкой мотив «зигзаг»</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4]" office:value-type="string" office:string-value="Нейлоновый ошейник для собак крупных пород Zigzag ALU-Strong L (Зигзаг Алу Стронг) оснащен надежной металлической застежкой и хромированной фурнитурой. Модный рисунок &quot;Зигзаг&quot;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5 - 65 см, ширина - 2,5 см." calcext:value-type="string">
            <text:p>Нейлоновый ошейник для собак крупных пород Zigzag ALU-Strong L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5 - 65 см, ширина -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4]" office:value-type="string" office:string-value="1298.00" calcext:value-type="string">
            <text:p>1298.00</text:p>
          </table:table-cell>
          <table:table-cell table:formula="of:=['file:///home/andrey/www/home.ru/parse/valta/file_initial.ods'#$file.C16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4]" office:value-type="string" office:string-value="http://tin29.ru/wp-content/uploads/2018/hunter/ea7b740b-b819-11e0-bed0-003048cfeba6.jpg" calcext:value-type="string">
            <text:p>http://tin29.ru/wp-content/uploads/2018/hunter/ea7b740b-b819-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5]" office:value-type="float" office:value="47636" calcext:value-type="float">
            <text:p>47636</text:p>
          </table:table-cell>
          <table:table-cell table:formula="of:=['file:///home/andrey/www/home.ru/parse/valta/file_initial.ods'#$file.B165]" office:value-type="string" office:string-value="Hunter ошейник для собак ALU-Strong Zigzag M (40-55 cм) нейлон с металлической застежкой мотив «зигзаг»" calcext:value-type="string">
            <text:p>Hunter ошейник для собак ALU-Strong Zigzag M (40-55 cм) нейлон с металлической застежкой мотив «зигзаг»</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5]" office:value-type="string" office:string-value="Нейлоновый ошейник для собак крупных пород Zigzag ALU-Strong M (Зигзаг Алу Стронг) оснащен надежной металлической застежкой и хромированной фурнитурой. Модный рисунок &quot;Зигзаг&quot;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55 см, ширина - 2,0 см." calcext:value-type="string">
            <text:p>Нейлоновый ошейник для собак крупных пород Zigzag ALU-Strong M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55 см, ширина - 2,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5]" office:value-type="string" office:string-value="1146.00" calcext:value-type="string">
            <text:p>1146.00</text:p>
          </table:table-cell>
          <table:table-cell table:formula="of:=['file:///home/andrey/www/home.ru/parse/valta/file_initial.ods'#$file.C16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5]" office:value-type="string" office:string-value="http://tin29.ru/wp-content/uploads/2018/hunter/ea7b740e-b819-11e0-bed0-003048cfeba6.jpg" calcext:value-type="string">
            <text:p>http://tin29.ru/wp-content/uploads/2018/hunter/ea7b740e-b819-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6]" office:value-type="float" office:value="47635" calcext:value-type="float">
            <text:p>47635</text:p>
          </table:table-cell>
          <table:table-cell table:formula="of:=['file:///home/andrey/www/home.ru/parse/valta/file_initial.ods'#$file.B166]" office:value-type="string" office:string-value="Hunter ошейник для собак ALU-Strong Zigzag S (30-45 cм) нейлон с металлической застежкой мотив «зигзаг»" calcext:value-type="string">
            <text:p>Hunter ошейник для собак ALU-Strong Zigzag S (30-45 cм) нейлон с металлической застежкой мотив «зигзаг»</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6]" office:value-type="string" office:string-value="Нейлоновый ошейник для собак крупных пород Zigzag ALU-Strong S (Зигзаг Алу Стронг) оснащен надежной металлической застежкой и хромированной фурнитурой. Модный рисунок &quot;Зигзаг&quot;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45 см, ширина - 15 мм." calcext:value-type="string">
            <text:p>Нейлоновый ошейник для собак крупных пород Zigzag ALU-Strong S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45 см, ширина - 15 м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6]" office:value-type="string" office:string-value="1072.00" calcext:value-type="string">
            <text:p>1072.00</text:p>
          </table:table-cell>
          <table:table-cell table:formula="of:=['file:///home/andrey/www/home.ru/parse/valta/file_initial.ods'#$file.C16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6]" office:value-type="string" office:string-value="http://tin29.ru/wp-content/uploads/2018/hunter/ea7b7411-b819-11e0-bed0-003048cfeba6.jpg" calcext:value-type="string">
            <text:p>http://tin29.ru/wp-content/uploads/2018/hunter/ea7b7411-b819-11e0-bed0-003048cfeba6.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7]" office:value-type="float" office:value="46948" calcext:value-type="float">
            <text:p>46948</text:p>
          </table:table-cell>
          <table:table-cell table:formula="of:=['file:///home/andrey/www/home.ru/parse/valta/file_initial.ods'#$file.B167]" office:value-type="string" office:string-value="Hunter ошейник для собак Basic 55 (41-49 см) /3,9 кожа красный/черный" calcext:value-type="string">
            <text:p>Hunter ошейник для собак Basic 55 (41-49 см) /3,9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7]" office:value-type="string" office:string-value="Прочный и стильный ошейник для собак крупных пород Basic 55 (Басик) от Hunter (Хантер). Изготовлен из двух слоев телячьей кожи, что делает его по-настоящему долговечным и красивым аксессуаром для вашего питомца. Подвернутые края делают его еще более практичным, а яркий красный цвет и черная подкладка - стильной вещью, которая подарит много приятных моментов вам и вашему любимцу. Обхват шеи 41-49 см, ширина - 3,9 см." calcext:value-type="string">
            <text:p>Прочный и стильный ошейник для собак крупных пород Basic 55 (Басик) от Hunter (Хантер). Изготовлен из двух слоев телячьей кожи, что делает его по-настоящему долговечным и красивым аксессуаром для вашего питомца. Подвернутые края делают его еще более практичным, а яркий красный цвет и черная подкладка - стильной вещью, которая подарит много приятных моментов вам и вашему любимцу. Обхват шеи 41-49 см, ширина -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7]" office:value-type="string" office:string-value="2089.00" calcext:value-type="string">
            <text:p>2089.00</text:p>
          </table:table-cell>
          <table:table-cell table:formula="of:=['file:///home/andrey/www/home.ru/parse/valta/file_initial.ods'#$file.C16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7]" office:value-type="string" office:string-value="http://tin29.ru/wp-content/uploads/2018/hunter/8e462f33-3594-11e0-4488-001517e97967.jpg" calcext:value-type="string">
            <text:p>http://tin29.ru/wp-content/uploads/2018/hunter/8e462f33-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8]" office:value-type="float" office:value="46949" calcext:value-type="float">
            <text:p>46949</text:p>
          </table:table-cell>
          <table:table-cell table:formula="of:=['file:///home/andrey/www/home.ru/parse/valta/file_initial.ods'#$file.B168]" office:value-type="string" office:string-value="Hunter ошейник для собак Basic 60 (47-54 см)/3,9  кожа красный/черный" calcext:value-type="string">
            <text:p>Hunter ошейник для собак Basic 60 (47-54 см)/3,9 <text:s/>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8]" office:value-type="string" office:string-value="Подарите своему питомцу по-настоящему долговечную и красивую вещь. Ошейник для собак крупных пород Basic 60 (Басик) от Hunter (Хантер). Он искусно выделан из двух слоев телячьей кожи, имеет подвернутые края, которые делают его еще более практичным. Яркий красный цвет и черная подкладка - привлекут внимание к вашему любимцу и никого не оставят равнодушным. Обхват шеи 47-54 см, ширина - 3,9 см." calcext:value-type="string">
            <text:p>Подарите своему питомцу по-настоящему долговечную и красивую вещь. Ошейник для собак крупных пород Basic 60 (Басик) от Hunter (Хантер). Он искусно выделан из двух слоев телячьей кожи, имеет подвернутые края, которые делают его еще более практичным. Яркий красный цвет и черная подкладка - привлекут внимание к вашему любимцу и никого не оставят равнодушным. Обхват шеи 47-54 см, ширина -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8]" office:value-type="string" office:string-value="2274.00" calcext:value-type="string">
            <text:p>2274.00</text:p>
          </table:table-cell>
          <table:table-cell table:formula="of:=['file:///home/andrey/www/home.ru/parse/valta/file_initial.ods'#$file.C16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8]" office:value-type="string" office:string-value="http://tin29.ru/wp-content/uploads/2018/hunter/afff0c58-77c4-11e0-0f93-001517e97967.jpg, http://tin29.ru/wp-content/uploads/2018/hunter/afff0c58-77c4-11e0-0f93-001517e97967_2.jpg" calcext:value-type="string">
            <text:p>http://tin29.ru/wp-content/uploads/2018/hunter/afff0c58-77c4-11e0-0f93-001517e97967.jpg, http://tin29.ru/wp-content/uploads/2018/hunter/afff0c58-77c4-11e0-0f93-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69]" office:value-type="float" office:value="46950" calcext:value-type="float">
            <text:p>46950</text:p>
          </table:table-cell>
          <table:table-cell table:formula="of:=['file:///home/andrey/www/home.ru/parse/valta/file_initial.ods'#$file.B169]" office:value-type="string" office:string-value="Hunter ошейник для собак Basic 65 (51-58,5 см)/3,9 см кожа красный/черный" calcext:value-type="string">
            <text:p>Hunter ошейник для собак Basic 65 (51-58,5 см)/3,9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69]" office:value-type="string" office:string-value="Ошейник для собак крупных пород Basic 65 (Басик) от Hunter (Хантер) - идеальное решение для владельцев, любящих качественные и красивые вещи. Он искусно выделан из двух слоев телячьей кожи. Яркий красный цвет, подвернутые края и черная подкладка - такой комплект обеспечит комфорт и яркость образа вашему любимцу. Обхват шеи 51-58,5 см, ширина - 3,9 см." calcext:value-type="string">
            <text:p>Ошейник для собак крупных пород Basic 65 (Басик) от Hunter (Хантер) - идеальное решение для владельцев, любящих качественные и красивые вещи. Он искусно выделан из двух слоев телячьей кожи. Яркий красный цвет, подвернутые края и черная подкладка - такой комплект обеспечит комфорт и яркость образа вашему любимцу. Обхват шеи 51-58,5 см, ширина -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69]" office:value-type="string" office:string-value="2513.00" calcext:value-type="string">
            <text:p>2513.00</text:p>
          </table:table-cell>
          <table:table-cell table:formula="of:=['file:///home/andrey/www/home.ru/parse/valta/file_initial.ods'#$file.C16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69]" office:value-type="string" office:string-value="http://tin29.ru/wp-content/uploads/2018/hunter/90984e64-3594-11e0-4488-001517e97967.jpg, http://tin29.ru/wp-content/uploads/2018/hunter/90984e64-3594-11e0-4488-001517e97967_2.jpg" calcext:value-type="string">
            <text:p>http://tin29.ru/wp-content/uploads/2018/hunter/90984e64-3594-11e0-4488-001517e97967.jpg, http://tin29.ru/wp-content/uploads/2018/hunter/90984e64-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0]" office:value-type="float" office:value="61780" calcext:value-type="float">
            <text:p>61780</text:p>
          </table:table-cell>
          <table:table-cell table:formula="of:=['file:///home/andrey/www/home.ru/parse/valta/file_initial.ods'#$file.B170]" office:value-type="string" office:string-value="Hunter ошейник для собак Basic Rom 55 (41-49 см)/3,9 натуральная кожа коричневый/черный" calcext:value-type="string">
            <text:p>Hunter ошейник для собак Basic Rom 55 (41-49 см)/3,9 натуральная кожа коричнев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0]" office:value-type="string" office:string-value="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0]" office:value-type="string" office:string-value="3115.00" calcext:value-type="string">
            <text:p>3115.00</text:p>
          </table:table-cell>
          <table:table-cell table:formula="of:=['file:///home/andrey/www/home.ru/parse/valta/file_initial.ods'#$file.C17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0]" office:value-type="string" office:string-value="http://tin29.ru/wp-content/uploads/2018/hunter/d29585dc-718a-11e5-80d6-00155d298300.jpg, http://tin29.ru/wp-content/uploads/2018/hunter/d29585dc-718a-11e5-80d6-00155d298300_2.jpg, http://tin29.ru/wp-content/uploads/2018/hunter/d29585dc-718a-11e5-80d6-00155d298300_3.jpg" calcext:value-type="string">
            <text:p>http://tin29.ru/wp-content/uploads/2018/hunter/d29585dc-718a-11e5-80d6-00155d298300.jpg, http://tin29.ru/wp-content/uploads/2018/hunter/d29585dc-718a-11e5-80d6-00155d298300_2.jpg, http://tin29.ru/wp-content/uploads/2018/hunter/d29585dc-718a-11e5-80d6-00155d29830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1]" office:value-type="float" office:value="61774" calcext:value-type="float">
            <text:p>61774</text:p>
          </table:table-cell>
          <table:table-cell table:formula="of:=['file:///home/andrey/www/home.ru/parse/valta/file_initial.ods'#$file.B171]" office:value-type="string" office:string-value="Hunter ошейник для собак Basic Rom 55 (41-49 см)/3,9 натуральная кожа черный" calcext:value-type="string">
            <text:p>Hunter ошейник для собак Basic Rom 55 (41-49 см)/3,9 натуральная кожа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1]" office:value-type="string" office:string-value="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1]" office:value-type="string" office:string-value="3115.00" calcext:value-type="string">
            <text:p>3115.00</text:p>
          </table:table-cell>
          <table:table-cell table:formula="of:=['file:///home/andrey/www/home.ru/parse/valta/file_initial.ods'#$file.C17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1]" office:value-type="string" office:string-value="http://tin29.ru/wp-content/uploads/2018/hunter/0a980b22-c90b-11e6-8113-00155d290810.jpg, http://tin29.ru/wp-content/uploads/2018/hunter/0a980b22-c90b-11e6-8113-00155d290810_2.jpg, http://tin29.ru/wp-content/uploads/2018/hunter/0a980b22-c90b-11e6-8113-00155d290810_3.jpg" calcext:value-type="string">
            <text:p>http://tin29.ru/wp-content/uploads/2018/hunter/0a980b22-c90b-11e6-8113-00155d290810.jpg, http://tin29.ru/wp-content/uploads/2018/hunter/0a980b22-c90b-11e6-8113-00155d290810_2.jpg, http://tin29.ru/wp-content/uploads/2018/hunter/0a980b22-c90b-11e6-8113-00155d29081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2]" office:value-type="float" office:value="61776" calcext:value-type="float">
            <text:p>61776</text:p>
          </table:table-cell>
          <table:table-cell table:formula="of:=['file:///home/andrey/www/home.ru/parse/valta/file_initial.ods'#$file.B172]" office:value-type="string" office:string-value="Hunter ошейник для собак Basic Rom 65 (51-58,5 см)/3,9 натуральная кожа черный" calcext:value-type="string">
            <text:p>Hunter ошейник для собак Basic Rom 65 (51-58,5 см)/3,9 натуральная кожа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2]" office:value-type="string" office:string-value="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lt;br&gt; Обхват шеи 51-58,5 см &lt;br&gt;Ширина 3,9 см"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lt;br&gt; Обхват шеи 51-58,5 см &lt;br&gt;Ширина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2]" office:value-type="string" office:string-value="4204.00" calcext:value-type="string">
            <text:p>4204.00</text:p>
          </table:table-cell>
          <table:table-cell table:formula="of:=['file:///home/andrey/www/home.ru/parse/valta/file_initial.ods'#$file.C17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2]" office:value-type="string" office:string-value="http://tin29.ru/wp-content/uploads/2018/hunter/4efec38c-7c53-11e4-b16a-001517e97967.jpg, http://tin29.ru/wp-content/uploads/2018/hunter/4efec38c-7c53-11e4-b16a-001517e97967_2.jpg, http://tin29.ru/wp-content/uploads/2018/hunter/4efec38c-7c53-11e4-b16a-001517e97967_3.jpg" calcext:value-type="string">
            <text:p>http://tin29.ru/wp-content/uploads/2018/hunter/4efec38c-7c53-11e4-b16a-001517e97967.jpg, http://tin29.ru/wp-content/uploads/2018/hunter/4efec38c-7c53-11e4-b16a-001517e97967_2.jpg, http://tin29.ru/wp-content/uploads/2018/hunter/4efec38c-7c53-11e4-b16a-001517e97967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73]" office:value-type="float" office:value="42786" calcext:value-type="float">
            <text:p>42786</text:p>
          </table:table-cell>
          <table:table-cell table:formula="of:=['file:///home/andrey/www/home.ru/parse/valta/file_initial.ods'#$file.B173]" office:value-type="string" office:string-value="Hunter ошейник для собак Canadian 50 (37-43 см) кожа лося коньячно-черный" calcext:value-type="string">
            <text:p>Hunter ошейник для собак Canadian 50 (37-43 см) кожа лося коньячно-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3]" office:value-type="string" office:string-value="Ошейник для собак крупных пород Hunter Conadian 50 (Конадиан). Двуслойный ошейник с подвернутым краем. Выполнен из натуральной, очень мягкой кожи лося. Обхват шеи 37-43 см, ширина - 39 мм. Цвет коньячно-черный. Имеет хромированную фурнитуру.&#10;&lt;br&gt;&#10;Наличие товара на складе уточняйте у вашего менеджера отдела продаж." calcext:value-type="string">
            <text:p>Ошейник для собак крупных пород Hunter Conadian 50 (Конадиан). Двуслойный ошейник с подвернутым краем. Выполнен из натуральной, очень мягкой кожи лося. Обхват шеи 37-43 см, ширина - 39 мм. Цвет коньячно-черный. Имеет хромированную фурнитуру.</text:p>
            <text:p>&lt;br&gt;</text:p>
            <text:p>Наличие товара на складе уточняйте у вашего менеджера отдела продаж.</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3]" office:value-type="string" office:string-value="4333.00" calcext:value-type="string">
            <text:p>4333.00</text:p>
          </table:table-cell>
          <table:table-cell table:formula="of:=['file:///home/andrey/www/home.ru/parse/valta/file_initial.ods'#$file.C17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3]" office:value-type="string" office:string-value="http://tin29.ru/wp-content/uploads/2018/hunter/5c9138a7-3594-11e0-4488-001517e97967.jpg, http://tin29.ru/wp-content/uploads/2018/hunter/5c9138a7-3594-11e0-4488-001517e97967_2.jpg" calcext:value-type="string">
            <text:p>http://tin29.ru/wp-content/uploads/2018/hunter/5c9138a7-3594-11e0-4488-001517e97967.jpg, http://tin29.ru/wp-content/uploads/2018/hunter/5c9138a7-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74]" office:value-type="float" office:value="42784" calcext:value-type="float">
            <text:p>42784</text:p>
          </table:table-cell>
          <table:table-cell table:formula="of:=['file:///home/andrey/www/home.ru/parse/valta/file_initial.ods'#$file.B174]" office:value-type="string" office:string-value="Hunter ошейник для собак Canadian 65 (50-56 см) кожа лося черный/коньячный" calcext:value-type="string">
            <text:p>Hunter ошейник для собак Canadian 65 (50-56 см) кожа лося черный/коньяч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4]" office:value-type="string" office:string-value="Ошейник для собак крупных пород Hunter Conadian 65 (Конадиан) - Самый популярный ошейник фирмы Hunter для собак крупных пород. Двуслойный ошейник с подвернутым краем. Выполнен из натуральной, очень мягкой кожи лося. Обхват шеи 50-56 см, ширина - 36 мм. Цвет коньячно-черный. Имеет хромированную фурнитуру.&lt;br&gt;&#10;Наличие товара на складе уточняйте у вашего менеджера отдела продаж." calcext:value-type="string">
            <text:p>Ошейник для собак крупных пород Hunter Conadian 65 (Конадиан) - Самый популярный ошейник фирмы Hunter для собак крупных пород. Двуслойный ошейник с подвернутым краем. Выполнен из натуральной, очень мягкой кожи лося. Обхват шеи 50-56 см, ширина - 36 мм. Цвет коньячно-черный. Имеет хромированную фурнитуру.&lt;br&gt;</text:p>
            <text:p>Наличие товара на складе уточняйте у вашего менеджера отдела продаж.</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4]" office:value-type="string" office:string-value="4988.00" calcext:value-type="string">
            <text:p>4988.00</text:p>
          </table:table-cell>
          <table:table-cell table:formula="of:=['file:///home/andrey/www/home.ru/parse/valta/file_initial.ods'#$file.C17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4]" office:value-type="string" office:string-value="http://tin29.ru/wp-content/uploads/2018/hunter/5c91387e-3594-11e0-4488-001517e97967.jpg, http://tin29.ru/wp-content/uploads/2018/hunter/5c91387e-3594-11e0-4488-001517e97967_2.jpg" calcext:value-type="string">
            <text:p>http://tin29.ru/wp-content/uploads/2018/hunter/5c91387e-3594-11e0-4488-001517e97967.jpg, http://tin29.ru/wp-content/uploads/2018/hunter/5c91387e-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5]" office:value-type="float" office:value="63802" calcext:value-type="float">
            <text:p>63802</text:p>
          </table:table-cell>
          <table:table-cell table:formula="of:=['file:///home/andrey/www/home.ru/parse/valta/file_initial.ods'#$file.B175]" office:value-type="string" office:string-value="Hunter ошейник для собак Cannes 45 (29-37 см)/2,8 см натуральная кожа черный" calcext:value-type="string">
            <text:p>Hunter ошейник для собак Cannes 45 (29-37 см)/2,8 см натуральная кожа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5]" office:value-type="string" office:string-value="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lt;br&gt;Натуральная телячья кожа. &lt;br&gt;Обхват шеи 29-37 см &lt;br&gt;Ширина 2,8 см" calcext: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text:s/>&lt;br&gt;Натуральная телячья кожа. &lt;br&gt;Обхват шеи 29-37 см &lt;br&gt;Ширина 2,8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5]" office:value-type="string" office:string-value="3711.00" calcext:value-type="string">
            <text:p>3711.00</text:p>
          </table:table-cell>
          <table:table-cell table:formula="of:=['file:///home/andrey/www/home.ru/parse/valta/file_initial.ods'#$file.C17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5]" office:value-type="string" office:string-value="http://tin29.ru/wp-content/uploads/2018/hunter/414d1e5d-c90c-11e6-8113-00155d290810.jpg, http://tin29.ru/wp-content/uploads/2018/hunter/414d1e5d-c90c-11e6-8113-00155d290810_2.jpg" calcext:value-type="string">
            <text:p>http://tin29.ru/wp-content/uploads/2018/hunter/414d1e5d-c90c-11e6-8113-00155d290810.jpg, http://tin29.ru/wp-content/uploads/2018/hunter/414d1e5d-c90c-11e6-8113-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6]" office:value-type="float" office:value="63307" calcext:value-type="float">
            <text:p>63307</text:p>
          </table:table-cell>
          <table:table-cell table:formula="of:=['file:///home/andrey/www/home.ru/parse/valta/file_initial.ods'#$file.B176]" office:value-type="string" office:string-value="Hunter ошейник для собак Cannes 50 (34-42 см)/2,8 см натуральная кожа синий" calcext:value-type="string">
            <text:p>Hunter ошейник для собак Cannes 50 (34-42 см)/2,8 см натуральная кожа 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6]" office:value-type="string" office:string-value="Ошейник для собак средн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Натуральная телячья кожа. &lt;br&gt;Обхват шеи 34-42 см &lt;br&gt;Ширина 2,8 см" calcext:value-type="string">
            <text:p>Ошейник для собак средн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text:s/>&lt;br&gt;Натуральная телячья кожа. &lt;br&gt;Обхват шеи 34-42 см &lt;br&gt;Ширина 2,8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6]" office:value-type="string" office:string-value="3886.00" calcext:value-type="string">
            <text:p>3886.00</text:p>
          </table:table-cell>
          <table:table-cell table:formula="of:=['file:///home/andrey/www/home.ru/parse/valta/file_initial.ods'#$file.C17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6]" office:value-type="string" office:string-value="http://tin29.ru/wp-content/uploads/2018/hunter/d6d6b232-c90c-11e6-8113-00155d290810.jpg, http://tin29.ru/wp-content/uploads/2018/hunter/d6d6b232-c90c-11e6-8113-00155d290810_2.jpg, http://tin29.ru/wp-content/uploads/2018/hunter/d6d6b232-c90c-11e6-8113-00155d290810_3.jpg" calcext:value-type="string">
            <text:p>http://tin29.ru/wp-content/uploads/2018/hunter/d6d6b232-c90c-11e6-8113-00155d290810.jpg, http://tin29.ru/wp-content/uploads/2018/hunter/d6d6b232-c90c-11e6-8113-00155d290810_2.jpg, http://tin29.ru/wp-content/uploads/2018/hunter/d6d6b232-c90c-11e6-8113-00155d29081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77]" office:value-type="float" office:value="63803" calcext:value-type="float">
            <text:p>63803</text:p>
          </table:table-cell>
          <table:table-cell table:formula="of:=['file:///home/andrey/www/home.ru/parse/valta/file_initial.ods'#$file.B177]" office:value-type="string" office:string-value="Hunter ошейник для собак Cannes 50 (34-42 см)/2,8 см натуральная кожа черный" calcext:value-type="string">
            <text:p>Hunter ошейник для собак Cannes 50 (34-42 см)/2,8 см натуральная кожа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7]" office:value-type="string" office:string-value="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lt;br&gt;Натуральная телячья кожа. &lt;br&gt;Обхват шеи 34-42 см &lt;br&gt;Ширина 2,8 см" calcext: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text:s/>&lt;br&gt;Натуральная телячья кожа. &lt;br&gt;Обхват шеи 34-42 см &lt;br&gt;Ширина 2,8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7]" office:value-type="string" office:string-value="3886.00" calcext:value-type="string">
            <text:p>3886.00</text:p>
          </table:table-cell>
          <table:table-cell table:formula="of:=['file:///home/andrey/www/home.ru/parse/valta/file_initial.ods'#$file.C17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7]" office:value-type="string" office:string-value="http://tin29.ru/wp-content/uploads/2018/hunter/685f1014-c90c-11e6-8113-00155d290810.jpg, http://tin29.ru/wp-content/uploads/2018/hunter/685f1014-c90c-11e6-8113-00155d290810_2.jpg" calcext:value-type="string">
            <text:p>http://tin29.ru/wp-content/uploads/2018/hunter/685f1014-c90c-11e6-8113-00155d290810.jpg, http://tin29.ru/wp-content/uploads/2018/hunter/685f1014-c90c-11e6-8113-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78]" office:value-type="float" office:value="64700" calcext:value-type="float">
            <text:p>64700</text:p>
          </table:table-cell>
          <table:table-cell table:formula="of:=['file:///home/andrey/www/home.ru/parse/valta/file_initial.ods'#$file.B178]" office:value-type="string" office:string-value="Hunter ошейник для собак Cannes Mini 32 (23-27,5)/2,5 см натуральная кожа синий" calcext:value-type="string">
            <text:p>Hunter ошейник для собак Cannes Mini 32 (23-27,5)/2,5 см натуральная кожа 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8]" office:value-type="string" office:string-value="Ошейник для собак мелк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10;Обхват шеи 23-27,5 см, ширина - 2,5 см. &lt;br&gt;&#10;" calcext:value-type="string">
            <text:p>Ошейник для собак мелк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text:p>
            <text:p>Обхват шеи 23-27,5 см, ширина - 2,5 см. &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8]" office:value-type="string" office:string-value="2883.00" calcext:value-type="string">
            <text:p>2883.00</text:p>
          </table:table-cell>
          <table:table-cell table:formula="of:=['file:///home/andrey/www/home.ru/parse/valta/file_initial.ods'#$file.C17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8]" office:value-type="string" office:string-value="http://tin29.ru/wp-content/uploads/2018/hunter/cc58a945-9438-11e6-810e-00155d290810.jpg, http://tin29.ru/wp-content/uploads/2018/hunter/cc58a945-9438-11e6-810e-00155d290810_2.jpg" calcext:value-type="string">
            <text:p>http://tin29.ru/wp-content/uploads/2018/hunter/cc58a945-9438-11e6-810e-00155d290810.jpg, http://tin29.ru/wp-content/uploads/2018/hunter/cc58a945-9438-11e6-810e-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79]" office:value-type="float" office:value="64701" calcext:value-type="float">
            <text:p>64701</text:p>
          </table:table-cell>
          <table:table-cell table:formula="of:=['file:///home/andrey/www/home.ru/parse/valta/file_initial.ods'#$file.B179]" office:value-type="string" office:string-value="Hunter ошейник для собак Cannes Mini 32 (23-28)/2,5 см натуральная кожа бордовый" calcext:value-type="string">
            <text:p>Hunter ошейник для собак Cannes Mini 32 (23-28)/2,5 см натуральная кожа борд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79]" office:value-type="string" office:string-value="Ошейник для собак мелких пород. &lt;br&gt;Очень мягкая кожа эксклюзивной выделки. Яркий и насыщенный бордовый цвет. Ошейник двуслойный с подвернутыми краями для предотвращения вытирания шерсти в процессе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3-28 см&lt;br&gt;&#10;Ширина 2,5 см" calcext:value-type="string">
            <text:p>Ошейник для собак мелких пород. &lt;br&gt;Очень мягкая кожа эксклюзивной выделки. Яркий и насыщенный бордовый цвет. Ошейник двуслойный с подвернутыми краями для предотвращения вытирания шерсти в процессе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3-28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79]" office:value-type="string" office:string-value="2883.00" calcext:value-type="string">
            <text:p>2883.00</text:p>
          </table:table-cell>
          <table:table-cell table:formula="of:=['file:///home/andrey/www/home.ru/parse/valta/file_initial.ods'#$file.C17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79]" office:value-type="string" office:string-value="http://tin29.ru/wp-content/uploads/2018/hunter/7442a0a9-2bc5-11e6-80ec-00155d2e8300.jpg, http://tin29.ru/wp-content/uploads/2018/hunter/7442a0a9-2bc5-11e6-80ec-00155d2e8300_4.jpg, http://tin29.ru/wp-content/uploads/2018/hunter/7442a0a9-2bc5-11e6-80ec-00155d2e8300_2.jpg" calcext:value-type="string">
            <text:p>http://tin29.ru/wp-content/uploads/2018/hunter/7442a0a9-2bc5-11e6-80ec-00155d2e8300.jpg, http://tin29.ru/wp-content/uploads/2018/hunter/7442a0a9-2bc5-11e6-80ec-00155d2e8300_4.jpg, http://tin29.ru/wp-content/uploads/2018/hunter/7442a0a9-2bc5-11e6-80ec-00155d2e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80]" office:value-type="float" office:value="64697" calcext:value-type="float">
            <text:p>64697</text:p>
          </table:table-cell>
          <table:table-cell table:formula="of:=['file:///home/andrey/www/home.ru/parse/valta/file_initial.ods'#$file.B180]" office:value-type="string" office:string-value="Hunter ошейник для собак Cannes Mini 37 (29-34)/2,5 см натуральная кожа красный" calcext:value-type="string">
            <text:p>Hunter ошейник для собак Cannes Mini 37 (29-34)/2,5 см натуральная кож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0]" office:value-type="string" office:string-value="Ошейник для собак мелких и средн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10;Ширина 2,5 см" calcext:value-type="string">
            <text:p>Ошейник для собак мелких и средн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0]" office:value-type="string" office:string-value="3120.00" calcext:value-type="string">
            <text:p>3120.00</text:p>
          </table:table-cell>
          <table:table-cell table:formula="of:=['file:///home/andrey/www/home.ru/parse/valta/file_initial.ods'#$file.C18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0]" office:value-type="string" office:string-value="http://tin29.ru/wp-content/uploads/2018/hunter/88200288-2bc5-11e6-80ec-00155d2e8300.jpg, http://tin29.ru/wp-content/uploads/2018/hunter/88200288-2bc5-11e6-80ec-00155d2e8300_3.jpg, http://tin29.ru/wp-content/uploads/2018/hunter/88200288-2bc5-11e6-80ec-00155d2e8300_2.jpg" calcext:value-type="string">
            <text:p>http://tin29.ru/wp-content/uploads/2018/hunter/88200288-2bc5-11e6-80ec-00155d2e8300.jpg, http://tin29.ru/wp-content/uploads/2018/hunter/88200288-2bc5-11e6-80ec-00155d2e8300_3.jpg, http://tin29.ru/wp-content/uploads/2018/hunter/88200288-2bc5-11e6-80ec-00155d2e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81]" office:value-type="float" office:value="64693" calcext:value-type="float">
            <text:p>64693</text:p>
          </table:table-cell>
          <table:table-cell table:formula="of:=['file:///home/andrey/www/home.ru/parse/valta/file_initial.ods'#$file.B181]" office:value-type="string" office:string-value="Hunter ошейник для собак Cannes Mini 37 (29-34)/2,5 см натуральная кожа синий" calcext:value-type="string">
            <text:p>Hunter ошейник для собак Cannes Mini 37 (29-34)/2,5 см натуральная кожа син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1]" office:value-type="string" office:string-value="Ошейник для собак мелк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10;Ширина 2,5 см" calcext:value-type="string">
            <text:p>Ошейник для собак мелк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1]" office:value-type="string" office:string-value="3120.00" calcext:value-type="string">
            <text:p>3120.00</text:p>
          </table:table-cell>
          <table:table-cell table:formula="of:=['file:///home/andrey/www/home.ru/parse/valta/file_initial.ods'#$file.C18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1]" office:value-type="string" office:string-value="http://tin29.ru/wp-content/uploads/2018/hunter/50e7b978-2bc5-11e6-80ec-00155d2e8300.jpg, http://tin29.ru/wp-content/uploads/2018/hunter/50e7b978-2bc5-11e6-80ec-00155d2e8300_3.jpg, http://tin29.ru/wp-content/uploads/2018/hunter/50e7b978-2bc5-11e6-80ec-00155d2e8300_2.jpg" calcext:value-type="string">
            <text:p>http://tin29.ru/wp-content/uploads/2018/hunter/50e7b978-2bc5-11e6-80ec-00155d2e8300.jpg, http://tin29.ru/wp-content/uploads/2018/hunter/50e7b978-2bc5-11e6-80ec-00155d2e8300_3.jpg, http://tin29.ru/wp-content/uploads/2018/hunter/50e7b978-2bc5-11e6-80ec-00155d2e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82]" office:value-type="float" office:value="62451" calcext:value-type="float">
            <text:p>62451</text:p>
          </table:table-cell>
          <table:table-cell table:formula="of:=['file:///home/andrey/www/home.ru/parse/valta/file_initial.ods'#$file.B182]" office:value-type="string" office:string-value="Hunter ошейник для собак Capri 35 (24-30 см)/1,8  натуральная кожа малиновый/черный" calcext:value-type="string">
            <text:p>Hunter ошейник для собак Capri 35 (24-30 см)/1,8 <text:s/>натуральная кожа малинов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2]" office:value-type="string" office:string-value="Ошейник для собак мелких пород. Двуслойный с подвернутыми краями, что препятствует вытиранию шерсти в процессе использования. Натуральная кожа. Обхват шеи 24-30 см, ширина 1,8 см.&#10;" calcext:value-type="string">
            <text:p>Ошейник для собак мелких пород. Двуслойный с подвернутыми краями, что препятствует вытиранию шерсти в процессе использования. Натуральная кожа. Обхват шеи 24-30 см, ширина 1,8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2]" office:value-type="string" office:string-value="1827.00" calcext:value-type="string">
            <text:p>1827.00</text:p>
          </table:table-cell>
          <table:table-cell table:formula="of:=['file:///home/andrey/www/home.ru/parse/valta/file_initial.ods'#$file.C18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2]" office:value-type="string" office:string-value="http://tin29.ru/wp-content/uploads/2018/hunter/2edf6cca-0b8c-11e5-80c7-00155d298300.jpg, http://tin29.ru/wp-content/uploads/2018/hunter/2edf6cca-0b8c-11e5-80c7-00155d298300_2.jpg" calcext:value-type="string">
            <text:p>http://tin29.ru/wp-content/uploads/2018/hunter/2edf6cca-0b8c-11e5-80c7-00155d298300.jpg, http://tin29.ru/wp-content/uploads/2018/hunter/2edf6cca-0b8c-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83]" office:value-type="float" office:value="63403" calcext:value-type="float">
            <text:p>63403</text:p>
          </table:table-cell>
          <table:table-cell table:formula="of:=['file:///home/andrey/www/home.ru/parse/valta/file_initial.ods'#$file.B183]" office:value-type="string" office:string-value="Hunter ошейник для собак Capri 40 (29-35 см)/1,8 натуральная кожа желтый перламутр/черный" calcext:value-type="string">
            <text:p>Hunter ошейник для собак Capri 40 (29-35 см)/1,8 натуральная кожа желтый перламутр/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3]" office:value-type="string" office:string-value="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5 см&lt;br&gt;&#10;Ширина 1,8 см&#10;"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5 см&lt;br&gt;</text:p>
            <text:p>Ширина 1,8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3]" office:value-type="string" office:string-value="1868.00" calcext:value-type="string">
            <text:p>1868.00</text:p>
          </table:table-cell>
          <table:table-cell table:formula="of:=['file:///home/andrey/www/home.ru/parse/valta/file_initial.ods'#$file.C18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3]" office:value-type="string" office:string-value="http://tin29.ru/wp-content/uploads/2018/hunter/f0fe7761-2bbb-11e6-80ec-00155d2e8300.jpg" calcext:value-type="string">
            <text:p>http://tin29.ru/wp-content/uploads/2018/hunter/f0fe7761-2bbb-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84]" office:value-type="float" office:value="61834" calcext:value-type="float">
            <text:p>61834</text:p>
          </table:table-cell>
          <table:table-cell table:formula="of:=['file:///home/andrey/www/home.ru/parse/valta/file_initial.ods'#$file.B184]" office:value-type="string" office:string-value="Hunter ошейник для собак Capri 40 (29-35 см)/1,8 натуральная кожа лайм/черный" calcext:value-type="string">
            <text:p>Hunter ошейник для собак Capri 40 (29-35 см)/1,8 натуральная кожа лайм/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4]" office:value-type="string" office:string-value="Ошейник для собак средних пород. Натуральная кожа. Двуслойный. Подвернутые края кожи препятствует вытиранию шерсти. &lt;br&gt;&#10;Обхват шеи 29-35 см &lt;br&gt;&#10;Ширина 1,8 см &lt;br&gt;&#10;Лайм/черный." calcext:value-type="string">
            <text:p>Ошейник для собак средних пород. Натуральная кожа. Двуслойный. Подвернутые края кожи препятствует вытиранию шерсти. &lt;br&gt;</text:p>
            <text:p>Обхват шеи 29-35 см &lt;br&gt;</text:p>
            <text:p>Ширина 1,8 см &lt;br&gt;</text:p>
            <text:p>Лайм/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4]" office:value-type="string" office:string-value="1868.00" calcext:value-type="string">
            <text:p>1868.00</text:p>
          </table:table-cell>
          <table:table-cell table:formula="of:=['file:///home/andrey/www/home.ru/parse/valta/file_initial.ods'#$file.C18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4]" office:value-type="string" office:string-value="http://tin29.ru/wp-content/uploads/2018/hunter/42a4cbb1-505e-11e4-87a4-001517e97967.jpg" calcext:value-type="string">
            <text:p>http://tin29.ru/wp-content/uploads/2018/hunter/42a4cbb1-505e-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85]" office:value-type="float" office:value="61839" calcext:value-type="float">
            <text:p>61839</text:p>
          </table:table-cell>
          <table:table-cell table:formula="of:=['file:///home/andrey/www/home.ru/parse/valta/file_initial.ods'#$file.B185]" office:value-type="string" office:string-value="Hunter ошейник для собак Capri 45 (33-39 см)/2,8 натуральная кожа красный/черный" calcext:value-type="string">
            <text:p>Hunter ошейник для собак Capri 45 (33-39 см)/2,8 натуральная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5]" office:value-type="string" office:string-value="Ошейник для собак средних пород. Выполнен из 2 слоев натуральной кожи с подвернутыми краями, что препятствует вытиранию шерсти в процессе использования. &lt;br&gt;&#10;Обхват шеи 33-39 см &lt;br&gt;&#10;Ширина 28 мм. &lt;br&gt;&#10;Цвет: красный/черный" calcext:value-type="string">
            <text:p>Ошейник для собак средних пород. Выполнен из 2 слоев натуральной кожи с подвернутыми краями, что препятствует вытиранию шерсти в процессе использования. &lt;br&gt;</text:p>
            <text:p>Обхват шеи 33-39 см &lt;br&gt;</text:p>
            <text:p>Ширина 28 мм. &lt;br&gt;</text:p>
            <text:p>Цвет: красный/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5]" office:value-type="string" office:string-value="2495.00" calcext:value-type="string">
            <text:p>2495.00</text:p>
          </table:table-cell>
          <table:table-cell table:formula="of:=['file:///home/andrey/www/home.ru/parse/valta/file_initial.ods'#$file.C18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5]" office:value-type="string" office:string-value="http://tin29.ru/wp-content/uploads/2018/hunter/f1ba0423-fb78-11e3-8d48-001517e97967.jpg" calcext:value-type="string">
            <text:p>http://tin29.ru/wp-content/uploads/2018/hunter/f1ba0423-fb78-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86]" office:value-type="float" office:value="63404" calcext:value-type="float">
            <text:p>63404</text:p>
          </table:table-cell>
          <table:table-cell table:formula="of:=['file:///home/andrey/www/home.ru/parse/valta/file_initial.ods'#$file.B186]" office:value-type="string" office:string-value="Hunter ошейник для собак Capri 45 (33-39 см)/2,8 см натуральная кожа желтый перламутр/черный" calcext:value-type="string">
            <text:p>Hunter ошейник для собак Capri 45 (33-39 см)/2,8 см натуральная кожа желтый перламутр/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6]" office:value-type="string" office:string-value="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10;Ширина 2,8 см&#10;"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text:p>
            <text:p>Ширина 2,8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6]" office:value-type="string" office:string-value="2495.00" calcext:value-type="string">
            <text:p>2495.00</text:p>
          </table:table-cell>
          <table:table-cell table:formula="of:=['file:///home/andrey/www/home.ru/parse/valta/file_initial.ods'#$file.C18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6]" office:value-type="string" office:string-value="http://tin29.ru/wp-content/uploads/2018/hunter/1cde026c-2bbc-11e6-80ec-00155d2e8300.jpg" calcext:value-type="string">
            <text:p>http://tin29.ru/wp-content/uploads/2018/hunter/1cde026c-2bbc-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187]" office:value-type="float" office:value="61733" calcext:value-type="float">
            <text:p>61733</text:p>
          </table:table-cell>
          <table:table-cell table:formula="of:=['file:///home/andrey/www/home.ru/parse/valta/file_initial.ods'#$file.B187]" office:value-type="string" office:string-value="Hunter ошейник для собак Capri 45 (33-39 см)/2,8 см натуральная кожа лайм/черный" calcext:value-type="string">
            <text:p>Hunter ошейник для собак Capri 45 (33-39 см)/2,8 см натуральная кожа лайм/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7]" office:value-type="string" office:string-value="Hunter ошейник для собак Capri 45 (33-39 см) кожа лайм/черный Ошейник для собак. Натуральная кожа. Двуслойный. Подвернутые края кожи препятствует вытиранию шерсти. Лайм/черный." calcext:value-type="string">
            <text:p>Hunter ошейник для собак Capri 45 (33-39 см) кожа лайм/черный Ошейник для собак. Натуральная кожа. Двуслойный. Подвернутые края кожи препятствует вытиранию шерсти. Лайм/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7]" office:value-type="string" office:string-value="2495.00" calcext:value-type="string">
            <text:p>2495.00</text:p>
          </table:table-cell>
          <table:table-cell table:formula="of:=['file:///home/andrey/www/home.ru/parse/valta/file_initial.ods'#$file.C18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7]" office:value-type="string" office:string-value="http://tin29.ru/wp-content/uploads/2018/hunter/fd33a93b-505c-11e4-87a4-001517e97967.jpg" calcext:value-type="string">
            <text:p>http://tin29.ru/wp-content/uploads/2018/hunter/fd33a93b-505c-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88]" office:value-type="float" office:value="63399" calcext:value-type="float">
            <text:p>63399</text:p>
          </table:table-cell>
          <table:table-cell table:formula="of:=['file:///home/andrey/www/home.ru/parse/valta/file_initial.ods'#$file.B188]" office:value-type="string" office:string-value="Hunter ошейник для собак Capri 45 (33-39)/2,8 см натуральная кожа коричневый перламутр/черный" calcext:value-type="string">
            <text:p>Hunter ошейник для собак Capri 45 (33-39)/2,8 см натуральная кожа коричневый перламутр/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8]" office:value-type="string" office:string-value="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10;Ширина 2,8 см&#10;"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text:p>
            <text:p>Ширина 2,8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8]" office:value-type="string" office:string-value="2495.00" calcext:value-type="string">
            <text:p>2495.00</text:p>
          </table:table-cell>
          <table:table-cell table:formula="of:=['file:///home/andrey/www/home.ru/parse/valta/file_initial.ods'#$file.C18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8]" office:value-type="string" office:string-value="http://tin29.ru/wp-content/uploads/2018/hunter/878afaf6-2bcb-11e6-80ec-00155d2e8300.jpg" calcext:value-type="string">
            <text:p>http://tin29.ru/wp-content/uploads/2018/hunter/878afaf6-2bcb-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89]" office:value-type="float" office:value="61841" calcext:value-type="float">
            <text:p>61841</text:p>
          </table:table-cell>
          <table:table-cell table:formula="of:=['file:///home/andrey/www/home.ru/parse/valta/file_initial.ods'#$file.B189]" office:value-type="string" office:string-value="Hunter ошейник для собак Capri 55 (42-48 см) натуральная кожа красный/черный" calcext:value-type="string">
            <text:p>Hunter ошейник для собак Capri 55 (42-48 см) натуральная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89]" office:value-type="string" office:string-value="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10;Обхват шеи 42-48 см &lt;br&gt;&#10;Ширина 28 мм. &lt;br&gt;&#10;Цвет: красный/черный"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28 мм. &lt;br&gt;</text:p>
            <text:p>Цвет: красный/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89]" office:value-type="string" office:string-value="2855.00" calcext:value-type="string">
            <text:p>2855.00</text:p>
          </table:table-cell>
          <table:table-cell table:formula="of:=['file:///home/andrey/www/home.ru/parse/valta/file_initial.ods'#$file.C18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89]" office:value-type="string" office:string-value="http://tin29.ru/wp-content/uploads/2018/hunter/0c994cfb-fb79-11e3-8d48-001517e97967.jpg" calcext:value-type="string">
            <text:p>http://tin29.ru/wp-content/uploads/2018/hunter/0c994cfb-fb79-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90]" office:value-type="float" office:value="61739" calcext:value-type="float">
            <text:p>61739</text:p>
          </table:table-cell>
          <table:table-cell table:formula="of:=['file:///home/andrey/www/home.ru/parse/valta/file_initial.ods'#$file.B190]" office:value-type="string" office:string-value="Hunter ошейник для собак Capri 55 (42-48 см)/3,4 см натуральная кожа бирюзовый/черный" calcext:value-type="string">
            <text:p>Hunter ошейник для собак Capri 55 (42-48 см)/3,4 см натуральная кожа бирюзов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0]" office:value-type="string" office:string-value="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10;Обхват шеи 42-48 см &lt;br&gt;&#10;Ширина 34 мм. &lt;br&gt;&#10;Цвет: бирюзовый/черный"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34 мм. &lt;br&gt;</text:p>
            <text:p>Цвет: бирюзовый/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0]" office:value-type="string" office:string-value="2855.00" calcext:value-type="string">
            <text:p>2855.00</text:p>
          </table:table-cell>
          <table:table-cell table:formula="of:=['file:///home/andrey/www/home.ru/parse/valta/file_initial.ods'#$file.C19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0]" office:value-type="string" office:string-value="http://tin29.ru/wp-content/uploads/2018/hunter/1d2b6429-505d-11e4-87a4-001517e97967.jpg" calcext:value-type="string">
            <text:p>http://tin29.ru/wp-content/uploads/2018/hunter/1d2b6429-505d-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91]" office:value-type="float" office:value="62455" calcext:value-type="float">
            <text:p>62455</text:p>
          </table:table-cell>
          <table:table-cell table:formula="of:=['file:///home/andrey/www/home.ru/parse/valta/file_initial.ods'#$file.B191]" office:value-type="string" office:string-value="Hunter ошейник для собак Capri 55 (42-48 см)/3,4 см натуральная кожа малиновый/черный" calcext:value-type="string">
            <text:p>Hunter ошейник для собак Capri 55 (42-48 см)/3,4 см натуральная кожа малинов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1]" office:value-type="string" office:string-value="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10;Обхват шеи 42-48 см &lt;br&gt;&#10;Ширина 34 мм. &lt;br&gt;&#10;Цвет: малиновый/черный"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34 мм. &lt;br&gt;</text:p>
            <text:p>Цвет: малиновый/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1]" office:value-type="string" office:string-value="2855.00" calcext:value-type="string">
            <text:p>2855.00</text:p>
          </table:table-cell>
          <table:table-cell table:formula="of:=['file:///home/andrey/www/home.ru/parse/valta/file_initial.ods'#$file.C19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1]" office:value-type="string" office:string-value="http://tin29.ru/wp-content/uploads/2018/hunter/4f3cb287-0b8c-11e5-80c7-00155d298300.jpg, http://tin29.ru/wp-content/uploads/2018/hunter/4f3cb287-0b8c-11e5-80c7-00155d298300_2.jpg" calcext:value-type="string">
            <text:p>http://tin29.ru/wp-content/uploads/2018/hunter/4f3cb287-0b8c-11e5-80c7-00155d298300.jpg, http://tin29.ru/wp-content/uploads/2018/hunter/4f3cb287-0b8c-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92]" office:value-type="float" office:value="61740" calcext:value-type="float">
            <text:p>61740</text:p>
          </table:table-cell>
          <table:table-cell table:formula="of:=['file:///home/andrey/www/home.ru/parse/valta/file_initial.ods'#$file.B192]" office:value-type="string" office:string-value="Hunter ошейник для собак Capri 60 (46-52 см) натуральная кожа бирюзовый/черный" calcext:value-type="string">
            <text:p>Hunter ошейник для собак Capri 60 (46-52 см) натуральная кожа бирюзов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2]" office:value-type="string" office:string-value="Ошейник для собак  крупных пород. Выполнен из 2 слоев натуральной кожи с подвернутыми краями, что препятствует вытиранию шерсти в процессе использования. &lt;br&gt;&#10;Обхват шеи 42-48 см &lt;br&gt;&#10;Ширина 28 мм. &lt;br&gt;&#10;Цвет: бирюзовый/черный" calcext:value-type="string">
            <text:p>Ошейник для собак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28 мм. &lt;br&gt;</text:p>
            <text:p>Цвет: бирюзовый/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2]" office:value-type="string" office:string-value="2855.00" calcext:value-type="string">
            <text:p>2855.00</text:p>
          </table:table-cell>
          <table:table-cell table:formula="of:=['file:///home/andrey/www/home.ru/parse/valta/file_initial.ods'#$file.C19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2]" office:value-type="string" office:string-value="http://tin29.ru/wp-content/uploads/2018/hunter/2393f63e-505e-11e4-87a4-001517e97967.jpg" calcext:value-type="string">
            <text:p>http://tin29.ru/wp-content/uploads/2018/hunter/2393f63e-505e-11e4-87a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193]" office:value-type="float" office:value="63864" calcext:value-type="float">
            <text:p>63864</text:p>
          </table:table-cell>
          <table:table-cell table:formula="of:=['file:///home/andrey/www/home.ru/parse/valta/file_initial.ods'#$file.B193]" office:value-type="string" office:string-value="Hunter ошейник для собак Capri Alu-Strong L (45-65)/2,5 см натуральная кожа бирюзовый" calcext:value-type="string">
            <text:p>Hunter ошейник для собак Capri Alu-Strong L (45-65)/2,5 см натуральная кожа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3]" office:value-type="string" office:string-value="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10;Ширина 2,5 см" calcext: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3]" office:value-type="string" office:string-value="2869.00" calcext:value-type="string">
            <text:p>2869.00</text:p>
          </table:table-cell>
          <table:table-cell table:formula="of:=['file:///home/andrey/www/home.ru/parse/valta/file_initial.ods'#$file.C19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3]" office:value-type="string" office:string-value="http://tin29.ru/wp-content/uploads/2018/hunter/ce14a79a-2bbe-11e6-80ec-00155d2e8300.jpg" calcext:value-type="string">
            <text:p>http://tin29.ru/wp-content/uploads/2018/hunter/ce14a79a-2bbe-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94]" office:value-type="float" office:value="63867" calcext:value-type="float">
            <text:p>63867</text:p>
          </table:table-cell>
          <table:table-cell table:formula="of:=['file:///home/andrey/www/home.ru/parse/valta/file_initial.ods'#$file.B194]" office:value-type="string" office:string-value="Hunter ошейник для собак Capri Alu-Strong L (45-65)/2,5 см натуральная кожа лайм" calcext:value-type="string">
            <text:p>Hunter ошейник для собак Capri Alu-Strong L (45-65)/2,5 см натуральная кожа лайм</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4]" office:value-type="string" office:string-value="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10;Ширина 2,5 см&#10;" calcext: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text:p>
            <text:p>Ширина 2,5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4]" office:value-type="string" office:string-value="2869.00" calcext:value-type="string">
            <text:p>2869.00</text:p>
          </table:table-cell>
          <table:table-cell table:formula="of:=['file:///home/andrey/www/home.ru/parse/valta/file_initial.ods'#$file.C19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4]" office:value-type="string" office:string-value="http://tin29.ru/wp-content/uploads/2018/hunter/17208786-2bc5-11e6-80ec-00155d2e8300.jpg" calcext:value-type="string">
            <text:p>http://tin29.ru/wp-content/uploads/2018/hunter/17208786-2bc5-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195]" office:value-type="float" office:value="65253" calcext:value-type="float">
            <text:p>65253</text:p>
          </table:table-cell>
          <table:table-cell table:formula="of:=['file:///home/andrey/www/home.ru/parse/valta/file_initial.ods'#$file.B195]" office:value-type="string" office:string-value="Hunter ошейник для собак Cody 50 (37-43 см)/2,8 кожа бизона коньячный/темно коричневый" calcext:value-type="string">
            <text:p>Hunter ошейник для собак Cody 50 (37-43 см)/2,8 кожа бизона коньячный/темно 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5]" office:value-type="string" office:string-value="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10;Ошейник украшен стильной фурнитурой и брелоком. &lt;br&gt;&#10;Обхват шеи: 42-48 см&lt;br&gt;&#10;Ширина: 3,5 см&lt;br&gt;&#10;" calcext: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шейник украшен стильной фурнитурой и брелоком. &lt;br&gt;</text:p>
            <text:p>Обхват шеи: 42-48 см&lt;br&gt;</text:p>
            <text:p>Ширина: 3,5 см&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5]" office:value-type="string" office:string-value="5618.00" calcext:value-type="string">
            <text:p>5618.00</text:p>
          </table:table-cell>
          <table:table-cell table:formula="of:=['file:///home/andrey/www/home.ru/parse/valta/file_initial.ods'#$file.C19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5]" office:value-type="string" office:string-value="http://tin29.ru/wp-content/uploads/2018/hunter/22356c4f-f6a2-11e7-812a-005056bf23ce.jpg, http://tin29.ru/wp-content/uploads/2018/hunter/22356c4f-f6a2-11e7-812a-005056bf23ce_2.jpg, http://tin29.ru/wp-content/uploads/2018/hunter/22356c4f-f6a2-11e7-812a-005056bf23ce_3.jpg, http://tin29.ru/wp-content/uploads/2018/hunter/22356c4f-f6a2-11e7-812a-005056bf23ce_4.jpg" calcext:value-type="string">
            <text:p>http://tin29.ru/wp-content/uploads/2018/hunter/22356c4f-f6a2-11e7-812a-005056bf23ce.jpg, http://tin29.ru/wp-content/uploads/2018/hunter/22356c4f-f6a2-11e7-812a-005056bf23ce_2.jpg, http://tin29.ru/wp-content/uploads/2018/hunter/22356c4f-f6a2-11e7-812a-005056bf23ce_3.jpg, http://tin29.ru/wp-content/uploads/2018/hunter/22356c4f-f6a2-11e7-812a-005056bf23ce_4.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196]" office:value-type="float" office:value="65222" calcext:value-type="float">
            <text:p>65222</text:p>
          </table:table-cell>
          <table:table-cell table:formula="of:=['file:///home/andrey/www/home.ru/parse/valta/file_initial.ods'#$file.B196]" office:value-type="string" office:string-value="Hunter ошейник для собак Cody 55 (42-48 см)/3,5 кожа бизона коньячный/темно коричневый" calcext:value-type="string">
            <text:p>Hunter ошейник для собак Cody 55 (42-48 см)/3,5 кожа бизона коньячный/темно 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6]" office:value-type="string" office:string-value="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10;Ошейник украшен стильной фурнитурой и брелоком. &lt;br&gt;&#10;Обхват шеи: 42-48 см&lt;br&gt;&#10;Ширина: 3,5 см&lt;br&gt;&#10;" calcext: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шейник украшен стильной фурнитурой и брелоком. &lt;br&gt;</text:p>
            <text:p>Обхват шеи: 42-48 см&lt;br&gt;</text:p>
            <text:p>Ширина: 3,5 см&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6]" office:value-type="string" office:string-value="6022.00" calcext:value-type="string">
            <text:p>6022.00</text:p>
          </table:table-cell>
          <table:table-cell table:formula="of:=['file:///home/andrey/www/home.ru/parse/valta/file_initial.ods'#$file.C19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6]" office:value-type="string" office:string-value="http://tin29.ru/wp-content/uploads/2018/hunter/591b4912-f6a2-11e7-812a-005056bf23ce.jpg, http://tin29.ru/wp-content/uploads/2018/hunter/591b4912-f6a2-11e7-812a-005056bf23ce_2.jpg, http://tin29.ru/wp-content/uploads/2018/hunter/591b4912-f6a2-11e7-812a-005056bf23ce_3.jpg, http://tin29.ru/wp-content/uploads/2018/hunter/591b4912-f6a2-11e7-812a-005056bf23ce_4.jpg, http://tin29.ru/wp-content/uploads/2018/hunter/591b4912-f6a2-11e7-812a-005056bf23ce_5.jpg" calcext:value-type="string">
            <text:p>http://tin29.ru/wp-content/uploads/2018/hunter/591b4912-f6a2-11e7-812a-005056bf23ce.jpg, http://tin29.ru/wp-content/uploads/2018/hunter/591b4912-f6a2-11e7-812a-005056bf23ce_2.jpg, http://tin29.ru/wp-content/uploads/2018/hunter/591b4912-f6a2-11e7-812a-005056bf23ce_3.jpg, http://tin29.ru/wp-content/uploads/2018/hunter/591b4912-f6a2-11e7-812a-005056bf23ce_4.jpg, http://tin29.ru/wp-content/uploads/2018/hunter/591b4912-f6a2-11e7-812a-005056bf23ce_5.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97]" office:value-type="float" office:value="62075" calcext:value-type="float">
            <text:p>62075</text:p>
          </table:table-cell>
          <table:table-cell table:formula="of:=['file:///home/andrey/www/home.ru/parse/valta/file_initial.ods'#$file.B197]" office:value-type="string" office:string-value="Hunter ошейник для собак Convenience Comfort 35 (22-30 см) 2,4 см мягкая горловина водоотталкивающий материал, желт неон" calcext:value-type="string">
            <text:p>Hunter ошейник для собак Convenience Comfort 35 (22-30 см) 2,4 см мягкая горловина водоотталкивающий материал, желт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7]" office:value-type="string" office:string-value="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10;Обхват шеи 22-30 см&lt;br&gt;&#10;Ширина 2,4 см" calcext: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2-30 см&lt;br&gt;</text:p>
            <text:p>Ширина 2,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7]" office:value-type="string" office:string-value="1126.00" calcext:value-type="string">
            <text:p>1126.00</text:p>
          </table:table-cell>
          <table:table-cell table:formula="of:=['file:///home/andrey/www/home.ru/parse/valta/file_initial.ods'#$file.C19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7]" office:value-type="string" office:string-value="http://tin29.ru/wp-content/uploads/2018/hunter/f6f435f4-0e46-11e4-bacb-001517e97967.jpg" calcext:value-type="string">
            <text:p>http://tin29.ru/wp-content/uploads/2018/hunter/f6f435f4-0e46-11e4-bacb-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198]" office:value-type="float" office:value="63083" calcext:value-type="float">
            <text:p>63083</text:p>
          </table:table-cell>
          <table:table-cell table:formula="of:=['file:///home/andrey/www/home.ru/parse/valta/file_initial.ods'#$file.B198]" office:value-type="string" office:string-value="Hunter ошейник для собак Convenience Comfort 35 (22-30 см)/2 см биотановый мягкая горловина оранжевый неон" calcext:value-type="string">
            <text:p>Hunter ошейник для собак Convenience Comfort 35 (22-30 см)/2 см биотановый мягкая горловина оранже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8]" office:value-type="string" office:string-value="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22-30 см&lt;br&gt;&#10;Ширина 2 см" calcext: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2-30 см&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8]" office:value-type="string" office:string-value="1216.00" calcext:value-type="string">
            <text:p>1216.00</text:p>
          </table:table-cell>
          <table:table-cell table:formula="of:=['file:///home/andrey/www/home.ru/parse/valta/file_initial.ods'#$file.C19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8]" office:value-type="string" office:string-value="http://tin29.ru/wp-content/uploads/2018/hunter/4b1ab486-444d-11e6-80f8-00155d29080b.jpg, http://tin29.ru/wp-content/uploads/2018/hunter/4b1ab486-444d-11e6-80f8-00155d29080b_2.jpg" calcext:value-type="string">
            <text:p>http://tin29.ru/wp-content/uploads/2018/hunter/4b1ab486-444d-11e6-80f8-00155d29080b.jpg, http://tin29.ru/wp-content/uploads/2018/hunter/4b1ab486-444d-11e6-80f8-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199]" office:value-type="float" office:value="62082" calcext:value-type="float">
            <text:p>62082</text:p>
          </table:table-cell>
          <table:table-cell table:formula="of:=['file:///home/andrey/www/home.ru/parse/valta/file_initial.ods'#$file.B199]" office:value-type="string" office:string-value="Hunter ошейник для собак Convenience Comfort 35(22-30 см)/2,4 см мягкая горловина водоотталкивающий материал, оранж неон" calcext:value-type="string">
            <text:p>Hunter ошейник для собак Convenience Comfort 35(22-30 см)/2,4 см мягкая горловина водоотталкивающий материал, оранж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199]" office:value-type="string" office:string-value="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10;Обхват шеи 22-30 см&lt;br&gt;&#10;Ширина 2,4 см" calcext: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2-30 см&lt;br&gt;</text:p>
            <text:p>Ширина 2,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199]" office:value-type="string" office:string-value="1126.00" calcext:value-type="string">
            <text:p>1126.00</text:p>
          </table:table-cell>
          <table:table-cell table:formula="of:=['file:///home/andrey/www/home.ru/parse/valta/file_initial.ods'#$file.C19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199]" office:value-type="string" office:string-value="http://tin29.ru/wp-content/uploads/2018/hunter/79be91c2-0e47-11e4-bacb-001517e97967.jpg" calcext:value-type="string">
            <text:p>http://tin29.ru/wp-content/uploads/2018/hunter/79be91c2-0e47-11e4-bacb-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0]" office:value-type="float" office:value="63088" calcext:value-type="float">
            <text:p>63088</text:p>
          </table:table-cell>
          <table:table-cell table:formula="of:=['file:///home/andrey/www/home.ru/parse/valta/file_initial.ods'#$file.B200]" office:value-type="string" office:string-value="Hunter ошейник для собак Convenience Comfort 40 (27-35 см)/2 см биотановый мягкая горловина  желтый неон" calcext:value-type="string">
            <text:p>Hunter ошейник для собак Convenience Comfort 40 (27-35 см)/2 см биотановый мягкая горловина <text:s/>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0]" office:value-type="string" office:string-value="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27-35 см&lt;br&gt;&#10;Ширина 2 см"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35 см&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0]" office:value-type="string" office:string-value="1302.00" calcext:value-type="string">
            <text:p>1302.00</text:p>
          </table:table-cell>
          <table:table-cell table:formula="of:=['file:///home/andrey/www/home.ru/parse/valta/file_initial.ods'#$file.C20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0]" office:value-type="string" office:string-value="http://tin29.ru/wp-content/uploads/2018/hunter/5fbd7d22-49cf-11e6-80fe-00155d29080b.jpg, http://tin29.ru/wp-content/uploads/2018/hunter/5fbd7d22-49cf-11e6-80fe-00155d29080b_2.jpg" calcext:value-type="string">
            <text:p>http://tin29.ru/wp-content/uploads/2018/hunter/5fbd7d22-49cf-11e6-80fe-00155d29080b.jpg, http://tin29.ru/wp-content/uploads/2018/hunter/5fbd7d22-49cf-11e6-80fe-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1]" office:value-type="float" office:value="63202" calcext:value-type="float">
            <text:p>63202</text:p>
          </table:table-cell>
          <table:table-cell table:formula="of:=['file:///home/andrey/www/home.ru/parse/valta/file_initial.ods'#$file.B201]" office:value-type="string" office:string-value="Hunter ошейник для собак Convenience Comfort 40 (27-35 см)/2 см биотановый мягкая горловина оранжевый неон" calcext:value-type="string">
            <text:p>Hunter ошейник для собак Convenience Comfort 40 (27-35 см)/2 см биотановый мягкая горловина оранже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1]" office:value-type="string" office:string-value="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27 - 35 см&lt;br&gt;&#10;Ширина 2 см"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 - 35 см&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1]" office:value-type="string" office:string-value="1302.00" calcext:value-type="string">
            <text:p>1302.00</text:p>
          </table:table-cell>
          <table:table-cell table:formula="of:=['file:///home/andrey/www/home.ru/parse/valta/file_initial.ods'#$file.C20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1]" office:value-type="string" office:string-value="http://tin29.ru/wp-content/uploads/2018/hunter/33751b34-444d-11e6-80f8-00155d29080b.jpg, http://tin29.ru/wp-content/uploads/2018/hunter/33751b34-444d-11e6-80f8-00155d29080b_2.jpg" calcext:value-type="string">
            <text:p>http://tin29.ru/wp-content/uploads/2018/hunter/33751b34-444d-11e6-80f8-00155d29080b.jpg, http://tin29.ru/wp-content/uploads/2018/hunter/33751b34-444d-11e6-80f8-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2]" office:value-type="float" office:value="63090" calcext:value-type="float">
            <text:p>63090</text:p>
          </table:table-cell>
          <table:table-cell table:formula="of:=['file:///home/andrey/www/home.ru/parse/valta/file_initial.ods'#$file.B202]" office:value-type="string" office:string-value="Hunter ошейник для собак Convenience Comfort 40 (27-35 см)/2 см биотановый мягкая горловина розовый неон" calcext:value-type="string">
            <text:p>Hunter ошейник для собак Convenience Comfort 40 (27-35 см)/2 см биотановый мягкая горловина розо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2]" office:value-type="string" office:string-value="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27-35 см&lt;br&gt;&#10;Ширина 2 см" calcext: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35 см&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2]" office:value-type="string" office:string-value="1302.00" calcext:value-type="string">
            <text:p>1302.00</text:p>
          </table:table-cell>
          <table:table-cell table:formula="of:=['file:///home/andrey/www/home.ru/parse/valta/file_initial.ods'#$file.C20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2]" office:value-type="string" office:string-value="http://tin29.ru/wp-content/uploads/2018/hunter/db3783fb-49cf-11e6-80fe-00155d29080b.jpg, http://tin29.ru/wp-content/uploads/2018/hunter/db3783fb-49cf-11e6-80fe-00155d29080b_2.jpg" calcext:value-type="string">
            <text:p>http://tin29.ru/wp-content/uploads/2018/hunter/db3783fb-49cf-11e6-80fe-00155d29080b.jpg, http://tin29.ru/wp-content/uploads/2018/hunter/db3783fb-49cf-11e6-80fe-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03]" office:value-type="float" office:value="62076" calcext:value-type="float">
            <text:p>62076</text:p>
          </table:table-cell>
          <table:table-cell table:formula="of:=['file:///home/andrey/www/home.ru/parse/valta/file_initial.ods'#$file.B203]" office:value-type="string" office:string-value="Hunter ошейник для собак Convenience Comfort 40(27-35 см)/2,4 см мягкая горловина водоотт. мат, желт неон СКИДКА 25%" calcext:value-type="string">
            <text:p>Hunter ошейник для собак Convenience Comfort 40(27-35 см)/2,4 см мягкая горловина водоотт. мат, желт неон СКИДКА 25%</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3]" office:value-type="string" office:string-value="Ошейник для собак средн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10;Обхват шеи 27-35 см&lt;br&gt;&#10;Ширина 2,4 см" calcext:value-type="string">
            <text:p>Ошейник для собак средн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7-35 см&lt;br&gt;</text:p>
            <text:p>Ширина 2,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3]" office:value-type="string" office:string-value="1192.00" calcext:value-type="string">
            <text:p>1192.00</text:p>
          </table:table-cell>
          <table:table-cell table:formula="of:=['file:///home/andrey/www/home.ru/parse/valta/file_initial.ods'#$file.C20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3]" office:value-type="string" office:string-value="http://tin29.ru/wp-content/uploads/2018/hunter/18e2333c-0e47-11e4-bacb-001517e97967.jpg" calcext:value-type="string">
            <text:p>http://tin29.ru/wp-content/uploads/2018/hunter/18e2333c-0e47-11e4-bacb-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4]" office:value-type="float" office:value="63095" calcext:value-type="float">
            <text:p>63095</text:p>
          </table:table-cell>
          <table:table-cell table:formula="of:=['file:///home/andrey/www/home.ru/parse/valta/file_initial.ods'#$file.B204]" office:value-type="string" office:string-value="Hunter ошейник для собак Convenience Comfort 45 (32-40 см)/2 см биотановый мягкая горловина  оранжевый неон" calcext:value-type="string">
            <text:p>Hunter ошейник для собак Convenience Comfort 45 (32-40 см)/2 см биотановый мягкая горловина <text:s/>оранже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4]" office:value-type="string" office:string-value="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32-40 см&lt;br&gt;&#10;Ширина 2 см"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32-40 см&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4]" office:value-type="string" office:string-value="1449.00" calcext:value-type="string">
            <text:p>1449.00</text:p>
          </table:table-cell>
          <table:table-cell table:formula="of:=['file:///home/andrey/www/home.ru/parse/valta/file_initial.ods'#$file.C20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4]" office:value-type="string" office:string-value="http://tin29.ru/wp-content/uploads/2018/hunter/fd24335d-444c-11e6-80f8-00155d29080b.jpg, http://tin29.ru/wp-content/uploads/2018/hunter/fd24335d-444c-11e6-80f8-00155d29080b_2.jpg" calcext:value-type="string">
            <text:p>http://tin29.ru/wp-content/uploads/2018/hunter/fd24335d-444c-11e6-80f8-00155d29080b.jpg, http://tin29.ru/wp-content/uploads/2018/hunter/fd24335d-444c-11e6-80f8-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5]" office:value-type="float" office:value="63100" calcext:value-type="float">
            <text:p>63100</text:p>
          </table:table-cell>
          <table:table-cell table:formula="of:=['file:///home/andrey/www/home.ru/parse/valta/file_initial.ods'#$file.B205]" office:value-type="string" office:string-value="Hunter ошейник для собак Convenience Comfort 50 (37-45 см)/2,5 см биотановый мягкая горловина  желтый неон" calcext:value-type="string">
            <text:p>Hunter ошейник для собак Convenience Comfort 50 (37-45 см)/2,5 см биотановый мягкая горловина <text:s/>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5]" office:value-type="string" office:string-value="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37-45 см&lt;br&gt;&#10;Ширина 2,5 см"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37-45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5]" office:value-type="string" office:string-value="1449.00" calcext:value-type="string">
            <text:p>1449.00</text:p>
          </table:table-cell>
          <table:table-cell table:formula="of:=['file:///home/andrey/www/home.ru/parse/valta/file_initial.ods'#$file.C20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5]" office:value-type="string" office:string-value="http://tin29.ru/wp-content/uploads/2018/hunter/bf39ba2d-444c-11e6-80f8-00155d29080b.jpg, http://tin29.ru/wp-content/uploads/2018/hunter/bf39ba2d-444c-11e6-80f8-00155d29080b_2.jpg" calcext:value-type="string">
            <text:p>http://tin29.ru/wp-content/uploads/2018/hunter/bf39ba2d-444c-11e6-80f8-00155d29080b.jpg, http://tin29.ru/wp-content/uploads/2018/hunter/bf39ba2d-444c-11e6-80f8-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6]" office:value-type="float" office:value="63106" calcext:value-type="float">
            <text:p>63106</text:p>
          </table:table-cell>
          <table:table-cell table:formula="of:=['file:///home/andrey/www/home.ru/parse/valta/file_initial.ods'#$file.B206]" office:value-type="string" office:string-value="Hunter ошейник для собак Convenience Comfort 55 (42-50 см)/2,5 см биотановый мягкая горловина желтый неон" calcext:value-type="string">
            <text:p>Hunter ошейник для собак Convenience Comfort 55 (42-50 см)/2,5 см биотановый мягкая горловина 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6]" office:value-type="string" office:string-value="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42-50 см&lt;br&gt;&#10;Ширина 2,5 см" calcext: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42-50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6]" office:value-type="string" office:string-value="1449.00" calcext:value-type="string">
            <text:p>1449.00</text:p>
          </table:table-cell>
          <table:table-cell table:formula="of:=['file:///home/andrey/www/home.ru/parse/valta/file_initial.ods'#$file.C20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6]" office:value-type="string" office:string-value="http://tin29.ru/wp-content/uploads/2018/hunter/1d673fb0-444d-11e6-80f8-00155d29080b.jpg, http://tin29.ru/wp-content/uploads/2018/hunter/1d673fb0-444d-11e6-80f8-00155d29080b_2.jpg" calcext:value-type="string">
            <text:p>http://tin29.ru/wp-content/uploads/2018/hunter/1d673fb0-444d-11e6-80f8-00155d29080b.jpg, http://tin29.ru/wp-content/uploads/2018/hunter/1d673fb0-444d-11e6-80f8-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valta/file_initial.ods'#$file.A207]" office:value-type="float" office:value="63107" calcext:value-type="float">
            <text:p>63107</text:p>
          </table:table-cell>
          <table:table-cell table:formula="of:=['file:///home/andrey/www/home.ru/parse/valta/file_initial.ods'#$file.B207]" office:value-type="string" office:string-value="Hunter ошейник для собак Convenience Comfort 55 (42-50 см)/2,5 см биотановый с мягкой горловиной оранжевый неон" calcext:value-type="string">
            <text:p>Hunter ошейник для собак Convenience Comfort 55 (42-50 см)/2,5 см биотановый с мягкой горловиной оранже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7]" office:value-type="string" office:string-value="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10;Мягкая подложка с внутренней стороны ошейника для большего комфорта.&lt;br&gt;&#10;Обхват шеи 42-50 см&lt;br&gt;&#10;Ширина 2,5 см" calcext: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42-50 см&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7]" office:value-type="string" office:string-value="1449.00" calcext:value-type="string">
            <text:p>1449.00</text:p>
          </table:table-cell>
          <table:table-cell table:formula="of:=['file:///home/andrey/www/home.ru/parse/valta/file_initial.ods'#$file.C20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7]" office:value-type="string" office:string-value="http://tin29.ru/wp-content/uploads/2018/hunter/15873347-49d0-11e6-80fe-00155d29080b.jpg, http://tin29.ru/wp-content/uploads/2018/hunter/15873347-49d0-11e6-80fe-00155d29080b_2.jpg" calcext:value-type="string">
            <text:p>http://tin29.ru/wp-content/uploads/2018/hunter/15873347-49d0-11e6-80fe-00155d29080b.jpg, http://tin29.ru/wp-content/uploads/2018/hunter/15873347-49d0-11e6-80fe-00155d29080b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08]" office:value-type="float" office:value="47718" calcext:value-type="float">
            <text:p>47718</text:p>
          </table:table-cell>
          <table:table-cell table:formula="of:=['file:///home/andrey/www/home.ru/parse/valta/file_initial.ods'#$file.B208]" office:value-type="string" office:string-value="Hunter ошейник для собак Diamond petit 27 (20-24 см) кожа 2 ряда страз красный" calcext:value-type="string">
            <text:p>Hunter ошейник для собак Diamond petit 27 (20-24 см) кожа 2 ряда страз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8]" office:value-type="string" office:string-value="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красный. Отлично подходит собакам породы Доберман Пинчер, Йоркширский терьер." calcext: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красный. Отлично подходит собакам породы Доберман Пинчер, Йоркширский терьер.</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8]" office:value-type="string" office:string-value="2282.00" calcext:value-type="string">
            <text:p>2282.00</text:p>
          </table:table-cell>
          <table:table-cell table:formula="of:=['file:///home/andrey/www/home.ru/parse/valta/file_initial.ods'#$file.C20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8]" office:value-type="string" office:string-value="http://tin29.ru/wp-content/uploads/2018/hunter/fe63af87-b815-11e0-bed0-003048cfeba6.jpg, http://tin29.ru/wp-content/uploads/2018/hunter/fe63af87-b815-11e0-bed0-003048cfeba6_2.jpg" calcext:value-type="string">
            <text:p>http://tin29.ru/wp-content/uploads/2018/hunter/fe63af87-b815-11e0-bed0-003048cfeba6.jpg, http://tin29.ru/wp-content/uploads/2018/hunter/fe63af87-b815-11e0-bed0-003048cfeba6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09]" office:value-type="float" office:value="47736" calcext:value-type="float">
            <text:p>47736</text:p>
          </table:table-cell>
          <table:table-cell table:formula="of:=['file:///home/andrey/www/home.ru/parse/valta/file_initial.ods'#$file.B209]" office:value-type="string" office:string-value="Hunter ошейник для собак Diamond petit 27 (20-24 см) кожа 2 ряда страз розовый" calcext:value-type="string">
            <text:p>Hunter ошейник для собак Diamond petit 27 (20-24 см) кожа 2 ряда страз 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09]" office:value-type="string" office:string-value="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розовый. Отлично подходит собакам породы Доберман Пинчер, мопс." calcext: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розовый. Отлично подходит собакам породы Доберман Пинчер, мопс.</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09]" office:value-type="string" office:string-value="2282.00" calcext:value-type="string">
            <text:p>2282.00</text:p>
          </table:table-cell>
          <table:table-cell table:formula="of:=['file:///home/andrey/www/home.ru/parse/valta/file_initial.ods'#$file.C20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09]" office:value-type="string" office:string-value="http://tin29.ru/wp-content/uploads/2018/hunter/fe63af8a-b815-11e0-bed0-003048cfeba6.jpg, http://tin29.ru/wp-content/uploads/2018/hunter/fe63af8a-b815-11e0-bed0-003048cfeba6_2.jpg" calcext:value-type="string">
            <text:p>http://tin29.ru/wp-content/uploads/2018/hunter/fe63af8a-b815-11e0-bed0-003048cfeba6.jpg, http://tin29.ru/wp-content/uploads/2018/hunter/fe63af8a-b815-11e0-bed0-003048cfeba6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0]" office:value-type="float" office:value="92694" calcext:value-type="float">
            <text:p>92694</text:p>
          </table:table-cell>
          <table:table-cell table:formula="of:=['file:///home/andrey/www/home.ru/parse/valta/file_initial.ods'#$file.B210]" office:value-type="string" office:string-value="Hunter ошейник для собак Maui L (42-65 cм)/3,2 см сетчатый текстиль голубой" calcext:value-type="string">
            <text:p>Hunter ошейник для собак Maui L (42-65 cм)/3,2 см 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0]" office:value-type="string" office:string-value="Hunter ошейник для собак Maui 42-6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42-65 см." calcext:value-type="string">
            <text:p>Hunter ошейник для собак Maui 42-65 cм сетчатый текстиль голубо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0]" office:value-type="string" office:string-value="1180.00" calcext:value-type="string">
            <text:p>1180.00</text:p>
          </table:table-cell>
          <table:table-cell table:formula="of:=['file:///home/andrey/www/home.ru/parse/valta/file_initial.ods'#$file.C21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0]" office:value-type="string" office:string-value="http://tin29.ru/wp-content/uploads/2018/hunter/fcbf7be4-0b8a-11e5-80c7-00155d298300.jpg, http://tin29.ru/wp-content/uploads/2018/hunter/fcbf7be4-0b8a-11e5-80c7-00155d298300_2.jpg" calcext:value-type="string">
            <text:p>http://tin29.ru/wp-content/uploads/2018/hunter/fcbf7be4-0b8a-11e5-80c7-00155d298300.jpg, http://tin29.ru/wp-content/uploads/2018/hunter/fcbf7be4-0b8a-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1]" office:value-type="float" office:value="92698" calcext:value-type="float">
            <text:p>92698</text:p>
          </table:table-cell>
          <table:table-cell table:formula="of:=['file:///home/andrey/www/home.ru/parse/valta/file_initial.ods'#$file.B211]" office:value-type="string" office:string-value="Hunter ошейник для собак Maui L (42-65 cм)/3,2 см сетчатый текстиль красный" calcext:value-type="string">
            <text:p>Hunter ошейник для собак Maui L (42-65 cм)/3,2 см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1]" office:value-type="string" office:string-value="Hunter ошейник для собак Maui 42-6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2-65 см." calcext:value-type="string">
            <text:p>Hunter ошейник для собак Maui 42-6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1]" office:value-type="string" office:string-value="1180.00" calcext:value-type="string">
            <text:p>1180.00</text:p>
          </table:table-cell>
          <table:table-cell table:formula="of:=['file:///home/andrey/www/home.ru/parse/valta/file_initial.ods'#$file.C21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1]" office:value-type="string" office:string-value="http://tin29.ru/wp-content/uploads/2018/hunter/676f1193-0b8b-11e5-80c7-00155d298300.jpg, http://tin29.ru/wp-content/uploads/2018/hunter/676f1193-0b8b-11e5-80c7-00155d298300_2.jpg" calcext:value-type="string">
            <text:p>http://tin29.ru/wp-content/uploads/2018/hunter/676f1193-0b8b-11e5-80c7-00155d298300.jpg, http://tin29.ru/wp-content/uploads/2018/hunter/676f1193-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2]" office:value-type="float" office:value="92706" calcext:value-type="float">
            <text:p>92706</text:p>
          </table:table-cell>
          <table:table-cell table:formula="of:=['file:///home/andrey/www/home.ru/parse/valta/file_initial.ods'#$file.B212]" office:value-type="string" office:string-value="Hunter ошейник для собак Maui L (42-65 cм)/3,2 см сетчатый текстиль оранжевый" calcext:value-type="string">
            <text:p>Hunter ошейник для собак Maui L (42-65 cм)/3,2 см сетчатый текстиль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2]" office:value-type="string" office:string-value="Hunter ошейник для собак Maui 42-6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42-65 см." calcext:value-type="string">
            <text:p>Hunter ошейник для собак Maui 42-6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2]" office:value-type="string" office:string-value="1180.00" calcext:value-type="string">
            <text:p>1180.00</text:p>
          </table:table-cell>
          <table:table-cell table:formula="of:=['file:///home/andrey/www/home.ru/parse/valta/file_initial.ods'#$file.C21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2]" office:value-type="string" office:string-value="http://tin29.ru/wp-content/uploads/2018/hunter/b5fe3a9f-0b8b-11e5-80c7-00155d298300.jpg, http://tin29.ru/wp-content/uploads/2018/hunter/b5fe3a9f-0b8b-11e5-80c7-00155d298300_2.jpg" calcext:value-type="string">
            <text:p>http://tin29.ru/wp-content/uploads/2018/hunter/b5fe3a9f-0b8b-11e5-80c7-00155d298300.jpg, http://tin29.ru/wp-content/uploads/2018/hunter/b5fe3a9f-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3]" office:value-type="float" office:value="92690" calcext:value-type="float">
            <text:p>92690</text:p>
          </table:table-cell>
          <table:table-cell table:formula="of:=['file:///home/andrey/www/home.ru/parse/valta/file_initial.ods'#$file.B213]" office:value-type="string" office:string-value="Hunter ошейник для собак Maui L (42-65 cм)/3,2см сетчатый текстиль черный" calcext:value-type="string">
            <text:p>Hunter ошейник для собак Maui L (42-65 cм)/3,2см 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3]" office:value-type="string" office:string-value="Hunter ошейник для собак Maui 42-6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42-65 см." calcext:value-type="string">
            <text:p>Hunter ошейник для собак Maui 42-6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3]" office:value-type="string" office:string-value="1180.00" calcext:value-type="string">
            <text:p>1180.00</text:p>
          </table:table-cell>
          <table:table-cell table:formula="of:=['file:///home/andrey/www/home.ru/parse/valta/file_initial.ods'#$file.C21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3]" office:value-type="string" office:string-value="http://tin29.ru/wp-content/uploads/2018/hunter/89ec1052-0b8a-11e5-80c7-00155d298300.jpg, http://tin29.ru/wp-content/uploads/2018/hunter/89ec1052-0b8a-11e5-80c7-00155d298300_2.jpg" calcext:value-type="string">
            <text:p>http://tin29.ru/wp-content/uploads/2018/hunter/89ec1052-0b8a-11e5-80c7-00155d298300.jpg, http://tin29.ru/wp-content/uploads/2018/hunter/89ec1052-0b8a-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14]" office:value-type="float" office:value="92692" calcext:value-type="float">
            <text:p>92692</text:p>
          </table:table-cell>
          <table:table-cell table:formula="of:=['file:///home/andrey/www/home.ru/parse/valta/file_initial.ods'#$file.B214]" office:value-type="string" office:string-value="Hunter ошейник для собак Maui S (32-45 cм)/2,5 см сетчатый текстиль голубой" calcext:value-type="string">
            <text:p>Hunter ошейник для собак Maui S (32-45 cм)/2,5 см 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4]" office:value-type="string" office:string-value="Hunter ошейник для собак Maui 32-4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2-45 см.&#10;" calcext:value-type="string">
            <text:p>Hunter ошейник для собак Maui 32-4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2-45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4]" office:value-type="string" office:string-value="902.00" calcext:value-type="string">
            <text:p>902.00</text:p>
          </table:table-cell>
          <table:table-cell table:formula="of:=['file:///home/andrey/www/home.ru/parse/valta/file_initial.ods'#$file.C21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4]" office:value-type="string" office:string-value="http://tin29.ru/wp-content/uploads/2018/hunter/caf5481c-0b8a-11e5-80c7-00155d298300.jpg, http://tin29.ru/wp-content/uploads/2018/hunter/caf5481c-0b8a-11e5-80c7-00155d298300_2.jpg" calcext:value-type="string">
            <text:p>http://tin29.ru/wp-content/uploads/2018/hunter/caf5481c-0b8a-11e5-80c7-00155d298300.jpg, http://tin29.ru/wp-content/uploads/2018/hunter/caf5481c-0b8a-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5]" office:value-type="float" office:value="92696" calcext:value-type="float">
            <text:p>92696</text:p>
          </table:table-cell>
          <table:table-cell table:formula="of:=['file:///home/andrey/www/home.ru/parse/valta/file_initial.ods'#$file.B215]" office:value-type="string" office:string-value="Hunter ошейник для собак Maui S (32-45 cм)/2,5 см сетчатый текстиль красный" calcext:value-type="string">
            <text:p>Hunter ошейник для собак Maui S (32-45 cм)/2,5 см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5]" office:value-type="string" office:string-value="Hunter ошейник для собак Maui 32-4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32-45 см." calcext:value-type="string">
            <text:p>Hunter ошейник для собак Maui 32-4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32-4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5]" office:value-type="string" office:string-value="902.00" calcext:value-type="string">
            <text:p>902.00</text:p>
          </table:table-cell>
          <table:table-cell table:formula="of:=['file:///home/andrey/www/home.ru/parse/valta/file_initial.ods'#$file.C21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5]" office:value-type="string" office:string-value="http://tin29.ru/wp-content/uploads/2018/hunter/0c1d81c9-0b8b-11e5-80c7-00155d298300.jpg, http://tin29.ru/wp-content/uploads/2018/hunter/0c1d81c9-0b8b-11e5-80c7-00155d298300_2.jpg" calcext:value-type="string">
            <text:p>http://tin29.ru/wp-content/uploads/2018/hunter/0c1d81c9-0b8b-11e5-80c7-00155d298300.jpg, http://tin29.ru/wp-content/uploads/2018/hunter/0c1d81c9-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6]" office:value-type="float" office:value="92704" calcext:value-type="float">
            <text:p>92704</text:p>
          </table:table-cell>
          <table:table-cell table:formula="of:=['file:///home/andrey/www/home.ru/parse/valta/file_initial.ods'#$file.B216]" office:value-type="string" office:string-value="Hunter ошейник для собак Maui S (32-45 cм)/2,5 см сетчатый текстиль оранжевый" calcext:value-type="string">
            <text:p>Hunter ошейник для собак Maui S (32-45 cм)/2,5 см сетчатый текстиль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6]" office:value-type="string" office:string-value="Hunter ошейник для собак Maui 32-4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32-45 см." calcext:value-type="string">
            <text:p>Hunter ошейник для собак Maui 32-4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32-4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6]" office:value-type="string" office:string-value="902.00" calcext:value-type="string">
            <text:p>902.00</text:p>
          </table:table-cell>
          <table:table-cell table:formula="of:=['file:///home/andrey/www/home.ru/parse/valta/file_initial.ods'#$file.C21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6]" office:value-type="string" office:string-value="http://tin29.ru/wp-content/uploads/2018/hunter/90e5c042-0b8b-11e5-80c7-00155d298300.jpg, http://tin29.ru/wp-content/uploads/2018/hunter/90e5c042-0b8b-11e5-80c7-00155d298300_2.jpg" calcext:value-type="string">
            <text:p>http://tin29.ru/wp-content/uploads/2018/hunter/90e5c042-0b8b-11e5-80c7-00155d298300.jpg, http://tin29.ru/wp-content/uploads/2018/hunter/90e5c042-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7]" office:value-type="float" office:value="92695" calcext:value-type="float">
            <text:p>92695</text:p>
          </table:table-cell>
          <table:table-cell table:formula="of:=['file:///home/andrey/www/home.ru/parse/valta/file_initial.ods'#$file.B217]" office:value-type="string" office:string-value="Hunter ошейник для собак Maui XL (48-75 cм)/3,5 см сетчатый текстиль голубой" calcext:value-type="string">
            <text:p>Hunter ошейник для собак Maui XL (48-75 cм)/3,5 см 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7]" office:value-type="string" office:string-value="Hunter ошейник для собак Maui 48-7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8-75 см." calcext:value-type="string">
            <text:p>Hunter ошейник для собак Maui 48-7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7]" office:value-type="string" office:string-value="1318.00" calcext:value-type="string">
            <text:p>1318.00</text:p>
          </table:table-cell>
          <table:table-cell table:formula="of:=['file:///home/andrey/www/home.ru/parse/valta/file_initial.ods'#$file.C21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7]" office:value-type="string" office:string-value="http://tin29.ru/wp-content/uploads/2018/hunter/518715e3-170c-11e8-812a-005056bf23ce.jpg" calcext:value-type="string">
            <text:p>http://tin29.ru/wp-content/uploads/2018/hunter/518715e3-170c-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8]" office:value-type="float" office:value="92699" calcext:value-type="float">
            <text:p>92699</text:p>
          </table:table-cell>
          <table:table-cell table:formula="of:=['file:///home/andrey/www/home.ru/parse/valta/file_initial.ods'#$file.B218]" office:value-type="string" office:string-value="Hunter ошейник для собак Maui XL (48-75 cм)/3,5 см сетчатый текстиль красный" calcext:value-type="string">
            <text:p>Hunter ошейник для собак Maui XL (48-75 cм)/3,5 см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8]" office:value-type="string" office:string-value="Hunter ошейник для собак Maui 48-7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8-75 см." calcext:value-type="string">
            <text:p>Hunter ошейник для собак Maui 48-7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8]" office:value-type="string" office:string-value="1318.00" calcext:value-type="string">
            <text:p>1318.00</text:p>
          </table:table-cell>
          <table:table-cell table:formula="of:=['file:///home/andrey/www/home.ru/parse/valta/file_initial.ods'#$file.C21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8]" office:value-type="string" office:string-value="http://tin29.ru/wp-content/uploads/2018/hunter/7ad578b7-0b8b-11e5-80c7-00155d298300.jpg, http://tin29.ru/wp-content/uploads/2018/hunter/7ad578b7-0b8b-11e5-80c7-00155d298300_2.jpg" calcext:value-type="string">
            <text:p>http://tin29.ru/wp-content/uploads/2018/hunter/7ad578b7-0b8b-11e5-80c7-00155d298300.jpg, http://tin29.ru/wp-content/uploads/2018/hunter/7ad578b7-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19]" office:value-type="float" office:value="92691" calcext:value-type="float">
            <text:p>92691</text:p>
          </table:table-cell>
          <table:table-cell table:formula="of:=['file:///home/andrey/www/home.ru/parse/valta/file_initial.ods'#$file.B219]" office:value-type="string" office:string-value="Hunter ошейник для собак Maui XL (48-75 cм)/3,5 см сетчатый текстиль черный" calcext:value-type="string">
            <text:p>Hunter ошейник для собак Maui XL (48-75 cм)/3,5 см 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19]" office:value-type="string" office:string-value="Hunter ошейник для собак Maui 48-7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48-75 см." calcext:value-type="string">
            <text:p>Hunter ошейник для собак Maui 48-7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19]" office:value-type="string" office:string-value="1318.00" calcext:value-type="string">
            <text:p>1318.00</text:p>
          </table:table-cell>
          <table:table-cell table:formula="of:=['file:///home/andrey/www/home.ru/parse/valta/file_initial.ods'#$file.C21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19]" office:value-type="string" office:string-value="http://tin29.ru/wp-content/uploads/2018/hunter/160ace51-0b8e-11e5-80c7-00155d298300.jpg, http://tin29.ru/wp-content/uploads/2018/hunter/160ace51-0b8e-11e5-80c7-00155d298300_2.jpg" calcext:value-type="string">
            <text:p>http://tin29.ru/wp-content/uploads/2018/hunter/160ace51-0b8e-11e5-80c7-00155d298300.jpg, http://tin29.ru/wp-content/uploads/2018/hunter/160ace51-0b8e-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0]" office:value-type="float" office:value="92693" calcext:value-type="float">
            <text:p>92693</text:p>
          </table:table-cell>
          <table:table-cell table:formula="of:=['file:///home/andrey/www/home.ru/parse/valta/file_initial.ods'#$file.B220]" office:value-type="string" office:string-value="Hunter ошейник для собак Maui М (36-55 cм)/2,5 см сетчатый текстиль голубой" calcext:value-type="string">
            <text:p>Hunter ошейник для собак Maui М (36-55 cм)/2,5 см 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0]" office:value-type="string" office:string-value="Hunter ошейник для собак Maui 36-5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6-55 см." calcext:value-type="string">
            <text:p>Hunter ошейник для собак Maui 36-55 cм сетчатый текстиль голубо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0]" office:value-type="string" office:string-value="1041.00" calcext:value-type="string">
            <text:p>1041.00</text:p>
          </table:table-cell>
          <table:table-cell table:formula="of:=['file:///home/andrey/www/home.ru/parse/valta/file_initial.ods'#$file.C22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0]" office:value-type="string" office:string-value="http://tin29.ru/wp-content/uploads/2018/hunter/df75072b-0b8a-11e5-80c7-00155d298300.jpg, http://tin29.ru/wp-content/uploads/2018/hunter/df75072b-0b8a-11e5-80c7-00155d298300_2.jpg" calcext:value-type="string">
            <text:p>http://tin29.ru/wp-content/uploads/2018/hunter/df75072b-0b8a-11e5-80c7-00155d298300.jpg, http://tin29.ru/wp-content/uploads/2018/hunter/df75072b-0b8a-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1]" office:value-type="float" office:value="92697" calcext:value-type="float">
            <text:p>92697</text:p>
          </table:table-cell>
          <table:table-cell table:formula="of:=['file:///home/andrey/www/home.ru/parse/valta/file_initial.ods'#$file.B221]" office:value-type="string" office:string-value="Hunter ошейник для собак Maui М (36-55 cм)/2,5 см сетчатый текстиль красный" calcext:value-type="string">
            <text:p>Hunter ошейник для собак Maui М (36-55 cм)/2,5 см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1]" office:value-type="string" office:string-value="Hunter ошейник для собак Maui 36-5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36-55 см." calcext:value-type="string">
            <text:p>Hunter ошейник для собак Maui 36-5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1]" office:value-type="string" office:string-value="1041.00" calcext:value-type="string">
            <text:p>1041.00</text:p>
          </table:table-cell>
          <table:table-cell table:formula="of:=['file:///home/andrey/www/home.ru/parse/valta/file_initial.ods'#$file.C22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1]" office:value-type="string" office:string-value="http://tin29.ru/wp-content/uploads/2018/hunter/54bde1bd-0b8b-11e5-80c7-00155d298300.jpg, http://tin29.ru/wp-content/uploads/2018/hunter/54bde1bd-0b8b-11e5-80c7-00155d298300_2.jpg, http://tin29.ru/wp-content/uploads/2018/hunter/54bde1bd-0b8b-11e5-80c7-00155d298300_3.jpg" calcext:value-type="string">
            <text:p>http://tin29.ru/wp-content/uploads/2018/hunter/54bde1bd-0b8b-11e5-80c7-00155d298300.jpg, http://tin29.ru/wp-content/uploads/2018/hunter/54bde1bd-0b8b-11e5-80c7-00155d298300_2.jpg, http://tin29.ru/wp-content/uploads/2018/hunter/54bde1bd-0b8b-11e5-80c7-00155d29830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2]" office:value-type="float" office:value="92705" calcext:value-type="float">
            <text:p>92705</text:p>
          </table:table-cell>
          <table:table-cell table:formula="of:=['file:///home/andrey/www/home.ru/parse/valta/file_initial.ods'#$file.B222]" office:value-type="string" office:string-value="Hunter ошейник для собак Maui М (36-55 cм)/2,5 см сетчатый текстиль оранжевый" calcext:value-type="string">
            <text:p>Hunter ошейник для собак Maui М (36-55 cм)/2,5 см сетчатый текстиль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2]" office:value-type="string" office:string-value="Hunter ошейник для собак Maui 36-5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36-55 см." calcext:value-type="string">
            <text:p>Hunter ошейник для собак Maui 36-5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2]" office:value-type="string" office:string-value="1041.00" calcext:value-type="string">
            <text:p>1041.00</text:p>
          </table:table-cell>
          <table:table-cell table:formula="of:=['file:///home/andrey/www/home.ru/parse/valta/file_initial.ods'#$file.C22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2]" office:value-type="string" office:string-value="http://tin29.ru/wp-content/uploads/2018/hunter/a03a38f4-0b8b-11e5-80c7-00155d298300.jpg, http://tin29.ru/wp-content/uploads/2018/hunter/a03a38f4-0b8b-11e5-80c7-00155d298300_2.jpg" calcext:value-type="string">
            <text:p>http://tin29.ru/wp-content/uploads/2018/hunter/a03a38f4-0b8b-11e5-80c7-00155d298300.jpg, http://tin29.ru/wp-content/uploads/2018/hunter/a03a38f4-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3]" office:value-type="float" office:value="92689" calcext:value-type="float">
            <text:p>92689</text:p>
          </table:table-cell>
          <table:table-cell table:formula="of:=['file:///home/andrey/www/home.ru/parse/valta/file_initial.ods'#$file.B223]" office:value-type="string" office:string-value="Hunter ошейник для собак Maui М (36-55 cм)/2,5 см сетчатый текстиль черный" calcext:value-type="string">
            <text:p>Hunter ошейник для собак Maui М (36-55 cм)/2,5 см 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3]" office:value-type="string" office:string-value="Hunter ошейник для собак Maui 36-5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36-55 см." calcext:value-type="string">
            <text:p>Hunter ошейник для собак Maui 36-5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3]" office:value-type="string" office:string-value="1041.00" calcext:value-type="string">
            <text:p>1041.00</text:p>
          </table:table-cell>
          <table:table-cell table:formula="of:=['file:///home/andrey/www/home.ru/parse/valta/file_initial.ods'#$file.C22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3]" office:value-type="string" office:string-value="http://tin29.ru/wp-content/uploads/2018/hunter/6b34c94e-0b8a-11e5-80c7-00155d298300.jpg, http://tin29.ru/wp-content/uploads/2018/hunter/6b34c94e-0b8a-11e5-80c7-00155d298300_2.jpg" calcext:value-type="string">
            <text:p>http://tin29.ru/wp-content/uploads/2018/hunter/6b34c94e-0b8a-11e5-80c7-00155d298300.jpg, http://tin29.ru/wp-content/uploads/2018/hunter/6b34c94e-0b8a-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4]" office:value-type="float" office:value="91397" calcext:value-type="float">
            <text:p>91397</text:p>
          </table:table-cell>
          <table:table-cell table:formula="of:=['file:///home/andrey/www/home.ru/parse/valta/file_initial.ods'#$file.B224]" office:value-type="string" office:string-value="Hunter ошейник для собак Modern Kroko Luxus 27/11 (20-23,5 см) кожзам лаковый 1 ряд страз красный/черный" calcext:value-type="string">
            <text:p>Hunter ошейник для собак Modern Kroko Luxus 27/11 (20-23,5 см) кожзам лаковый 1 ряд страз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4]" office:value-type="string" office:string-value="Отличный выбор для модных собак, и их модных хозяек! Ошейник для собак мелких пород Hunter Smart (Хантер смарт) серии Modern Kroko Luxus 27/11 (Модерн Кроко Люксус 27/11) красного цвета с черной подложкой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0 - 23,5 см и имеет ширину 1,4 см." calcext:value-type="string">
            <text:p>Отличный выбор для модных собак, и их модных хозяек! Ошейник для собак мелких пород Hunter Smart (Хантер смарт) серии Modern Kroko Luxus 27/11 (Модерн Кроко Люксус 27/11) красного цвета с черной подложкой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0 - 23,5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4]" office:value-type="string" office:string-value="1440.00" calcext:value-type="string">
            <text:p>1440.00</text:p>
          </table:table-cell>
          <table:table-cell table:formula="of:=['file:///home/andrey/www/home.ru/parse/valta/file_initial.ods'#$file.C22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4]" office:value-type="string" office:string-value="http://tin29.ru/wp-content/uploads/2018/hunter/a1f741ce-3594-11e0-4488-001517e97967.jpg" calcext:value-type="string">
            <text:p>http://tin29.ru/wp-content/uploads/2018/hunter/a1f741ce-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5]" office:value-type="float" office:value="91392" calcext:value-type="float">
            <text:p>91392</text:p>
          </table:table-cell>
          <table:table-cell table:formula="of:=['file:///home/andrey/www/home.ru/parse/valta/file_initial.ods'#$file.B225]" office:value-type="string" office:string-value="Hunter ошейник для собак Modern Kroko Luxus 27/11 (20-23,5 см) кожзам лаковый 1 ряд стразы черный" calcext:value-type="string">
            <text:p>Hunter ошейник для собак Modern Kroko Luxus 27/11 (20-23,5 см) кожзам лаковый 1 ряд стразы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5]" office:value-type="string" office:string-value="Черный лаковый шейник для собак мелких пород Hunter Smart (Хантер смарт) серии Modern Kroko Luxus 27/11 (Модерн Кроко Люксус 27/11). Выполнен из высококачественной лаковой Smart-кожи кожи с имитацией кожи крокодила, имеет хромированную фурнитуру и украшен стразами Swarovski (Сваровски), что делает его броским и изысканным аксессуаром. С ним вы и ваш питомец легко выделитесь из толпы! Ошейник подходит для собачек с обхватом шеи 20 - 23,4 см и имеет ширину 1,4 см." calcext:value-type="string">
            <text:p>Черный лаковый шейник для собак мелких пород Hunter Smart (Хантер смарт) серии Modern Kroko Luxus 27/11 (Модерн Кроко Люксус 27/11). Выполнен из высококачественной лаковой Smart-кожи кожи с имитацией кожи крокодила, имеет хромированную фурнитуру и украшен стразами Swarovski (Сваровски), что делает его броским и изысканным аксессуаром. С ним вы и ваш питомец легко выделитесь из толпы! Ошейник подходит для собачек с обхватом шеи 20 - 23,4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5]" office:value-type="string" office:string-value="1440.00" calcext:value-type="string">
            <text:p>1440.00</text:p>
          </table:table-cell>
          <table:table-cell table:formula="of:=['file:///home/andrey/www/home.ru/parse/valta/file_initial.ods'#$file.C22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5]" office:value-type="string" office:string-value="http://tin29.ru/wp-content/uploads/2018/hunter/9f82cb2a-3594-11e0-4488-001517e97967.jpg" calcext:value-type="string">
            <text:p>http://tin29.ru/wp-content/uploads/2018/hunter/9f82cb2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6]" office:value-type="float" office:value="91398" calcext:value-type="float">
            <text:p>91398</text:p>
          </table:table-cell>
          <table:table-cell table:formula="of:=['file:///home/andrey/www/home.ru/parse/valta/file_initial.ods'#$file.B226]" office:value-type="string" office:string-value="Hunter ошейник для собак Modern Kroko Luxus 32/11 (24-28, 5 см) кожзам лаковый 1 ряд страз красный/черный" calcext:value-type="string">
            <text:p>Hunter ошейник для собак Modern Kroko Luxus 32/11 (24-28, 5 см) кожзам лаковый 1 ряд страз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6]" office:value-type="string" office:string-value="Ошейник для самых стильных миниатюрных собачек Hunter Smart (Хантер смарт) серии Modern Kroko Luxus 32/11 (Модерн Кроко Люксус 32/11). Насыщенный красный цвет с черной подложкой, стразы Swarovski (Сваровски) тронут сердце каждой модницы! Ошейник выполнен из высококачественной лаковой Smart-кожи с имитацией кожи крокодила, имеет хромированную фурнитуру. Он будет долго радовать вас и вашего любимца! Ошейник подходит для собачек с обхватом шеи 24 - 29 см и имеет ширину 1,4 см." calcext:value-type="string">
            <text:p>Ошейник для самых стильных миниатюрных собачек Hunter Smart (Хантер смарт) серии Modern Kroko Luxus 32/11 (Модерн Кроко Люксус 32/11). Насыщенный красный цвет с черной подложкой, стразы Swarovski (Сваровски) тронут сердце каждой модницы! Ошейник выполнен из высококачественной лаковой Smart-кожи с имитацией кожи крокодила, имеет хромированную фурнитуру. Он будет долго радовать вас и вашего любимца! Ошейник подходит для собачек с обхватом шеи 24 -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6]" office:value-type="string" office:string-value="1497.00" calcext:value-type="string">
            <text:p>1497.00</text:p>
          </table:table-cell>
          <table:table-cell table:formula="of:=['file:///home/andrey/www/home.ru/parse/valta/file_initial.ods'#$file.C22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6]" office:value-type="string" office:string-value="http://tin29.ru/wp-content/uploads/2018/hunter/a1f741f6-3594-11e0-4488-001517e97967.jpg" calcext:value-type="string">
            <text:p>http://tin29.ru/wp-content/uploads/2018/hunter/a1f741f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7]" office:value-type="float" office:value="70327" calcext:value-type="float">
            <text:p>70327</text:p>
          </table:table-cell>
          <table:table-cell table:formula="of:=['file:///home/andrey/www/home.ru/parse/valta/file_initial.ods'#$file.B227]" office:value-type="string" office:string-value="Hunter ошейник для собак Modern Luxus 24/11 (17-20,5 см) кожзам 1 ряд страз ярко-розовый" calcext:value-type="string">
            <text:p>Hunter ошейник для собак Modern Luxus 24/11 (17-20,5 см) кожзам 1 ряд страз ярко-ро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7]" office:value-type="string" office:string-value="Двуслойный ошейник Hunter Smart (Хантер смарт) серии Modern Luxus 24/11 (Модерн Люксус 24/11) с подвернутыми краями, ярко-розового цвета с белой подложкой придуман специально для самых стильных миниатюрных собачек. Он выполнен из высококачественной лаковой Smart-кожи,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17 - 21 см и имеет ширину 1,4 см." calcext:value-type="string">
            <text:p>Двуслойный ошейник Hunter Smart (Хантер смарт) серии Modern Luxus 24/11 (Модерн Люксус 24/11) с подвернутыми краями, ярко-розового цвета с белой подложкой придуман специально для самых стильных миниатюрных собачек. Он выполнен из высококачественной лаковой Smart-кожи,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17 - 21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7]" office:value-type="string" office:string-value="1159.00" calcext:value-type="string">
            <text:p>1159.00</text:p>
          </table:table-cell>
          <table:table-cell table:formula="of:=['file:///home/andrey/www/home.ru/parse/valta/file_initial.ods'#$file.C22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7]" office:value-type="string" office:string-value="http://tin29.ru/wp-content/uploads/2018/hunter/95a27fec-3594-11e0-4488-001517e97967.jpg" calcext:value-type="string">
            <text:p>http://tin29.ru/wp-content/uploads/2018/hunter/95a27fe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28]" office:value-type="float" office:value="97863" calcext:value-type="float">
            <text:p>97863</text:p>
          </table:table-cell>
          <table:table-cell table:formula="of:=['file:///home/andrey/www/home.ru/parse/valta/file_initial.ods'#$file.B228]" office:value-type="string" office:string-value="Hunter ошейник для собак Modern Luxus 32/11 (24-28,5 см) кожзам 1 ряд страз голубой" calcext:value-type="string">
            <text:p>Hunter ошейник для собак Modern Luxus 32/11 (24-28,5 см) кожзам 1 ряд страз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8]" office:value-type="string" office:string-value="Выделяйтесь! Двуслойный ошейник для миниатюрных собак Hunter Smart (Хантер смарт) серии Modern Luxus 32/11 (Модерн Люксус 32/11) с подвернутыми краями, голубого цвета с белой подложкой не сможет остаться незамеченным, где бы вы не находились со своим любимцем! Он выполнен из высококачественной лаковой Smart-кожи, оснащен хромированной фурнитурой и украшен стразами Swarovski (Сваровски), что делает его броским и изысканным аксессуаром. Ошейник подходит для собак с обхватом шеи 24 - 29 см и имеет ширину 1,4 см." calcext:value-type="string">
            <text:p>Выделяйтесь! Двуслойный ошейник для миниатюрных собак Hunter Smart (Хантер смарт) серии Modern Luxus 32/11 (Модерн Люксус 32/11) с подвернутыми краями, голубого цвета с белой подложкой не сможет остаться незамеченным, где бы вы не находились со своим любимцем! Он выполнен из высококачественной лаковой Smart-кожи, оснащен хромированной фурнитурой и украшен стразами Swarovski (Сваровски), что делает его броским и изысканным аксессуаром. Ошейник подходит для собак с обхватом шеи 24 - 29 см и имеет ширину 1,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8]" office:value-type="string" office:string-value="1306.00" calcext:value-type="string">
            <text:p>1306.00</text:p>
          </table:table-cell>
          <table:table-cell table:formula="of:=['file:///home/andrey/www/home.ru/parse/valta/file_initial.ods'#$file.C22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8]" office:value-type="string" office:string-value="http://tin29.ru/wp-content/uploads/2018/hunter/c09347a5-3594-11e0-4488-001517e97967.jpg" calcext:value-type="string">
            <text:p>http://tin29.ru/wp-content/uploads/2018/hunter/c09347a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29]" office:value-type="float" office:value="62188" calcext:value-type="float">
            <text:p>62188</text:p>
          </table:table-cell>
          <table:table-cell table:formula="of:=['file:///home/andrey/www/home.ru/parse/valta/file_initial.ods'#$file.B229]" office:value-type="string" office:string-value="Hunter ошейник для собак Neopren Vario Plus (40-45)/2 см нейлон/неопрен красный/черный" calcext:value-type="string">
            <text:p>Hunter ошейник для собак Neopren Vario Plus (40-45)/2 см нейлон/неопрен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29]" office:value-type="string" office:string-value="Ошейник для собак средних пород. Выполнен из практичного нейлона с мягкой подложкой из неопрена. &lt;br&gt;&#10;Обхват шеи 35-40 см &lt;br&gt;&#10;Ширина 2 см" calcext:value-type="string">
            <text:p>Ошейник для собак средних пород. Выполнен из практичного нейлона с мягкой подложкой из неопрена. &lt;br&gt;</text:p>
            <text:p>Обхват шеи 35-40 см &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29]" office:value-type="string" office:string-value="879.00" calcext:value-type="string">
            <text:p>879.00</text:p>
          </table:table-cell>
          <table:table-cell table:formula="of:=['file:///home/andrey/www/home.ru/parse/valta/file_initial.ods'#$file.C22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29]" office:value-type="string" office:string-value="http://tin29.ru/wp-content/uploads/2018/hunter/e960ed21-71ac-11e5-80d6-00155d298300.jpg, http://tin29.ru/wp-content/uploads/2018/hunter/e960ed21-71ac-11e5-80d6-00155d298300_2.jpg" calcext:value-type="string">
            <text:p>http://tin29.ru/wp-content/uploads/2018/hunter/e960ed21-71ac-11e5-80d6-00155d298300.jpg, http://tin29.ru/wp-content/uploads/2018/hunter/e960ed21-71ac-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30]" office:value-type="float" office:value="62198" calcext:value-type="float">
            <text:p>62198</text:p>
          </table:table-cell>
          <table:table-cell table:formula="of:=['file:///home/andrey/www/home.ru/parse/valta/file_initial.ods'#$file.B230]" office:value-type="string" office:string-value="Hunter ошейник для собак Neopren Vario Plus (45-50)/2 см нейлон/неопрен зеленый/голубой" calcext:value-type="string">
            <text:p>Hunter ошейник для собак Neopren Vario Plus (45-50)/2 см нейлон/неопрен зеленый/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0]" office:value-type="string" office:string-value="Ошейник для собак средних пород. Выполнен из практичного нейлона с мягкой подложкой из неопрена. &lt;br&gt;&#10;Обхват шеи 35-40 см &lt;br&gt;&#10;Ширина 2 см" calcext:value-type="string">
            <text:p>Ошейник для собак средних пород. Выполнен из практичного нейлона с мягкой подложкой из неопрена. &lt;br&gt;</text:p>
            <text:p>Обхват шеи 35-40 см &lt;br&gt;</text:p>
            <text:p>Ширина 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0]" office:value-type="string" office:string-value="948.00" calcext:value-type="string">
            <text:p>948.00</text:p>
          </table:table-cell>
          <table:table-cell table:formula="of:=['file:///home/andrey/www/home.ru/parse/valta/file_initial.ods'#$file.C23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0]" office:value-type="string" office:string-value="http://tin29.ru/wp-content/uploads/2018/hunter/90e6aca8-71ad-11e5-80d6-00155d298300.jpg, http://tin29.ru/wp-content/uploads/2018/hunter/90e6aca8-71ad-11e5-80d6-00155d298300_2.jpg" calcext:value-type="string">
            <text:p>http://tin29.ru/wp-content/uploads/2018/hunter/90e6aca8-71ad-11e5-80d6-00155d298300.jpg, http://tin29.ru/wp-content/uploads/2018/hunter/90e6aca8-71ad-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31]" office:value-type="float" office:value="62204" calcext:value-type="float">
            <text:p>62204</text:p>
          </table:table-cell>
          <table:table-cell table:formula="of:=['file:///home/andrey/www/home.ru/parse/valta/file_initial.ods'#$file.B231]" office:value-type="string" office:string-value="Hunter ошейник для собак Neopren Vario Plus (50-55)/2,5 см нейлон/неопрен зеленый/голубой" calcext:value-type="string">
            <text:p>Hunter ошейник для собак Neopren Vario Plus (50-55)/2,5 см нейлон/неопрен зеленый/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1]" office:value-type="string" office:string-value="Ошейник для собак средних и крупных пород. Выполнен из практичного нейлона с мягкой подложкой из неопрена. &lt;br&gt;&#10;Обхват шеи 50-55 см &lt;br&gt;&#10;Ширина 2,5 см" calcext:value-type="string">
            <text:p>Ошейник для собак средних и крупных пород. Выполнен из практичного нейлона с мягкой подложкой из неопрена. &lt;br&gt;</text:p>
            <text:p>Обхват шеи 50-55 см &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1]" office:value-type="string" office:string-value="1090.00" calcext:value-type="string">
            <text:p>1090.00</text:p>
          </table:table-cell>
          <table:table-cell table:formula="of:=['file:///home/andrey/www/home.ru/parse/valta/file_initial.ods'#$file.C23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1]" office:value-type="string" office:string-value="http://tin29.ru/wp-content/uploads/2018/hunter/d520d41e-71ad-11e5-80d6-00155d298300.jpg, http://tin29.ru/wp-content/uploads/2018/hunter/d520d41e-71ad-11e5-80d6-00155d298300_2.jpg" calcext:value-type="string">
            <text:p>http://tin29.ru/wp-content/uploads/2018/hunter/d520d41e-71ad-11e5-80d6-00155d298300.jpg, http://tin29.ru/wp-content/uploads/2018/hunter/d520d41e-71ad-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32]" office:value-type="float" office:value="62200" calcext:value-type="float">
            <text:p>62200</text:p>
          </table:table-cell>
          <table:table-cell table:formula="of:=['file:///home/andrey/www/home.ru/parse/valta/file_initial.ods'#$file.B232]" office:value-type="string" office:string-value="Hunter ошейник для собак Neopren Vario Plus (50-55)/2,5 см нейлон/неопрен красный/черный" calcext:value-type="string">
            <text:p>Hunter ошейник для собак Neopren Vario Plus (50-55)/2,5 см нейлон/неопрен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2]" office:value-type="string" office:string-value="Ошейник для собак средних и крупных пород. Выполнен из практичного нейлона с мягкой подложкой из неопрена. &lt;br&gt;&#10;Обхват шеи 35-40 см &lt;br&gt;&#10;Ширина 2,5 см" calcext:value-type="string">
            <text:p>Ошейник для собак средних и крупных пород. Выполнен из практичного нейлона с мягкой подложкой из неопрена. &lt;br&gt;</text:p>
            <text:p>Обхват шеи 35-40 см &lt;br&gt;</text:p>
            <text:p>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2]" office:value-type="string" office:string-value="1090.00" calcext:value-type="string">
            <text:p>1090.00</text:p>
          </table:table-cell>
          <table:table-cell table:formula="of:=['file:///home/andrey/www/home.ru/parse/valta/file_initial.ods'#$file.C23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2]" office:value-type="string" office:string-value="http://tin29.ru/wp-content/uploads/2018/hunter/bb5988ea-71ad-11e5-80d6-00155d298300.jpg, http://tin29.ru/wp-content/uploads/2018/hunter/bb5988ea-71ad-11e5-80d6-00155d298300_2.jpg" calcext:value-type="string">
            <text:p>http://tin29.ru/wp-content/uploads/2018/hunter/bb5988ea-71ad-11e5-80d6-00155d298300.jpg, http://tin29.ru/wp-content/uploads/2018/hunter/bb5988ea-71ad-11e5-80d6-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33]" office:value-type="float" office:value="63990" calcext:value-type="float">
            <text:p>63990</text:p>
          </table:table-cell>
          <table:table-cell table:formula="of:=['file:///home/andrey/www/home.ru/parse/valta/file_initial.ods'#$file.B233]" office:value-type="string" office:string-value="Hunter ошейник для собак Neopren Vario Plus 45 (40-45)/2,0 см нейлон/неопрен желтый/бежевый" calcext:value-type="string">
            <text:p>Hunter ошейник для собак Neopren Vario Plus 45 (40-45)/2,0 см нейлон/неопрен желтый/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3]" office:value-type="string" office:string-value="Ошейник для собак средни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40-45 см, ширина - 2,0 см. &lt;br&gt;&#10;Цвет: желтый нейлон/бежевый неопрен." calcext:value-type="string">
            <text:p>Ошейник для собак средни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40-45 см, ширина - 2,0 см. &lt;br&gt;</text:p>
            <text:p>Цвет: желтый нейлон/бежевый неопре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3]" office:value-type="string" office:string-value="915.00" calcext:value-type="string">
            <text:p>915.00</text:p>
          </table:table-cell>
          <table:table-cell table:formula="of:=['file:///home/andrey/www/home.ru/parse/valta/file_initial.ods'#$file.C23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3]" office:value-type="string" office:string-value="http://tin29.ru/wp-content/uploads/2018/hunter/af476206-9439-11e6-810e-00155d290810.jpg, http://tin29.ru/wp-content/uploads/2018/hunter/af476206-9439-11e6-810e-00155d290810_2.jpg" calcext:value-type="string">
            <text:p>http://tin29.ru/wp-content/uploads/2018/hunter/af476206-9439-11e6-810e-00155d290810.jpg, http://tin29.ru/wp-content/uploads/2018/hunter/af476206-9439-11e6-810e-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34]" office:value-type="float" office:value="63992" calcext:value-type="float">
            <text:p>63992</text:p>
          </table:table-cell>
          <table:table-cell table:formula="of:=['file:///home/andrey/www/home.ru/parse/valta/file_initial.ods'#$file.B234]" office:value-type="string" office:string-value="Hunter ошейник для собак Neopren Vario Plus 55 (50-55)/2,5 см нейлон/неопрен желтый/бежевый" calcext:value-type="string">
            <text:p>Hunter ошейник для собак Neopren Vario Plus 55 (50-55)/2,5 см нейлон/неопрен желтый/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4]" office:value-type="string" office:string-value="Ошейник для собак средних и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50-55 см, ширина - 2,5 см. &lt;br&gt;&#10;Цвет: желтый нейлон/бежевый неопрен." calcext:value-type="string">
            <text:p>Ошейник для собак средних и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50-55 см, ширина - 2,5 см. &lt;br&gt;</text:p>
            <text:p>Цвет: желтый нейлон/бежевый неопре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4]" office:value-type="string" office:string-value="1134.00" calcext:value-type="string">
            <text:p>1134.00</text:p>
          </table:table-cell>
          <table:table-cell table:formula="of:=['file:///home/andrey/www/home.ru/parse/valta/file_initial.ods'#$file.C23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4]" office:value-type="string" office:string-value="http://tin29.ru/wp-content/uploads/2018/hunter/963294c6-9439-11e6-810e-00155d290810.jpg, http://tin29.ru/wp-content/uploads/2018/hunter/963294c6-9439-11e6-810e-00155d290810_2.jpg" calcext:value-type="string">
            <text:p>http://tin29.ru/wp-content/uploads/2018/hunter/963294c6-9439-11e6-810e-00155d290810.jpg, http://tin29.ru/wp-content/uploads/2018/hunter/963294c6-9439-11e6-810e-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35]" office:value-type="float" office:value="64189" calcext:value-type="float">
            <text:p>64189</text:p>
          </table:table-cell>
          <table:table-cell table:formula="of:=['file:///home/andrey/www/home.ru/parse/valta/file_initial.ods'#$file.B235]" office:value-type="string" office:string-value="Hunter ошейник для собак Neopren Vario Plus 65 (60-65)/3,8 см нейлон/неопрен желтый/бежевый" calcext:value-type="string">
            <text:p>Hunter ошейник для собак Neopren Vario Plus 65 (60-65)/3,8 см нейлон/неопрен желтый/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5]" office:value-type="string" office:string-value="Ошейник для собак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60-65 см, ширина - 3,8 см. &lt;br&gt;&#10;Цвет: желтый нейлон/бежевый неопрен." calcext:value-type="string">
            <text:p>Ошейник для собак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60-65 см, ширина - 3,8 см. &lt;br&gt;</text:p>
            <text:p>Цвет: желтый нейлон/бежевый неопре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5]" office:value-type="string" office:string-value="1444.00" calcext:value-type="string">
            <text:p>1444.00</text:p>
          </table:table-cell>
          <table:table-cell table:formula="of:=['file:///home/andrey/www/home.ru/parse/valta/file_initial.ods'#$file.C23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5]" office:value-type="string" office:string-value="http://tin29.ru/wp-content/uploads/2018/hunter/59662ea8-9439-11e6-810e-00155d290810.jpg, http://tin29.ru/wp-content/uploads/2018/hunter/59662ea8-9439-11e6-810e-00155d290810_2.jpg" calcext:value-type="string">
            <text:p>http://tin29.ru/wp-content/uploads/2018/hunter/59662ea8-9439-11e6-810e-00155d290810.jpg, http://tin29.ru/wp-content/uploads/2018/hunter/59662ea8-9439-11e6-810e-00155d29081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236]" office:value-type="float" office:value="63731" calcext:value-type="float">
            <text:p>63731</text:p>
          </table:table-cell>
          <table:table-cell table:formula="of:=['file:///home/andrey/www/home.ru/parse/valta/file_initial.ods'#$file.B236]" office:value-type="string" office:string-value="Hunter ошейник для собак Porto 45 (33-39 см)/2,8 натуральная кожа коньячный/темно-коричневый" calcext:value-type="string">
            <text:p>Hunter ошейник для собак Porto 45 (33-39 см)/2,8 натуральная кожа коньячный/темно-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6]" office:value-type="string" office:string-value="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10;Окраска кожи с использованием растительных красителей. &lt;br&gt;&#10;Обхват шеи: 33-39 см&lt;br&gt;&#10;Ширина: 2,8 см&lt;br&gt;&#10;"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33-39 см&lt;br&gt;</text:p>
            <text:p>Ширина: 2,8 см&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6]" office:value-type="string" office:string-value="3221.00" calcext:value-type="string">
            <text:p>3221.00</text:p>
          </table:table-cell>
          <table:table-cell table:formula="of:=['file:///home/andrey/www/home.ru/parse/valta/file_initial.ods'#$file.C23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6]" office:value-type="string" office:string-value="http://tin29.ru/wp-content/uploads/2018/hunter/160671f6-f6a1-11e7-812a-005056bf23ce.jpg, http://tin29.ru/wp-content/uploads/2018/hunter/160671f6-f6a1-11e7-812a-005056bf23ce_2.jpg, http://tin29.ru/wp-content/uploads/2018/hunter/160671f6-f6a1-11e7-812a-005056bf23ce_3.jpg, http://tin29.ru/wp-content/uploads/2018/hunter/160671f6-f6a1-11e7-812a-005056bf23ce_4.jpg" calcext:value-type="string">
            <text:p>http://tin29.ru/wp-content/uploads/2018/hunter/160671f6-f6a1-11e7-812a-005056bf23ce.jpg, http://tin29.ru/wp-content/uploads/2018/hunter/160671f6-f6a1-11e7-812a-005056bf23ce_2.jpg, http://tin29.ru/wp-content/uploads/2018/hunter/160671f6-f6a1-11e7-812a-005056bf23ce_3.jpg, http://tin29.ru/wp-content/uploads/2018/hunter/160671f6-f6a1-11e7-812a-005056bf23ce_4.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237]" office:value-type="float" office:value="63733" calcext:value-type="float">
            <text:p>63733</text:p>
          </table:table-cell>
          <table:table-cell table:formula="of:=['file:///home/andrey/www/home.ru/parse/valta/file_initial.ods'#$file.B237]" office:value-type="string" office:string-value="Hunter ошейник для собак Porto 55 (42-48 см)/3,5 натуральная кожа коньячный/темно-коричневый" calcext:value-type="string">
            <text:p>Hunter ошейник для собак Porto 55 (42-48 см)/3,5 натуральная кожа коньячный/темно-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7]" office:value-type="string" office:string-value="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10;Окраска кожи с использованием растительных красителей. &lt;br&gt;&#10;Обхват шеи: 42-48 см&lt;br&gt;&#10;Ширина: 3,5 см&lt;br&gt;&#10;"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42-48 см&lt;br&gt;</text:p>
            <text:p>Ширина: 3,5 см&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7]" office:value-type="string" office:string-value="3722.00" calcext:value-type="string">
            <text:p>3722.00</text:p>
          </table:table-cell>
          <table:table-cell table:formula="of:=['file:///home/andrey/www/home.ru/parse/valta/file_initial.ods'#$file.C23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7]" office:value-type="string" office:string-value="http://tin29.ru/wp-content/uploads/2018/hunter/66583b9a-f6a1-11e7-812a-005056bf23ce.jpg, http://tin29.ru/wp-content/uploads/2018/hunter/66583b9a-f6a1-11e7-812a-005056bf23ce_2.jpg, http://tin29.ru/wp-content/uploads/2018/hunter/66583b9a-f6a1-11e7-812a-005056bf23ce_3.jpg" calcext:value-type="string">
            <text:p>http://tin29.ru/wp-content/uploads/2018/hunter/66583b9a-f6a1-11e7-812a-005056bf23ce.jpg, http://tin29.ru/wp-content/uploads/2018/hunter/66583b9a-f6a1-11e7-812a-005056bf23ce_2.jpg, http://tin29.ru/wp-content/uploads/2018/hunter/66583b9a-f6a1-11e7-812a-005056bf23ce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valta/file_initial.ods'#$file.A238]" office:value-type="float" office:value="63735" calcext:value-type="float">
            <text:p>63735</text:p>
          </table:table-cell>
          <table:table-cell table:formula="of:=['file:///home/andrey/www/home.ru/parse/valta/file_initial.ods'#$file.B238]" office:value-type="string" office:string-value="Hunter ошейник для собак Porto 65 (50-56 см)/3,5 натуральная кожа коньячный/темно-коричневый" calcext:value-type="string">
            <text:p>Hunter ошейник для собак Porto 65 (50-56 см)/3,5 натуральная кожа коньячный/темно-коричн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8]" office:value-type="string" office:string-value="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10;Окраска кожи с использованием растительных красителей. &lt;br&gt;&#10;Обхват шеи: 50-56 см&lt;br&gt;&#10;Ширина: 3,5 см&lt;br&gt;&#10;"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50-56 см&lt;br&gt;</text:p>
            <text:p>Ширина: 3,5 см&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8]" office:value-type="string" office:string-value="4061.00" calcext:value-type="string">
            <text:p>4061.00</text:p>
          </table:table-cell>
          <table:table-cell table:formula="of:=['file:///home/andrey/www/home.ru/parse/valta/file_initial.ods'#$file.C23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8]" office:value-type="string" office:string-value="http://tin29.ru/wp-content/uploads/2018/hunter/da015618-f6a1-11e7-812a-005056bf23ce.jpg, http://tin29.ru/wp-content/uploads/2018/hunter/da015618-f6a1-11e7-812a-005056bf23ce_2.jpg, http://tin29.ru/wp-content/uploads/2018/hunter/da015618-f6a1-11e7-812a-005056bf23ce_3.jpg" calcext:value-type="string">
            <text:p>http://tin29.ru/wp-content/uploads/2018/hunter/da015618-f6a1-11e7-812a-005056bf23ce.jpg, http://tin29.ru/wp-content/uploads/2018/hunter/da015618-f6a1-11e7-812a-005056bf23ce_2.jpg, http://tin29.ru/wp-content/uploads/2018/hunter/da015618-f6a1-11e7-812a-005056bf23ce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39]" office:value-type="float" office:value="20284" calcext:value-type="float">
            <text:p>20284</text:p>
          </table:table-cell>
          <table:table-cell table:formula="of:=['file:///home/andrey/www/home.ru/parse/valta/file_initial.ods'#$file.B239]" office:value-type="string" office:string-value="Hunter ошейник для собак Rambo 70  (56-63 см) черный кожа" calcext:value-type="string">
            <text:p>Hunter ошейник для собак Rambo 70 <text:s/>(56-63 см) черный кожа</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39]" office:value-type="string" office:string-value="Hunter ошейник для собак (56-635 см) Rambo 70 черный кожа.&lt;br&gt;&lt;br&gt; &#10;Двуслойный ошейник Rambo с подвернутыми краями для собак крупных пород.  &lt;br&gt;Изготовлен из натуральная телячьей кожи, черного цвета с агрессивной стильной хромированной фурнитурой в виде шипов.  &lt;br&gt;Подходит для собак с обхватом шеи 56-63,5 см. Ширина ошейника 3,9 см." calcext:value-type="string">
            <text:p>Hunter ошейник для собак (56-635 см) Rambo 70 черный кожа.&lt;br&gt;&lt;br&gt; </text:p>
            <text:p>Двуслойный ошейник Rambo с подвернутыми краями для собак крупных пород.  &lt;br&gt;Изготовлен из натуральная телячьей кожи, черного цвета с агрессивной стильной хромированной фурнитурой в виде шипов.  &lt;br&gt;Подходит для собак с обхватом шеи 56-63,5 см. Ширина ошейника 3,9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39]" office:value-type="string" office:string-value="6489.00" calcext:value-type="string">
            <text:p>6489.00</text:p>
          </table:table-cell>
          <table:table-cell table:formula="of:=['file:///home/andrey/www/home.ru/parse/valta/file_initial.ods'#$file.C23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39]" office:value-type="string" office:string-value="http://tin29.ru/wp-content/uploads/2018/hunter/3b368301-3594-11e0-4488-001517e97967.jpg" calcext:value-type="string">
            <text:p>http://tin29.ru/wp-content/uploads/2018/hunter/3b368301-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0]" office:value-type="float" office:value="46483" calcext:value-type="float">
            <text:p>46483</text:p>
          </table:table-cell>
          <table:table-cell table:formula="of:=['file:///home/andrey/www/home.ru/parse/valta/file_initial.ods'#$file.B240]" office:value-type="string" office:string-value="Hunter ошейник для собак Rocky petit 27 (20-24 см) кожа черный" calcext:value-type="string">
            <text:p>Hunter ошейник для собак Rocky petit 27 (20-24 см) кожа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0]" office:value-type="string" office:string-value="Ошейник для собак мелких пород. Двуслойный с подвернутыми краями. Натуральная телячья кожа. Украшен хромированными заклепками. Обхват шеи 20 - 24 см, ширина - 1,6 см. Цвет: черный. Отлично подходит собакам породы Доберман Пинчер, Мопс."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0 - 24 см, ширина - 1,6 см. Цвет: черный. Отлично подходит собакам породы Доберман Пинчер, Мопс.</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0]" office:value-type="string" office:string-value="1989.00" calcext:value-type="string">
            <text:p>1989.00</text:p>
          </table:table-cell>
          <table:table-cell table:formula="of:=['file:///home/andrey/www/home.ru/parse/valta/file_initial.ods'#$file.C24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0]" office:value-type="string" office:string-value="http://tin29.ru/wp-content/uploads/2018/hunter/afff0cda-77c4-11e0-0f93-001517e97967.jpg, http://tin29.ru/wp-content/uploads/2018/hunter/afff0cda-77c4-11e0-0f93-001517e97967_2.jpg" calcext:value-type="string">
            <text:p>http://tin29.ru/wp-content/uploads/2018/hunter/afff0cda-77c4-11e0-0f93-001517e97967.jpg, http://tin29.ru/wp-content/uploads/2018/hunter/afff0cda-77c4-11e0-0f93-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1]" office:value-type="float" office:value="46475" calcext:value-type="float">
            <text:p>46475</text:p>
          </table:table-cell>
          <table:table-cell table:formula="of:=['file:///home/andrey/www/home.ru/parse/valta/file_initial.ods'#$file.B241]" office:value-type="string" office:string-value="Hunter ошейник для собак Rocky petit 30 (23-27 см) кожа красный" calcext:value-type="string">
            <text:p>Hunter ошейник для собак Rocky petit 30 (23-27 см) кож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1]" office:value-type="string" office:string-value="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красный. Отлично подходит собакам породы Доберман Пинчер, мопс."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красный. Отлично подходит собакам породы Доберман Пинчер, мопс.</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1]" office:value-type="string" office:string-value="2192.00" calcext:value-type="string">
            <text:p>2192.00</text:p>
          </table:table-cell>
          <table:table-cell table:formula="of:=['file:///home/andrey/www/home.ru/parse/valta/file_initial.ods'#$file.C24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1]" office:value-type="string" office:string-value="http://tin29.ru/wp-content/uploads/2018/hunter/afff0ce5-77c4-11e0-0f93-001517e97967.jpg, http://tin29.ru/wp-content/uploads/2018/hunter/afff0ce5-77c4-11e0-0f93-001517e97967_2.jpg" calcext:value-type="string">
            <text:p>http://tin29.ru/wp-content/uploads/2018/hunter/afff0ce5-77c4-11e0-0f93-001517e97967.jpg, http://tin29.ru/wp-content/uploads/2018/hunter/afff0ce5-77c4-11e0-0f93-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2]" office:value-type="float" office:value="47707" calcext:value-type="float">
            <text:p>47707</text:p>
          </table:table-cell>
          <table:table-cell table:formula="of:=['file:///home/andrey/www/home.ru/parse/valta/file_initial.ods'#$file.B242]" office:value-type="string" office:string-value="Hunter ошейник для собак Rocky petit 30 (23-27 см) кожа оранжевый" calcext:value-type="string">
            <text:p>Hunter ошейник для собак Rocky petit 30 (23-27 см) кожа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2]" office:value-type="string" office:string-value="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оранжевый. Отлично подходит собакам породы Доберман Пинчер, мопс."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оранжевый. Отлично подходит собакам породы Доберман Пинчер, мопс.</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2]" office:value-type="string" office:string-value="2192.00" calcext:value-type="string">
            <text:p>2192.00</text:p>
          </table:table-cell>
          <table:table-cell table:formula="of:=['file:///home/andrey/www/home.ru/parse/valta/file_initial.ods'#$file.C24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2]" office:value-type="string" office:string-value="http://tin29.ru/wp-content/uploads/2018/hunter/1bd5b7ae-b818-11e0-bed0-003048cfeba6.jpg, http://tin29.ru/wp-content/uploads/2018/hunter/1bd5b7ae-b818-11e0-bed0-003048cfeba6_2.jpg" calcext:value-type="string">
            <text:p>http://tin29.ru/wp-content/uploads/2018/hunter/1bd5b7ae-b818-11e0-bed0-003048cfeba6.jpg, http://tin29.ru/wp-content/uploads/2018/hunter/1bd5b7ae-b818-11e0-bed0-003048cfeba6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3]" office:value-type="float" office:value="41610" calcext:value-type="float">
            <text:p>41610</text:p>
          </table:table-cell>
          <table:table-cell table:formula="of:=['file:///home/andrey/www/home.ru/parse/valta/file_initial.ods'#$file.B243]" office:value-type="string" office:string-value="Hunter ошейник для собак Sioux 55 (41-49 см) кожа черный фурнитура с имитацией бирюзы" calcext:value-type="string">
            <text:p>Hunter ошейник для собак Sioux 55 (41-49 см) кожа черный фурнитура с имитацией бирюзы</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3]" office:value-type="string" office:string-value="Ошейник для собак средних и крупных пород Sioux 55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1 - 49 cм, ширина - 3,9 см. Цвет: черный." calcext:value-type="string">
            <text:p>Ошейник для собак средних и крупных пород Sioux 55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1 - 49 cм, ширина - 3,9 см.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3]" office:value-type="string" office:string-value="4078.00" calcext:value-type="string">
            <text:p>4078.00</text:p>
          </table:table-cell>
          <table:table-cell table:formula="of:=['file:///home/andrey/www/home.ru/parse/valta/file_initial.ods'#$file.C24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3]" office:value-type="string" office:string-value="http://tin29.ru/wp-content/uploads/2018/hunter/b4996699-e544-11e1-98fe-001517e97967.jpg" calcext:value-type="string">
            <text:p>http://tin29.ru/wp-content/uploads/2018/hunter/b4996699-e544-11e1-98fe-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4]" office:value-type="float" office:value="41611" calcext:value-type="float">
            <text:p>41611</text:p>
          </table:table-cell>
          <table:table-cell table:formula="of:=['file:///home/andrey/www/home.ru/parse/valta/file_initial.ods'#$file.B244]" office:value-type="string" office:string-value="Hunter ошейник для собак Sioux 60 (47-54 см) кожа черный фурнитура с имитацией бирюзы" calcext:value-type="string">
            <text:p>Hunter ошейник для собак Sioux 60 (47-54 см) кожа черный фурнитура с имитацией бирюзы</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4]" office:value-type="string" office:string-value="Ошейник для собак средних и крупных пород Sioux 60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7- 54 cм, ширина - 3,9 см. Цвет: черный." calcext:value-type="string">
            <text:p>Ошейник для собак средних и крупных пород Sioux 60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7- 54 cм, ширина - 3,9 см.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4]" office:value-type="string" office:string-value="4587.00" calcext:value-type="string">
            <text:p>4587.00</text:p>
          </table:table-cell>
          <table:table-cell table:formula="of:=['file:///home/andrey/www/home.ru/parse/valta/file_initial.ods'#$file.C24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4]" office:value-type="string" office:string-value="http://tin29.ru/wp-content/uploads/2018/hunter/4ee59bca-3594-11e0-4488-001517e97967.jpg" calcext:value-type="string">
            <text:p>http://tin29.ru/wp-content/uploads/2018/hunter/4ee59bc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5]" office:value-type="float" office:value="42158" calcext:value-type="float">
            <text:p>42158</text:p>
          </table:table-cell>
          <table:table-cell table:formula="of:=['file:///home/andrey/www/home.ru/parse/valta/file_initial.ods'#$file.B245]" office:value-type="string" office:string-value="Hunter ошейник для собак Swiss 32 (24-28 см) кожа красный/черный" calcext:value-type="string">
            <text:p>Hunter ошейник для собак Swiss 32 (24-28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5]" office:value-type="string" office:string-value="Ошейник для собак средних пород. Два слоя кожи - нижний с  подвернутыми краями. Прессованная кожа/телячья кожа, хромированная фурнитура. Обхват шеи 24-28 см. Ширина 2,6 см. Цвет: красный/черный, модный дизайн &quot;швейцарский флаг&quot;."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24-28 см. Ширина 2,6 см. Цвет: красный/черный, модный дизайн "швейцарский флаг".</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5]" office:value-type="string" office:string-value="3123.00" calcext:value-type="string">
            <text:p>3123.00</text:p>
          </table:table-cell>
          <table:table-cell table:formula="of:=['file:///home/andrey/www/home.ru/parse/valta/file_initial.ods'#$file.C24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5]" office:value-type="string" office:string-value="http://tin29.ru/wp-content/uploads/2018/hunter/ff3b9293-7c5b-11e4-b16a-001517e97967.jpg" calcext:value-type="string">
            <text:p>http://tin29.ru/wp-content/uploads/2018/hunter/ff3b9293-7c5b-11e4-b16a-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6]" office:value-type="float" office:value="42049" calcext:value-type="float">
            <text:p>42049</text:p>
          </table:table-cell>
          <table:table-cell table:formula="of:=['file:///home/andrey/www/home.ru/parse/valta/file_initial.ods'#$file.B246]" office:value-type="string" office:string-value="Hunter ошейник для собак Swiss 42 (35-39,5 см) кожа красный/черный" calcext:value-type="string">
            <text:p>Hunter ошейник для собак Swiss 42 (35-39,5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6]" office:value-type="string" office:string-value=".Ошейник для собак средних пород. Два слоя кожи - нижний с  подвернутыми краями. Прессованная кожа/телячья кожа, хромированная фурнитура. Обхват шеи 35-39,5 см. Ширина 2,6 см. Цвет: красный/черный, модный дизайн &quot;швейцарский флаг&quot;. Отлично смотрится на собаке породы Джек Рассел."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35-39,5 см. Ширина 2,6 см. Цвет: красный/черный, модный дизайн "швейцарский флаг". Отлично смотрится на собаке породы Джек Рассел.</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6]" office:value-type="string" office:string-value="3201.00" calcext:value-type="string">
            <text:p>3201.00</text:p>
          </table:table-cell>
          <table:table-cell table:formula="of:=['file:///home/andrey/www/home.ru/parse/valta/file_initial.ods'#$file.C24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6]" office:value-type="string" office:string-value="http://tin29.ru/wp-content/uploads/2018/hunter/5689b55a-3594-11e0-4488-001517e97967.jpg" calcext:value-type="string">
            <text:p>http://tin29.ru/wp-content/uploads/2018/hunter/5689b55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7]" office:value-type="float" office:value="42050" calcext:value-type="float">
            <text:p>42050</text:p>
          </table:table-cell>
          <table:table-cell table:formula="of:=['file:///home/andrey/www/home.ru/parse/valta/file_initial.ods'#$file.B247]" office:value-type="string" office:string-value="Hunter ошейник для собак Swiss 47 (38-43,5 см) кожа красный/черный" calcext:value-type="string">
            <text:p>Hunter ошейник для собак Swiss 47 (38-43,5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7]" office:value-type="string" office:string-value="Ошейник для собак средних пород. Два слоя кожи - нижний с  подвернутыми краями. Прессованная кожа/телячья кожа, хромированная фурнитура. Обхват шеи 38 -43,5 см. Цвет: красный/черный, модный дизайн &quot;швейцарский флаг."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38 -43,5 см. Цвет: красный/черный, модный дизайн "швейцарский флаг.</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7]" office:value-type="string" office:string-value="3409.00" calcext:value-type="string">
            <text:p>3409.00</text:p>
          </table:table-cell>
          <table:table-cell table:formula="of:=['file:///home/andrey/www/home.ru/parse/valta/file_initial.ods'#$file.C24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7]" office:value-type="string" office:string-value="http://tin29.ru/wp-content/uploads/2018/hunter/6ac44cb1-6f58-11e2-8fc6-001517e97967.jpg" calcext:value-type="string">
            <text:p>http://tin29.ru/wp-content/uploads/2018/hunter/6ac44cb1-6f58-11e2-8fc6-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8]" office:value-type="float" office:value="41868" calcext:value-type="float">
            <text:p>41868</text:p>
          </table:table-cell>
          <table:table-cell table:formula="of:=['file:///home/andrey/www/home.ru/parse/valta/file_initial.ods'#$file.B248]" office:value-type="string" office:string-value="Hunter ошейник для собак Swiss 60 (47-54 см) кожа красный/черный" calcext:value-type="string">
            <text:p>Hunter ошейник для собак Swiss 60 (47-54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8]" office:value-type="string" office:string-value="Swiss 60 (Свисс) – это ошейник для собак средних и крупных пород из экологической, мягкой и эластичной кожи, изготовленный немецким производителем Hunter. Он регулируется в диапазоне от 47 до 54 см. Ширина ошейника составляет 3,9 см. Металлические части покрыты никелем. Цвет: красный/черный, модный дизайн &quot;швейцарский флаг&quot;. Отлично подходит собакам пород Лабрадор, Бернский зененхунд и пр." calcext:value-type="string">
            <text:p>Swiss 60 (Свисс) – это ошейник для собак средних и крупных пород из экологической, мягкой и эластичной кожи, изготовленный немецким производителем Hunter. Он регулируется в диапазоне от 47 до 54 см. Ширина ошейника составляет 3,9 см. Металлические части покрыты никелем. Цвет: красный/черный, модный дизайн "швейцарский флаг". Отлично подходит собакам пород Лабрадор, Бернский зененхунд и пр.</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8]" office:value-type="string" office:string-value="3760.00" calcext:value-type="string">
            <text:p>3760.00</text:p>
          </table:table-cell>
          <table:table-cell table:formula="of:=['file:///home/andrey/www/home.ru/parse/valta/file_initial.ods'#$file.C24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8]" office:value-type="string" office:string-value="http://tin29.ru/wp-content/uploads/2018/hunter/5143d92c-3594-11e0-4488-001517e97967.jpg, http://tin29.ru/wp-content/uploads/2018/hunter/5143d92c-3594-11e0-4488-001517e97967_2.jpg" calcext:value-type="string">
            <text:p>http://tin29.ru/wp-content/uploads/2018/hunter/5143d92c-3594-11e0-4488-001517e97967.jpg, http://tin29.ru/wp-content/uploads/2018/hunter/5143d92c-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49]" office:value-type="float" office:value="41869" calcext:value-type="float">
            <text:p>41869</text:p>
          </table:table-cell>
          <table:table-cell table:formula="of:=['file:///home/andrey/www/home.ru/parse/valta/file_initial.ods'#$file.B249]" office:value-type="string" office:string-value="Hunter ошейник для собак Swiss 65 (51-58,5 см) кожа красный/черный" calcext:value-type="string">
            <text:p>Hunter ошейник для собак Swiss 65 (51-58,5 см) кожа красный/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49]" office:value-type="string" office:string-value="Swiss 65 (Свисс) – это ошейник для собак крупных пород из экологической, мягкой и эластичной кожи, изготовленный немецким производителем Hunter. Он регулируется в диапазоне от 51 до 58,5 см. Ширина ошейника составляет 3,9 см. Металлические части покрыты никелем. Цвет: красный/черный, модный дизайн &quot;швейцарский флаг&quot;. Хорошо смотрится на собаках светлых мастей, подходит породам: Лабрадор, Аргентинский дог и т.д." calcext:value-type="string">
            <text:p>Swiss 65 (Свисс) – это ошейник для собак крупных пород из экологической, мягкой и эластичной кожи, изготовленный немецким производителем Hunter. Он регулируется в диапазоне от 51 до 58,5 см. Ширина ошейника составляет 3,9 см. Металлические части покрыты никелем. Цвет: красный/черный, модный дизайн "швейцарский флаг". Хорошо смотрится на собаках светлых мастей, подходит породам: Лабрадор, Аргентинский дог и т.д.</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49]" office:value-type="string" office:string-value="3965.00" calcext:value-type="string">
            <text:p>3965.00</text:p>
          </table:table-cell>
          <table:table-cell table:formula="of:=['file:///home/andrey/www/home.ru/parse/valta/file_initial.ods'#$file.C24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49]" office:value-type="string" office:string-value="http://tin29.ru/wp-content/uploads/2018/hunter/53d7f358-3594-11e0-4488-001517e97967.jpg, http://tin29.ru/wp-content/uploads/2018/hunter/53d7f358-3594-11e0-4488-001517e97967_2.jpg" calcext:value-type="string">
            <text:p>http://tin29.ru/wp-content/uploads/2018/hunter/53d7f358-3594-11e0-4488-001517e97967.jpg, http://tin29.ru/wp-content/uploads/2018/hunter/53d7f358-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0]" office:value-type="float" office:value="46415" calcext:value-type="float">
            <text:p>46415</text:p>
          </table:table-cell>
          <table:table-cell table:formula="of:=['file:///home/andrey/www/home.ru/parse/valta/file_initial.ods'#$file.B250]" office:value-type="string" office:string-value="Hunter ошейник для собак Tiny petit 24 (16,5-20,5 см) кожа красный" calcext:value-type="string">
            <text:p>Hunter ошейник для собак Tiny petit 24 (16,5-20,5 см) кож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0]" office:value-type="string" office:string-value="Tiny petit 24 (Тини Петит) – это ошейник для собак мелких пород из экологичной, мягкой и эластичной натуральной кожи, изготовленный немецким производителем Hunter. Он регулируется в диапазоне от 16,5 до 20,5 см. Ширина 8 мм. Цвет: красный." calcext:value-type="string">
            <text:p>Tiny petit 24 (Тини Петит) – это ошейник для собак мелких пород из экологичной, мягкой и эластичной натуральной кожи, изготовленный немецким производителем Hunter. Он регулируется в диапазоне от 16,5 до 20,5 см. Ширина 8 мм.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0]" office:value-type="string" office:string-value="1087.00" calcext:value-type="string">
            <text:p>1087.00</text:p>
          </table:table-cell>
          <table:table-cell table:formula="of:=['file:///home/andrey/www/home.ru/parse/valta/file_initial.ods'#$file.C25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0]" office:value-type="string" office:string-value="http://tin29.ru/wp-content/uploads/2018/hunter/80be85e4-3594-11e0-4488-001517e97967.jpg, http://tin29.ru/wp-content/uploads/2018/hunter/80be85e4-3594-11e0-4488-001517e97967_2.jpg" calcext:value-type="string">
            <text:p>http://tin29.ru/wp-content/uploads/2018/hunter/80be85e4-3594-11e0-4488-001517e97967.jpg, http://tin29.ru/wp-content/uploads/2018/hunter/80be85e4-3594-11e0-4488-001517e97967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51]" office:value-type="float" office:value="63665" calcext:value-type="float">
            <text:p>63665</text:p>
          </table:table-cell>
          <table:table-cell table:formula="of:=['file:///home/andrey/www/home.ru/parse/valta/file_initial.ods'#$file.B251]" office:value-type="string" office:string-value="Hunter ошейник для собак VEGA 55 (42-50)/2,8 см заменитель кожи малиновый" calcext:value-type="string">
            <text:p>Hunter ошейник для собак VEGA 55 (42-50)/2,8 см заменитель кожи малин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1]" office:value-type="string" office:string-value="Ошейник для собак средних пород. &lt;br&gt;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42-50 см&lt;br&gt;&#10;Ширина 2,8 см&#10;" calcext:value-type="string">
            <text:p>Ошейник для собак средних пород. &lt;br&gt;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42-50 см&lt;br&gt;</text:p>
            <text:p>Ширина 2,8 см</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1]" office:value-type="string" office:string-value="2076.00" calcext:value-type="string">
            <text:p>2076.00</text:p>
          </table:table-cell>
          <table:table-cell table:formula="of:=['file:///home/andrey/www/home.ru/parse/valta/file_initial.ods'#$file.C25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1]" office:value-type="string" office:string-value="http://tin29.ru/wp-content/uploads/2018/hunter/0b879f9d-2bbb-11e6-80ec-00155d2e8300.jpg" calcext:value-type="string">
            <text:p>http://tin29.ru/wp-content/uploads/2018/hunter/0b879f9d-2bbb-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2]" office:value-type="float" office:value="62610" calcext:value-type="float">
            <text:p>62610</text:p>
          </table:table-cell>
          <table:table-cell table:formula="of:=['file:///home/andrey/www/home.ru/parse/valta/file_initial.ods'#$file.B252]" office:value-type="string" office:string-value="Hunter ошейник-удавка для собак Freestyle 35/8 круглый нейлон красный" calcext:value-type="string">
            <text:p>Hunter ошейник-удавка для собак Freestyle 35/8 круглый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2]" office:value-type="string" office:string-value="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красный."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2]" office:value-type="string" office:string-value="869.00" calcext:value-type="string">
            <text:p>869.00</text:p>
          </table:table-cell>
          <table:table-cell table:formula="of:=['file:///home/andrey/www/home.ru/parse/valta/file_initial.ods'#$file.C25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2]" office:value-type="string" office:string-value="http://tin29.ru/wp-content/uploads/2018/hunter/b24b4434-2bc5-11e6-80ec-00155d2e8300.jpg" calcext:value-type="string">
            <text:p>http://tin29.ru/wp-content/uploads/2018/hunter/b24b4434-2bc5-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3]" office:value-type="float" office:value="62634" calcext:value-type="float">
            <text:p>62634</text:p>
          </table:table-cell>
          <table:table-cell table:formula="of:=['file:///home/andrey/www/home.ru/parse/valta/file_initial.ods'#$file.B253]" office:value-type="string" office:string-value="Hunter ошейник-удавка для собак Freestyle 35/8 круглый нейлон черный" calcext:value-type="string">
            <text:p>Hunter ошейник-удавка для собак Freestyle 35/8 круглый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3]" office:value-type="string" office:string-value="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черный."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3]" office:value-type="string" office:string-value="869.00" calcext:value-type="string">
            <text:p>869.00</text:p>
          </table:table-cell>
          <table:table-cell table:formula="of:=['file:///home/andrey/www/home.ru/parse/valta/file_initial.ods'#$file.C25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3]" office:value-type="string" office:string-value="http://tin29.ru/wp-content/uploads/2018/hunter/d8ff97f7-2bc5-11e6-80ec-00155d2e8300.jpg" calcext:value-type="string">
            <text:p>http://tin29.ru/wp-content/uploads/2018/hunter/d8ff97f7-2bc5-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4]" office:value-type="float" office:value="62611" calcext:value-type="float">
            <text:p>62611</text:p>
          </table:table-cell>
          <table:table-cell table:formula="of:=['file:///home/andrey/www/home.ru/parse/valta/file_initial.ods'#$file.B254]" office:value-type="string" office:string-value="Hunter ошейник-удавка для собак Freestyle 40/8 круглый нейлон красный" calcext:value-type="string">
            <text:p>Hunter ошейник-удавка для собак Freestyle 40/8 круглый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4]" office:value-type="string" office:string-value="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красный."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4]" office:value-type="string" office:string-value="902.00" calcext:value-type="string">
            <text:p>902.00</text:p>
          </table:table-cell>
          <table:table-cell table:formula="of:=['file:///home/andrey/www/home.ru/parse/valta/file_initial.ods'#$file.C254]"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4]" office:value-type="string" office:string-value="http://tin29.ru/wp-content/uploads/2018/hunter/c4a40c93-2bc5-11e6-80ec-00155d2e8300.jpg" calcext:value-type="string">
            <text:p>http://tin29.ru/wp-content/uploads/2018/hunter/c4a40c93-2bc5-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5]" office:value-type="float" office:value="62635" calcext:value-type="float">
            <text:p>62635</text:p>
          </table:table-cell>
          <table:table-cell table:formula="of:=['file:///home/andrey/www/home.ru/parse/valta/file_initial.ods'#$file.B255]" office:value-type="string" office:string-value="Hunter ошейник-удавка для собак Freestyle 40/8 круглый нейлон черный" calcext:value-type="string">
            <text:p>Hunter ошейник-удавка для собак Freestyle 40/8 круглый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5]" office:value-type="string" office:string-value="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черный."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5]" office:value-type="string" office:string-value="902.00" calcext:value-type="string">
            <text:p>902.00</text:p>
          </table:table-cell>
          <table:table-cell table:formula="of:=['file:///home/andrey/www/home.ru/parse/valta/file_initial.ods'#$file.C255]"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5]" office:value-type="string" office:string-value="http://tin29.ru/wp-content/uploads/2018/hunter/f2676e6e-2bc5-11e6-80ec-00155d2e8300.jpg" calcext:value-type="string">
            <text:p>http://tin29.ru/wp-content/uploads/2018/hunter/f2676e6e-2bc5-11e6-80ec-00155d2e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6]" office:value-type="float" office:value="39111" calcext:value-type="float">
            <text:p>39111</text:p>
          </table:table-cell>
          <table:table-cell table:formula="of:=['file:///home/andrey/www/home.ru/parse/valta/file_initial.ods'#$file.B256]" office:value-type="string" office:string-value="Hunter ошейник-удавка для собак Freestyle 55/10 круглый нейлон черный" calcext:value-type="string">
            <text:p>Hunter ошейник-удавка для собак Freestyle 55/10 круглый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6]" office:value-type="string" office:string-value="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черный. Максимальный размер - 55 см." calcext: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черный. Максимальный размер - 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6]" office:value-type="string" office:string-value="1340.00" calcext:value-type="string">
            <text:p>1340.00</text:p>
          </table:table-cell>
          <table:table-cell table:formula="of:=['file:///home/andrey/www/home.ru/parse/valta/file_initial.ods'#$file.C256]"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6]" office:value-type="string" office:string-value="http://tin29.ru/wp-content/uploads/2018/hunter/f7bcd7d7-943a-11e6-810e-00155d290810.jpg" calcext:value-type="string">
            <text:p>http://tin29.ru/wp-content/uploads/2018/hunter/f7bcd7d7-943a-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7]" office:value-type="float" office:value="39101" calcext:value-type="float">
            <text:p>39101</text:p>
          </table:table-cell>
          <table:table-cell table:formula="of:=['file:///home/andrey/www/home.ru/parse/valta/file_initial.ods'#$file.B257]" office:value-type="string" office:string-value="Hunter ошейник-удавка для собак Freestyle 55/10 нейлоновая стропа красный" calcext:value-type="string">
            <text:p>Hunter ошейник-удавка для собак Freestyle 55/10 нейлоновая строп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7]" office:value-type="string" office:string-value="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55 см." calcext: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7]" office:value-type="string" office:string-value="1340.00" calcext:value-type="string">
            <text:p>1340.00</text:p>
          </table:table-cell>
          <table:table-cell table:formula="of:=['file:///home/andrey/www/home.ru/parse/valta/file_initial.ods'#$file.C257]"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7]" office:value-type="string" office:string-value="http://tin29.ru/wp-content/uploads/2018/hunter/43884ac0-3594-11e0-4488-001517e97967.jpg" calcext:value-type="string">
            <text:p>http://tin29.ru/wp-content/uploads/2018/hunter/43884ac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8]" office:value-type="float" office:value="46489" calcext:value-type="float">
            <text:p>46489</text:p>
          </table:table-cell>
          <table:table-cell table:formula="of:=['file:///home/andrey/www/home.ru/parse/valta/file_initial.ods'#$file.B258]" office:value-type="string" office:string-value="Hunter ошейник-удавка для собак Freestyle 60/10 нейлоновая стропа бежевый" calcext:value-type="string">
            <text:p>Hunter ошейник-удавка для собак Freestyle 60/10 нейлоновая стропа 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8]" office:value-type="string" office:string-value="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бежевый. Максимальный размер - 60 см." calcext: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бежевый. Максимальный размер - 6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8]" office:value-type="string" office:string-value="1313.00" calcext:value-type="string">
            <text:p>1313.00</text:p>
          </table:table-cell>
          <table:table-cell table:formula="of:=['file:///home/andrey/www/home.ru/parse/valta/file_initial.ods'#$file.C258]"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8]" office:value-type="string" office:string-value="http://tin29.ru/wp-content/uploads/2018/hunter/8623f5f0-3594-11e0-4488-001517e97967.jpg" calcext:value-type="string">
            <text:p>http://tin29.ru/wp-content/uploads/2018/hunter/8623f5f0-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59]" office:value-type="float" office:value="39102" calcext:value-type="float">
            <text:p>39102</text:p>
          </table:table-cell>
          <table:table-cell table:formula="of:=['file:///home/andrey/www/home.ru/parse/valta/file_initial.ods'#$file.B259]" office:value-type="string" office:string-value="Hunter ошейник-удавка для собак Freestyle 60/10 нейлоновая стропа красный" calcext:value-type="string">
            <text:p>Hunter ошейник-удавка для собак Freestyle 60/10 нейлоновая строп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59]" office:value-type="string" office:string-value="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60 см." calcext: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6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59]" office:value-type="string" office:string-value="1313.00" calcext:value-type="string">
            <text:p>1313.00</text:p>
          </table:table-cell>
          <table:table-cell table:formula="of:=['file:///home/andrey/www/home.ru/parse/valta/file_initial.ods'#$file.C259]"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59]" office:value-type="string" office:string-value="http://tin29.ru/wp-content/uploads/2018/hunter/43884ae8-3594-11e0-4488-001517e97967.jpg" calcext:value-type="string">
            <text:p>http://tin29.ru/wp-content/uploads/2018/hunter/43884ae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0]" office:value-type="float" office:value="39112" calcext:value-type="float">
            <text:p>39112</text:p>
          </table:table-cell>
          <table:table-cell table:formula="of:=['file:///home/andrey/www/home.ru/parse/valta/file_initial.ods'#$file.B260]" office:value-type="string" office:string-value="Hunter ошейник-удавка для собак Freestyle 60/10 нейлоновая стропа черная" calcext:value-type="string">
            <text:p>Hunter ошейник-удавка для собак Freestyle 60/10 нейлоновая стропа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0]" office:value-type="string" office:string-value="Если вы подбираете ошейник для дрессировки вашего четвероногого друга, обратите ваше внимание на Hunter Freestyle 60/10 (Фристайл). В этом немецком нейлоновом ошейнике-удавке хорошо продумана система работы удавки, а также использована надежная и стильная фурнитура." calcext:value-type="string">
            <text:p>Если вы подбираете ошейник для дрессировки вашего четвероногого друга, обратите ваше внимание на Hunter Freestyle 60/10 (Фристайл). В этом немецком нейлоновом ошейнике-удавке хорошо продумана система работы удавки, а также использована надежная и стильная фурнитура.</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0]" office:value-type="string" office:string-value="1313.00" calcext:value-type="string">
            <text:p>1313.00</text:p>
          </table:table-cell>
          <table:table-cell table:formula="of:=['file:///home/andrey/www/home.ru/parse/valta/file_initial.ods'#$file.C260]"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60]" office:value-type="string" office:string-value="http://tin29.ru/wp-content/uploads/2018/hunter/2ad22f41-642f-11e0-5694-001517e97967.jpg" calcext:value-type="string">
            <text:p>http://tin29.ru/wp-content/uploads/2018/hunter/2ad22f41-642f-11e0-5694-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1]" office:value-type="float" office:value="61701" calcext:value-type="float">
            <text:p>61701</text:p>
          </table:table-cell>
          <table:table-cell table:formula="of:=['file:///home/andrey/www/home.ru/parse/valta/file_initial.ods'#$file.B261]" office:value-type="string" office:string-value="Hunter ошейник-удавка для собак Freestyle Neon 50/10 нейлоновая желтый неон" calcext:value-type="string">
            <text:p>Hunter ошейник-удавка для собак Freestyle Neon 50/10 нейлоновая 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1]" office:value-type="string" office:string-value="Hunter ошейник-удавка для собак Freestyle Neon 50/10. &lt;br&gt;Максимальный размер 50 см. &lt;br&gt;Нейлоновая. Цвет: желтый неон." calcext:value-type="string">
            <text:p>Hunter ошейник-удавка для собак Freestyle Neon 50/10. &lt;br&gt;Максимальный размер 50 см. &lt;br&gt;Нейлоновая. Цвет: желтый нео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1]" office:value-type="string" office:string-value="1344.00" calcext:value-type="string">
            <text:p>1344.00</text:p>
          </table:table-cell>
          <table:table-cell table:formula="of:=['file:///home/andrey/www/home.ru/parse/valta/file_initial.ods'#$file.C261]"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61]" office:value-type="string" office:string-value="http://tin29.ru/wp-content/uploads/2018/hunter/5f7bf745-fb79-11e3-8d48-001517e97967.jpg" calcext:value-type="string">
            <text:p>http://tin29.ru/wp-content/uploads/2018/hunter/5f7bf745-fb79-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2]" office:value-type="float" office:value="61702" calcext:value-type="float">
            <text:p>61702</text:p>
          </table:table-cell>
          <table:table-cell table:formula="of:=['file:///home/andrey/www/home.ru/parse/valta/file_initial.ods'#$file.B262]" office:value-type="string" office:string-value="Hunter ошейник-удавка для собак Freestyle Neon 55/10 нейлоновая желтый неон" calcext:value-type="string">
            <text:p>Hunter ошейник-удавка для собак Freestyle Neon 55/10 нейлоновая 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2]" office:value-type="string" office:string-value="Hunter ошейник-удавка для собак Freestyle Neon 55/10. Максимальный размер 55 см. Нейлоновая. Цвет: желтый неон." calcext:value-type="string">
            <text:p>Hunter ошейник-удавка для собак Freestyle Neon 55/10. Максимальный размер 55 см. Нейлоновая. Цвет: желтый нео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2]" office:value-type="string" office:string-value="1383.00" calcext:value-type="string">
            <text:p>1383.00</text:p>
          </table:table-cell>
          <table:table-cell table:formula="of:=['file:///home/andrey/www/home.ru/parse/valta/file_initial.ods'#$file.C262]"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62]" office:value-type="string" office:string-value="http://tin29.ru/wp-content/uploads/2018/hunter/6dffbb51-fb79-11e3-8d48-001517e97967.jpg" calcext:value-type="string">
            <text:p>http://tin29.ru/wp-content/uploads/2018/hunter/6dffbb51-fb79-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3]" office:value-type="float" office:value="61703" calcext:value-type="float">
            <text:p>61703</text:p>
          </table:table-cell>
          <table:table-cell table:formula="of:=['file:///home/andrey/www/home.ru/parse/valta/file_initial.ods'#$file.B263]" office:value-type="string" office:string-value="Hunter ошейник-удавка для собак Freestyle Neon 60/10 нейлоновая желтый неон" calcext:value-type="string">
            <text:p>Hunter ошейник-удавка для собак Freestyle Neon 60/10 нейлоновая 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3]" office:value-type="string" office:string-value="Hunter ошейник-удавка для собак Freestyle Neon 60/10.&lt;br&gt;&lt;br&gt; Максимальный размер 60 см. &lt;br&gt;Нейлоновая. &lt;br&gt;Цвет: желтый неон." calcext:value-type="string">
            <text:p>Hunter ошейник-удавка для собак Freestyle Neon 60/10.&lt;br&gt;&lt;br&gt; Максимальный размер 60 см. &lt;br&gt;Нейлоновая. &lt;br&gt;Цвет: желтый нео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3]" office:value-type="string" office:string-value="1413.00" calcext:value-type="string">
            <text:p>1413.00</text:p>
          </table:table-cell>
          <table:table-cell table:formula="of:=['file:///home/andrey/www/home.ru/parse/valta/file_initial.ods'#$file.C263]" office:value-type="string" office:string-value="Собаки &gt; Ошейники" calcext:value-type="string">
            <text:p>Собаки &gt; Ошейники</text:p>
          </table:table-cell>
          <table:table-cell table:number-columns-repeated="2"/>
          <table:table-cell table:formula="of:=['file:///home/andrey/www/home.ru/parse/valta/file_initial.ods'#$file.F263]" office:value-type="string" office:string-value="http://tin29.ru/wp-content/uploads/2018/hunter/7b6378db-fb79-11e3-8d48-001517e97967.jpg" calcext:value-type="string">
            <text:p>http://tin29.ru/wp-content/uploads/2018/hunter/7b6378db-fb79-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4]" office:value-type="float" office:value="47889" calcext:value-type="float">
            <text:p>47889</text:p>
          </table:table-cell>
          <table:table-cell table:formula="of:=['file:///home/andrey/www/home.ru/parse/valta/file_initial.ods'#$file.B264]" office:value-type="string" office:string-value="Hunter поводок для собак 15/110 нейлон бирюзовый" calcext:value-type="string">
            <text:p>Hunter поводок для собак 15/11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4]"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 м. Цвет: бирюзовый."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 м. Цвет: бирюзов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4]" office:value-type="string" office:string-value="703.00" calcext:value-type="string">
            <text:p>703.00</text:p>
          </table:table-cell>
          <table:table-cell table:formula="of:=['file:///home/andrey/www/home.ru/parse/valta/file_initial.ods'#$file.C264]"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64]" office:value-type="string" office:string-value="http://tin29.ru/wp-content/uploads/2018/hunter/b8135818-1573-11e8-812a-005056bf23ce.jpg" calcext:value-type="string">
            <text:p>http://tin29.ru/wp-content/uploads/2018/hunter/b8135818-1573-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5]" office:value-type="float" office:value="42599" calcext:value-type="float">
            <text:p>42599</text:p>
          </table:table-cell>
          <table:table-cell table:formula="of:=['file:///home/andrey/www/home.ru/parse/valta/file_initial.ods'#$file.B265]" office:value-type="string" office:string-value="Hunter поводок для собак 15/110 нейлон оранжевый" calcext:value-type="string">
            <text:p>Hunter поводок для собак 15/110 нейлон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5]"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1 м."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1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5]" office:value-type="string" office:string-value="703.00" calcext:value-type="string">
            <text:p>703.00</text:p>
          </table:table-cell>
          <table:table-cell table:formula="of:=['file:///home/andrey/www/home.ru/parse/valta/file_initial.ods'#$file.C265]"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65]" office:value-type="string" office:string-value="http://tin29.ru/wp-content/uploads/2018/hunter/595f62e9-3594-11e0-4488-001517e97967.jpg" calcext:value-type="string">
            <text:p>http://tin29.ru/wp-content/uploads/2018/hunter/595f62e9-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6]" office:value-type="float" office:value="47890" calcext:value-type="float">
            <text:p>47890</text:p>
          </table:table-cell>
          <table:table-cell table:formula="of:=['file:///home/andrey/www/home.ru/parse/valta/file_initial.ods'#$file.B266]" office:value-type="string" office:string-value="Hunter поводок для собак 20/100 нейлон бирюзовый" calcext:value-type="string">
            <text:p>Hunter поводок для собак 20/10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6]"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 Цвет: бирюзовый."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 Цвет: бирюзов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6]" office:value-type="string" office:string-value="794.00" calcext:value-type="string">
            <text:p>794.00</text:p>
          </table:table-cell>
          <table:table-cell table:formula="of:=['file:///home/andrey/www/home.ru/parse/valta/file_initial.ods'#$file.C266]"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266]" office:value-type="string" office:string-value="http://tin29.ru/wp-content/uploads/2018/hunter/70dd6513-7fbf-11e1-9100-001517e97967.jpg" calcext:value-type="string">
            <text:p>http://tin29.ru/wp-content/uploads/2018/hunter/70dd6513-7fbf-11e1-9100-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7]" office:value-type="float" office:value="42600" calcext:value-type="float">
            <text:p>42600</text:p>
          </table:table-cell>
          <table:table-cell table:formula="of:=['file:///home/andrey/www/home.ru/parse/valta/file_initial.ods'#$file.B267]" office:value-type="string" office:string-value="Hunter поводок для собак 20/100 нейлон оранжевый" calcext:value-type="string">
            <text:p>Hunter поводок для собак 20/100 нейлон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7]"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7]" office:value-type="string" office:string-value="794.00" calcext:value-type="string">
            <text:p>794.00</text:p>
          </table:table-cell>
          <table:table-cell table:formula="of:=['file:///home/andrey/www/home.ru/parse/valta/file_initial.ods'#$file.C267]"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67]" office:value-type="string" office:string-value="http://tin29.ru/wp-content/uploads/2018/hunter/5c9137d4-3594-11e0-4488-001517e97967.jpg" calcext:value-type="string">
            <text:p>http://tin29.ru/wp-content/uploads/2018/hunter/5c9137d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8]" office:value-type="float" office:value="35590" calcext:value-type="float">
            <text:p>35590</text:p>
          </table:table-cell>
          <table:table-cell table:formula="of:=['file:///home/andrey/www/home.ru/parse/valta/file_initial.ods'#$file.B268]" office:value-type="string" office:string-value="Hunter поводок для собак 25/100 нейлон красный" calcext:value-type="string">
            <text:p>Hunter поводок для собак 25/100 нейлон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8]"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красный."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8]" office:value-type="string" office:string-value="835.00" calcext:value-type="string">
            <text:p>835.00</text:p>
          </table:table-cell>
          <table:table-cell table:formula="of:=['file:///home/andrey/www/home.ru/parse/valta/file_initial.ods'#$file.C268]"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268]" office:value-type="string" office:string-value="http://tin29.ru/wp-content/uploads/2018/hunter/40d15cd6-3594-11e0-4488-001517e97967.jpg" calcext:value-type="string">
            <text:p>http://tin29.ru/wp-content/uploads/2018/hunter/40d15cd6-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69]" office:value-type="float" office:value="42601" calcext:value-type="float">
            <text:p>42601</text:p>
          </table:table-cell>
          <table:table-cell table:formula="of:=['file:///home/andrey/www/home.ru/parse/valta/file_initial.ods'#$file.B269]" office:value-type="string" office:string-value="Hunter поводок для собак 25/100 нейлон оранжевый" calcext:value-type="string">
            <text:p>Hunter поводок для собак 25/100 нейлон оран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69]"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69]" office:value-type="string" office:string-value="835.00" calcext:value-type="string">
            <text:p>835.00</text:p>
          </table:table-cell>
          <table:table-cell table:formula="of:=['file:///home/andrey/www/home.ru/parse/valta/file_initial.ods'#$file.C269]"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69]" office:value-type="string" office:string-value="http://tin29.ru/wp-content/uploads/2018/hunter/f7e6bfac-afa8-11e1-b0c3-001517e97967.jpg" calcext:value-type="string">
            <text:p>http://tin29.ru/wp-content/uploads/2018/hunter/f7e6bfac-afa8-11e1-b0c3-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70]" office:value-type="float" office:value="35594" calcext:value-type="float">
            <text:p>35594</text:p>
          </table:table-cell>
          <table:table-cell table:formula="of:=['file:///home/andrey/www/home.ru/parse/valta/file_initial.ods'#$file.B270]" office:value-type="string" office:string-value="Hunter поводок для собак 25/100 нейлон черный" calcext:value-type="string">
            <text:p>Hunter поводок для собак 25/100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0]" office:value-type="string" office:string-value="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черный."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0]" office:value-type="string" office:string-value="835.00" calcext:value-type="string">
            <text:p>835.00</text:p>
          </table:table-cell>
          <table:table-cell table:formula="of:=['file:///home/andrey/www/home.ru/parse/valta/file_initial.ods'#$file.C270]"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270]" office:value-type="string" office:string-value="http://tin29.ru/wp-content/uploads/2018/hunter/40d15d08-3594-11e0-4488-001517e97967.jpg" calcext:value-type="string">
            <text:p>http://tin29.ru/wp-content/uploads/2018/hunter/40d15d08-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71]" office:value-type="float" office:value="63070" calcext:value-type="float">
            <text:p>63070</text:p>
          </table:table-cell>
          <table:table-cell table:formula="of:=['file:///home/andrey/www/home.ru/parse/valta/file_initial.ods'#$file.B271]" office:value-type="string" office:string-value="Hunter поводок для собак Convienience 15/120 биотановый желтый неон" calcext:value-type="string">
            <text:p>Hunter поводок для собак Convienience 15/120 биотановый желт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1]" office:value-type="string" office:string-value="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10;Длина поводка 120 см, ширина - 15 мм.&#10;Цвет: желтый неон." calcext: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text:p>
            <text:p>Длина поводка 120 см, ширина - 15 мм.</text:p>
            <text:p>Цвет: желтый нео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1]" office:value-type="string" office:string-value="1083.00" calcext:value-type="string">
            <text:p>1083.00</text:p>
          </table:table-cell>
          <table:table-cell table:formula="of:=['file:///home/andrey/www/home.ru/parse/valta/file_initial.ods'#$file.C271]"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1]" office:value-type="string" office:string-value="http://tin29.ru/wp-content/uploads/2018/hunter/be21eabd-9446-11e6-810e-00155d290810.jpg" calcext:value-type="string">
            <text:p>http://tin29.ru/wp-content/uploads/2018/hunter/be21eabd-9446-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272]" office:value-type="float" office:value="63071" calcext:value-type="float">
            <text:p>63071</text:p>
          </table:table-cell>
          <table:table-cell table:formula="of:=['file:///home/andrey/www/home.ru/parse/valta/file_initial.ods'#$file.B272]" office:value-type="string" office:string-value="Hunter поводок для собак Convienience 15/120 биотановый оранжевый неон" calcext:value-type="string">
            <text:p>Hunter поводок для собак Convienience 15/120 биотановый оранжевый неон</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2]" office:value-type="string" office:string-value="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10;Длина поводка 120 см, ширина - 15 мм.&#10;Цвет: оранжевый неон." calcext: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text:p>
            <text:p>Длина поводка 120 см, ширина - 15 мм.</text:p>
            <text:p>Цвет: оранжевый нео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2]" office:value-type="string" office:string-value="1083.00" calcext:value-type="string">
            <text:p>1083.00</text:p>
          </table:table-cell>
          <table:table-cell table:formula="of:=['file:///home/andrey/www/home.ru/parse/valta/file_initial.ods'#$file.C272]"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2]" office:value-type="string" office:string-value="http://tin29.ru/wp-content/uploads/2018/hunter/ed576935-9446-11e6-810e-00155d290810.jpg" calcext:value-type="string">
            <text:p>http://tin29.ru/wp-content/uploads/2018/hunter/ed576935-9446-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73]" office:value-type="float" office:value="39115" calcext:value-type="float">
            <text:p>39115</text:p>
          </table:table-cell>
          <table:table-cell table:formula="of:=['file:///home/andrey/www/home.ru/parse/valta/file_initial.ods'#$file.B273]" office:value-type="string" office:string-value="Hunter поводок для собак Freestyle 10/110 круглый нейлон черный" calcext:value-type="string">
            <text:p>Hunter поводок для собак Freestyle 10/110 круглый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3]" office:value-type="string" office:string-value="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10;Цвет: черный." calcext: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text:p>
            <text:p>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3]" office:value-type="string" office:string-value="1545.00" calcext:value-type="string">
            <text:p>1545.00</text:p>
          </table:table-cell>
          <table:table-cell table:formula="of:=['file:///home/andrey/www/home.ru/parse/valta/file_initial.ods'#$file.C273]" office:value-type="string" office:string-value="Категория: Поводки" calcext:value-type="string">
            <text:p>Категория: Поводки</text:p>
          </table:table-cell>
          <table:table-cell table:number-columns-repeated="2"/>
          <table:table-cell table:formula="of:=['file:///home/andrey/www/home.ru/parse/valta/file_initial.ods'#$file.F273]" office:value-type="string" office:string-value="http://tin29.ru/wp-content/uploads/2018/hunter/469c61b1-3594-11e0-4488-001517e97967.jpg" calcext:value-type="string">
            <text:p>http://tin29.ru/wp-content/uploads/2018/hunter/469c61b1-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74]" office:value-type="float" office:value="39105" calcext:value-type="float">
            <text:p>39105</text:p>
          </table:table-cell>
          <table:table-cell table:formula="of:=['file:///home/andrey/www/home.ru/parse/valta/file_initial.ods'#$file.B274]" office:value-type="string" office:string-value="Hunter поводок для собак Freestyle 10/110 нейлоновая стропа красный" calcext:value-type="string">
            <text:p>Hunter поводок для собак Freestyle 10/110 нейлоновая стропа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4]" office:value-type="string" office:string-value="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10;Цвет: красный." calcext: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text:p>
            <text:p>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4]" office:value-type="string" office:string-value="1607.00" calcext:value-type="string">
            <text:p>1607.00</text:p>
          </table:table-cell>
          <table:table-cell table:formula="of:=['file:///home/andrey/www/home.ru/parse/valta/file_initial.ods'#$file.C274]"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4]" office:value-type="string" office:string-value="http://tin29.ru/wp-content/uploads/2018/hunter/469c6142-3594-11e0-4488-001517e97967.jpg" calcext:value-type="string">
            <text:p>http://tin29.ru/wp-content/uploads/2018/hunter/469c614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75]" office:value-type="float" office:value="92748" calcext:value-type="float">
            <text:p>92748</text:p>
          </table:table-cell>
          <table:table-cell table:formula="of:=['file:///home/andrey/www/home.ru/parse/valta/file_initial.ods'#$file.B275]" office:value-type="string" office:string-value="Hunter поводок для собак Maui 20/140 сетчатый текстиль красный" calcext:value-type="string">
            <text:p>Hunter поводок для собак Maui 20/140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5]" office:value-type="string" office:string-value="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10;Цвет: красный." calcext: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text:p>
            <text:p>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5]" office:value-type="string" office:string-value="1444.00" calcext:value-type="string">
            <text:p>1444.00</text:p>
          </table:table-cell>
          <table:table-cell table:formula="of:=['file:///home/andrey/www/home.ru/parse/valta/file_initial.ods'#$file.C275]"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5]" office:value-type="string" office:string-value="http://tin29.ru/wp-content/uploads/2018/hunter/cf14785c-9448-11e6-810e-00155d290810.jpg" calcext:value-type="string">
            <text:p>http://tin29.ru/wp-content/uploads/2018/hunter/cf14785c-9448-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76]" office:value-type="float" office:value="92746" calcext:value-type="float">
            <text:p>92746</text:p>
          </table:table-cell>
          <table:table-cell table:formula="of:=['file:///home/andrey/www/home.ru/parse/valta/file_initial.ods'#$file.B276]" office:value-type="string" office:string-value="Hunter поводок для собак Maui 20/140 сетчатый текстиль черный" calcext:value-type="string">
            <text:p>Hunter поводок для собак Maui 20/140 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6]" office:value-type="string" office:string-value="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10;Цвет: черный." calcext: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text:p>
            <text:p>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6]" office:value-type="string" office:string-value="1444.00" calcext:value-type="string">
            <text:p>1444.00</text:p>
          </table:table-cell>
          <table:table-cell table:formula="of:=['file:///home/andrey/www/home.ru/parse/valta/file_initial.ods'#$file.C276]"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6]" office:value-type="string" office:string-value="http://tin29.ru/wp-content/uploads/2018/hunter/fc2cfc6d-9448-11e6-810e-00155d290810.jpg" calcext:value-type="string">
            <text:p>http://tin29.ru/wp-content/uploads/2018/hunter/fc2cfc6d-9448-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77]" office:value-type="float" office:value="92709" calcext:value-type="float">
            <text:p>92709</text:p>
          </table:table-cell>
          <table:table-cell table:formula="of:=['file:///home/andrey/www/home.ru/parse/valta/file_initial.ods'#$file.B277]" office:value-type="string" office:string-value="Hunter поводок для собак Maui 25/120 сетчатый текстиль голубой" calcext:value-type="string">
            <text:p>Hunter поводок для собак Maui 25/120 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7]" office:value-type="string" office:string-value="Hunter Поводок для собак Maui 25/120 сетчатый текстиль голубой &lt;br&gt;&lt;br&gt; Поводок выполнен из невероятно мягкого и легкого текстильного материала.  Длина 120 см, ширина 2,5 см." calcext:value-type="string">
            <text:p>Hunter Поводок для собак Maui 25/120 сетчатый текстиль голубой &lt;br&gt;&lt;br&gt; Поводок выполнен из невероятно мягкого и легкого текстильного материала. <text:s/>Длина 120 см, 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7]" office:value-type="string" office:string-value="1444.00" calcext:value-type="string">
            <text:p>1444.00</text:p>
          </table:table-cell>
          <table:table-cell table:formula="of:=['file:///home/andrey/www/home.ru/parse/valta/file_initial.ods'#$file.C277]"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7]" office:value-type="string" office:string-value="http://tin29.ru/wp-content/uploads/2018/hunter/f2582d9f-0b8b-11e5-80c7-00155d298300.jpg, http://tin29.ru/wp-content/uploads/2018/hunter/f2582d9f-0b8b-11e5-80c7-00155d298300_2.jpg" calcext:value-type="string">
            <text:p>http://tin29.ru/wp-content/uploads/2018/hunter/f2582d9f-0b8b-11e5-80c7-00155d298300.jpg, http://tin29.ru/wp-content/uploads/2018/hunter/f2582d9f-0b8b-11e5-80c7-00155d298300_2.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78]" office:value-type="float" office:value="92710" calcext:value-type="float">
            <text:p>92710</text:p>
          </table:table-cell>
          <table:table-cell table:formula="of:=['file:///home/andrey/www/home.ru/parse/valta/file_initial.ods'#$file.B278]" office:value-type="string" office:string-value="Hunter поводок для собак Maui 25/120 сетчатый текстиль красный" calcext:value-type="string">
            <text:p>Hunter поводок для собак Maui 25/120 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8]" office:value-type="string" office:string-value="Hunter Поводок для собак Maui 25/120 сетчатый текстиль красный &lt;br&gt;&lt;br&gt; Поводок выполнен из невероятно мягкого и легкого текстильного материала.  Длина 120 см, ширина 2,5 см." calcext:value-type="string">
            <text:p>Hunter Поводок для собак Maui 25/120 сетчатый текстиль красный &lt;br&gt;&lt;br&gt; Поводок выполнен из невероятно мягкого и легкого текстильного материала. <text:s/>Длина 120 см, 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8]" office:value-type="string" office:string-value="1444.00" calcext:value-type="string">
            <text:p>1444.00</text:p>
          </table:table-cell>
          <table:table-cell table:formula="of:=['file:///home/andrey/www/home.ru/parse/valta/file_initial.ods'#$file.C278]"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8]" office:value-type="string" office:string-value="http://tin29.ru/wp-content/uploads/2018/hunter/00829f4c-0b8c-11e5-80c7-00155d298300.jpg" calcext:value-type="string">
            <text:p>http://tin29.ru/wp-content/uploads/2018/hunter/00829f4c-0b8c-11e5-80c7-00155d29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79]" office:value-type="float" office:value="92708" calcext:value-type="float">
            <text:p>92708</text:p>
          </table:table-cell>
          <table:table-cell table:formula="of:=['file:///home/andrey/www/home.ru/parse/valta/file_initial.ods'#$file.B279]" office:value-type="string" office:string-value="Hunter поводок для собак Maui 25/120 сетчатый текстиль черный" calcext:value-type="string">
            <text:p>Hunter поводок для собак Maui 25/120 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79]" office:value-type="string" office:string-value="Hunter Поводок для собак Maui 25/120 сетчатый текстиль черный &lt;br&gt;&lt;br&gt; Поводок выполнен из невероятно мягкого и легкого текстильного материала.  Длина 120 см, ширина 2,5 см." calcext:value-type="string">
            <text:p>Hunter Поводок для собак Maui 25/120 сетчатый текстиль черный &lt;br&gt;&lt;br&gt; Поводок выполнен из невероятно мягкого и легкого текстильного материала. <text:s/>Длина 120 см, ширина 2,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79]" office:value-type="string" office:string-value="1444.00" calcext:value-type="string">
            <text:p>1444.00</text:p>
          </table:table-cell>
          <table:table-cell table:formula="of:=['file:///home/andrey/www/home.ru/parse/valta/file_initial.ods'#$file.C279]"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79]" office:value-type="string" office:string-value="http://tin29.ru/wp-content/uploads/2018/hunter/e47c65b7-0b8b-11e5-80c7-00155d298300.jpg" calcext:value-type="string">
            <text:p>http://tin29.ru/wp-content/uploads/2018/hunter/e47c65b7-0b8b-11e5-80c7-00155d29830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0]" office:value-type="float" office:value="64062" calcext:value-type="float">
            <text:p>64062</text:p>
          </table:table-cell>
          <table:table-cell table:formula="of:=['file:///home/andrey/www/home.ru/parse/valta/file_initial.ods'#$file.B280]" office:value-type="string" office:string-value="Hunter поводок для собак Neopren 25/100 нейлон/неопрен желтый/бежевый" calcext:value-type="string">
            <text:p>Hunter поводок для собак Neopren 25/100 нейлон/неопрен желтый/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0]" office:value-type="string" office:string-value="Поводок для собак крупных пород. Выполнен из прочного нейлона и мягкого неопрена. Длина поводка 100 см. Ширина 2,5 см. &lt;br&gt; Цвет: желтый нейлон/бежевый неопрен." calcext:value-type="string">
            <text:p>Поводок для собак крупных пород. Выполнен из прочного нейлона и мягкого неопрена. Длина поводка 100 см. Ширина 2,5 см. &lt;br&gt; Цвет: желтый нейлон/бежевый неопрен.</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0]" office:value-type="string" office:string-value="1626.00" calcext:value-type="string">
            <text:p>1626.00</text:p>
          </table:table-cell>
          <table:table-cell table:formula="of:=['file:///home/andrey/www/home.ru/parse/valta/file_initial.ods'#$file.C280]"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0]" office:value-type="string" office:string-value="http://tin29.ru/wp-content/uploads/2018/hunter/99d5964f-9448-11e6-810e-00155d290810.jpg" calcext:value-type="string">
            <text:p>http://tin29.ru/wp-content/uploads/2018/hunter/99d5964f-9448-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1]" office:value-type="float" office:value="65541" calcext:value-type="float">
            <text:p>65541</text:p>
          </table:table-cell>
          <table:table-cell table:formula="of:=['file:///home/andrey/www/home.ru/parse/valta/file_initial.ods'#$file.B281]" office:value-type="string" office:string-value="Hunter поводок для собак Tripoli 10/100, нейлон желтый, светоотражающий" calcext:value-type="string">
            <text:p>Hunter поводок для собак Tripoli 10/100, нейлон желт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1]"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1]" office:value-type="string" office:string-value="447.00" calcext:value-type="string">
            <text:p>447.00</text:p>
          </table:table-cell>
          <table:table-cell table:formula="of:=['file:///home/andrey/www/home.ru/parse/valta/file_initial.ods'#$file.C281]"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1]" office:value-type="string" office:string-value="http://tin29.ru/wp-content/uploads/2018/hunter/94425419-64ab-11e8-812f-005056bf23ce.jpg" calcext:value-type="string">
            <text:p>http://tin29.ru/wp-content/uploads/2018/hunter/94425419-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2]" office:value-type="float" office:value="65521" calcext:value-type="float">
            <text:p>65521</text:p>
          </table:table-cell>
          <table:table-cell table:formula="of:=['file:///home/andrey/www/home.ru/parse/valta/file_initial.ods'#$file.B282]" office:value-type="string" office:string-value="Hunter поводок для собак Tripoli 10/100, нейлон св. голубая, светоотражающий" calcext:value-type="string">
            <text:p>Hunter поводок для собак Tripoli 10/100, нейлон св. голубая,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2]"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2]" office:value-type="string" office:string-value="447.00" calcext:value-type="string">
            <text:p>447.00</text:p>
          </table:table-cell>
          <table:table-cell table:formula="of:=['file:///home/andrey/www/home.ru/parse/valta/file_initial.ods'#$file.C282]"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2]" office:value-type="string" office:string-value="http://tin29.ru/wp-content/uploads/2018/hunter/a72c8f81-64ab-11e8-812f-005056bf23ce.jpg" calcext:value-type="string">
            <text:p>http://tin29.ru/wp-content/uploads/2018/hunter/a72c8f81-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3]" office:value-type="float" office:value="65531" calcext:value-type="float">
            <text:p>65531</text:p>
          </table:table-cell>
          <table:table-cell table:formula="of:=['file:///home/andrey/www/home.ru/parse/valta/file_initial.ods'#$file.B283]" office:value-type="string" office:string-value="Hunter поводок для собак Tripoli 10/100, нейлон св. розовая, светоотражающий" calcext:value-type="string">
            <text:p>Hunter поводок для собак Tripoli 10/100, нейлон св. розовая,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3]"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3]" office:value-type="string" office:string-value="447.00" calcext:value-type="string">
            <text:p>447.00</text:p>
          </table:table-cell>
          <table:table-cell table:formula="of:=['file:///home/andrey/www/home.ru/parse/valta/file_initial.ods'#$file.C283]"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3]" office:value-type="string" office:string-value="http://tin29.ru/wp-content/uploads/2018/hunter/b2cbfe2d-64ab-11e8-812f-005056bf23ce.jpg" calcext:value-type="string">
            <text:p>http://tin29.ru/wp-content/uploads/2018/hunter/b2cbfe2d-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4]" office:value-type="float" office:value="65542" calcext:value-type="float">
            <text:p>65542</text:p>
          </table:table-cell>
          <table:table-cell table:formula="of:=['file:///home/andrey/www/home.ru/parse/valta/file_initial.ods'#$file.B284]" office:value-type="string" office:string-value="Hunter поводок для собак Tripoli 15/100, нейлон желтый, светоотражающий" calcext:value-type="string">
            <text:p>Hunter поводок для собак Tripoli 15/100, нейлон желт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4]"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4]" office:value-type="string" office:string-value="595.00" calcext:value-type="string">
            <text:p>595.00</text:p>
          </table:table-cell>
          <table:table-cell table:formula="of:=['file:///home/andrey/www/home.ru/parse/valta/file_initial.ods'#$file.C284]"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4]" office:value-type="string" office:string-value="http://tin29.ru/wp-content/uploads/2018/hunter/bda58a63-64ab-11e8-812f-005056bf23ce.jpg" calcext:value-type="string">
            <text:p>http://tin29.ru/wp-content/uploads/2018/hunter/bda58a63-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5]" office:value-type="float" office:value="65522" calcext:value-type="float">
            <text:p>65522</text:p>
          </table:table-cell>
          <table:table-cell table:formula="of:=['file:///home/andrey/www/home.ru/parse/valta/file_initial.ods'#$file.B285]" office:value-type="string" office:string-value="Hunter поводок для собак Tripoli 15/100, нейлон св. голубая, светоотражающий" calcext:value-type="string">
            <text:p>Hunter поводок для собак Tripoli 15/100, нейлон св. голубая,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5]"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5]" office:value-type="string" office:string-value="595.00" calcext:value-type="string">
            <text:p>595.00</text:p>
          </table:table-cell>
          <table:table-cell table:formula="of:=['file:///home/andrey/www/home.ru/parse/valta/file_initial.ods'#$file.C285]"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5]" office:value-type="string" office:string-value="http://tin29.ru/wp-content/uploads/2018/hunter/c636f876-64ab-11e8-812f-005056bf23ce.jpg" calcext:value-type="string">
            <text:p>http://tin29.ru/wp-content/uploads/2018/hunter/c636f876-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6]" office:value-type="float" office:value="65532" calcext:value-type="float">
            <text:p>65532</text:p>
          </table:table-cell>
          <table:table-cell table:formula="of:=['file:///home/andrey/www/home.ru/parse/valta/file_initial.ods'#$file.B286]" office:value-type="string" office:string-value="Hunter поводок для собак Tripoli 15/100, нейлон св. розовая, светоотражающий" calcext:value-type="string">
            <text:p>Hunter поводок для собак Tripoli 15/100, нейлон св. розовая,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6]"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6]" office:value-type="string" office:string-value="595.00" calcext:value-type="string">
            <text:p>595.00</text:p>
          </table:table-cell>
          <table:table-cell table:formula="of:=['file:///home/andrey/www/home.ru/parse/valta/file_initial.ods'#$file.C286]"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86]" office:value-type="string" office:string-value="http://tin29.ru/wp-content/uploads/2018/hunter/cf7b3792-64ab-11e8-812f-005056bf23ce.jpg" calcext:value-type="string">
            <text:p>http://tin29.ru/wp-content/uploads/2018/hunter/cf7b3792-64ab-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7]" office:value-type="float" office:value="47893" calcext:value-type="float">
            <text:p>47893</text:p>
          </table:table-cell>
          <table:table-cell table:formula="of:=['file:///home/andrey/www/home.ru/parse/valta/file_initial.ods'#$file.B287]" office:value-type="string" office:string-value="Hunter поводок-перестежка для собак 15/200 нейлон бирюзовый" calcext:value-type="string">
            <text:p>Hunter поводок-перестежка для собак 15/200 нейлон бирюзо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7]" office:value-type="string" office:string-value="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7]" office:value-type="string" office:string-value="1139.00" calcext:value-type="string">
            <text:p>1139.00</text:p>
          </table:table-cell>
          <table:table-cell table:formula="of:=['file:///home/andrey/www/home.ru/parse/valta/file_initial.ods'#$file.C287]"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87]" office:value-type="string" office:string-value="http://tin29.ru/wp-content/uploads/2018/hunter/no_photo_big.png" calcext:value-type="string">
            <text:p>http://tin29.ru/wp-content/uploads/2018/hunter/no_photo_big.pn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88]" office:value-type="float" office:value="40361" calcext:value-type="float">
            <text:p>40361</text:p>
          </table:table-cell>
          <table:table-cell table:formula="of:=['file:///home/andrey/www/home.ru/parse/valta/file_initial.ods'#$file.B288]" office:value-type="string" office:string-value="Hunter поводок-перестежка для собак 20/200 нейлон черный" calcext:value-type="string">
            <text:p>Hunter поводок-перестежка для собак 20/200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8]" office:value-type="string" office:string-value="Поводок-перестежка для собак Hunter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20 мм. Максимальная длина 1,7 м. Цвет: черный." calcext:value-type="string">
            <text:p>Поводок-перестежка для собак Hunter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20 мм. Максимальная длина 1,7 м.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8]" office:value-type="string" office:string-value="1288.00" calcext:value-type="string">
            <text:p>1288.00</text:p>
          </table:table-cell>
          <table:table-cell table:formula="of:=['file:///home/andrey/www/home.ru/parse/valta/file_initial.ods'#$file.C288]"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88]" office:value-type="string" office:string-value="http://tin29.ru/wp-content/uploads/2018/hunter/4983ec22-3594-11e0-4488-001517e97967.jpg" calcext:value-type="string">
            <text:p>http://tin29.ru/wp-content/uploads/2018/hunter/4983ec2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89]" office:value-type="float" office:value="64962" calcext:value-type="float">
            <text:p>64962</text:p>
          </table:table-cell>
          <table:table-cell table:formula="of:=['file:///home/andrey/www/home.ru/parse/valta/file_initial.ods'#$file.B289]" office:value-type="string" office:string-value="Hunter поводок-перестежка для собак Extra Long 25/300 нейлон черный" calcext:value-type="string">
            <text:p>Hunter поводок-перестежка для собак Extra Long 25/300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89]" office:value-type="string" office:string-value="Очень длинный поводок-перестежка для собак крупных пород. Выполнен из нейлона.  Благодаря трем кольцам на поводке и дополнительному карабину,  длина поводка регулируется в пределах от 120 до 280 см. Ширина поводка - 25 мм. Подходит для нейлоновых ошейников серии Alu-Strong. &lt;br&gt; &#10;Цвет: черный." calcext:value-type="string">
            <text:p>Очень длинный поводок-перестежка для собак крупных пород. Выполнен из нейлона.  Благодаря трем кольцам на поводке и дополнительному карабину,  длина поводка регулируется в пределах от 120 до 280 см. Ширина поводка - 25 мм. Подходит для нейлоновых ошейников серии Alu-Strong. &lt;br&gt; </text:p>
            <text:p>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89]" office:value-type="string" office:string-value="2161.00" calcext:value-type="string">
            <text:p>2161.00</text:p>
          </table:table-cell>
          <table:table-cell table:formula="of:=['file:///home/andrey/www/home.ru/parse/valta/file_initial.ods'#$file.C289]"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89]" office:value-type="string" office:string-value="http://tin29.ru/wp-content/uploads/2018/hunter/3937de9b-9447-11e6-810e-00155d290810.jpg" calcext:value-type="string">
            <text:p>http://tin29.ru/wp-content/uploads/2018/hunter/3937de9b-9447-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290]" office:value-type="float" office:value="33069" calcext:value-type="float">
            <text:p>33069</text:p>
          </table:table-cell>
          <table:table-cell table:formula="of:=['file:///home/andrey/www/home.ru/parse/valta/file_initial.ods'#$file.B290]" office:value-type="string" office:string-value="Hunter поводок-перестежка для собак Freestyle 8/200 круглый нейлон черный" calcext:value-type="string">
            <text:p>Hunter поводок-перестежка для собак Freestyle 8/200 круглый нейлон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0]" office:value-type="string" office:string-value="Поводок-перестежка для собак средних и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Благодаря специальной фурнитуре длина поводка регулируется в пределах от 100 до 180 см. Диаметр поперечного сечения - 8 мм. Подходит для ошейников-удавок серии Freestyle. &lt;br&gt; &#10;Цвет: черный." calcext:value-type="string">
            <text:p>Поводок-перестежка для собак средних и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Благодаря специальной фурнитуре длина поводка регулируется в пределах от 100 до 180 см. Диаметр поперечного сечения - 8 мм. Подходит для ошейников-удавок серии Freestyle. &lt;br&gt; </text:p>
            <text:p>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0]" office:value-type="string" office:string-value="2500.00" calcext:value-type="string">
            <text:p>2500.00</text:p>
          </table:table-cell>
          <table:table-cell table:formula="of:=['file:///home/andrey/www/home.ru/parse/valta/file_initial.ods'#$file.C290]" office:value-type="string" office:string-value="Категория: Поводок" calcext:value-type="string">
            <text:p>Категория: Поводок</text:p>
          </table:table-cell>
          <table:table-cell table:number-columns-repeated="2"/>
          <table:table-cell table:formula="of:=['file:///home/andrey/www/home.ru/parse/valta/file_initial.ods'#$file.F290]" office:value-type="string" office:string-value="http://tin29.ru/wp-content/uploads/2018/hunter/6d56aabe-9446-11e6-810e-00155d290810.jpg" calcext:value-type="string">
            <text:p>http://tin29.ru/wp-content/uploads/2018/hunter/6d56aabe-9446-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1]" office:value-type="float" office:value="65543" calcext:value-type="float">
            <text:p>65543</text:p>
          </table:table-cell>
          <table:table-cell table:formula="of:=['file:///home/andrey/www/home.ru/parse/valta/file_initial.ods'#$file.B291]" office:value-type="string" office:string-value="Hunter поводок-перестежка для собак Tripoli 10/200 нейлон желтый, светоотражающий" calcext:value-type="string">
            <text:p>Hunter поводок-перестежка для собак Tripoli 10/200 нейлон желт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1]"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1]" office:value-type="string" office:string-value="893.00" calcext:value-type="string">
            <text:p>893.00</text:p>
          </table:table-cell>
          <table:table-cell table:formula="of:=['file:///home/andrey/www/home.ru/parse/valta/file_initial.ods'#$file.C291]"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1]" office:value-type="string" office:string-value="http://tin29.ru/wp-content/uploads/2018/hunter/39cd249f-64b0-11e8-812f-005056bf23ce.jpg" calcext:value-type="string">
            <text:p>http://tin29.ru/wp-content/uploads/2018/hunter/39cd249f-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2]" office:value-type="float" office:value="65523" calcext:value-type="float">
            <text:p>65523</text:p>
          </table:table-cell>
          <table:table-cell table:formula="of:=['file:///home/andrey/www/home.ru/parse/valta/file_initial.ods'#$file.B292]" office:value-type="string" office:string-value="Hunter поводок-перестежка для собак Tripoli 10/200 нейлон св. голубой, светоотражающий" calcext:value-type="string">
            <text:p>Hunter поводок-перестежка для собак Tripoli 10/200 нейлон св. голубо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2]"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2]" office:value-type="string" office:string-value="893.00" calcext:value-type="string">
            <text:p>893.00</text:p>
          </table:table-cell>
          <table:table-cell table:formula="of:=['file:///home/andrey/www/home.ru/parse/valta/file_initial.ods'#$file.C292]"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2]" office:value-type="string" office:string-value="http://tin29.ru/wp-content/uploads/2018/hunter/432b9c0a-64b0-11e8-812f-005056bf23ce.jpg" calcext:value-type="string">
            <text:p>http://tin29.ru/wp-content/uploads/2018/hunter/432b9c0a-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3]" office:value-type="float" office:value="65533" calcext:value-type="float">
            <text:p>65533</text:p>
          </table:table-cell>
          <table:table-cell table:formula="of:=['file:///home/andrey/www/home.ru/parse/valta/file_initial.ods'#$file.B293]" office:value-type="string" office:string-value="Hunter поводок-перестежка для собак Tripoli 10/200 нейлон св. розовый, светоотражающий" calcext:value-type="string">
            <text:p>Hunter поводок-перестежка для собак Tripoli 10/200 нейлон св. розов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3]"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3]" office:value-type="string" office:string-value="893.00" calcext:value-type="string">
            <text:p>893.00</text:p>
          </table:table-cell>
          <table:table-cell table:formula="of:=['file:///home/andrey/www/home.ru/parse/valta/file_initial.ods'#$file.C293]"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3]" office:value-type="string" office:string-value="http://tin29.ru/wp-content/uploads/2018/hunter/4f7ddb2c-64b0-11e8-812f-005056bf23ce.jpg" calcext:value-type="string">
            <text:p>http://tin29.ru/wp-content/uploads/2018/hunter/4f7ddb2c-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4]" office:value-type="float" office:value="65544" calcext:value-type="float">
            <text:p>65544</text:p>
          </table:table-cell>
          <table:table-cell table:formula="of:=['file:///home/andrey/www/home.ru/parse/valta/file_initial.ods'#$file.B294]" office:value-type="string" office:string-value="Hunter поводок-перестежка для собак Tripoli 15/200 нейлон желтый, светоотражающий" calcext:value-type="string">
            <text:p>Hunter поводок-перестежка для собак Tripoli 15/200 нейлон желт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4]"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4]" office:value-type="string" office:string-value="1116.00" calcext:value-type="string">
            <text:p>1116.00</text:p>
          </table:table-cell>
          <table:table-cell table:formula="of:=['file:///home/andrey/www/home.ru/parse/valta/file_initial.ods'#$file.C294]"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4]" office:value-type="string" office:string-value="http://tin29.ru/wp-content/uploads/2018/hunter/5996492b-64b0-11e8-812f-005056bf23ce.jpg" calcext:value-type="string">
            <text:p>http://tin29.ru/wp-content/uploads/2018/hunter/5996492b-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5]" office:value-type="float" office:value="65524" calcext:value-type="float">
            <text:p>65524</text:p>
          </table:table-cell>
          <table:table-cell table:formula="of:=['file:///home/andrey/www/home.ru/parse/valta/file_initial.ods'#$file.B295]" office:value-type="string" office:string-value="Hunter поводок-перестежка для собак Tripoli 15/200 нейлон св. голубой, светоотражающий" calcext:value-type="string">
            <text:p>Hunter поводок-перестежка для собак Tripoli 15/200 нейлон св. голубо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5]"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5]" office:value-type="string" office:string-value="1116.00" calcext:value-type="string">
            <text:p>1116.00</text:p>
          </table:table-cell>
          <table:table-cell table:formula="of:=['file:///home/andrey/www/home.ru/parse/valta/file_initial.ods'#$file.C295]"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5]" office:value-type="string" office:string-value="http://tin29.ru/wp-content/uploads/2018/hunter/62fbe75e-64b0-11e8-812f-005056bf23ce.jpg" calcext:value-type="string">
            <text:p>http://tin29.ru/wp-content/uploads/2018/hunter/62fbe75e-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6]" office:value-type="float" office:value="65534" calcext:value-type="float">
            <text:p>65534</text:p>
          </table:table-cell>
          <table:table-cell table:formula="of:=['file:///home/andrey/www/home.ru/parse/valta/file_initial.ods'#$file.B296]" office:value-type="string" office:string-value="Hunter поводок-перестежка для собак Tripoli 15/200 нейлон св. розовый, светоотражающий" calcext:value-type="string">
            <text:p>Hunter поводок-перестежка для собак Tripoli 15/200 нейлон св. розовый, светоотражающи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6]" office:value-type="string" office:string-value="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6]" office:value-type="string" office:string-value="1116.00" calcext:value-type="string">
            <text:p>1116.00</text:p>
          </table:table-cell>
          <table:table-cell table:formula="of:=['file:///home/andrey/www/home.ru/parse/valta/file_initial.ods'#$file.C296]" office:value-type="string" office:string-value="Категория: Перестежка" calcext:value-type="string">
            <text:p>Категория: Перестежка</text:p>
          </table:table-cell>
          <table:table-cell table:number-columns-repeated="2"/>
          <table:table-cell table:formula="of:=['file:///home/andrey/www/home.ru/parse/valta/file_initial.ods'#$file.F296]" office:value-type="string" office:string-value="http://tin29.ru/wp-content/uploads/2018/hunter/6f8e85a3-64b0-11e8-812f-005056bf23ce.jpg" calcext:value-type="string">
            <text:p>http://tin29.ru/wp-content/uploads/2018/hunter/6f8e85a3-64b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7]" office:value-type="float" office:value="63030" calcext:value-type="float">
            <text:p>63030</text:p>
          </table:table-cell>
          <table:table-cell table:formula="of:=['file:///home/andrey/www/home.ru/parse/valta/file_initial.ods'#$file.B297]" office:value-type="string" office:string-value="Hunter пояс с поводком 120 см для бега с собакой Tacoma Active черный/бежевый" calcext:value-type="string">
            <text:p>Hunter пояс с поводком 120 см для бега с собакой Tacoma Active черный/бежев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7]" office:value-type="string" office:string-value="Сумка-ремень в спортивном стиле в регулируемым размером до 120 см. Регулируемый и светоотражающий поводок с амортизатором. Безопасная застежка для того, чтобы пристегнуть или отстегнуть ремень. С помощью застежки ремень трансформируется с поводок с петлей для руки. В комплекте с ремнем 3 отдельных кармана: для смартфона, лакомств или других аксессуаров и бутылки 0,5 л для воды. Все отделения съемные и светоотражающие." calcext:value-type="string">
            <text:p>Сумка-ремень в спортивном стиле в регулируемым размером до 120 см. Регулируемый и светоотражающий поводок с амортизатором. Безопасная застежка для того, чтобы пристегнуть или отстегнуть ремень. С помощью застежки ремень трансформируется с поводок с петлей для руки. В комплекте с ремнем 3 отдельных кармана: для смартфона, лакомств или других аксессуаров и бутылки 0,5 л для воды. Все отделения съемные и светоотражающие.</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7]" office:value-type="string" office:string-value="2814.00" calcext:value-type="string">
            <text:p>2814.00</text:p>
          </table:table-cell>
          <table:table-cell table:formula="of:=['file:///home/andrey/www/home.ru/parse/valta/file_initial.ods'#$file.C297]" office:value-type="string" office:string-value="Категория: Амуниция" calcext:value-type="string">
            <text:p>Категория: Амуниция</text:p>
          </table:table-cell>
          <table:table-cell table:number-columns-repeated="2"/>
          <table:table-cell table:formula="of:=['file:///home/andrey/www/home.ru/parse/valta/file_initial.ods'#$file.F297]" office:value-type="string" office:string-value="http://tin29.ru/wp-content/uploads/2018/hunter/f3a4615a-2bc6-11e6-80ec-00155d2e8300.jpg, http://tin29.ru/wp-content/uploads/2018/hunter/f3a4615a-2bc6-11e6-80ec-00155d2e8300_2.jpg, http://tin29.ru/wp-content/uploads/2018/hunter/f3a4615a-2bc6-11e6-80ec-00155d2e8300_3.jpg" calcext:value-type="string">
            <text:p>http://tin29.ru/wp-content/uploads/2018/hunter/f3a4615a-2bc6-11e6-80ec-00155d2e8300.jpg, http://tin29.ru/wp-content/uploads/2018/hunter/f3a4615a-2bc6-11e6-80ec-00155d2e8300_2.jpg, http://tin29.ru/wp-content/uploads/2018/hunter/f3a4615a-2bc6-11e6-80ec-00155d2e8300_3.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8]" office:value-type="float" office:value="19750" calcext:value-type="float">
            <text:p>19750</text:p>
          </table:table-cell>
          <table:table-cell table:formula="of:=['file:///home/andrey/www/home.ru/parse/valta/file_initial.ods'#$file.B298]" office:value-type="string" office:string-value="Hunter ринговка для собак 6 мм кожа натуральная" calcext:value-type="string">
            <text:p>Hunter ринговка для собак 6 мм кожа натураль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8]" office:value-type="string" office:string-value="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бежевый. Удобно лежит в руке." calcext: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бежевый. Удобно лежит в руке.</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8]" office:value-type="string" office:string-value="1551.00" calcext:value-type="string">
            <text:p>1551.00</text:p>
          </table:table-cell>
          <table:table-cell table:formula="of:=['file:///home/andrey/www/home.ru/parse/valta/file_initial.ods'#$file.C298]" office:value-type="string" office:string-value="Категория: Ринговка" calcext:value-type="string">
            <text:p>Категория: Ринговка</text:p>
          </table:table-cell>
          <table:table-cell table:number-columns-repeated="2"/>
          <table:table-cell table:formula="of:=['file:///home/andrey/www/home.ru/parse/valta/file_initial.ods'#$file.F298]" office:value-type="string" office:string-value="http://tin29.ru/wp-content/uploads/2018/hunter/3b3682e2-3594-11e0-4488-001517e97967.jpg" calcext:value-type="string">
            <text:p>http://tin29.ru/wp-content/uploads/2018/hunter/3b3682e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299]" office:value-type="float" office:value="19745" calcext:value-type="float">
            <text:p>19745</text:p>
          </table:table-cell>
          <table:table-cell table:formula="of:=['file:///home/andrey/www/home.ru/parse/valta/file_initial.ods'#$file.B299]" office:value-type="string" office:string-value="Hunter ринговка для собак 6 мм кожа черная" calcext:value-type="string">
            <text:p>Hunter ринговка для собак 6 мм кожа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299]" office:value-type="string" office:string-value="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черный. Удобно лежит в руке." calcext: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черный. Удобно лежит в руке.</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299]" office:value-type="string" office:string-value="2120.00" calcext:value-type="string">
            <text:p>2120.00</text:p>
          </table:table-cell>
          <table:table-cell table:formula="of:=['file:///home/andrey/www/home.ru/parse/valta/file_initial.ods'#$file.C299]" office:value-type="string" office:string-value="Категория: Ринговка" calcext:value-type="string">
            <text:p>Категория: Ринговка</text:p>
          </table:table-cell>
          <table:table-cell table:number-columns-repeated="2"/>
          <table:table-cell table:formula="of:=['file:///home/andrey/www/home.ru/parse/valta/file_initial.ods'#$file.F299]" office:value-type="string" office:string-value="http://tin29.ru/wp-content/uploads/2018/hunter/3b3682bb-3594-11e0-4488-001517e97967.jpg" calcext:value-type="string">
            <text:p>http://tin29.ru/wp-content/uploads/2018/hunter/3b3682bb-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00]" office:value-type="float" office:value="42266" calcext:value-type="float">
            <text:p>42266</text:p>
          </table:table-cell>
          <table:table-cell table:formula="of:=['file:///home/andrey/www/home.ru/parse/valta/file_initial.ods'#$file.B300]" office:value-type="string" office:string-value="Hunter ринговка для собак Freestyle 10/170 нейлоновая стропа терракотовая" calcext:value-type="string">
            <text:p>Hunter ринговка для собак Freestyle 10/170 нейлоновая стропа терракото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0]" office:value-type="string" office:string-value="Прочная, надежная нейлоновая ринговка Hunter Freestyle 10/170 (Фристайл) - оптимальный выбор для представления вашего четвероногого друга. Круглой формы, с диаметром поперечного сечения 10 мм, она прослужит вам долгие годы и принесет много побед! Цвет - терракот. Удобно лежит в руке, длина 1,7 м." calcext:value-type="string">
            <text:p>Прочная, надежная нейлоновая ринговка Hunter Freestyle 10/170 (Фристайл) - оптимальный выбор для представления вашего четвероногого друга. Круглой формы, с диаметром поперечного сечения 10 мм, она прослужит вам долгие годы и принесет много побед! Цвет - терракот. Удобно лежит в руке, длина 1,7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0]" office:value-type="string" office:string-value="1802.00" calcext:value-type="string">
            <text:p>1802.00</text:p>
          </table:table-cell>
          <table:table-cell table:formula="of:=['file:///home/andrey/www/home.ru/parse/valta/file_initial.ods'#$file.C300]" office:value-type="string" office:string-value="Категория: Ринговка" calcext:value-type="string">
            <text:p>Категория: Ринговка</text:p>
          </table:table-cell>
          <table:table-cell table:number-columns-repeated="2"/>
          <table:table-cell table:formula="of:=['file:///home/andrey/www/home.ru/parse/valta/file_initial.ods'#$file.F300]" office:value-type="string" office:string-value="http://tin29.ru/wp-content/uploads/2018/hunter/5689b6a4-3594-11e0-4488-001517e97967.jpg" calcext:value-type="string">
            <text:p>http://tin29.ru/wp-content/uploads/2018/hunter/5689b6a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01]" office:value-type="float" office:value="40768" calcext:value-type="float">
            <text:p>40768</text:p>
          </table:table-cell>
          <table:table-cell table:formula="of:=['file:///home/andrey/www/home.ru/parse/valta/file_initial.ods'#$file.B301]" office:value-type="string" office:string-value="Hunter ринговка для собак Freestyle 8/120 нейлоновая стропа красная" calcext:value-type="string">
            <text:p>Hunter ринговка для собак Freestyle 8/120 нейлоновая стропа крас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1]" office:value-type="string" office:string-value="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красный. Удобно лежит в руке, длина 1,2 м." calcext: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красный. Удобно лежит в руке, длина 1,2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1]" office:value-type="string" office:string-value="1493.00" calcext:value-type="string">
            <text:p>1493.00</text:p>
          </table:table-cell>
          <table:table-cell table:formula="of:=['file:///home/andrey/www/home.ru/parse/valta/file_initial.ods'#$file.C301]" office:value-type="string" office:string-value="Категория: Ринговка" calcext:value-type="string">
            <text:p>Категория: Ринговка</text:p>
          </table:table-cell>
          <table:table-cell table:number-columns-repeated="2"/>
          <table:table-cell table:formula="of:=['file:///home/andrey/www/home.ru/parse/valta/file_initial.ods'#$file.F301]" office:value-type="string" office:string-value="http://tin29.ru/wp-content/uploads/2018/hunter/4c4b7b8c-3594-11e0-4488-001517e97967.jpg" calcext:value-type="string">
            <text:p>http://tin29.ru/wp-content/uploads/2018/hunter/4c4b7b8c-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02]" office:value-type="float" office:value="40770" calcext:value-type="float">
            <text:p>40770</text:p>
          </table:table-cell>
          <table:table-cell table:formula="of:=['file:///home/andrey/www/home.ru/parse/valta/file_initial.ods'#$file.B302]" office:value-type="string" office:string-value="Hunter ринговка для собак Freestyle 8/120 нейлоновая стропа черная" calcext:value-type="string">
            <text:p>Hunter ринговка для собак Freestyle 8/120 нейлоновая стропа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2]" office:value-type="string" office:string-value="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черный. Удобно лежит в руке, длина 1,2 м." calcext: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черный. Удобно лежит в руке, длина 1,2 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2]" office:value-type="string" office:string-value="1493.00" calcext:value-type="string">
            <text:p>1493.00</text:p>
          </table:table-cell>
          <table:table-cell table:formula="of:=['file:///home/andrey/www/home.ru/parse/valta/file_initial.ods'#$file.C302]" office:value-type="string" office:string-value="Категория: Ринговка" calcext:value-type="string">
            <text:p>Категория: Ринговка</text:p>
          </table:table-cell>
          <table:table-cell table:number-columns-repeated="2"/>
          <table:table-cell table:formula="of:=['file:///home/andrey/www/home.ru/parse/valta/file_initial.ods'#$file.F302]" office:value-type="string" office:string-value="http://tin29.ru/wp-content/uploads/2018/hunter/4c4b7bb5-3594-11e0-4488-001517e97967.jpg" calcext:value-type="string">
            <text:p>http://tin29.ru/wp-content/uploads/2018/hunter/4c4b7bb5-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03]" office:value-type="float" office:value="92397" calcext:value-type="float">
            <text:p>92397</text:p>
          </table:table-cell>
          <table:table-cell table:formula="of:=['file:///home/andrey/www/home.ru/parse/valta/file_initial.ods'#$file.B303]" office:value-type="string" office:string-value="Hunter свисток для тренинга для собак" calcext:value-type="string">
            <text:p>Hunter свисток для тренинга для собак</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3]" office:value-type="string" office:string-value="Hunter Свисток для тренинга для собак" calcext:value-type="string">
            <text:p>Hunter Свисток для тренинга для собак</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3]" office:value-type="string" office:string-value="229.00" calcext:value-type="string">
            <text:p>229.00</text:p>
          </table:table-cell>
          <table:table-cell table:formula="of:=['file:///home/andrey/www/home.ru/parse/valta/file_initial.ods'#$file.C303]" office:value-type="string" office:string-value="Категория: Средства коррекции поведения" calcext:value-type="string">
            <text:p>Категория: Средства коррекции поведения</text:p>
          </table:table-cell>
          <table:table-cell table:number-columns-repeated="2"/>
          <table:table-cell table:formula="of:=['file:///home/andrey/www/home.ru/parse/valta/file_initial.ods'#$file.F303]" office:value-type="string" office:string-value="http://tin29.ru/wp-content/uploads/2018/hunter/a763e664-fb7a-11e3-8d48-001517e97967.jpg" calcext:value-type="string">
            <text:p>http://tin29.ru/wp-content/uploads/2018/hunter/a763e664-fb7a-11e3-8d4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04]" office:value-type="float" office:value="44734" calcext:value-type="float">
            <text:p>44734</text:p>
          </table:table-cell>
          <table:table-cell table:formula="of:=['file:///home/andrey/www/home.ru/parse/valta/file_initial.ods'#$file.B304]" office:value-type="string" office:string-value="Hunter софа для собак и кошек White Dots 40x40 см коричневая" calcext:value-type="string">
            <text:p>Hunter софа для собак и кошек White Dots 40x40 см коричне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4]" office:value-type="string" office:string-value="Hunter софа для собак и кошек White Dots 40x40 см коричневая.&lt;br&gt;&lt;br&gt;&#10;Софа White Dots - прекрасное место для отдыха кошек и собак мелких пород. &lt;br&gt;Наполнитель из 100% полиэстера, внутри отделана 100% хлопком. &lt;br&gt;Защитит вашего любимца от холода и сквозняков, обеспечив ему комфорт и уют во время сна.&lt;br&gt; Цвет - коричневый, машинная стирка при 30 С. Размер 40х40 см" calcext:value-type="string">
            <text:p>Hunter софа для собак и кошек White Dots 40x40 см коричневая.&lt;br&gt;&lt;br&gt;</text:p>
            <text:p>Софа White Dots - прекрасное место для отдыха кошек и собак мелких пород. &lt;br&gt;Наполнитель из 100% полиэстера, внутри отделана 100% хлопком. &lt;br&gt;Защитит вашего любимца от холода и сквозняков, обеспечив ему комфорт и уют во время сна.&lt;br&gt; Цвет - коричневый, машинная стирка при 30 С. Размер 40х40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4]" office:value-type="string" office:string-value="2555.00" calcext:value-type="string">
            <text:p>2555.00</text:p>
          </table:table-cell>
          <table:table-cell table:formula="of:=['file:///home/andrey/www/home.ru/parse/valta/file_initial.ods'#$file.C304]" office:value-type="string" office:string-value="Категория: Лежанки" calcext:value-type="string">
            <text:p>Категория: Лежанки</text:p>
          </table:table-cell>
          <table:table-cell table:number-columns-repeated="2"/>
          <table:table-cell table:formula="of:=['file:///home/andrey/www/home.ru/parse/valta/file_initial.ods'#$file.F304]" office:value-type="string" office:string-value="http://tin29.ru/wp-content/uploads/2018/hunter/78efea74-3594-11e0-4488-001517e97967.jpg" calcext:value-type="string">
            <text:p>http://tin29.ru/wp-content/uploads/2018/hunter/78efea74-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05]" office:value-type="float" office:value="42369" calcext:value-type="float">
            <text:p>42369</text:p>
          </table:table-cell>
          <table:table-cell table:formula="of:=['file:///home/andrey/www/home.ru/parse/valta/file_initial.ods'#$file.B305]" office:value-type="string" office:string-value="Hunter сумочка для лакомств Standard малая бежевая" calcext:value-type="string">
            <text:p>Hunter сумочка для лакомств Standard малая беже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5]" office:value-type="string" office:string-value="Hunter сумочка для лакомств &lt;br&gt;&lt;br&gt;&#10;На поясная сумочка для лакомств. Снабжена петлей для крепления к ремню и клипсой для крепления сумочки на поясе. Сделана из полиэстера. Всегда берите на прогулку лакомство для поощрения Вашего питомца при ежедневных тренировках, а сумочка Hunter убережет Ваши карманы от крошек. Цвет - черный/бежевый" calcext:value-type="string">
            <text:p>Hunter сумочка для лакомств &lt;br&gt;&lt;br&gt;</text:p>
            <text:p>На поясная сумочка для лакомств. Снабжена петлей для крепления к ремню и клипсой для крепления сумочки на поясе. Сделана из полиэстера. Всегда берите на прогулку лакомство для поощрения Вашего питомца при ежедневных тренировках, а сумочка Hunter убережет Ваши карманы от крошек. Цвет - черный/бежев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5]" office:value-type="string" office:string-value="999.00" calcext:value-type="string">
            <text:p>999.00</text:p>
          </table:table-cell>
          <table:table-cell table:formula="of:=['file:///home/andrey/www/home.ru/parse/valta/file_initial.ods'#$file.C305]" office:value-type="string" office:string-value="Категория: Сумочка для лакомств" calcext:value-type="string">
            <text:p>Категория: Сумочка для лакомств</text:p>
          </table:table-cell>
          <table:table-cell table:number-columns-repeated="2"/>
          <table:table-cell table:formula="of:=['file:///home/andrey/www/home.ru/parse/valta/file_initial.ods'#$file.F305]" office:value-type="string" office:string-value="http://tin29.ru/wp-content/uploads/2018/hunter/595f618a-3594-11e0-4488-001517e97967.jpg" calcext:value-type="string">
            <text:p>http://tin29.ru/wp-content/uploads/2018/hunter/595f618a-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06]" office:value-type="float" office:value="41890" calcext:value-type="float">
            <text:p>41890</text:p>
          </table:table-cell>
          <table:table-cell table:formula="of:=['file:///home/andrey/www/home.ru/parse/valta/file_initial.ods'#$file.B306]" office:value-type="string" office:string-value="Hunter сумочка для лакомств Standard средняя бежевая" calcext:value-type="string">
            <text:p>Hunter сумочка для лакомств Standard средняя бежев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6]" office:value-type="string" office:string-value="Hunter сумочка для лакомств средняя.&lt;br&gt;&lt;br&gt;&#10;На поясная сумочка для для лакомств снабжена петлей для крепления к ремню и клипсой для крепления сумочки на поясе.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lt;br&gt; Цвет - черный/бежевый." calcext:value-type="string">
            <text:p>Hunter сумочка для лакомств средняя.&lt;br&gt;&lt;br&gt;</text:p>
            <text:p>На поясная сумочка для для лакомств снабжена петлей для крепления к ремню и клипсой для крепления сумочки на поясе.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lt;br&gt; Цвет - черный/бежев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6]" office:value-type="string" office:string-value="1077.00" calcext:value-type="string">
            <text:p>1077.00</text:p>
          </table:table-cell>
          <table:table-cell table:formula="of:=['file:///home/andrey/www/home.ru/parse/valta/file_initial.ods'#$file.C306]" office:value-type="string" office:string-value="Категория: Сумочка для лакомств" calcext:value-type="string">
            <text:p>Категория: Сумочка для лакомств</text:p>
          </table:table-cell>
          <table:table-cell table:number-columns-repeated="2"/>
          <table:table-cell table:formula="of:=['file:///home/andrey/www/home.ru/parse/valta/file_initial.ods'#$file.F306]" office:value-type="string" office:string-value="http://tin29.ru/wp-content/uploads/2018/hunter/53d7f42b-3594-11e0-4488-001517e97967.jpg" calcext:value-type="string">
            <text:p>http://tin29.ru/wp-content/uploads/2018/hunter/53d7f42b-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07]" office:value-type="float" office:value="46578" calcext:value-type="float">
            <text:p>46578</text:p>
          </table:table-cell>
          <table:table-cell table:formula="of:=['file:///home/andrey/www/home.ru/parse/valta/file_initial.ods'#$file.B307]" office:value-type="string" office:string-value="Hunter сумочка для лакомств малая простая (без кармана для кликера и клипсы для ремня)" calcext:value-type="string">
            <text:p>Hunter сумочка для лакомств малая простая (без кармана для кликера и клипсы для ремн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7]" office:value-type="string" office:string-value="Hunter сумочка для лакомств малая простая (без кармана для кликера и клипсы для ремня)&lt;br&gt;&lt;br&gt;&#10;На поясная сумочка для лакомств. Снабжена петлей для крепления к ремню.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 &lt;br&gt;Цвет - черный/бежевый. Размер - 14*8*8 см" calcext:value-type="string">
            <text:p>Hunter сумочка для лакомств малая простая (без кармана для кликера и клипсы для ремня)&lt;br&gt;&lt;br&gt;</text:p>
            <text:p>На поясная сумочка для лакомств. Снабжена петлей для крепления к ремню.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 &lt;br&gt;Цвет - черный/бежевый. Размер - 14*8*8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7]" office:value-type="string" office:string-value="802.00" calcext:value-type="string">
            <text:p>802.00</text:p>
          </table:table-cell>
          <table:table-cell table:formula="of:=['file:///home/andrey/www/home.ru/parse/valta/file_initial.ods'#$file.C307]" office:value-type="string" office:string-value="Категория: Сумочка для лакомств" calcext:value-type="string">
            <text:p>Категория: Сумочка для лакомств</text:p>
          </table:table-cell>
          <table:table-cell table:number-columns-repeated="2"/>
          <table:table-cell table:formula="of:=['file:///home/andrey/www/home.ru/parse/valta/file_initial.ods'#$file.F307]" office:value-type="string" office:string-value="http://tin29.ru/wp-content/uploads/2018/hunter/88f8ea42-3594-11e0-4488-001517e97967.jpg" calcext:value-type="string">
            <text:p>http://tin29.ru/wp-content/uploads/2018/hunter/88f8ea42-3594-11e0-4488-001517e97967.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308]" office:value-type="float" office:value="92726" calcext:value-type="float">
            <text:p>92726</text:p>
          </table:table-cell>
          <table:table-cell table:formula="of:=['file:///home/andrey/www/home.ru/parse/valta/file_initial.ods'#$file.B308]" office:value-type="string" office:string-value="Hunter шлейка для собак Manoa M (44-55 см)  нейлон/сетчатый текстиль красный" calcext:value-type="string">
            <text:p>Hunter шлейка для собак Manoa M (44-55 см) <text:s/>нейлон/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8]" office:value-type="string" office:string-value="Шлейка для средних пород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10;Обхват груди 44-55 см. &lt;br&gt; Цвет: красный."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text:p>
            <text:p>Обхват груди 44-55 см. &lt;br&gt;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8]" office:value-type="string" office:string-value="1626.00" calcext:value-type="string">
            <text:p>1626.00</text:p>
          </table:table-cell>
          <table:table-cell table:formula="of:=['file:///home/andrey/www/home.ru/parse/valta/file_initial.ods'#$file.C308]" office:value-type="string" office:string-value="Категория: Шлейки" calcext:value-type="string">
            <text:p>Категория: Шлейки</text:p>
          </table:table-cell>
          <table:table-cell table:number-columns-repeated="2"/>
          <table:table-cell table:formula="of:=['file:///home/andrey/www/home.ru/parse/valta/file_initial.ods'#$file.F308]" office:value-type="string" office:string-value="http://tin29.ru/wp-content/uploads/2018/hunter/d5416c5c-9449-11e6-810e-00155d290810.jpg" calcext:value-type="string">
            <text:p>http://tin29.ru/wp-content/uploads/2018/hunter/d5416c5c-9449-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09]" office:value-type="float" office:value="92720" calcext:value-type="float">
            <text:p>92720</text:p>
          </table:table-cell>
          <table:table-cell table:formula="of:=['file:///home/andrey/www/home.ru/parse/valta/file_initial.ods'#$file.B309]" office:value-type="string" office:string-value="Hunter шлейка для собак Manoa M (44-55 см)  нейлон/сетчатый текстиль черный" calcext:value-type="string">
            <text:p>Hunter шлейка для собак Manoa M (44-55 см) <text:s/>нейлон/сетчатый текстиль чер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09]" office:value-type="string" office:string-value="Шлейка для средних пород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 Цвет: черный."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09]" office:value-type="string" office:string-value="1626.00" calcext:value-type="string">
            <text:p>1626.00</text:p>
          </table:table-cell>
          <table:table-cell table:formula="of:=['file:///home/andrey/www/home.ru/parse/valta/file_initial.ods'#$file.C309]" office:value-type="string" office:string-value="Категория: Шлейки" calcext:value-type="string">
            <text:p>Категория: Шлейки</text:p>
          </table:table-cell>
          <table:table-cell table:number-columns-repeated="2"/>
          <table:table-cell table:formula="of:=['file:///home/andrey/www/home.ru/parse/valta/file_initial.ods'#$file.F309]" office:value-type="string" office:string-value="http://tin29.ru/wp-content/uploads/2018/hunter/20121a04-944a-11e6-810e-00155d290810.jpg" calcext:value-type="string">
            <text:p>http://tin29.ru/wp-content/uploads/2018/hunter/20121a04-944a-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310]" office:value-type="float" office:value="92723" calcext:value-type="float">
            <text:p>92723</text:p>
          </table:table-cell>
          <table:table-cell table:formula="of:=['file:///home/andrey/www/home.ru/parse/valta/file_initial.ods'#$file.B310]" office:value-type="string" office:string-value="Hunter шлейка для собак Manoa M (44-55 см) нейлон/сетчатый текстиль голубой" calcext:value-type="string">
            <text:p>Hunter шлейка для собак Manoa M (44-55 см) нейлон/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0]" office:value-type="string" office:string-value="Шлейка для средних пород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10;"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0]" office:value-type="string" office:string-value="1626.00" calcext:value-type="string">
            <text:p>1626.00</text:p>
          </table:table-cell>
          <table:table-cell table:formula="of:=['file:///home/andrey/www/home.ru/parse/valta/file_initial.ods'#$file.C310]" office:value-type="string" office:string-value="Категория: Шлейки" calcext:value-type="string">
            <text:p>Категория: Шлейки</text:p>
          </table:table-cell>
          <table:table-cell table:number-columns-repeated="2"/>
          <table:table-cell table:formula="of:=['file:///home/andrey/www/home.ru/parse/valta/file_initial.ods'#$file.F310]" office:value-type="string" office:string-value="http://tin29.ru/wp-content/uploads/2018/hunter/b170a4a1-1581-11e8-812a-005056bf23ce.jpg" calcext:value-type="string">
            <text:p>http://tin29.ru/wp-content/uploads/2018/hunter/b170a4a1-1581-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11]" office:value-type="float" office:value="92722" calcext:value-type="float">
            <text:p>92722</text:p>
          </table:table-cell>
          <table:table-cell table:formula="of:=['file:///home/andrey/www/home.ru/parse/valta/file_initial.ods'#$file.B311]" office:value-type="string" office:string-value="Hunter шлейка для собак Manoa S (38-47 см) нейлон/сетчатый текстиль голубой" calcext:value-type="string">
            <text:p>Hunter шлейка для собак Manoa S (38-47 см) нейлон/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1]"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голубой."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голуб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1]" office:value-type="string" office:string-value="1409.00" calcext:value-type="string">
            <text:p>1409.00</text:p>
          </table:table-cell>
          <table:table-cell table:formula="of:=['file:///home/andrey/www/home.ru/parse/valta/file_initial.ods'#$file.C311]" office:value-type="string" office:string-value="Категория: Шлейки" calcext:value-type="string">
            <text:p>Категория: Шлейки</text:p>
          </table:table-cell>
          <table:table-cell table:number-columns-repeated="2"/>
          <table:table-cell table:formula="of:=['file:///home/andrey/www/home.ru/parse/valta/file_initial.ods'#$file.F311]" office:value-type="string" office:string-value="http://tin29.ru/wp-content/uploads/2018/hunter/04e7356c-944a-11e6-810e-00155d290810.jpg" calcext:value-type="string">
            <text:p>http://tin29.ru/wp-content/uploads/2018/hunter/04e7356c-944a-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12]" office:value-type="float" office:value="92725" calcext:value-type="float">
            <text:p>92725</text:p>
          </table:table-cell>
          <table:table-cell table:formula="of:=['file:///home/andrey/www/home.ru/parse/valta/file_initial.ods'#$file.B312]" office:value-type="string" office:string-value="Hunter шлейка для собак Manoa S (38-47 см) нейлон/сетчатый текстиль красный" calcext:value-type="string">
            <text:p>Hunter шлейка для собак Manoa S (38-47 см) нейлон/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2]"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красный."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2]" office:value-type="string" office:string-value="1409.00" calcext:value-type="string">
            <text:p>1409.00</text:p>
          </table:table-cell>
          <table:table-cell table:formula="of:=['file:///home/andrey/www/home.ru/parse/valta/file_initial.ods'#$file.C312]" office:value-type="string" office:string-value="Категория: Шлейки" calcext:value-type="string">
            <text:p>Категория: Шлейки</text:p>
          </table:table-cell>
          <table:table-cell table:number-columns-repeated="2"/>
          <table:table-cell table:formula="of:=['file:///home/andrey/www/home.ru/parse/valta/file_initial.ods'#$file.F312]" office:value-type="string" office:string-value="http://tin29.ru/wp-content/uploads/2018/hunter/b73f5ac9-9449-11e6-810e-00155d290810.jpg" calcext:value-type="string">
            <text:p>http://tin29.ru/wp-content/uploads/2018/hunter/b73f5ac9-9449-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valta/file_initial.ods'#$file.A313]" office:value-type="float" office:value="92719" calcext:value-type="float">
            <text:p>92719</text:p>
          </table:table-cell>
          <table:table-cell table:formula="of:=['file:///home/andrey/www/home.ru/parse/valta/file_initial.ods'#$file.B313]" office:value-type="string" office:string-value="Hunter шлейка для собак Manoa S (38-47 см) нейлон/сетчатый текстиль черная" calcext:value-type="string">
            <text:p>Hunter шлейка для собак Manoa S (38-47 см) нейлон/сетчатый текстиль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3]"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10;"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text:p>
            <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3]" office:value-type="string" office:string-value="1409.00" calcext:value-type="string">
            <text:p>1409.00</text:p>
          </table:table-cell>
          <table:table-cell table:formula="of:=['file:///home/andrey/www/home.ru/parse/valta/file_initial.ods'#$file.C313]" office:value-type="string" office:string-value="Категория: Шлейки" calcext:value-type="string">
            <text:p>Категория: Шлейки</text:p>
          </table:table-cell>
          <table:table-cell table:number-columns-repeated="2"/>
          <table:table-cell table:formula="of:=['file:///home/andrey/www/home.ru/parse/valta/file_initial.ods'#$file.F313]" office:value-type="string" office:string-value="http://tin29.ru/wp-content/uploads/2018/hunter/db0cf623-16fa-11e8-812a-005056bf23ce.jpg" calcext:value-type="string">
            <text:p>http://tin29.ru/wp-content/uploads/2018/hunter/db0cf623-16fa-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14]" office:value-type="float" office:value="92721" calcext:value-type="float">
            <text:p>92721</text:p>
          </table:table-cell>
          <table:table-cell table:formula="of:=['file:///home/andrey/www/home.ru/parse/valta/file_initial.ods'#$file.B314]" office:value-type="string" office:string-value="Hunter шлейка для собак Manoa XS (35-41 см) нейлон/сетчатый текстиль голубой" calcext:value-type="string">
            <text:p>Hunter шлейка для собак Manoa XS (35-41 см) нейлон/сетчатый текстиль голубо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4]"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голубой."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голубо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4]" office:value-type="string" office:string-value="1337.00" calcext:value-type="string">
            <text:p>1337.00</text:p>
          </table:table-cell>
          <table:table-cell table:formula="of:=['file:///home/andrey/www/home.ru/parse/valta/file_initial.ods'#$file.C314]" office:value-type="string" office:string-value="Категория: Шлейки" calcext:value-type="string">
            <text:p>Категория: Шлейки</text:p>
          </table:table-cell>
          <table:table-cell table:number-columns-repeated="2"/>
          <table:table-cell table:formula="of:=['file:///home/andrey/www/home.ru/parse/valta/file_initial.ods'#$file.F314]" office:value-type="string" office:string-value="http://tin29.ru/wp-content/uploads/2018/hunter/eadf43d5-9449-11e6-810e-00155d290810.jpg" calcext:value-type="string">
            <text:p>http://tin29.ru/wp-content/uploads/2018/hunter/eadf43d5-9449-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15]" office:value-type="float" office:value="92724" calcext:value-type="float">
            <text:p>92724</text:p>
          </table:table-cell>
          <table:table-cell table:formula="of:=['file:///home/andrey/www/home.ru/parse/valta/file_initial.ods'#$file.B315]" office:value-type="string" office:string-value="Hunter шлейка для собак Manoa XS (35-41 см) нейлон/сетчатый текстиль красный" calcext:value-type="string">
            <text:p>Hunter шлейка для собак Manoa XS (35-41 см) нейлон/сетчатый текстиль красный</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5]"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красный."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крас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5]" office:value-type="string" office:string-value="1337.00" calcext:value-type="string">
            <text:p>1337.00</text:p>
          </table:table-cell>
          <table:table-cell table:formula="of:=['file:///home/andrey/www/home.ru/parse/valta/file_initial.ods'#$file.C315]" office:value-type="string" office:string-value="Категория: Шлейки" calcext:value-type="string">
            <text:p>Категория: Шлейки</text:p>
          </table:table-cell>
          <table:table-cell table:number-columns-repeated="2"/>
          <table:table-cell table:formula="of:=['file:///home/andrey/www/home.ru/parse/valta/file_initial.ods'#$file.F315]" office:value-type="string" office:string-value="http://tin29.ru/wp-content/uploads/2018/hunter/9a7f0a63-9449-11e6-810e-00155d290810.jpg" calcext:value-type="string">
            <text:p>http://tin29.ru/wp-content/uploads/2018/hunter/9a7f0a63-9449-11e6-810e-00155d290810.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valta/file_initial.ods'#$file.A316]" office:value-type="float" office:value="92718" calcext:value-type="float">
            <text:p>92718</text:p>
          </table:table-cell>
          <table:table-cell table:formula="of:=['file:///home/andrey/www/home.ru/parse/valta/file_initial.ods'#$file.B316]" office:value-type="string" office:string-value="Hunter шлейка для собак Manoa XS (35-41 см) нейлон/сетчатый текстиль черная" calcext:value-type="string">
            <text:p>Hunter шлейка для собак Manoa XS (35-41 см) нейлон/сетчатый текстиль черн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6]" office:value-type="string" office:string-value="Шлейка для миниатюрных собак. Выполнена из легкого дышащего сетчатого текстиля. &#10;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черный."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черный.</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6]" office:value-type="string" office:string-value="1337.00" calcext:value-type="string">
            <text:p>1337.00</text:p>
          </table:table-cell>
          <table:table-cell table:formula="of:=['file:///home/andrey/www/home.ru/parse/valta/file_initial.ods'#$file.C316]" office:value-type="string" office:string-value="Категория: Шлейки" calcext:value-type="string">
            <text:p>Категория: Шлейки</text:p>
          </table:table-cell>
          <table:table-cell table:number-columns-repeated="2"/>
          <table:table-cell table:formula="of:=['file:///home/andrey/www/home.ru/parse/valta/file_initial.ods'#$file.F316]" office:value-type="string" office:string-value="http://tin29.ru/wp-content/uploads/2018/hunter/f955b4fb-1715-11e8-812a-005056bf23ce.jpg" calcext:value-type="string">
            <text:p>http://tin29.ru/wp-content/uploads/2018/hunter/f955b4fb-1715-11e8-812a-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17]" office:value-type="float" office:value="65538" calcext:value-type="float">
            <text:p>65538</text:p>
          </table:table-cell>
          <table:table-cell table:formula="of:=['file:///home/andrey/www/home.ru/parse/valta/file_initial.ods'#$file.B317]" office:value-type="string" office:string-value="Hunter шлейка для собак Tripoli 32-44 см, нейлон желтая, светоотражающая" calcext:value-type="string">
            <text:p>Hunter шлейка для собак Tripoli 32-44 см, нейлон желт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7]" office:value-type="string" office:string-value="Шлейка для собак . Выполнена из прочного нейлона со светоотражающей полоской. Обхват груди 32-44 см." calcext:value-type="string">
            <text:p>Шлейка для собак . Выполнена из прочного нейлона со светоотражающей полоской. Обхват груди 32-4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7]" office:value-type="string" office:string-value="670.00" calcext:value-type="string">
            <text:p>670.00</text:p>
          </table:table-cell>
          <table:table-cell table:formula="of:=['file:///home/andrey/www/home.ru/parse/valta/file_initial.ods'#$file.C317]" office:value-type="string" office:string-value="Категория: Шлейки" calcext:value-type="string">
            <text:p>Категория: Шлейки</text:p>
          </table:table-cell>
          <table:table-cell table:number-columns-repeated="2"/>
          <table:table-cell table:formula="of:=['file:///home/andrey/www/home.ru/parse/valta/file_initial.ods'#$file.F317]" office:value-type="string" office:string-value="http://tin29.ru/wp-content/uploads/2018/hunter/f8ffaae6-64bc-11e8-812f-005056bf23ce.jpg" calcext:value-type="string">
            <text:p>http://tin29.ru/wp-content/uploads/2018/hunter/f8ffaae6-64bc-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18]" office:value-type="float" office:value="65518" calcext:value-type="float">
            <text:p>65518</text:p>
          </table:table-cell>
          <table:table-cell table:formula="of:=['file:///home/andrey/www/home.ru/parse/valta/file_initial.ods'#$file.B318]" office:value-type="string" office:string-value="Hunter шлейка для собак Tripoli 32-44 см, нейлон св. голубая, светоотражающая" calcext:value-type="string">
            <text:p>Hunter шлейка для собак Tripoli 32-44 см, нейлон св. голуб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8]" office:value-type="string" office:string-value="Шлейка для собак . Выполнена из прочного нейлона со светоотражающей полоской. Обхват груди 32-44 см." calcext:value-type="string">
            <text:p>Шлейка для собак . Выполнена из прочного нейлона со светоотражающей полоской. Обхват груди 32-4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8]" office:value-type="string" office:string-value="670.00" calcext:value-type="string">
            <text:p>670.00</text:p>
          </table:table-cell>
          <table:table-cell table:formula="of:=['file:///home/andrey/www/home.ru/parse/valta/file_initial.ods'#$file.C318]" office:value-type="string" office:string-value="Категория: Шлейки" calcext:value-type="string">
            <text:p>Категория: Шлейки</text:p>
          </table:table-cell>
          <table:table-cell table:number-columns-repeated="2"/>
          <table:table-cell table:formula="of:=['file:///home/andrey/www/home.ru/parse/valta/file_initial.ods'#$file.F318]" office:value-type="string" office:string-value="http://tin29.ru/wp-content/uploads/2018/hunter/02595e0e-64bd-11e8-812f-005056bf23ce.jpg" calcext:value-type="string">
            <text:p>http://tin29.ru/wp-content/uploads/2018/hunter/02595e0e-64bd-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19]" office:value-type="float" office:value="65528" calcext:value-type="float">
            <text:p>65528</text:p>
          </table:table-cell>
          <table:table-cell table:formula="of:=['file:///home/andrey/www/home.ru/parse/valta/file_initial.ods'#$file.B319]" office:value-type="string" office:string-value="Hunter шлейка для собак Tripoli 32-44 см, нейлон св. розовая, светоотражающая" calcext:value-type="string">
            <text:p>Hunter шлейка для собак Tripoli 32-44 см, нейлон св. розов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19]" office:value-type="string" office:string-value="Шлейка для собак . Выполнена из прочного нейлона со светоотражающей полоской. Обхват груди 32-44 см." calcext:value-type="string">
            <text:p>Шлейка для собак . Выполнена из прочного нейлона со светоотражающей полоской. Обхват груди 32-44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19]" office:value-type="string" office:string-value="670.00" calcext:value-type="string">
            <text:p>670.00</text:p>
          </table:table-cell>
          <table:table-cell table:formula="of:=['file:///home/andrey/www/home.ru/parse/valta/file_initial.ods'#$file.C319]" office:value-type="string" office:string-value="Категория: Шлейки" calcext:value-type="string">
            <text:p>Категория: Шлейки</text:p>
          </table:table-cell>
          <table:table-cell table:number-columns-repeated="2"/>
          <table:table-cell table:formula="of:=['file:///home/andrey/www/home.ru/parse/valta/file_initial.ods'#$file.F319]" office:value-type="string" office:string-value="http://tin29.ru/wp-content/uploads/2018/hunter/0b751340-64bd-11e8-812f-005056bf23ce.jpg" calcext:value-type="string">
            <text:p>http://tin29.ru/wp-content/uploads/2018/hunter/0b751340-64bd-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0]" office:value-type="float" office:value="65539" calcext:value-type="float">
            <text:p>65539</text:p>
          </table:table-cell>
          <table:table-cell table:formula="of:=['file:///home/andrey/www/home.ru/parse/valta/file_initial.ods'#$file.B320]" office:value-type="string" office:string-value="Hunter шлейка для собак Tripoli 37-52 см, нейлон желтая, светоотражающая" calcext:value-type="string">
            <text:p>Hunter шлейка для собак Tripoli 37-52 см, нейлон желт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0]" office:value-type="string" office:string-value="Шлейка для собак . Выполнена из прочного нейлона со светоотражающей полоской. Обхват груди 37-52 см." calcext:value-type="string">
            <text:p>Шлейка для собак . Выполнена из прочного нейлона со светоотражающей полоской. Обхват груди 37-5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0]" office:value-type="string" office:string-value="744.00" calcext:value-type="string">
            <text:p>744.00</text:p>
          </table:table-cell>
          <table:table-cell table:formula="of:=['file:///home/andrey/www/home.ru/parse/valta/file_initial.ods'#$file.C320]" office:value-type="string" office:string-value="Категория: Шлейки" calcext:value-type="string">
            <text:p>Категория: Шлейки</text:p>
          </table:table-cell>
          <table:table-cell table:number-columns-repeated="2"/>
          <table:table-cell table:formula="of:=['file:///home/andrey/www/home.ru/parse/valta/file_initial.ods'#$file.F320]" office:value-type="string" office:string-value="http://tin29.ru/wp-content/uploads/2018/hunter/13fac128-64bd-11e8-812f-005056bf23ce.jpg" calcext:value-type="string">
            <text:p>http://tin29.ru/wp-content/uploads/2018/hunter/13fac128-64bd-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1]" office:value-type="float" office:value="65519" calcext:value-type="float">
            <text:p>65519</text:p>
          </table:table-cell>
          <table:table-cell table:formula="of:=['file:///home/andrey/www/home.ru/parse/valta/file_initial.ods'#$file.B321]" office:value-type="string" office:string-value="Hunter шлейка для собак Tripoli 37-52 см, нейлон св. голубая, светоотражающая" calcext:value-type="string">
            <text:p>Hunter шлейка для собак Tripoli 37-52 см, нейлон св. голуб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1]" office:value-type="string" office:string-value="Шлейка для собак . Выполнена из прочного нейлона со светоотражающей полоской. Обхват груди 37-52 см." calcext:value-type="string">
            <text:p>Шлейка для собак . Выполнена из прочного нейлона со светоотражающей полоской. Обхват груди 37-5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1]" office:value-type="string" office:string-value="744.00" calcext:value-type="string">
            <text:p>744.00</text:p>
          </table:table-cell>
          <table:table-cell table:formula="of:=['file:///home/andrey/www/home.ru/parse/valta/file_initial.ods'#$file.C321]" office:value-type="string" office:string-value="Категория: Шлейки" calcext:value-type="string">
            <text:p>Категория: Шлейки</text:p>
          </table:table-cell>
          <table:table-cell table:number-columns-repeated="2"/>
          <table:table-cell table:formula="of:=['file:///home/andrey/www/home.ru/parse/valta/file_initial.ods'#$file.F321]" office:value-type="string" office:string-value="http://tin29.ru/wp-content/uploads/2018/hunter/1e4e9e34-64bd-11e8-812f-005056bf23ce.jpg" calcext:value-type="string">
            <text:p>http://tin29.ru/wp-content/uploads/2018/hunter/1e4e9e34-64bd-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2]" office:value-type="float" office:value="65529" calcext:value-type="float">
            <text:p>65529</text:p>
          </table:table-cell>
          <table:table-cell table:formula="of:=['file:///home/andrey/www/home.ru/parse/valta/file_initial.ods'#$file.B322]" office:value-type="string" office:string-value="Hunter шлейка для собак Tripoli 37-52 см, нейлон св. розовая, светоотражающая" calcext:value-type="string">
            <text:p>Hunter шлейка для собак Tripoli 37-52 см, нейлон св. розов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2]" office:value-type="string" office:string-value="Шлейка для собак . Выполнена из прочного нейлона со светоотражающей полоской. Обхват груди 37-52 см." calcext:value-type="string">
            <text:p>Шлейка для собак . Выполнена из прочного нейлона со светоотражающей полоской. Обхват груди 37-52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2]" office:value-type="string" office:string-value="744.00" calcext:value-type="string">
            <text:p>744.00</text:p>
          </table:table-cell>
          <table:table-cell table:formula="of:=['file:///home/andrey/www/home.ru/parse/valta/file_initial.ods'#$file.C322]" office:value-type="string" office:string-value="Категория: Шлейки" calcext:value-type="string">
            <text:p>Категория: Шлейки</text:p>
          </table:table-cell>
          <table:table-cell table:number-columns-repeated="2"/>
          <table:table-cell table:formula="of:=['file:///home/andrey/www/home.ru/parse/valta/file_initial.ods'#$file.F322]" office:value-type="string" office:string-value="http://tin29.ru/wp-content/uploads/2018/hunter/2925c7fb-64bd-11e8-812f-005056bf23ce.jpg" calcext:value-type="string">
            <text:p>http://tin29.ru/wp-content/uploads/2018/hunter/2925c7fb-64bd-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3]" office:value-type="float" office:value="65540" calcext:value-type="float">
            <text:p>65540</text:p>
          </table:table-cell>
          <table:table-cell table:formula="of:=['file:///home/andrey/www/home.ru/parse/valta/file_initial.ods'#$file.B323]" office:value-type="string" office:string-value="Hunter шлейка для собак Tripoli 41-55 см, нейлон желтая, светоотражающая" calcext:value-type="string">
            <text:p>Hunter шлейка для собак Tripoli 41-55 см, нейлон желт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3]" office:value-type="string" office:string-value="Шлейка для собак . Выполнена из прочного нейлона со светоотражающей полоской. Обхват груди 41-55 см." calcext:value-type="string">
            <text:p>Шлейка для собак . Выполнена из прочного нейлона со светоотражающей полоской. Обхват груди 41-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3]" office:value-type="string" office:string-value="819.00" calcext:value-type="string">
            <text:p>819.00</text:p>
          </table:table-cell>
          <table:table-cell table:formula="of:=['file:///home/andrey/www/home.ru/parse/valta/file_initial.ods'#$file.C323]" office:value-type="string" office:string-value="Категория: Шлейки" calcext:value-type="string">
            <text:p>Категория: Шлейки</text:p>
          </table:table-cell>
          <table:table-cell table:number-columns-repeated="2"/>
          <table:table-cell table:formula="of:=['file:///home/andrey/www/home.ru/parse/valta/file_initial.ods'#$file.F323]" office:value-type="string" office:string-value="http://tin29.ru/wp-content/uploads/2018/hunter/6aa1343f-64d0-11e8-812f-005056bf23ce.jpg" calcext:value-type="string">
            <text:p>http://tin29.ru/wp-content/uploads/2018/hunter/6aa1343f-64d0-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4]" office:value-type="float" office:value="65520" calcext:value-type="float">
            <text:p>65520</text:p>
          </table:table-cell>
          <table:table-cell table:formula="of:=['file:///home/andrey/www/home.ru/parse/valta/file_initial.ods'#$file.B324]" office:value-type="string" office:string-value="Hunter шлейка для собак Tripoli 41-55 см, нейлон св. голубая, светоотражающая" calcext:value-type="string">
            <text:p>Hunter шлейка для собак Tripoli 41-55 см, нейлон св. голуб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4]" office:value-type="string" office:string-value="Шлейка для собак . Выполнена из прочного нейлона со светоотражающей полоской. Обхват груди 41-55 см." calcext:value-type="string">
            <text:p>Шлейка для собак . Выполнена из прочного нейлона со светоотражающей полоской. Обхват груди 41-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4]" office:value-type="string" office:string-value="819.00" calcext:value-type="string">
            <text:p>819.00</text:p>
          </table:table-cell>
          <table:table-cell table:formula="of:=['file:///home/andrey/www/home.ru/parse/valta/file_initial.ods'#$file.C324]" office:value-type="string" office:string-value="Категория: Шлейки" calcext:value-type="string">
            <text:p>Категория: Шлейки</text:p>
          </table:table-cell>
          <table:table-cell table:number-columns-repeated="2"/>
          <table:table-cell table:formula="of:=['file:///home/andrey/www/home.ru/parse/valta/file_initial.ods'#$file.F324]" office:value-type="string" office:string-value="http://tin29.ru/wp-content/uploads/2018/hunter/56d920d1-64d1-11e8-812f-005056bf23ce.jpg" calcext:value-type="string">
            <text:p>http://tin29.ru/wp-content/uploads/2018/hunter/56d920d1-64d1-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valta/file_initial.ods'#$file.A325]" office:value-type="float" office:value="65530" calcext:value-type="float">
            <text:p>65530</text:p>
          </table:table-cell>
          <table:table-cell table:formula="of:=['file:///home/andrey/www/home.ru/parse/valta/file_initial.ods'#$file.B325]" office:value-type="string" office:string-value="Hunter шлейка для собак Tripoli 41-55 см, нейлон св. розовая, светоотражающая" calcext:value-type="string">
            <text:p>Hunter шлейка для собак Tripoli 41-55 см, нейлон св. розовая, светоотражающая</text:p>
          </table:table-cell>
          <table:table-cell table:formula="of:=[.E$2]" office:value-type="float" office:value="1" calcext:value-type="float">
            <text:p>1</text:p>
          </table:table-cell>
          <table:table-cell table:formula="of:=[.F$2]" office:value-type="float" office:value="0" calcext:value-type="float">
            <text:p>0</text:p>
          </table:table-cell>
          <table:table-cell table:formula="of:=[.G$2]" office:value-type="string" office:string-value="visible" calcext:value-type="string">
            <text:p>visible</text:p>
          </table:table-cell>
          <table:table-cell/>
          <table:table-cell table:formula="of:=['file:///home/andrey/www/home.ru/parse/valta/file_initial.ods'#$file.E325]" office:value-type="string" office:string-value="Шлейка для собак . Выполнена из прочного нейлона со светоотражающей полоской. Обхват груди 41-55 см." calcext:value-type="string">
            <text:p>Шлейка для собак . Выполнена из прочного нейлона со светоотражающей полоской. Обхват груди 41-55 см.</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table:formula="of:=['file:///home/andrey/www/home.ru/parse/valta/file_initial.ods'#$file.D325]" office:value-type="string" office:string-value="819.00" calcext:value-type="string">
            <text:p>819.00</text:p>
          </table:table-cell>
          <table:table-cell table:formula="of:=['file:///home/andrey/www/home.ru/parse/valta/file_initial.ods'#$file.C325]" office:value-type="string" office:string-value="Категория: Шлейки" calcext:value-type="string">
            <text:p>Категория: Шлейки</text:p>
          </table:table-cell>
          <table:table-cell table:number-columns-repeated="2"/>
          <table:table-cell table:formula="of:=['file:///home/andrey/www/home.ru/parse/valta/file_initial.ods'#$file.F325]" office:value-type="string" office:string-value="http://tin29.ru/wp-content/uploads/2018/hunter/61429e9b-64d1-11e8-812f-005056bf23ce.jpg" calcext:value-type="string">
            <text:p>http://tin29.ru/wp-content/uploads/2018/hunter/61429e9b-64d1-11e8-812f-005056bf23ce.jpg</text:p>
          </table:table-cell>
          <table:table-cell table:number-columns-repeated="8"/>
          <table:table-cell table:formula="of:=[.AL$2]" office:value-type="float" office:value="1" calcext:value-type="float">
            <text:p>1</text:p>
          </table:table-cell>
          <table:table-cell table:formula="of:=[.AM$2]" office:value-type="string" office:string-value="Производитель" calcext:value-type="string">
            <text:p>Производитель</text:p>
          </table:table-cell>
          <table:table-cell table:formula="of:=[.AN$2]" office:value-type="string" office:string-value="Hunter" calcext:value-type="string">
            <text:p>Hunter</text:p>
          </table:table-cell>
          <table:table-cell table:formula="of:=[.AO$2]" office:value-type="float" office:value="1" calcext:value-type="float">
            <text:p>1</text:p>
          </table:table-cell>
          <table:table-cell table:formula="of:=[.AP$2]" office:value-type="float" office:value="1" calcext:value-type="float">
            <text:p>1</text:p>
          </table:table-cell>
        </table:table-row>
      </table:table>
      <table:table table:name="'file:///home/andrey/www/home.ru/parse/valta/file_initial.ods'#file" table:print="false" table:style-name="ta_extref">
        <table:table-source xlink:type="simple" xlink:href="../file_initial.ods" table:table-name="file" table:filter-name="calc8" table:mode="copy-results-only"/>
        <table:table-column table:number-columns-repeated="6"/>
        <table:table-row>
          <table:table-cell table:style-name="ce1" office:value-type="float" office:value="90236">
            <text:p>90236</text:p>
          </table:table-cell>
          <table:table-cell table:style-name="ce1" office:value-type="string">
            <text:p>Hunter cветящийся шнурок на шею LED Yukon 20-70 см голубой</text:p>
          </table:table-cell>
          <table:table-cell table:style-name="ce1" office:value-type="string">
            <text:p>Собаки &gt; Ошейники</text:p>
          </table:table-cell>
          <table:table-cell table:style-name="ce1" office:value-type="string">
            <text:p>974.00</text:p>
          </table:table-cell>
          <table:table-cell table:style-name="ce1" office:value-type="string">
            <text:p>Hunter cветящийся шнурок на шею LED  20-70 см диаметр 1 см голубо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style-name="ce1" office:value-type="string">
            <text:p>http://tin29.ru/wp-content/uploads/2018/hunter/0a694969-0b8a-11e5-80c7-00155d298300.jpg, http://tin29.ru/wp-content/uploads/2018/hunter/0a694969-0b8a-11e5-80c7-00155d298300_2.jpg, http://tin29.ru/wp-content/uploads/2018/hunter/0a694969-0b8a-11e5-80c7-00155d298300_3.jpg, http://tin29.ru/wp-content/uploads/2018/hunter/0a694969-0b8a-11e5-80c7-00155d298300_4.jpg, http://tin29.ru/wp-content/uploads/2018/hunter/0a694969-0b8a-11e5-80c7-00155d298300_5.jpg, http://tin29.ru/wp-content/uploads/2018/hunter/0a694969-0b8a-11e5-80c7-00155d298300_6.jpg, http://tin29.ru/wp-content/uploads/2018/hunter/0a694969-0b8a-11e5-80c7-00155d298300_7.jpg</text:p>
          </table:table-cell>
        </table:table-row>
        <table:table-row>
          <table:table-cell table:style-name="ce1" office:value-type="float" office:value="92354">
            <text:p>92354</text:p>
          </table:table-cell>
          <table:table-cell table:style-name="ce1" office:value-type="string">
            <text:p>Hunter cветящийся шнурок на шею LED Yukon 20-70 см лайм</text:p>
          </table:table-cell>
          <table:table-cell table:style-name="ce1" office:value-type="string">
            <text:p>Собаки &gt; Ошейники</text:p>
          </table:table-cell>
          <table:table-cell table:style-name="ce1" office:value-type="string">
            <text:p>974.00</text:p>
          </table:table-cell>
          <table:table-cell table:style-name="ce1" office:value-type="string">
            <text:p>Hunter cветящийся шнурок на шею LED  20-70 см диаметр 1 см лайм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style-name="ce1" office:value-type="string">
            <text:p>http://tin29.ru/wp-content/uploads/2018/hunter/5340b956-0b8a-11e5-80c7-00155d298300.jpg, http://tin29.ru/wp-content/uploads/2018/hunter/5340b956-0b8a-11e5-80c7-00155d298300_2.jpg, http://tin29.ru/wp-content/uploads/2018/hunter/5340b956-0b8a-11e5-80c7-00155d298300_3.jpg, http://tin29.ru/wp-content/uploads/2018/hunter/5340b956-0b8a-11e5-80c7-00155d298300_4.jpg, http://tin29.ru/wp-content/uploads/2018/hunter/5340b956-0b8a-11e5-80c7-00155d298300_5.jpg, http://tin29.ru/wp-content/uploads/2018/hunter/5340b956-0b8a-11e5-80c7-00155d298300_6.jpg, http://tin29.ru/wp-content/uploads/2018/hunter/5340b956-0b8a-11e5-80c7-00155d298300_7.jpg, http://tin29.ru/wp-content/uploads/2018/hunter/5340b956-0b8a-11e5-80c7-00155d298300_8.jpg</text:p>
          </table:table-cell>
        </table:table-row>
        <table:table-row>
          <table:table-cell table:style-name="ce1" office:value-type="float" office:value="92353">
            <text:p>92353</text:p>
          </table:table-cell>
          <table:table-cell table:style-name="ce1" office:value-type="string">
            <text:p>Hunter cветящийся шнурок на шею LED Yukon 20-70 см оранжевый</text:p>
          </table:table-cell>
          <table:table-cell table:style-name="ce1" office:value-type="string">
            <text:p>Собаки &gt; Ошейники</text:p>
          </table:table-cell>
          <table:table-cell table:style-name="ce1" office:value-type="string">
            <text:p>974.00</text:p>
          </table:table-cell>
          <table:table-cell table:style-name="ce1" office:value-type="string">
            <text:p>Hunter cветящийся шнурок на шею LED  20-70 см диаметр 1 см оранжевы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style-name="ce1" office:value-type="string">
            <text:p>http://tin29.ru/wp-content/uploads/2018/hunter/2e5c7acf-0b8a-11e5-80c7-00155d298300.jpg, http://tin29.ru/wp-content/uploads/2018/hunter/2e5c7acf-0b8a-11e5-80c7-00155d298300_2.jpg, http://tin29.ru/wp-content/uploads/2018/hunter/2e5c7acf-0b8a-11e5-80c7-00155d298300_3.jpg, http://tin29.ru/wp-content/uploads/2018/hunter/2e5c7acf-0b8a-11e5-80c7-00155d298300_4.jpg, http://tin29.ru/wp-content/uploads/2018/hunter/2e5c7acf-0b8a-11e5-80c7-00155d298300_5.jpg, http://tin29.ru/wp-content/uploads/2018/hunter/2e5c7acf-0b8a-11e5-80c7-00155d298300_6.jpg, http://tin29.ru/wp-content/uploads/2018/hunter/2e5c7acf-0b8a-11e5-80c7-00155d298300_7.jpg, http://tin29.ru/wp-content/uploads/2018/hunter/2e5c7acf-0b8a-11e5-80c7-00155d298300_8.jpg</text:p>
          </table:table-cell>
        </table:table-row>
        <table:table-row>
          <table:table-cell table:style-name="ce1" office:value-type="float" office:value="90235">
            <text:p>90235</text:p>
          </table:table-cell>
          <table:table-cell table:style-name="ce1" office:value-type="string">
            <text:p>Hunter cветящийся шнурок на шею LED Yukon 20-70 см розовый</text:p>
          </table:table-cell>
          <table:table-cell table:style-name="ce1" office:value-type="string">
            <text:p>Собаки &gt; Ошейники</text:p>
          </table:table-cell>
          <table:table-cell table:style-name="ce1" office:value-type="string">
            <text:p>974.00</text:p>
          </table:table-cell>
          <table:table-cell table:style-name="ce1" office:value-type="string">
            <text:p>Hunter cветящийся шнурок на шею LED  20-70 см диаметр 1 см розовы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table:style-name="ce1" office:value-type="string">
            <text:p>http://tin29.ru/wp-content/uploads/2018/hunter/15621fb2-0b88-11e5-80c7-00155d298300.jpg, http://tin29.ru/wp-content/uploads/2018/hunter/15621fb2-0b88-11e5-80c7-00155d298300_2.jpg, http://tin29.ru/wp-content/uploads/2018/hunter/15621fb2-0b88-11e5-80c7-00155d298300_3.jpg, http://tin29.ru/wp-content/uploads/2018/hunter/15621fb2-0b88-11e5-80c7-00155d298300_4.jpg, http://tin29.ru/wp-content/uploads/2018/hunter/15621fb2-0b88-11e5-80c7-00155d298300_5.jpg, http://tin29.ru/wp-content/uploads/2018/hunter/15621fb2-0b88-11e5-80c7-00155d298300_6.jpg, http://tin29.ru/wp-content/uploads/2018/hunter/15621fb2-0b88-11e5-80c7-00155d298300_7.jpg</text:p>
          </table:table-cell>
        </table:table-row>
        <table:table-row>
          <table:table-cell table:style-name="ce1" office:value-type="float" office:value="93108">
            <text:p>93108</text:p>
          </table:table-cell>
          <table:table-cell table:style-name="ce1" office:value-type="string">
            <text:p>Hunter LED Ошейник Manoa Glow L (55-60)/2,5 желтый</text:p>
          </table:table-cell>
          <table:table-cell table:style-name="ce1" office:value-type="string">
            <text:p>Собаки &gt; Ошейники</text:p>
          </table:table-cell>
          <table:table-cell table:style-name="ce1" office:value-type="string">
            <text:p>1964.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
Обхват шеи 55-60 см.</text:p>
          </table:table-cell>
          <table:table-cell table:style-name="ce1" office:value-type="string">
            <text:p>http://tin29.ru/wp-content/uploads/2018/hunter/0a04b1d2-afe4-11e7-812a-005056bf23ce.jpg, http://tin29.ru/wp-content/uploads/2018/hunter/0a04b1d2-afe4-11e7-812a-005056bf23ce_2.jpg, http://tin29.ru/wp-content/uploads/2018/hunter/0a04b1d2-afe4-11e7-812a-005056bf23ce_3.jpg, http://tin29.ru/wp-content/uploads/2018/hunter/0a04b1d2-afe4-11e7-812a-005056bf23ce_4.jpg, http://tin29.ru/wp-content/uploads/2018/hunter/0a04b1d2-afe4-11e7-812a-005056bf23ce_5.jpg</text:p>
          </table:table-cell>
        </table:table-row>
        <table:table-row>
          <table:table-cell table:style-name="ce1" office:value-type="float" office:value="93104">
            <text:p>93104</text:p>
          </table:table-cell>
          <table:table-cell table:style-name="ce1" office:value-type="string">
            <text:p>Hunter LED Ошейник Manoa Glow L (55-60)/2,5 оранжевый</text:p>
          </table:table-cell>
          <table:table-cell table:style-name="ce1" office:value-type="string">
            <text:p>Собаки &gt; Ошейники</text:p>
          </table:table-cell>
          <table:table-cell table:style-name="ce1" office:value-type="string">
            <text:p>1964.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
Обхват шеи 55-60 см.</text:p>
          </table:table-cell>
          <table:table-cell table:style-name="ce1" office:value-type="string">
            <text:p>http://tin29.ru/wp-content/uploads/2018/hunter/ae2db1fb-afe4-11e7-812a-005056bf23ce.jpg, http://tin29.ru/wp-content/uploads/2018/hunter/ae2db1fb-afe4-11e7-812a-005056bf23ce_2.jpg, http://tin29.ru/wp-content/uploads/2018/hunter/ae2db1fb-afe4-11e7-812a-005056bf23ce_3.jpg, http://tin29.ru/wp-content/uploads/2018/hunter/ae2db1fb-afe4-11e7-812a-005056bf23ce_4.jpg, http://tin29.ru/wp-content/uploads/2018/hunter/ae2db1fb-afe4-11e7-812a-005056bf23ce_5.jpg</text:p>
          </table:table-cell>
        </table:table-row>
        <table:table-row>
          <table:table-cell table:style-name="ce1" office:value-type="float" office:value="93107">
            <text:p>93107</text:p>
          </table:table-cell>
          <table:table-cell table:style-name="ce1" office:value-type="string">
            <text:p>Hunter LED Ошейник Manoa Glow M (50-55)/2,5 желтый</text:p>
          </table:table-cell>
          <table:table-cell table:style-name="ce1" office:value-type="string">
            <text:p>Собаки &gt; Ошейники</text:p>
          </table:table-cell>
          <table:table-cell table:style-name="ce1" office:value-type="string">
            <text:p>1891.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50 - 55 см.</text:p>
          </table:table-cell>
          <table:table-cell table:style-name="ce1" office:value-type="string">
            <text:p>http://tin29.ru/wp-content/uploads/2018/hunter/d77ff634-afe3-11e7-812a-005056bf23ce.jpg, http://tin29.ru/wp-content/uploads/2018/hunter/d77ff634-afe3-11e7-812a-005056bf23ce_2.jpg, http://tin29.ru/wp-content/uploads/2018/hunter/d77ff634-afe3-11e7-812a-005056bf23ce_3.jpg, http://tin29.ru/wp-content/uploads/2018/hunter/d77ff634-afe3-11e7-812a-005056bf23ce_4.jpg, http://tin29.ru/wp-content/uploads/2018/hunter/d77ff634-afe3-11e7-812a-005056bf23ce_5.jpg</text:p>
          </table:table-cell>
        </table:table-row>
        <table:table-row>
          <table:table-cell table:style-name="ce1" office:value-type="float" office:value="93103">
            <text:p>93103</text:p>
          </table:table-cell>
          <table:table-cell table:style-name="ce1" office:value-type="string">
            <text:p>Hunter LED Ошейник Manoa Glow M (50-55)/2,5 оранжевый</text:p>
          </table:table-cell>
          <table:table-cell table:style-name="ce1" office:value-type="string">
            <text:p>Собаки &gt; Ошейники</text:p>
          </table:table-cell>
          <table:table-cell table:style-name="ce1" office:value-type="string">
            <text:p>1891.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
Обхват шеи 50 - 55 см.</text:p>
          </table:table-cell>
          <table:table-cell table:style-name="ce1" office:value-type="string">
            <text:p>http://tin29.ru/wp-content/uploads/2018/hunter/7f67a10e-afe4-11e7-812a-005056bf23ce.jpg, http://tin29.ru/wp-content/uploads/2018/hunter/7f67a10e-afe4-11e7-812a-005056bf23ce_2.jpg, http://tin29.ru/wp-content/uploads/2018/hunter/7f67a10e-afe4-11e7-812a-005056bf23ce_3.jpg, http://tin29.ru/wp-content/uploads/2018/hunter/7f67a10e-afe4-11e7-812a-005056bf23ce_4.jpg</text:p>
          </table:table-cell>
        </table:table-row>
        <table:table-row>
          <table:table-cell table:style-name="ce1" office:value-type="float" office:value="93106">
            <text:p>93106</text:p>
          </table:table-cell>
          <table:table-cell table:style-name="ce1" office:value-type="string">
            <text:p>Hunter LED Ошейник Manoa Glow S (45-50)/2,5 желтый</text:p>
          </table:table-cell>
          <table:table-cell table:style-name="ce1" office:value-type="string">
            <text:p>Собаки &gt; Ошейники</text:p>
          </table:table-cell>
          <table:table-cell table:style-name="ce1" office:value-type="string">
            <text:p>1818.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table:style-name="ce1" office:value-type="string">
            <text:p>http://tin29.ru/wp-content/uploads/2018/hunter/9c26ff97-afe3-11e7-812a-005056bf23ce.jpg, http://tin29.ru/wp-content/uploads/2018/hunter/9c26ff97-afe3-11e7-812a-005056bf23ce_2.jpg, http://tin29.ru/wp-content/uploads/2018/hunter/9c26ff97-afe3-11e7-812a-005056bf23ce_3.jpg, http://tin29.ru/wp-content/uploads/2018/hunter/9c26ff97-afe3-11e7-812a-005056bf23ce_4.jpg, http://tin29.ru/wp-content/uploads/2018/hunter/9c26ff97-afe3-11e7-812a-005056bf23ce_5.jpg</text:p>
          </table:table-cell>
        </table:table-row>
        <table:table-row>
          <table:table-cell table:style-name="ce1" office:value-type="float" office:value="93102">
            <text:p>93102</text:p>
          </table:table-cell>
          <table:table-cell table:style-name="ce1" office:value-type="string">
            <text:p>Hunter LED Ошейник Manoa Glow S (45-50)/2,5 оранжевый</text:p>
          </table:table-cell>
          <table:table-cell table:style-name="ce1" office:value-type="string">
            <text:p>Собаки &gt; Ошейники</text:p>
          </table:table-cell>
          <table:table-cell table:style-name="ce1" office:value-type="string">
            <text:p>1818.00</text:p>
          </table:table-cell>
          <table:table-cell table:style-name="ce1" office:value-type="string">
            <text:p>Ошейник LED светодиодный. &lt;br&gt;
Зарядка через USB. &lt;br&gt;
Дополнительные отражающие полосы улучшают видимость при выключении светодиодов. &lt;br&gt;
3 режима работы: быстрое мигание, медленное мигание и постоянный свет. &lt;br&gt;
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table:style-name="ce1" office:value-type="string">
            <text:p>http://tin29.ru/wp-content/uploads/2018/hunter/48d732c7-afe4-11e7-812a-005056bf23ce.jpg, http://tin29.ru/wp-content/uploads/2018/hunter/48d732c7-afe4-11e7-812a-005056bf23ce_2.jpg, http://tin29.ru/wp-content/uploads/2018/hunter/48d732c7-afe4-11e7-812a-005056bf23ce_3.jpg, http://tin29.ru/wp-content/uploads/2018/hunter/48d732c7-afe4-11e7-812a-005056bf23ce_4.jpg</text:p>
          </table:table-cell>
        </table:table-row>
        <table:table-row>
          <table:table-cell table:style-name="ce1" office:value-type="float" office:value="91372">
            <text:p>91372</text:p>
          </table:table-cell>
          <table:table-cell table:style-name="ce1" office:value-type="string">
            <text:p>Hunter Smart адресник-капсула большой</text:p>
          </table:table-cell>
          <table:table-cell table:style-name="ce1" office:value-type="string">
            <text:p>Категория: Адресник</text:p>
          </table:table-cell>
          <table:table-cell table:style-name="ce1" office:value-type="string">
            <text:p>296.00</text:p>
          </table:table-cell>
          <table:table-cell table:style-name="ce1" office:value-type="string">
            <text:p>Hunter Smart адресник-капсула большой.  &lt;br&gt;&lt;br&gt;
Адресник-капсула – полезная и необходимая каждому владельцу собаки вещь, особенно если питомец неожиданно потерялся…   &lt;br&gt;
В капсулу кладется записка с координатами владельца – адресом, телефоном, электронной почтой. 
Пристегивается к ошейнику.</text:p>
          </table:table-cell>
          <table:table-cell table:style-name="ce1" office:value-type="string">
            <text:p>http://tin29.ru/wp-content/uploads/2018/hunter/9d222416-3594-11e0-4488-001517e97967.jpg</text:p>
          </table:table-cell>
        </table:table-row>
        <table:table-row>
          <table:table-cell table:style-name="ce1" office:value-type="float" office:value="91371">
            <text:p>91371</text:p>
          </table:table-cell>
          <table:table-cell table:style-name="ce1" office:value-type="string">
            <text:p>Hunter Smart адресник-капсула малый</text:p>
          </table:table-cell>
          <table:table-cell table:style-name="ce1" office:value-type="string">
            <text:p>Категория: Адресник</text:p>
          </table:table-cell>
          <table:table-cell table:style-name="ce1" office:value-type="string">
            <text:p>244.00</text:p>
          </table:table-cell>
          <table:table-cell table:style-name="ce1" office:value-type="string">
            <text:p>Hunter Smart адресник-капсула малый. &lt;br&gt;&lt;br&gt;
Адресник-капсула – полезная и необходимая каждому владельцу собаки вещь, особенно если питомец неожиданно потерялся…   &lt;br&gt;
В капсулу кладется записка с координатами владельца – адресом, телефоном, электронной почтой. 
Пристегивается к ошейнику.</text:p>
          </table:table-cell>
          <table:table-cell table:style-name="ce1" office:value-type="string">
            <text:p>http://tin29.ru/wp-content/uploads/2018/hunter/9d2223e5-3594-11e0-4488-001517e97967.jpg</text:p>
          </table:table-cell>
        </table:table-row>
        <table:table-row>
          <table:table-cell table:style-name="ce1" office:value-type="float" office:value="98619">
            <text:p>98619</text:p>
          </table:table-cell>
          <table:table-cell table:style-name="ce1" office:value-type="string">
            <text:p>Hunter Smart игрушка для собак Squeezy Dog 25 см латекс</text:p>
          </table:table-cell>
          <table:table-cell table:style-name="ce1" office:value-type="string">
            <text:p>Категория: Игрушка-животное</text:p>
          </table:table-cell>
          <table:table-cell table:style-name="ce1" office:value-type="string">
            <text:p>672.00</text:p>
          </table:table-cell>
          <table:table-cell table:style-name="ce1" office:value-type="string">
            <text:p>Игрушка для собак от Hunter Smart (Хантер Смарт) Squeezy Dog – отличная забава для Вашего питомца, особенно если он мелкой или средней породы. Она сделана из прочного и, что особенно важно, безопасного латекса, оснащена пищалкой. </text:p>
          </table:table-cell>
          <table:table-cell table:style-name="ce1" office:value-type="string">
            <text:p>http://tin29.ru/wp-content/uploads/2018/hunter/d1b44aa6-3594-11e0-4488-001517e97967.jpg</text:p>
          </table:table-cell>
        </table:table-row>
        <table:table-row>
          <table:table-cell table:style-name="ce1" office:value-type="float" office:value="91827">
            <text:p>91827</text:p>
          </table:table-cell>
          <table:table-cell table:style-name="ce1" office:value-type="string">
            <text:p>Hunter Smart игрушка для собак «Свинка Руди» 10 см латекс</text:p>
          </table:table-cell>
          <table:table-cell table:style-name="ce1" office:value-type="string">
            <text:p>Категория: Игрушка-животное</text:p>
          </table:table-cell>
          <table:table-cell table:style-name="ce1" office:value-type="string">
            <text:p>332.00</text:p>
          </table:table-cell>
          <table:table-cell table:style-name="ce1" office:value-type="string">
            <text:p>Ищете для своей собаки привлекательную, яркую игрушку? Тогда игрушка от Hunter Smart (Хантер Смарт) «Свинка Руди» – то, что Вам нужно! Она специально предназначена для собак мелких пород и послужит им отличной забавой на все времена! Оранжевая «Свинка Ру</text:p>
          </table:table-cell>
          <table:table-cell table:style-name="ce1" office:value-type="string">
            <text:p>http://tin29.ru/wp-content/uploads/2018/hunter/301e46ae-3cfd-11e0-1287-001517e97967.jpg</text:p>
          </table:table-cell>
        </table:table-row>
        <table:table-row>
          <table:table-cell table:style-name="ce1" office:value-type="float" office:value="91828">
            <text:p>91828</text:p>
          </table:table-cell>
          <table:table-cell table:style-name="ce1" office:value-type="string">
            <text:p>Hunter Smart игрушка для собак «Свинка Сэм» 10 см латекс</text:p>
          </table:table-cell>
          <table:table-cell table:style-name="ce1" office:value-type="string">
            <text:p>Категория: Игрушка-животное</text:p>
          </table:table-cell>
          <table:table-cell table:style-name="ce1" office:value-type="string">
            <text:p>316.00</text:p>
          </table:table-cell>
          <table:table-cell table:style-name="ce1" office:value-type="string">
            <text:p>Игрушка для собак «Свинка Сэм» от Hunter Smart (Хантер Смарт) – отличный подарок Вашему питомцу, если он одной из мелких пород. Забавная свинка (ее размер – 10 см) сделана из латекса – прочного и безопасного материала, который традиционно используется при</text:p>
          </table:table-cell>
          <table:table-cell table:style-name="ce1" office:value-type="string">
            <text:p>http://tin29.ru/wp-content/uploads/2018/hunter/aeceb833-3594-11e0-4488-001517e97967.jpg</text:p>
          </table:table-cell>
        </table:table-row>
        <table:table-row>
          <table:table-cell table:style-name="ce1" office:value-type="float" office:value="91899">
            <text:p>91899</text:p>
          </table:table-cell>
          <table:table-cell table:style-name="ce1" office:value-type="string">
            <text:p>Hunter Smart игрушка для собак «Свинка Тиффи» 10 см латекс</text:p>
          </table:table-cell>
          <table:table-cell table:style-name="ce1" office:value-type="string">
            <text:p>Категория: Игрушка-животное</text:p>
          </table:table-cell>
          <table:table-cell table:style-name="ce1" office:value-type="string">
            <text:p>316.00</text:p>
          </table:table-cell>
          <table:table-cell table:style-name="ce1" office:value-type="string">
            <text:p>Яркая игрушка от Hunter Smart (Хантер Смарт) «Свинка Тиффи» будет прекрасным подарком Вашей собаке, особенно если она одной из мелких пород. «Свинка Тиффи» (ее размер 10 см) сделана из латекса – прочного и безопасного материала, часто использующегося в из</text:p>
          </table:table-cell>
          <table:table-cell table:style-name="ce1" office:value-type="string">
            <text:p>http://tin29.ru/wp-content/uploads/2018/hunter/b1269b2c-3594-11e0-4488-001517e97967.jpg</text:p>
          </table:table-cell>
        </table:table-row>
        <table:table-row>
          <table:table-cell table:style-name="ce1" office:value-type="float" office:value="92020">
            <text:p>92020</text:p>
          </table:table-cell>
          <table:table-cell table:style-name="ce1" office:value-type="string">
            <text:p>Hunter Smart игрушка для собак «Свинка» маленькая 10 см латекс</text:p>
          </table:table-cell>
          <table:table-cell table:style-name="ce1" office:value-type="string">
            <text:p>Категория: Игрушка-животное</text:p>
          </table:table-cell>
          <table:table-cell table:style-name="ce1" office:value-type="string">
            <text:p>314.00</text:p>
          </table:table-cell>
          <table:table-cell table:style-name="ce1" office:value-type="string">
            <text:p>Отлично подойдет четвероногим мелких пород. Сделана она из латекса – прочного и безопасного материала, из которого традиционно изготавливают аксессуары для собак.</text:p>
          </table:table-cell>
          <table:table-cell table:style-name="ce1" office:value-type="string">
            <text:p>http://tin29.ru/wp-content/uploads/2018/hunter/4950f5ea-7173-11e0-d388-001517e97967.jpg</text:p>
          </table:table-cell>
        </table:table-row>
        <table:table-row>
          <table:table-cell table:style-name="ce1" office:value-type="float" office:value="92445">
            <text:p>92445</text:p>
          </table:table-cell>
          <table:table-cell table:style-name="ce1" office:value-type="string">
            <text:p>Hunter Smart когтерез маленький для кошек и собак мелких пород</text:p>
          </table:table-cell>
          <table:table-cell table:style-name="ce1" office:value-type="string">
            <text:p>Категория: Когтерезы</text:p>
          </table:table-cell>
          <table:table-cell table:style-name="ce1" office:value-type="string">
            <text:p>465.00</text:p>
          </table:table-cell>
          <table:table-cell table:style-name="ce1" office:value-type="string">
            <text:p>Когтерез для собак мелких пород и кошек фирмы Hunter Smart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style-name="ce1" office:value-type="string">
            <text:p>http://tin29.ru/wp-content/uploads/2018/hunter/26e3c670-5077-11e4-87a4-001517e97967.jpg</text:p>
          </table:table-cell>
        </table:table-row>
        <table:table-row>
          <table:table-cell table:style-name="ce1" office:value-type="float" office:value="92462">
            <text:p>92462</text:p>
          </table:table-cell>
          <table:table-cell table:style-name="ce1" office:value-type="string">
            <text:p>Hunter Smart когтерез-гильотина желтый/серый</text:p>
          </table:table-cell>
          <table:table-cell table:style-name="ce1" office:value-type="string">
            <text:p>Категория: Когтерезы</text:p>
          </table:table-cell>
          <table:table-cell table:style-name="ce1" office:value-type="string">
            <text:p>753.00</text:p>
          </table:table-cell>
          <table:table-cell table:style-name="ce1" office:value-type="string">
            <text:p>Когтерез для собак средних и крупны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style-name="ce1" office:value-type="string">
            <text:p>http://tin29.ru/wp-content/uploads/2018/hunter/8472b329-507b-11e4-87a4-001517e97967.jpg</text:p>
          </table:table-cell>
        </table:table-row>
        <table:table-row>
          <table:table-cell table:style-name="ce1" office:value-type="float" office:value="92461">
            <text:p>92461</text:p>
          </table:table-cell>
          <table:table-cell table:style-name="ce1" office:value-type="string">
            <text:p>Hunter Smart когтерез-кусачки желтый/серый</text:p>
          </table:table-cell>
          <table:table-cell table:style-name="ce1" office:value-type="string">
            <text:p>Категория: Когтерезы</text:p>
          </table:table-cell>
          <table:table-cell table:style-name="ce1" office:value-type="string">
            <text:p>822.00</text:p>
          </table:table-cell>
          <table:table-cell table:style-name="ce1" office:value-type="string">
            <text:p>Когтерез для собак средни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table:style-name="ce1" office:value-type="string">
            <text:p>http://tin29.ru/wp-content/uploads/2018/hunter/6c4cdd4c-507b-11e4-87a4-001517e97967.jpg</text:p>
          </table:table-cell>
        </table:table-row>
        <table:table-row>
          <table:table-cell table:style-name="ce1" office:value-type="float" office:value="91344">
            <text:p>91344</text:p>
          </table:table-cell>
          <table:table-cell table:style-name="ce1" office:value-type="string">
            <text:p>Hunter Smart миска из нержавеющей стали на штативе 2х1,8 л высота штатива 45 см</text:p>
          </table:table-cell>
          <table:table-cell table:style-name="ce1" office:value-type="string">
            <text:p>Категория: Миска</text:p>
          </table:table-cell>
          <table:table-cell table:style-name="ce1" office:value-type="string">
            <text:p>2891.00</text:p>
          </table:table-cell>
          <table:table-cell table:style-name="ce1" office:value-type="string">
            <text:p>Hunter миски из нержавеющей стали на штативе 2х1,8 л для собак. Высота штатива 45 см.&lt;br&gt;&lt;br&gt; 
Высота миски 7 см, диаметр - 21,5 см.
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
- Подставки для еды, поднятые над полом, помогают содержать в чистоте место для кормления.&lt;br&gt;
- Сухой и влажный корм для собак и кошек не разбрасывается по полу.&lt;br&gt;
- Высокая подставка не дает слишком резвым щенкам играть с миской, наполненной водой.&lt;br&gt;
-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
- Остатки пищи и влага, которые собираются под миской, стоящей на полу, - прекрасная питательная среда для грибков и бактерий. &lt;br&gt;
-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
-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
- Подставки для еды сильно облегчают жизнь пожилым и больным животным с проблемами суставов и позвоночника. &lt;br&gt;"</text:p>
          </table:table-cell>
          <table:table-cell table:style-name="ce1" office:value-type="string">
            <text:p>http://tin29.ru/wp-content/uploads/2018/hunter/9a850f7a-3594-11e0-4488-001517e97967.jpg</text:p>
          </table:table-cell>
        </table:table-row>
        <table:table-row>
          <table:table-cell table:style-name="ce1" office:value-type="float" office:value="91345">
            <text:p>91345</text:p>
          </table:table-cell>
          <table:table-cell table:style-name="ce1" office:value-type="string">
            <text:p>Hunter Smart миска из нержавеющей стали на штативе 2х2,7 л высота штатива 45 см</text:p>
          </table:table-cell>
          <table:table-cell table:style-name="ce1" office:value-type="string">
            <text:p>Категория: Миска</text:p>
          </table:table-cell>
          <table:table-cell table:style-name="ce1" office:value-type="string">
            <text:p>3075.00</text:p>
          </table:table-cell>
          <table:table-cell table:style-name="ce1" office:value-type="string">
            <text:p>Hunter миски из нержавеющей стали на штативе 2х2,7 л для собак. Высота штатива 45 см.&lt;br&gt;&lt;br&gt; 
Высота миски 8 см, диаметр - 24,5 см.&lt;br&gt;
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
- Подставки для еды, поднятые над полом, помогают содержать в чистоте место для кормления.&lt;br&gt;
- Сухой и влажный корм для собак и кошек не разбрасывается по полу.&lt;br&gt;
- Высокая подставка не дает слишком резвым щенкам играть с миской, наполненной водой.&lt;br&gt;
-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
- Остатки пищи и влага, которые собираются под миской, стоящей на полу, - прекрасная питательная среда для грибков и бактерий. &lt;br&gt;
-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
-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
- Подставки для еды сильно облегчают жизнь пожилым и больным животным с проблемами суставов и позвоночника. &lt;br&gt;"</text:p>
          </table:table-cell>
          <table:table-cell table:style-name="ce1" office:value-type="string">
            <text:p>http://tin29.ru/wp-content/uploads/2018/hunter/9a850fa2-3594-11e0-4488-001517e97967.jpg</text:p>
          </table:table-cell>
        </table:table-row>
        <table:table-row>
          <table:table-cell table:style-name="ce1" office:value-type="float" office:value="92216">
            <text:p>92216</text:p>
          </table:table-cell>
          <table:table-cell table:style-name="ce1" office:value-type="string">
            <text:p>Hunter Smart ошейник для кошек Cotton Stripes хлопок голубой</text:p>
          </table:table-cell>
          <table:table-cell table:style-name="ce1" office:value-type="string">
            <text:p>Собаки &gt; Ошейники</text:p>
          </table:table-cell>
          <table:table-cell table:style-name="ce1" office:value-type="string">
            <text:p>361.00</text:p>
          </table:table-cell>
          <table:table-cell table:style-name="ce1" office:value-type="string">
            <text:p>Ошейник для кошек снабжен специальной безопасной застежкой safety click. Ошейник расстегнется при натяжении более 5 кг. Это нужно для того, чтобы Ваш питомец не удушился, если зацепится ошейником на какое-либо препятствие. Ошейник снабжен адресником и колокольчиком.</text:p>
          </table:table-cell>
          <table:table-cell table:style-name="ce1" office:value-type="string">
            <text:p>http://tin29.ru/wp-content/uploads/2018/hunter/a9be362f-944a-11e6-810e-00155d290810.jpg</text:p>
          </table:table-cell>
        </table:table-row>
        <table:table-row>
          <table:table-cell table:style-name="ce1" office:value-type="float" office:value="92213">
            <text:p>92213</text:p>
          </table:table-cell>
          <table:table-cell table:style-name="ce1" office:value-type="string">
            <text:p>Hunter Smart ошейник для кошек Glossy Dots красный в горошек</text:p>
          </table:table-cell>
          <table:table-cell table:style-name="ce1" office:value-type="string">
            <text:p>Собаки &gt; Ошейники</text:p>
          </table:table-cell>
          <table:table-cell table:style-name="ce1" office:value-type="string">
            <text:p>347.00</text:p>
          </table:table-cell>
          <table:table-cell table:style-name="ce1" office:value-type="string">
            <text:p>Hunter Smart ошейник для кошек Glossy Dots красный в горошек.
&lt;br&gt;&lt;br&gt;
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
Хромированная фурнитура является залогом долгого использования ошейника.</text:p>
          </table:table-cell>
          <table:table-cell table:style-name="ce1" office:value-type="string">
            <text:p>http://tin29.ru/wp-content/uploads/2018/hunter/42422073-e60f-11e1-98fe-001517e97967.jpg</text:p>
          </table:table-cell>
        </table:table-row>
        <table:table-row>
          <table:table-cell table:style-name="ce1" office:value-type="float" office:value="92214">
            <text:p>92214</text:p>
          </table:table-cell>
          <table:table-cell table:style-name="ce1" office:value-type="string">
            <text:p>Hunter Smart ошейник для кошек Glossy Dots черный в горошек</text:p>
          </table:table-cell>
          <table:table-cell table:style-name="ce1" office:value-type="string">
            <text:p>Собаки &gt; Ошейники</text:p>
          </table:table-cell>
          <table:table-cell table:style-name="ce1" office:value-type="string">
            <text:p>347.00</text:p>
          </table:table-cell>
          <table:table-cell table:style-name="ce1" office:value-type="string">
            <text:p>Hunter Smart ошейник для кошек Glossy Dots черный  в горошек.
&lt;br&gt;&lt;br&gt;
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
Хромированная фурнитура является залогом долгого использования ошейника.</text:p>
          </table:table-cell>
          <table:table-cell table:style-name="ce1" office:value-type="string">
            <text:p>http://tin29.ru/wp-content/uploads/2018/hunter/42422075-e60f-11e1-98fe-001517e97967.jpg</text:p>
          </table:table-cell>
        </table:table-row>
        <table:table-row>
          <table:table-cell table:style-name="ce1" office:value-type="float" office:value="31033">
            <text:p>31033</text:p>
          </table:table-cell>
          <table:table-cell table:style-name="ce1" office:value-type="string">
            <text:p>Hunter Smart ошейник для кошек Neon нейлон зеленый</text:p>
          </table:table-cell>
          <table:table-cell table:style-name="ce1" office:value-type="string">
            <text:p>Собаки &gt; Ошейники</text:p>
          </table:table-cell>
          <table:table-cell table:style-name="ce1" office:value-type="string">
            <text:p>388.00</text:p>
          </table:table-cell>
          <table:table-cell table:style-name="ce1" office:value-type="string">
            <text:p>Hunter Smart ошейник для кошек Neon нейлон зеленый.&lt;br&gt;&lt;br&gt;
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
Хромированная фурнитура является залогом долгого использования ошейника.</text:p>
          </table:table-cell>
          <table:table-cell table:style-name="ce1" office:value-type="string">
            <text:p>http://tin29.ru/wp-content/uploads/2018/hunter/3deaeca9-3594-11e0-4488-001517e97967.jpg</text:p>
          </table:table-cell>
        </table:table-row>
        <table:table-row>
          <table:table-cell table:style-name="ce1" office:value-type="float" office:value="31032">
            <text:p>31032</text:p>
          </table:table-cell>
          <table:table-cell table:style-name="ce1" office:value-type="string">
            <text:p>Hunter Smart ошейник для кошек Neon нейлон оранжевый</text:p>
          </table:table-cell>
          <table:table-cell table:style-name="ce1" office:value-type="string">
            <text:p>Собаки &gt; Ошейники</text:p>
          </table:table-cell>
          <table:table-cell table:style-name="ce1" office:value-type="string">
            <text:p>388.00</text:p>
          </table:table-cell>
          <table:table-cell table:style-name="ce1" office:value-type="string">
            <text:p>Hunter Smart ошейник для кошек Neon нейлон оранжевый.&lt;br&gt;&lt;br&gt;
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
Хромированная фурнитура является залогом долгого использования ошейника.</text:p>
          </table:table-cell>
          <table:table-cell table:style-name="ce1" office:value-type="string">
            <text:p>http://tin29.ru/wp-content/uploads/2018/hunter/3deaec8b-3594-11e0-4488-001517e97967.jpg</text:p>
          </table:table-cell>
        </table:table-row>
        <table:table-row>
          <table:table-cell table:style-name="ce1" office:value-type="float" office:value="31031">
            <text:p>31031</text:p>
          </table:table-cell>
          <table:table-cell table:style-name="ce1" office:value-type="string">
            <text:p>Hunter Smart ошейник для кошек Neon нейлон розовый</text:p>
          </table:table-cell>
          <table:table-cell table:style-name="ce1" office:value-type="string">
            <text:p>Собаки &gt; Ошейники</text:p>
          </table:table-cell>
          <table:table-cell table:style-name="ce1" office:value-type="string">
            <text:p>388.00</text:p>
          </table:table-cell>
          <table:table-cell table:style-name="ce1" office:value-type="string">
            <text:p>Hunter Smart ошейник для кошек Neon нейлон розовый.&lt;br&gt;&lt;br&gt;
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
Хромированная фурнитура является залогом долгого использования ошейника.</text:p>
          </table:table-cell>
          <table:table-cell table:style-name="ce1" office:value-type="string">
            <text:p>http://tin29.ru/wp-content/uploads/2018/hunter/3deaec6c-3594-11e0-4488-001517e97967.jpg</text:p>
          </table:table-cell>
        </table:table-row>
        <table:table-row>
          <table:table-cell table:style-name="ce1" office:value-type="float" office:value="70233">
            <text:p>70233</text:p>
          </table:table-cell>
          <table:table-cell table:style-name="ce1" office:value-type="string">
            <text:p>Hunter Smart ошейник для кошек со стразами Modern Luxus кожзам бирюзов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бирюзовый&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2fee0c8-3594-11e0-4488-001517e97967.jpg</text:p>
          </table:table-cell>
        </table:table-row>
        <table:table-row>
          <table:table-cell table:style-name="ce1" office:value-type="float" office:value="70263">
            <text:p>70263</text:p>
          </table:table-cell>
          <table:table-cell table:style-name="ce1" office:value-type="string">
            <text:p>Hunter Smart ошейник для кошек со стразами Modern Luxus кожзам золотист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золотистый. &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5a27fa6-3594-11e0-4488-001517e97967.jpg</text:p>
          </table:table-cell>
        </table:table-row>
        <table:table-row>
          <table:table-cell table:style-name="ce1" office:value-type="float" office:value="70241">
            <text:p>70241</text:p>
          </table:table-cell>
          <table:table-cell table:style-name="ce1" office:value-type="string">
            <text:p>Hunter Smart ошейник для кошек со стразами Modern Luxus кожзам красн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красный&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Светоотражающий элемент поможет найти любимца даже в темноте.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5a27f88-3594-11e0-4488-001517e97967.jpg</text:p>
          </table:table-cell>
        </table:table-row>
        <table:table-row>
          <table:table-cell table:style-name="ce1" office:value-type="float" office:value="70232">
            <text:p>70232</text:p>
          </table:table-cell>
          <table:table-cell table:style-name="ce1" office:value-type="string">
            <text:p>Hunter Smart ошейник для кошек со стразами Modern Luxus кожзам розов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розовый. &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2fee0a0-3594-11e0-4488-001517e97967.jpg</text:p>
          </table:table-cell>
        </table:table-row>
        <table:table-row>
          <table:table-cell table:style-name="ce1" office:value-type="float" office:value="70236">
            <text:p>70236</text:p>
          </table:table-cell>
          <table:table-cell table:style-name="ce1" office:value-type="string">
            <text:p>Hunter Smart ошейник для кошек со стразами Modern Luxus кожзам светло-розов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светло-розовый. &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2fee0e6-3594-11e0-4488-001517e97967.jpg</text:p>
          </table:table-cell>
        </table:table-row>
        <table:table-row>
          <table:table-cell table:style-name="ce1" office:value-type="float" office:value="70264">
            <text:p>70264</text:p>
          </table:table-cell>
          <table:table-cell table:style-name="ce1" office:value-type="string">
            <text:p>Hunter Smart ошейник для кошек со стразами Modern Luxus кожзам серебристый</text:p>
          </table:table-cell>
          <table:table-cell table:style-name="ce1" office:value-type="string">
            <text:p>Собаки &gt; Ошейники</text:p>
          </table:table-cell>
          <table:table-cell table:style-name="ce1" office:value-type="string">
            <text:p>727.00</text:p>
          </table:table-cell>
          <table:table-cell table:style-name="ce1" office:value-type="string">
            <text:p>Hunter Smart ошейник для кошек со стразами Modern Luxus кожзам серебристый.&lt;br&gt;&lt;br&gt;
Ошейник из искусственной кожи, украшенный стразами.  &lt;br&gt;
 - Безопасная застежка (если на прогулке кошка зацепится за что-то, то ошейник расстегнется, что не приведет к удушению животного). &lt;br&gt;
 - Светоотражающий элемент поможет найти любимца даже в темноте. &lt;br&gt;
 - Хромированная фурнитура является залогом долгого использования ошейника. &lt;br&gt;
 - Пластиковый бегунок поможет отрегулировать и зафиксировать ошейник по размеру. &lt;br&gt;
- Адресная табличка и небольшой колокольчик, позвякивание которого обязательно оповестит владельца о местонахождении питомца.</text:p>
          </table:table-cell>
          <table:table-cell table:style-name="ce1" office:value-type="string">
            <text:p>http://tin29.ru/wp-content/uploads/2018/hunter/95a27fc5-3594-11e0-4488-001517e97967.jpg</text:p>
          </table:table-cell>
        </table:table-row>
        <table:table-row>
          <table:table-cell table:style-name="ce1" office:value-type="float" office:value="92162">
            <text:p>92162</text:p>
          </table:table-cell>
          <table:table-cell table:style-name="ce1" office:value-type="string">
            <text:p>Hunter Smart ошейник для собак Ecco L (41-63 см) нейлон бирюзовый</text:p>
          </table:table-cell>
          <table:table-cell table:style-name="ce1" office:value-type="string">
            <text:p>Собаки &gt; Ошейники</text:p>
          </table:table-cell>
          <table:table-cell table:style-name="ce1" office:value-type="string">
            <text:p>439.00</text:p>
          </table:table-cell>
          <table:table-cell table:style-name="ce1" office:value-type="string">
            <text:p>Hunter Smart ошейник для собак Ecco L (41-63 см) нейлон бирюзовый.&lt;br&gt;&lt;br&gt; 
Получайте удовольствие! Погрузитесь в мир цвета и дизайна!&lt;br&gt; Нейлоновый ошейник для собак средних и крупных пород  отличное приобретение для Вашего питомца! &lt;br&gt;&lt;br&gt; Ошейник подойдет для собак с обхватом шеи – 30-45 см, его ширина – 25 мм. Изделие очень стильное и по-настоящему притягивающее взгляд: ошейник сделан из качественного нейлона бирюзового цвета. &lt;br&gt;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ae3abcfe-e608-11e1-98fe-001517e97967.jpg</text:p>
          </table:table-cell>
        </table:table-row>
        <table:table-row>
          <table:table-cell table:style-name="ce1" office:value-type="float" office:value="91636">
            <text:p>91636</text:p>
          </table:table-cell>
          <table:table-cell table:style-name="ce1" office:value-type="string">
            <text:p>Hunter Smart ошейник для собак Ecco L (41-65 см) нейлон красный</text:p>
          </table:table-cell>
          <table:table-cell table:style-name="ce1" office:value-type="string">
            <text:p>Собаки &gt; Ошейники</text:p>
          </table:table-cell>
          <table:table-cell table:style-name="ce1" office:value-type="string">
            <text:p>419.00</text:p>
          </table:table-cell>
          <table:table-cell table:style-name="ce1" office:value-type="string">
            <text:p>Hunter Smart ошейник для собак Ecco L (41-65 см) нейлон красный.&lt;br&gt;&lt;br&gt; 
Озадачены поиском ошейника для собаки? Тогда обратите внимание на модель Ecco Sport L для четвероногих средних и крупных пород (обхват шеи – 40-63 см, ширина – 25 мм). &lt;br&gt;Изделие смотрится очень стильно, так как ошейник сделан из качественного нейлона красного цвета с хромированной фурнитурой. У него имеется удобная пластиковая застежка, а также пластиковый бегунок, с помощью которого легко и просто отрегулировать ошейник до нужного размера и закрепить его на шее собаки.</text:p>
          </table:table-cell>
          <table:table-cell table:style-name="ce1" office:value-type="string">
            <text:p>http://tin29.ru/wp-content/uploads/2018/hunter/ecdfc7a6-3594-11e0-4488-001517e97967.jpg</text:p>
          </table:table-cell>
        </table:table-row>
        <table:table-row>
          <table:table-cell table:style-name="ce1" office:value-type="float" office:value="91639">
            <text:p>91639</text:p>
          </table:table-cell>
          <table:table-cell table:style-name="ce1" office:value-type="string">
            <text:p>Hunter Smart ошейник для собак Ecco L (41-65 см) нейлон черный</text:p>
          </table:table-cell>
          <table:table-cell table:style-name="ce1" office:value-type="string">
            <text:p>Собаки &gt; Ошейники</text:p>
          </table:table-cell>
          <table:table-cell table:style-name="ce1" office:value-type="string">
            <text:p>419.00</text:p>
          </table:table-cell>
          <table:table-cell table:style-name="ce1" office:value-type="string">
            <text:p>Hunter Smart ошейник для собак Ecco L (41-65 см) нейлон черный.&lt;br&gt;&lt;br&gt; 
Ошейник из нейлона Ecco L – отличное приобретение для Вашей собаки, особенно если она средней или крупной породы. &lt;br&gt; Ошейник сделан из стильного черного нейлона, который прослужит очень долго. Кроме того, в его оформлении задействована хромированная фурнитура. &lt;br&gt; Размеры изделия следующие: обхват шеи – 40-63 см, ширина – 25 мм.&lt;br&gt;  У ошейника имеется удобная пластиковая застежка и пластиковый бегунок, который поможет без труда отрегулировать изделие до нужного размера и так же просто зафиксировать его на шее собаки.</text:p>
          </table:table-cell>
          <table:table-cell table:style-name="ce1" office:value-type="string">
            <text:p>http://tin29.ru/wp-content/uploads/2018/hunter/a9a817b8-3594-11e0-4488-001517e97967.jpg</text:p>
          </table:table-cell>
        </table:table-row>
        <table:table-row>
          <table:table-cell table:style-name="ce1" office:value-type="float" office:value="91630">
            <text:p>91630</text:p>
          </table:table-cell>
          <table:table-cell table:style-name="ce1" office:value-type="string">
            <text:p>Hunter Smart ошейник для собак Ecco M (35-53 см) нейлон красный</text:p>
          </table:table-cell>
          <table:table-cell table:style-name="ce1" office:value-type="string">
            <text:p>Собаки &gt; Ошейники</text:p>
          </table:table-cell>
          <table:table-cell table:style-name="ce1" office:value-type="string">
            <text:p>316.00</text:p>
          </table:table-cell>
          <table:table-cell table:style-name="ce1" office:value-type="string">
            <text:p>Решили приобрести новый ошейник для собаки? Тогда обратите внимание на модель ошейника Ecco Sport M (35-53 см) от Hunter Smart (Хантер Смарт)! Изделие рассчитано на собак средних пород и имеет следующие размерные характеристики: обхват шеи – 35-53 см, ширина – 20 мм. Ошейник сделан из качественного нейлона красного цвета, в его оформлении задействована хромированная фурнитура. У этой модели очень удобная пластиковая застежка, а также пластиковый бегунок, который помогает без труда отрегулировать ошейник до нужного размера и зафиксировать его на шее питомца.</text:p>
          </table:table-cell>
          <table:table-cell table:style-name="ce1" office:value-type="string">
            <text:p>http://tin29.ru/wp-content/uploads/2018/hunter/ecdfc760-3594-11e0-4488-001517e97967.jpg</text:p>
          </table:table-cell>
        </table:table-row>
        <table:table-row>
          <table:table-cell table:style-name="ce1" office:value-type="float" office:value="91633">
            <text:p>91633</text:p>
          </table:table-cell>
          <table:table-cell table:style-name="ce1" office:value-type="string">
            <text:p>Hunter Smart ошейник для собак Ecco M (35-53 см) нейлон черный</text:p>
          </table:table-cell>
          <table:table-cell table:style-name="ce1" office:value-type="string">
            <text:p>Собаки &gt; Ошейники</text:p>
          </table:table-cell>
          <table:table-cell table:style-name="ce1" office:value-type="string">
            <text:p>316.00</text:p>
          </table:table-cell>
          <table:table-cell table:style-name="ce1" office:value-type="string">
            <text:p>Модель ошейника Ecco M (35-53 см) от Hunter Smart (Хантер Смарт) – отличное приобретение для Вашей собаки! Он подойдет четвероногим средних пород (обхват шеи – 35-53 см, ширина – 20 мм). Изделие выполнено из стильного черного нейлона и украшено хромированной фурнитурой. У ошейника очень удобная пластиковая застежка. А кроме того – пластиковый бегунок, с помощью которого можно без труда подогнать изделие до нужного размера и зафиксировать на шее собаки.</text:p>
          </table:table-cell>
          <table:table-cell table:style-name="ce1" office:value-type="string">
            <text:p>http://tin29.ru/wp-content/uploads/2018/hunter/a9a81768-3594-11e0-4488-001517e97967.jpg</text:p>
          </table:table-cell>
        </table:table-row>
        <table:table-row>
          <table:table-cell table:style-name="ce1" office:value-type="float" office:value="92152">
            <text:p>92152</text:p>
          </table:table-cell>
          <table:table-cell table:style-name="ce1" office:value-type="string">
            <text:p>Hunter Smart ошейник для собак Ecco S (30-45 см) нейлон бирюзовый</text:p>
          </table:table-cell>
          <table:table-cell table:style-name="ce1" office:value-type="string">
            <text:p>Собаки &gt; Ошейники</text:p>
          </table:table-cell>
          <table:table-cell table:style-name="ce1" office:value-type="string">
            <text:p>275.00</text:p>
          </table:table-cell>
          <table:table-cell table:style-name="ce1" office: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ae3abcf8-e608-11e1-98fe-001517e97967.jpg</text:p>
          </table:table-cell>
        </table:table-row>
        <table:table-row>
          <table:table-cell table:style-name="ce1" office:value-type="float" office:value="91624">
            <text:p>91624</text:p>
          </table:table-cell>
          <table:table-cell table:style-name="ce1" office:value-type="string">
            <text:p>Hunter Smart ошейник для собак Ecco S (30-45 см) нейлон красный</text:p>
          </table:table-cell>
          <table:table-cell table:style-name="ce1" office:value-type="string">
            <text:p>Собаки &gt; Ошейники</text:p>
          </table:table-cell>
          <table:table-cell table:style-name="ce1" office:value-type="string">
            <text:p>275.00</text:p>
          </table:table-cell>
          <table:table-cell table:style-name="ce1" office:value-type="string">
            <text:p>Подбираете ошейник для собаки? Тогда остановите свой выбор на симпатичной модели Ecco S (30-45 см) от Hunter Smart (Хантер Смарт)!» Этот ошейник подойдет собакам мелких и средних пород (обхват шеи – 30-45 см, ширина –15 мм) и наверняка покажется Вам довольно стильной вещицей. Ошейник сделан из крас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table:style-name="ce1" office:value-type="string">
            <text:p>http://tin29.ru/wp-content/uploads/2018/hunter/a9a81718-3594-11e0-4488-001517e97967.jpg</text:p>
          </table:table-cell>
        </table:table-row>
        <table:table-row>
          <table:table-cell table:style-name="ce1" office:value-type="float" office:value="91627">
            <text:p>91627</text:p>
          </table:table-cell>
          <table:table-cell table:style-name="ce1" office:value-type="string">
            <text:p>Hunter Smart ошейник для собак Ecco S (30-45 см) нейлон черный</text:p>
          </table:table-cell>
          <table:table-cell table:style-name="ce1" office:value-type="string">
            <text:p>Собаки &gt; Ошейники</text:p>
          </table:table-cell>
          <table:table-cell table:style-name="ce1" office:value-type="string">
            <text:p>275.00</text:p>
          </table:table-cell>
          <table:table-cell table:style-name="ce1" office: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e6af6d35-f6a0-11e7-812a-005056bf23ce.jpg</text:p>
          </table:table-cell>
        </table:table-row>
        <table:table-row>
          <table:table-cell table:style-name="ce1" office:value-type="float" office:value="92151">
            <text:p>92151</text:p>
          </table:table-cell>
          <table:table-cell table:style-name="ce1" office:value-type="string">
            <text:p>Hunter Smart ошейник для собак Ecco XS (22-34 см) нейлон бирюзовый</text:p>
          </table:table-cell>
          <table:table-cell table:style-name="ce1" office:value-type="string">
            <text:p>Собаки &gt; Ошейники</text:p>
          </table:table-cell>
          <table:table-cell table:style-name="ce1" office:value-type="string">
            <text:p>211.00</text:p>
          </table:table-cell>
          <table:table-cell table:style-name="ce1" office:value-type="string">
            <text:p>Получайте удовольствие! Погрузитесь в мир цвета и дизайна. Нейлоновый ошейник для собак мелких и средних пород Ecco ХS от Hunter (Хантер) – отличное приобретение для Вашего питомца! Он подойдет для собак с обхватом шеи – 22-34 см, его ширина – 1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ae3abcf6-e608-11e1-98fe-001517e97967.jpg</text:p>
          </table:table-cell>
        </table:table-row>
        <table:table-row>
          <table:table-cell table:style-name="ce1" office:value-type="float" office:value="91618">
            <text:p>91618</text:p>
          </table:table-cell>
          <table:table-cell table:style-name="ce1" office:value-type="string">
            <text:p>Hunter Smart ошейник для собак Ecco XS (22-34 см) нейлон красный</text:p>
          </table:table-cell>
          <table:table-cell table:style-name="ce1" office:value-type="string">
            <text:p>Собаки &gt; Ошейники</text:p>
          </table:table-cell>
          <table:table-cell table:style-name="ce1" office:value-type="string">
            <text:p>211.00</text:p>
          </table:table-cell>
          <table:table-cell table:style-name="ce1" office:value-type="string">
            <text:p>Заняты поиском ошейника для собаки? Тогда обратите внимание на модель ошейника Ecco XS (22-34 см) от Hunter Smart (Хантер Смарт)! Этот ошейник предназначен для собак мелких и средних пород и имеет следующие размеры: обхват шеи – 22-35 см, ширина – 10 мм. Изделие смотрится очень стильно – ошейник сделан из нейлона красного цвета, прочного материала для каждодневного использования. В оформлении ошейника задействована хромированная фурнитура хорошего качества. Кроме того, у этой модели ошейника имеется удобная пластиковая застежка и пластиковый бегунок, который позволяет легко и быстро подогнать изделие по размеру и зафиксировать его на шее собаки.</text:p>
          </table:table-cell>
          <table:table-cell table:style-name="ce1" office:value-type="string">
            <text:p>http://tin29.ru/wp-content/uploads/2018/hunter/a74fdeec-3594-11e0-4488-001517e97967.jpg</text:p>
          </table:table-cell>
        </table:table-row>
        <table:table-row>
          <table:table-cell table:style-name="ce1" office:value-type="float" office:value="91621">
            <text:p>91621</text:p>
          </table:table-cell>
          <table:table-cell table:style-name="ce1" office:value-type="string">
            <text:p>Hunter Smart ошейник для собак Ecco XS (22-34 см) нейлон черный</text:p>
          </table:table-cell>
          <table:table-cell table:style-name="ce1" office:value-type="string">
            <text:p>Собаки &gt; Ошейники</text:p>
          </table:table-cell>
          <table:table-cell table:style-name="ce1" office:value-type="string">
            <text:p>211.00</text:p>
          </table:table-cell>
          <table:table-cell table:style-name="ce1" office:value-type="string">
            <text:p>Подбираете ошейник для собаки? Тогда остановите свой выбор на симпатичной модели Ecco от Hunter Smart (Хантер Смарт)!» Этот ошейник подойдет собакам мелких  пород. Ошейник сделан из высококачествен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table:style-name="ce1" office:value-type="string">
            <text:p>http://tin29.ru/wp-content/uploads/2018/hunter/9315cf31-f69f-11e7-812a-005056bf23ce.jpg</text:p>
          </table:table-cell>
        </table:table-row>
        <table:table-row>
          <table:table-cell table:style-name="ce1" office:value-type="float" office:value="92161">
            <text:p>92161</text:p>
          </table:table-cell>
          <table:table-cell table:style-name="ce1" office:value-type="string">
            <text:p>Hunter Smart ошейник для собак Ecco М (35-53 см) нейлон бирюзовый</text:p>
          </table:table-cell>
          <table:table-cell table:style-name="ce1" office:value-type="string">
            <text:p>Собаки &gt; Ошейники</text:p>
          </table:table-cell>
          <table:table-cell table:style-name="ce1" office:value-type="string">
            <text:p>321.00</text:p>
          </table:table-cell>
          <table:table-cell table:style-name="ce1" office: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ae3abcfc-e608-11e1-98fe-001517e97967.jpg</text:p>
          </table:table-cell>
        </table:table-row>
        <table:table-row>
          <table:table-cell table:style-name="ce1" office:value-type="float" office:value="92157">
            <text:p>92157</text:p>
          </table:table-cell>
          <table:table-cell table:style-name="ce1" office:value-type="string">
            <text:p>Hunter Smart ошейник для собак Ecco М (35-53 см) нейлон лиловый</text:p>
          </table:table-cell>
          <table:table-cell table:style-name="ce1" office:value-type="string">
            <text:p>Собаки &gt; Ошейники</text:p>
          </table:table-cell>
          <table:table-cell table:style-name="ce1" office:value-type="string">
            <text:p>321.00</text:p>
          </table:table-cell>
          <table:table-cell table:style-name="ce1" office: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лил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table:style-name="ce1" office:value-type="string">
            <text:p>http://tin29.ru/wp-content/uploads/2018/hunter/ae3abcfa-e608-11e1-98fe-001517e97967.jpg</text:p>
          </table:table-cell>
        </table:table-row>
        <table:table-row>
          <table:table-cell table:style-name="ce1" office:value-type="float" office:value="98012">
            <text:p>98012</text:p>
          </table:table-cell>
          <table:table-cell table:style-name="ce1" office:value-type="string">
            <text:p>Hunter Smart ошейник для собак Modern Art 27 (20-23,5 см) кожзам ярко-розовый</text:p>
          </table:table-cell>
          <table:table-cell table:style-name="ce1" office:value-type="string">
            <text:p>Собаки &gt; Ошейники</text:p>
          </table:table-cell>
          <table:table-cell table:style-name="ce1" office:value-type="string">
            <text:p>465.00</text:p>
          </table:table-cell>
          <table:table-cell table:style-name="ce1" office:value-type="string">
            <text:p>Подбираете ошейник для собаки? Тогда обратите внимание на модель двойного подвернутого ошейника Modern Art 27 (20-23,5 см) от Hunter Smart (Хантер Смарт)! Он сделан из кожзама ярко-розового цвета, в оформлении имеет хромированную фурнитуру и рассчитан на собак мелких пород (размерные характеристики изделия такие: обхват шеи – 20-23,5 см, ширина – 1,4 см). Использование такого ошейника будет очень комфортным и не доставит никаких хлопот при носке. А благодаря стильному внешнему виду изделие очень гармонично будет смотреться на Вашей собаке.</text:p>
          </table:table-cell>
          <table:table-cell table:style-name="ce1" office:value-type="string">
            <text:p>http://tin29.ru/wp-content/uploads/2018/hunter/cbe8b314-3594-11e0-4488-001517e97967.jpg</text:p>
          </table:table-cell>
        </table:table-row>
        <table:table-row>
          <table:table-cell table:style-name="ce1" office:value-type="float" office:value="98013">
            <text:p>98013</text:p>
          </table:table-cell>
          <table:table-cell table:style-name="ce1" office:value-type="string">
            <text:p>Hunter Smart ошейник для собак Modern Art 32 (24-28,5 см) ярко-розовый кожзам</text:p>
          </table:table-cell>
          <table:table-cell table:style-name="ce1" office:value-type="string">
            <text:p>Собаки &gt; Ошейники</text:p>
          </table:table-cell>
          <table:table-cell table:style-name="ce1" office:value-type="string">
            <text:p>482.00</text:p>
          </table:table-cell>
          <table:table-cell table:style-name="ce1" office:value-type="string">
            <text:p>Ошейник для собак Modern Art 32 (24-28,5 см) от Hunter Smart (Хантер Смарт) – отличное приобретение для Вашего питомца одной из мелких пород. В нем собака будет смотреться очень стильно, а главное, наверняка «оценит» преимущества комфортной носки, которой славятся ошейники этого производителя. Этот двойной подвернутый ошейник Modern Art рассчитан на собак мелких пород и имеет следующие размерные характеристики: обхват шеи – 24-29 см, ширина – 1,4 см. Он сделан из кожзама ярко-розового цвета, в оформлении присутствует хромированная фурнитура.</text:p>
          </table:table-cell>
          <table:table-cell table:style-name="ce1" office:value-type="string">
            <text:p>http://tin29.ru/wp-content/uploads/2018/hunter/cbe8b333-3594-11e0-4488-001517e97967.jpg</text:p>
          </table:table-cell>
        </table:table-row>
        <table:table-row>
          <table:table-cell table:style-name="ce1" office:value-type="float" office:value="98024">
            <text:p>98024</text:p>
          </table:table-cell>
          <table:table-cell table:style-name="ce1" office:value-type="string">
            <text:p>Hunter Smart ошейник для собак Modern Art Luxus 27/11 (20-23,5 см) кожзам 1 ряд страз ярко-розовый</text:p>
          </table:table-cell>
          <table:table-cell table:style-name="ce1" office:value-type="string">
            <text:p>Собаки &gt; Ошейники</text:p>
          </table:table-cell>
          <table:table-cell table:style-name="ce1" office:value-type="string">
            <text:p>1175.00</text:p>
          </table:table-cell>
          <table:table-cell table:style-name="ce1" office:value-type="string">
            <text:p>Ошейник для собак Modern Art Luxus 27/11 (20-23,5 см) от Hunter Smart (Хантер Смарт) – прекрасный подарок для Вашей собаки, особенно если питомец одной из мелких пород. Размерные характеристики изделия следующие: обхват шеи – 20-23,5 см, ширина – 1,4 см. Этот ошейник двойной подвернутый, сделан из качественного кожзама ярко-розового цвета, который прослужит очень долго и не вызовет проблем при носке. В его оформлении используется хромированная фурнитура и – самое главное – стразы Swarovski, которые придают изделию очень стильный вид.</text:p>
          </table:table-cell>
          <table:table-cell table:style-name="ce1" office:value-type="string">
            <text:p>http://tin29.ru/wp-content/uploads/2018/hunter/cbe8b35a-3594-11e0-4488-001517e97967.jpg</text:p>
          </table:table-cell>
        </table:table-row>
        <table:table-row>
          <table:table-cell table:style-name="ce1" office:value-type="float" office:value="98025">
            <text:p>98025</text:p>
          </table:table-cell>
          <table:table-cell table:style-name="ce1" office:value-type="string">
            <text:p>Hunter Smart ошейник для собак Modern Art Luxus 32/11 (24-28,5 см) кожзам 1 ряд страз ярко-розовый</text:p>
          </table:table-cell>
          <table:table-cell table:style-name="ce1" office:value-type="string">
            <text:p>Собаки &gt; Ошейники</text:p>
          </table:table-cell>
          <table:table-cell table:style-name="ce1" office:value-type="string">
            <text:p>1306.00</text:p>
          </table:table-cell>
          <table:table-cell table:style-name="ce1" office:value-type="string">
            <text:p>Ошейник для собак мелких пород Hunter Smart (Хантер смарт) серии Modern Art Luxus (Модерн Арт Луксус) ярко-розового цвета с белой подложкой обязательно понравится вашей маленькой моднице или моднику. Он искусно выполнен из высококачественной лаковой Smart-кожи, имеет хромированную фурнитуру и украшен стразами Swarovski (Сваровски), что делает его прекрасным аксессуаром, в нем ваш любимец не останется незамеченным где бы вы не находились. Ошейник подходит для собачек с обхватом шеи 24- 29 см и имеет ширину 1,4 см.</text:p>
          </table:table-cell>
          <table:table-cell table:style-name="ce1" office:value-type="string">
            <text:p>http://tin29.ru/wp-content/uploads/2018/hunter/cbe8b378-3594-11e0-4488-001517e97967.jpg</text:p>
          </table:table-cell>
        </table:table-row>
        <table:table-row>
          <table:table-cell table:style-name="ce1" office:value-type="float" office:value="92316">
            <text:p>92316</text:p>
          </table:table-cell>
          <table:table-cell table:style-name="ce1" office:value-type="string">
            <text:p>Hunter Smart ошейник для собак Modern Art Neon 32 (24-28,5 см) заменитель кожи неоновый розовый/желтый</text:p>
          </table:table-cell>
          <table:table-cell table:style-name="ce1" office:value-type="string">
            <text:p>Собаки &gt; Ошейники</text:p>
          </table:table-cell>
          <table:table-cell table:style-name="ce1" office:value-type="string">
            <text:p>629.00</text:p>
          </table:table-cell>
          <table:table-cell table:style-name="ce1" office:value-type="string">
            <text:p>Ошейник для собак мелких пород. Двуслойный с подвернутыми краями. Выполнен из яркого лакового заменителя кожи. Ошейник не боится влаги и не трескается на морозе. А яркие неоновые цвета сделают Вашего питомца центром внимания. &lt;br&gt;
Обхват шеи 24-28,5 см, ширина 11 мм.
</text:p>
          </table:table-cell>
          <table:table-cell table:style-name="ce1" office:value-type="string">
            <text:p>http://tin29.ru/wp-content/uploads/2018/hunter/5630162c-71ae-11e5-80d6-00155d298300.jpg, http://tin29.ru/wp-content/uploads/2018/hunter/5630162c-71ae-11e5-80d6-00155d298300_2.jpg</text:p>
          </table:table-cell>
        </table:table-row>
        <table:table-row>
          <table:table-cell table:style-name="ce1" office:value-type="float" office:value="91393">
            <text:p>91393</text:p>
          </table:table-cell>
          <table:table-cell table:style-name="ce1" office:value-type="string">
            <text:p>Hunter Smart ошейник для собак Modern Kroko Luxus 32/11 (24-28,5 см) кожзам лаковый 1 ряд страз черный</text:p>
          </table:table-cell>
          <table:table-cell table:style-name="ce1" office:value-type="string">
            <text:p>Собаки &gt; Ошейники</text:p>
          </table:table-cell>
          <table:table-cell table:style-name="ce1" office:value-type="string">
            <text:p>1426.00</text:p>
          </table:table-cell>
          <table:table-cell table:style-name="ce1" office:value-type="string">
            <text:p>Черный лаковый ошейник для собак мелких пород Hunter Smart (Хантер смарт) серии Modern Kroko Luxus 32/11 (Модерн Кроко Люксус 27/11) идеально подойдет для тех, кто ценит красоту и комфорт. Он выполнен из высококачественной лаковой Smart-кожи с имитацией кожи крокодила, имеет хромированную фурнитуру и украшен стразами Swarovski (Сваровски), которые внесут яркости в любой образ. Ошейник подходит для собачек с обхватом шеи 24 - 29 см и имеет ширину 1,4 см.</text:p>
          </table:table-cell>
          <table:table-cell table:style-name="ce1" office:value-type="string">
            <text:p>http://tin29.ru/wp-content/uploads/2018/hunter/9f82cb52-3594-11e0-4488-001517e97967.jpg</text:p>
          </table:table-cell>
        </table:table-row>
        <table:table-row>
          <table:table-cell table:style-name="ce1" office:value-type="float" office:value="91399">
            <text:p>91399</text:p>
          </table:table-cell>
          <table:table-cell table:style-name="ce1" office:value-type="string">
            <text:p>Hunter Smart ошейник для собак Modern Kroko Luxus 37/13 (28- 33,5 см) кожзам лаковый 1 ряд страз красный</text:p>
          </table:table-cell>
          <table:table-cell table:style-name="ce1" office:value-type="string">
            <text:p>Собаки &gt; Ошейники</text:p>
          </table:table-cell>
          <table:table-cell table:style-name="ce1" office:value-type="string">
            <text:p>1635.00</text:p>
          </table:table-cell>
          <table:table-cell table:style-name="ce1" office:value-type="string">
            <text:p>Двойной подвернутый шейник для собак средних пород Hunter Smart (Хантер смарт) серии Modern Kroko Luxus 37/13 (Модерн Кроко Люксус 37/13) красного цвета с черной подложкой выполнен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8 - 34 см и имеет ширину 1,6 см.</text:p>
          </table:table-cell>
          <table:table-cell table:style-name="ce1" office:value-type="string">
            <text:p>http://tin29.ru/wp-content/uploads/2018/hunter/a1f74215-3594-11e0-4488-001517e97967.jpg</text:p>
          </table:table-cell>
        </table:table-row>
        <table:table-row>
          <table:table-cell table:style-name="ce1" office:value-type="float" office:value="97858">
            <text:p>97858</text:p>
          </table:table-cell>
          <table:table-cell table:style-name="ce1" office:value-type="string">
            <text:p>Hunter Smart ошейник для собак Modern Luxus 27/11 (20-23,5 см) кожзам 1 ряд страз розовый</text:p>
          </table:table-cell>
          <table:table-cell table:style-name="ce1" office:value-type="string">
            <text:p>Собаки &gt; Ошейники</text:p>
          </table:table-cell>
          <table:table-cell table:style-name="ce1" office:value-type="string">
            <text:p>1234.00</text:p>
          </table:table-cell>
          <table:table-cell table:style-name="ce1" office:value-type="string">
            <text:p>Хотите, чтобы ваш любимец выделялся из толпы? Подарите ему двуслойный ошейник для миниатюрных собак Hunter Smart (Хантер смарт) серии Modern Luxus 27/11 (Модерн Люксус 27/11) с подвернутыми краями, розового цвета с белой подложкой. Он выполнен из высококачественной лаковой Smart-кожи, оснащен хромированной фурнитурой и украшен стразами Swarovski (Сваровски), которые обязательно привлекут внимание к вашему любимцу. Ошейник подходит для собак с обхватом шеи 20 - 23,5 см и имеет ширину 1,4 см.</text:p>
          </table:table-cell>
          <table:table-cell table:style-name="ce1" office:value-type="string">
            <text:p>http://tin29.ru/wp-content/uploads/2018/hunter/c0934718-3594-11e0-4488-001517e97967.jpg</text:p>
          </table:table-cell>
        </table:table-row>
        <table:table-row>
          <table:table-cell table:style-name="ce1" office:value-type="float" office:value="97859">
            <text:p>97859</text:p>
          </table:table-cell>
          <table:table-cell table:style-name="ce1" office:value-type="string">
            <text:p>Hunter Smart ошейник для собак Modern Luxus 32/11 (24-28,5 см) кожзам 1 ряд страз розовый</text:p>
          </table:table-cell>
          <table:table-cell table:style-name="ce1" office:value-type="string">
            <text:p>Собаки &gt; Ошейники</text:p>
          </table:table-cell>
          <table:table-cell table:style-name="ce1" office:value-type="string">
            <text:p>1243.00</text:p>
          </table:table-cell>
          <table:table-cell table:style-name="ce1" office:value-type="string">
            <text:p>Удивительно красивый, прочный и надежный двуслойный ошейник для миниатюрных собак Hunter Smart (Хантер смарт) серии Modern Luxus 32/11 (Модерн Люксус 32/11). Подвернутые края, розовый цвет с белой подложкой выгодно подчеркнут красоту и стать вашего любимца. Он выполнен из высококачественной лаковой Smart-кожи, оснащен хромированной фурнитурой и украшен стразами Swarovski (Сваровски), что делает еще более его броским. В нем ваш любимец всегда будет привлекать к себе всеобщее внимание. Ошейник подходит для собак с обхватом шеи 24 - 29 см и имеет ширину 1,4 см.</text:p>
          </table:table-cell>
          <table:table-cell table:style-name="ce1" office:value-type="string">
            <text:p>http://tin29.ru/wp-content/uploads/2018/hunter/c0934740-3594-11e0-4488-001517e97967.jpg</text:p>
          </table:table-cell>
        </table:table-row>
        <table:table-row>
          <table:table-cell table:style-name="ce1" office:value-type="float" office:value="97698">
            <text:p>97698</text:p>
          </table:table-cell>
          <table:table-cell table:style-name="ce1" office:value-type="string">
            <text:p>Hunter Smart ошейник для собак Modern Аrt 27/11 (20-23,5 см) кожзам красный/черный</text:p>
          </table:table-cell>
          <table:table-cell table:style-name="ce1" office:value-type="string">
            <text:p>Собаки &gt; Ошейники</text:p>
          </table:table-cell>
          <table:table-cell table:style-name="ce1" office:value-type="string">
            <text:p>465.00</text:p>
          </table:table-cell>
          <table:table-cell table:style-name="ce1" office:value-type="string">
            <text:p>Удобный и симпатичный двуслойный ошейник для миниатюрных собак Hunter Smart (Хантер смарт) серии Modern Аrt 27/11 (Модерн Арт 27/11) с подвернутыми краями, красного цвета с черной подложкой из высококачественной лаковой Smart-кожи. Он оснащен прочной хромированной фурнитурой, которая прослужит вам очень долго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0 - 23,5 см и имеет ширину 1,4 см.</text:p>
          </table:table-cell>
          <table:table-cell table:style-name="ce1" office:value-type="string">
            <text:p>http://tin29.ru/wp-content/uploads/2018/hunter/b8816b5e-3594-11e0-4488-001517e97967.jpg</text:p>
          </table:table-cell>
        </table:table-row>
        <table:table-row>
          <table:table-cell table:style-name="ce1" office:value-type="float" office:value="97699">
            <text:p>97699</text:p>
          </table:table-cell>
          <table:table-cell table:style-name="ce1" office:value-type="string">
            <text:p>Hunter Smart ошейник для собак Modern Аrt 32/11 (24-28,5 см) кожзам красный/черный</text:p>
          </table:table-cell>
          <table:table-cell table:style-name="ce1" office:value-type="string">
            <text:p>Собаки &gt; Ошейники</text:p>
          </table:table-cell>
          <table:table-cell table:style-name="ce1" office:value-type="string">
            <text:p>506.00</text:p>
          </table:table-cell>
          <table:table-cell table:style-name="ce1" office:value-type="string">
            <text:p>Двуслойный ошейник для миниатюрных собак Hunter Smart (Хантер смарт) серии Modern Аrt 32/11 (Модерн Арт 32/11) с подвернутыми краями, красного цвета с черной подложкой, выполнен из высококачественной лаковой Smart-кожи, оснащен хромированной фурнитурой,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4 - 29 см и имеет ширину 1,4 см.</text:p>
          </table:table-cell>
          <table:table-cell table:style-name="ce1" office:value-type="string">
            <text:p>http://tin29.ru/wp-content/uploads/2018/hunter/b8816b86-3594-11e0-4488-001517e97967.jpg</text:p>
          </table:table-cell>
        </table:table-row>
        <table:table-row>
          <table:table-cell table:style-name="ce1" office:value-type="float" office:value="91120">
            <text:p>91120</text:p>
          </table:table-cell>
          <table:table-cell table:style-name="ce1" office:value-type="string">
            <text:p>Hunter Smart ошейник для собак с банданой Ecco Sport Nicki 27 (19-24 см) красный</text:p>
          </table:table-cell>
          <table:table-cell table:style-name="ce1" office:value-type="string">
            <text:p>Собаки &gt; Ошейники</text:p>
          </table:table-cell>
          <table:table-cell table:style-name="ce1" office:value-type="string">
            <text:p>465.00</text:p>
          </table:table-cell>
          <table:table-cell table:style-name="ce1" office:value-type="string">
            <text:p>Ошейник из натуральной кожи с банданой из ткани в красную клетку для миниатюрных собак Hunter Smart (Хантер смарт) серии Ecco Sport Nicki 27 (Екко Спорт Никки 27), оснащен хромированной фурнитурой. В нем ваш любимец выделится из любой толпы и привлечет всеобщее внимание! Ошейник подходит для собак с обхватом шеи 19 - 24 см и имеет ширину 1 см.</text:p>
          </table:table-cell>
          <table:table-cell table:style-name="ce1" office:value-type="string">
            <text:p>http://tin29.ru/wp-content/uploads/2018/hunter/afff0d34-77c4-11e0-0f93-001517e97967.jpg</text:p>
          </table:table-cell>
        </table:table-row>
        <table:table-row>
          <table:table-cell table:style-name="ce1" office:value-type="float" office:value="91122">
            <text:p>91122</text:p>
          </table:table-cell>
          <table:table-cell table:style-name="ce1" office:value-type="string">
            <text:p>Hunter Smart ошейник для собак с банданой Ecco Sport Nicki 37 (28-33 см) красный</text:p>
          </table:table-cell>
          <table:table-cell table:style-name="ce1" office:value-type="string">
            <text:p>Собаки &gt; Ошейники</text:p>
          </table:table-cell>
          <table:table-cell table:style-name="ce1" office:value-type="string">
            <text:p>568.00</text:p>
          </table:table-cell>
          <table:table-cell table:style-name="ce1" office:value-type="string">
            <text:p>Hunter Smart ошейник для собак с банданой Ecco Sport Nicki 37 (28-33 см) красный&lt;br&gt;&lt;br&gt; Ошейник оснащен хромированной фурнитурой, которая прослужит вам очень долго. С таким аксессуаром ваш любимец всегда будет выделяться из толпы!</text:p>
          </table:table-cell>
          <table:table-cell table:style-name="ce1" office:value-type="string">
            <text:p>http://tin29.ru/wp-content/uploads/2018/hunter/4eddbed9-5060-11e4-87a4-001517e97967.jpg</text:p>
          </table:table-cell>
        </table:table-row>
        <table:table-row>
          <table:table-cell table:style-name="ce1" office:value-type="float" office:value="92187">
            <text:p>92187</text:p>
          </table:table-cell>
          <table:table-cell table:style-name="ce1" office:value-type="string">
            <text:p>Hunter Smart поводок для собак Ecco 10/110 нейлон бирюзовый</text:p>
          </table:table-cell>
          <table:table-cell table:style-name="ce1" office:value-type="string">
            <text:p>Категория: Поводки</text:p>
          </table:table-cell>
          <table:table-cell table:style-name="ce1" office:value-type="string">
            <text:p>216.00</text:p>
          </table:table-cell>
          <table:table-cell table:style-name="ce1" office:value-type="string">
            <text:p>Поводок для собак Hunter Ecco Sport 1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0 мм. Цвет: бирюза.</text:p>
          </table:table-cell>
          <table:table-cell table:style-name="ce1" office:value-type="string">
            <text:p>http://tin29.ru/wp-content/uploads/2018/hunter/4242206d-e60f-11e1-98fe-001517e97967.jpg</text:p>
          </table:table-cell>
        </table:table-row>
        <table:table-row>
          <table:table-cell table:style-name="ce1" office:value-type="float" office:value="91084">
            <text:p>91084</text:p>
          </table:table-cell>
          <table:table-cell table:style-name="ce1" office:value-type="string">
            <text:p>Hunter Smart поводок для собак Ecco 10/110 нейлон красный</text:p>
          </table:table-cell>
          <table:table-cell table:style-name="ce1" office:value-type="string">
            <text:p>Категория: Поводки</text:p>
          </table:table-cell>
          <table:table-cell table:style-name="ce1" office:value-type="string">
            <text:p>216.00</text:p>
          </table:table-cell>
          <table:table-cell table:style-name="ce1" office:value-type="string">
            <text:p>Нейлоновый красный поводок Hunter Smart (Хантер смарт) серии Eco 10/110 (Эко 10/110), предназначен для собак среднего размера. Его яркая расцветка будет радовать вас в любую погоду, а удобная застежка не доставит дискомфорта любимцу. Поводок имеет ширину 10 мм и длину 110 см.</text:p>
          </table:table-cell>
          <table:table-cell table:style-name="ce1" office:value-type="string">
            <text:p>http://tin29.ru/wp-content/uploads/2018/hunter/981afa25-3594-11e0-4488-001517e97967.jpg</text:p>
          </table:table-cell>
        </table:table-row>
        <table:table-row>
          <table:table-cell table:style-name="ce1" office:value-type="float" office:value="92188">
            <text:p>92188</text:p>
          </table:table-cell>
          <table:table-cell table:style-name="ce1" office:value-type="string">
            <text:p>Hunter Smart поводок для собак Ecco 15/110 нейлон бирюзовый</text:p>
          </table:table-cell>
          <table:table-cell table:style-name="ce1" office:value-type="string">
            <text:p>Категория: Поводки</text:p>
          </table:table-cell>
          <table:table-cell table:style-name="ce1" office:value-type="string">
            <text:p>278.00</text:p>
          </table:table-cell>
          <table:table-cell table:style-name="ce1" office:value-type="string">
            <text:p>Поводок для собак Hunter Ecco Sport 15/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5 мм. Цвет: бирюза.</text:p>
          </table:table-cell>
          <table:table-cell table:style-name="ce1" office:value-type="string">
            <text:p>http://tin29.ru/wp-content/uploads/2018/hunter/4242206f-e60f-11e1-98fe-001517e97967.jpg</text:p>
          </table:table-cell>
        </table:table-row>
        <table:table-row>
          <table:table-cell table:style-name="ce1" office:value-type="float" office:value="91096">
            <text:p>91096</text:p>
          </table:table-cell>
          <table:table-cell table:style-name="ce1" office:value-type="string">
            <text:p>Hunter Smart поводок для собак Ecco 20/100 нейлон красный</text:p>
          </table:table-cell>
          <table:table-cell table:style-name="ce1" office:value-type="string">
            <text:p>Категория: Поводки</text:p>
          </table:table-cell>
          <table:table-cell table:style-name="ce1" office:value-type="string">
            <text:p>339.00</text:p>
          </table:table-cell>
          <table:table-cell table:style-name="ce1" office:value-type="string">
            <text:p>Яркий нейлоновый поводок Hunter Smart (Хантер смарт) серии Eco 20/100 (Эко 20/100), красного цвета, очень удобный и яркий, он будет радовать вас и вашего любимца долгое время. Ошейник имеет ширину 20 мм и длину 100 см.</text:p>
          </table:table-cell>
          <table:table-cell table:style-name="ce1" office:value-type="string">
            <text:p>http://tin29.ru/wp-content/uploads/2018/hunter/981afa93-3594-11e0-4488-001517e97967.jpg</text:p>
          </table:table-cell>
        </table:table-row>
        <table:table-row>
          <table:table-cell table:style-name="ce1" office:value-type="float" office:value="91099">
            <text:p>91099</text:p>
          </table:table-cell>
          <table:table-cell table:style-name="ce1" office:value-type="string">
            <text:p>Hunter Smart поводок для собак Ecco 20/100 нейлон черный</text:p>
          </table:table-cell>
          <table:table-cell table:style-name="ce1" office:value-type="string">
            <text:p>Категория: Поводки</text:p>
          </table:table-cell>
          <table:table-cell table:style-name="ce1" office:value-type="string">
            <text:p>339.00</text:p>
          </table:table-cell>
          <table:table-cell table:style-name="ce1" office:value-type="string">
            <text:p>Нейлоновый поводок Hunter Smart (Хантер смарт) серии Eco 20/100 (Эко 20/100), черного цвета удобен и практичен. Порадует как своего владельца, так и его хозяина. Поводок имеет ширину 20 мм и длину 110 см.</text:p>
          </table:table-cell>
          <table:table-cell table:style-name="ce1" office:value-type="string">
            <text:p>http://tin29.ru/wp-content/uploads/2018/hunter/981afad9-3594-11e0-4488-001517e97967.jpg</text:p>
          </table:table-cell>
        </table:table-row>
        <table:table-row>
          <table:table-cell table:style-name="ce1" office:value-type="float" office:value="92189">
            <text:p>92189</text:p>
          </table:table-cell>
          <table:table-cell table:style-name="ce1" office:value-type="string">
            <text:p>Hunter Smart поводок для собак Ecco 20/110 нейлон бирюзовый</text:p>
          </table:table-cell>
          <table:table-cell table:style-name="ce1" office:value-type="string">
            <text:p>Категория: Поводки</text:p>
          </table:table-cell>
          <table:table-cell table:style-name="ce1" office:value-type="string">
            <text:p>339.00</text:p>
          </table:table-cell>
          <table:table-cell table:style-name="ce1" office:value-type="string">
            <text:p>Поводок для собак Hunter Ecco Sport 2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20 мм. Цвет: бирюза.</text:p>
          </table:table-cell>
          <table:table-cell table:style-name="ce1" office:value-type="string">
            <text:p>http://tin29.ru/wp-content/uploads/2018/hunter/42422071-e60f-11e1-98fe-001517e97967.jpg</text:p>
          </table:table-cell>
        </table:table-row>
        <table:table-row>
          <table:table-cell table:style-name="ce1" office:value-type="float" office:value="91114">
            <text:p>91114</text:p>
          </table:table-cell>
          <table:table-cell table:style-name="ce1" office:value-type="string">
            <text:p>Hunter Smart поводок-перестежка Ecco 20/200 нейлон красный</text:p>
          </table:table-cell>
          <table:table-cell table:style-name="ce1" office:value-type="string">
            <text:p>Категория: Перестежка</text:p>
          </table:table-cell>
          <table:table-cell table:style-name="ce1" office:value-type="string">
            <text:p>594.00</text:p>
          </table:table-cell>
          <table:table-cell table:style-name="ce1" office:value-type="string">
            <text:p>Нейлоновый поводок-перестежка Hunter Smart (Хантер смарт) серии Eco 20/200 (Эко 20/200), красного цвета - полезный и яркий аксессуар. Насыщенный цвет и удобная застежка порадуют вас и вашего любимца. Поводок имеет 2 карабина и 3 кольца, что позволяет варьировать его длину для вашего удобства. Ширина поводка 20 мм, максимальная длина 180 см.</text:p>
          </table:table-cell>
          <table:table-cell table:style-name="ce1" office:value-type="string">
            <text:p>http://tin29.ru/wp-content/uploads/2018/hunter/ea85e18e-3594-11e0-4488-001517e97967.jpg</text:p>
          </table:table-cell>
        </table:table-row>
        <table:table-row>
          <table:table-cell table:style-name="ce1" office:value-type="float" office:value="91117">
            <text:p>91117</text:p>
          </table:table-cell>
          <table:table-cell table:style-name="ce1" office:value-type="string">
            <text:p>Hunter Smart поводок-перестежка Ecco 20/200 нейлон черный</text:p>
          </table:table-cell>
          <table:table-cell table:style-name="ce1" office:value-type="string">
            <text:p>Категория: Перестежка</text:p>
          </table:table-cell>
          <table:table-cell table:style-name="ce1" office:value-type="string">
            <text:p>594.00</text:p>
          </table:table-cell>
          <table:table-cell table:style-name="ce1" office:value-type="string">
            <text:p>Нейлоновый поводок-перестежка Hunter Smart (Хантер смарт) серии Eco 20/200 (Эко 20/200), черного цвета удобен и практичен. Надежная застежка порадует вас и вашего любимца. Поводок имеет 2 карабина и 3 кольца, что позволяет изменять его длину для вашего удобства. Ширина поводка 20 мм, максимальная длина 180 см.</text:p>
          </table:table-cell>
          <table:table-cell table:style-name="ce1" office:value-type="string">
            <text:p>http://tin29.ru/wp-content/uploads/2018/hunter/ea85e1b6-3594-11e0-4488-001517e97967.jpg</text:p>
          </table:table-cell>
        </table:table-row>
        <table:table-row>
          <table:table-cell table:style-name="ce1" office:value-type="float" office:value="91108">
            <text:p>91108</text:p>
          </table:table-cell>
          <table:table-cell table:style-name="ce1" office:value-type="string">
            <text:p>Hunter Smart поводок-перестежка Ecco15/200 нейлон красный</text:p>
          </table:table-cell>
          <table:table-cell table:style-name="ce1" office:value-type="string">
            <text:p>Категория: Перестежка</text:p>
          </table:table-cell>
          <table:table-cell table:style-name="ce1" office:value-type="string">
            <text:p>514.00</text:p>
          </table:table-cell>
          <table:table-cell table:style-name="ce1" office:value-type="string">
            <text:p>Нейлоновый поводок-перестежка Hunter Smart (Хантер смарт) серии Eco 15/200 (Эко 15/200), красного цвета - выбор практичных хозяев, которые любят своего питомца. Поводок имеет 2 карабина и 3 кольца, что позволяет менять его длину для вашего удобства. Ширина поводка 15 мм, максимальная длина 180 см.</text:p>
          </table:table-cell>
          <table:table-cell table:style-name="ce1" office:value-type="string">
            <text:p>http://tin29.ru/wp-content/uploads/2018/hunter/ea85e148-3594-11e0-4488-001517e97967.jpg</text:p>
          </table:table-cell>
        </table:table-row>
        <table:table-row>
          <table:table-cell table:style-name="ce1" office:value-type="float" office:value="92444">
            <text:p>92444</text:p>
          </table:table-cell>
          <table:table-cell table:style-name="ce1" office:value-type="string">
            <text:p>Hunter Smart расческа для собак с короткой шерстью, вращающиеся зубчики</text:p>
          </table:table-cell>
          <table:table-cell table:style-name="ce1" office:value-type="string">
            <text:p>Категория: Расческа</text:p>
          </table:table-cell>
          <table:table-cell table:style-name="ce1" office:value-type="string">
            <text:p>591.00</text:p>
          </table:table-cell>
          <table:table-cell table:style-name="ce1" office:value-type="string">
            <text:p>Расческа для собак и кошек с короткой шерстью. &lt;br&gt;Закругленные вращающиеся зубчики легко удалят отмершую шерсть и грязь и приведут в порядок вашего любимца. &lt;br&gt;Расческа выполнена из пластика и нержавеющей стали, что делает ее прочной и долговечной. Для собак и кошек с короткой шерстью.</text:p>
          </table:table-cell>
          <table:table-cell table:style-name="ce1" office:value-type="string">
            <text:p>http://tin29.ru/wp-content/uploads/2018/hunter/fe06ff14-43e7-11e4-87a4-001517e97967.jpg</text:p>
          </table:table-cell>
        </table:table-row>
        <table:table-row>
          <table:table-cell table:style-name="ce1" office:value-type="float" office:value="92443">
            <text:p>92443</text:p>
          </table:table-cell>
          <table:table-cell table:style-name="ce1" office:value-type="string">
            <text:p>Hunter Smart расческа от блох</text:p>
          </table:table-cell>
          <table:table-cell table:style-name="ce1" office:value-type="string">
            <text:p>Категория: Расческа</text:p>
          </table:table-cell>
          <table:table-cell table:style-name="ce1" office:value-type="string">
            <text:p>624.00</text:p>
          </table:table-cell>
          <table:table-cell table:style-name="ce1" office:value-type="string">
            <text:p>Расческа для собак и кошек от компании Hunter  (Хантер) выполнена из пластика и нержавеющей стали, что делает ее прочной и долговечной.</text:p>
          </table:table-cell>
          <table:table-cell table:style-name="ce1" office:value-type="string">
            <text:p>http://tin29.ru/wp-content/uploads/2018/hunter/042dd591-5077-11e4-87a4-001517e97967.jpg</text:p>
          </table:table-cell>
        </table:table-row>
        <table:table-row>
          <table:table-cell table:style-name="ce1" office:value-type="float" office:value="92451">
            <text:p>92451</text:p>
          </table:table-cell>
          <table:table-cell table:style-name="ce1" office:value-type="string">
            <text:p>Hunter Smart расческа очень частая</text:p>
          </table:table-cell>
          <table:table-cell table:style-name="ce1" office:value-type="string">
            <text:p>Категория: Расческа</text:p>
          </table:table-cell>
          <table:table-cell table:style-name="ce1" office:value-type="string">
            <text:p>416.00</text:p>
          </table:table-cell>
          <table:table-cell table:style-name="ce1" office: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table:style-name="ce1" office:value-type="string">
            <text:p>http://tin29.ru/wp-content/uploads/2018/hunter/c7c76895-5077-11e4-87a4-001517e97967.jpg</text:p>
          </table:table-cell>
        </table:table-row>
        <table:table-row>
          <table:table-cell table:style-name="ce1" office:value-type="float" office:value="92448">
            <text:p>92448</text:p>
          </table:table-cell>
          <table:table-cell table:style-name="ce1" office:value-type="string">
            <text:p>Hunter Smart расческа с вращающимися зубчиками большая</text:p>
          </table:table-cell>
          <table:table-cell table:style-name="ce1" office:value-type="string">
            <text:p>Категория: Расческа</text:p>
          </table:table-cell>
          <table:table-cell table:style-name="ce1" office:value-type="string">
            <text:p>763.00</text:p>
          </table:table-cell>
          <table:table-cell table:style-name="ce1" office: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table:style-name="ce1" office:value-type="string">
            <text:p>http://tin29.ru/wp-content/uploads/2018/hunter/6406be1a-5077-11e4-87a4-001517e97967.jpg</text:p>
          </table:table-cell>
        </table:table-row>
        <table:table-row>
          <table:table-cell table:style-name="ce1" office:value-type="float" office:value="92447">
            <text:p>92447</text:p>
          </table:table-cell>
          <table:table-cell table:style-name="ce1" office:value-type="string">
            <text:p>Hunter Smart расческа с вращающимися зубчиками средняя</text:p>
          </table:table-cell>
          <table:table-cell table:style-name="ce1" office:value-type="string">
            <text:p>Категория: Расческа</text:p>
          </table:table-cell>
          <table:table-cell table:style-name="ce1" office:value-type="string">
            <text:p>694.00</text:p>
          </table:table-cell>
          <table:table-cell table:style-name="ce1" office: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lt;br&gt; Расческа выполнена из пластика и нержавеющей стали, что делает ее прочной и долговечной.</text:p>
          </table:table-cell>
          <table:table-cell table:style-name="ce1" office:value-type="string">
            <text:p>http://tin29.ru/wp-content/uploads/2018/hunter/4b489061-5077-11e4-87a4-001517e97967.jpg</text:p>
          </table:table-cell>
        </table:table-row>
        <table:table-row>
          <table:table-cell table:style-name="ce1" office:value-type="float" office:value="92441">
            <text:p>92441</text:p>
          </table:table-cell>
          <table:table-cell table:style-name="ce1" office:value-type="string">
            <text:p>Hunter Smart расческа-грабли с вращающимися зубчиками</text:p>
          </table:table-cell>
          <table:table-cell table:style-name="ce1" office:value-type="string">
            <text:p>Категория: Расческа</text:p>
          </table:table-cell>
          <table:table-cell table:style-name="ce1" office:value-type="string">
            <text:p>609.00</text:p>
          </table:table-cell>
          <table:table-cell table:style-name="ce1" office:value-type="string">
            <text:p>Расческа-грабли с вращающимися зубчиками для собак. Идельно подходит для собак с густым подшерстком.</text:p>
          </table:table-cell>
          <table:table-cell table:style-name="ce1" office:value-type="string">
            <text:p>http://tin29.ru/wp-content/uploads/2018/hunter/c956d1cc-5076-11e4-87a4-001517e97967.jpg</text:p>
          </table:table-cell>
        </table:table-row>
        <table:table-row>
          <table:table-cell table:style-name="ce1" office:value-type="float" office:value="97949">
            <text:p>97949</text:p>
          </table:table-cell>
          <table:table-cell table:style-name="ce1" office:value-type="string">
            <text:p>Hunter Smart резиновая грумерская щетка красная</text:p>
          </table:table-cell>
          <table:table-cell table:style-name="ce1" office:value-type="string">
            <text:p>Категория: Щетка</text:p>
          </table:table-cell>
          <table:table-cell table:style-name="ce1" office:value-type="string">
            <text:p>560.00</text:p>
          </table:table-cell>
          <table:table-cell table:style-name="ce1" office:value-type="string">
            <text:p>Hunter Smart резиновая грумерская щетка красная.&lt;br&gt;&lt;br&gt;Резиновая щетка для собак и кошек удаляет отмершую шерсть, мягко массажируя кожу вашего питомца, способствуя росту новой здоровой шерсти. &lt;br&gt;&lt;br&gt;Эргономическая форма и дизайн щетки порадуют самого требовательного владельца. &lt;br&gt;Щетка выполнена из резины и оснащена удобным ремешком, который будет надежно сидеть на руке.</text:p>
          </table:table-cell>
          <table:table-cell table:style-name="ce1" office:value-type="string">
            <text:p>http://tin29.ru/wp-content/uploads/2018/hunter/c5f91611-3594-11e0-4488-001517e97967.jpg</text:p>
          </table:table-cell>
        </table:table-row>
        <table:table-row>
          <table:table-cell table:style-name="ce1" office:value-type="float" office:value="97983">
            <text:p>97983</text:p>
          </table:table-cell>
          <table:table-cell table:style-name="ce1" office:value-type="string">
            <text:p>Hunter Smart резиновая перчатка для вычесывания шерсти оранжевая</text:p>
          </table:table-cell>
          <table:table-cell table:style-name="ce1" office:value-type="string">
            <text:p>Категория: Щетка</text:p>
          </table:table-cell>
          <table:table-cell table:style-name="ce1" office:value-type="string">
            <text:p>712.00</text:p>
          </table:table-cell>
          <table:table-cell table:style-name="ce1" office:value-type="string">
            <text:p>Удаляет отмершую шерсть, мягко массируя кожу вашего питомца, способствует росту новой здоровой шерсти. Эргономическая форма и дизайн щетки порадуют самого требовательного хозяина. Щетка выполнена из резины и имеет двустороннюю поверхность, что позволяет работать в ней как правой, так и левой рукой.</text:p>
          </table:table-cell>
          <table:table-cell table:style-name="ce1" office:value-type="string">
            <text:p>http://tin29.ru/wp-content/uploads/2018/hunter/c8eb18be-3594-11e0-4488-001517e97967.jpg</text:p>
          </table:table-cell>
        </table:table-row>
        <table:table-row>
          <table:table-cell table:style-name="ce1" office:value-type="float" office:value="91081">
            <text:p>91081</text:p>
          </table:table-cell>
          <table:table-cell table:style-name="ce1" office:value-type="string">
            <text:p>Hunter Smart сворка Ecco M (40-65/2 см) нейлон черная</text:p>
          </table:table-cell>
          <table:table-cell table:style-name="ce1" office:value-type="string">
            <text:p>Категория: Сворка</text:p>
          </table:table-cell>
          <table:table-cell table:style-name="ce1" office:value-type="string">
            <text:p>660.00</text:p>
          </table:table-cell>
          <table:table-cell table:style-name="ce1" office:value-type="string">
            <text:p>Сворка (спарка) Huter Smart ECO М (Хантер Смарт Эко М) для собак средних и крупны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40-63 см, регулируется благодаря пластиковому бегунку, ширина 2 см. Сворка необходима владельцам нескольких собак во время путешествий, выставок, а также для выгула собак в людных, оживленных местах.</text:p>
          </table:table-cell>
          <table:table-cell table:style-name="ce1" office:value-type="string">
            <text:p>http://tin29.ru/wp-content/uploads/2018/hunter/981af9fd-3594-11e0-4488-001517e97967.jpg</text:p>
          </table:table-cell>
        </table:table-row>
        <table:table-row>
          <table:table-cell table:style-name="ce1" office:value-type="float" office:value="91075">
            <text:p>91075</text:p>
          </table:table-cell>
          <table:table-cell table:style-name="ce1" office:value-type="string">
            <text:p>Hunter Smart сворка Ecco S (30-50/1 см) нейлон черная</text:p>
          </table:table-cell>
          <table:table-cell table:style-name="ce1" office:value-type="string">
            <text:p>Категория: Сворка</text:p>
          </table:table-cell>
          <table:table-cell table:style-name="ce1" office:value-type="string">
            <text:p>344.00</text:p>
          </table:table-cell>
          <table:table-cell table:style-name="ce1" office:value-type="string">
            <text:p>Сворка (спарка) Hunter Smart ECO S (Хантер Смарт Эко С) для собак мелки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28 - 44 см, регулируется благодаря пластиковому бегунку, ширина 1 см. Сворка необходима владельцам нескольких собак во время путешествий, выставок, а также для выгула собак в людных, оживленных местах.</text:p>
          </table:table-cell>
          <table:table-cell table:style-name="ce1" office:value-type="string">
            <text:p>http://tin29.ru/wp-content/uploads/2018/hunter/981af9d5-3594-11e0-4488-001517e97967.jpg</text:p>
          </table:table-cell>
        </table:table-row>
        <table:table-row>
          <table:table-cell table:style-name="ce1" office:value-type="float" office:value="92454">
            <text:p>92454</text:p>
          </table:table-cell>
          <table:table-cell table:style-name="ce1" office:value-type="string">
            <text:p>Hunter Smart сликер большой желтый/серый</text:p>
          </table:table-cell>
          <table:table-cell table:style-name="ce1" office:value-type="string">
            <text:p>Категория: Сликеры</text:p>
          </table:table-cell>
          <table:table-cell table:style-name="ce1" office:value-type="string">
            <text:p>694.00</text:p>
          </table:table-cell>
          <table:table-cell table:style-name="ce1" office:value-type="string">
            <text:p>Сликер Hunter Smart  -  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table:style-name="ce1" office:value-type="string">
            <text:p>http://tin29.ru/wp-content/uploads/2018/hunter/50aa639e-507b-11e4-87a4-001517e97967.jpg</text:p>
          </table:table-cell>
        </table:table-row>
        <table:table-row>
          <table:table-cell table:style-name="ce1" office:value-type="float" office:value="92452">
            <text:p>92452</text:p>
          </table:table-cell>
          <table:table-cell table:style-name="ce1" office:value-type="string">
            <text:p>Hunter Smart сликер маленький желтый/серый</text:p>
          </table:table-cell>
          <table:table-cell table:style-name="ce1" office:value-type="string">
            <text:p>Категория: Сликеры</text:p>
          </table:table-cell>
          <table:table-cell table:style-name="ce1" office:value-type="string">
            <text:p>555.00</text:p>
          </table:table-cell>
          <table:table-cell table:style-name="ce1" office:value-type="string">
            <text:p>Сликер Hunter Smart (Хантер Смарт) малый - инструмент для ухода за шерстью кошек и собак мелких пород с мягкой или густой длинной шерстью. &lt;br&gt;Упругие зубчики из нержавеющей стали мягко скользят, не травмируя кожу и не электризуя шерсть, удаляя отмерший подшерсток.&lt;br&gt; Удобная пластиковая ручка не выскользнет из рук.</text:p>
          </table:table-cell>
          <table:table-cell table:style-name="ce1" office:value-type="string">
            <text:p>http://tin29.ru/wp-content/uploads/2018/hunter/e7de1567-5077-11e4-87a4-001517e97967.jpg</text:p>
          </table:table-cell>
        </table:table-row>
        <table:table-row>
          <table:table-cell table:style-name="ce1" office:value-type="float" office:value="92453">
            <text:p>92453</text:p>
          </table:table-cell>
          <table:table-cell table:style-name="ce1" office:value-type="string">
            <text:p>Hunter Smart сликер средний желтый/серый</text:p>
          </table:table-cell>
          <table:table-cell table:style-name="ce1" office:value-type="string">
            <text:p>Категория: Сликеры</text:p>
          </table:table-cell>
          <table:table-cell table:style-name="ce1" office:value-type="string">
            <text:p>624.00</text:p>
          </table:table-cell>
          <table:table-cell table:style-name="ce1" office:value-type="string">
            <text:p>Сликер Hunter Smart  -  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table:style-name="ce1" office:value-type="string">
            <text:p>http://tin29.ru/wp-content/uploads/2018/hunter/3c03935e-507b-11e4-87a4-001517e97967.jpg</text:p>
          </table:table-cell>
        </table:table-row>
        <table:table-row>
          <table:table-cell table:style-name="ce1" office:value-type="float" office:value="91387">
            <text:p>91387</text:p>
          </table:table-cell>
          <table:table-cell table:style-name="ce1" office:value-type="string">
            <text:p>Hunter Smart шлейка для кошек и собак Retro Flower нейлон розовая</text:p>
          </table:table-cell>
          <table:table-cell table:style-name="ce1" office:value-type="string">
            <text:p>Категория: Шлейки</text:p>
          </table:table-cell>
          <table:table-cell table:style-name="ce1" office:value-type="string">
            <text:p>818.00</text:p>
          </table:table-cell>
          <table:table-cell table:style-name="ce1" office:value-type="string">
            <text:p>Hunter Smart шлейка для кошек и собак Retro Flower нейлон розовая.  &lt;br&gt;&lt;br&gt;
Нейлоновая шлейка для кошек и собак с поводком 1,2 метра.  &lt;br&gt;
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
Шлейка подходит животным с обхватом шеи 22-33 см, обхватом груди 22-46 см.&lt;br&gt;
Цвет - розовый с орнаментом.</text:p>
          </table:table-cell>
          <table:table-cell table:style-name="ce1" office:value-type="string">
            <text:p>http://tin29.ru/wp-content/uploads/2018/hunter/9f82cabd-3594-11e0-4488-001517e97967.jpg</text:p>
          </table:table-cell>
        </table:table-row>
        <table:table-row>
          <table:table-cell table:style-name="ce1" office:value-type="float" office:value="91379">
            <text:p>91379</text:p>
          </table:table-cell>
          <table:table-cell table:style-name="ce1" office:value-type="string">
            <text:p>Hunter Smart шлейка для кошек и собак Seventies нейлон оранжевая</text:p>
          </table:table-cell>
          <table:table-cell table:style-name="ce1" office:value-type="string">
            <text:p>Категория: Шлейки</text:p>
          </table:table-cell>
          <table:table-cell table:style-name="ce1" office:value-type="string">
            <text:p>671.00</text:p>
          </table:table-cell>
          <table:table-cell table:style-name="ce1" office:value-type="string">
            <text:p>Hunter Smart шлейка для кошек и собак Seventies нейлон оранжевая.  &lt;br&gt;&lt;br&gt;
Нейлоновая шлейка для кошек и собак с поводком 1,2 метра.  &lt;br&gt;
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
Шлейка подходит животным с обхватом шеи 22-33 см, обхватом груди 22-46 см.&lt;br&gt;
Цвет - оранжевый с орнаментом.</text:p>
          </table:table-cell>
          <table:table-cell table:style-name="ce1" office:value-type="string">
            <text:p>http://tin29.ru/wp-content/uploads/2018/hunter/9d2224e8-3594-11e0-4488-001517e97967.jpg</text:p>
          </table:table-cell>
        </table:table-row>
        <table:table-row>
          <table:table-cell table:style-name="ce1" office:value-type="float" office:value="91380">
            <text:p>91380</text:p>
          </table:table-cell>
          <table:table-cell table:style-name="ce1" office:value-type="string">
            <text:p>Hunter Smart шлейка для кошек и собак Seventies нейлон розовый</text:p>
          </table:table-cell>
          <table:table-cell table:style-name="ce1" office:value-type="string">
            <text:p>Категория: Шлейки</text:p>
          </table:table-cell>
          <table:table-cell table:style-name="ce1" office:value-type="string">
            <text:p>671.00</text:p>
          </table:table-cell>
          <table:table-cell table:style-name="ce1" office:value-type="string">
            <text:p>Hunter Smart шлейка для кошек и собак Seventies нейлон розовый.  &lt;br&gt;&lt;br&gt;
Нейлоновая шлейка для кошек и собак с поводком 1,2 метра.  &lt;br&gt;
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
Шлейка подходит животным с обхватом шеи 22-33 см, обхватом груди 22-46 см.&lt;br&gt;
Цвет - розовый с орнаментом.</text:p>
          </table:table-cell>
          <table:table-cell table:style-name="ce1" office:value-type="string">
            <text:p>http://tin29.ru/wp-content/uploads/2018/hunter/9f82c9e0-3594-11e0-4488-001517e97967.jpg</text:p>
          </table:table-cell>
        </table:table-row>
        <table:table-row>
          <table:table-cell table:style-name="ce1" office:value-type="float" office:value="91382">
            <text:p>91382</text:p>
          </table:table-cell>
          <table:table-cell table:style-name="ce1" office:value-type="string">
            <text:p>Hunter Smart шлейка для кошек и собак Stripes нейлон разноцветная</text:p>
          </table:table-cell>
          <table:table-cell table:style-name="ce1" office:value-type="string">
            <text:p>Категория: Шлейки</text:p>
          </table:table-cell>
          <table:table-cell table:style-name="ce1" office:value-type="string">
            <text:p>876.00</text:p>
          </table:table-cell>
          <table:table-cell table:style-name="ce1" office:value-type="string">
            <text:p>Hunter Smart шлейка для кошек и собак Stripes нейлон разноцветная.   &lt;br&gt;&lt;br&gt;
Нейлоновая шлейка для кошек и собак с поводком 1,2 метра.  &lt;br&gt;
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
Шлейка подходит животным с обхватом шеи 22-33 см, обхватом груди 22-46 см.&lt;br&gt;
Цвет - разноцветная.</text:p>
          </table:table-cell>
          <table:table-cell table:style-name="ce1" office:value-type="string">
            <text:p>http://tin29.ru/wp-content/uploads/2018/hunter/9f82ca27-3594-11e0-4488-001517e97967.jpg</text:p>
          </table:table-cell>
        </table:table-row>
        <table:table-row>
          <table:table-cell table:style-name="ce1" office:value-type="float" office:value="91042">
            <text:p>91042</text:p>
          </table:table-cell>
          <table:table-cell table:style-name="ce1" office:value-type="string">
            <text:p>Hunter Smart шлейка для собак Ecco Sport L (54-87/59-100 см) нейлон красная</text:p>
          </table:table-cell>
          <table:table-cell table:style-name="ce1" office:value-type="string">
            <text:p>Категория: Шлейки</text:p>
          </table:table-cell>
          <table:table-cell table:style-name="ce1" office:value-type="string">
            <text:p>907.00</text:p>
          </table:table-cell>
          <table:table-cell table:style-name="ce1" office:value-type="string">
            <text:p>Hunter Smart шлейка для собак Ecco Sport L (54-87/59-100 см) нейлон красная Нейлоновая шлейка для собак мелких и средних пород Hunter Smart (Хантер Смарт) серии ECO L (Эко) красного цвета очень удобна так как регулируется в широких пределах. В шлейке ваш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table:style-name="ce1" office:value-type="string">
            <text:p>http://tin29.ru/wp-content/uploads/2018/hunter/a532e2a4-505f-11e4-87a4-001517e97967.jpg</text:p>
          </table:table-cell>
        </table:table-row>
        <table:table-row>
          <table:table-cell table:style-name="ce1" office:value-type="float" office:value="91045">
            <text:p>91045</text:p>
          </table:table-cell>
          <table:table-cell table:style-name="ce1" office:value-type="string">
            <text:p>Hunter Smart шлейка для собак Ecco Sport L (54-87/59-100 см) нейлон черная</text:p>
          </table:table-cell>
          <table:table-cell table:style-name="ce1" office:value-type="string">
            <text:p>Категория: Шлейки</text:p>
          </table:table-cell>
          <table:table-cell table:style-name="ce1" office:value-type="string">
            <text:p>907.00</text:p>
          </table:table-cell>
          <table:table-cell table:style-name="ce1" office:value-type="string">
            <text:p>Нейлоновая шлейка для собак мелких и средних пород Hunter Smart (Хантер Смарт) серии ECO L (Эко) чер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table:style-name="ce1" office:value-type="string">
            <text:p>http://tin29.ru/wp-content/uploads/2018/hunter/95a280d2-3594-11e0-4488-001517e97967.jpg</text:p>
          </table:table-cell>
        </table:table-row>
        <table:table-row>
          <table:table-cell table:style-name="ce1" office:value-type="float" office:value="92168">
            <text:p>92168</text:p>
          </table:table-cell>
          <table:table-cell table:style-name="ce1" office:value-type="string">
            <text:p>Hunter Smart шлейка для собак Ecco Sport S (30-45/33-54 см) нейлон бирюзовый</text:p>
          </table:table-cell>
          <table:table-cell table:style-name="ce1" office:value-type="string">
            <text:p>Категория: Шлейки</text:p>
          </table:table-cell>
          <table:table-cell table:style-name="ce1" office:value-type="string">
            <text:p>447.00</text:p>
          </table:table-cell>
          <table:table-cell table:style-name="ce1" office:value-type="string">
            <text:p>Удобная и практичная шлейка для собак оснащена хромированной фурнитурой и прочными пластиковыми бегунками позволяющими регулировать размер шлейки в широком диапазоне. Обхват шеи 30-45 см, обхват груди 33-54 см. Высококачественный нейлон от hunter  не покрывается зацепками в процессе носки, как это происходит с аналогами конкурентов.</text:p>
          </table:table-cell>
          <table:table-cell table:style-name="ce1" office:value-type="string">
            <text:p>http://tin29.ru/wp-content/uploads/2018/hunter/ae3abd02-e608-11e1-98fe-001517e97967.jpg</text:p>
          </table:table-cell>
        </table:table-row>
        <table:table-row>
          <table:table-cell table:style-name="ce1" office:value-type="float" office:value="91030">
            <text:p>91030</text:p>
          </table:table-cell>
          <table:table-cell table:style-name="ce1" office:value-type="string">
            <text:p>Hunter Smart шлейка для собак Ecco Sport S (30-45/33-54 см) нейлон красная</text:p>
          </table:table-cell>
          <table:table-cell table:style-name="ce1" office:value-type="string">
            <text:p>Категория: Шлейки</text:p>
          </table:table-cell>
          <table:table-cell table:style-name="ce1" office:value-type="string">
            <text:p>447.00</text:p>
          </table:table-cell>
          <table:table-cell table:style-name="ce1" office:value-type="string">
            <text:p>Нейлоновая шлейка для собак мелких и средних пород Hunter Smart (Хантер Смарт) серии ECO S (Эко) крас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30-46 см, обхватом груди 38-52 см. Ширина шлиц - 1,0 см.</text:p>
          </table:table-cell>
          <table:table-cell table:style-name="ce1" office:value-type="string">
            <text:p>http://tin29.ru/wp-content/uploads/2018/hunter/95a28082-3594-11e0-4488-001517e97967.jpg</text:p>
          </table:table-cell>
        </table:table-row>
        <table:table-row>
          <table:table-cell table:style-name="ce1" office:value-type="float" office:value="91024">
            <text:p>91024</text:p>
          </table:table-cell>
          <table:table-cell table:style-name="ce1" office:value-type="string">
            <text:p>Hunter Smart шлейка для собак Ecco Sport XS (23-35/25-41 см) нейлон красная</text:p>
          </table:table-cell>
          <table:table-cell table:style-name="ce1" office:value-type="string">
            <text:p>Категория: Шлейки</text:p>
          </table:table-cell>
          <table:table-cell table:style-name="ce1" office:value-type="string">
            <text:p>316.00</text:p>
          </table:table-cell>
          <table:table-cell table:style-name="ce1" office:value-type="string">
            <text:p>Hunter Smart шлейка для собак Ecco Sport XS (23-35/25-41 см) нейлон красная&lt;br&gt;&lt;br&gt;Нейлоновая шлейка для собак мелких и средних пород Hunter Smart (Хантер Смарт) серии ECO ХS (Эко) красного цвета очень удобна при небольших размерах питомца. &lt;br&gt;В шлейке ваш маленьк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lt;br&gt;Шлейка подходит животным с обхватом шеи 23-35 см, обхватом груди 25-41 см. Ширина шлиц - 1,0 см.</text:p>
          </table:table-cell>
          <table:table-cell table:style-name="ce1" office:value-type="string">
            <text:p>http://tin29.ru/wp-content/uploads/2018/hunter/73c00cb0-505f-11e4-87a4-001517e97967.jpg</text:p>
          </table:table-cell>
        </table:table-row>
        <table:table-row>
          <table:table-cell table:style-name="ce1" office:value-type="float" office:value="92163">
            <text:p>92163</text:p>
          </table:table-cell>
          <table:table-cell table:style-name="ce1" office:value-type="string">
            <text:p>Hunter Smart шлейка для собак Ecco Sport XS (23-35/25-41 см) нейлон лиловый</text:p>
          </table:table-cell>
          <table:table-cell table:style-name="ce1" office:value-type="string">
            <text:p>Категория: Шлейки</text:p>
          </table:table-cell>
          <table:table-cell table:style-name="ce1" office:value-type="string">
            <text:p>316.00</text:p>
          </table:table-cell>
          <table:table-cell table:style-name="ce1" office:value-type="string">
            <text:p>Шлейка для собак Ecco Sport ХS (Экко Спорт). Оснащена хромированной фурнитурой и прочными пластиковыми застежками. Обхват шеи 23-35 см, обхват груди 25-41 см. Пластиковые бегунки на шлицах позволяют регулировать и фиксировать размер шлейки.</text:p>
          </table:table-cell>
          <table:table-cell table:style-name="ce1" office:value-type="string">
            <text:p>http://tin29.ru/wp-content/uploads/2018/hunter/ae3abd00-e608-11e1-98fe-001517e97967.jpg</text:p>
          </table:table-cell>
        </table:table-row>
        <table:table-row>
          <table:table-cell table:style-name="ce1" office:value-type="float" office:value="91036">
            <text:p>91036</text:p>
          </table:table-cell>
          <table:table-cell table:style-name="ce1" office:value-type="string">
            <text:p>Hunter Smart шлейка для собак Ecco Sport М (42-65/45-76 см) нейлон красная</text:p>
          </table:table-cell>
          <table:table-cell table:style-name="ce1" office:value-type="string">
            <text:p>Категория: Шлейки</text:p>
          </table:table-cell>
          <table:table-cell table:style-name="ce1" office:value-type="string">
            <text:p>578.00</text:p>
          </table:table-cell>
          <table:table-cell table:style-name="ce1" office:value-type="string">
            <text:p>Hunter Smart шлейка для собак Ecco Sport М (42-65/45-76 см) нейлон красная Нейлоновая шлейка для собак средних и крупных пород Hunter Smart (Хантер Смарт) серии ECO М (Эко) красного цвета очень удобна так как регулируется в широких пределах.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42-65 см, обхватом груди 45-76 см. Ширина шлиц - 2,0 см.</text:p>
          </table:table-cell>
          <table:table-cell table:style-name="ce1" office:value-type="string">
            <text:p>http://tin29.ru/wp-content/uploads/2018/hunter/8c98698c-505f-11e4-87a4-001517e97967.jpg</text:p>
          </table:table-cell>
        </table:table-row>
        <table:table-row>
          <table:table-cell table:style-name="ce1" office:value-type="float" office:value="91066">
            <text:p>91066</text:p>
          </table:table-cell>
          <table:table-cell table:style-name="ce1" office:value-type="string">
            <text:p>Hunter Smart шлейка для собак Ecco Квик L (52-74/55-79 см) нейлон красная</text:p>
          </table:table-cell>
          <table:table-cell table:style-name="ce1" office:value-type="string">
            <text:p>Категория: Шлейки</text:p>
          </table:table-cell>
          <table:table-cell table:style-name="ce1" office:value-type="string">
            <text:p>1180.00</text:p>
          </table:table-cell>
          <table:table-cell table:style-name="ce1" office:value-type="string">
            <text:p>Hunter Smart шлейка для собак Ecco Квик L (52-74/55-79 см) нейлон красная Нейлоновая шлейка для собак крупных пород Hunter Smart (Хантер Смарт) серии ECO Quick М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52-74 см, обхватом груди 55-79 см. Ширина шлиц - 2,5 см.</text:p>
          </table:table-cell>
          <table:table-cell table:style-name="ce1" office:value-type="string">
            <text:p>http://tin29.ru/wp-content/uploads/2018/hunter/1a7cf061-5060-11e4-87a4-001517e97967.jpg</text:p>
          </table:table-cell>
        </table:table-row>
        <table:table-row>
          <table:table-cell table:style-name="ce1" office:value-type="float" office:value="91069">
            <text:p>91069</text:p>
          </table:table-cell>
          <table:table-cell table:style-name="ce1" office:value-type="string">
            <text:p>Hunter Smart шлейка для собак Ecco Квик L (52-74/55-79 см) нейлон черная</text:p>
          </table:table-cell>
          <table:table-cell table:style-name="ce1" office:value-type="string">
            <text:p>Категория: Шлейки</text:p>
          </table:table-cell>
          <table:table-cell table:style-name="ce1" office:value-type="string">
            <text:p>1180.00</text:p>
          </table:table-cell>
          <table:table-cell table:style-name="ce1" office:value-type="string">
            <text:p>Hunter Smart шлейка для собак Ecco Квик L (52-74/55-79 см) нейлон черная&lt;br&gt;&lt;br&gt; 
В шлейке ваш четвероногий друг на прогулке будет чувствовать себя комфортно, так как ничего не будет мешать ему при движении. &lt;br&gt;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lt;br&gt; Шлейка снабжена одной пластиковой застежкой, что позволит очень быстро одеть её на собаку. &lt;br&gt; Подходит животным с обхватом шеи 52-74 см, обхватом груди 55-79 см. Ширина шлиц - 2,5 см.</text:p>
          </table:table-cell>
          <table:table-cell table:style-name="ce1" office:value-type="string">
            <text:p>http://tin29.ru/wp-content/uploads/2018/hunter/31427a60-5060-11e4-87a4-001517e97967.jpg</text:p>
          </table:table-cell>
        </table:table-row>
        <table:table-row>
          <table:table-cell table:style-name="ce1" office:value-type="float" office:value="91060">
            <text:p>91060</text:p>
          </table:table-cell>
          <table:table-cell table:style-name="ce1" office:value-type="string">
            <text:p>Hunter Smart шлейка для собак Ecco Квик M (46-65/48-70 см) нейлон красная</text:p>
          </table:table-cell>
          <table:table-cell table:style-name="ce1" office:value-type="string">
            <text:p>Категория: Шлейки</text:p>
          </table:table-cell>
          <table:table-cell table:style-name="ce1" office:value-type="string">
            <text:p>971.00</text:p>
          </table:table-cell>
          <table:table-cell table:style-name="ce1" office:value-type="string">
            <text:p>Hunter Smart шлейка для собак Ecco Квик M (46-65/48-70 см) нейлон красная&lt;br&gt;&lt;br&gt;Нейлоновая шлейка для собак средних и крупных пород Hunter Smart (Хантер Смарт) серии ECO Quick М (Эко Квик) красного цвета. &lt;br&gt;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46-65 см, обхватом груди 48-70 см. Ширина шлиц - 2,0 см.</text:p>
          </table:table-cell>
          <table:table-cell table:style-name="ce1" office:value-type="string">
            <text:p>http://tin29.ru/wp-content/uploads/2018/hunter/fea3b70d-505f-11e4-87a4-001517e97967.jpg</text:p>
          </table:table-cell>
        </table:table-row>
        <table:table-row>
          <table:table-cell table:style-name="ce1" office:value-type="float" office:value="91063">
            <text:p>91063</text:p>
          </table:table-cell>
          <table:table-cell table:style-name="ce1" office:value-type="string">
            <text:p>Hunter Smart шлейка для собак Ecco Квик M (46-65/48-70 см) нейлон черная</text:p>
          </table:table-cell>
          <table:table-cell table:style-name="ce1" office:value-type="string">
            <text:p>Категория: Шлейки</text:p>
          </table:table-cell>
          <table:table-cell table:style-name="ce1" office:value-type="string">
            <text:p>971.00</text:p>
          </table:table-cell>
          <table:table-cell table:style-name="ce1" office:value-type="string">
            <text:p>Нейлоновая шлейка для собак средних и крупных пород Hunter Smart (Хантер Смарт) серии ECO Quick М (Эко Квик) чер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42-46 см, обхватом груди 44-68 см. Ширина шлиц - 2,0 см.</text:p>
          </table:table-cell>
          <table:table-cell table:style-name="ce1" office:value-type="string">
            <text:p>http://tin29.ru/wp-content/uploads/2018/hunter/981af984-3594-11e0-4488-001517e97967.jpg</text:p>
          </table:table-cell>
        </table:table-row>
        <table:table-row>
          <table:table-cell table:style-name="ce1" office:value-type="float" office:value="91054">
            <text:p>91054</text:p>
          </table:table-cell>
          <table:table-cell table:style-name="ce1" office:value-type="string">
            <text:p>Hunter Smart шлейка для собак Ecco Квик S (33-45/35-49 см) нейлон красная</text:p>
          </table:table-cell>
          <table:table-cell table:style-name="ce1" office:value-type="string">
            <text:p>Категория: Шлейки</text:p>
          </table:table-cell>
          <table:table-cell table:style-name="ce1" office:value-type="string">
            <text:p>799.00</text:p>
          </table:table-cell>
          <table:table-cell table:style-name="ce1" office: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Обхват шеи 33-45 см, обхват груди 35-49 см. &lt;br&gt; Пластиковые бегунки на шлицах позволяют регулировать и фиксировать размер шлейки.</text:p>
          </table:table-cell>
          <table:table-cell table:style-name="ce1" office:value-type="string">
            <text:p>http://tin29.ru/wp-content/uploads/2018/hunter/dea7395e-505f-11e4-87a4-001517e97967.jpg</text:p>
          </table:table-cell>
        </table:table-row>
        <table:table-row>
          <table:table-cell table:style-name="ce1" office:value-type="float" office:value="92172">
            <text:p>92172</text:p>
          </table:table-cell>
          <table:table-cell table:style-name="ce1" office:value-type="string">
            <text:p>Hunter Smart шлейка для собак Ecco Квик S (33-45/35-49 см) нейлон лиловый</text:p>
          </table:table-cell>
          <table:table-cell table:style-name="ce1" office:value-type="string">
            <text:p>Категория: Шлейки</text:p>
          </table:table-cell>
          <table:table-cell table:style-name="ce1" office:value-type="string">
            <text:p>799.00</text:p>
          </table:table-cell>
          <table:table-cell table:style-name="ce1" office: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Обхват шеи 33-45 см, обхват груди 35-49 см. &lt;br&gt; Пластиковые бегунки на шлицах позволяют регулировать и фиксировать размер шлейки.</text:p>
          </table:table-cell>
          <table:table-cell table:style-name="ce1" office:value-type="string">
            <text:p>http://tin29.ru/wp-content/uploads/2018/hunter/ae3abd04-e608-11e1-98fe-001517e97967.jpg</text:p>
          </table:table-cell>
        </table:table-row>
        <table:table-row>
          <table:table-cell table:style-name="ce1" office:value-type="float" office:value="91057">
            <text:p>91057</text:p>
          </table:table-cell>
          <table:table-cell table:style-name="ce1" office:value-type="string">
            <text:p>Hunter Smart шлейка для собак Ecco Квик S (33-45/35-49 см) нейлон черная</text:p>
          </table:table-cell>
          <table:table-cell table:style-name="ce1" office:value-type="string">
            <text:p>Категория: Шлейки</text:p>
          </table:table-cell>
          <table:table-cell table:style-name="ce1" office:value-type="string">
            <text:p>799.00</text:p>
          </table:table-cell>
          <table:table-cell table:style-name="ce1" office:value-type="string">
            <text:p>Hunter Smart шлейка для собак Ecco Квик S (33-45/35-49 см) нейлон красная  Шлейка для собак оснащена хромированной фурнитурой и прочными пластиковыми застежками.   Обхват шеи 33-45 см, обхват груди 35-49 см.  Пластиковые бегунки на шлицах позволяют регулировать и фиксировать размер шлейки.</text:p>
          </table:table-cell>
          <table:table-cell table:style-name="ce1" office:value-type="string">
            <text:p>http://tin29.ru/wp-content/uploads/2018/hunter/6f44e9da-afe3-11e7-812a-005056bf23ce.jpg</text:p>
          </table:table-cell>
        </table:table-row>
        <table:table-row>
          <table:table-cell table:style-name="ce1" office:value-type="float" office:value="91048">
            <text:p>91048</text:p>
          </table:table-cell>
          <table:table-cell table:style-name="ce1" office:value-type="string">
            <text:p>Hunter Smart шлейка для собак Ecco Квик XS (26-35/26-35 см) нейлон красная</text:p>
          </table:table-cell>
          <table:table-cell table:style-name="ce1" office:value-type="string">
            <text:p>Категория: Шлейки</text:p>
          </table:table-cell>
          <table:table-cell table:style-name="ce1" office:value-type="string">
            <text:p>591.00</text:p>
          </table:table-cell>
          <table:table-cell table:style-name="ce1" office:value-type="string">
            <text:p>Нейлоновая шлейка для собак мелких пород Hunter Smart (Хантер Смарт) серии ECO Quick ХS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16-26 см, обхватом груди 17-28 см. Ширина шлиц - 1,0 см.</text:p>
          </table:table-cell>
          <table:table-cell table:style-name="ce1" office:value-type="string">
            <text:p>http://tin29.ru/wp-content/uploads/2018/hunter/95a280fa-3594-11e0-4488-001517e97967.jpg</text:p>
          </table:table-cell>
        </table:table-row>
        <table:table-row>
          <table:table-cell table:style-name="ce1" office:value-type="float" office:value="92175">
            <text:p>92175</text:p>
          </table:table-cell>
          <table:table-cell table:style-name="ce1" office:value-type="string">
            <text:p>Hunter Smart шлейка для собак Ecco Квик ХS (26-35/26-35 см) нейлон бирюзовый</text:p>
          </table:table-cell>
          <table:table-cell table:style-name="ce1" office:value-type="string">
            <text:p>Категория: Шлейки</text:p>
          </table:table-cell>
          <table:table-cell table:style-name="ce1" office:value-type="string">
            <text:p>591.00</text:p>
          </table:table-cell>
          <table:table-cell table:style-name="ce1" office:value-type="string">
            <text:p>Шлейка для кошек и собак Ecco Quick ХS (Экко Квик), с поводком 1,2 м. Оснащена хромированной фурнитурой и прочными пластиковыми застежками. Обхват шеи 22-33 см, обхват груди 22-46 см. Коричневая с орнаментом. Пластиковые бегунки на шлицах позволяют регулировать и фиксировать размер шлейки.</text:p>
          </table:table-cell>
          <table:table-cell table:style-name="ce1" office:value-type="string">
            <text:p>http://tin29.ru/wp-content/uploads/2018/hunter/ae3abd06-e608-11e1-98fe-001517e97967.jpg</text:p>
          </table:table-cell>
        </table:table-row>
        <table:table-row>
          <table:table-cell table:style-name="ce1" office:value-type="float" office:value="92171">
            <text:p>92171</text:p>
          </table:table-cell>
          <table:table-cell table:style-name="ce1" office:value-type="string">
            <text:p>Hunter Smart шлейка для собак Ecco Квик ХS (26-35/26-35 см) нейлон лиловая</text:p>
          </table:table-cell>
          <table:table-cell table:style-name="ce1" office:value-type="string">
            <text:p>Категория: Шлейки</text:p>
          </table:table-cell>
          <table:table-cell table:style-name="ce1" office:value-type="string">
            <text:p>591.00</text:p>
          </table:table-cell>
          <table:table-cell table:style-name="ce1" office:value-type="string">
            <text:p>Hunter Smart шлейка для собак Ecco Квик ХS (26-35/26-35 см) нейлон лиловая&lt;br&gt;&lt;br&gt;Нейлоновая шлейка для собак мелких пород Hunter Smart (Хантер Смарт) серии ECO Quick ХS (Эко Квик) лилового цвета. 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16-26 см, обхватом груди 17-28 см. Ширина шлиц - 1,0 см.</text:p>
          </table:table-cell>
          <table:table-cell table:style-name="ce1" office:value-type="string">
            <text:p>http://tin29.ru/wp-content/uploads/2018/hunter/eeeafe15-5060-11e4-87a4-001517e97967.jpg</text:p>
          </table:table-cell>
        </table:table-row>
        <table:table-row>
          <table:table-cell table:style-name="ce1" office:value-type="float" office:value="91049">
            <text:p>91049</text:p>
          </table:table-cell>
          <table:table-cell table:style-name="ce1" office:value-type="string">
            <text:p>Hunter Smart шлейка для собак Ecco Квик ХS (26-35/26-35 см) нейлон синяя</text:p>
          </table:table-cell>
          <table:table-cell table:style-name="ce1" office:value-type="string">
            <text:p>Категория: Шлейки</text:p>
          </table:table-cell>
          <table:table-cell table:style-name="ce1" office:value-type="string">
            <text:p>591.00</text:p>
          </table:table-cell>
          <table:table-cell table:style-name="ce1" office:value-type="string">
            <text:p>Нейлоновая шлейка для собак мелких пород Hunter Smart (Хантер Смарт) серии ECO Quick ХS (Эко Квик) сине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26-35 см, обхватом груди 26-35 см. Ширина шлиц - 1,0 см.</text:p>
          </table:table-cell>
          <table:table-cell table:style-name="ce1" office:value-type="string">
            <text:p>http://tin29.ru/wp-content/uploads/2018/hunter/c39f7922-505f-11e4-87a4-001517e97967.jpg</text:p>
          </table:table-cell>
        </table:table-row>
        <table:table-row>
          <table:table-cell table:style-name="ce1" office:value-type="float" office:value="99635">
            <text:p>99635</text:p>
          </table:table-cell>
          <table:table-cell table:style-name="ce1" office:value-type="string">
            <text:p>Hunter Smart шлейка для собак Modern Art R&amp;S Luxus 35/11 (25/27-33 см) кожзам розовый</text:p>
          </table:table-cell>
          <table:table-cell table:style-name="ce1" office:value-type="string">
            <text:p>Категория: Шлейки</text:p>
          </table:table-cell>
          <table:table-cell table:style-name="ce1" office:value-type="string">
            <text:p>1274.00</text:p>
          </table:table-cell>
          <table:table-cell table:style-name="ce1" office:value-type="string">
            <text:p>Шлейка для миниатюрных собачек Hunter Smart (Хантер смарт) серии Modern Аrt R&amp;amp;S Luxus 35/11 (Модерн Арт Люксус 3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25 см, груди 27 - 33 см.</text:p>
          </table:table-cell>
          <table:table-cell table:style-name="ce1" office:value-type="string">
            <text:p>http://tin29.ru/wp-content/uploads/2018/hunter/e05dd7e8-3594-11e0-4488-001517e97967.jpg</text:p>
          </table:table-cell>
        </table:table-row>
        <table:table-row>
          <table:table-cell table:style-name="ce1" office:value-type="float" office:value="99637">
            <text:p>99637</text:p>
          </table:table-cell>
          <table:table-cell table:style-name="ce1" office:value-type="string">
            <text:p>Hunter Smart шлейка для собак Modern Art R&amp;S Luxus 45/11 (30/37-43 см) кожзам розовый</text:p>
          </table:table-cell>
          <table:table-cell table:style-name="ce1" office:value-type="string">
            <text:p>Категория: Шлейки</text:p>
          </table:table-cell>
          <table:table-cell table:style-name="ce1" office:value-type="string">
            <text:p>1686.00</text:p>
          </table:table-cell>
          <table:table-cell table:style-name="ce1" office:value-type="string">
            <text:p>Шлейка для миниатюрных собачек Hunter Smart (Хантер смарт) серии Modern Аrt R&amp;amp;S Luxus 45/11 (Модерн Арт Люксус 4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30 см, груди 37-43 см.</text:p>
          </table:table-cell>
          <table:table-cell table:style-name="ce1" office:value-type="string">
            <text:p>http://tin29.ru/wp-content/uploads/2018/hunter/e05dd811-3594-11e0-4488-001517e97967.jpg</text:p>
          </table:table-cell>
        </table:table-row>
        <table:table-row>
          <table:table-cell table:style-name="ce1" office:value-type="float" office:value="92424">
            <text:p>92424</text:p>
          </table:table-cell>
          <table:table-cell table:style-name="ce1" office:value-type="string">
            <text:p>Hunter гамак в авто для собак универсальный эконом 140х145 см</text:p>
          </table:table-cell>
          <table:table-cell table:style-name="ce1" office:value-type="string">
            <text:p>Категория: Подстилка в машину</text:p>
          </table:table-cell>
          <table:table-cell table:style-name="ce1" office:value-type="string">
            <text:p>1951.00</text:p>
          </table:table-cell>
          <table:table-cell table:style-name="ce1" office:value-type="string">
            <text:p>Гамак для перевозки собаки в автомобиле практичная вещь, которая позволит сохранить салон вашей машины в чистоте и защитит обивку и пластик от повреждений когтями.&lt;br&gt;&lt;br&gt;Гамак с застежкой молнией (для крепления шлейки питомца в ремню безопасности).&lt;br&gt;
Размер 140 х 145 см.&lt;br&gt;
100% полиэстер</text:p>
          </table:table-cell>
          <table:table-cell table:style-name="ce1" office:value-type="string">
            <text:p>http://tin29.ru/wp-content/uploads/2018/hunter/cefb89b3-fb7a-11e3-8d48-001517e97967.jpg, http://tin29.ru/wp-content/uploads/2018/hunter/cefb89b3-fb7a-11e3-8d48-001517e97967_2.jpg, http://tin29.ru/wp-content/uploads/2018/hunter/cefb89b3-fb7a-11e3-8d48-001517e97967_3.jpg</text:p>
          </table:table-cell>
        </table:table-row>
        <table:table-row>
          <table:table-cell table:style-name="ce1" office:value-type="float" office:value="92329">
            <text:p>92329</text:p>
          </table:table-cell>
          <table:table-cell table:style-name="ce1" office:value-type="string">
            <text:p>Hunter кликер новый с браслетом на руку</text:p>
          </table:table-cell>
          <table:table-cell table:style-name="ce1" office:value-type="string">
            <text:p>Категория: Аппортировка</text:p>
          </table:table-cell>
          <table:table-cell table:style-name="ce1" office:value-type="string">
            <text:p>321.00</text:p>
          </table:table-cell>
          <table:table-cell table:style-name="ce1" office:value-type="string">
            <text:p>Кликер для дрессировки собак от Нunter при нажатии кнопки издает щелкающий звук. Кликер используется для привлечения внимания питомца при дрессировке или на прогулке, а так же может быть использован во время проведения показа животного на ринге. Кликер -это компактный брелок с кнопкой, издающей щелчки. Щелчок для собаки означает, что она верно выполнила команду и заменяет такие слова, как "хорошо", "умница", "молодец" и т.п. Использование кликера - это простой и быстрый способ показать собаке свое одобрение, поскольку для собаки более естественно реагировать на звуки, чем на слова.</text:p>
          </table:table-cell>
          <table:table-cell table:style-name="ce1" office:value-type="string">
            <text:p>http://tin29.ru/wp-content/uploads/2018/hunter/938c2ddb-fb7a-11e3-8d48-001517e97967.jpg</text:p>
          </table:table-cell>
        </table:table-row>
        <table:table-row>
          <table:table-cell table:style-name="ce1" office:value-type="float" office:value="61410">
            <text:p>61410</text:p>
          </table:table-cell>
          <table:table-cell table:style-name="ce1" office:value-type="string">
            <text:p>Hunter коврик под миски силиконовый 48х30 см прозрачный</text:p>
          </table:table-cell>
          <table:table-cell table:style-name="ce1" office:value-type="string">
            <text:p>Категория: коврик под миску</text:p>
          </table:table-cell>
          <table:table-cell table:style-name="ce1" office:value-type="string">
            <text:p>1035.00</text:p>
          </table:table-cell>
          <table:table-cell table:style-name="ce1" office:value-type="string">
            <text:p>Силиконовый коврик с принтом Hunter.&lt;br&gt;
Высокий бортик предотвращает проливание воды и разбрасывание корма.</text:p>
          </table:table-cell>
          <table:table-cell table:style-name="ce1" office:value-type="string">
            <text:p>http://tin29.ru/wp-content/uploads/2018/hunter/144d2b03-1f75-11e7-8116-00155d290810.jpg</text:p>
          </table:table-cell>
        </table:table-row>
        <table:table-row>
          <table:table-cell table:style-name="ce1" office:value-type="float" office:value="64474">
            <text:p>64474</text:p>
          </table:table-cell>
          <table:table-cell table:style-name="ce1" office:value-type="string">
            <text:p>Hunter коврик под миски силиконовый Binz 48х30 см синий</text:p>
          </table:table-cell>
          <table:table-cell table:style-name="ce1" office:value-type="string">
            <text:p>Категория: коврик под миску</text:p>
          </table:table-cell>
          <table:table-cell table:style-name="ce1" office:value-type="string">
            <text:p>1457.00</text:p>
          </table:table-cell>
          <table:table-cell table:style-name="ce1" office:value-type="string">
            <text:p>Силиконовый коврик с принтом Hunter.&lt;br&gt;
Высокий бортик предотвращает проливание воды и разбрасывание корма.</text:p>
          </table:table-cell>
          <table:table-cell table:style-name="ce1" office:value-type="string">
            <text:p>http://tin29.ru/wp-content/uploads/2018/hunter/aeaec070-1f5b-11e7-8116-00155d290810.jpg, http://tin29.ru/wp-content/uploads/2018/hunter/aeaec070-1f5b-11e7-8116-00155d290810_2.jpg, http://tin29.ru/wp-content/uploads/2018/hunter/aeaec070-1f5b-11e7-8116-00155d290810_3.jpg</text:p>
          </table:table-cell>
        </table:table-row>
        <table:table-row>
          <table:table-cell table:style-name="ce1" office:value-type="float" office:value="63033">
            <text:p>63033</text:p>
          </table:table-cell>
          <table:table-cell table:style-name="ce1" office:value-type="string">
            <text:p>Hunter коврик под миски силиконовый Ricarda M. 48x30 см черный</text:p>
          </table:table-cell>
          <table:table-cell table:style-name="ce1" office:value-type="string">
            <text:p>Категория: коврик под миску</text:p>
          </table:table-cell>
          <table:table-cell table:style-name="ce1" office:value-type="string">
            <text:p>1630.00</text:p>
          </table:table-cell>
          <table:table-cell table:style-name="ce1" office:value-type="string">
            <text:p>Стильная коллекция аксессуаров для собак и кошек от известного дизайнера Рикарда Мануэла Хофманн включает в себя: удобные спальные места, миски и коврики под миски. &lt;br&gt; 
Элегантность благородного черного и золота, высокое качество материалов.&lt;br&gt; 

Силиконовый коврик под миски с высоким бортиком, который предотвращает проливание воды и разбрасывание корма.</text:p>
          </table:table-cell>
          <table:table-cell table:style-name="ce1" office:value-type="string">
            <text:p>http://tin29.ru/wp-content/uploads/2018/hunter/083d2f24-1700-11e8-812a-005056bf23ce.jpg, http://tin29.ru/wp-content/uploads/2018/hunter/083d2f24-1700-11e8-812a-005056bf23ce_2.jpg</text:p>
          </table:table-cell>
        </table:table-row>
        <table:table-row>
          <table:table-cell table:style-name="ce1" office:value-type="float" office:value="65589">
            <text:p>65589</text:p>
          </table:table-cell>
          <table:table-cell table:style-name="ce1" office:value-type="string">
            <text:p>Hunter когтерез-кусачки большой</text:p>
          </table:table-cell>
          <table:table-cell table:style-name="ce1" office:value-type="string">
            <text:p>Категория: когтерез</text:p>
          </table:table-cell>
          <table:table-cell table:style-name="ce1" office:value-type="string">
            <text:p>1042.00</text:p>
          </table:table-cell>
          <table:table-cell table:style-name="ce1" office:value-type="string">
            <text:p>Когтерез-кусачки предназначен для крепких и твердых когтей и обеспечивает более ровный срез, чем когтерез-ножницы. 
Имеет короткие лезвия, хотя бы одно из которых искривлено.
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style-name="ce1" office:value-type="string">
            <text:p>http://tin29.ru/wp-content/uploads/2018/hunter/no_photo_big.png</text:p>
          </table:table-cell>
        </table:table-row>
        <table:table-row>
          <table:table-cell table:style-name="ce1" office:value-type="float" office:value="65585">
            <text:p>65585</text:p>
          </table:table-cell>
          <table:table-cell table:style-name="ce1" office:value-type="string">
            <text:p>Hunter когтерез-ножницы большой</text:p>
          </table:table-cell>
          <table:table-cell table:style-name="ce1" office:value-type="string">
            <text:p>Категория: когтерез</text:p>
          </table:table-cell>
          <table:table-cell table:style-name="ce1" office:value-type="string">
            <text:p>967.00</text:p>
          </table:table-cell>
          <table:table-cell table:style-name="ce1" office: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
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style-name="ce1" office:value-type="string">
            <text:p>http://tin29.ru/wp-content/uploads/2018/hunter/94eaba60-6344-11e8-812f-005056bf23ce.jpg</text:p>
          </table:table-cell>
        </table:table-row>
        <table:table-row>
          <table:table-cell table:style-name="ce1" office:value-type="float" office:value="65586">
            <text:p>65586</text:p>
          </table:table-cell>
          <table:table-cell table:style-name="ce1" office:value-type="string">
            <text:p>Hunter когтерез-ножницы для мелких животных</text:p>
          </table:table-cell>
          <table:table-cell table:style-name="ce1" office:value-type="string">
            <text:p>Категория: когтерез</text:p>
          </table:table-cell>
          <table:table-cell table:style-name="ce1" office:value-type="string">
            <text:p>819.00</text:p>
          </table:table-cell>
          <table:table-cell table:style-name="ce1" office: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
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style-name="ce1" office:value-type="string">
            <text:p>http://tin29.ru/wp-content/uploads/2018/hunter/9e5fb2a0-6344-11e8-812f-005056bf23ce.jpg</text:p>
          </table:table-cell>
        </table:table-row>
        <table:table-row>
          <table:table-cell table:style-name="ce1" office:value-type="float" office:value="65588">
            <text:p>65588</text:p>
          </table:table-cell>
          <table:table-cell table:style-name="ce1" office:value-type="string">
            <text:p>Hunter когтерез-ножницы средний</text:p>
          </table:table-cell>
          <table:table-cell table:style-name="ce1" office:value-type="string">
            <text:p>Категория: когтерез</text:p>
          </table:table-cell>
          <table:table-cell table:style-name="ce1" office:value-type="string">
            <text:p>967.00</text:p>
          </table:table-cell>
          <table:table-cell table:style-name="ce1" office: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
Подносится снизу или сбоку перпендикулярно когтю, устанавливается строго по линии среза, после чего ручки когтереза резко сжимаются.</text:p>
          </table:table-cell>
          <table:table-cell table:style-name="ce1" office:value-type="string">
            <text:p>http://tin29.ru/wp-content/uploads/2018/hunter/ab4cf3fd-6344-11e8-812f-005056bf23ce.jpg</text:p>
          </table:table-cell>
        </table:table-row>
        <table:table-row>
          <table:table-cell table:style-name="ce1" office:value-type="float" office:value="64518">
            <text:p>64518</text:p>
          </table:table-cell>
          <table:table-cell table:style-name="ce1" office:value-type="string">
            <text:p>Hunter лежанка для собак Binz M 120х80 см</text:p>
          </table:table-cell>
          <table:table-cell table:style-name="ce1" office:value-type="string">
            <text:p>Категория: Лежанки с бортом</text:p>
          </table:table-cell>
          <table:table-cell table:style-name="ce1" office:value-type="string">
            <text:p>3531.00</text:p>
          </table:table-cell>
          <table:table-cell table:style-name="ce1" office:value-type="string">
            <text:p>C финишными покрытиями SILVERPLUS® и BIONIC FINISH® C6 HUNTER устанавливает самые высокие стандарты в секторе функциональных аксессуаров для собак. Высокие технологии успешно применяются именно там, где свежесть и гигиена играют особенно важную роль. SILVERPLUS® предотвращает размножение бактерий, создающих неприятный запах, поэтому для обеспечения эффективной защиты от бактерий достаточно температуры стирки 30-40 ° C. Вода, маслянистые жидкости и грязь просто стекают благодаря отделке BIONIC FINISH® C6, что значительно облегчает уход за изделиями.&lt;br&gt;
- машинная стирка при 30 ° C&lt;br&gt;
- антибактериальное покрытие SILVERPLUS® и BIONIC FINISH® C6&lt;br&gt;
- хлопок &lt;br&gt; 
- наполнитель: полиэстер. &lt;br&gt;
</text:p>
          </table:table-cell>
          <table:table-cell table:style-name="ce1" office:value-type="string">
            <text:p>http://tin29.ru/wp-content/uploads/2018/hunter/662436b0-1f5c-11e7-8116-00155d290810.jpg, http://tin29.ru/wp-content/uploads/2018/hunter/662436b0-1f5c-11e7-8116-00155d290810_2.jpg</text:p>
          </table:table-cell>
        </table:table-row>
        <table:table-row>
          <table:table-cell table:style-name="ce1" office:value-type="float" office:value="64471">
            <text:p>64471</text:p>
          </table:table-cell>
          <table:table-cell table:style-name="ce1" office:value-type="string">
            <text:p>Hunter миска для собак меламиновая Binz 160 мл</text:p>
          </table:table-cell>
          <table:table-cell table:style-name="ce1" office:value-type="string">
            <text:p>Категория: Миска</text:p>
          </table:table-cell>
          <table:table-cell table:style-name="ce1" office:value-type="string">
            <text:p>1004.00</text:p>
          </table:table-cell>
          <table:table-cell table:style-name="ce1" office:value-type="string">
            <text:p>Hunter миска для собак меламиновая Binz 16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6e0be833-1f5b-11e7-8116-00155d290810.jpg, http://tin29.ru/wp-content/uploads/2018/hunter/6e0be833-1f5b-11e7-8116-00155d290810_2.jpg, http://tin29.ru/wp-content/uploads/2018/hunter/6e0be833-1f5b-11e7-8116-00155d290810_3.jpg, http://tin29.ru/wp-content/uploads/2018/hunter/6e0be833-1f5b-11e7-8116-00155d290810_4.jpg</text:p>
          </table:table-cell>
        </table:table-row>
        <table:table-row>
          <table:table-cell table:style-name="ce1" office:value-type="float" office:value="64472">
            <text:p>64472</text:p>
          </table:table-cell>
          <table:table-cell table:style-name="ce1" office:value-type="string">
            <text:p>Hunter миска для собак меламиновая Binz 350 мл</text:p>
          </table:table-cell>
          <table:table-cell table:style-name="ce1" office:value-type="string">
            <text:p>Категория: Миска</text:p>
          </table:table-cell>
          <table:table-cell table:style-name="ce1" office:value-type="string">
            <text:p>1327.00</text:p>
          </table:table-cell>
          <table:table-cell table:style-name="ce1" office:value-type="string">
            <text:p>Hunter миска для собак меламиновая Binz 35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23d71f1a-1701-11e8-812a-005056bf23ce.jpg, http://tin29.ru/wp-content/uploads/2018/hunter/23d71f1a-1701-11e8-812a-005056bf23ce_2.jpg</text:p>
          </table:table-cell>
        </table:table-row>
        <table:table-row>
          <table:table-cell table:style-name="ce1" office:value-type="float" office:value="64473">
            <text:p>64473</text:p>
          </table:table-cell>
          <table:table-cell table:style-name="ce1" office:value-type="string">
            <text:p>Hunter миска для собак меламиновая Binz 700 мл</text:p>
          </table:table-cell>
          <table:table-cell table:style-name="ce1" office:value-type="string">
            <text:p>Категория: Миска</text:p>
          </table:table-cell>
          <table:table-cell table:style-name="ce1" office:value-type="string">
            <text:p>1573.00</text:p>
          </table:table-cell>
          <table:table-cell table:style-name="ce1" office:value-type="string">
            <text:p>Hunter миска для собак меламиновая Binz 70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80c8bedc-1701-11e8-812a-005056bf23ce.jpg, http://tin29.ru/wp-content/uploads/2018/hunter/80c8bedc-1701-11e8-812a-005056bf23ce_2.jpg</text:p>
          </table:table-cell>
        </table:table-row>
        <table:table-row>
          <table:table-cell table:style-name="ce1" office:value-type="float" office:value="65140">
            <text:p>65140</text:p>
          </table:table-cell>
          <table:table-cell table:style-name="ce1" office:value-type="string">
            <text:p>Hunter миска для собак меламиновая Mogami 160 мл</text:p>
          </table:table-cell>
          <table:table-cell table:style-name="ce1" office:value-type="string">
            <text:p>Категория: Миска</text:p>
          </table:table-cell>
          <table:table-cell table:style-name="ce1" office:value-type="string">
            <text:p>1051.00</text:p>
          </table:table-cell>
          <table:table-cell table:style-name="ce1" office:value-type="string">
            <text:p>Hunter миска для собак меламиновая Mogami 16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8b8a9727-1702-11e8-812a-005056bf23ce.jpg, http://tin29.ru/wp-content/uploads/2018/hunter/8b8a9727-1702-11e8-812a-005056bf23ce_2.jpg</text:p>
          </table:table-cell>
        </table:table-row>
        <table:table-row>
          <table:table-cell table:style-name="ce1" office:value-type="float" office:value="65141">
            <text:p>65141</text:p>
          </table:table-cell>
          <table:table-cell table:style-name="ce1" office:value-type="string">
            <text:p>Hunter миска для собак меламиновая Mogami 350 мл</text:p>
          </table:table-cell>
          <table:table-cell table:style-name="ce1" office:value-type="string">
            <text:p>Категория: Миска</text:p>
          </table:table-cell>
          <table:table-cell table:style-name="ce1" office:value-type="string">
            <text:p>1327.00</text:p>
          </table:table-cell>
          <table:table-cell table:style-name="ce1" office:value-type="string">
            <text:p>Hunter миска для собак меламиновая Mogami 35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7b97bea0-1704-11e8-812a-005056bf23ce.jpg, http://tin29.ru/wp-content/uploads/2018/hunter/7b97bea0-1704-11e8-812a-005056bf23ce_2.jpg</text:p>
          </table:table-cell>
        </table:table-row>
        <table:table-row>
          <table:table-cell table:style-name="ce1" office:value-type="float" office:value="64648">
            <text:p>64648</text:p>
          </table:table-cell>
          <table:table-cell table:style-name="ce1" office:value-type="string">
            <text:p>Hunter миска для собак меламиновая Niblum 160 мл</text:p>
          </table:table-cell>
          <table:table-cell table:style-name="ce1" office:value-type="string">
            <text:p>Категория: Миска</text:p>
          </table:table-cell>
          <table:table-cell table:style-name="ce1" office:value-type="string">
            <text:p>1051.00</text:p>
          </table:table-cell>
          <table:table-cell table:style-name="ce1" office:value-type="string">
            <text:p>Hunter миска для собак меламиновая Niblum 16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bf0207cf-1701-11e8-812a-005056bf23ce.jpg</text:p>
          </table:table-cell>
        </table:table-row>
        <table:table-row>
          <table:table-cell table:style-name="ce1" office:value-type="float" office:value="64649">
            <text:p>64649</text:p>
          </table:table-cell>
          <table:table-cell table:style-name="ce1" office:value-type="string">
            <text:p>Hunter миска для собак меламиновая Niblum 350 мл</text:p>
          </table:table-cell>
          <table:table-cell table:style-name="ce1" office:value-type="string">
            <text:p>Категория: Миска</text:p>
          </table:table-cell>
          <table:table-cell table:style-name="ce1" office:value-type="string">
            <text:p>1327.00</text:p>
          </table:table-cell>
          <table:table-cell table:style-name="ce1" office:value-type="string">
            <text:p>Hunter миска для собак меламиновая Niblum 35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2672f138-1702-11e8-812a-005056bf23ce.jpg</text:p>
          </table:table-cell>
        </table:table-row>
        <table:table-row>
          <table:table-cell table:style-name="ce1" office:value-type="float" office:value="63034">
            <text:p>63034</text:p>
          </table:table-cell>
          <table:table-cell table:style-name="ce1" office:value-type="string">
            <text:p>Hunter миска для собак меламиновая Ricarda M. 160 мл</text:p>
          </table:table-cell>
          <table:table-cell table:style-name="ce1" office:value-type="string">
            <text:p>Категория: Миска</text:p>
          </table:table-cell>
          <table:table-cell table:style-name="ce1" office:value-type="string">
            <text:p>1262.00</text:p>
          </table:table-cell>
          <table:table-cell table:style-name="ce1" office:value-type="string">
            <text:p>Hunter миска для собак меламиновая Ricarda M. 16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4f44b217-1700-11e8-812a-005056bf23ce.jpg, http://tin29.ru/wp-content/uploads/2018/hunter/4f44b217-1700-11e8-812a-005056bf23ce_2.jpg</text:p>
          </table:table-cell>
        </table:table-row>
        <table:table-row>
          <table:table-cell table:style-name="ce1" office:value-type="float" office:value="63035">
            <text:p>63035</text:p>
          </table:table-cell>
          <table:table-cell table:style-name="ce1" office:value-type="string">
            <text:p>Hunter миска для собак меламиновая Ricarda M. 350 мл</text:p>
          </table:table-cell>
          <table:table-cell table:style-name="ce1" office:value-type="string">
            <text:p>Категория: Миска</text:p>
          </table:table-cell>
          <table:table-cell table:style-name="ce1" office:value-type="string">
            <text:p>1570.00</text:p>
          </table:table-cell>
          <table:table-cell table:style-name="ce1" office:value-type="string">
            <text:p>Hunter миска для собак меламиновая Ricarda M. 350 мл.&lt;br&gt;&lt;br&gt;
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
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table:style-name="ce1" office:value-type="string">
            <text:p>http://tin29.ru/wp-content/uploads/2018/hunter/926f99dd-1700-11e8-812a-005056bf23ce.jpg, http://tin29.ru/wp-content/uploads/2018/hunter/926f99dd-1700-11e8-812a-005056bf23ce_2.jpg</text:p>
          </table:table-cell>
        </table:table-row>
        <table:table-row>
          <table:table-cell table:style-name="ce1" office:value-type="float" office:value="41711">
            <text:p>41711</text:p>
          </table:table-cell>
          <table:table-cell table:style-name="ce1" office:value-type="string">
            <text:p>Hunter миска из нержавеющей стали 0,35 л диаметр 11 см</text:p>
          </table:table-cell>
          <table:table-cell table:style-name="ce1" office:value-type="string">
            <text:p>Категория: Миска</text:p>
          </table:table-cell>
          <table:table-cell table:style-name="ce1" office:value-type="string">
            <text:p>455.00</text:p>
          </table:table-cell>
          <table:table-cell table:style-name="ce1" office:value-type="string">
            <text:p>Миски Hunter для воды или корма из нержавеющей стали имеют ряд преимуществ по сравнению с мисками конкурентов.
Во-первых, миски имеют толстое тяжелое дно, которое способствует устойчивости миски.
Во-вторых, на дне миски имеется прорезиненное кольцо, препятствующее скольжению миски по полу. 
В-третьих, миска выполнена из нержавеющей стали и поэтому прослужит вам и вашему любимцу долгие годы.</text:p>
          </table:table-cell>
          <table:table-cell table:style-name="ce1" office:value-type="string">
            <text:p>http://tin29.ru/wp-content/uploads/2018/hunter/4ee59c7e-3594-11e0-4488-001517e97967.jpg</text:p>
          </table:table-cell>
        </table:table-row>
        <table:table-row>
          <table:table-cell table:style-name="ce1" office:value-type="float" office:value="41712">
            <text:p>41712</text:p>
          </table:table-cell>
          <table:table-cell table:style-name="ce1" office:value-type="string">
            <text:p>Hunter миска из нержавеющей стали 0,55 л диаметр 13 см</text:p>
          </table:table-cell>
          <table:table-cell table:style-name="ce1" office:value-type="string">
            <text:p>Категория: Миска</text:p>
          </table:table-cell>
          <table:table-cell table:style-name="ce1" office:value-type="string">
            <text:p>527.00</text:p>
          </table:table-cell>
          <table:table-cell table:style-name="ce1" office:value-type="string">
            <text:p>Hunter миска из нержавеющей стали 0,35 л диаметр 11 см</text:p>
          </table:table-cell>
          <table:table-cell table:style-name="ce1" office:value-type="string">
            <text:p>http://tin29.ru/wp-content/uploads/2018/hunter/4ee59ca6-3594-11e0-4488-001517e97967.jpg</text:p>
          </table:table-cell>
        </table:table-row>
        <table:table-row>
          <table:table-cell table:style-name="ce1" office:value-type="float" office:value="41713">
            <text:p>41713</text:p>
          </table:table-cell>
          <table:table-cell table:style-name="ce1" office:value-type="string">
            <text:p>Hunter миска из нержавеющей стали 1,1 л диаметр 17 см</text:p>
          </table:table-cell>
          <table:table-cell table:style-name="ce1" office:value-type="string">
            <text:p>Категория: Миска</text:p>
          </table:table-cell>
          <table:table-cell table:style-name="ce1" office:value-type="string">
            <text:p>735.00</text:p>
          </table:table-cell>
          <table:table-cell table:style-name="ce1" office:value-type="string">
            <text:p>Миска для воды или корма из нержавеющей стали объемом 1100 мл диаметром 17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style-name="ce1" office:value-type="string">
            <text:p>http://tin29.ru/wp-content/uploads/2018/hunter/5143d79d-3594-11e0-4488-001517e97967.jpg</text:p>
          </table:table-cell>
        </table:table-row>
        <table:table-row>
          <table:table-cell table:style-name="ce1" office:value-type="float" office:value="41714">
            <text:p>41714</text:p>
          </table:table-cell>
          <table:table-cell table:style-name="ce1" office:value-type="string">
            <text:p>Hunter миска из нержавеющей стали 1,9 л диаметр 20 см</text:p>
          </table:table-cell>
          <table:table-cell table:style-name="ce1" office:value-type="string">
            <text:p>Категория: Миска</text:p>
          </table:table-cell>
          <table:table-cell table:style-name="ce1" office:value-type="string">
            <text:p>948.00</text:p>
          </table:table-cell>
          <table:table-cell table:style-name="ce1" office:value-type="string">
            <text:p>Миска для воды или корма из нержавеющей стали объемом 1900 мл диаметром 20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style-name="ce1" office:value-type="string">
            <text:p>http://tin29.ru/wp-content/uploads/2018/hunter/5143d7c5-3594-11e0-4488-001517e97967.jpg</text:p>
          </table:table-cell>
        </table:table-row>
        <table:table-row>
          <table:table-cell table:style-name="ce1" office:value-type="float" office:value="46589">
            <text:p>46589</text:p>
          </table:table-cell>
          <table:table-cell table:style-name="ce1" office:value-type="string">
            <text:p>Hunter миска из нержавеющей стали 190 мл диаметр 11 см</text:p>
          </table:table-cell>
          <table:table-cell table:style-name="ce1" office:value-type="string">
            <text:p>Категория: Миска</text:p>
          </table:table-cell>
          <table:table-cell table:style-name="ce1" office:value-type="string">
            <text:p>383.00</text:p>
          </table:table-cell>
          <table:table-cell table:style-name="ce1" office:value-type="string">
            <text:p>Миска для воды или корма из нержавеющей стали объемом 190 мл диаметром 11 см от Нunter. Дно миски снабжено прорезиненным кольцом, которое препятствует скольжению и способствует устойчивости миски. Эта миска прослужит вам долгие годы и доставит еще большую радость от любимых блюд вашему питомцу.</text:p>
          </table:table-cell>
          <table:table-cell table:style-name="ce1" office:value-type="string">
            <text:p>http://tin29.ru/wp-content/uploads/2018/hunter/88f8ea6a-3594-11e0-4488-001517e97967.jpg</text:p>
          </table:table-cell>
        </table:table-row>
        <table:table-row>
          <table:table-cell table:style-name="ce1" office:value-type="float" office:value="41715">
            <text:p>41715</text:p>
          </table:table-cell>
          <table:table-cell table:style-name="ce1" office:value-type="string">
            <text:p>Hunter миска из нержавеющей стали 2,7 л диаметр 24 см</text:p>
          </table:table-cell>
          <table:table-cell table:style-name="ce1" office:value-type="string">
            <text:p>Категория: Миска</text:p>
          </table:table-cell>
          <table:table-cell table:style-name="ce1" office:value-type="string">
            <text:p>1159.00</text:p>
          </table:table-cell>
          <table:table-cell table:style-name="ce1" office:value-type="string">
            <text:p>Миска для воды или корма из нержавеющей стали объемом 2700 мл диаметром 24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table:style-name="ce1" office:value-type="string">
            <text:p>http://tin29.ru/wp-content/uploads/2018/hunter/5143d7ed-3594-11e0-4488-001517e97967.jpg</text:p>
          </table:table-cell>
        </table:table-row>
        <table:table-row>
          <table:table-cell table:style-name="ce1" office:value-type="float" office:value="92493">
            <text:p>92493</text:p>
          </table:table-cell>
          <table:table-cell table:style-name="ce1" office:value-type="string">
            <text:p>Hunter намордник для собак пластиковый размер 1 (4,5-6,5 см)/20 см, макс. 42 см, такса, цвергшнауцер</text:p>
          </table:table-cell>
          <table:table-cell table:style-name="ce1" office:value-type="string">
            <text:p>Категория: Намордник</text:p>
          </table:table-cell>
          <table:table-cell table:style-name="ce1" office:value-type="string">
            <text:p>629.00</text:p>
          </table:table-cell>
          <table:table-cell table:style-name="ce1" office: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
Длина морды 4,5-6,5 см.</text:p>
          </table:table-cell>
          <table:table-cell table:style-name="ce1" office:value-type="string">
            <text:p>http://tin29.ru/wp-content/uploads/2018/hunter/53f537a9-529e-11e4-87a4-001517e97967.jpg</text:p>
          </table:table-cell>
        </table:table-row>
        <table:table-row>
          <table:table-cell table:style-name="ce1" office:value-type="float" office:value="92494">
            <text:p>92494</text:p>
          </table:table-cell>
          <table:table-cell table:style-name="ce1" office:value-type="string">
            <text:p>Hunter намордник для собак пластиковый размер 2 (5-6 см)/22 см, макс. 45 см, кокер спаниель</text:p>
          </table:table-cell>
          <table:table-cell table:style-name="ce1" office:value-type="string">
            <text:p>Категория: Намордник</text:p>
          </table:table-cell>
          <table:table-cell table:style-name="ce1" office:value-type="string">
            <text:p>696.00</text:p>
          </table:table-cell>
          <table:table-cell table:style-name="ce1" office: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lt;br&gt;
Длина морды 5-6 см.&lt;br&gt;
Окружность головы 22 см</text:p>
          </table:table-cell>
          <table:table-cell table:style-name="ce1" office:value-type="string">
            <text:p>http://tin29.ru/wp-content/uploads/2018/hunter/d7be46b5-529e-11e4-87a4-001517e97967.jpg</text:p>
          </table:table-cell>
        </table:table-row>
        <table:table-row>
          <table:table-cell table:style-name="ce1" office:value-type="float" office:value="92495">
            <text:p>92495</text:p>
          </table:table-cell>
          <table:table-cell table:style-name="ce1" office:value-type="string">
            <text:p>Hunter намордник для собак пластиковый размер 3 (5-7 см)/24 см, макс. 47 см, колли</text:p>
          </table:table-cell>
          <table:table-cell table:style-name="ce1" office:value-type="string">
            <text:p>Категория: Намордник</text:p>
          </table:table-cell>
          <table:table-cell table:style-name="ce1" office:value-type="string">
            <text:p>768.00</text:p>
          </table:table-cell>
          <table:table-cell table:style-name="ce1" office: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lt;br&gt;
Сделано в Италии.&lt;br&gt;
Длина морды 5-7 см.&lt;br&gt;
Окружность головы 24 см</text:p>
          </table:table-cell>
          <table:table-cell table:style-name="ce1" office:value-type="string">
            <text:p>http://tin29.ru/wp-content/uploads/2018/hunter/f3573ae5-529e-11e4-87a4-001517e97967.jpg</text:p>
          </table:table-cell>
        </table:table-row>
        <table:table-row>
          <table:table-cell table:style-name="ce1" office:value-type="float" office:value="92496">
            <text:p>92496</text:p>
          </table:table-cell>
          <table:table-cell table:style-name="ce1" office:value-type="string">
            <text:p>Hunter намордник для собак пластиковый размер 4 (5-7 см)/26 см, макс. 50 см, далматин, хаски</text:p>
          </table:table-cell>
          <table:table-cell table:style-name="ce1" office:value-type="string">
            <text:p>Категория: Намордник</text:p>
          </table:table-cell>
          <table:table-cell table:style-name="ce1" office:value-type="string">
            <text:p>843.00</text:p>
          </table:table-cell>
          <table:table-cell table:style-name="ce1" office: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
Сделано в Италии.&lt;br&gt;
Длина морды 5-7 см.&lt;br&gt;
Окружность головы 26 см</text:p>
          </table:table-cell>
          <table:table-cell table:style-name="ce1" office:value-type="string">
            <text:p>http://tin29.ru/wp-content/uploads/2018/hunter/120b3aab-529f-11e4-87a4-001517e97967.jpg</text:p>
          </table:table-cell>
        </table:table-row>
        <table:table-row>
          <table:table-cell table:style-name="ce1" office:value-type="float" office:value="92497">
            <text:p>92497</text:p>
          </table:table-cell>
          <table:table-cell table:style-name="ce1" office:value-type="string">
            <text:p>Hunter намордник для собак пластиковый размер 5 (6-8 см)/30 см, макс. 55 см, голден ретривер</text:p>
          </table:table-cell>
          <table:table-cell table:style-name="ce1" office:value-type="string">
            <text:p>Категория: Намордник</text:p>
          </table:table-cell>
          <table:table-cell table:style-name="ce1" office:value-type="string">
            <text:p>917.00</text:p>
          </table:table-cell>
          <table:table-cell table:style-name="ce1" office: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Не трескается, не лопается на морозе. &lt;br&gt;
Сделано в Италии.&lt;br&gt;
Длина морды 6 -8 см.&lt;br&gt;
Окружность головы 30 см</text:p>
          </table:table-cell>
          <table:table-cell table:style-name="ce1" office:value-type="string">
            <text:p>http://tin29.ru/wp-content/uploads/2018/hunter/29e9a70b-529f-11e4-87a4-001517e97967.jpg</text:p>
          </table:table-cell>
        </table:table-row>
        <table:table-row>
          <table:table-cell table:style-name="ce1" office:value-type="float" office:value="92498">
            <text:p>92498</text:p>
          </table:table-cell>
          <table:table-cell table:style-name="ce1" office:value-type="string">
            <text:p>Hunter намордник для собак пластиковый размер 6 (6,5-10 см)/31 см, макс. 60 см, лабрадор</text:p>
          </table:table-cell>
          <table:table-cell table:style-name="ce1" office:value-type="string">
            <text:p>Категория: Намордник</text:p>
          </table:table-cell>
          <table:table-cell table:style-name="ce1" office:value-type="string">
            <text:p>989.00</text:p>
          </table:table-cell>
          <table:table-cell table:style-name="ce1" office: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lt;br&gt;Благодаря своей форме позволяет собаке, лаять, принимать корм. &lt;br&gt;Не трескается, не лопается на морозе.&lt;br&gt;&lt;br&gt;
Сделано в Италии.&lt;br&gt;
Длина морды 6,5 - 10 см.&lt;br&gt;
Окружность головы 31 см</text:p>
          </table:table-cell>
          <table:table-cell table:style-name="ce1" office:value-type="string">
            <text:p>http://tin29.ru/wp-content/uploads/2018/hunter/494b6b47-529f-11e4-87a4-001517e97967.jpg</text:p>
          </table:table-cell>
        </table:table-row>
        <table:table-row>
          <table:table-cell table:style-name="ce1" office:value-type="float" office:value="92499">
            <text:p>92499</text:p>
          </table:table-cell>
          <table:table-cell table:style-name="ce1" office:value-type="string">
            <text:p>Hunter намордник для собак пластиковый размер 7 (7-10 см)/32 см, макс. 65 см, американский стаффордширский терьер</text:p>
          </table:table-cell>
          <table:table-cell table:style-name="ce1" office:value-type="string">
            <text:p>Категория: Намордник</text:p>
          </table:table-cell>
          <table:table-cell table:style-name="ce1" office:value-type="string">
            <text:p>1100.00</text:p>
          </table:table-cell>
          <table:table-cell table:style-name="ce1" office: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lt;br&gt;
Сделано в Италии.&lt;br&gt;
Длина морды 7 -10 см.&lt;br&gt;
Окружность головы 32 см</text:p>
          </table:table-cell>
          <table:table-cell table:style-name="ce1" office:value-type="string">
            <text:p>http://tin29.ru/wp-content/uploads/2018/hunter/603e2f6b-529f-11e4-87a4-001517e97967.jpg</text:p>
          </table:table-cell>
        </table:table-row>
        <table:table-row>
          <table:table-cell table:style-name="ce1" office:value-type="float" office:value="92500">
            <text:p>92500</text:p>
          </table:table-cell>
          <table:table-cell table:style-name="ce1" office:value-type="string">
            <text:p>Hunter намордник для собак пластиковый размер 8 (8-11 см)/35 см, макс. 70 см, немецкая овчарка</text:p>
          </table:table-cell>
          <table:table-cell table:style-name="ce1" office:value-type="string">
            <text:p>Категория: Намордник</text:p>
          </table:table-cell>
          <table:table-cell table:style-name="ce1" office:value-type="string">
            <text:p>1174.00</text:p>
          </table:table-cell>
          <table:table-cell table:style-name="ce1" office:value-type="string">
            <text:p>Намордник пластиковый для собак. &lt;br&gt;&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lt;br&gt; Не трескается, не лопается на морозе. &lt;br&gt;&lt;br&gt;
Сделано в Италии.&lt;br&gt;
Длина морды 8 - 11 см.&lt;br&gt;
Окружность головы 35 см</text:p>
          </table:table-cell>
          <table:table-cell table:style-name="ce1" office:value-type="string">
            <text:p>http://tin29.ru/wp-content/uploads/2018/hunter/782fa6cd-529f-11e4-87a4-001517e97967.jpg</text:p>
          </table:table-cell>
        </table:table-row>
        <table:table-row>
          <table:table-cell table:style-name="ce1" office:value-type="float" office:value="92501">
            <text:p>92501</text:p>
          </table:table-cell>
          <table:table-cell table:style-name="ce1" office:value-type="string">
            <text:p>Hunter намордник для собак пластиковый размер 9 (8-12 см)/38 см, макс. 75 см, ротвейлер</text:p>
          </table:table-cell>
          <table:table-cell table:style-name="ce1" office:value-type="string">
            <text:p>Категория: Намордник</text:p>
          </table:table-cell>
          <table:table-cell table:style-name="ce1" office:value-type="string">
            <text:p>1246.00</text:p>
          </table:table-cell>
          <table:table-cell table:style-name="ce1" office:value-type="string">
            <text:p>Намордник пластиковый для собак.&lt;br&gt;&lt;br&gt;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lt;br&gt;Не трескается, не лопается на морозе. &lt;br&gt;
Сделано в Италии.&lt;br&gt;
Длина морды 8 - 12 см.&lt;br&gt;
Окружность головы 38 см</text:p>
          </table:table-cell>
          <table:table-cell table:style-name="ce1" office:value-type="string">
            <text:p>http://tin29.ru/wp-content/uploads/2018/hunter/903b4d51-529f-11e4-87a4-001517e97967.jpg</text:p>
          </table:table-cell>
        </table:table-row>
        <table:table-row>
          <table:table-cell table:style-name="ce1" office:value-type="float" office:value="62127">
            <text:p>62127</text:p>
          </table:table-cell>
          <table:table-cell table:style-name="ce1" office:value-type="string">
            <text:p>Hunter одеяло для щенков Madison, обезьянка 100x65 см флис коричневый</text:p>
          </table:table-cell>
          <table:table-cell table:style-name="ce1" office:value-type="string">
            <text:p>Собаки &gt; Ошейники</text:p>
          </table:table-cell>
          <table:table-cell table:style-name="ce1" office:value-type="string">
            <text:p>2226.00</text:p>
          </table:table-cell>
          <table:table-cell table:style-name="ce1" office:value-type="string">
            <text:p>Стильное и невероятно мягкое одеяло для собак и кошек. Выполнено из флиса с ворсом. Складывается в забавную обезьянку. Хороший подарок на новый год, ведь предстоящий 2016 год по восточному календарю - год Обезьяны. &lt;br&gt;
Размер: 100 x 65 см&lt;br&gt;
Машинная стирка при 30 С 

</text:p>
          </table:table-cell>
          <table:table-cell table:style-name="ce1" office:value-type="string">
            <text:p>http://tin29.ru/wp-content/uploads/2018/hunter/3e17fc00-71ac-11e5-80d6-00155d298300.jpg, http://tin29.ru/wp-content/uploads/2018/hunter/3e17fc00-71ac-11e5-80d6-00155d298300_2.jpg</text:p>
          </table:table-cell>
        </table:table-row>
        <table:table-row>
          <table:table-cell table:style-name="ce1" office:value-type="float" office:value="47628">
            <text:p>47628</text:p>
          </table:table-cell>
          <table:table-cell table:style-name="ce1" office:value-type="string">
            <text:p>Hunter ошейник для собак ALU-Strong Baroque L (45-65 см) нейлон с металлической застежкой синий с рисунком</text:p>
          </table:table-cell>
          <table:table-cell table:style-name="ce1" office:value-type="string">
            <text:p>Собаки &gt; Ошейники</text:p>
          </table:table-cell>
          <table:table-cell table:style-name="ce1" office:value-type="string">
            <text:p>1236.00</text:p>
          </table:table-cell>
          <table:table-cell table:style-name="ce1" office:value-type="string">
            <text:p>Прочный нейлоновый ошейник Hunter (Хантер) Baroque ALU-Strong L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5-65 см, ширина ошейника - 25 мм.</text:p>
          </table:table-cell>
          <table:table-cell table:style-name="ce1" office:value-type="string">
            <text:p>http://tin29.ru/wp-content/uploads/2018/hunter/fe63af6c-b815-11e0-bed0-003048cfeba6.jpg</text:p>
          </table:table-cell>
        </table:table-row>
        <table:table-row>
          <table:table-cell table:style-name="ce1" office:value-type="float" office:value="47627">
            <text:p>47627</text:p>
          </table:table-cell>
          <table:table-cell table:style-name="ce1" office:value-type="string">
            <text:p>Hunter ошейник для собак ALU-Strong Baroque M (40-55 см) нейлон с металлической застежкой синий с рисунком</text:p>
          </table:table-cell>
          <table:table-cell table:style-name="ce1" office:value-type="string">
            <text:p>Собаки &gt; Ошейники</text:p>
          </table:table-cell>
          <table:table-cell table:style-name="ce1" office:value-type="string">
            <text:p>1092.00</text:p>
          </table:table-cell>
          <table:table-cell table:style-name="ce1" office:value-type="string">
            <text:p>Прочный нейлоновый ошейник Hunter (Хантер)Baroque ALU-Strong М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0-55 см, ширина ошейника - 20 мм.</text:p>
          </table:table-cell>
          <table:table-cell table:style-name="ce1" office:value-type="string">
            <text:p>http://tin29.ru/wp-content/uploads/2018/hunter/fe63af6f-b815-11e0-bed0-003048cfeba6.jpg, http://tin29.ru/wp-content/uploads/2018/hunter/fe63af6f-b815-11e0-bed0-003048cfeba6_2.jpg</text:p>
          </table:table-cell>
        </table:table-row>
        <table:table-row>
          <table:table-cell table:style-name="ce1" office:value-type="float" office:value="47626">
            <text:p>47626</text:p>
          </table:table-cell>
          <table:table-cell table:style-name="ce1" office:value-type="string">
            <text:p>Hunter ошейник для собак ALU-Strong Baroque S (30-45 см) нейлон с металлической застежкой синий с рисунком</text:p>
          </table:table-cell>
          <table:table-cell table:style-name="ce1" office:value-type="string">
            <text:p>Собаки &gt; Ошейники</text:p>
          </table:table-cell>
          <table:table-cell table:style-name="ce1" office:value-type="string">
            <text:p>1021.00</text:p>
          </table:table-cell>
          <table:table-cell table:style-name="ce1" office:value-type="string">
            <text:p>Прочный нейлоновый ошейник Hunter (Хантер) Baroque ALU-Strong S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30-45 см, ширина ошейника - 15 мм.</text:p>
          </table:table-cell>
          <table:table-cell table:style-name="ce1" office:value-type="string">
            <text:p>http://tin29.ru/wp-content/uploads/2018/hunter/fe63af72-b815-11e0-bed0-003048cfeba6.jpg</text:p>
          </table:table-cell>
        </table:table-row>
        <table:table-row>
          <table:table-cell table:style-name="ce1" office:value-type="float" office:value="47879">
            <text:p>47879</text:p>
          </table:table-cell>
          <table:table-cell table:style-name="ce1" office:value-type="string">
            <text:p>Hunter ошейник для собак ALU-Strong L (45-65 см) нейлон с металлической застежкой бирюзовый</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Hunter (Хантер) ALU-Strong L (АЛУ Стронг) для собак крупных пород насыщенного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51f4179f-26f7-11e1-818c-003048cfeba7.jpg</text:p>
          </table:table-cell>
        </table:table-row>
        <table:table-row>
          <table:table-cell table:style-name="ce1" office:value-type="float" office:value="43953">
            <text:p>43953</text:p>
          </table:table-cell>
          <table:table-cell table:style-name="ce1" office:value-type="string">
            <text:p>Hunter ошейник для собак ALU-Strong L (45-65 см) нейлон с металлической застежкой бордо</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Hunter (Хантер) ALU-Strong L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712e1090-3594-11e0-4488-001517e97967.jpg</text:p>
          </table:table-cell>
        </table:table-row>
        <table:table-row>
          <table:table-cell table:style-name="ce1" office:value-type="float" office:value="43516">
            <text:p>43516</text:p>
          </table:table-cell>
          <table:table-cell table:style-name="ce1" office:value-type="string">
            <text:p>Hunter ошейник для собак ALU-Strong L (45-65 см) нейлон с металлической застежкой красный</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для собак крупны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672fa429-3594-11e0-4488-001517e97967.jpg</text:p>
          </table:table-cell>
        </table:table-row>
        <table:table-row>
          <table:table-cell table:style-name="ce1" office:value-type="float" office:value="43968">
            <text:p>43968</text:p>
          </table:table-cell>
          <table:table-cell table:style-name="ce1" office:value-type="string">
            <text:p>Hunter ошейник для собак ALU-Strong L (45-65 см) нейлон с металлической застежкой оранжевый</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Hunter (Хантер) ALU-Strong L (АЛУ Стронг) для собак крупных пород оранжев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712e11e4-3594-11e0-4488-001517e97967.jpg</text:p>
          </table:table-cell>
        </table:table-row>
        <table:table-row>
          <table:table-cell table:style-name="ce1" office:value-type="float" office:value="43959">
            <text:p>43959</text:p>
          </table:table-cell>
          <table:table-cell table:style-name="ce1" office:value-type="string">
            <text:p>Hunter ошейник для собак ALU-Strong L (45-65 см) нейлон с металлической застежкой темно-синий</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Hunter (Хантер) ALU-Strong L (АЛУ Стронг) для собак крупных пород темно-сине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712e113b-3594-11e0-4488-001517e97967.jpg</text:p>
          </table:table-cell>
        </table:table-row>
        <table:table-row>
          <table:table-cell table:style-name="ce1" office:value-type="float" office:value="43510">
            <text:p>43510</text:p>
          </table:table-cell>
          <table:table-cell table:style-name="ce1" office:value-type="string">
            <text:p>Hunter ошейник для собак ALU-Strong L (45-65 см) нейлон с металлической застежкой черный</text:p>
          </table:table-cell>
          <table:table-cell table:style-name="ce1" office:value-type="string">
            <text:p>Собаки &gt; Ошейники</text:p>
          </table:table-cell>
          <table:table-cell table:style-name="ce1" office:value-type="string">
            <text:p>1167.00</text:p>
          </table:table-cell>
          <table:table-cell table:style-name="ce1" office:value-type="string">
            <text:p>Прочный нейлоновый ошейник Hunter (Хантер)ALU-Strong L (АЛУ Стронг) для собак крупны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table:style-name="ce1" office:value-type="string">
            <text:p>http://tin29.ru/wp-content/uploads/2018/hunter/64b5346a-3594-11e0-4488-001517e97967.jpg</text:p>
          </table:table-cell>
        </table:table-row>
        <table:table-row>
          <table:table-cell table:style-name="ce1" office:value-type="float" office:value="47878">
            <text:p>47878</text:p>
          </table:table-cell>
          <table:table-cell table:style-name="ce1" office:value-type="string">
            <text:p>Hunter ошейник для собак ALU-Strong M (40-55 см) нейлон с металлической застежкой бирюзовы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средних пород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51f4179d-26f7-11e1-818c-003048cfeba7.jpg</text:p>
          </table:table-cell>
        </table:table-row>
        <table:table-row>
          <table:table-cell table:style-name="ce1" office:value-type="float" office:value="43952">
            <text:p>43952</text:p>
          </table:table-cell>
          <table:table-cell table:style-name="ce1" office:value-type="string">
            <text:p>Hunter ошейник для собак ALU-Strong M (40-55 см) нейлон с металлической застежкой бордовы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6ebe8934-3594-11e0-4488-001517e97967.jpg</text:p>
          </table:table-cell>
        </table:table-row>
        <table:table-row>
          <table:table-cell table:style-name="ce1" office:value-type="float" office:value="43515">
            <text:p>43515</text:p>
          </table:table-cell>
          <table:table-cell table:style-name="ce1" office:value-type="string">
            <text:p>Hunter ошейник для собак ALU-Strong M (40-55 см) нейлон с металлической застежкой красны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672fa40a-3594-11e0-4488-001517e97967.jpg</text:p>
          </table:table-cell>
        </table:table-row>
        <table:table-row>
          <table:table-cell table:style-name="ce1" office:value-type="float" office:value="43967">
            <text:p>43967</text:p>
          </table:table-cell>
          <table:table-cell table:style-name="ce1" office:value-type="string">
            <text:p>Hunter ошейник для собак ALU-Strong M (40-55 см) нейлон с металлической застежкой оранжевы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712e11c6-3594-11e0-4488-001517e97967.jpg</text:p>
          </table:table-cell>
        </table:table-row>
        <table:table-row>
          <table:table-cell table:style-name="ce1" office:value-type="float" office:value="43958">
            <text:p>43958</text:p>
          </table:table-cell>
          <table:table-cell table:style-name="ce1" office:value-type="string">
            <text:p>Hunter ошейник для собак ALU-Strong M (40-55 см) нейлон с металлической застежкой темно-сини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712e111d-3594-11e0-4488-001517e97967.jpg</text:p>
          </table:table-cell>
        </table:table-row>
        <table:table-row>
          <table:table-cell table:style-name="ce1" office:value-type="float" office:value="43509">
            <text:p>43509</text:p>
          </table:table-cell>
          <table:table-cell table:style-name="ce1" office:value-type="string">
            <text:p>Hunter ошейник для собак ALU-Strong M (40-55 см) нейлон с металлической застежкой черный</text:p>
          </table:table-cell>
          <table:table-cell table:style-name="ce1" office:value-type="string">
            <text:p>Собаки &gt; Ошейники</text:p>
          </table:table-cell>
          <table:table-cell table:style-name="ce1" office:value-type="string">
            <text:p>1020.00</text:p>
          </table:table-cell>
          <table:table-cell table:style-name="ce1" office: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table:style-name="ce1" office:value-type="string">
            <text:p>http://tin29.ru/wp-content/uploads/2018/hunter/64b53443-3594-11e0-4488-001517e97967.jpg</text:p>
          </table:table-cell>
        </table:table-row>
        <table:table-row>
          <table:table-cell table:style-name="ce1" office:value-type="float" office:value="47645">
            <text:p>47645</text:p>
          </table:table-cell>
          <table:table-cell table:style-name="ce1" office:value-type="string">
            <text:p>Hunter ошейник для собак ALU-Strong Paisley M (40-55 см) нейлон с металлической застежкой мотив «индийские огурцы»</text:p>
          </table:table-cell>
          <table:table-cell table:style-name="ce1" office:value-type="string">
            <text:p>Собаки &gt; Ошейники</text:p>
          </table:table-cell>
          <table:table-cell table:style-name="ce1" office:value-type="string">
            <text:p>1146.00</text:p>
          </table:table-cell>
          <table:table-cell table:style-name="ce1" office:value-type="string">
            <text:p>Ошейник нейлоновый для собак средних и крупных пород Paisley ALU-Strong M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 - 55 см, ширина - 2,0 см. </text:p>
          </table:table-cell>
          <table:table-cell table:style-name="ce1" office:value-type="string">
            <text:p>http://tin29.ru/wp-content/uploads/2018/hunter/1bd5b7a5-b818-11e0-bed0-003048cfeba6.jpg</text:p>
          </table:table-cell>
        </table:table-row>
        <table:table-row>
          <table:table-cell table:style-name="ce1" office:value-type="float" office:value="47644">
            <text:p>47644</text:p>
          </table:table-cell>
          <table:table-cell table:style-name="ce1" office:value-type="string">
            <text:p>Hunter ошейник для собак ALU-Strong Paisley S (30-45 см) нейлон с металлической застежкой мотив «индийские огурцы»</text:p>
          </table:table-cell>
          <table:table-cell table:style-name="ce1" office:value-type="string">
            <text:p>Собаки &gt; Ошейники</text:p>
          </table:table-cell>
          <table:table-cell table:style-name="ce1" office:value-type="string">
            <text:p>1072.00</text:p>
          </table:table-cell>
          <table:table-cell table:style-name="ce1" office:value-type="string">
            <text:p>Ошейник нейлоновый для собак средних и крупных пород Paisley ALU-Strong S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 - 45 см, ширина - 1,5 см. </text:p>
          </table:table-cell>
          <table:table-cell table:style-name="ce1" office:value-type="string">
            <text:p>http://tin29.ru/wp-content/uploads/2018/hunter/1bd5b7a8-b818-11e0-bed0-003048cfeba6.jpg</text:p>
          </table:table-cell>
        </table:table-row>
        <table:table-row>
          <table:table-cell table:style-name="ce1" office:value-type="float" office:value="47877">
            <text:p>47877</text:p>
          </table:table-cell>
          <table:table-cell table:style-name="ce1" office:value-type="string">
            <text:p>Hunter ошейник для собак ALU-Strong S (30-45 см) нейлон с металлической застежкой бирюзовый</text:p>
          </table:table-cell>
          <table:table-cell table:style-name="ce1" office:value-type="string">
            <text:p>Собаки &gt; Ошейники</text:p>
          </table:table-cell>
          <table:table-cell table:style-name="ce1" office:value-type="string">
            <text:p>946.00</text:p>
          </table:table-cell>
          <table:table-cell table:style-name="ce1" office:value-type="string">
            <text:p>Прочный нейлоновый ошейник Hunter (Хантер) ALU-Strong S (АЛУ Стронг) для собак средних пород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style-name="ce1" office:value-type="string">
            <text:p>http://tin29.ru/wp-content/uploads/2018/hunter/51f417a1-26f7-11e1-818c-003048cfeba7.jpg</text:p>
          </table:table-cell>
        </table:table-row>
        <table:table-row>
          <table:table-cell table:style-name="ce1" office:value-type="float" office:value="43966">
            <text:p>43966</text:p>
          </table:table-cell>
          <table:table-cell table:style-name="ce1" office:value-type="string">
            <text:p>Hunter ошейник для собак ALU-Strong S (30-45 см) нейлон с металлической застежкой оранжевый</text:p>
          </table:table-cell>
          <table:table-cell table:style-name="ce1" office:value-type="string">
            <text:p>Собаки &gt; Ошейники</text:p>
          </table:table-cell>
          <table:table-cell table:style-name="ce1" office:value-type="string">
            <text:p>946.00</text:p>
          </table:table-cell>
          <table:table-cell table:style-name="ce1" office:value-type="string">
            <text:p>Прочный нейлоновый ошейник Hunter (Хантер) ALU-Strong S (АЛУ Стронг) для собак средних пород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style-name="ce1" office:value-type="string">
            <text:p>http://tin29.ru/wp-content/uploads/2018/hunter/712e119f-3594-11e0-4488-001517e97967.jpg</text:p>
          </table:table-cell>
        </table:table-row>
        <table:table-row>
          <table:table-cell table:style-name="ce1" office:value-type="float" office:value="46679">
            <text:p>46679</text:p>
          </table:table-cell>
          <table:table-cell table:style-name="ce1" office:value-type="string">
            <text:p>Hunter ошейник для собак ALU-Strong S (30-45 см) нейлон с металлической застежкой фиолетовый</text:p>
          </table:table-cell>
          <table:table-cell table:style-name="ce1" office:value-type="string">
            <text:p>Собаки &gt; Ошейники</text:p>
          </table:table-cell>
          <table:table-cell table:style-name="ce1" office:value-type="string">
            <text:p>946.00</text:p>
          </table:table-cell>
          <table:table-cell table:style-name="ce1" office:value-type="string">
            <text:p>Прочный нейлоновый ошейник Hunter (Хантер) ALU-Strong S (АЛУ Стронг) для собак средних пород фиолет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style-name="ce1" office:value-type="string">
            <text:p>http://tin29.ru/wp-content/uploads/2018/hunter/8bcc6e10-3594-11e0-4488-001517e97967.jpg</text:p>
          </table:table-cell>
        </table:table-row>
        <table:table-row>
          <table:table-cell table:style-name="ce1" office:value-type="float" office:value="43508">
            <text:p>43508</text:p>
          </table:table-cell>
          <table:table-cell table:style-name="ce1" office:value-type="string">
            <text:p>Hunter ошейник для собак ALU-Strong S (30-45 см) нейлон с металлической застежкой черный</text:p>
          </table:table-cell>
          <table:table-cell table:style-name="ce1" office:value-type="string">
            <text:p>Собаки &gt; Ошейники</text:p>
          </table:table-cell>
          <table:table-cell table:style-name="ce1" office:value-type="string">
            <text:p>946.00</text:p>
          </table:table-cell>
          <table:table-cell table:style-name="ce1" office:value-type="string">
            <text:p>Прочный нейлоновый ошейник Hunter (Хантер) ALU-Strong S (АЛУ Стронг) для собак средни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style-name="ce1" office:value-type="string">
            <text:p>http://tin29.ru/wp-content/uploads/2018/hunter/64b5341b-3594-11e0-4488-001517e97967.jpg</text:p>
          </table:table-cell>
        </table:table-row>
        <table:table-row>
          <table:table-cell table:style-name="ce1" office:value-type="float" office:value="43514">
            <text:p>43514</text:p>
          </table:table-cell>
          <table:table-cell table:style-name="ce1" office:value-type="string">
            <text:p>Hunter ошейник для собак ALU-Strong S (30-45 см) нейлонс металлической застежкой красный</text:p>
          </table:table-cell>
          <table:table-cell table:style-name="ce1" office:value-type="string">
            <text:p>Собаки &gt; Ошейники</text:p>
          </table:table-cell>
          <table:table-cell table:style-name="ce1" office:value-type="string">
            <text:p>946.00</text:p>
          </table:table-cell>
          <table:table-cell table:style-name="ce1" office:value-type="string">
            <text:p>Прочный нейлоновый ошейник Hunter (Хантер) ALU-Strong S (АЛУ Стронг) для собак средни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table:style-name="ce1" office:value-type="string">
            <text:p>http://tin29.ru/wp-content/uploads/2018/hunter/672fa3ec-3594-11e0-4488-001517e97967.jpg</text:p>
          </table:table-cell>
        </table:table-row>
        <table:table-row>
          <table:table-cell table:style-name="ce1" office:value-type="float" office:value="47637">
            <text:p>47637</text:p>
          </table:table-cell>
          <table:table-cell table:style-name="ce1" office:value-type="string">
            <text:p>Hunter ошейник для собак ALU-Strong Zigzag L (45-65 cм) нейлон с металлической застежкой мотив «зигзаг»</text:p>
          </table:table-cell>
          <table:table-cell table:style-name="ce1" office:value-type="string">
            <text:p>Собаки &gt; Ошейники</text:p>
          </table:table-cell>
          <table:table-cell table:style-name="ce1" office:value-type="string">
            <text:p>1298.00</text:p>
          </table:table-cell>
          <table:table-cell table:style-name="ce1" office:value-type="string">
            <text:p>Нейлоновый ошейник для собак крупных пород Zigzag ALU-Strong L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5 - 65 см, ширина - 2,5 см.</text:p>
          </table:table-cell>
          <table:table-cell table:style-name="ce1" office:value-type="string">
            <text:p>http://tin29.ru/wp-content/uploads/2018/hunter/ea7b740b-b819-11e0-bed0-003048cfeba6.jpg</text:p>
          </table:table-cell>
        </table:table-row>
        <table:table-row>
          <table:table-cell table:style-name="ce1" office:value-type="float" office:value="47636">
            <text:p>47636</text:p>
          </table:table-cell>
          <table:table-cell table:style-name="ce1" office:value-type="string">
            <text:p>Hunter ошейник для собак ALU-Strong Zigzag M (40-55 cм) нейлон с металлической застежкой мотив «зигзаг»</text:p>
          </table:table-cell>
          <table:table-cell table:style-name="ce1" office:value-type="string">
            <text:p>Собаки &gt; Ошейники</text:p>
          </table:table-cell>
          <table:table-cell table:style-name="ce1" office:value-type="string">
            <text:p>1146.00</text:p>
          </table:table-cell>
          <table:table-cell table:style-name="ce1" office:value-type="string">
            <text:p>Нейлоновый ошейник для собак крупных пород Zigzag ALU-Strong M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55 см, ширина - 2,0 см.</text:p>
          </table:table-cell>
          <table:table-cell table:style-name="ce1" office:value-type="string">
            <text:p>http://tin29.ru/wp-content/uploads/2018/hunter/ea7b740e-b819-11e0-bed0-003048cfeba6.jpg</text:p>
          </table:table-cell>
        </table:table-row>
        <table:table-row>
          <table:table-cell table:style-name="ce1" office:value-type="float" office:value="47635">
            <text:p>47635</text:p>
          </table:table-cell>
          <table:table-cell table:style-name="ce1" office:value-type="string">
            <text:p>Hunter ошейник для собак ALU-Strong Zigzag S (30-45 cм) нейлон с металлической застежкой мотив «зигзаг»</text:p>
          </table:table-cell>
          <table:table-cell table:style-name="ce1" office:value-type="string">
            <text:p>Собаки &gt; Ошейники</text:p>
          </table:table-cell>
          <table:table-cell table:style-name="ce1" office:value-type="string">
            <text:p>1072.00</text:p>
          </table:table-cell>
          <table:table-cell table:style-name="ce1" office:value-type="string">
            <text:p>Нейлоновый ошейник для собак крупных пород Zigzag ALU-Strong S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45 см, ширина - 15 мм.</text:p>
          </table:table-cell>
          <table:table-cell table:style-name="ce1" office:value-type="string">
            <text:p>http://tin29.ru/wp-content/uploads/2018/hunter/ea7b7411-b819-11e0-bed0-003048cfeba6.jpg</text:p>
          </table:table-cell>
        </table:table-row>
        <table:table-row>
          <table:table-cell table:style-name="ce1" office:value-type="float" office:value="46948">
            <text:p>46948</text:p>
          </table:table-cell>
          <table:table-cell table:style-name="ce1" office:value-type="string">
            <text:p>Hunter ошейник для собак Basic 55 (41-49 см) /3,9 кожа красный/черный</text:p>
          </table:table-cell>
          <table:table-cell table:style-name="ce1" office:value-type="string">
            <text:p>Собаки &gt; Ошейники</text:p>
          </table:table-cell>
          <table:table-cell table:style-name="ce1" office:value-type="string">
            <text:p>2089.00</text:p>
          </table:table-cell>
          <table:table-cell table:style-name="ce1" office:value-type="string">
            <text:p>Прочный и стильный ошейник для собак крупных пород Basic 55 (Басик) от Hunter (Хантер). Изготовлен из двух слоев телячьей кожи, что делает его по-настоящему долговечным и красивым аксессуаром для вашего питомца. Подвернутые края делают его еще более практичным, а яркий красный цвет и черная подкладка - стильной вещью, которая подарит много приятных моментов вам и вашему любимцу. Обхват шеи 41-49 см, ширина - 3,9 см.</text:p>
          </table:table-cell>
          <table:table-cell table:style-name="ce1" office:value-type="string">
            <text:p>http://tin29.ru/wp-content/uploads/2018/hunter/8e462f33-3594-11e0-4488-001517e97967.jpg</text:p>
          </table:table-cell>
        </table:table-row>
        <table:table-row>
          <table:table-cell table:style-name="ce1" office:value-type="float" office:value="46949">
            <text:p>46949</text:p>
          </table:table-cell>
          <table:table-cell table:style-name="ce1" office:value-type="string">
            <text:p>Hunter ошейник для собак Basic 60 (47-54 см)/3,9  кожа красный/черный</text:p>
          </table:table-cell>
          <table:table-cell table:style-name="ce1" office:value-type="string">
            <text:p>Собаки &gt; Ошейники</text:p>
          </table:table-cell>
          <table:table-cell table:style-name="ce1" office:value-type="string">
            <text:p>2274.00</text:p>
          </table:table-cell>
          <table:table-cell table:style-name="ce1" office:value-type="string">
            <text:p>Подарите своему питомцу по-настоящему долговечную и красивую вещь. Ошейник для собак крупных пород Basic 60 (Басик) от Hunter (Хантер). Он искусно выделан из двух слоев телячьей кожи, имеет подвернутые края, которые делают его еще более практичным. Яркий красный цвет и черная подкладка - привлекут внимание к вашему любимцу и никого не оставят равнодушным. Обхват шеи 47-54 см, ширина - 3,9 см.</text:p>
          </table:table-cell>
          <table:table-cell table:style-name="ce1" office:value-type="string">
            <text:p>http://tin29.ru/wp-content/uploads/2018/hunter/afff0c58-77c4-11e0-0f93-001517e97967.jpg, http://tin29.ru/wp-content/uploads/2018/hunter/afff0c58-77c4-11e0-0f93-001517e97967_2.jpg</text:p>
          </table:table-cell>
        </table:table-row>
        <table:table-row>
          <table:table-cell table:style-name="ce1" office:value-type="float" office:value="46950">
            <text:p>46950</text:p>
          </table:table-cell>
          <table:table-cell table:style-name="ce1" office:value-type="string">
            <text:p>Hunter ошейник для собак Basic 65 (51-58,5 см)/3,9 см кожа красный/черный</text:p>
          </table:table-cell>
          <table:table-cell table:style-name="ce1" office:value-type="string">
            <text:p>Собаки &gt; Ошейники</text:p>
          </table:table-cell>
          <table:table-cell table:style-name="ce1" office:value-type="string">
            <text:p>2513.00</text:p>
          </table:table-cell>
          <table:table-cell table:style-name="ce1" office:value-type="string">
            <text:p>Ошейник для собак крупных пород Basic 65 (Басик) от Hunter (Хантер) - идеальное решение для владельцев, любящих качественные и красивые вещи. Он искусно выделан из двух слоев телячьей кожи. Яркий красный цвет, подвернутые края и черная подкладка - такой комплект обеспечит комфорт и яркость образа вашему любимцу. Обхват шеи 51-58,5 см, ширина - 3,9 см.</text:p>
          </table:table-cell>
          <table:table-cell table:style-name="ce1" office:value-type="string">
            <text:p>http://tin29.ru/wp-content/uploads/2018/hunter/90984e64-3594-11e0-4488-001517e97967.jpg, http://tin29.ru/wp-content/uploads/2018/hunter/90984e64-3594-11e0-4488-001517e97967_2.jpg</text:p>
          </table:table-cell>
        </table:table-row>
        <table:table-row>
          <table:table-cell table:style-name="ce1" office:value-type="float" office:value="61780">
            <text:p>61780</text:p>
          </table:table-cell>
          <table:table-cell table:style-name="ce1" office:value-type="string">
            <text:p>Hunter ошейник для собак Basic Rom 55 (41-49 см)/3,9 натуральная кожа коричневый/черный</text:p>
          </table:table-cell>
          <table:table-cell table:style-name="ce1" office:value-type="string">
            <text:p>Собаки &gt; Ошейники</text:p>
          </table:table-cell>
          <table:table-cell table:style-name="ce1" office:value-type="string">
            <text:p>3115.00</text:p>
          </table:table-cell>
          <table:table-cell table:style-name="ce1" office: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table:style-name="ce1" office:value-type="string">
            <text:p>http://tin29.ru/wp-content/uploads/2018/hunter/d29585dc-718a-11e5-80d6-00155d298300.jpg, http://tin29.ru/wp-content/uploads/2018/hunter/d29585dc-718a-11e5-80d6-00155d298300_2.jpg, http://tin29.ru/wp-content/uploads/2018/hunter/d29585dc-718a-11e5-80d6-00155d298300_3.jpg</text:p>
          </table:table-cell>
        </table:table-row>
        <table:table-row>
          <table:table-cell table:style-name="ce1" office:value-type="float" office:value="61774">
            <text:p>61774</text:p>
          </table:table-cell>
          <table:table-cell table:style-name="ce1" office:value-type="string">
            <text:p>Hunter ошейник для собак Basic Rom 55 (41-49 см)/3,9 натуральная кожа черный</text:p>
          </table:table-cell>
          <table:table-cell table:style-name="ce1" office:value-type="string">
            <text:p>Собаки &gt; Ошейники</text:p>
          </table:table-cell>
          <table:table-cell table:style-name="ce1" office:value-type="string">
            <text:p>3115.00</text:p>
          </table:table-cell>
          <table:table-cell table:style-name="ce1" office: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table:style-name="ce1" office:value-type="string">
            <text:p>http://tin29.ru/wp-content/uploads/2018/hunter/0a980b22-c90b-11e6-8113-00155d290810.jpg, http://tin29.ru/wp-content/uploads/2018/hunter/0a980b22-c90b-11e6-8113-00155d290810_2.jpg, http://tin29.ru/wp-content/uploads/2018/hunter/0a980b22-c90b-11e6-8113-00155d290810_3.jpg</text:p>
          </table:table-cell>
        </table:table-row>
        <table:table-row>
          <table:table-cell table:style-name="ce1" office:value-type="float" office:value="61776">
            <text:p>61776</text:p>
          </table:table-cell>
          <table:table-cell table:style-name="ce1" office:value-type="string">
            <text:p>Hunter ошейник для собак Basic Rom 65 (51-58,5 см)/3,9 натуральная кожа черный</text:p>
          </table:table-cell>
          <table:table-cell table:style-name="ce1" office:value-type="string">
            <text:p>Собаки &gt; Ошейники</text:p>
          </table:table-cell>
          <table:table-cell table:style-name="ce1" office:value-type="string">
            <text:p>4204.00</text:p>
          </table:table-cell>
          <table:table-cell table:style-name="ce1" office: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lt;br&gt; Обхват шеи 51-58,5 см &lt;br&gt;Ширина 3,9 см</text:p>
          </table:table-cell>
          <table:table-cell table:style-name="ce1" office:value-type="string">
            <text:p>http://tin29.ru/wp-content/uploads/2018/hunter/4efec38c-7c53-11e4-b16a-001517e97967.jpg, http://tin29.ru/wp-content/uploads/2018/hunter/4efec38c-7c53-11e4-b16a-001517e97967_2.jpg, http://tin29.ru/wp-content/uploads/2018/hunter/4efec38c-7c53-11e4-b16a-001517e97967_3.jpg</text:p>
          </table:table-cell>
        </table:table-row>
        <table:table-row>
          <table:table-cell table:style-name="ce1" office:value-type="float" office:value="42786">
            <text:p>42786</text:p>
          </table:table-cell>
          <table:table-cell table:style-name="ce1" office:value-type="string">
            <text:p>Hunter ошейник для собак Canadian 50 (37-43 см) кожа лося коньячно-черный</text:p>
          </table:table-cell>
          <table:table-cell table:style-name="ce1" office:value-type="string">
            <text:p>Собаки &gt; Ошейники</text:p>
          </table:table-cell>
          <table:table-cell table:style-name="ce1" office:value-type="string">
            <text:p>4333.00</text:p>
          </table:table-cell>
          <table:table-cell table:style-name="ce1" office:value-type="string">
            <text:p>Ошейник для собак крупных пород Hunter Conadian 50 (Конадиан). Двуслойный ошейник с подвернутым краем. Выполнен из натуральной, очень мягкой кожи лося. Обхват шеи 37-43 см, ширина - 39 мм. Цвет коньячно-черный. Имеет хромированную фурнитуру.
&lt;br&gt;
Наличие товара на складе уточняйте у вашего менеджера отдела продаж.</text:p>
          </table:table-cell>
          <table:table-cell table:style-name="ce1" office:value-type="string">
            <text:p>http://tin29.ru/wp-content/uploads/2018/hunter/5c9138a7-3594-11e0-4488-001517e97967.jpg, http://tin29.ru/wp-content/uploads/2018/hunter/5c9138a7-3594-11e0-4488-001517e97967_2.jpg</text:p>
          </table:table-cell>
        </table:table-row>
        <table:table-row>
          <table:table-cell table:style-name="ce1" office:value-type="float" office:value="42784">
            <text:p>42784</text:p>
          </table:table-cell>
          <table:table-cell table:style-name="ce1" office:value-type="string">
            <text:p>Hunter ошейник для собак Canadian 65 (50-56 см) кожа лося черный/коньячный</text:p>
          </table:table-cell>
          <table:table-cell table:style-name="ce1" office:value-type="string">
            <text:p>Собаки &gt; Ошейники</text:p>
          </table:table-cell>
          <table:table-cell table:style-name="ce1" office:value-type="string">
            <text:p>4988.00</text:p>
          </table:table-cell>
          <table:table-cell table:style-name="ce1" office:value-type="string">
            <text:p>Ошейник для собак крупных пород Hunter Conadian 65 (Конадиан) - Самый популярный ошейник фирмы Hunter для собак крупных пород. Двуслойный ошейник с подвернутым краем. Выполнен из натуральной, очень мягкой кожи лося. Обхват шеи 50-56 см, ширина - 36 мм. Цвет коньячно-черный. Имеет хромированную фурнитуру.&lt;br&gt;
Наличие товара на складе уточняйте у вашего менеджера отдела продаж.</text:p>
          </table:table-cell>
          <table:table-cell table:style-name="ce1" office:value-type="string">
            <text:p>http://tin29.ru/wp-content/uploads/2018/hunter/5c91387e-3594-11e0-4488-001517e97967.jpg, http://tin29.ru/wp-content/uploads/2018/hunter/5c91387e-3594-11e0-4488-001517e97967_2.jpg</text:p>
          </table:table-cell>
        </table:table-row>
        <table:table-row>
          <table:table-cell table:style-name="ce1" office:value-type="float" office:value="63802">
            <text:p>63802</text:p>
          </table:table-cell>
          <table:table-cell table:style-name="ce1" office:value-type="string">
            <text:p>Hunter ошейник для собак Cannes 45 (29-37 см)/2,8 см натуральная кожа черный</text:p>
          </table:table-cell>
          <table:table-cell table:style-name="ce1" office:value-type="string">
            <text:p>Собаки &gt; Ошейники</text:p>
          </table:table-cell>
          <table:table-cell table:style-name="ce1" office:value-type="string">
            <text:p>3711.00</text:p>
          </table:table-cell>
          <table:table-cell table:style-name="ce1" office: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lt;br&gt;Натуральная телячья кожа. &lt;br&gt;Обхват шеи 29-37 см &lt;br&gt;Ширина 2,8 см</text:p>
          </table:table-cell>
          <table:table-cell table:style-name="ce1" office:value-type="string">
            <text:p>http://tin29.ru/wp-content/uploads/2018/hunter/414d1e5d-c90c-11e6-8113-00155d290810.jpg, http://tin29.ru/wp-content/uploads/2018/hunter/414d1e5d-c90c-11e6-8113-00155d290810_2.jpg</text:p>
          </table:table-cell>
        </table:table-row>
        <table:table-row>
          <table:table-cell table:style-name="ce1" office:value-type="float" office:value="63307">
            <text:p>63307</text:p>
          </table:table-cell>
          <table:table-cell table:style-name="ce1" office:value-type="string">
            <text:p>Hunter ошейник для собак Cannes 50 (34-42 см)/2,8 см натуральная кожа синий</text:p>
          </table:table-cell>
          <table:table-cell table:style-name="ce1" office:value-type="string">
            <text:p>Собаки &gt; Ошейники</text:p>
          </table:table-cell>
          <table:table-cell table:style-name="ce1" office:value-type="string">
            <text:p>3886.00</text:p>
          </table:table-cell>
          <table:table-cell table:style-name="ce1" office:value-type="string">
            <text:p>Ошейник для собак средн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Натуральная телячья кожа. &lt;br&gt;Обхват шеи 34-42 см &lt;br&gt;Ширина 2,8 см</text:p>
          </table:table-cell>
          <table:table-cell table:style-name="ce1" office:value-type="string">
            <text:p>http://tin29.ru/wp-content/uploads/2018/hunter/d6d6b232-c90c-11e6-8113-00155d290810.jpg, http://tin29.ru/wp-content/uploads/2018/hunter/d6d6b232-c90c-11e6-8113-00155d290810_2.jpg, http://tin29.ru/wp-content/uploads/2018/hunter/d6d6b232-c90c-11e6-8113-00155d290810_3.jpg</text:p>
          </table:table-cell>
        </table:table-row>
        <table:table-row>
          <table:table-cell table:style-name="ce1" office:value-type="float" office:value="63803">
            <text:p>63803</text:p>
          </table:table-cell>
          <table:table-cell table:style-name="ce1" office:value-type="string">
            <text:p>Hunter ошейник для собак Cannes 50 (34-42 см)/2,8 см натуральная кожа черный</text:p>
          </table:table-cell>
          <table:table-cell table:style-name="ce1" office:value-type="string">
            <text:p>Собаки &gt; Ошейники</text:p>
          </table:table-cell>
          <table:table-cell table:style-name="ce1" office:value-type="string">
            <text:p>3886.00</text:p>
          </table:table-cell>
          <table:table-cell table:style-name="ce1" office: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lt;br&gt;Натуральная телячья кожа. &lt;br&gt;Обхват шеи 34-42 см &lt;br&gt;Ширина 2,8 см</text:p>
          </table:table-cell>
          <table:table-cell table:style-name="ce1" office:value-type="string">
            <text:p>http://tin29.ru/wp-content/uploads/2018/hunter/685f1014-c90c-11e6-8113-00155d290810.jpg, http://tin29.ru/wp-content/uploads/2018/hunter/685f1014-c90c-11e6-8113-00155d290810_2.jpg</text:p>
          </table:table-cell>
        </table:table-row>
        <table:table-row>
          <table:table-cell table:style-name="ce1" office:value-type="float" office:value="64700">
            <text:p>64700</text:p>
          </table:table-cell>
          <table:table-cell table:style-name="ce1" office:value-type="string">
            <text:p>Hunter ошейник для собак Cannes Mini 32 (23-27,5)/2,5 см натуральная кожа синий</text:p>
          </table:table-cell>
          <table:table-cell table:style-name="ce1" office:value-type="string">
            <text:p>Собаки &gt; Ошейники</text:p>
          </table:table-cell>
          <table:table-cell table:style-name="ce1" office:value-type="string">
            <text:p>2883.00</text:p>
          </table:table-cell>
          <table:table-cell table:style-name="ce1" office:value-type="string">
            <text:p>Ошейник для собак мелк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
Обхват шеи 23-27,5 см, ширина - 2,5 см. &lt;br&gt;
</text:p>
          </table:table-cell>
          <table:table-cell table:style-name="ce1" office:value-type="string">
            <text:p>http://tin29.ru/wp-content/uploads/2018/hunter/cc58a945-9438-11e6-810e-00155d290810.jpg, http://tin29.ru/wp-content/uploads/2018/hunter/cc58a945-9438-11e6-810e-00155d290810_2.jpg</text:p>
          </table:table-cell>
        </table:table-row>
        <table:table-row>
          <table:table-cell table:style-name="ce1" office:value-type="float" office:value="64701">
            <text:p>64701</text:p>
          </table:table-cell>
          <table:table-cell table:style-name="ce1" office:value-type="string">
            <text:p>Hunter ошейник для собак Cannes Mini 32 (23-28)/2,5 см натуральная кожа бордовый</text:p>
          </table:table-cell>
          <table:table-cell table:style-name="ce1" office:value-type="string">
            <text:p>Собаки &gt; Ошейники</text:p>
          </table:table-cell>
          <table:table-cell table:style-name="ce1" office:value-type="string">
            <text:p>2883.00</text:p>
          </table:table-cell>
          <table:table-cell table:style-name="ce1" office:value-type="string">
            <text:p>Ошейник для собак мелких пород. &lt;br&gt;Очень мягкая кожа эксклюзивной выделки. Яркий и насыщенный бордовый цвет. Ошейник двуслойный с подвернутыми краями для предотвращения вытирания шерсти в процессе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3-28 см&lt;br&gt;
Ширина 2,5 см</text:p>
          </table:table-cell>
          <table:table-cell table:style-name="ce1" office:value-type="string">
            <text:p>http://tin29.ru/wp-content/uploads/2018/hunter/7442a0a9-2bc5-11e6-80ec-00155d2e8300.jpg, http://tin29.ru/wp-content/uploads/2018/hunter/7442a0a9-2bc5-11e6-80ec-00155d2e8300_4.jpg, http://tin29.ru/wp-content/uploads/2018/hunter/7442a0a9-2bc5-11e6-80ec-00155d2e8300_2.jpg</text:p>
          </table:table-cell>
        </table:table-row>
        <table:table-row>
          <table:table-cell table:style-name="ce1" office:value-type="float" office:value="64697">
            <text:p>64697</text:p>
          </table:table-cell>
          <table:table-cell table:style-name="ce1" office:value-type="string">
            <text:p>Hunter ошейник для собак Cannes Mini 37 (29-34)/2,5 см натуральная кожа красный</text:p>
          </table:table-cell>
          <table:table-cell table:style-name="ce1" office:value-type="string">
            <text:p>Собаки &gt; Ошейники</text:p>
          </table:table-cell>
          <table:table-cell table:style-name="ce1" office:value-type="string">
            <text:p>3120.00</text:p>
          </table:table-cell>
          <table:table-cell table:style-name="ce1" office:value-type="string">
            <text:p>Ошейник для собак мелких и средн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
Ширина 2,5 см</text:p>
          </table:table-cell>
          <table:table-cell table:style-name="ce1" office:value-type="string">
            <text:p>http://tin29.ru/wp-content/uploads/2018/hunter/88200288-2bc5-11e6-80ec-00155d2e8300.jpg, http://tin29.ru/wp-content/uploads/2018/hunter/88200288-2bc5-11e6-80ec-00155d2e8300_3.jpg, http://tin29.ru/wp-content/uploads/2018/hunter/88200288-2bc5-11e6-80ec-00155d2e8300_2.jpg</text:p>
          </table:table-cell>
        </table:table-row>
        <table:table-row>
          <table:table-cell table:style-name="ce1" office:value-type="float" office:value="64693">
            <text:p>64693</text:p>
          </table:table-cell>
          <table:table-cell table:style-name="ce1" office:value-type="string">
            <text:p>Hunter ошейник для собак Cannes Mini 37 (29-34)/2,5 см натуральная кожа синий</text:p>
          </table:table-cell>
          <table:table-cell table:style-name="ce1" office:value-type="string">
            <text:p>Собаки &gt; Ошейники</text:p>
          </table:table-cell>
          <table:table-cell table:style-name="ce1" office:value-type="string">
            <text:p>3120.00</text:p>
          </table:table-cell>
          <table:table-cell table:style-name="ce1" office:value-type="string">
            <text:p>Ошейник для собак мелк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
Ширина 2,5 см</text:p>
          </table:table-cell>
          <table:table-cell table:style-name="ce1" office:value-type="string">
            <text:p>http://tin29.ru/wp-content/uploads/2018/hunter/50e7b978-2bc5-11e6-80ec-00155d2e8300.jpg, http://tin29.ru/wp-content/uploads/2018/hunter/50e7b978-2bc5-11e6-80ec-00155d2e8300_3.jpg, http://tin29.ru/wp-content/uploads/2018/hunter/50e7b978-2bc5-11e6-80ec-00155d2e8300_2.jpg</text:p>
          </table:table-cell>
        </table:table-row>
        <table:table-row>
          <table:table-cell table:style-name="ce1" office:value-type="float" office:value="62451">
            <text:p>62451</text:p>
          </table:table-cell>
          <table:table-cell table:style-name="ce1" office:value-type="string">
            <text:p>Hunter ошейник для собак Capri 35 (24-30 см)/1,8  натуральная кожа малиновый/черный</text:p>
          </table:table-cell>
          <table:table-cell table:style-name="ce1" office:value-type="string">
            <text:p>Собаки &gt; Ошейники</text:p>
          </table:table-cell>
          <table:table-cell table:style-name="ce1" office:value-type="string">
            <text:p>1827.00</text:p>
          </table:table-cell>
          <table:table-cell table:style-name="ce1" office:value-type="string">
            <text:p>Ошейник для собак мелких пород. Двуслойный с подвернутыми краями, что препятствует вытиранию шерсти в процессе использования. Натуральная кожа. Обхват шеи 24-30 см, ширина 1,8 см.
</text:p>
          </table:table-cell>
          <table:table-cell table:style-name="ce1" office:value-type="string">
            <text:p>http://tin29.ru/wp-content/uploads/2018/hunter/2edf6cca-0b8c-11e5-80c7-00155d298300.jpg, http://tin29.ru/wp-content/uploads/2018/hunter/2edf6cca-0b8c-11e5-80c7-00155d298300_2.jpg</text:p>
          </table:table-cell>
        </table:table-row>
        <table:table-row>
          <table:table-cell table:style-name="ce1" office:value-type="float" office:value="63403">
            <text:p>63403</text:p>
          </table:table-cell>
          <table:table-cell table:style-name="ce1" office:value-type="string">
            <text:p>Hunter ошейник для собак Capri 40 (29-35 см)/1,8 натуральная кожа желтый перламутр/черный</text:p>
          </table:table-cell>
          <table:table-cell table:style-name="ce1" office:value-type="string">
            <text:p>Собаки &gt; Ошейники</text:p>
          </table:table-cell>
          <table:table-cell table:style-name="ce1" office:value-type="string">
            <text:p>1868.00</text:p>
          </table:table-cell>
          <table:table-cell table:style-name="ce1" office: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5 см&lt;br&gt;
Ширина 1,8 см
</text:p>
          </table:table-cell>
          <table:table-cell table:style-name="ce1" office:value-type="string">
            <text:p>http://tin29.ru/wp-content/uploads/2018/hunter/f0fe7761-2bbb-11e6-80ec-00155d2e8300.jpg</text:p>
          </table:table-cell>
        </table:table-row>
        <table:table-row>
          <table:table-cell table:style-name="ce1" office:value-type="float" office:value="61834">
            <text:p>61834</text:p>
          </table:table-cell>
          <table:table-cell table:style-name="ce1" office:value-type="string">
            <text:p>Hunter ошейник для собак Capri 40 (29-35 см)/1,8 натуральная кожа лайм/черный</text:p>
          </table:table-cell>
          <table:table-cell table:style-name="ce1" office:value-type="string">
            <text:p>Собаки &gt; Ошейники</text:p>
          </table:table-cell>
          <table:table-cell table:style-name="ce1" office:value-type="string">
            <text:p>1868.00</text:p>
          </table:table-cell>
          <table:table-cell table:style-name="ce1" office:value-type="string">
            <text:p>Ошейник для собак средних пород. Натуральная кожа. Двуслойный. Подвернутые края кожи препятствует вытиранию шерсти. &lt;br&gt;
Обхват шеи 29-35 см &lt;br&gt;
Ширина 1,8 см &lt;br&gt;
Лайм/черный.</text:p>
          </table:table-cell>
          <table:table-cell table:style-name="ce1" office:value-type="string">
            <text:p>http://tin29.ru/wp-content/uploads/2018/hunter/42a4cbb1-505e-11e4-87a4-001517e97967.jpg</text:p>
          </table:table-cell>
        </table:table-row>
        <table:table-row>
          <table:table-cell table:style-name="ce1" office:value-type="float" office:value="61839">
            <text:p>61839</text:p>
          </table:table-cell>
          <table:table-cell table:style-name="ce1" office:value-type="string">
            <text:p>Hunter ошейник для собак Capri 45 (33-39 см)/2,8 натуральная кожа красный/черный</text:p>
          </table:table-cell>
          <table:table-cell table:style-name="ce1" office:value-type="string">
            <text:p>Собаки &gt; Ошейники</text:p>
          </table:table-cell>
          <table:table-cell table:style-name="ce1" office:value-type="string">
            <text:p>2495.00</text:p>
          </table:table-cell>
          <table:table-cell table:style-name="ce1" office:value-type="string">
            <text:p>Ошейник для собак средних пород. Выполнен из 2 слоев натуральной кожи с подвернутыми краями, что препятствует вытиранию шерсти в процессе использования. &lt;br&gt;
Обхват шеи 33-39 см &lt;br&gt;
Ширина 28 мм. &lt;br&gt;
Цвет: красный/черный</text:p>
          </table:table-cell>
          <table:table-cell table:style-name="ce1" office:value-type="string">
            <text:p>http://tin29.ru/wp-content/uploads/2018/hunter/f1ba0423-fb78-11e3-8d48-001517e97967.jpg</text:p>
          </table:table-cell>
        </table:table-row>
        <table:table-row>
          <table:table-cell table:style-name="ce1" office:value-type="float" office:value="63404">
            <text:p>63404</text:p>
          </table:table-cell>
          <table:table-cell table:style-name="ce1" office:value-type="string">
            <text:p>Hunter ошейник для собак Capri 45 (33-39 см)/2,8 см натуральная кожа желтый перламутр/черный</text:p>
          </table:table-cell>
          <table:table-cell table:style-name="ce1" office:value-type="string">
            <text:p>Собаки &gt; Ошейники</text:p>
          </table:table-cell>
          <table:table-cell table:style-name="ce1" office:value-type="string">
            <text:p>2495.00</text:p>
          </table:table-cell>
          <table:table-cell table:style-name="ce1" office: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
Ширина 2,8 см
</text:p>
          </table:table-cell>
          <table:table-cell table:style-name="ce1" office:value-type="string">
            <text:p>http://tin29.ru/wp-content/uploads/2018/hunter/1cde026c-2bbc-11e6-80ec-00155d2e8300.jpg</text:p>
          </table:table-cell>
        </table:table-row>
        <table:table-row>
          <table:table-cell table:style-name="ce1" office:value-type="float" office:value="61733">
            <text:p>61733</text:p>
          </table:table-cell>
          <table:table-cell table:style-name="ce1" office:value-type="string">
            <text:p>Hunter ошейник для собак Capri 45 (33-39 см)/2,8 см натуральная кожа лайм/черный</text:p>
          </table:table-cell>
          <table:table-cell table:style-name="ce1" office:value-type="string">
            <text:p>Собаки &gt; Ошейники</text:p>
          </table:table-cell>
          <table:table-cell table:style-name="ce1" office:value-type="string">
            <text:p>2495.00</text:p>
          </table:table-cell>
          <table:table-cell table:style-name="ce1" office:value-type="string">
            <text:p>Hunter ошейник для собак Capri 45 (33-39 см) кожа лайм/черный Ошейник для собак. Натуральная кожа. Двуслойный. Подвернутые края кожи препятствует вытиранию шерсти. Лайм/черный.</text:p>
          </table:table-cell>
          <table:table-cell table:style-name="ce1" office:value-type="string">
            <text:p>http://tin29.ru/wp-content/uploads/2018/hunter/fd33a93b-505c-11e4-87a4-001517e97967.jpg</text:p>
          </table:table-cell>
        </table:table-row>
        <table:table-row>
          <table:table-cell table:style-name="ce1" office:value-type="float" office:value="63399">
            <text:p>63399</text:p>
          </table:table-cell>
          <table:table-cell table:style-name="ce1" office:value-type="string">
            <text:p>Hunter ошейник для собак Capri 45 (33-39)/2,8 см натуральная кожа коричневый перламутр/черный</text:p>
          </table:table-cell>
          <table:table-cell table:style-name="ce1" office:value-type="string">
            <text:p>Собаки &gt; Ошейники</text:p>
          </table:table-cell>
          <table:table-cell table:style-name="ce1" office:value-type="string">
            <text:p>2495.00</text:p>
          </table:table-cell>
          <table:table-cell table:style-name="ce1" office: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
Ширина 2,8 см
</text:p>
          </table:table-cell>
          <table:table-cell table:style-name="ce1" office:value-type="string">
            <text:p>http://tin29.ru/wp-content/uploads/2018/hunter/878afaf6-2bcb-11e6-80ec-00155d2e8300.jpg</text:p>
          </table:table-cell>
        </table:table-row>
        <table:table-row>
          <table:table-cell table:style-name="ce1" office:value-type="float" office:value="61841">
            <text:p>61841</text:p>
          </table:table-cell>
          <table:table-cell table:style-name="ce1" office:value-type="string">
            <text:p>Hunter ошейник для собак Capri 55 (42-48 см) натуральная кожа красный/черный</text:p>
          </table:table-cell>
          <table:table-cell table:style-name="ce1" office:value-type="string">
            <text:p>Собаки &gt; Ошейники</text:p>
          </table:table-cell>
          <table:table-cell table:style-name="ce1" office:value-type="string">
            <text:p>2855.00</text:p>
          </table:table-cell>
          <table:table-cell table:style-name="ce1" office: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
Обхват шеи 42-48 см &lt;br&gt;
Ширина 28 мм. &lt;br&gt;
Цвет: красный/черный</text:p>
          </table:table-cell>
          <table:table-cell table:style-name="ce1" office:value-type="string">
            <text:p>http://tin29.ru/wp-content/uploads/2018/hunter/0c994cfb-fb79-11e3-8d48-001517e97967.jpg</text:p>
          </table:table-cell>
        </table:table-row>
        <table:table-row>
          <table:table-cell table:style-name="ce1" office:value-type="float" office:value="61739">
            <text:p>61739</text:p>
          </table:table-cell>
          <table:table-cell table:style-name="ce1" office:value-type="string">
            <text:p>Hunter ошейник для собак Capri 55 (42-48 см)/3,4 см натуральная кожа бирюзовый/черный</text:p>
          </table:table-cell>
          <table:table-cell table:style-name="ce1" office:value-type="string">
            <text:p>Собаки &gt; Ошейники</text:p>
          </table:table-cell>
          <table:table-cell table:style-name="ce1" office:value-type="string">
            <text:p>2855.00</text:p>
          </table:table-cell>
          <table:table-cell table:style-name="ce1" office: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
Обхват шеи 42-48 см &lt;br&gt;
Ширина 34 мм. &lt;br&gt;
Цвет: бирюзовый/черный</text:p>
          </table:table-cell>
          <table:table-cell table:style-name="ce1" office:value-type="string">
            <text:p>http://tin29.ru/wp-content/uploads/2018/hunter/1d2b6429-505d-11e4-87a4-001517e97967.jpg</text:p>
          </table:table-cell>
        </table:table-row>
        <table:table-row>
          <table:table-cell table:style-name="ce1" office:value-type="float" office:value="62455">
            <text:p>62455</text:p>
          </table:table-cell>
          <table:table-cell table:style-name="ce1" office:value-type="string">
            <text:p>Hunter ошейник для собак Capri 55 (42-48 см)/3,4 см натуральная кожа малиновый/черный</text:p>
          </table:table-cell>
          <table:table-cell table:style-name="ce1" office:value-type="string">
            <text:p>Собаки &gt; Ошейники</text:p>
          </table:table-cell>
          <table:table-cell table:style-name="ce1" office:value-type="string">
            <text:p>2855.00</text:p>
          </table:table-cell>
          <table:table-cell table:style-name="ce1" office: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
Обхват шеи 42-48 см &lt;br&gt;
Ширина 34 мм. &lt;br&gt;
Цвет: малиновый/черный</text:p>
          </table:table-cell>
          <table:table-cell table:style-name="ce1" office:value-type="string">
            <text:p>http://tin29.ru/wp-content/uploads/2018/hunter/4f3cb287-0b8c-11e5-80c7-00155d298300.jpg, http://tin29.ru/wp-content/uploads/2018/hunter/4f3cb287-0b8c-11e5-80c7-00155d298300_2.jpg</text:p>
          </table:table-cell>
        </table:table-row>
        <table:table-row>
          <table:table-cell table:style-name="ce1" office:value-type="float" office:value="61740">
            <text:p>61740</text:p>
          </table:table-cell>
          <table:table-cell table:style-name="ce1" office:value-type="string">
            <text:p>Hunter ошейник для собак Capri 60 (46-52 см) натуральная кожа бирюзовый/черный</text:p>
          </table:table-cell>
          <table:table-cell table:style-name="ce1" office:value-type="string">
            <text:p>Собаки &gt; Ошейники</text:p>
          </table:table-cell>
          <table:table-cell table:style-name="ce1" office:value-type="string">
            <text:p>2855.00</text:p>
          </table:table-cell>
          <table:table-cell table:style-name="ce1" office:value-type="string">
            <text:p>Ошейник для собак  крупных пород. Выполнен из 2 слоев натуральной кожи с подвернутыми краями, что препятствует вытиранию шерсти в процессе использования. &lt;br&gt;
Обхват шеи 42-48 см &lt;br&gt;
Ширина 28 мм. &lt;br&gt;
Цвет: бирюзовый/черный</text:p>
          </table:table-cell>
          <table:table-cell table:style-name="ce1" office:value-type="string">
            <text:p>http://tin29.ru/wp-content/uploads/2018/hunter/2393f63e-505e-11e4-87a4-001517e97967.jpg</text:p>
          </table:table-cell>
        </table:table-row>
        <table:table-row>
          <table:table-cell table:style-name="ce1" office:value-type="float" office:value="63864">
            <text:p>63864</text:p>
          </table:table-cell>
          <table:table-cell table:style-name="ce1" office:value-type="string">
            <text:p>Hunter ошейник для собак Capri Alu-Strong L (45-65)/2,5 см натуральная кожа бирюзовый</text:p>
          </table:table-cell>
          <table:table-cell table:style-name="ce1" office:value-type="string">
            <text:p>Собаки &gt; Ошейники</text:p>
          </table:table-cell>
          <table:table-cell table:style-name="ce1" office:value-type="string">
            <text:p>2869.00</text:p>
          </table:table-cell>
          <table:table-cell table:style-name="ce1" office: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
Ширина 2,5 см</text:p>
          </table:table-cell>
          <table:table-cell table:style-name="ce1" office:value-type="string">
            <text:p>http://tin29.ru/wp-content/uploads/2018/hunter/ce14a79a-2bbe-11e6-80ec-00155d2e8300.jpg</text:p>
          </table:table-cell>
        </table:table-row>
        <table:table-row>
          <table:table-cell table:style-name="ce1" office:value-type="float" office:value="63867">
            <text:p>63867</text:p>
          </table:table-cell>
          <table:table-cell table:style-name="ce1" office:value-type="string">
            <text:p>Hunter ошейник для собак Capri Alu-Strong L (45-65)/2,5 см натуральная кожа лайм</text:p>
          </table:table-cell>
          <table:table-cell table:style-name="ce1" office:value-type="string">
            <text:p>Собаки &gt; Ошейники</text:p>
          </table:table-cell>
          <table:table-cell table:style-name="ce1" office:value-type="string">
            <text:p>2869.00</text:p>
          </table:table-cell>
          <table:table-cell table:style-name="ce1" office: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
Ширина 2,5 см
</text:p>
          </table:table-cell>
          <table:table-cell table:style-name="ce1" office:value-type="string">
            <text:p>http://tin29.ru/wp-content/uploads/2018/hunter/17208786-2bc5-11e6-80ec-00155d2e8300.jpg</text:p>
          </table:table-cell>
        </table:table-row>
        <table:table-row>
          <table:table-cell table:style-name="ce1" office:value-type="float" office:value="65253">
            <text:p>65253</text:p>
          </table:table-cell>
          <table:table-cell table:style-name="ce1" office:value-type="string">
            <text:p>Hunter ошейник для собак Cody 50 (37-43 см)/2,8 кожа бизона коньячный/темно коричневый</text:p>
          </table:table-cell>
          <table:table-cell table:style-name="ce1" office:value-type="string">
            <text:p>Собаки &gt; Ошейники</text:p>
          </table:table-cell>
          <table:table-cell table:style-name="ce1" office:value-type="string">
            <text:p>5618.00</text:p>
          </table:table-cell>
          <table:table-cell table:style-name="ce1" office: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
Ошейник украшен стильной фурнитурой и брелоком. &lt;br&gt;
Обхват шеи: 42-48 см&lt;br&gt;
Ширина: 3,5 см&lt;br&gt;
</text:p>
          </table:table-cell>
          <table:table-cell table:style-name="ce1" office:value-type="string">
            <text:p>http://tin29.ru/wp-content/uploads/2018/hunter/22356c4f-f6a2-11e7-812a-005056bf23ce.jpg, http://tin29.ru/wp-content/uploads/2018/hunter/22356c4f-f6a2-11e7-812a-005056bf23ce_2.jpg, http://tin29.ru/wp-content/uploads/2018/hunter/22356c4f-f6a2-11e7-812a-005056bf23ce_3.jpg, http://tin29.ru/wp-content/uploads/2018/hunter/22356c4f-f6a2-11e7-812a-005056bf23ce_4.jpg</text:p>
          </table:table-cell>
        </table:table-row>
        <table:table-row>
          <table:table-cell table:style-name="ce1" office:value-type="float" office:value="65222">
            <text:p>65222</text:p>
          </table:table-cell>
          <table:table-cell table:style-name="ce1" office:value-type="string">
            <text:p>Hunter ошейник для собак Cody 55 (42-48 см)/3,5 кожа бизона коньячный/темно коричневый</text:p>
          </table:table-cell>
          <table:table-cell table:style-name="ce1" office:value-type="string">
            <text:p>Собаки &gt; Ошейники</text:p>
          </table:table-cell>
          <table:table-cell table:style-name="ce1" office:value-type="string">
            <text:p>6022.00</text:p>
          </table:table-cell>
          <table:table-cell table:style-name="ce1" office: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
Ошейник украшен стильной фурнитурой и брелоком. &lt;br&gt;
Обхват шеи: 42-48 см&lt;br&gt;
Ширина: 3,5 см&lt;br&gt;
</text:p>
          </table:table-cell>
          <table:table-cell table:style-name="ce1" office:value-type="string">
            <text:p>http://tin29.ru/wp-content/uploads/2018/hunter/591b4912-f6a2-11e7-812a-005056bf23ce.jpg, http://tin29.ru/wp-content/uploads/2018/hunter/591b4912-f6a2-11e7-812a-005056bf23ce_2.jpg, http://tin29.ru/wp-content/uploads/2018/hunter/591b4912-f6a2-11e7-812a-005056bf23ce_3.jpg, http://tin29.ru/wp-content/uploads/2018/hunter/591b4912-f6a2-11e7-812a-005056bf23ce_4.jpg, http://tin29.ru/wp-content/uploads/2018/hunter/591b4912-f6a2-11e7-812a-005056bf23ce_5.jpg</text:p>
          </table:table-cell>
        </table:table-row>
        <table:table-row>
          <table:table-cell table:style-name="ce1" office:value-type="float" office:value="62075">
            <text:p>62075</text:p>
          </table:table-cell>
          <table:table-cell table:style-name="ce1" office:value-type="string">
            <text:p>Hunter ошейник для собак Convenience Comfort 35 (22-30 см) 2,4 см мягкая горловина водоотталкивающий материал, желт неон</text:p>
          </table:table-cell>
          <table:table-cell table:style-name="ce1" office:value-type="string">
            <text:p>Собаки &gt; Ошейники</text:p>
          </table:table-cell>
          <table:table-cell table:style-name="ce1" office:value-type="string">
            <text:p>1126.00</text:p>
          </table:table-cell>
          <table:table-cell table:style-name="ce1" office: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
Обхват шеи 22-30 см&lt;br&gt;
Ширина 2,4 см</text:p>
          </table:table-cell>
          <table:table-cell table:style-name="ce1" office:value-type="string">
            <text:p>http://tin29.ru/wp-content/uploads/2018/hunter/f6f435f4-0e46-11e4-bacb-001517e97967.jpg</text:p>
          </table:table-cell>
        </table:table-row>
        <table:table-row>
          <table:table-cell table:style-name="ce1" office:value-type="float" office:value="63083">
            <text:p>63083</text:p>
          </table:table-cell>
          <table:table-cell table:style-name="ce1" office:value-type="string">
            <text:p>Hunter ошейник для собак Convenience Comfort 35 (22-30 см)/2 см биотановый мягкая горловина оранжевый неон</text:p>
          </table:table-cell>
          <table:table-cell table:style-name="ce1" office:value-type="string">
            <text:p>Собаки &gt; Ошейники</text:p>
          </table:table-cell>
          <table:table-cell table:style-name="ce1" office:value-type="string">
            <text:p>1216.00</text:p>
          </table:table-cell>
          <table:table-cell table:style-name="ce1" office: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22-30 см&lt;br&gt;
Ширина 2 см</text:p>
          </table:table-cell>
          <table:table-cell table:style-name="ce1" office:value-type="string">
            <text:p>http://tin29.ru/wp-content/uploads/2018/hunter/4b1ab486-444d-11e6-80f8-00155d29080b.jpg, http://tin29.ru/wp-content/uploads/2018/hunter/4b1ab486-444d-11e6-80f8-00155d29080b_2.jpg</text:p>
          </table:table-cell>
        </table:table-row>
        <table:table-row>
          <table:table-cell table:style-name="ce1" office:value-type="float" office:value="62082">
            <text:p>62082</text:p>
          </table:table-cell>
          <table:table-cell table:style-name="ce1" office:value-type="string">
            <text:p>Hunter ошейник для собак Convenience Comfort 35(22-30 см)/2,4 см мягкая горловина водоотталкивающий материал, оранж неон</text:p>
          </table:table-cell>
          <table:table-cell table:style-name="ce1" office:value-type="string">
            <text:p>Собаки &gt; Ошейники</text:p>
          </table:table-cell>
          <table:table-cell table:style-name="ce1" office:value-type="string">
            <text:p>1126.00</text:p>
          </table:table-cell>
          <table:table-cell table:style-name="ce1" office: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
Обхват шеи 22-30 см&lt;br&gt;
Ширина 2,4 см</text:p>
          </table:table-cell>
          <table:table-cell table:style-name="ce1" office:value-type="string">
            <text:p>http://tin29.ru/wp-content/uploads/2018/hunter/79be91c2-0e47-11e4-bacb-001517e97967.jpg</text:p>
          </table:table-cell>
        </table:table-row>
        <table:table-row>
          <table:table-cell table:style-name="ce1" office:value-type="float" office:value="63088">
            <text:p>63088</text:p>
          </table:table-cell>
          <table:table-cell table:style-name="ce1" office:value-type="string">
            <text:p>Hunter ошейник для собак Convenience Comfort 40 (27-35 см)/2 см биотановый мягкая горловина  желтый неон</text:p>
          </table:table-cell>
          <table:table-cell table:style-name="ce1" office:value-type="string">
            <text:p>Собаки &gt; Ошейники</text:p>
          </table:table-cell>
          <table:table-cell table:style-name="ce1" office:value-type="string">
            <text:p>1302.00</text:p>
          </table:table-cell>
          <table:table-cell table:style-name="ce1" office: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27-35 см&lt;br&gt;
Ширина 2 см</text:p>
          </table:table-cell>
          <table:table-cell table:style-name="ce1" office:value-type="string">
            <text:p>http://tin29.ru/wp-content/uploads/2018/hunter/5fbd7d22-49cf-11e6-80fe-00155d29080b.jpg, http://tin29.ru/wp-content/uploads/2018/hunter/5fbd7d22-49cf-11e6-80fe-00155d29080b_2.jpg</text:p>
          </table:table-cell>
        </table:table-row>
        <table:table-row>
          <table:table-cell table:style-name="ce1" office:value-type="float" office:value="63202">
            <text:p>63202</text:p>
          </table:table-cell>
          <table:table-cell table:style-name="ce1" office:value-type="string">
            <text:p>Hunter ошейник для собак Convenience Comfort 40 (27-35 см)/2 см биотановый мягкая горловина оранжевый неон</text:p>
          </table:table-cell>
          <table:table-cell table:style-name="ce1" office:value-type="string">
            <text:p>Собаки &gt; Ошейники</text:p>
          </table:table-cell>
          <table:table-cell table:style-name="ce1" office:value-type="string">
            <text:p>1302.00</text:p>
          </table:table-cell>
          <table:table-cell table:style-name="ce1" office: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27 - 35 см&lt;br&gt;
Ширина 2 см</text:p>
          </table:table-cell>
          <table:table-cell table:style-name="ce1" office:value-type="string">
            <text:p>http://tin29.ru/wp-content/uploads/2018/hunter/33751b34-444d-11e6-80f8-00155d29080b.jpg, http://tin29.ru/wp-content/uploads/2018/hunter/33751b34-444d-11e6-80f8-00155d29080b_2.jpg</text:p>
          </table:table-cell>
        </table:table-row>
        <table:table-row>
          <table:table-cell table:style-name="ce1" office:value-type="float" office:value="63090">
            <text:p>63090</text:p>
          </table:table-cell>
          <table:table-cell table:style-name="ce1" office:value-type="string">
            <text:p>Hunter ошейник для собак Convenience Comfort 40 (27-35 см)/2 см биотановый мягкая горловина розовый неон</text:p>
          </table:table-cell>
          <table:table-cell table:style-name="ce1" office:value-type="string">
            <text:p>Собаки &gt; Ошейники</text:p>
          </table:table-cell>
          <table:table-cell table:style-name="ce1" office:value-type="string">
            <text:p>1302.00</text:p>
          </table:table-cell>
          <table:table-cell table:style-name="ce1" office: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27-35 см&lt;br&gt;
Ширина 2 см</text:p>
          </table:table-cell>
          <table:table-cell table:style-name="ce1" office:value-type="string">
            <text:p>http://tin29.ru/wp-content/uploads/2018/hunter/db3783fb-49cf-11e6-80fe-00155d29080b.jpg, http://tin29.ru/wp-content/uploads/2018/hunter/db3783fb-49cf-11e6-80fe-00155d29080b_2.jpg</text:p>
          </table:table-cell>
        </table:table-row>
        <table:table-row>
          <table:table-cell table:style-name="ce1" office:value-type="float" office:value="62076">
            <text:p>62076</text:p>
          </table:table-cell>
          <table:table-cell table:style-name="ce1" office:value-type="string">
            <text:p>Hunter ошейник для собак Convenience Comfort 40(27-35 см)/2,4 см мягкая горловина водоотт. мат, желт неон СКИДКА 25%</text:p>
          </table:table-cell>
          <table:table-cell table:style-name="ce1" office:value-type="string">
            <text:p>Собаки &gt; Ошейники</text:p>
          </table:table-cell>
          <table:table-cell table:style-name="ce1" office:value-type="string">
            <text:p>1192.00</text:p>
          </table:table-cell>
          <table:table-cell table:style-name="ce1" office:value-type="string">
            <text:p>Ошейник для собак средн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
Обхват шеи 27-35 см&lt;br&gt;
Ширина 2,4 см</text:p>
          </table:table-cell>
          <table:table-cell table:style-name="ce1" office:value-type="string">
            <text:p>http://tin29.ru/wp-content/uploads/2018/hunter/18e2333c-0e47-11e4-bacb-001517e97967.jpg</text:p>
          </table:table-cell>
        </table:table-row>
        <table:table-row>
          <table:table-cell table:style-name="ce1" office:value-type="float" office:value="63095">
            <text:p>63095</text:p>
          </table:table-cell>
          <table:table-cell table:style-name="ce1" office:value-type="string">
            <text:p>Hunter ошейник для собак Convenience Comfort 45 (32-40 см)/2 см биотановый мягкая горловина  оранжевый неон</text:p>
          </table:table-cell>
          <table:table-cell table:style-name="ce1" office:value-type="string">
            <text:p>Собаки &gt; Ошейники</text:p>
          </table:table-cell>
          <table:table-cell table:style-name="ce1" office:value-type="string">
            <text:p>1449.00</text:p>
          </table:table-cell>
          <table:table-cell table:style-name="ce1" office: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32-40 см&lt;br&gt;
Ширина 2 см</text:p>
          </table:table-cell>
          <table:table-cell table:style-name="ce1" office:value-type="string">
            <text:p>http://tin29.ru/wp-content/uploads/2018/hunter/fd24335d-444c-11e6-80f8-00155d29080b.jpg, http://tin29.ru/wp-content/uploads/2018/hunter/fd24335d-444c-11e6-80f8-00155d29080b_2.jpg</text:p>
          </table:table-cell>
        </table:table-row>
        <table:table-row>
          <table:table-cell table:style-name="ce1" office:value-type="float" office:value="63100">
            <text:p>63100</text:p>
          </table:table-cell>
          <table:table-cell table:style-name="ce1" office:value-type="string">
            <text:p>Hunter ошейник для собак Convenience Comfort 50 (37-45 см)/2,5 см биотановый мягкая горловина  желтый неон</text:p>
          </table:table-cell>
          <table:table-cell table:style-name="ce1" office:value-type="string">
            <text:p>Собаки &gt; Ошейники</text:p>
          </table:table-cell>
          <table:table-cell table:style-name="ce1" office:value-type="string">
            <text:p>1449.00</text:p>
          </table:table-cell>
          <table:table-cell table:style-name="ce1" office: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37-45 см&lt;br&gt;
Ширина 2,5 см</text:p>
          </table:table-cell>
          <table:table-cell table:style-name="ce1" office:value-type="string">
            <text:p>http://tin29.ru/wp-content/uploads/2018/hunter/bf39ba2d-444c-11e6-80f8-00155d29080b.jpg, http://tin29.ru/wp-content/uploads/2018/hunter/bf39ba2d-444c-11e6-80f8-00155d29080b_2.jpg</text:p>
          </table:table-cell>
        </table:table-row>
        <table:table-row>
          <table:table-cell table:style-name="ce1" office:value-type="float" office:value="63106">
            <text:p>63106</text:p>
          </table:table-cell>
          <table:table-cell table:style-name="ce1" office:value-type="string">
            <text:p>Hunter ошейник для собак Convenience Comfort 55 (42-50 см)/2,5 см биотановый мягкая горловина желтый неон</text:p>
          </table:table-cell>
          <table:table-cell table:style-name="ce1" office:value-type="string">
            <text:p>Собаки &gt; Ошейники</text:p>
          </table:table-cell>
          <table:table-cell table:style-name="ce1" office:value-type="string">
            <text:p>1449.00</text:p>
          </table:table-cell>
          <table:table-cell table:style-name="ce1" office: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42-50 см&lt;br&gt;
Ширина 2,5 см</text:p>
          </table:table-cell>
          <table:table-cell table:style-name="ce1" office:value-type="string">
            <text:p>http://tin29.ru/wp-content/uploads/2018/hunter/1d673fb0-444d-11e6-80f8-00155d29080b.jpg, http://tin29.ru/wp-content/uploads/2018/hunter/1d673fb0-444d-11e6-80f8-00155d29080b_2.jpg</text:p>
          </table:table-cell>
        </table:table-row>
        <table:table-row>
          <table:table-cell table:style-name="ce1" office:value-type="float" office:value="63107">
            <text:p>63107</text:p>
          </table:table-cell>
          <table:table-cell table:style-name="ce1" office:value-type="string">
            <text:p>Hunter ошейник для собак Convenience Comfort 55 (42-50 см)/2,5 см биотановый с мягкой горловиной оранжевый неон</text:p>
          </table:table-cell>
          <table:table-cell table:style-name="ce1" office:value-type="string">
            <text:p>Собаки &gt; Ошейники</text:p>
          </table:table-cell>
          <table:table-cell table:style-name="ce1" office:value-type="string">
            <text:p>1449.00</text:p>
          </table:table-cell>
          <table:table-cell table:style-name="ce1" office: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Мягкая подложка с внутренней стороны ошейника для большего комфорта.&lt;br&gt;
Обхват шеи 42-50 см&lt;br&gt;
Ширина 2,5 см</text:p>
          </table:table-cell>
          <table:table-cell table:style-name="ce1" office:value-type="string">
            <text:p>http://tin29.ru/wp-content/uploads/2018/hunter/15873347-49d0-11e6-80fe-00155d29080b.jpg, http://tin29.ru/wp-content/uploads/2018/hunter/15873347-49d0-11e6-80fe-00155d29080b_2.jpg</text:p>
          </table:table-cell>
        </table:table-row>
        <table:table-row>
          <table:table-cell table:style-name="ce1" office:value-type="float" office:value="47718">
            <text:p>47718</text:p>
          </table:table-cell>
          <table:table-cell table:style-name="ce1" office:value-type="string">
            <text:p>Hunter ошейник для собак Diamond petit 27 (20-24 см) кожа 2 ряда страз красный</text:p>
          </table:table-cell>
          <table:table-cell table:style-name="ce1" office:value-type="string">
            <text:p>Собаки &gt; Ошейники</text:p>
          </table:table-cell>
          <table:table-cell table:style-name="ce1" office:value-type="string">
            <text:p>2282.00</text:p>
          </table:table-cell>
          <table:table-cell table:style-name="ce1" office: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красный. Отлично подходит собакам породы Доберман Пинчер, Йоркширский терьер.</text:p>
          </table:table-cell>
          <table:table-cell table:style-name="ce1" office:value-type="string">
            <text:p>http://tin29.ru/wp-content/uploads/2018/hunter/fe63af87-b815-11e0-bed0-003048cfeba6.jpg, http://tin29.ru/wp-content/uploads/2018/hunter/fe63af87-b815-11e0-bed0-003048cfeba6_2.jpg</text:p>
          </table:table-cell>
        </table:table-row>
        <table:table-row>
          <table:table-cell table:style-name="ce1" office:value-type="float" office:value="47736">
            <text:p>47736</text:p>
          </table:table-cell>
          <table:table-cell table:style-name="ce1" office:value-type="string">
            <text:p>Hunter ошейник для собак Diamond petit 27 (20-24 см) кожа 2 ряда страз розовый</text:p>
          </table:table-cell>
          <table:table-cell table:style-name="ce1" office:value-type="string">
            <text:p>Собаки &gt; Ошейники</text:p>
          </table:table-cell>
          <table:table-cell table:style-name="ce1" office:value-type="string">
            <text:p>2282.00</text:p>
          </table:table-cell>
          <table:table-cell table:style-name="ce1" office: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розовый. Отлично подходит собакам породы Доберман Пинчер, мопс.</text:p>
          </table:table-cell>
          <table:table-cell table:style-name="ce1" office:value-type="string">
            <text:p>http://tin29.ru/wp-content/uploads/2018/hunter/fe63af8a-b815-11e0-bed0-003048cfeba6.jpg, http://tin29.ru/wp-content/uploads/2018/hunter/fe63af8a-b815-11e0-bed0-003048cfeba6_2.jpg</text:p>
          </table:table-cell>
        </table:table-row>
        <table:table-row>
          <table:table-cell table:style-name="ce1" office:value-type="float" office:value="92694">
            <text:p>92694</text:p>
          </table:table-cell>
          <table:table-cell table:style-name="ce1" office:value-type="string">
            <text:p>Hunter ошейник для собак Maui L (42-65 cм)/3,2 см сетчатый текстиль голубой</text:p>
          </table:table-cell>
          <table:table-cell table:style-name="ce1" office:value-type="string">
            <text:p>Собаки &gt; Ошейники</text:p>
          </table:table-cell>
          <table:table-cell table:style-name="ce1" office:value-type="string">
            <text:p>1180.00</text:p>
          </table:table-cell>
          <table:table-cell table:style-name="ce1" office:value-type="string">
            <text:p>Hunter ошейник для собак Maui 42-6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42-65 см.</text:p>
          </table:table-cell>
          <table:table-cell table:style-name="ce1" office:value-type="string">
            <text:p>http://tin29.ru/wp-content/uploads/2018/hunter/fcbf7be4-0b8a-11e5-80c7-00155d298300.jpg, http://tin29.ru/wp-content/uploads/2018/hunter/fcbf7be4-0b8a-11e5-80c7-00155d298300_2.jpg</text:p>
          </table:table-cell>
        </table:table-row>
        <table:table-row>
          <table:table-cell table:style-name="ce1" office:value-type="float" office:value="92698">
            <text:p>92698</text:p>
          </table:table-cell>
          <table:table-cell table:style-name="ce1" office:value-type="string">
            <text:p>Hunter ошейник для собак Maui L (42-65 cм)/3,2 см сетчатый текстиль красный</text:p>
          </table:table-cell>
          <table:table-cell table:style-name="ce1" office:value-type="string">
            <text:p>Собаки &gt; Ошейники</text:p>
          </table:table-cell>
          <table:table-cell table:style-name="ce1" office:value-type="string">
            <text:p>1180.00</text:p>
          </table:table-cell>
          <table:table-cell table:style-name="ce1" office:value-type="string">
            <text:p>Hunter ошейник для собак Maui 42-6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2-65 см.</text:p>
          </table:table-cell>
          <table:table-cell table:style-name="ce1" office:value-type="string">
            <text:p>http://tin29.ru/wp-content/uploads/2018/hunter/676f1193-0b8b-11e5-80c7-00155d298300.jpg, http://tin29.ru/wp-content/uploads/2018/hunter/676f1193-0b8b-11e5-80c7-00155d298300_2.jpg</text:p>
          </table:table-cell>
        </table:table-row>
        <table:table-row>
          <table:table-cell table:style-name="ce1" office:value-type="float" office:value="92706">
            <text:p>92706</text:p>
          </table:table-cell>
          <table:table-cell table:style-name="ce1" office:value-type="string">
            <text:p>Hunter ошейник для собак Maui L (42-65 cм)/3,2 см сетчатый текстиль оранжевый</text:p>
          </table:table-cell>
          <table:table-cell table:style-name="ce1" office:value-type="string">
            <text:p>Собаки &gt; Ошейники</text:p>
          </table:table-cell>
          <table:table-cell table:style-name="ce1" office:value-type="string">
            <text:p>1180.00</text:p>
          </table:table-cell>
          <table:table-cell table:style-name="ce1" office:value-type="string">
            <text:p>Hunter ошейник для собак Maui 42-6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42-65 см.</text:p>
          </table:table-cell>
          <table:table-cell table:style-name="ce1" office:value-type="string">
            <text:p>http://tin29.ru/wp-content/uploads/2018/hunter/b5fe3a9f-0b8b-11e5-80c7-00155d298300.jpg, http://tin29.ru/wp-content/uploads/2018/hunter/b5fe3a9f-0b8b-11e5-80c7-00155d298300_2.jpg</text:p>
          </table:table-cell>
        </table:table-row>
        <table:table-row>
          <table:table-cell table:style-name="ce1" office:value-type="float" office:value="92690">
            <text:p>92690</text:p>
          </table:table-cell>
          <table:table-cell table:style-name="ce1" office:value-type="string">
            <text:p>Hunter ошейник для собак Maui L (42-65 cм)/3,2см сетчатый текстиль черный</text:p>
          </table:table-cell>
          <table:table-cell table:style-name="ce1" office:value-type="string">
            <text:p>Собаки &gt; Ошейники</text:p>
          </table:table-cell>
          <table:table-cell table:style-name="ce1" office:value-type="string">
            <text:p>1180.00</text:p>
          </table:table-cell>
          <table:table-cell table:style-name="ce1" office:value-type="string">
            <text:p>Hunter ошейник для собак Maui 42-6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42-65 см.</text:p>
          </table:table-cell>
          <table:table-cell table:style-name="ce1" office:value-type="string">
            <text:p>http://tin29.ru/wp-content/uploads/2018/hunter/89ec1052-0b8a-11e5-80c7-00155d298300.jpg, http://tin29.ru/wp-content/uploads/2018/hunter/89ec1052-0b8a-11e5-80c7-00155d298300_2.jpg</text:p>
          </table:table-cell>
        </table:table-row>
        <table:table-row>
          <table:table-cell table:style-name="ce1" office:value-type="float" office:value="92692">
            <text:p>92692</text:p>
          </table:table-cell>
          <table:table-cell table:style-name="ce1" office:value-type="string">
            <text:p>Hunter ошейник для собак Maui S (32-45 cм)/2,5 см сетчатый текстиль голубой</text:p>
          </table:table-cell>
          <table:table-cell table:style-name="ce1" office:value-type="string">
            <text:p>Собаки &gt; Ошейники</text:p>
          </table:table-cell>
          <table:table-cell table:style-name="ce1" office:value-type="string">
            <text:p>902.00</text:p>
          </table:table-cell>
          <table:table-cell table:style-name="ce1" office:value-type="string">
            <text:p>Hunter ошейник для собак Maui 32-4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2-45 см.
</text:p>
          </table:table-cell>
          <table:table-cell table:style-name="ce1" office:value-type="string">
            <text:p>http://tin29.ru/wp-content/uploads/2018/hunter/caf5481c-0b8a-11e5-80c7-00155d298300.jpg, http://tin29.ru/wp-content/uploads/2018/hunter/caf5481c-0b8a-11e5-80c7-00155d298300_2.jpg</text:p>
          </table:table-cell>
        </table:table-row>
        <table:table-row>
          <table:table-cell table:style-name="ce1" office:value-type="float" office:value="92696">
            <text:p>92696</text:p>
          </table:table-cell>
          <table:table-cell table:style-name="ce1" office:value-type="string">
            <text:p>Hunter ошейник для собак Maui S (32-45 cм)/2,5 см сетчатый текстиль красный</text:p>
          </table:table-cell>
          <table:table-cell table:style-name="ce1" office:value-type="string">
            <text:p>Собаки &gt; Ошейники</text:p>
          </table:table-cell>
          <table:table-cell table:style-name="ce1" office:value-type="string">
            <text:p>902.00</text:p>
          </table:table-cell>
          <table:table-cell table:style-name="ce1" office:value-type="string">
            <text:p>Hunter ошейник для собак Maui 32-4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32-45 см.</text:p>
          </table:table-cell>
          <table:table-cell table:style-name="ce1" office:value-type="string">
            <text:p>http://tin29.ru/wp-content/uploads/2018/hunter/0c1d81c9-0b8b-11e5-80c7-00155d298300.jpg, http://tin29.ru/wp-content/uploads/2018/hunter/0c1d81c9-0b8b-11e5-80c7-00155d298300_2.jpg</text:p>
          </table:table-cell>
        </table:table-row>
        <table:table-row>
          <table:table-cell table:style-name="ce1" office:value-type="float" office:value="92704">
            <text:p>92704</text:p>
          </table:table-cell>
          <table:table-cell table:style-name="ce1" office:value-type="string">
            <text:p>Hunter ошейник для собак Maui S (32-45 cм)/2,5 см сетчатый текстиль оранжевый</text:p>
          </table:table-cell>
          <table:table-cell table:style-name="ce1" office:value-type="string">
            <text:p>Собаки &gt; Ошейники</text:p>
          </table:table-cell>
          <table:table-cell table:style-name="ce1" office:value-type="string">
            <text:p>902.00</text:p>
          </table:table-cell>
          <table:table-cell table:style-name="ce1" office:value-type="string">
            <text:p>Hunter ошейник для собак Maui 32-4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32-45 см.</text:p>
          </table:table-cell>
          <table:table-cell table:style-name="ce1" office:value-type="string">
            <text:p>http://tin29.ru/wp-content/uploads/2018/hunter/90e5c042-0b8b-11e5-80c7-00155d298300.jpg, http://tin29.ru/wp-content/uploads/2018/hunter/90e5c042-0b8b-11e5-80c7-00155d298300_2.jpg</text:p>
          </table:table-cell>
        </table:table-row>
        <table:table-row>
          <table:table-cell table:style-name="ce1" office:value-type="float" office:value="92695">
            <text:p>92695</text:p>
          </table:table-cell>
          <table:table-cell table:style-name="ce1" office:value-type="string">
            <text:p>Hunter ошейник для собак Maui XL (48-75 cм)/3,5 см сетчатый текстиль голубой</text:p>
          </table:table-cell>
          <table:table-cell table:style-name="ce1" office:value-type="string">
            <text:p>Собаки &gt; Ошейники</text:p>
          </table:table-cell>
          <table:table-cell table:style-name="ce1" office:value-type="string">
            <text:p>1318.00</text:p>
          </table:table-cell>
          <table:table-cell table:style-name="ce1" office:value-type="string">
            <text:p>Hunter ошейник для собак Maui 48-7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8-75 см.</text:p>
          </table:table-cell>
          <table:table-cell table:style-name="ce1" office:value-type="string">
            <text:p>http://tin29.ru/wp-content/uploads/2018/hunter/518715e3-170c-11e8-812a-005056bf23ce.jpg</text:p>
          </table:table-cell>
        </table:table-row>
        <table:table-row>
          <table:table-cell table:style-name="ce1" office:value-type="float" office:value="92699">
            <text:p>92699</text:p>
          </table:table-cell>
          <table:table-cell table:style-name="ce1" office:value-type="string">
            <text:p>Hunter ошейник для собак Maui XL (48-75 cм)/3,5 см сетчатый текстиль красный</text:p>
          </table:table-cell>
          <table:table-cell table:style-name="ce1" office:value-type="string">
            <text:p>Собаки &gt; Ошейники</text:p>
          </table:table-cell>
          <table:table-cell table:style-name="ce1" office:value-type="string">
            <text:p>1318.00</text:p>
          </table:table-cell>
          <table:table-cell table:style-name="ce1" office:value-type="string">
            <text:p>Hunter ошейник для собак Maui 48-7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48-75 см.</text:p>
          </table:table-cell>
          <table:table-cell table:style-name="ce1" office:value-type="string">
            <text:p>http://tin29.ru/wp-content/uploads/2018/hunter/7ad578b7-0b8b-11e5-80c7-00155d298300.jpg, http://tin29.ru/wp-content/uploads/2018/hunter/7ad578b7-0b8b-11e5-80c7-00155d298300_2.jpg</text:p>
          </table:table-cell>
        </table:table-row>
        <table:table-row>
          <table:table-cell table:style-name="ce1" office:value-type="float" office:value="92691">
            <text:p>92691</text:p>
          </table:table-cell>
          <table:table-cell table:style-name="ce1" office:value-type="string">
            <text:p>Hunter ошейник для собак Maui XL (48-75 cм)/3,5 см сетчатый текстиль черный</text:p>
          </table:table-cell>
          <table:table-cell table:style-name="ce1" office:value-type="string">
            <text:p>Собаки &gt; Ошейники</text:p>
          </table:table-cell>
          <table:table-cell table:style-name="ce1" office:value-type="string">
            <text:p>1318.00</text:p>
          </table:table-cell>
          <table:table-cell table:style-name="ce1" office:value-type="string">
            <text:p>Hunter ошейник для собак Maui 48-7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48-75 см.</text:p>
          </table:table-cell>
          <table:table-cell table:style-name="ce1" office:value-type="string">
            <text:p>http://tin29.ru/wp-content/uploads/2018/hunter/160ace51-0b8e-11e5-80c7-00155d298300.jpg, http://tin29.ru/wp-content/uploads/2018/hunter/160ace51-0b8e-11e5-80c7-00155d298300_2.jpg</text:p>
          </table:table-cell>
        </table:table-row>
        <table:table-row>
          <table:table-cell table:style-name="ce1" office:value-type="float" office:value="92693">
            <text:p>92693</text:p>
          </table:table-cell>
          <table:table-cell table:style-name="ce1" office:value-type="string">
            <text:p>Hunter ошейник для собак Maui М (36-55 cм)/2,5 см сетчатый текстиль голубой</text:p>
          </table:table-cell>
          <table:table-cell table:style-name="ce1" office:value-type="string">
            <text:p>Собаки &gt; Ошейники</text:p>
          </table:table-cell>
          <table:table-cell table:style-name="ce1" office:value-type="string">
            <text:p>1041.00</text:p>
          </table:table-cell>
          <table:table-cell table:style-name="ce1" office:value-type="string">
            <text:p>Hunter ошейник для собак Maui 36-5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6-55 см.</text:p>
          </table:table-cell>
          <table:table-cell table:style-name="ce1" office:value-type="string">
            <text:p>http://tin29.ru/wp-content/uploads/2018/hunter/df75072b-0b8a-11e5-80c7-00155d298300.jpg, http://tin29.ru/wp-content/uploads/2018/hunter/df75072b-0b8a-11e5-80c7-00155d298300_2.jpg</text:p>
          </table:table-cell>
        </table:table-row>
        <table:table-row>
          <table:table-cell table:style-name="ce1" office:value-type="float" office:value="92697">
            <text:p>92697</text:p>
          </table:table-cell>
          <table:table-cell table:style-name="ce1" office:value-type="string">
            <text:p>Hunter ошейник для собак Maui М (36-55 cм)/2,5 см сетчатый текстиль красный</text:p>
          </table:table-cell>
          <table:table-cell table:style-name="ce1" office:value-type="string">
            <text:p>Собаки &gt; Ошейники</text:p>
          </table:table-cell>
          <table:table-cell table:style-name="ce1" office:value-type="string">
            <text:p>1041.00</text:p>
          </table:table-cell>
          <table:table-cell table:style-name="ce1" office:value-type="string">
            <text:p>Hunter ошейник для собак Maui 36-55 cм сетчатый текстиль красный &lt;br&gt;&lt;br&gt; Ошейник выполнен из невероятно мягкого и легкого текстильного материала.  Регулируется по размеру в широком диапазоне. Обхват шеи 36-55 см.</text:p>
          </table:table-cell>
          <table:table-cell table:style-name="ce1" office:value-type="string">
            <text:p>http://tin29.ru/wp-content/uploads/2018/hunter/54bde1bd-0b8b-11e5-80c7-00155d298300.jpg, http://tin29.ru/wp-content/uploads/2018/hunter/54bde1bd-0b8b-11e5-80c7-00155d298300_2.jpg, http://tin29.ru/wp-content/uploads/2018/hunter/54bde1bd-0b8b-11e5-80c7-00155d298300_3.jpg</text:p>
          </table:table-cell>
        </table:table-row>
        <table:table-row>
          <table:table-cell table:style-name="ce1" office:value-type="float" office:value="92705">
            <text:p>92705</text:p>
          </table:table-cell>
          <table:table-cell table:style-name="ce1" office:value-type="string">
            <text:p>Hunter ошейник для собак Maui М (36-55 cм)/2,5 см сетчатый текстиль оранжевый</text:p>
          </table:table-cell>
          <table:table-cell table:style-name="ce1" office:value-type="string">
            <text:p>Собаки &gt; Ошейники</text:p>
          </table:table-cell>
          <table:table-cell table:style-name="ce1" office:value-type="string">
            <text:p>1041.00</text:p>
          </table:table-cell>
          <table:table-cell table:style-name="ce1" office:value-type="string">
            <text:p>Hunter ошейник для собак Maui 36-55 cм сетчатый текстиль оранжевый &lt;br&gt;&lt;br&gt; Ошейник выполнен из невероятно мягкого и легкого текстильного материала.  Регулируется по размеру в широком диапазоне. Обхват шеи 36-55 см.</text:p>
          </table:table-cell>
          <table:table-cell table:style-name="ce1" office:value-type="string">
            <text:p>http://tin29.ru/wp-content/uploads/2018/hunter/a03a38f4-0b8b-11e5-80c7-00155d298300.jpg, http://tin29.ru/wp-content/uploads/2018/hunter/a03a38f4-0b8b-11e5-80c7-00155d298300_2.jpg</text:p>
          </table:table-cell>
        </table:table-row>
        <table:table-row>
          <table:table-cell table:style-name="ce1" office:value-type="float" office:value="92689">
            <text:p>92689</text:p>
          </table:table-cell>
          <table:table-cell table:style-name="ce1" office:value-type="string">
            <text:p>Hunter ошейник для собак Maui М (36-55 cм)/2,5 см сетчатый текстиль черный</text:p>
          </table:table-cell>
          <table:table-cell table:style-name="ce1" office:value-type="string">
            <text:p>Собаки &gt; Ошейники</text:p>
          </table:table-cell>
          <table:table-cell table:style-name="ce1" office:value-type="string">
            <text:p>1041.00</text:p>
          </table:table-cell>
          <table:table-cell table:style-name="ce1" office:value-type="string">
            <text:p>Hunter ошейник для собак Maui 36-55 cм сетчатый текстиль черный &lt;br&gt;&lt;br&gt; Ошейник выполнен из невероятно мягкого и легкого текстильного материала.  Регулируется по размеру в широком диапазоне. Обхват шеи 36-55 см.</text:p>
          </table:table-cell>
          <table:table-cell table:style-name="ce1" office:value-type="string">
            <text:p>http://tin29.ru/wp-content/uploads/2018/hunter/6b34c94e-0b8a-11e5-80c7-00155d298300.jpg, http://tin29.ru/wp-content/uploads/2018/hunter/6b34c94e-0b8a-11e5-80c7-00155d298300_2.jpg</text:p>
          </table:table-cell>
        </table:table-row>
        <table:table-row>
          <table:table-cell table:style-name="ce1" office:value-type="float" office:value="91397">
            <text:p>91397</text:p>
          </table:table-cell>
          <table:table-cell table:style-name="ce1" office:value-type="string">
            <text:p>Hunter ошейник для собак Modern Kroko Luxus 27/11 (20-23,5 см) кожзам лаковый 1 ряд страз красный/черный</text:p>
          </table:table-cell>
          <table:table-cell table:style-name="ce1" office:value-type="string">
            <text:p>Собаки &gt; Ошейники</text:p>
          </table:table-cell>
          <table:table-cell table:style-name="ce1" office:value-type="string">
            <text:p>1440.00</text:p>
          </table:table-cell>
          <table:table-cell table:style-name="ce1" office:value-type="string">
            <text:p>Отличный выбор для модных собак, и их модных хозяек! Ошейник для собак мелких пород Hunter Smart (Хантер смарт) серии Modern Kroko Luxus 27/11 (Модерн Кроко Люксус 27/11) красного цвета с черной подложкой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0 - 23,5 см и имеет ширину 1,4 см.</text:p>
          </table:table-cell>
          <table:table-cell table:style-name="ce1" office:value-type="string">
            <text:p>http://tin29.ru/wp-content/uploads/2018/hunter/a1f741ce-3594-11e0-4488-001517e97967.jpg</text:p>
          </table:table-cell>
        </table:table-row>
        <table:table-row>
          <table:table-cell table:style-name="ce1" office:value-type="float" office:value="91392">
            <text:p>91392</text:p>
          </table:table-cell>
          <table:table-cell table:style-name="ce1" office:value-type="string">
            <text:p>Hunter ошейник для собак Modern Kroko Luxus 27/11 (20-23,5 см) кожзам лаковый 1 ряд стразы черный</text:p>
          </table:table-cell>
          <table:table-cell table:style-name="ce1" office:value-type="string">
            <text:p>Собаки &gt; Ошейники</text:p>
          </table:table-cell>
          <table:table-cell table:style-name="ce1" office:value-type="string">
            <text:p>1440.00</text:p>
          </table:table-cell>
          <table:table-cell table:style-name="ce1" office:value-type="string">
            <text:p>Черный лаковый шейник для собак мелких пород Hunter Smart (Хантер смарт) серии Modern Kroko Luxus 27/11 (Модерн Кроко Люксус 27/11). Выполнен из высококачественной лаковой Smart-кожи кожи с имитацией кожи крокодила, имеет хромированную фурнитуру и украшен стразами Swarovski (Сваровски), что делает его броским и изысканным аксессуаром. С ним вы и ваш питомец легко выделитесь из толпы! Ошейник подходит для собачек с обхватом шеи 20 - 23,4 см и имеет ширину 1,4 см.</text:p>
          </table:table-cell>
          <table:table-cell table:style-name="ce1" office:value-type="string">
            <text:p>http://tin29.ru/wp-content/uploads/2018/hunter/9f82cb2a-3594-11e0-4488-001517e97967.jpg</text:p>
          </table:table-cell>
        </table:table-row>
        <table:table-row>
          <table:table-cell table:style-name="ce1" office:value-type="float" office:value="91398">
            <text:p>91398</text:p>
          </table:table-cell>
          <table:table-cell table:style-name="ce1" office:value-type="string">
            <text:p>Hunter ошейник для собак Modern Kroko Luxus 32/11 (24-28, 5 см) кожзам лаковый 1 ряд страз красный/черный</text:p>
          </table:table-cell>
          <table:table-cell table:style-name="ce1" office:value-type="string">
            <text:p>Собаки &gt; Ошейники</text:p>
          </table:table-cell>
          <table:table-cell table:style-name="ce1" office:value-type="string">
            <text:p>1497.00</text:p>
          </table:table-cell>
          <table:table-cell table:style-name="ce1" office:value-type="string">
            <text:p>Ошейник для самых стильных миниатюрных собачек Hunter Smart (Хантер смарт) серии Modern Kroko Luxus 32/11 (Модерн Кроко Люксус 32/11). Насыщенный красный цвет с черной подложкой, стразы Swarovski (Сваровски) тронут сердце каждой модницы! Ошейник выполнен из высококачественной лаковой Smart-кожи с имитацией кожи крокодила, имеет хромированную фурнитуру. Он будет долго радовать вас и вашего любимца! Ошейник подходит для собачек с обхватом шеи 24 - 29 см и имеет ширину 1,4 см.</text:p>
          </table:table-cell>
          <table:table-cell table:style-name="ce1" office:value-type="string">
            <text:p>http://tin29.ru/wp-content/uploads/2018/hunter/a1f741f6-3594-11e0-4488-001517e97967.jpg</text:p>
          </table:table-cell>
        </table:table-row>
        <table:table-row>
          <table:table-cell table:style-name="ce1" office:value-type="float" office:value="70327">
            <text:p>70327</text:p>
          </table:table-cell>
          <table:table-cell table:style-name="ce1" office:value-type="string">
            <text:p>Hunter ошейник для собак Modern Luxus 24/11 (17-20,5 см) кожзам 1 ряд страз ярко-розовый</text:p>
          </table:table-cell>
          <table:table-cell table:style-name="ce1" office:value-type="string">
            <text:p>Собаки &gt; Ошейники</text:p>
          </table:table-cell>
          <table:table-cell table:style-name="ce1" office:value-type="string">
            <text:p>1159.00</text:p>
          </table:table-cell>
          <table:table-cell table:style-name="ce1" office:value-type="string">
            <text:p>Двуслойный ошейник Hunter Smart (Хантер смарт) серии Modern Luxus 24/11 (Модерн Люксус 24/11) с подвернутыми краями, ярко-розового цвета с белой подложкой придуман специально для самых стильных миниатюрных собачек. Он выполнен из высококачественной лаковой Smart-кожи,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17 - 21 см и имеет ширину 1,4 см.</text:p>
          </table:table-cell>
          <table:table-cell table:style-name="ce1" office:value-type="string">
            <text:p>http://tin29.ru/wp-content/uploads/2018/hunter/95a27fec-3594-11e0-4488-001517e97967.jpg</text:p>
          </table:table-cell>
        </table:table-row>
        <table:table-row>
          <table:table-cell table:style-name="ce1" office:value-type="float" office:value="97863">
            <text:p>97863</text:p>
          </table:table-cell>
          <table:table-cell table:style-name="ce1" office:value-type="string">
            <text:p>Hunter ошейник для собак Modern Luxus 32/11 (24-28,5 см) кожзам 1 ряд страз голубой</text:p>
          </table:table-cell>
          <table:table-cell table:style-name="ce1" office:value-type="string">
            <text:p>Собаки &gt; Ошейники</text:p>
          </table:table-cell>
          <table:table-cell table:style-name="ce1" office:value-type="string">
            <text:p>1306.00</text:p>
          </table:table-cell>
          <table:table-cell table:style-name="ce1" office:value-type="string">
            <text:p>Выделяйтесь! Двуслойный ошейник для миниатюрных собак Hunter Smart (Хантер смарт) серии Modern Luxus 32/11 (Модерн Люксус 32/11) с подвернутыми краями, голубого цвета с белой подложкой не сможет остаться незамеченным, где бы вы не находились со своим любимцем! Он выполнен из высококачественной лаковой Smart-кожи, оснащен хромированной фурнитурой и украшен стразами Swarovski (Сваровски), что делает его броским и изысканным аксессуаром. Ошейник подходит для собак с обхватом шеи 24 - 29 см и имеет ширину 1,4 см.</text:p>
          </table:table-cell>
          <table:table-cell table:style-name="ce1" office:value-type="string">
            <text:p>http://tin29.ru/wp-content/uploads/2018/hunter/c09347a5-3594-11e0-4488-001517e97967.jpg</text:p>
          </table:table-cell>
        </table:table-row>
        <table:table-row>
          <table:table-cell table:style-name="ce1" office:value-type="float" office:value="62188">
            <text:p>62188</text:p>
          </table:table-cell>
          <table:table-cell table:style-name="ce1" office:value-type="string">
            <text:p>Hunter ошейник для собак Neopren Vario Plus (40-45)/2 см нейлон/неопрен красный/черный</text:p>
          </table:table-cell>
          <table:table-cell table:style-name="ce1" office:value-type="string">
            <text:p>Собаки &gt; Ошейники</text:p>
          </table:table-cell>
          <table:table-cell table:style-name="ce1" office:value-type="string">
            <text:p>879.00</text:p>
          </table:table-cell>
          <table:table-cell table:style-name="ce1" office:value-type="string">
            <text:p>Ошейник для собак средних пород. Выполнен из практичного нейлона с мягкой подложкой из неопрена. &lt;br&gt;
Обхват шеи 35-40 см &lt;br&gt;
Ширина 2 см</text:p>
          </table:table-cell>
          <table:table-cell table:style-name="ce1" office:value-type="string">
            <text:p>http://tin29.ru/wp-content/uploads/2018/hunter/e960ed21-71ac-11e5-80d6-00155d298300.jpg, http://tin29.ru/wp-content/uploads/2018/hunter/e960ed21-71ac-11e5-80d6-00155d298300_2.jpg</text:p>
          </table:table-cell>
        </table:table-row>
        <table:table-row>
          <table:table-cell table:style-name="ce1" office:value-type="float" office:value="62198">
            <text:p>62198</text:p>
          </table:table-cell>
          <table:table-cell table:style-name="ce1" office:value-type="string">
            <text:p>Hunter ошейник для собак Neopren Vario Plus (45-50)/2 см нейлон/неопрен зеленый/голубой</text:p>
          </table:table-cell>
          <table:table-cell table:style-name="ce1" office:value-type="string">
            <text:p>Собаки &gt; Ошейники</text:p>
          </table:table-cell>
          <table:table-cell table:style-name="ce1" office:value-type="string">
            <text:p>948.00</text:p>
          </table:table-cell>
          <table:table-cell table:style-name="ce1" office:value-type="string">
            <text:p>Ошейник для собак средних пород. Выполнен из практичного нейлона с мягкой подложкой из неопрена. &lt;br&gt;
Обхват шеи 35-40 см &lt;br&gt;
Ширина 2 см</text:p>
          </table:table-cell>
          <table:table-cell table:style-name="ce1" office:value-type="string">
            <text:p>http://tin29.ru/wp-content/uploads/2018/hunter/90e6aca8-71ad-11e5-80d6-00155d298300.jpg, http://tin29.ru/wp-content/uploads/2018/hunter/90e6aca8-71ad-11e5-80d6-00155d298300_2.jpg</text:p>
          </table:table-cell>
        </table:table-row>
        <table:table-row>
          <table:table-cell table:style-name="ce1" office:value-type="float" office:value="62204">
            <text:p>62204</text:p>
          </table:table-cell>
          <table:table-cell table:style-name="ce1" office:value-type="string">
            <text:p>Hunter ошейник для собак Neopren Vario Plus (50-55)/2,5 см нейлон/неопрен зеленый/голубой</text:p>
          </table:table-cell>
          <table:table-cell table:style-name="ce1" office:value-type="string">
            <text:p>Собаки &gt; Ошейники</text:p>
          </table:table-cell>
          <table:table-cell table:style-name="ce1" office:value-type="string">
            <text:p>1090.00</text:p>
          </table:table-cell>
          <table:table-cell table:style-name="ce1" office:value-type="string">
            <text:p>Ошейник для собак средних и крупных пород. Выполнен из практичного нейлона с мягкой подложкой из неопрена. &lt;br&gt;
Обхват шеи 50-55 см &lt;br&gt;
Ширина 2,5 см</text:p>
          </table:table-cell>
          <table:table-cell table:style-name="ce1" office:value-type="string">
            <text:p>http://tin29.ru/wp-content/uploads/2018/hunter/d520d41e-71ad-11e5-80d6-00155d298300.jpg, http://tin29.ru/wp-content/uploads/2018/hunter/d520d41e-71ad-11e5-80d6-00155d298300_2.jpg</text:p>
          </table:table-cell>
        </table:table-row>
        <table:table-row>
          <table:table-cell table:style-name="ce1" office:value-type="float" office:value="62200">
            <text:p>62200</text:p>
          </table:table-cell>
          <table:table-cell table:style-name="ce1" office:value-type="string">
            <text:p>Hunter ошейник для собак Neopren Vario Plus (50-55)/2,5 см нейлон/неопрен красный/черный</text:p>
          </table:table-cell>
          <table:table-cell table:style-name="ce1" office:value-type="string">
            <text:p>Собаки &gt; Ошейники</text:p>
          </table:table-cell>
          <table:table-cell table:style-name="ce1" office:value-type="string">
            <text:p>1090.00</text:p>
          </table:table-cell>
          <table:table-cell table:style-name="ce1" office:value-type="string">
            <text:p>Ошейник для собак средних и крупных пород. Выполнен из практичного нейлона с мягкой подложкой из неопрена. &lt;br&gt;
Обхват шеи 35-40 см &lt;br&gt;
Ширина 2,5 см</text:p>
          </table:table-cell>
          <table:table-cell table:style-name="ce1" office:value-type="string">
            <text:p>http://tin29.ru/wp-content/uploads/2018/hunter/bb5988ea-71ad-11e5-80d6-00155d298300.jpg, http://tin29.ru/wp-content/uploads/2018/hunter/bb5988ea-71ad-11e5-80d6-00155d298300_2.jpg</text:p>
          </table:table-cell>
        </table:table-row>
        <table:table-row>
          <table:table-cell table:style-name="ce1" office:value-type="float" office:value="63990">
            <text:p>63990</text:p>
          </table:table-cell>
          <table:table-cell table:style-name="ce1" office:value-type="string">
            <text:p>Hunter ошейник для собак Neopren Vario Plus 45 (40-45)/2,0 см нейлон/неопрен желтый/бежевый</text:p>
          </table:table-cell>
          <table:table-cell table:style-name="ce1" office:value-type="string">
            <text:p>Собаки &gt; Ошейники</text:p>
          </table:table-cell>
          <table:table-cell table:style-name="ce1" office:value-type="string">
            <text:p>915.00</text:p>
          </table:table-cell>
          <table:table-cell table:style-name="ce1" office:value-type="string">
            <text:p>Ошейник для собак средни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40-45 см, ширина - 2,0 см. &lt;br&gt;
Цвет: желтый нейлон/бежевый неопрен.</text:p>
          </table:table-cell>
          <table:table-cell table:style-name="ce1" office:value-type="string">
            <text:p>http://tin29.ru/wp-content/uploads/2018/hunter/af476206-9439-11e6-810e-00155d290810.jpg, http://tin29.ru/wp-content/uploads/2018/hunter/af476206-9439-11e6-810e-00155d290810_2.jpg</text:p>
          </table:table-cell>
        </table:table-row>
        <table:table-row>
          <table:table-cell table:style-name="ce1" office:value-type="float" office:value="63992">
            <text:p>63992</text:p>
          </table:table-cell>
          <table:table-cell table:style-name="ce1" office:value-type="string">
            <text:p>Hunter ошейник для собак Neopren Vario Plus 55 (50-55)/2,5 см нейлон/неопрен желтый/бежевый</text:p>
          </table:table-cell>
          <table:table-cell table:style-name="ce1" office:value-type="string">
            <text:p>Собаки &gt; Ошейники</text:p>
          </table:table-cell>
          <table:table-cell table:style-name="ce1" office:value-type="string">
            <text:p>1134.00</text:p>
          </table:table-cell>
          <table:table-cell table:style-name="ce1" office:value-type="string">
            <text:p>Ошейник для собак средних и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50-55 см, ширина - 2,5 см. &lt;br&gt;
Цвет: желтый нейлон/бежевый неопрен.</text:p>
          </table:table-cell>
          <table:table-cell table:style-name="ce1" office:value-type="string">
            <text:p>http://tin29.ru/wp-content/uploads/2018/hunter/963294c6-9439-11e6-810e-00155d290810.jpg, http://tin29.ru/wp-content/uploads/2018/hunter/963294c6-9439-11e6-810e-00155d290810_2.jpg</text:p>
          </table:table-cell>
        </table:table-row>
        <table:table-row>
          <table:table-cell table:style-name="ce1" office:value-type="float" office:value="64189">
            <text:p>64189</text:p>
          </table:table-cell>
          <table:table-cell table:style-name="ce1" office:value-type="string">
            <text:p>Hunter ошейник для собак Neopren Vario Plus 65 (60-65)/3,8 см нейлон/неопрен желтый/бежевый</text:p>
          </table:table-cell>
          <table:table-cell table:style-name="ce1" office:value-type="string">
            <text:p>Собаки &gt; Ошейники</text:p>
          </table:table-cell>
          <table:table-cell table:style-name="ce1" office:value-type="string">
            <text:p>1444.00</text:p>
          </table:table-cell>
          <table:table-cell table:style-name="ce1" office:value-type="string">
            <text:p>Ошейник для собак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60-65 см, ширина - 3,8 см. &lt;br&gt;
Цвет: желтый нейлон/бежевый неопрен.</text:p>
          </table:table-cell>
          <table:table-cell table:style-name="ce1" office:value-type="string">
            <text:p>http://tin29.ru/wp-content/uploads/2018/hunter/59662ea8-9439-11e6-810e-00155d290810.jpg, http://tin29.ru/wp-content/uploads/2018/hunter/59662ea8-9439-11e6-810e-00155d290810_2.jpg</text:p>
          </table:table-cell>
        </table:table-row>
        <table:table-row>
          <table:table-cell table:style-name="ce1" office:value-type="float" office:value="63731">
            <text:p>63731</text:p>
          </table:table-cell>
          <table:table-cell table:style-name="ce1" office:value-type="string">
            <text:p>Hunter ошейник для собак Porto 45 (33-39 см)/2,8 натуральная кожа коньячный/темно-коричневый</text:p>
          </table:table-cell>
          <table:table-cell table:style-name="ce1" office:value-type="string">
            <text:p>Собаки &gt; Ошейники</text:p>
          </table:table-cell>
          <table:table-cell table:style-name="ce1" office:value-type="string">
            <text:p>3221.00</text:p>
          </table:table-cell>
          <table:table-cell table:style-name="ce1" office: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
Окраска кожи с использованием растительных красителей. &lt;br&gt;
Обхват шеи: 33-39 см&lt;br&gt;
Ширина: 2,8 см&lt;br&gt;
</text:p>
          </table:table-cell>
          <table:table-cell table:style-name="ce1" office:value-type="string">
            <text:p>http://tin29.ru/wp-content/uploads/2018/hunter/160671f6-f6a1-11e7-812a-005056bf23ce.jpg, http://tin29.ru/wp-content/uploads/2018/hunter/160671f6-f6a1-11e7-812a-005056bf23ce_2.jpg, http://tin29.ru/wp-content/uploads/2018/hunter/160671f6-f6a1-11e7-812a-005056bf23ce_3.jpg, http://tin29.ru/wp-content/uploads/2018/hunter/160671f6-f6a1-11e7-812a-005056bf23ce_4.jpg</text:p>
          </table:table-cell>
        </table:table-row>
        <table:table-row>
          <table:table-cell table:style-name="ce1" office:value-type="float" office:value="63733">
            <text:p>63733</text:p>
          </table:table-cell>
          <table:table-cell table:style-name="ce1" office:value-type="string">
            <text:p>Hunter ошейник для собак Porto 55 (42-48 см)/3,5 натуральная кожа коньячный/темно-коричневый</text:p>
          </table:table-cell>
          <table:table-cell table:style-name="ce1" office:value-type="string">
            <text:p>Собаки &gt; Ошейники</text:p>
          </table:table-cell>
          <table:table-cell table:style-name="ce1" office:value-type="string">
            <text:p>3722.00</text:p>
          </table:table-cell>
          <table:table-cell table:style-name="ce1" office: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
Окраска кожи с использованием растительных красителей. &lt;br&gt;
Обхват шеи: 42-48 см&lt;br&gt;
Ширина: 3,5 см&lt;br&gt;
</text:p>
          </table:table-cell>
          <table:table-cell table:style-name="ce1" office:value-type="string">
            <text:p>http://tin29.ru/wp-content/uploads/2018/hunter/66583b9a-f6a1-11e7-812a-005056bf23ce.jpg, http://tin29.ru/wp-content/uploads/2018/hunter/66583b9a-f6a1-11e7-812a-005056bf23ce_2.jpg, http://tin29.ru/wp-content/uploads/2018/hunter/66583b9a-f6a1-11e7-812a-005056bf23ce_3.jpg</text:p>
          </table:table-cell>
        </table:table-row>
        <table:table-row>
          <table:table-cell table:style-name="ce1" office:value-type="float" office:value="63735">
            <text:p>63735</text:p>
          </table:table-cell>
          <table:table-cell table:style-name="ce1" office:value-type="string">
            <text:p>Hunter ошейник для собак Porto 65 (50-56 см)/3,5 натуральная кожа коньячный/темно-коричневый</text:p>
          </table:table-cell>
          <table:table-cell table:style-name="ce1" office:value-type="string">
            <text:p>Собаки &gt; Ошейники</text:p>
          </table:table-cell>
          <table:table-cell table:style-name="ce1" office:value-type="string">
            <text:p>4061.00</text:p>
          </table:table-cell>
          <table:table-cell table:style-name="ce1" office: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
Окраска кожи с использованием растительных красителей. &lt;br&gt;
Обхват шеи: 50-56 см&lt;br&gt;
Ширина: 3,5 см&lt;br&gt;
</text:p>
          </table:table-cell>
          <table:table-cell table:style-name="ce1" office:value-type="string">
            <text:p>http://tin29.ru/wp-content/uploads/2018/hunter/da015618-f6a1-11e7-812a-005056bf23ce.jpg, http://tin29.ru/wp-content/uploads/2018/hunter/da015618-f6a1-11e7-812a-005056bf23ce_2.jpg, http://tin29.ru/wp-content/uploads/2018/hunter/da015618-f6a1-11e7-812a-005056bf23ce_3.jpg</text:p>
          </table:table-cell>
        </table:table-row>
        <table:table-row>
          <table:table-cell table:style-name="ce1" office:value-type="float" office:value="20284">
            <text:p>20284</text:p>
          </table:table-cell>
          <table:table-cell table:style-name="ce1" office:value-type="string">
            <text:p>Hunter ошейник для собак Rambo 70  (56-63 см) черный кожа</text:p>
          </table:table-cell>
          <table:table-cell table:style-name="ce1" office:value-type="string">
            <text:p>Собаки &gt; Ошейники</text:p>
          </table:table-cell>
          <table:table-cell table:style-name="ce1" office:value-type="string">
            <text:p>6489.00</text:p>
          </table:table-cell>
          <table:table-cell table:style-name="ce1" office:value-type="string">
            <text:p>Hunter ошейник для собак (56-635 см) Rambo 70 черный кожа.&lt;br&gt;&lt;br&gt; 
Двуслойный ошейник Rambo с подвернутыми краями для собак крупных пород.  &lt;br&gt;Изготовлен из натуральная телячьей кожи, черного цвета с агрессивной стильной хромированной фурнитурой в виде шипов.  &lt;br&gt;Подходит для собак с обхватом шеи 56-63,5 см. Ширина ошейника 3,9 см.</text:p>
          </table:table-cell>
          <table:table-cell table:style-name="ce1" office:value-type="string">
            <text:p>http://tin29.ru/wp-content/uploads/2018/hunter/3b368301-3594-11e0-4488-001517e97967.jpg</text:p>
          </table:table-cell>
        </table:table-row>
        <table:table-row>
          <table:table-cell table:style-name="ce1" office:value-type="float" office:value="46483">
            <text:p>46483</text:p>
          </table:table-cell>
          <table:table-cell table:style-name="ce1" office:value-type="string">
            <text:p>Hunter ошейник для собак Rocky petit 27 (20-24 см) кожа черный</text:p>
          </table:table-cell>
          <table:table-cell table:style-name="ce1" office:value-type="string">
            <text:p>Собаки &gt; Ошейники</text:p>
          </table:table-cell>
          <table:table-cell table:style-name="ce1" office:value-type="string">
            <text:p>1989.00</text:p>
          </table:table-cell>
          <table:table-cell table:style-name="ce1" office:value-type="string">
            <text:p>Ошейник для собак мелких пород. Двуслойный с подвернутыми краями. Натуральная телячья кожа. Украшен хромированными заклепками. Обхват шеи 20 - 24 см, ширина - 1,6 см. Цвет: черный. Отлично подходит собакам породы Доберман Пинчер, Мопс.</text:p>
          </table:table-cell>
          <table:table-cell table:style-name="ce1" office:value-type="string">
            <text:p>http://tin29.ru/wp-content/uploads/2018/hunter/afff0cda-77c4-11e0-0f93-001517e97967.jpg, http://tin29.ru/wp-content/uploads/2018/hunter/afff0cda-77c4-11e0-0f93-001517e97967_2.jpg</text:p>
          </table:table-cell>
        </table:table-row>
        <table:table-row>
          <table:table-cell table:style-name="ce1" office:value-type="float" office:value="46475">
            <text:p>46475</text:p>
          </table:table-cell>
          <table:table-cell table:style-name="ce1" office:value-type="string">
            <text:p>Hunter ошейник для собак Rocky petit 30 (23-27 см) кожа красный</text:p>
          </table:table-cell>
          <table:table-cell table:style-name="ce1" office:value-type="string">
            <text:p>Собаки &gt; Ошейники</text:p>
          </table:table-cell>
          <table:table-cell table:style-name="ce1" office:value-type="string">
            <text:p>2192.00</text:p>
          </table:table-cell>
          <table:table-cell table:style-name="ce1" office: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красный. Отлично подходит собакам породы Доберман Пинчер, мопс.</text:p>
          </table:table-cell>
          <table:table-cell table:style-name="ce1" office:value-type="string">
            <text:p>http://tin29.ru/wp-content/uploads/2018/hunter/afff0ce5-77c4-11e0-0f93-001517e97967.jpg, http://tin29.ru/wp-content/uploads/2018/hunter/afff0ce5-77c4-11e0-0f93-001517e97967_2.jpg</text:p>
          </table:table-cell>
        </table:table-row>
        <table:table-row>
          <table:table-cell table:style-name="ce1" office:value-type="float" office:value="47707">
            <text:p>47707</text:p>
          </table:table-cell>
          <table:table-cell table:style-name="ce1" office:value-type="string">
            <text:p>Hunter ошейник для собак Rocky petit 30 (23-27 см) кожа оранжевый</text:p>
          </table:table-cell>
          <table:table-cell table:style-name="ce1" office:value-type="string">
            <text:p>Собаки &gt; Ошейники</text:p>
          </table:table-cell>
          <table:table-cell table:style-name="ce1" office:value-type="string">
            <text:p>2192.00</text:p>
          </table:table-cell>
          <table:table-cell table:style-name="ce1" office: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оранжевый. Отлично подходит собакам породы Доберман Пинчер, мопс.</text:p>
          </table:table-cell>
          <table:table-cell table:style-name="ce1" office:value-type="string">
            <text:p>http://tin29.ru/wp-content/uploads/2018/hunter/1bd5b7ae-b818-11e0-bed0-003048cfeba6.jpg, http://tin29.ru/wp-content/uploads/2018/hunter/1bd5b7ae-b818-11e0-bed0-003048cfeba6_2.jpg</text:p>
          </table:table-cell>
        </table:table-row>
        <table:table-row>
          <table:table-cell table:style-name="ce1" office:value-type="float" office:value="41610">
            <text:p>41610</text:p>
          </table:table-cell>
          <table:table-cell table:style-name="ce1" office:value-type="string">
            <text:p>Hunter ошейник для собак Sioux 55 (41-49 см) кожа черный фурнитура с имитацией бирюзы</text:p>
          </table:table-cell>
          <table:table-cell table:style-name="ce1" office:value-type="string">
            <text:p>Собаки &gt; Ошейники</text:p>
          </table:table-cell>
          <table:table-cell table:style-name="ce1" office:value-type="string">
            <text:p>4078.00</text:p>
          </table:table-cell>
          <table:table-cell table:style-name="ce1" office:value-type="string">
            <text:p>Ошейник для собак средних и крупных пород Sioux 55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1 - 49 cм, ширина - 3,9 см. Цвет: черный.</text:p>
          </table:table-cell>
          <table:table-cell table:style-name="ce1" office:value-type="string">
            <text:p>http://tin29.ru/wp-content/uploads/2018/hunter/b4996699-e544-11e1-98fe-001517e97967.jpg</text:p>
          </table:table-cell>
        </table:table-row>
        <table:table-row>
          <table:table-cell table:style-name="ce1" office:value-type="float" office:value="41611">
            <text:p>41611</text:p>
          </table:table-cell>
          <table:table-cell table:style-name="ce1" office:value-type="string">
            <text:p>Hunter ошейник для собак Sioux 60 (47-54 см) кожа черный фурнитура с имитацией бирюзы</text:p>
          </table:table-cell>
          <table:table-cell table:style-name="ce1" office:value-type="string">
            <text:p>Собаки &gt; Ошейники</text:p>
          </table:table-cell>
          <table:table-cell table:style-name="ce1" office:value-type="string">
            <text:p>4587.00</text:p>
          </table:table-cell>
          <table:table-cell table:style-name="ce1" office:value-type="string">
            <text:p>Ошейник для собак средних и крупных пород Sioux 60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7- 54 cм, ширина - 3,9 см. Цвет: черный.</text:p>
          </table:table-cell>
          <table:table-cell table:style-name="ce1" office:value-type="string">
            <text:p>http://tin29.ru/wp-content/uploads/2018/hunter/4ee59bca-3594-11e0-4488-001517e97967.jpg</text:p>
          </table:table-cell>
        </table:table-row>
        <table:table-row>
          <table:table-cell table:style-name="ce1" office:value-type="float" office:value="42158">
            <text:p>42158</text:p>
          </table:table-cell>
          <table:table-cell table:style-name="ce1" office:value-type="string">
            <text:p>Hunter ошейник для собак Swiss 32 (24-28 см) кожа красный/черный</text:p>
          </table:table-cell>
          <table:table-cell table:style-name="ce1" office:value-type="string">
            <text:p>Собаки &gt; Ошейники</text:p>
          </table:table-cell>
          <table:table-cell table:style-name="ce1" office:value-type="string">
            <text:p>3123.00</text:p>
          </table:table-cell>
          <table:table-cell table:style-name="ce1" office:value-type="string">
            <text:p>Ошейник для собак средних пород. Два слоя кожи - нижний с  подвернутыми краями. Прессованная кожа/телячья кожа, хромированная фурнитура. Обхват шеи 24-28 см. Ширина 2,6 см. Цвет: красный/черный, модный дизайн "швейцарский флаг".</text:p>
          </table:table-cell>
          <table:table-cell table:style-name="ce1" office:value-type="string">
            <text:p>http://tin29.ru/wp-content/uploads/2018/hunter/ff3b9293-7c5b-11e4-b16a-001517e97967.jpg</text:p>
          </table:table-cell>
        </table:table-row>
        <table:table-row>
          <table:table-cell table:style-name="ce1" office:value-type="float" office:value="42049">
            <text:p>42049</text:p>
          </table:table-cell>
          <table:table-cell table:style-name="ce1" office:value-type="string">
            <text:p>Hunter ошейник для собак Swiss 42 (35-39,5 см) кожа красный/черный</text:p>
          </table:table-cell>
          <table:table-cell table:style-name="ce1" office:value-type="string">
            <text:p>Собаки &gt; Ошейники</text:p>
          </table:table-cell>
          <table:table-cell table:style-name="ce1" office:value-type="string">
            <text:p>3201.00</text:p>
          </table:table-cell>
          <table:table-cell table:style-name="ce1" office:value-type="string">
            <text:p>.Ошейник для собак средних пород. Два слоя кожи - нижний с  подвернутыми краями. Прессованная кожа/телячья кожа, хромированная фурнитура. Обхват шеи 35-39,5 см. Ширина 2,6 см. Цвет: красный/черный, модный дизайн "швейцарский флаг". Отлично смотрится на собаке породы Джек Рассел.</text:p>
          </table:table-cell>
          <table:table-cell table:style-name="ce1" office:value-type="string">
            <text:p>http://tin29.ru/wp-content/uploads/2018/hunter/5689b55a-3594-11e0-4488-001517e97967.jpg</text:p>
          </table:table-cell>
        </table:table-row>
        <table:table-row>
          <table:table-cell table:style-name="ce1" office:value-type="float" office:value="42050">
            <text:p>42050</text:p>
          </table:table-cell>
          <table:table-cell table:style-name="ce1" office:value-type="string">
            <text:p>Hunter ошейник для собак Swiss 47 (38-43,5 см) кожа красный/черный</text:p>
          </table:table-cell>
          <table:table-cell table:style-name="ce1" office:value-type="string">
            <text:p>Собаки &gt; Ошейники</text:p>
          </table:table-cell>
          <table:table-cell table:style-name="ce1" office:value-type="string">
            <text:p>3409.00</text:p>
          </table:table-cell>
          <table:table-cell table:style-name="ce1" office:value-type="string">
            <text:p>Ошейник для собак средних пород. Два слоя кожи - нижний с  подвернутыми краями. Прессованная кожа/телячья кожа, хромированная фурнитура. Обхват шеи 38 -43,5 см. Цвет: красный/черный, модный дизайн "швейцарский флаг.</text:p>
          </table:table-cell>
          <table:table-cell table:style-name="ce1" office:value-type="string">
            <text:p>http://tin29.ru/wp-content/uploads/2018/hunter/6ac44cb1-6f58-11e2-8fc6-001517e97967.jpg</text:p>
          </table:table-cell>
        </table:table-row>
        <table:table-row>
          <table:table-cell table:style-name="ce1" office:value-type="float" office:value="41868">
            <text:p>41868</text:p>
          </table:table-cell>
          <table:table-cell table:style-name="ce1" office:value-type="string">
            <text:p>Hunter ошейник для собак Swiss 60 (47-54 см) кожа красный/черный</text:p>
          </table:table-cell>
          <table:table-cell table:style-name="ce1" office:value-type="string">
            <text:p>Собаки &gt; Ошейники</text:p>
          </table:table-cell>
          <table:table-cell table:style-name="ce1" office:value-type="string">
            <text:p>3760.00</text:p>
          </table:table-cell>
          <table:table-cell table:style-name="ce1" office:value-type="string">
            <text:p>Swiss 60 (Свисс) – это ошейник для собак средних и крупных пород из экологической, мягкой и эластичной кожи, изготовленный немецким производителем Hunter. Он регулируется в диапазоне от 47 до 54 см. Ширина ошейника составляет 3,9 см. Металлические части покрыты никелем. Цвет: красный/черный, модный дизайн "швейцарский флаг". Отлично подходит собакам пород Лабрадор, Бернский зененхунд и пр.</text:p>
          </table:table-cell>
          <table:table-cell table:style-name="ce1" office:value-type="string">
            <text:p>http://tin29.ru/wp-content/uploads/2018/hunter/5143d92c-3594-11e0-4488-001517e97967.jpg, http://tin29.ru/wp-content/uploads/2018/hunter/5143d92c-3594-11e0-4488-001517e97967_2.jpg</text:p>
          </table:table-cell>
        </table:table-row>
        <table:table-row>
          <table:table-cell table:style-name="ce1" office:value-type="float" office:value="41869">
            <text:p>41869</text:p>
          </table:table-cell>
          <table:table-cell table:style-name="ce1" office:value-type="string">
            <text:p>Hunter ошейник для собак Swiss 65 (51-58,5 см) кожа красный/черный</text:p>
          </table:table-cell>
          <table:table-cell table:style-name="ce1" office:value-type="string">
            <text:p>Собаки &gt; Ошейники</text:p>
          </table:table-cell>
          <table:table-cell table:style-name="ce1" office:value-type="string">
            <text:p>3965.00</text:p>
          </table:table-cell>
          <table:table-cell table:style-name="ce1" office:value-type="string">
            <text:p>Swiss 65 (Свисс) – это ошейник для собак крупных пород из экологической, мягкой и эластичной кожи, изготовленный немецким производителем Hunter. Он регулируется в диапазоне от 51 до 58,5 см. Ширина ошейника составляет 3,9 см. Металлические части покрыты никелем. Цвет: красный/черный, модный дизайн "швейцарский флаг". Хорошо смотрится на собаках светлых мастей, подходит породам: Лабрадор, Аргентинский дог и т.д.</text:p>
          </table:table-cell>
          <table:table-cell table:style-name="ce1" office:value-type="string">
            <text:p>http://tin29.ru/wp-content/uploads/2018/hunter/53d7f358-3594-11e0-4488-001517e97967.jpg, http://tin29.ru/wp-content/uploads/2018/hunter/53d7f358-3594-11e0-4488-001517e97967_2.jpg</text:p>
          </table:table-cell>
        </table:table-row>
        <table:table-row>
          <table:table-cell table:style-name="ce1" office:value-type="float" office:value="46415">
            <text:p>46415</text:p>
          </table:table-cell>
          <table:table-cell table:style-name="ce1" office:value-type="string">
            <text:p>Hunter ошейник для собак Tiny petit 24 (16,5-20,5 см) кожа красный</text:p>
          </table:table-cell>
          <table:table-cell table:style-name="ce1" office:value-type="string">
            <text:p>Собаки &gt; Ошейники</text:p>
          </table:table-cell>
          <table:table-cell table:style-name="ce1" office:value-type="string">
            <text:p>1087.00</text:p>
          </table:table-cell>
          <table:table-cell table:style-name="ce1" office:value-type="string">
            <text:p>Tiny petit 24 (Тини Петит) – это ошейник для собак мелких пород из экологичной, мягкой и эластичной натуральной кожи, изготовленный немецким производителем Hunter. Он регулируется в диапазоне от 16,5 до 20,5 см. Ширина 8 мм. Цвет: красный.</text:p>
          </table:table-cell>
          <table:table-cell table:style-name="ce1" office:value-type="string">
            <text:p>http://tin29.ru/wp-content/uploads/2018/hunter/80be85e4-3594-11e0-4488-001517e97967.jpg, http://tin29.ru/wp-content/uploads/2018/hunter/80be85e4-3594-11e0-4488-001517e97967_2.jpg</text:p>
          </table:table-cell>
        </table:table-row>
        <table:table-row>
          <table:table-cell table:style-name="ce1" office:value-type="float" office:value="63665">
            <text:p>63665</text:p>
          </table:table-cell>
          <table:table-cell table:style-name="ce1" office:value-type="string">
            <text:p>Hunter ошейник для собак VEGA 55 (42-50)/2,8 см заменитель кожи малиновый</text:p>
          </table:table-cell>
          <table:table-cell table:style-name="ce1" office:value-type="string">
            <text:p>Собаки &gt; Ошейники</text:p>
          </table:table-cell>
          <table:table-cell table:style-name="ce1" office:value-type="string">
            <text:p>2076.00</text:p>
          </table:table-cell>
          <table:table-cell table:style-name="ce1" office:value-type="string">
            <text:p>Ошейник для собак средних пород. &lt;br&gt;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42-50 см&lt;br&gt;
Ширина 2,8 см
</text:p>
          </table:table-cell>
          <table:table-cell table:style-name="ce1" office:value-type="string">
            <text:p>http://tin29.ru/wp-content/uploads/2018/hunter/0b879f9d-2bbb-11e6-80ec-00155d2e8300.jpg</text:p>
          </table:table-cell>
        </table:table-row>
        <table:table-row>
          <table:table-cell table:style-name="ce1" office:value-type="float" office:value="62610">
            <text:p>62610</text:p>
          </table:table-cell>
          <table:table-cell table:style-name="ce1" office:value-type="string">
            <text:p>Hunter ошейник-удавка для собак Freestyle 35/8 круглый нейлон красный</text:p>
          </table:table-cell>
          <table:table-cell table:style-name="ce1" office:value-type="string">
            <text:p>Собаки &gt; Ошейники</text:p>
          </table:table-cell>
          <table:table-cell table:style-name="ce1" office:value-type="string">
            <text:p>869.00</text:p>
          </table:table-cell>
          <table:table-cell table:style-name="ce1" office: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красный.</text:p>
          </table:table-cell>
          <table:table-cell table:style-name="ce1" office:value-type="string">
            <text:p>http://tin29.ru/wp-content/uploads/2018/hunter/b24b4434-2bc5-11e6-80ec-00155d2e8300.jpg</text:p>
          </table:table-cell>
        </table:table-row>
        <table:table-row>
          <table:table-cell table:style-name="ce1" office:value-type="float" office:value="62634">
            <text:p>62634</text:p>
          </table:table-cell>
          <table:table-cell table:style-name="ce1" office:value-type="string">
            <text:p>Hunter ошейник-удавка для собак Freestyle 35/8 круглый нейлон черный</text:p>
          </table:table-cell>
          <table:table-cell table:style-name="ce1" office:value-type="string">
            <text:p>Собаки &gt; Ошейники</text:p>
          </table:table-cell>
          <table:table-cell table:style-name="ce1" office:value-type="string">
            <text:p>869.00</text:p>
          </table:table-cell>
          <table:table-cell table:style-name="ce1" office: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черный.</text:p>
          </table:table-cell>
          <table:table-cell table:style-name="ce1" office:value-type="string">
            <text:p>http://tin29.ru/wp-content/uploads/2018/hunter/d8ff97f7-2bc5-11e6-80ec-00155d2e8300.jpg</text:p>
          </table:table-cell>
        </table:table-row>
        <table:table-row>
          <table:table-cell table:style-name="ce1" office:value-type="float" office:value="62611">
            <text:p>62611</text:p>
          </table:table-cell>
          <table:table-cell table:style-name="ce1" office:value-type="string">
            <text:p>Hunter ошейник-удавка для собак Freestyle 40/8 круглый нейлон красный</text:p>
          </table:table-cell>
          <table:table-cell table:style-name="ce1" office:value-type="string">
            <text:p>Собаки &gt; Ошейники</text:p>
          </table:table-cell>
          <table:table-cell table:style-name="ce1" office:value-type="string">
            <text:p>902.00</text:p>
          </table:table-cell>
          <table:table-cell table:style-name="ce1" office: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красный.</text:p>
          </table:table-cell>
          <table:table-cell table:style-name="ce1" office:value-type="string">
            <text:p>http://tin29.ru/wp-content/uploads/2018/hunter/c4a40c93-2bc5-11e6-80ec-00155d2e8300.jpg</text:p>
          </table:table-cell>
        </table:table-row>
        <table:table-row>
          <table:table-cell table:style-name="ce1" office:value-type="float" office:value="62635">
            <text:p>62635</text:p>
          </table:table-cell>
          <table:table-cell table:style-name="ce1" office:value-type="string">
            <text:p>Hunter ошейник-удавка для собак Freestyle 40/8 круглый нейлон черный</text:p>
          </table:table-cell>
          <table:table-cell table:style-name="ce1" office:value-type="string">
            <text:p>Собаки &gt; Ошейники</text:p>
          </table:table-cell>
          <table:table-cell table:style-name="ce1" office:value-type="string">
            <text:p>902.00</text:p>
          </table:table-cell>
          <table:table-cell table:style-name="ce1" office: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черный.</text:p>
          </table:table-cell>
          <table:table-cell table:style-name="ce1" office:value-type="string">
            <text:p>http://tin29.ru/wp-content/uploads/2018/hunter/f2676e6e-2bc5-11e6-80ec-00155d2e8300.jpg</text:p>
          </table:table-cell>
        </table:table-row>
        <table:table-row>
          <table:table-cell table:style-name="ce1" office:value-type="float" office:value="39111">
            <text:p>39111</text:p>
          </table:table-cell>
          <table:table-cell table:style-name="ce1" office:value-type="string">
            <text:p>Hunter ошейник-удавка для собак Freestyle 55/10 круглый нейлон черный</text:p>
          </table:table-cell>
          <table:table-cell table:style-name="ce1" office:value-type="string">
            <text:p>Собаки &gt; Ошейники</text:p>
          </table:table-cell>
          <table:table-cell table:style-name="ce1" office:value-type="string">
            <text:p>1340.00</text:p>
          </table:table-cell>
          <table:table-cell table:style-name="ce1" office: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черный. Максимальный размер - 55 см.</text:p>
          </table:table-cell>
          <table:table-cell table:style-name="ce1" office:value-type="string">
            <text:p>http://tin29.ru/wp-content/uploads/2018/hunter/f7bcd7d7-943a-11e6-810e-00155d290810.jpg</text:p>
          </table:table-cell>
        </table:table-row>
        <table:table-row>
          <table:table-cell table:style-name="ce1" office:value-type="float" office:value="39101">
            <text:p>39101</text:p>
          </table:table-cell>
          <table:table-cell table:style-name="ce1" office:value-type="string">
            <text:p>Hunter ошейник-удавка для собак Freestyle 55/10 нейлоновая стропа красный</text:p>
          </table:table-cell>
          <table:table-cell table:style-name="ce1" office:value-type="string">
            <text:p>Собаки &gt; Ошейники</text:p>
          </table:table-cell>
          <table:table-cell table:style-name="ce1" office:value-type="string">
            <text:p>1340.00</text:p>
          </table:table-cell>
          <table:table-cell table:style-name="ce1" office: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55 см.</text:p>
          </table:table-cell>
          <table:table-cell table:style-name="ce1" office:value-type="string">
            <text:p>http://tin29.ru/wp-content/uploads/2018/hunter/43884ac0-3594-11e0-4488-001517e97967.jpg</text:p>
          </table:table-cell>
        </table:table-row>
        <table:table-row>
          <table:table-cell table:style-name="ce1" office:value-type="float" office:value="46489">
            <text:p>46489</text:p>
          </table:table-cell>
          <table:table-cell table:style-name="ce1" office:value-type="string">
            <text:p>Hunter ошейник-удавка для собак Freestyle 60/10 нейлоновая стропа бежевый</text:p>
          </table:table-cell>
          <table:table-cell table:style-name="ce1" office:value-type="string">
            <text:p>Собаки &gt; Ошейники</text:p>
          </table:table-cell>
          <table:table-cell table:style-name="ce1" office:value-type="string">
            <text:p>1313.00</text:p>
          </table:table-cell>
          <table:table-cell table:style-name="ce1" office: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бежевый. Максимальный размер - 60 см.</text:p>
          </table:table-cell>
          <table:table-cell table:style-name="ce1" office:value-type="string">
            <text:p>http://tin29.ru/wp-content/uploads/2018/hunter/8623f5f0-3594-11e0-4488-001517e97967.jpg</text:p>
          </table:table-cell>
        </table:table-row>
        <table:table-row>
          <table:table-cell table:style-name="ce1" office:value-type="float" office:value="39102">
            <text:p>39102</text:p>
          </table:table-cell>
          <table:table-cell table:style-name="ce1" office:value-type="string">
            <text:p>Hunter ошейник-удавка для собак Freestyle 60/10 нейлоновая стропа красный</text:p>
          </table:table-cell>
          <table:table-cell table:style-name="ce1" office:value-type="string">
            <text:p>Собаки &gt; Ошейники</text:p>
          </table:table-cell>
          <table:table-cell table:style-name="ce1" office:value-type="string">
            <text:p>1313.00</text:p>
          </table:table-cell>
          <table:table-cell table:style-name="ce1" office: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60 см.</text:p>
          </table:table-cell>
          <table:table-cell table:style-name="ce1" office:value-type="string">
            <text:p>http://tin29.ru/wp-content/uploads/2018/hunter/43884ae8-3594-11e0-4488-001517e97967.jpg</text:p>
          </table:table-cell>
        </table:table-row>
        <table:table-row>
          <table:table-cell table:style-name="ce1" office:value-type="float" office:value="39112">
            <text:p>39112</text:p>
          </table:table-cell>
          <table:table-cell table:style-name="ce1" office:value-type="string">
            <text:p>Hunter ошейник-удавка для собак Freestyle 60/10 нейлоновая стропа черная</text:p>
          </table:table-cell>
          <table:table-cell table:style-name="ce1" office:value-type="string">
            <text:p>Собаки &gt; Ошейники</text:p>
          </table:table-cell>
          <table:table-cell table:style-name="ce1" office:value-type="string">
            <text:p>1313.00</text:p>
          </table:table-cell>
          <table:table-cell table:style-name="ce1" office:value-type="string">
            <text:p>Если вы подбираете ошейник для дрессировки вашего четвероногого друга, обратите ваше внимание на Hunter Freestyle 60/10 (Фристайл). В этом немецком нейлоновом ошейнике-удавке хорошо продумана система работы удавки, а также использована надежная и стильная фурнитура.</text:p>
          </table:table-cell>
          <table:table-cell table:style-name="ce1" office:value-type="string">
            <text:p>http://tin29.ru/wp-content/uploads/2018/hunter/2ad22f41-642f-11e0-5694-001517e97967.jpg</text:p>
          </table:table-cell>
        </table:table-row>
        <table:table-row>
          <table:table-cell table:style-name="ce1" office:value-type="float" office:value="61701">
            <text:p>61701</text:p>
          </table:table-cell>
          <table:table-cell table:style-name="ce1" office:value-type="string">
            <text:p>Hunter ошейник-удавка для собак Freestyle Neon 50/10 нейлоновая желтый неон</text:p>
          </table:table-cell>
          <table:table-cell table:style-name="ce1" office:value-type="string">
            <text:p>Собаки &gt; Ошейники</text:p>
          </table:table-cell>
          <table:table-cell table:style-name="ce1" office:value-type="string">
            <text:p>1344.00</text:p>
          </table:table-cell>
          <table:table-cell table:style-name="ce1" office:value-type="string">
            <text:p>Hunter ошейник-удавка для собак Freestyle Neon 50/10. &lt;br&gt;Максимальный размер 50 см. &lt;br&gt;Нейлоновая. Цвет: желтый неон.</text:p>
          </table:table-cell>
          <table:table-cell table:style-name="ce1" office:value-type="string">
            <text:p>http://tin29.ru/wp-content/uploads/2018/hunter/5f7bf745-fb79-11e3-8d48-001517e97967.jpg</text:p>
          </table:table-cell>
        </table:table-row>
        <table:table-row>
          <table:table-cell table:style-name="ce1" office:value-type="float" office:value="61702">
            <text:p>61702</text:p>
          </table:table-cell>
          <table:table-cell table:style-name="ce1" office:value-type="string">
            <text:p>Hunter ошейник-удавка для собак Freestyle Neon 55/10 нейлоновая желтый неон</text:p>
          </table:table-cell>
          <table:table-cell table:style-name="ce1" office:value-type="string">
            <text:p>Собаки &gt; Ошейники</text:p>
          </table:table-cell>
          <table:table-cell table:style-name="ce1" office:value-type="string">
            <text:p>1383.00</text:p>
          </table:table-cell>
          <table:table-cell table:style-name="ce1" office:value-type="string">
            <text:p>Hunter ошейник-удавка для собак Freestyle Neon 55/10. Максимальный размер 55 см. Нейлоновая. Цвет: желтый неон.</text:p>
          </table:table-cell>
          <table:table-cell table:style-name="ce1" office:value-type="string">
            <text:p>http://tin29.ru/wp-content/uploads/2018/hunter/6dffbb51-fb79-11e3-8d48-001517e97967.jpg</text:p>
          </table:table-cell>
        </table:table-row>
        <table:table-row>
          <table:table-cell table:style-name="ce1" office:value-type="float" office:value="61703">
            <text:p>61703</text:p>
          </table:table-cell>
          <table:table-cell table:style-name="ce1" office:value-type="string">
            <text:p>Hunter ошейник-удавка для собак Freestyle Neon 60/10 нейлоновая желтый неон</text:p>
          </table:table-cell>
          <table:table-cell table:style-name="ce1" office:value-type="string">
            <text:p>Собаки &gt; Ошейники</text:p>
          </table:table-cell>
          <table:table-cell table:style-name="ce1" office:value-type="string">
            <text:p>1413.00</text:p>
          </table:table-cell>
          <table:table-cell table:style-name="ce1" office:value-type="string">
            <text:p>Hunter ошейник-удавка для собак Freestyle Neon 60/10.&lt;br&gt;&lt;br&gt; Максимальный размер 60 см. &lt;br&gt;Нейлоновая. &lt;br&gt;Цвет: желтый неон.</text:p>
          </table:table-cell>
          <table:table-cell table:style-name="ce1" office:value-type="string">
            <text:p>http://tin29.ru/wp-content/uploads/2018/hunter/7b6378db-fb79-11e3-8d48-001517e97967.jpg</text:p>
          </table:table-cell>
        </table:table-row>
        <table:table-row>
          <table:table-cell table:style-name="ce1" office:value-type="float" office:value="47889">
            <text:p>47889</text:p>
          </table:table-cell>
          <table:table-cell table:style-name="ce1" office:value-type="string">
            <text:p>Hunter поводок для собак 15/110 нейлон бирюзовый</text:p>
          </table:table-cell>
          <table:table-cell table:style-name="ce1" office:value-type="string">
            <text:p>Категория: Поводок</text:p>
          </table:table-cell>
          <table:table-cell table:style-name="ce1" office:value-type="string">
            <text:p>703.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 м. Цвет: бирюзовый.</text:p>
          </table:table-cell>
          <table:table-cell table:style-name="ce1" office:value-type="string">
            <text:p>http://tin29.ru/wp-content/uploads/2018/hunter/b8135818-1573-11e8-812a-005056bf23ce.jpg</text:p>
          </table:table-cell>
        </table:table-row>
        <table:table-row>
          <table:table-cell table:style-name="ce1" office:value-type="float" office:value="42599">
            <text:p>42599</text:p>
          </table:table-cell>
          <table:table-cell table:style-name="ce1" office:value-type="string">
            <text:p>Hunter поводок для собак 15/110 нейлон оранжевый</text:p>
          </table:table-cell>
          <table:table-cell table:style-name="ce1" office:value-type="string">
            <text:p>Категория: Поводок</text:p>
          </table:table-cell>
          <table:table-cell table:style-name="ce1" office:value-type="string">
            <text:p>703.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1 м.</text:p>
          </table:table-cell>
          <table:table-cell table:style-name="ce1" office:value-type="string">
            <text:p>http://tin29.ru/wp-content/uploads/2018/hunter/595f62e9-3594-11e0-4488-001517e97967.jpg</text:p>
          </table:table-cell>
        </table:table-row>
        <table:table-row>
          <table:table-cell table:style-name="ce1" office:value-type="float" office:value="47890">
            <text:p>47890</text:p>
          </table:table-cell>
          <table:table-cell table:style-name="ce1" office:value-type="string">
            <text:p>Hunter поводок для собак 20/100 нейлон бирюзовый</text:p>
          </table:table-cell>
          <table:table-cell table:style-name="ce1" office:value-type="string">
            <text:p>Категория: Поводки</text:p>
          </table:table-cell>
          <table:table-cell table:style-name="ce1" office:value-type="string">
            <text:p>794.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 Цвет: бирюзовый.</text:p>
          </table:table-cell>
          <table:table-cell table:style-name="ce1" office:value-type="string">
            <text:p>http://tin29.ru/wp-content/uploads/2018/hunter/70dd6513-7fbf-11e1-9100-001517e97967.jpg</text:p>
          </table:table-cell>
        </table:table-row>
        <table:table-row>
          <table:table-cell table:style-name="ce1" office:value-type="float" office:value="42600">
            <text:p>42600</text:p>
          </table:table-cell>
          <table:table-cell table:style-name="ce1" office:value-type="string">
            <text:p>Hunter поводок для собак 20/100 нейлон оранжевый</text:p>
          </table:table-cell>
          <table:table-cell table:style-name="ce1" office:value-type="string">
            <text:p>Категория: Поводок</text:p>
          </table:table-cell>
          <table:table-cell table:style-name="ce1" office:value-type="string">
            <text:p>794.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text:p>
          </table:table-cell>
          <table:table-cell table:style-name="ce1" office:value-type="string">
            <text:p>http://tin29.ru/wp-content/uploads/2018/hunter/5c9137d4-3594-11e0-4488-001517e97967.jpg</text:p>
          </table:table-cell>
        </table:table-row>
        <table:table-row>
          <table:table-cell table:style-name="ce1" office:value-type="float" office:value="35590">
            <text:p>35590</text:p>
          </table:table-cell>
          <table:table-cell table:style-name="ce1" office:value-type="string">
            <text:p>Hunter поводок для собак 25/100 нейлон красный</text:p>
          </table:table-cell>
          <table:table-cell table:style-name="ce1" office:value-type="string">
            <text:p>Категория: Поводки</text:p>
          </table:table-cell>
          <table:table-cell table:style-name="ce1" office:value-type="string">
            <text:p>835.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красный.</text:p>
          </table:table-cell>
          <table:table-cell table:style-name="ce1" office:value-type="string">
            <text:p>http://tin29.ru/wp-content/uploads/2018/hunter/40d15cd6-3594-11e0-4488-001517e97967.jpg</text:p>
          </table:table-cell>
        </table:table-row>
        <table:table-row>
          <table:table-cell table:style-name="ce1" office:value-type="float" office:value="42601">
            <text:p>42601</text:p>
          </table:table-cell>
          <table:table-cell table:style-name="ce1" office:value-type="string">
            <text:p>Hunter поводок для собак 25/100 нейлон оранжевый</text:p>
          </table:table-cell>
          <table:table-cell table:style-name="ce1" office:value-type="string">
            <text:p>Категория: Поводок</text:p>
          </table:table-cell>
          <table:table-cell table:style-name="ce1" office:value-type="string">
            <text:p>835.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text:p>
          </table:table-cell>
          <table:table-cell table:style-name="ce1" office:value-type="string">
            <text:p>http://tin29.ru/wp-content/uploads/2018/hunter/f7e6bfac-afa8-11e1-b0c3-001517e97967.jpg</text:p>
          </table:table-cell>
        </table:table-row>
        <table:table-row>
          <table:table-cell table:style-name="ce1" office:value-type="float" office:value="35594">
            <text:p>35594</text:p>
          </table:table-cell>
          <table:table-cell table:style-name="ce1" office:value-type="string">
            <text:p>Hunter поводок для собак 25/100 нейлон черный</text:p>
          </table:table-cell>
          <table:table-cell table:style-name="ce1" office:value-type="string">
            <text:p>Категория: Поводки</text:p>
          </table:table-cell>
          <table:table-cell table:style-name="ce1" office:value-type="string">
            <text:p>835.00</text:p>
          </table:table-cell>
          <table:table-cell table:style-name="ce1" office: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черный.</text:p>
          </table:table-cell>
          <table:table-cell table:style-name="ce1" office:value-type="string">
            <text:p>http://tin29.ru/wp-content/uploads/2018/hunter/40d15d08-3594-11e0-4488-001517e97967.jpg</text:p>
          </table:table-cell>
        </table:table-row>
        <table:table-row>
          <table:table-cell table:style-name="ce1" office:value-type="float" office:value="63070">
            <text:p>63070</text:p>
          </table:table-cell>
          <table:table-cell table:style-name="ce1" office:value-type="string">
            <text:p>Hunter поводок для собак Convienience 15/120 биотановый желтый неон</text:p>
          </table:table-cell>
          <table:table-cell table:style-name="ce1" office:value-type="string">
            <text:p>Категория: Поводок</text:p>
          </table:table-cell>
          <table:table-cell table:style-name="ce1" office:value-type="string">
            <text:p>1083.00</text:p>
          </table:table-cell>
          <table:table-cell table:style-name="ce1" office: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
Длина поводка 120 см, ширина - 15 мм.
Цвет: желтый неон.</text:p>
          </table:table-cell>
          <table:table-cell table:style-name="ce1" office:value-type="string">
            <text:p>http://tin29.ru/wp-content/uploads/2018/hunter/be21eabd-9446-11e6-810e-00155d290810.jpg</text:p>
          </table:table-cell>
        </table:table-row>
        <table:table-row>
          <table:table-cell table:style-name="ce1" office:value-type="float" office:value="63071">
            <text:p>63071</text:p>
          </table:table-cell>
          <table:table-cell table:style-name="ce1" office:value-type="string">
            <text:p>Hunter поводок для собак Convienience 15/120 биотановый оранжевый неон</text:p>
          </table:table-cell>
          <table:table-cell table:style-name="ce1" office:value-type="string">
            <text:p>Категория: Поводок</text:p>
          </table:table-cell>
          <table:table-cell table:style-name="ce1" office:value-type="string">
            <text:p>1083.00</text:p>
          </table:table-cell>
          <table:table-cell table:style-name="ce1" office: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
Длина поводка 120 см, ширина - 15 мм.
Цвет: оранжевый неон.</text:p>
          </table:table-cell>
          <table:table-cell table:style-name="ce1" office:value-type="string">
            <text:p>http://tin29.ru/wp-content/uploads/2018/hunter/ed576935-9446-11e6-810e-00155d290810.jpg</text:p>
          </table:table-cell>
        </table:table-row>
        <table:table-row>
          <table:table-cell table:style-name="ce1" office:value-type="float" office:value="39115">
            <text:p>39115</text:p>
          </table:table-cell>
          <table:table-cell table:style-name="ce1" office:value-type="string">
            <text:p>Hunter поводок для собак Freestyle 10/110 круглый нейлон черный</text:p>
          </table:table-cell>
          <table:table-cell table:style-name="ce1" office:value-type="string">
            <text:p>Категория: Поводки</text:p>
          </table:table-cell>
          <table:table-cell table:style-name="ce1" office:value-type="string">
            <text:p>1545.00</text:p>
          </table:table-cell>
          <table:table-cell table:style-name="ce1" office: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Цвет: черный.</text:p>
          </table:table-cell>
          <table:table-cell table:style-name="ce1" office:value-type="string">
            <text:p>http://tin29.ru/wp-content/uploads/2018/hunter/469c61b1-3594-11e0-4488-001517e97967.jpg</text:p>
          </table:table-cell>
        </table:table-row>
        <table:table-row>
          <table:table-cell table:style-name="ce1" office:value-type="float" office:value="39105">
            <text:p>39105</text:p>
          </table:table-cell>
          <table:table-cell table:style-name="ce1" office:value-type="string">
            <text:p>Hunter поводок для собак Freestyle 10/110 нейлоновая стропа красный</text:p>
          </table:table-cell>
          <table:table-cell table:style-name="ce1" office:value-type="string">
            <text:p>Категория: Поводок</text:p>
          </table:table-cell>
          <table:table-cell table:style-name="ce1" office:value-type="string">
            <text:p>1607.00</text:p>
          </table:table-cell>
          <table:table-cell table:style-name="ce1" office: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Цвет: красный.</text:p>
          </table:table-cell>
          <table:table-cell table:style-name="ce1" office:value-type="string">
            <text:p>http://tin29.ru/wp-content/uploads/2018/hunter/469c6142-3594-11e0-4488-001517e97967.jpg</text:p>
          </table:table-cell>
        </table:table-row>
        <table:table-row>
          <table:table-cell table:style-name="ce1" office:value-type="float" office:value="92748">
            <text:p>92748</text:p>
          </table:table-cell>
          <table:table-cell table:style-name="ce1" office:value-type="string">
            <text:p>Hunter поводок для собак Maui 20/140 сетчатый текстиль красный</text:p>
          </table:table-cell>
          <table:table-cell table:style-name="ce1" office:value-type="string">
            <text:p>Категория: Поводок</text:p>
          </table:table-cell>
          <table:table-cell table:style-name="ce1" office:value-type="string">
            <text:p>1444.00</text:p>
          </table:table-cell>
          <table:table-cell table:style-name="ce1" office: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Цвет: красный.</text:p>
          </table:table-cell>
          <table:table-cell table:style-name="ce1" office:value-type="string">
            <text:p>http://tin29.ru/wp-content/uploads/2018/hunter/cf14785c-9448-11e6-810e-00155d290810.jpg</text:p>
          </table:table-cell>
        </table:table-row>
        <table:table-row>
          <table:table-cell table:style-name="ce1" office:value-type="float" office:value="92746">
            <text:p>92746</text:p>
          </table:table-cell>
          <table:table-cell table:style-name="ce1" office:value-type="string">
            <text:p>Hunter поводок для собак Maui 20/140 сетчатый текстиль черный</text:p>
          </table:table-cell>
          <table:table-cell table:style-name="ce1" office:value-type="string">
            <text:p>Категория: Поводок</text:p>
          </table:table-cell>
          <table:table-cell table:style-name="ce1" office:value-type="string">
            <text:p>1444.00</text:p>
          </table:table-cell>
          <table:table-cell table:style-name="ce1" office: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Цвет: черный.</text:p>
          </table:table-cell>
          <table:table-cell table:style-name="ce1" office:value-type="string">
            <text:p>http://tin29.ru/wp-content/uploads/2018/hunter/fc2cfc6d-9448-11e6-810e-00155d290810.jpg</text:p>
          </table:table-cell>
        </table:table-row>
        <table:table-row>
          <table:table-cell table:style-name="ce1" office:value-type="float" office:value="92709">
            <text:p>92709</text:p>
          </table:table-cell>
          <table:table-cell table:style-name="ce1" office:value-type="string">
            <text:p>Hunter поводок для собак Maui 25/120 сетчатый текстиль голубой</text:p>
          </table:table-cell>
          <table:table-cell table:style-name="ce1" office:value-type="string">
            <text:p>Категория: Поводок</text:p>
          </table:table-cell>
          <table:table-cell table:style-name="ce1" office:value-type="string">
            <text:p>1444.00</text:p>
          </table:table-cell>
          <table:table-cell table:style-name="ce1" office:value-type="string">
            <text:p>Hunter Поводок для собак Maui 25/120 сетчатый текстиль голубой &lt;br&gt;&lt;br&gt; Поводок выполнен из невероятно мягкого и легкого текстильного материала.  Длина 120 см, ширина 2,5 см.</text:p>
          </table:table-cell>
          <table:table-cell table:style-name="ce1" office:value-type="string">
            <text:p>http://tin29.ru/wp-content/uploads/2018/hunter/f2582d9f-0b8b-11e5-80c7-00155d298300.jpg, http://tin29.ru/wp-content/uploads/2018/hunter/f2582d9f-0b8b-11e5-80c7-00155d298300_2.jpg</text:p>
          </table:table-cell>
        </table:table-row>
        <table:table-row>
          <table:table-cell table:style-name="ce1" office:value-type="float" office:value="92710">
            <text:p>92710</text:p>
          </table:table-cell>
          <table:table-cell table:style-name="ce1" office:value-type="string">
            <text:p>Hunter поводок для собак Maui 25/120 сетчатый текстиль красный</text:p>
          </table:table-cell>
          <table:table-cell table:style-name="ce1" office:value-type="string">
            <text:p>Категория: Поводок</text:p>
          </table:table-cell>
          <table:table-cell table:style-name="ce1" office:value-type="string">
            <text:p>1444.00</text:p>
          </table:table-cell>
          <table:table-cell table:style-name="ce1" office:value-type="string">
            <text:p>Hunter Поводок для собак Maui 25/120 сетчатый текстиль красный &lt;br&gt;&lt;br&gt; Поводок выполнен из невероятно мягкого и легкого текстильного материала.  Длина 120 см, ширина 2,5 см.</text:p>
          </table:table-cell>
          <table:table-cell table:style-name="ce1" office:value-type="string">
            <text:p>http://tin29.ru/wp-content/uploads/2018/hunter/00829f4c-0b8c-11e5-80c7-00155d298300.jpg</text:p>
          </table:table-cell>
        </table:table-row>
        <table:table-row>
          <table:table-cell table:style-name="ce1" office:value-type="float" office:value="92708">
            <text:p>92708</text:p>
          </table:table-cell>
          <table:table-cell table:style-name="ce1" office:value-type="string">
            <text:p>Hunter поводок для собак Maui 25/120 сетчатый текстиль черный</text:p>
          </table:table-cell>
          <table:table-cell table:style-name="ce1" office:value-type="string">
            <text:p>Категория: Поводок</text:p>
          </table:table-cell>
          <table:table-cell table:style-name="ce1" office:value-type="string">
            <text:p>1444.00</text:p>
          </table:table-cell>
          <table:table-cell table:style-name="ce1" office:value-type="string">
            <text:p>Hunter Поводок для собак Maui 25/120 сетчатый текстиль черный &lt;br&gt;&lt;br&gt; Поводок выполнен из невероятно мягкого и легкого текстильного материала.  Длина 120 см, ширина 2,5 см.</text:p>
          </table:table-cell>
          <table:table-cell table:style-name="ce1" office:value-type="string">
            <text:p>http://tin29.ru/wp-content/uploads/2018/hunter/e47c65b7-0b8b-11e5-80c7-00155d298300.jpg</text:p>
          </table:table-cell>
        </table:table-row>
        <table:table-row>
          <table:table-cell table:style-name="ce1" office:value-type="float" office:value="64062">
            <text:p>64062</text:p>
          </table:table-cell>
          <table:table-cell table:style-name="ce1" office:value-type="string">
            <text:p>Hunter поводок для собак Neopren 25/100 нейлон/неопрен желтый/бежевый</text:p>
          </table:table-cell>
          <table:table-cell table:style-name="ce1" office:value-type="string">
            <text:p>Категория: Поводок</text:p>
          </table:table-cell>
          <table:table-cell table:style-name="ce1" office:value-type="string">
            <text:p>1626.00</text:p>
          </table:table-cell>
          <table:table-cell table:style-name="ce1" office:value-type="string">
            <text:p>Поводок для собак крупных пород. Выполнен из прочного нейлона и мягкого неопрена. Длина поводка 100 см. Ширина 2,5 см. &lt;br&gt; Цвет: желтый нейлон/бежевый неопрен.</text:p>
          </table:table-cell>
          <table:table-cell table:style-name="ce1" office:value-type="string">
            <text:p>http://tin29.ru/wp-content/uploads/2018/hunter/99d5964f-9448-11e6-810e-00155d290810.jpg</text:p>
          </table:table-cell>
        </table:table-row>
        <table:table-row>
          <table:table-cell table:style-name="ce1" office:value-type="float" office:value="65541">
            <text:p>65541</text:p>
          </table:table-cell>
          <table:table-cell table:style-name="ce1" office:value-type="string">
            <text:p>Hunter поводок для собак Tripoli 10/100, нейлон желтый, светоотражающий</text:p>
          </table:table-cell>
          <table:table-cell table:style-name="ce1" office:value-type="string">
            <text:p>Категория: Поводок</text:p>
          </table:table-cell>
          <table:table-cell table:style-name="ce1" office:value-type="string">
            <text:p>447.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94425419-64ab-11e8-812f-005056bf23ce.jpg</text:p>
          </table:table-cell>
        </table:table-row>
        <table:table-row>
          <table:table-cell table:style-name="ce1" office:value-type="float" office:value="65521">
            <text:p>65521</text:p>
          </table:table-cell>
          <table:table-cell table:style-name="ce1" office:value-type="string">
            <text:p>Hunter поводок для собак Tripoli 10/100, нейлон св. голубая, светоотражающий</text:p>
          </table:table-cell>
          <table:table-cell table:style-name="ce1" office:value-type="string">
            <text:p>Категория: Поводок</text:p>
          </table:table-cell>
          <table:table-cell table:style-name="ce1" office:value-type="string">
            <text:p>447.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a72c8f81-64ab-11e8-812f-005056bf23ce.jpg</text:p>
          </table:table-cell>
        </table:table-row>
        <table:table-row>
          <table:table-cell table:style-name="ce1" office:value-type="float" office:value="65531">
            <text:p>65531</text:p>
          </table:table-cell>
          <table:table-cell table:style-name="ce1" office:value-type="string">
            <text:p>Hunter поводок для собак Tripoli 10/100, нейлон св. розовая, светоотражающий</text:p>
          </table:table-cell>
          <table:table-cell table:style-name="ce1" office:value-type="string">
            <text:p>Категория: Поводок</text:p>
          </table:table-cell>
          <table:table-cell table:style-name="ce1" office:value-type="string">
            <text:p>447.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b2cbfe2d-64ab-11e8-812f-005056bf23ce.jpg</text:p>
          </table:table-cell>
        </table:table-row>
        <table:table-row>
          <table:table-cell table:style-name="ce1" office:value-type="float" office:value="65542">
            <text:p>65542</text:p>
          </table:table-cell>
          <table:table-cell table:style-name="ce1" office:value-type="string">
            <text:p>Hunter поводок для собак Tripoli 15/100, нейлон желтый, светоотражающий</text:p>
          </table:table-cell>
          <table:table-cell table:style-name="ce1" office:value-type="string">
            <text:p>Категория: Поводок</text:p>
          </table:table-cell>
          <table:table-cell table:style-name="ce1" office:value-type="string">
            <text:p>595.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bda58a63-64ab-11e8-812f-005056bf23ce.jpg</text:p>
          </table:table-cell>
        </table:table-row>
        <table:table-row>
          <table:table-cell table:style-name="ce1" office:value-type="float" office:value="65522">
            <text:p>65522</text:p>
          </table:table-cell>
          <table:table-cell table:style-name="ce1" office:value-type="string">
            <text:p>Hunter поводок для собак Tripoli 15/100, нейлон св. голубая, светоотражающий</text:p>
          </table:table-cell>
          <table:table-cell table:style-name="ce1" office:value-type="string">
            <text:p>Категория: Поводок</text:p>
          </table:table-cell>
          <table:table-cell table:style-name="ce1" office:value-type="string">
            <text:p>595.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c636f876-64ab-11e8-812f-005056bf23ce.jpg</text:p>
          </table:table-cell>
        </table:table-row>
        <table:table-row>
          <table:table-cell table:style-name="ce1" office:value-type="float" office:value="65532">
            <text:p>65532</text:p>
          </table:table-cell>
          <table:table-cell table:style-name="ce1" office:value-type="string">
            <text:p>Hunter поводок для собак Tripoli 15/100, нейлон св. розовая, светоотражающий</text:p>
          </table:table-cell>
          <table:table-cell table:style-name="ce1" office:value-type="string">
            <text:p>Категория: Поводок</text:p>
          </table:table-cell>
          <table:table-cell table:style-name="ce1" office:value-type="string">
            <text:p>595.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cf7b3792-64ab-11e8-812f-005056bf23ce.jpg</text:p>
          </table:table-cell>
        </table:table-row>
        <table:table-row>
          <table:table-cell table:style-name="ce1" office:value-type="float" office:value="47893">
            <text:p>47893</text:p>
          </table:table-cell>
          <table:table-cell table:style-name="ce1" office:value-type="string">
            <text:p>Hunter поводок-перестежка для собак 15/200 нейлон бирюзовый</text:p>
          </table:table-cell>
          <table:table-cell table:style-name="ce1" office:value-type="string">
            <text:p>Категория: Перестежка</text:p>
          </table:table-cell>
          <table:table-cell table:style-name="ce1" office:value-type="string">
            <text:p>1139.00</text:p>
          </table:table-cell>
          <table:table-cell table:style-name="ce1" office: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no_photo_big.png</text:p>
          </table:table-cell>
        </table:table-row>
        <table:table-row>
          <table:table-cell table:style-name="ce1" office:value-type="float" office:value="40361">
            <text:p>40361</text:p>
          </table:table-cell>
          <table:table-cell table:style-name="ce1" office:value-type="string">
            <text:p>Hunter поводок-перестежка для собак 20/200 нейлон черный</text:p>
          </table:table-cell>
          <table:table-cell table:style-name="ce1" office:value-type="string">
            <text:p>Категория: Перестежка</text:p>
          </table:table-cell>
          <table:table-cell table:style-name="ce1" office:value-type="string">
            <text:p>1288.00</text:p>
          </table:table-cell>
          <table:table-cell table:style-name="ce1" office:value-type="string">
            <text:p>Поводок-перестежка для собак Hunter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20 мм. Максимальная длина 1,7 м. Цвет: черный.</text:p>
          </table:table-cell>
          <table:table-cell table:style-name="ce1" office:value-type="string">
            <text:p>http://tin29.ru/wp-content/uploads/2018/hunter/4983ec22-3594-11e0-4488-001517e97967.jpg</text:p>
          </table:table-cell>
        </table:table-row>
        <table:table-row>
          <table:table-cell table:style-name="ce1" office:value-type="float" office:value="64962">
            <text:p>64962</text:p>
          </table:table-cell>
          <table:table-cell table:style-name="ce1" office:value-type="string">
            <text:p>Hunter поводок-перестежка для собак Extra Long 25/300 нейлон черный</text:p>
          </table:table-cell>
          <table:table-cell table:style-name="ce1" office:value-type="string">
            <text:p>Категория: Перестежка</text:p>
          </table:table-cell>
          <table:table-cell table:style-name="ce1" office:value-type="string">
            <text:p>2161.00</text:p>
          </table:table-cell>
          <table:table-cell table:style-name="ce1" office:value-type="string">
            <text:p>Очень длинный поводок-перестежка для собак крупных пород. Выполнен из нейлона.  Благодаря трем кольцам на поводке и дополнительному карабину,  длина поводка регулируется в пределах от 120 до 280 см. Ширина поводка - 25 мм. Подходит для нейлоновых ошейников серии Alu-Strong. &lt;br&gt; 
Цвет: черный.</text:p>
          </table:table-cell>
          <table:table-cell table:style-name="ce1" office:value-type="string">
            <text:p>http://tin29.ru/wp-content/uploads/2018/hunter/3937de9b-9447-11e6-810e-00155d290810.jpg</text:p>
          </table:table-cell>
        </table:table-row>
        <table:table-row>
          <table:table-cell table:style-name="ce1" office:value-type="float" office:value="33069">
            <text:p>33069</text:p>
          </table:table-cell>
          <table:table-cell table:style-name="ce1" office:value-type="string">
            <text:p>Hunter поводок-перестежка для собак Freestyle 8/200 круглый нейлон черный</text:p>
          </table:table-cell>
          <table:table-cell table:style-name="ce1" office:value-type="string">
            <text:p>Категория: Поводок</text:p>
          </table:table-cell>
          <table:table-cell table:style-name="ce1" office:value-type="string">
            <text:p>2500.00</text:p>
          </table:table-cell>
          <table:table-cell table:style-name="ce1" office:value-type="string">
            <text:p>Поводок-перестежка для собак средних и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Благодаря специальной фурнитуре длина поводка регулируется в пределах от 100 до 180 см. Диаметр поперечного сечения - 8 мм. Подходит для ошейников-удавок серии Freestyle. &lt;br&gt; 
Цвет: черный.</text:p>
          </table:table-cell>
          <table:table-cell table:style-name="ce1" office:value-type="string">
            <text:p>http://tin29.ru/wp-content/uploads/2018/hunter/6d56aabe-9446-11e6-810e-00155d290810.jpg</text:p>
          </table:table-cell>
        </table:table-row>
        <table:table-row>
          <table:table-cell table:style-name="ce1" office:value-type="float" office:value="65543">
            <text:p>65543</text:p>
          </table:table-cell>
          <table:table-cell table:style-name="ce1" office:value-type="string">
            <text:p>Hunter поводок-перестежка для собак Tripoli 10/200 нейлон желтый, светоотражающий</text:p>
          </table:table-cell>
          <table:table-cell table:style-name="ce1" office:value-type="string">
            <text:p>Категория: Перестежка</text:p>
          </table:table-cell>
          <table:table-cell table:style-name="ce1" office:value-type="string">
            <text:p>893.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39cd249f-64b0-11e8-812f-005056bf23ce.jpg</text:p>
          </table:table-cell>
        </table:table-row>
        <table:table-row>
          <table:table-cell table:style-name="ce1" office:value-type="float" office:value="65523">
            <text:p>65523</text:p>
          </table:table-cell>
          <table:table-cell table:style-name="ce1" office:value-type="string">
            <text:p>Hunter поводок-перестежка для собак Tripoli 10/200 нейлон св. голубой, светоотражающий</text:p>
          </table:table-cell>
          <table:table-cell table:style-name="ce1" office:value-type="string">
            <text:p>Категория: Перестежка</text:p>
          </table:table-cell>
          <table:table-cell table:style-name="ce1" office:value-type="string">
            <text:p>893.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432b9c0a-64b0-11e8-812f-005056bf23ce.jpg</text:p>
          </table:table-cell>
        </table:table-row>
        <table:table-row>
          <table:table-cell table:style-name="ce1" office:value-type="float" office:value="65533">
            <text:p>65533</text:p>
          </table:table-cell>
          <table:table-cell table:style-name="ce1" office:value-type="string">
            <text:p>Hunter поводок-перестежка для собак Tripoli 10/200 нейлон св. розовый, светоотражающий</text:p>
          </table:table-cell>
          <table:table-cell table:style-name="ce1" office:value-type="string">
            <text:p>Категория: Перестежка</text:p>
          </table:table-cell>
          <table:table-cell table:style-name="ce1" office:value-type="string">
            <text:p>893.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table:style-name="ce1" office:value-type="string">
            <text:p>http://tin29.ru/wp-content/uploads/2018/hunter/4f7ddb2c-64b0-11e8-812f-005056bf23ce.jpg</text:p>
          </table:table-cell>
        </table:table-row>
        <table:table-row>
          <table:table-cell table:style-name="ce1" office:value-type="float" office:value="65544">
            <text:p>65544</text:p>
          </table:table-cell>
          <table:table-cell table:style-name="ce1" office:value-type="string">
            <text:p>Hunter поводок-перестежка для собак Tripoli 15/200 нейлон желтый, светоотражающий</text:p>
          </table:table-cell>
          <table:table-cell table:style-name="ce1" office:value-type="string">
            <text:p>Категория: Перестежка</text:p>
          </table:table-cell>
          <table:table-cell table:style-name="ce1" office:value-type="string">
            <text:p>1116.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5996492b-64b0-11e8-812f-005056bf23ce.jpg</text:p>
          </table:table-cell>
        </table:table-row>
        <table:table-row>
          <table:table-cell table:style-name="ce1" office:value-type="float" office:value="65524">
            <text:p>65524</text:p>
          </table:table-cell>
          <table:table-cell table:style-name="ce1" office:value-type="string">
            <text:p>Hunter поводок-перестежка для собак Tripoli 15/200 нейлон св. голубой, светоотражающий</text:p>
          </table:table-cell>
          <table:table-cell table:style-name="ce1" office:value-type="string">
            <text:p>Категория: Перестежка</text:p>
          </table:table-cell>
          <table:table-cell table:style-name="ce1" office:value-type="string">
            <text:p>1116.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62fbe75e-64b0-11e8-812f-005056bf23ce.jpg</text:p>
          </table:table-cell>
        </table:table-row>
        <table:table-row>
          <table:table-cell table:style-name="ce1" office:value-type="float" office:value="65534">
            <text:p>65534</text:p>
          </table:table-cell>
          <table:table-cell table:style-name="ce1" office:value-type="string">
            <text:p>Hunter поводок-перестежка для собак Tripoli 15/200 нейлон св. розовый, светоотражающий</text:p>
          </table:table-cell>
          <table:table-cell table:style-name="ce1" office:value-type="string">
            <text:p>Категория: Перестежка</text:p>
          </table:table-cell>
          <table:table-cell table:style-name="ce1" office:value-type="string">
            <text:p>1116.00</text:p>
          </table:table-cell>
          <table:table-cell table:style-name="ce1" office: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table:style-name="ce1" office:value-type="string">
            <text:p>http://tin29.ru/wp-content/uploads/2018/hunter/6f8e85a3-64b0-11e8-812f-005056bf23ce.jpg</text:p>
          </table:table-cell>
        </table:table-row>
        <table:table-row>
          <table:table-cell table:style-name="ce1" office:value-type="float" office:value="63030">
            <text:p>63030</text:p>
          </table:table-cell>
          <table:table-cell table:style-name="ce1" office:value-type="string">
            <text:p>Hunter пояс с поводком 120 см для бега с собакой Tacoma Active черный/бежевый</text:p>
          </table:table-cell>
          <table:table-cell table:style-name="ce1" office:value-type="string">
            <text:p>Категория: Амуниция</text:p>
          </table:table-cell>
          <table:table-cell table:style-name="ce1" office:value-type="string">
            <text:p>2814.00</text:p>
          </table:table-cell>
          <table:table-cell table:style-name="ce1" office:value-type="string">
            <text:p>Сумка-ремень в спортивном стиле в регулируемым размером до 120 см. Регулируемый и светоотражающий поводок с амортизатором. Безопасная застежка для того, чтобы пристегнуть или отстегнуть ремень. С помощью застежки ремень трансформируется с поводок с петлей для руки. В комплекте с ремнем 3 отдельных кармана: для смартфона, лакомств или других аксессуаров и бутылки 0,5 л для воды. Все отделения съемные и светоотражающие.</text:p>
          </table:table-cell>
          <table:table-cell table:style-name="ce1" office:value-type="string">
            <text:p>http://tin29.ru/wp-content/uploads/2018/hunter/f3a4615a-2bc6-11e6-80ec-00155d2e8300.jpg, http://tin29.ru/wp-content/uploads/2018/hunter/f3a4615a-2bc6-11e6-80ec-00155d2e8300_2.jpg, http://tin29.ru/wp-content/uploads/2018/hunter/f3a4615a-2bc6-11e6-80ec-00155d2e8300_3.jpg</text:p>
          </table:table-cell>
        </table:table-row>
        <table:table-row>
          <table:table-cell table:style-name="ce1" office:value-type="float" office:value="19750">
            <text:p>19750</text:p>
          </table:table-cell>
          <table:table-cell table:style-name="ce1" office:value-type="string">
            <text:p>Hunter ринговка для собак 6 мм кожа натуральная</text:p>
          </table:table-cell>
          <table:table-cell table:style-name="ce1" office:value-type="string">
            <text:p>Категория: Ринговка</text:p>
          </table:table-cell>
          <table:table-cell table:style-name="ce1" office:value-type="string">
            <text:p>1551.00</text:p>
          </table:table-cell>
          <table:table-cell table:style-name="ce1" office: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бежевый. Удобно лежит в руке.</text:p>
          </table:table-cell>
          <table:table-cell table:style-name="ce1" office:value-type="string">
            <text:p>http://tin29.ru/wp-content/uploads/2018/hunter/3b3682e2-3594-11e0-4488-001517e97967.jpg</text:p>
          </table:table-cell>
        </table:table-row>
        <table:table-row>
          <table:table-cell table:style-name="ce1" office:value-type="float" office:value="19745">
            <text:p>19745</text:p>
          </table:table-cell>
          <table:table-cell table:style-name="ce1" office:value-type="string">
            <text:p>Hunter ринговка для собак 6 мм кожа черная</text:p>
          </table:table-cell>
          <table:table-cell table:style-name="ce1" office:value-type="string">
            <text:p>Категория: Ринговка</text:p>
          </table:table-cell>
          <table:table-cell table:style-name="ce1" office:value-type="string">
            <text:p>2120.00</text:p>
          </table:table-cell>
          <table:table-cell table:style-name="ce1" office: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черный. Удобно лежит в руке.</text:p>
          </table:table-cell>
          <table:table-cell table:style-name="ce1" office:value-type="string">
            <text:p>http://tin29.ru/wp-content/uploads/2018/hunter/3b3682bb-3594-11e0-4488-001517e97967.jpg</text:p>
          </table:table-cell>
        </table:table-row>
        <table:table-row>
          <table:table-cell table:style-name="ce1" office:value-type="float" office:value="42266">
            <text:p>42266</text:p>
          </table:table-cell>
          <table:table-cell table:style-name="ce1" office:value-type="string">
            <text:p>Hunter ринговка для собак Freestyle 10/170 нейлоновая стропа терракотовая</text:p>
          </table:table-cell>
          <table:table-cell table:style-name="ce1" office:value-type="string">
            <text:p>Категория: Ринговка</text:p>
          </table:table-cell>
          <table:table-cell table:style-name="ce1" office:value-type="string">
            <text:p>1802.00</text:p>
          </table:table-cell>
          <table:table-cell table:style-name="ce1" office:value-type="string">
            <text:p>Прочная, надежная нейлоновая ринговка Hunter Freestyle 10/170 (Фристайл) - оптимальный выбор для представления вашего четвероногого друга. Круглой формы, с диаметром поперечного сечения 10 мм, она прослужит вам долгие годы и принесет много побед! Цвет - терракот. Удобно лежит в руке, длина 1,7 м.</text:p>
          </table:table-cell>
          <table:table-cell table:style-name="ce1" office:value-type="string">
            <text:p>http://tin29.ru/wp-content/uploads/2018/hunter/5689b6a4-3594-11e0-4488-001517e97967.jpg</text:p>
          </table:table-cell>
        </table:table-row>
        <table:table-row>
          <table:table-cell table:style-name="ce1" office:value-type="float" office:value="40768">
            <text:p>40768</text:p>
          </table:table-cell>
          <table:table-cell table:style-name="ce1" office:value-type="string">
            <text:p>Hunter ринговка для собак Freestyle 8/120 нейлоновая стропа красная</text:p>
          </table:table-cell>
          <table:table-cell table:style-name="ce1" office:value-type="string">
            <text:p>Категория: Ринговка</text:p>
          </table:table-cell>
          <table:table-cell table:style-name="ce1" office:value-type="string">
            <text:p>1493.00</text:p>
          </table:table-cell>
          <table:table-cell table:style-name="ce1" office: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красный. Удобно лежит в руке, длина 1,2 м.</text:p>
          </table:table-cell>
          <table:table-cell table:style-name="ce1" office:value-type="string">
            <text:p>http://tin29.ru/wp-content/uploads/2018/hunter/4c4b7b8c-3594-11e0-4488-001517e97967.jpg</text:p>
          </table:table-cell>
        </table:table-row>
        <table:table-row>
          <table:table-cell table:style-name="ce1" office:value-type="float" office:value="40770">
            <text:p>40770</text:p>
          </table:table-cell>
          <table:table-cell table:style-name="ce1" office:value-type="string">
            <text:p>Hunter ринговка для собак Freestyle 8/120 нейлоновая стропа черная</text:p>
          </table:table-cell>
          <table:table-cell table:style-name="ce1" office:value-type="string">
            <text:p>Категория: Ринговка</text:p>
          </table:table-cell>
          <table:table-cell table:style-name="ce1" office:value-type="string">
            <text:p>1493.00</text:p>
          </table:table-cell>
          <table:table-cell table:style-name="ce1" office: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черный. Удобно лежит в руке, длина 1,2 м.</text:p>
          </table:table-cell>
          <table:table-cell table:style-name="ce1" office:value-type="string">
            <text:p>http://tin29.ru/wp-content/uploads/2018/hunter/4c4b7bb5-3594-11e0-4488-001517e97967.jpg</text:p>
          </table:table-cell>
        </table:table-row>
        <table:table-row>
          <table:table-cell table:style-name="ce1" office:value-type="float" office:value="92397">
            <text:p>92397</text:p>
          </table:table-cell>
          <table:table-cell table:style-name="ce1" office:value-type="string">
            <text:p>Hunter свисток для тренинга для собак</text:p>
          </table:table-cell>
          <table:table-cell table:style-name="ce1" office:value-type="string">
            <text:p>Категория: Средства коррекции поведения</text:p>
          </table:table-cell>
          <table:table-cell table:style-name="ce1" office:value-type="string">
            <text:p>229.00</text:p>
          </table:table-cell>
          <table:table-cell table:style-name="ce1" office:value-type="string">
            <text:p>Hunter Свисток для тренинга для собак</text:p>
          </table:table-cell>
          <table:table-cell table:style-name="ce1" office:value-type="string">
            <text:p>http://tin29.ru/wp-content/uploads/2018/hunter/a763e664-fb7a-11e3-8d48-001517e97967.jpg</text:p>
          </table:table-cell>
        </table:table-row>
        <table:table-row>
          <table:table-cell table:style-name="ce1" office:value-type="float" office:value="44734">
            <text:p>44734</text:p>
          </table:table-cell>
          <table:table-cell table:style-name="ce1" office:value-type="string">
            <text:p>Hunter софа для собак и кошек White Dots 40x40 см коричневая</text:p>
          </table:table-cell>
          <table:table-cell table:style-name="ce1" office:value-type="string">
            <text:p>Категория: Лежанки</text:p>
          </table:table-cell>
          <table:table-cell table:style-name="ce1" office:value-type="string">
            <text:p>2555.00</text:p>
          </table:table-cell>
          <table:table-cell table:style-name="ce1" office:value-type="string">
            <text:p>Hunter софа для собак и кошек White Dots 40x40 см коричневая.&lt;br&gt;&lt;br&gt;
Софа White Dots - прекрасное место для отдыха кошек и собак мелких пород. &lt;br&gt;Наполнитель из 100% полиэстера, внутри отделана 100% хлопком. &lt;br&gt;Защитит вашего любимца от холода и сквозняков, обеспечив ему комфорт и уют во время сна.&lt;br&gt; Цвет - коричневый, машинная стирка при 30 С. Размер 40х40 см</text:p>
          </table:table-cell>
          <table:table-cell table:style-name="ce1" office:value-type="string">
            <text:p>http://tin29.ru/wp-content/uploads/2018/hunter/78efea74-3594-11e0-4488-001517e97967.jpg</text:p>
          </table:table-cell>
        </table:table-row>
        <table:table-row>
          <table:table-cell table:style-name="ce1" office:value-type="float" office:value="42369">
            <text:p>42369</text:p>
          </table:table-cell>
          <table:table-cell table:style-name="ce1" office:value-type="string">
            <text:p>Hunter сумочка для лакомств Standard малая бежевая</text:p>
          </table:table-cell>
          <table:table-cell table:style-name="ce1" office:value-type="string">
            <text:p>Категория: Сумочка для лакомств</text:p>
          </table:table-cell>
          <table:table-cell table:style-name="ce1" office:value-type="string">
            <text:p>999.00</text:p>
          </table:table-cell>
          <table:table-cell table:style-name="ce1" office:value-type="string">
            <text:p>Hunter сумочка для лакомств &lt;br&gt;&lt;br&gt;
На поясная сумочка для лакомств. Снабжена петлей для крепления к ремню и клипсой для крепления сумочки на поясе. Сделана из полиэстера. Всегда берите на прогулку лакомство для поощрения Вашего питомца при ежедневных тренировках, а сумочка Hunter убережет Ваши карманы от крошек. Цвет - черный/бежевый</text:p>
          </table:table-cell>
          <table:table-cell table:style-name="ce1" office:value-type="string">
            <text:p>http://tin29.ru/wp-content/uploads/2018/hunter/595f618a-3594-11e0-4488-001517e97967.jpg</text:p>
          </table:table-cell>
        </table:table-row>
        <table:table-row>
          <table:table-cell table:style-name="ce1" office:value-type="float" office:value="41890">
            <text:p>41890</text:p>
          </table:table-cell>
          <table:table-cell table:style-name="ce1" office:value-type="string">
            <text:p>Hunter сумочка для лакомств Standard средняя бежевая</text:p>
          </table:table-cell>
          <table:table-cell table:style-name="ce1" office:value-type="string">
            <text:p>Категория: Сумочка для лакомств</text:p>
          </table:table-cell>
          <table:table-cell table:style-name="ce1" office:value-type="string">
            <text:p>1077.00</text:p>
          </table:table-cell>
          <table:table-cell table:style-name="ce1" office:value-type="string">
            <text:p>Hunter сумочка для лакомств средняя.&lt;br&gt;&lt;br&gt;
На поясная сумочка для для лакомств снабжена петлей для крепления к ремню и клипсой для крепления сумочки на поясе.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lt;br&gt; Цвет - черный/бежевый.</text:p>
          </table:table-cell>
          <table:table-cell table:style-name="ce1" office:value-type="string">
            <text:p>http://tin29.ru/wp-content/uploads/2018/hunter/53d7f42b-3594-11e0-4488-001517e97967.jpg</text:p>
          </table:table-cell>
        </table:table-row>
        <table:table-row>
          <table:table-cell table:style-name="ce1" office:value-type="float" office:value="46578">
            <text:p>46578</text:p>
          </table:table-cell>
          <table:table-cell table:style-name="ce1" office:value-type="string">
            <text:p>Hunter сумочка для лакомств малая простая (без кармана для кликера и клипсы для ремня)</text:p>
          </table:table-cell>
          <table:table-cell table:style-name="ce1" office:value-type="string">
            <text:p>Категория: Сумочка для лакомств</text:p>
          </table:table-cell>
          <table:table-cell table:style-name="ce1" office:value-type="string">
            <text:p>802.00</text:p>
          </table:table-cell>
          <table:table-cell table:style-name="ce1" office:value-type="string">
            <text:p>Hunter сумочка для лакомств малая простая (без кармана для кликера и клипсы для ремня)&lt;br&gt;&lt;br&gt;
На поясная сумочка для лакомств. Снабжена петлей для крепления к ремню.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 &lt;br&gt;Цвет - черный/бежевый. Размер - 14*8*8 см</text:p>
          </table:table-cell>
          <table:table-cell table:style-name="ce1" office:value-type="string">
            <text:p>http://tin29.ru/wp-content/uploads/2018/hunter/88f8ea42-3594-11e0-4488-001517e97967.jpg</text:p>
          </table:table-cell>
        </table:table-row>
        <table:table-row>
          <table:table-cell table:style-name="ce1" office:value-type="float" office:value="92726">
            <text:p>92726</text:p>
          </table:table-cell>
          <table:table-cell table:style-name="ce1" office:value-type="string">
            <text:p>Hunter шлейка для собак Manoa M (44-55 см)  нейлон/сетчатый текстиль красный</text:p>
          </table:table-cell>
          <table:table-cell table:style-name="ce1" office:value-type="string">
            <text:p>Категория: Шлейки</text:p>
          </table:table-cell>
          <table:table-cell table:style-name="ce1" office:value-type="string">
            <text:p>1626.00</text:p>
          </table:table-cell>
          <table:table-cell table:style-name="ce1" office:value-type="string">
            <text:p>Шлейка для средних пород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
Обхват груди 44-55 см. &lt;br&gt; Цвет: красный.</text:p>
          </table:table-cell>
          <table:table-cell table:style-name="ce1" office:value-type="string">
            <text:p>http://tin29.ru/wp-content/uploads/2018/hunter/d5416c5c-9449-11e6-810e-00155d290810.jpg</text:p>
          </table:table-cell>
        </table:table-row>
        <table:table-row>
          <table:table-cell table:style-name="ce1" office:value-type="float" office:value="92720">
            <text:p>92720</text:p>
          </table:table-cell>
          <table:table-cell table:style-name="ce1" office:value-type="string">
            <text:p>Hunter шлейка для собак Manoa M (44-55 см)  нейлон/сетчатый текстиль черный</text:p>
          </table:table-cell>
          <table:table-cell table:style-name="ce1" office:value-type="string">
            <text:p>Категория: Шлейки</text:p>
          </table:table-cell>
          <table:table-cell table:style-name="ce1" office:value-type="string">
            <text:p>1626.00</text:p>
          </table:table-cell>
          <table:table-cell table:style-name="ce1" office:value-type="string">
            <text:p>Шлейка для средних пород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 Цвет: черный.</text:p>
          </table:table-cell>
          <table:table-cell table:style-name="ce1" office:value-type="string">
            <text:p>http://tin29.ru/wp-content/uploads/2018/hunter/20121a04-944a-11e6-810e-00155d290810.jpg</text:p>
          </table:table-cell>
        </table:table-row>
        <table:table-row>
          <table:table-cell table:style-name="ce1" office:value-type="float" office:value="92723">
            <text:p>92723</text:p>
          </table:table-cell>
          <table:table-cell table:style-name="ce1" office:value-type="string">
            <text:p>Hunter шлейка для собак Manoa M (44-55 см) нейлон/сетчатый текстиль голубой</text:p>
          </table:table-cell>
          <table:table-cell table:style-name="ce1" office:value-type="string">
            <text:p>Категория: Шлейки</text:p>
          </table:table-cell>
          <table:table-cell table:style-name="ce1" office:value-type="string">
            <text:p>1626.00</text:p>
          </table:table-cell>
          <table:table-cell table:style-name="ce1" office:value-type="string">
            <text:p>Шлейка для средних пород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
</text:p>
          </table:table-cell>
          <table:table-cell table:style-name="ce1" office:value-type="string">
            <text:p>http://tin29.ru/wp-content/uploads/2018/hunter/b170a4a1-1581-11e8-812a-005056bf23ce.jpg</text:p>
          </table:table-cell>
        </table:table-row>
        <table:table-row>
          <table:table-cell table:style-name="ce1" office:value-type="float" office:value="92722">
            <text:p>92722</text:p>
          </table:table-cell>
          <table:table-cell table:style-name="ce1" office:value-type="string">
            <text:p>Hunter шлейка для собак Manoa S (38-47 см) нейлон/сетчатый текстиль голубой</text:p>
          </table:table-cell>
          <table:table-cell table:style-name="ce1" office:value-type="string">
            <text:p>Категория: Шлейки</text:p>
          </table:table-cell>
          <table:table-cell table:style-name="ce1" office:value-type="string">
            <text:p>1409.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голубой.</text:p>
          </table:table-cell>
          <table:table-cell table:style-name="ce1" office:value-type="string">
            <text:p>http://tin29.ru/wp-content/uploads/2018/hunter/04e7356c-944a-11e6-810e-00155d290810.jpg</text:p>
          </table:table-cell>
        </table:table-row>
        <table:table-row>
          <table:table-cell table:style-name="ce1" office:value-type="float" office:value="92725">
            <text:p>92725</text:p>
          </table:table-cell>
          <table:table-cell table:style-name="ce1" office:value-type="string">
            <text:p>Hunter шлейка для собак Manoa S (38-47 см) нейлон/сетчатый текстиль красный</text:p>
          </table:table-cell>
          <table:table-cell table:style-name="ce1" office:value-type="string">
            <text:p>Категория: Шлейки</text:p>
          </table:table-cell>
          <table:table-cell table:style-name="ce1" office:value-type="string">
            <text:p>1409.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красный.</text:p>
          </table:table-cell>
          <table:table-cell table:style-name="ce1" office:value-type="string">
            <text:p>http://tin29.ru/wp-content/uploads/2018/hunter/b73f5ac9-9449-11e6-810e-00155d290810.jpg</text:p>
          </table:table-cell>
        </table:table-row>
        <table:table-row>
          <table:table-cell table:style-name="ce1" office:value-type="float" office:value="92719">
            <text:p>92719</text:p>
          </table:table-cell>
          <table:table-cell table:style-name="ce1" office:value-type="string">
            <text:p>Hunter шлейка для собак Manoa S (38-47 см) нейлон/сетчатый текстиль черная</text:p>
          </table:table-cell>
          <table:table-cell table:style-name="ce1" office:value-type="string">
            <text:p>Категория: Шлейки</text:p>
          </table:table-cell>
          <table:table-cell table:style-name="ce1" office:value-type="string">
            <text:p>1409.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text:p>
          </table:table-cell>
          <table:table-cell table:style-name="ce1" office:value-type="string">
            <text:p>http://tin29.ru/wp-content/uploads/2018/hunter/db0cf623-16fa-11e8-812a-005056bf23ce.jpg</text:p>
          </table:table-cell>
        </table:table-row>
        <table:table-row>
          <table:table-cell table:style-name="ce1" office:value-type="float" office:value="92721">
            <text:p>92721</text:p>
          </table:table-cell>
          <table:table-cell table:style-name="ce1" office:value-type="string">
            <text:p>Hunter шлейка для собак Manoa XS (35-41 см) нейлон/сетчатый текстиль голубой</text:p>
          </table:table-cell>
          <table:table-cell table:style-name="ce1" office:value-type="string">
            <text:p>Категория: Шлейки</text:p>
          </table:table-cell>
          <table:table-cell table:style-name="ce1" office:value-type="string">
            <text:p>1337.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голубой.</text:p>
          </table:table-cell>
          <table:table-cell table:style-name="ce1" office:value-type="string">
            <text:p>http://tin29.ru/wp-content/uploads/2018/hunter/eadf43d5-9449-11e6-810e-00155d290810.jpg</text:p>
          </table:table-cell>
        </table:table-row>
        <table:table-row>
          <table:table-cell table:style-name="ce1" office:value-type="float" office:value="92724">
            <text:p>92724</text:p>
          </table:table-cell>
          <table:table-cell table:style-name="ce1" office:value-type="string">
            <text:p>Hunter шлейка для собак Manoa XS (35-41 см) нейлон/сетчатый текстиль красный</text:p>
          </table:table-cell>
          <table:table-cell table:style-name="ce1" office:value-type="string">
            <text:p>Категория: Шлейки</text:p>
          </table:table-cell>
          <table:table-cell table:style-name="ce1" office:value-type="string">
            <text:p>1337.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красный.</text:p>
          </table:table-cell>
          <table:table-cell table:style-name="ce1" office:value-type="string">
            <text:p>http://tin29.ru/wp-content/uploads/2018/hunter/9a7f0a63-9449-11e6-810e-00155d290810.jpg</text:p>
          </table:table-cell>
        </table:table-row>
        <table:table-row>
          <table:table-cell table:style-name="ce1" office:value-type="float" office:value="92718">
            <text:p>92718</text:p>
          </table:table-cell>
          <table:table-cell table:style-name="ce1" office:value-type="string">
            <text:p>Hunter шлейка для собак Manoa XS (35-41 см) нейлон/сетчатый текстиль черная</text:p>
          </table:table-cell>
          <table:table-cell table:style-name="ce1" office:value-type="string">
            <text:p>Категория: Шлейки</text:p>
          </table:table-cell>
          <table:table-cell table:style-name="ce1" office:value-type="string">
            <text:p>1337.00</text:p>
          </table:table-cell>
          <table:table-cell table:style-name="ce1" office:value-type="string">
            <text:p>Шлейка для миниатюрных собак. Выполнена из легкого дышащего сетчатого текстиля. 
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черный.</text:p>
          </table:table-cell>
          <table:table-cell table:style-name="ce1" office:value-type="string">
            <text:p>http://tin29.ru/wp-content/uploads/2018/hunter/f955b4fb-1715-11e8-812a-005056bf23ce.jpg</text:p>
          </table:table-cell>
        </table:table-row>
        <table:table-row>
          <table:table-cell table:style-name="ce1" office:value-type="float" office:value="65538">
            <text:p>65538</text:p>
          </table:table-cell>
          <table:table-cell table:style-name="ce1" office:value-type="string">
            <text:p>Hunter шлейка для собак Tripoli 32-44 см, нейлон желтая, светоотражающая</text:p>
          </table:table-cell>
          <table:table-cell table:style-name="ce1" office:value-type="string">
            <text:p>Категория: Шлейки</text:p>
          </table:table-cell>
          <table:table-cell table:style-name="ce1" office:value-type="string">
            <text:p>670.00</text:p>
          </table:table-cell>
          <table:table-cell table:style-name="ce1" office:value-type="string">
            <text:p>Шлейка для собак . Выполнена из прочного нейлона со светоотражающей полоской. Обхват груди 32-44 см.</text:p>
          </table:table-cell>
          <table:table-cell table:style-name="ce1" office:value-type="string">
            <text:p>http://tin29.ru/wp-content/uploads/2018/hunter/f8ffaae6-64bc-11e8-812f-005056bf23ce.jpg</text:p>
          </table:table-cell>
        </table:table-row>
        <table:table-row>
          <table:table-cell table:style-name="ce1" office:value-type="float" office:value="65518">
            <text:p>65518</text:p>
          </table:table-cell>
          <table:table-cell table:style-name="ce1" office:value-type="string">
            <text:p>Hunter шлейка для собак Tripoli 32-44 см, нейлон св. голубая, светоотражающая</text:p>
          </table:table-cell>
          <table:table-cell table:style-name="ce1" office:value-type="string">
            <text:p>Категория: Шлейки</text:p>
          </table:table-cell>
          <table:table-cell table:style-name="ce1" office:value-type="string">
            <text:p>670.00</text:p>
          </table:table-cell>
          <table:table-cell table:style-name="ce1" office:value-type="string">
            <text:p>Шлейка для собак . Выполнена из прочного нейлона со светоотражающей полоской. Обхват груди 32-44 см.</text:p>
          </table:table-cell>
          <table:table-cell table:style-name="ce1" office:value-type="string">
            <text:p>http://tin29.ru/wp-content/uploads/2018/hunter/02595e0e-64bd-11e8-812f-005056bf23ce.jpg</text:p>
          </table:table-cell>
        </table:table-row>
        <table:table-row>
          <table:table-cell table:style-name="ce1" office:value-type="float" office:value="65528">
            <text:p>65528</text:p>
          </table:table-cell>
          <table:table-cell table:style-name="ce1" office:value-type="string">
            <text:p>Hunter шлейка для собак Tripoli 32-44 см, нейлон св. розовая, светоотражающая</text:p>
          </table:table-cell>
          <table:table-cell table:style-name="ce1" office:value-type="string">
            <text:p>Категория: Шлейки</text:p>
          </table:table-cell>
          <table:table-cell table:style-name="ce1" office:value-type="string">
            <text:p>670.00</text:p>
          </table:table-cell>
          <table:table-cell table:style-name="ce1" office:value-type="string">
            <text:p>Шлейка для собак . Выполнена из прочного нейлона со светоотражающей полоской. Обхват груди 32-44 см.</text:p>
          </table:table-cell>
          <table:table-cell table:style-name="ce1" office:value-type="string">
            <text:p>http://tin29.ru/wp-content/uploads/2018/hunter/0b751340-64bd-11e8-812f-005056bf23ce.jpg</text:p>
          </table:table-cell>
        </table:table-row>
        <table:table-row>
          <table:table-cell table:style-name="ce1" office:value-type="float" office:value="65539">
            <text:p>65539</text:p>
          </table:table-cell>
          <table:table-cell table:style-name="ce1" office:value-type="string">
            <text:p>Hunter шлейка для собак Tripoli 37-52 см, нейлон желтая, светоотражающая</text:p>
          </table:table-cell>
          <table:table-cell table:style-name="ce1" office:value-type="string">
            <text:p>Категория: Шлейки</text:p>
          </table:table-cell>
          <table:table-cell table:style-name="ce1" office:value-type="string">
            <text:p>744.00</text:p>
          </table:table-cell>
          <table:table-cell table:style-name="ce1" office:value-type="string">
            <text:p>Шлейка для собак . Выполнена из прочного нейлона со светоотражающей полоской. Обхват груди 37-52 см.</text:p>
          </table:table-cell>
          <table:table-cell table:style-name="ce1" office:value-type="string">
            <text:p>http://tin29.ru/wp-content/uploads/2018/hunter/13fac128-64bd-11e8-812f-005056bf23ce.jpg</text:p>
          </table:table-cell>
        </table:table-row>
        <table:table-row>
          <table:table-cell table:style-name="ce1" office:value-type="float" office:value="65519">
            <text:p>65519</text:p>
          </table:table-cell>
          <table:table-cell table:style-name="ce1" office:value-type="string">
            <text:p>Hunter шлейка для собак Tripoli 37-52 см, нейлон св. голубая, светоотражающая</text:p>
          </table:table-cell>
          <table:table-cell table:style-name="ce1" office:value-type="string">
            <text:p>Категория: Шлейки</text:p>
          </table:table-cell>
          <table:table-cell table:style-name="ce1" office:value-type="string">
            <text:p>744.00</text:p>
          </table:table-cell>
          <table:table-cell table:style-name="ce1" office:value-type="string">
            <text:p>Шлейка для собак . Выполнена из прочного нейлона со светоотражающей полоской. Обхват груди 37-52 см.</text:p>
          </table:table-cell>
          <table:table-cell table:style-name="ce1" office:value-type="string">
            <text:p>http://tin29.ru/wp-content/uploads/2018/hunter/1e4e9e34-64bd-11e8-812f-005056bf23ce.jpg</text:p>
          </table:table-cell>
        </table:table-row>
        <table:table-row>
          <table:table-cell table:style-name="ce1" office:value-type="float" office:value="65529">
            <text:p>65529</text:p>
          </table:table-cell>
          <table:table-cell table:style-name="ce1" office:value-type="string">
            <text:p>Hunter шлейка для собак Tripoli 37-52 см, нейлон св. розовая, светоотражающая</text:p>
          </table:table-cell>
          <table:table-cell table:style-name="ce1" office:value-type="string">
            <text:p>Категория: Шлейки</text:p>
          </table:table-cell>
          <table:table-cell table:style-name="ce1" office:value-type="string">
            <text:p>744.00</text:p>
          </table:table-cell>
          <table:table-cell table:style-name="ce1" office:value-type="string">
            <text:p>Шлейка для собак . Выполнена из прочного нейлона со светоотражающей полоской. Обхват груди 37-52 см.</text:p>
          </table:table-cell>
          <table:table-cell table:style-name="ce1" office:value-type="string">
            <text:p>http://tin29.ru/wp-content/uploads/2018/hunter/2925c7fb-64bd-11e8-812f-005056bf23ce.jpg</text:p>
          </table:table-cell>
        </table:table-row>
        <table:table-row>
          <table:table-cell table:style-name="ce1" office:value-type="float" office:value="65540">
            <text:p>65540</text:p>
          </table:table-cell>
          <table:table-cell table:style-name="ce1" office:value-type="string">
            <text:p>Hunter шлейка для собак Tripoli 41-55 см, нейлон желтая, светоотражающая</text:p>
          </table:table-cell>
          <table:table-cell table:style-name="ce1" office:value-type="string">
            <text:p>Категория: Шлейки</text:p>
          </table:table-cell>
          <table:table-cell table:style-name="ce1" office:value-type="string">
            <text:p>819.00</text:p>
          </table:table-cell>
          <table:table-cell table:style-name="ce1" office:value-type="string">
            <text:p>Шлейка для собак . Выполнена из прочного нейлона со светоотражающей полоской. Обхват груди 41-55 см.</text:p>
          </table:table-cell>
          <table:table-cell table:style-name="ce1" office:value-type="string">
            <text:p>http://tin29.ru/wp-content/uploads/2018/hunter/6aa1343f-64d0-11e8-812f-005056bf23ce.jpg</text:p>
          </table:table-cell>
        </table:table-row>
        <table:table-row>
          <table:table-cell table:style-name="ce1" office:value-type="float" office:value="65520">
            <text:p>65520</text:p>
          </table:table-cell>
          <table:table-cell table:style-name="ce1" office:value-type="string">
            <text:p>Hunter шлейка для собак Tripoli 41-55 см, нейлон св. голубая, светоотражающая</text:p>
          </table:table-cell>
          <table:table-cell table:style-name="ce1" office:value-type="string">
            <text:p>Категория: Шлейки</text:p>
          </table:table-cell>
          <table:table-cell table:style-name="ce1" office:value-type="string">
            <text:p>819.00</text:p>
          </table:table-cell>
          <table:table-cell table:style-name="ce1" office:value-type="string">
            <text:p>Шлейка для собак . Выполнена из прочного нейлона со светоотражающей полоской. Обхват груди 41-55 см.</text:p>
          </table:table-cell>
          <table:table-cell table:style-name="ce1" office:value-type="string">
            <text:p>http://tin29.ru/wp-content/uploads/2018/hunter/56d920d1-64d1-11e8-812f-005056bf23ce.jpg</text:p>
          </table:table-cell>
        </table:table-row>
        <table:table-row>
          <table:table-cell table:style-name="ce1" office:value-type="float" office:value="65530">
            <text:p>65530</text:p>
          </table:table-cell>
          <table:table-cell table:style-name="ce1" office:value-type="string">
            <text:p>Hunter шлейка для собак Tripoli 41-55 см, нейлон св. розовая, светоотражающая</text:p>
          </table:table-cell>
          <table:table-cell table:style-name="ce1" office:value-type="string">
            <text:p>Категория: Шлейки</text:p>
          </table:table-cell>
          <table:table-cell table:style-name="ce1" office:value-type="string">
            <text:p>819.00</text:p>
          </table:table-cell>
          <table:table-cell table:style-name="ce1" office:value-type="string">
            <text:p>Шлейка для собак . Выполнена из прочного нейлона со светоотражающей полоской. Обхват груди 41-55 см.</text:p>
          </table:table-cell>
          <table:table-cell table:style-name="ce1" office:value-type="string">
            <text:p>http://tin29.ru/wp-content/uploads/2018/hunter/61429e9b-64d1-11e8-812f-005056bf23ce.jp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 style:data-style-name="N2" text:time-value="23:44:28.694651717">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8T23:45:15.932367543</dc:date>
    <meta:editing-duration>PT27M49S</meta:editing-duration>
    <meta:editing-cycles>5</meta:editing-cycles>
    <meta:generator>LibreOffice/5.2.7.2$Linux_X86_64 LibreOffice_project/20m0$Build-2</meta:generator>
    <meta:document-statistic meta:table-count="1" meta:cell-count="6542" meta:object-count="0"/>
  </office:meta>
</office:document-meta>
</file>